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19-12-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14" calcext:value-type="float">
            <text:p>0.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1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7" calcext:value-type="float">
            <text:p>0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57" calcext:value-type="float">
            <text:p>0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29" calcext:value-type="float">
            <text:p>0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.857" calcext:value-type="float">
            <text:p>2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9" calcext:value-type="float">
            <text:p>0.0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857" calcext:value-type="float">
            <text:p>2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857" calcext:value-type="float">
            <text:p>2.8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.429" calcext:value-type="float">
            <text:p>5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6" calcext:value-type="float">
            <text:p>0.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429" calcext:value-type="float">
            <text:p>5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.286" calcext:value-type="float">
            <text:p>6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286" calcext:value-type="float">
            <text:p>6.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2-2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.429" calcext:value-type="float">
            <text:p>4.4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.56" calcext:value-type="float">
            <text:p>5.5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857" calcext:value-type="float">
            <text:p>4.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8.33" calcext:value-type="float">
            <text:p>8.3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7.714" calcext:value-type="float">
            <text:p>7.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9" calcext:value-type="float">
            <text:p>0.269</text:p>
          </table:table-cell>
          <table:table-cell office:value-type="float" office:value="0.06" calcext:value-type="float">
            <text:p>0.0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9"/>
          <table:table-cell office:value-type="float" office:value="638" calcext:value-type="float">
            <text:p>638</text:p>
          </table:table-cell>
          <table:table-cell office:value-type="float" office:value="455" calcext:value-type="float">
            <text:p>4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11.11" calcext:value-type="float">
            <text:p>11.11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3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7.143" calcext:value-type="float">
            <text:p>7.1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57" calcext:value-type="float">
            <text:p>0.85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  <table:table-cell office:value-type="float" office:value="1443" calcext:value-type="float">
            <text:p>1443</text:p>
          </table:table-cell>
          <table:table-cell office:value-type="float" office:value="805" calcext:value-type="float">
            <text:p>8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11.11" calcext:value-type="float">
            <text:p>11.11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4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0.286" calcext:value-type="float">
            <text:p>10.2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900" calcext:value-type="float">
            <text:p>9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11.11" calcext:value-type="float">
            <text:p>11.11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5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14.286" calcext:value-type="float">
            <text:p>14.2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571" calcext:value-type="float">
            <text:p>1.571</text:p>
          </table:table-cell>
          <table:table-cell office:value-type="float" office:value="0.48" calcext:value-type="float">
            <text:p>0.4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3.73" calcext:value-type="float">
            <text:p>3.73</text:p>
          </table:table-cell>
          <table:table-cell table:number-columns-repeated="8"/>
          <table:table-cell office:value-type="float" office:value="3493" calcext:value-type="float">
            <text:p>3493</text:p>
          </table:table-cell>
          <table:table-cell office:value-type="float" office:value="1150" calcext:value-type="float">
            <text:p>11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6</text:p>
          </table:table-cell>
          <table:table-cell office:value-type="float" office:value="233" calcext:value-type="float">
            <text:p>233</text:p>
          </table:table-cell>
          <table:table-cell office:value-type="float" office:value="74" calcext:value-type="float">
            <text:p>74</text:p>
          </table:table-cell>
          <table:table-cell office:value-type="float" office:value="24.714" calcext:value-type="float">
            <text:p>24.7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714" calcext:value-type="float">
            <text:p>1.714</text:p>
          </table:table-cell>
          <table:table-cell office:value-type="float" office:value="0.704" calcext:value-type="float">
            <text:p>0.704</text:p>
          </table:table-cell>
          <table:table-cell office:value-type="float" office:value="0.224" calcext:value-type="float">
            <text:p>0.22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3.6" calcext:value-type="float">
            <text:p>3.6</text:p>
          </table:table-cell>
          <table:table-cell table:number-columns-repeated="8"/>
          <table:table-cell office:value-type="float" office:value="5004" calcext:value-type="float">
            <text:p>5004</text:p>
          </table:table-cell>
          <table:table-cell office:value-type="float" office:value="1511" calcext:value-type="float">
            <text:p>15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7</text:p>
          </table:table-cell>
          <table:table-cell office:value-type="float" office:value="338" calcext:value-type="float">
            <text:p>338</text:p>
          </table:table-cell>
          <table:table-cell office:value-type="float" office:value="105" calcext:value-type="float">
            <text:p>105</text:p>
          </table:table-cell>
          <table:table-cell office:value-type="float" office:value="38.857" calcext:value-type="float">
            <text:p>38.85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21" calcext:value-type="float">
            <text:p>1.021</text:p>
          </table:table-cell>
          <table:table-cell office:value-type="float" office:value="0.317" calcext:value-type="float">
            <text:p>0.31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3.62" calcext:value-type="float">
            <text:p>3.62</text:p>
          </table:table-cell>
          <table:table-cell table:number-columns-repeated="8"/>
          <table:table-cell office:value-type="float" office:value="6800" calcext:value-type="float">
            <text:p>6800</text:p>
          </table:table-cell>
          <table:table-cell office:value-type="float" office:value="1796" calcext:value-type="float">
            <text:p>179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8</text:p>
          </table:table-cell>
          <table:table-cell office:value-type="float" office:value="433" calcext:value-type="float">
            <text:p>43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.286" calcext:value-type="float">
            <text:p>2.286</text:p>
          </table:table-cell>
          <table:table-cell office:value-type="float" office:value="1.308" calcext:value-type="float">
            <text:p>1.308</text:p>
          </table:table-cell>
          <table:table-cell office:value-type="float" office:value="0.287" calcext:value-type="float">
            <text:p>0.287</text:p>
          </table:table-cell>
          <table:table-cell office:value-type="float" office:value="0.157" calcext:value-type="float">
            <text:p>0.1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3.41" calcext:value-type="float">
            <text:p>3.4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  <table:table-cell office:value-type="float" office:value="8379" calcext:value-type="float">
            <text:p>8379</text:p>
          </table:table-cell>
          <table:table-cell office:value-type="float" office:value="1579" calcext:value-type="float">
            <text:p>157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1" calcext:value-type="float">
            <text:p>1171</text:p>
          </table:table-cell>
          <table:table-cell office:value-type="float" office:value="0.004" calcext:value-type="float">
            <text:p>0.004</text:p>
          </table:table-cell>
          <table:table-cell office:value-type="float" office:value="22.519" calcext:value-type="float">
            <text:p>22.519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09</text:p>
          </table:table-cell>
          <table:table-cell office:value-type="float" office:value="554" calcext:value-type="float">
            <text:p>554</text:p>
          </table:table-cell>
          <table:table-cell office:value-type="float" office:value="121" calcext:value-type="float">
            <text:p>121</text:p>
          </table:table-cell>
          <table:table-cell office:value-type="float" office:value="66.429" calcext:value-type="float">
            <text:p>66.42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714" calcext:value-type="float">
            <text:p>2.714</text:p>
          </table:table-cell>
          <table:table-cell office:value-type="float" office:value="1.674" calcext:value-type="float">
            <text:p>1.6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01" calcext:value-type="float">
            <text:p>0.2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3.3" calcext:value-type="float">
            <text:p>3.3</text:p>
          </table:table-cell>
          <table:table-cell table:number-columns-repeated="8"/>
          <table:table-cell office:value-type="float" office:value="10574" calcext:value-type="float">
            <text:p>10574</text:p>
          </table:table-cell>
          <table:table-cell office:value-type="float" office:value="2195" calcext:value-type="float">
            <text:p>219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1419" calcext:value-type="float">
            <text:p>1419</text:p>
          </table:table-cell>
          <table:table-cell office:value-type="float" office:value="0.004" calcext:value-type="float">
            <text:p>0.004</text:p>
          </table:table-cell>
          <table:table-cell office:value-type="float" office:value="21.361" calcext:value-type="float">
            <text:p>21.361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0</text:p>
          </table:table-cell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.857" calcext:value-type="float">
            <text:p>2.857</text:p>
          </table:table-cell>
          <table:table-cell office:value-type="float" office:value="2.278" calcext:value-type="float">
            <text:p>2.278</text:p>
          </table:table-cell>
          <table:table-cell office:value-type="float" office:value="0.604" calcext:value-type="float">
            <text:p>0.6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3.38" calcext:value-type="float">
            <text:p>3.38</text:p>
          </table:table-cell>
          <table:table-cell table:number-columns-repeated="8"/>
          <table:table-cell office:value-type="float" office:value="13728" calcext:value-type="float">
            <text:p>13728</text:p>
          </table:table-cell>
          <table:table-cell office:value-type="float" office:value="3154" calcext:value-type="float">
            <text:p>315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1755" calcext:value-type="float">
            <text:p>1755</text:p>
          </table:table-cell>
          <table:table-cell office:value-type="float" office:value="0.005" calcext:value-type="float">
            <text:p>0.005</text:p>
          </table:table-cell>
          <table:table-cell office:value-type="float" office:value="18.871" calcext:value-type="float">
            <text:p>18.87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ests performed</text:p>
          </table:table-cell>
          <table:table-cell office:value-type="float" office:value="20.37" calcext:value-type="float">
            <text:p>20.37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1</text:p>
          </table:table-cell>
          <table:table-cell office:value-type="float" office:value="1025" calcext:value-type="float">
            <text:p>1025</text:p>
          </table:table-cell>
          <table:table-cell office:value-type="float" office:value="271" calcext:value-type="float">
            <text:p>271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.714" calcext:value-type="float">
            <text:p>2.714</text:p>
          </table:table-cell>
          <table:table-cell office:value-type="float" office:value="3.097" calcext:value-type="float">
            <text:p>3.097</text:p>
          </table:table-cell>
          <table:table-cell office:value-type="float" office:value="0.819" calcext:value-type="float">
            <text:p>0.81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3.49" calcext:value-type="float">
            <text:p>3.49</text:p>
          </table:table-cell>
          <table:table-cell table:number-columns-repeated="8"/>
          <table:table-cell office:value-type="float" office:value="18200" calcext:value-type="float">
            <text:p>18200</text:p>
          </table:table-cell>
          <table:table-cell office:value-type="float" office:value="4472" calcext:value-type="float">
            <text:p>447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4" calcext:value-type="float">
            <text:p>0.014</text:p>
          </table:table-cell>
          <table:table-cell office:value-type="float" office:value="2265" calcext:value-type="float">
            <text:p>2265</text:p>
          </table:table-cell>
          <table:table-cell office:value-type="float" office:value="0.007" calcext:value-type="float">
            <text:p>0.007</text:p>
          </table:table-cell>
          <table:table-cell office:value-type="float" office:value="17.617" calcext:value-type="float">
            <text:p>17.61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tests performed</text:p>
          </table:table-cell>
          <table:table-cell office:value-type="float" office:value="21.76" calcext:value-type="float">
            <text:p>21.76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2</text:p>
          </table:table-cell>
          <table:table-cell office:value-type="float" office:value="1312" calcext:value-type="float">
            <text:p>1312</text:p>
          </table:table-cell>
          <table:table-cell office:value-type="float" office:value="287" calcext:value-type="float">
            <text:p>287</text:p>
          </table:table-cell>
          <table:table-cell office:value-type="float" office:value="164.714" calcext:value-type="float">
            <text:p>164.7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.714" calcext:value-type="float">
            <text:p>2.714</text:p>
          </table:table-cell>
          <table:table-cell office:value-type="float" office:value="3.964" calcext:value-type="float">
            <text:p>3.964</text:p>
          </table:table-cell>
          <table:table-cell office:value-type="float" office:value="0.867" calcext:value-type="float">
            <text:p>0.867</text:p>
          </table:table-cell>
          <table:table-cell office:value-type="float" office:value="0.498" calcext:value-type="float">
            <text:p>0.4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3.48" calcext:value-type="float">
            <text:p>3.48</text:p>
          </table:table-cell>
          <table:table-cell table:number-columns-repeated="8"/>
          <table:table-cell office:value-type="float" office:value="26684" calcext:value-type="float">
            <text:p>26684</text:p>
          </table:table-cell>
          <table:table-cell office:value-type="float" office:value="8484" calcext:value-type="float">
            <text:p>848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6" calcext:value-type="float">
            <text:p>0.026</text:p>
          </table:table-cell>
          <table:table-cell office:value-type="float" office:value="3313" calcext:value-type="float">
            <text:p>3313</text:p>
          </table:table-cell>
          <table:table-cell office:value-type="float" office:value="0.01" calcext:value-type="float">
            <text:p>0.01</text:p>
          </table:table-cell>
          <table:table-cell office:value-type="float" office:value="20.114" calcext:value-type="float">
            <text:p>20.1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30.09" calcext:value-type="float">
            <text:p>30.0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3</text:p>
          </table:table-cell>
          <table:table-cell office:value-type="float" office:value="1663" calcext:value-type="float">
            <text:p>1663</text:p>
          </table:table-cell>
          <table:table-cell office:value-type="float" office:value="351" calcext:value-type="float">
            <text:p>351</text:p>
          </table:table-cell>
          <table:table-cell office:value-type="float" office:value="204.286" calcext:value-type="float">
            <text:p>204.28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024" calcext:value-type="float">
            <text:p>5.024</text:p>
          </table:table-cell>
          <table:table-cell office:value-type="float" office:value="1.06" calcext:value-type="float">
            <text:p>1.06</text:p>
          </table:table-cell>
          <table:table-cell office:value-type="float" office:value="0.617" calcext:value-type="float">
            <text:p>0.6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float" office:value="37802" calcext:value-type="float">
            <text:p>37802</text:p>
          </table:table-cell>
          <table:table-cell office:value-type="float" office:value="11118" calcext:value-type="float">
            <text:p>11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4" calcext:value-type="float">
            <text:p>0.034</text:p>
          </table:table-cell>
          <table:table-cell office:value-type="float" office:value="4685" calcext:value-type="float">
            <text:p>4685</text:p>
          </table:table-cell>
          <table:table-cell office:value-type="float" office:value="0.014" calcext:value-type="float">
            <text:p>0.014</text:p>
          </table:table-cell>
          <table:table-cell office:value-type="float" office:value="22.934" calcext:value-type="float">
            <text:p>22.93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30.09" calcext:value-type="float">
            <text:p>30.0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4</text:p>
          </table:table-cell>
          <table:table-cell office:value-type="float" office:value="2174" calcext:value-type="float">
            <text:p>2174</text:p>
          </table:table-cell>
          <table:table-cell office:value-type="float" office:value="511" calcext:value-type="float">
            <text:p>511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.714" calcext:value-type="float">
            <text:p>4.714</text:p>
          </table:table-cell>
          <table:table-cell office:value-type="float" office:value="6.568" calcext:value-type="float">
            <text:p>6.568</text:p>
          </table:table-cell>
          <table:table-cell office:value-type="float" office:value="1.544" calcext:value-type="float">
            <text:p>1.5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3.39" calcext:value-type="float">
            <text:p>3.39</text:p>
          </table:table-cell>
          <table:table-cell table:number-columns-repeated="8"/>
          <table:table-cell office:value-type="float" office:value="50296" calcext:value-type="float">
            <text:p>50296</text:p>
          </table:table-cell>
          <table:table-cell office:value-type="float" office:value="12494" calcext:value-type="float">
            <text:p>124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8" calcext:value-type="float">
            <text:p>0.038</text:p>
          </table:table-cell>
          <table:table-cell office:value-type="float" office:value="6214" calcext:value-type="float">
            <text:p>6214</text:p>
          </table:table-cell>
          <table:table-cell office:value-type="float" office:value="0.019" calcext:value-type="float">
            <text:p>0.019</text:p>
          </table:table-cell>
          <table:table-cell office:value-type="float" office:value="23.692" calcext:value-type="float">
            <text:p>23.69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35.65" calcext:value-type="float">
            <text:p>35.6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5</text:p>
          </table:table-cell>
          <table:table-cell office:value-type="float" office:value="2951" calcext:value-type="float">
            <text:p>2951</text:p>
          </table:table-cell>
          <table:table-cell office:value-type="float" office:value="777" calcext:value-type="float">
            <text:p>777</text:p>
          </table:table-cell>
          <table:table-cell office:value-type="float" office:value="359.714" calcext:value-type="float">
            <text:p>359.71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.714" calcext:value-type="float">
            <text:p>5.714</text:p>
          </table:table-cell>
          <table:table-cell office:value-type="float" office:value="8.915" calcext:value-type="float">
            <text:p>8.915</text:p>
          </table:table-cell>
          <table:table-cell office:value-type="float" office:value="2.347" calcext:value-type="float">
            <text:p>2.347</text:p>
          </table:table-cell>
          <table:table-cell office:value-type="float" office:value="1.087" calcext:value-type="float">
            <text:p>1.08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" calcext:value-type="float">
            <text:p>0.03</text:p>
          </table:table-cell>
          <table:table-cell office:value-type="float" office:value="0.017" calcext:value-type="float">
            <text:p>0.017</text:p>
          </table:table-cell>
          <table:table-cell office:value-type="float" office:value="3.33" calcext:value-type="float">
            <text:p>3.3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94" calcext:value-type="float">
            <text:p>0.094</text:p>
          </table:table-cell>
          <table:table-cell office:value-type="float" office:value="63856" calcext:value-type="float">
            <text:p>63856</text:p>
          </table:table-cell>
          <table:table-cell office:value-type="float" office:value="13560" calcext:value-type="float">
            <text:p>1356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1" calcext:value-type="float">
            <text:p>0.041</text:p>
          </table:table-cell>
          <table:table-cell office:value-type="float" office:value="7925" calcext:value-type="float">
            <text:p>7925</text:p>
          </table:table-cell>
          <table:table-cell office:value-type="float" office:value="0.024" calcext:value-type="float">
            <text:p>0.024</text:p>
          </table:table-cell>
          <table:table-cell office:value-type="float" office:value="22.031" calcext:value-type="float">
            <text:p>22.03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41.2" calcext:value-type="float">
            <text:p>41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6</text:p>
          </table:table-cell>
          <table:table-cell office:value-type="float" office:value="3774" calcext:value-type="float">
            <text:p>3774</text:p>
          </table:table-cell>
          <table:table-cell office:value-type="float" office:value="823" calcext:value-type="float">
            <text:p>823</text:p>
          </table:table-cell>
          <table:table-cell office:value-type="float" office:value="460" calcext:value-type="float">
            <text:p>4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.857" calcext:value-type="float">
            <text:p>6.857</text:p>
          </table:table-cell>
          <table:table-cell office:value-type="float" office:value="11.402" calcext:value-type="float">
            <text:p>11.402</text:p>
          </table:table-cell>
          <table:table-cell office:value-type="float" office:value="2.486" calcext:value-type="float">
            <text:p>2.486</text:p>
          </table:table-cell>
          <table:table-cell office:value-type="float" office:value="1.39" calcext:value-type="float">
            <text:p>1.39</text:p>
          </table:table-cell>
          <table:table-cell office:value-type="float" office:value="0.208" calcext:value-type="float">
            <text:p>0.20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3.53" calcext:value-type="float">
            <text:p>3.53</text:p>
          </table:table-cell>
          <table:table-cell table:number-columns-repeated="8"/>
          <table:table-cell office:value-type="float" office:value="89317" calcext:value-type="float">
            <text:p>89317</text:p>
          </table:table-cell>
          <table:table-cell office:value-type="float" office:value="25461" calcext:value-type="float">
            <text:p>25461</text:p>
          </table:table-cell>
          <table:table-cell office:value-type="float" office:value="0.27" calcext:value-type="float">
            <text:p>0.27</text:p>
          </table:table-cell>
          <table:table-cell office:value-type="float" office:value="0.077" calcext:value-type="float">
            <text:p>0.077</text:p>
          </table:table-cell>
          <table:table-cell office:value-type="float" office:value="11249" calcext:value-type="float">
            <text:p>11249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54" calcext:value-type="float">
            <text:p>24.45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tests performed</text:p>
          </table:table-cell>
          <table:table-cell office:value-type="float" office:value="52.31" calcext:value-type="float">
            <text:p>52.31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7</text:p>
          </table:table-cell>
          <table:table-cell office:value-type="float" office:value="4661" calcext:value-type="float">
            <text:p>4661</text:p>
          </table:table-cell>
          <table:table-cell office:value-type="float" office:value="887" calcext:value-type="float">
            <text:p>887</text:p>
          </table:table-cell>
          <table:table-cell office:value-type="float" office:value="558.143" calcext:value-type="float">
            <text:p>558.143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8.429" calcext:value-type="float">
            <text:p>8.429</text:p>
          </table:table-cell>
          <table:table-cell office:value-type="float" office:value="14.081" calcext:value-type="float">
            <text:p>14.081</text:p>
          </table:table-cell>
          <table:table-cell office:value-type="float" office:value="2.68" calcext:value-type="float">
            <text:p>2.68</text:p>
          </table:table-cell>
          <table:table-cell office:value-type="float" office:value="1.686" calcext:value-type="float">
            <text:p>1.686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5" calcext:value-type="float">
            <text:p>0.025</text:p>
          </table:table-cell>
          <table:table-cell office:value-type="float" office:value="3.58" calcext:value-type="float">
            <text:p>3.58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.982" calcext:value-type="float">
            <text:p>0.982</text:p>
          </table:table-cell>
          <table:table-cell table:number-columns-repeated="4"/>
          <table:table-cell office:value-type="float" office:value="127884" calcext:value-type="float">
            <text:p>127884</text:p>
          </table:table-cell>
          <table:table-cell office:value-type="float" office:value="38567" calcext:value-type="float">
            <text:p>38567</text:p>
          </table:table-cell>
          <table:table-cell office:value-type="float" office:value="0.386" calcext:value-type="float">
            <text:p>0.386</text:p>
          </table:table-cell>
          <table:table-cell office:value-type="float" office:value="0.117" calcext:value-type="float">
            <text:p>0.117</text:p>
          </table:table-cell>
          <table:table-cell office:value-type="float" office:value="16308" calcext:value-type="float">
            <text:p>16308</text:p>
          </table:table-cell>
          <table:table-cell office:value-type="float" office:value="0.049" calcext:value-type="float">
            <text:p>0.049</text:p>
          </table:table-cell>
          <table:table-cell office:value-type="float" office:value="29.218" calcext:value-type="float">
            <text:p>29.21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tests performed</text:p>
          </table:table-cell>
          <table:table-cell office:value-type="float" office:value="55.09" calcext:value-type="float">
            <text:p>55.0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8</text:p>
          </table:table-cell>
          <table:table-cell office:value-type="float" office:value="6427" calcext:value-type="float">
            <text:p>6427</text:p>
          </table:table-cell>
          <table:table-cell office:value-type="float" office:value="1766" calcext:value-type="float">
            <text:p>1766</text:p>
          </table:table-cell>
          <table:table-cell office:value-type="float" office:value="771.714" calcext:value-type="float">
            <text:p>771.714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1.429" calcext:value-type="float">
            <text:p>11.429</text:p>
          </table:table-cell>
          <table:table-cell office:value-type="float" office:value="19.417" calcext:value-type="float">
            <text:p>19.417</text:p>
          </table:table-cell>
          <table:table-cell office:value-type="float" office:value="5.335" calcext:value-type="float">
            <text:p>5.335</text:p>
          </table:table-cell>
          <table:table-cell office:value-type="float" office:value="2.331" calcext:value-type="float">
            <text:p>2.3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5" calcext:value-type="float">
            <text:p>0.035</text:p>
          </table:table-cell>
          <table:table-cell office:value-type="float" office:value="3.61" calcext:value-type="float">
            <text:p>3.61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.257" calcext:value-type="float">
            <text:p>1.257</text:p>
          </table:table-cell>
          <table:table-cell table:number-columns-repeated="4"/>
          <table:table-cell office:value-type="float" office:value="177840" calcext:value-type="float">
            <text:p>177840</text:p>
          </table:table-cell>
          <table:table-cell office:value-type="float" office:value="49956" calcext:value-type="float">
            <text:p>49956</text:p>
          </table:table-cell>
          <table:table-cell office:value-type="float" office:value="0.537" calcext:value-type="float">
            <text:p>0.537</text:p>
          </table:table-cell>
          <table:table-cell office:value-type="float" office:value="0.151" calcext:value-type="float">
            <text:p>0.151</text:p>
          </table:table-cell>
          <table:table-cell office:value-type="float" office:value="22806" calcext:value-type="float">
            <text:p>22806</text:p>
          </table:table-cell>
          <table:table-cell office:value-type="float" office:value="0.069" calcext:value-type="float">
            <text:p>0.069</text:p>
          </table:table-cell>
          <table:table-cell office:value-type="float" office:value="29.552" calcext:value-type="float">
            <text:p>29.552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tests performed</text:p>
          </table:table-cell>
          <table:table-cell office:value-type="float" office:value="55.09" calcext:value-type="float">
            <text:p>55.0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19</text:p>
          </table:table-cell>
          <table:table-cell office:value-type="float" office:value="9415" calcext:value-type="float">
            <text:p>9415</text:p>
          </table:table-cell>
          <table:table-cell office:value-type="float" office:value="2988" calcext:value-type="float">
            <text:p>2988</text:p>
          </table:table-cell>
          <table:table-cell office:value-type="float" office:value="1157.571" calcext:value-type="float">
            <text:p>1157.571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7.143" calcext:value-type="float">
            <text:p>17.143</text:p>
          </table:table-cell>
          <table:table-cell office:value-type="float" office:value="28.444" calcext:value-type="float">
            <text:p>28.444</text:p>
          </table:table-cell>
          <table:table-cell office:value-type="float" office:value="9.027" calcext:value-type="float">
            <text:p>9.027</text:p>
          </table:table-cell>
          <table:table-cell office:value-type="float" office:value="3.497" calcext:value-type="float">
            <text:p>3.497</text:p>
          </table:table-cell>
          <table:table-cell office:value-type="float" office:value="0.453" calcext:value-type="float">
            <text:p>0.453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2" calcext:value-type="float">
            <text:p>0.052</text:p>
          </table:table-cell>
          <table:table-cell office:value-type="float" office:value="3.59" calcext:value-type="float">
            <text:p>3.5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.864" calcext:value-type="float">
            <text:p>1.864</text:p>
          </table:table-cell>
          <table:table-cell table:number-columns-repeated="4"/>
          <table:table-cell office:value-type="float" office:value="238079" calcext:value-type="float">
            <text:p>238079</text:p>
          </table:table-cell>
          <table:table-cell office:value-type="float" office:value="60239" calcext:value-type="float">
            <text:p>602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182" calcext:value-type="float">
            <text:p>0.182</text:p>
          </table:table-cell>
          <table:table-cell office:value-type="float" office:value="30199" calcext:value-type="float">
            <text:p>30199</text:p>
          </table:table-cell>
          <table:table-cell office:value-type="float" office:value="0.091" calcext:value-type="float">
            <text:p>0.091</text:p>
          </table:table-cell>
          <table:table-cell office:value-type="float" office:value="26.088" calcext:value-type="float">
            <text:p>26.088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0</text:p>
          </table:table-cell>
          <table:table-cell office:value-type="float" office:value="14250" calcext:value-type="float">
            <text:p>14250</text:p>
          </table:table-cell>
          <table:table-cell office:value-type="float" office:value="4835" calcext:value-type="float">
            <text:p>4835</text:p>
          </table:table-cell>
          <table:table-cell office:value-type="float" office:value="1798.143" calcext:value-type="float">
            <text:p>1798.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.714" calcext:value-type="float">
            <text:p>15.714</text:p>
          </table:table-cell>
          <table:table-cell office:value-type="float" office:value="43.051" calcext:value-type="float">
            <text:p>43.051</text:p>
          </table:table-cell>
          <table:table-cell office:value-type="float" office:value="14.607" calcext:value-type="float">
            <text:p>14.607</text:p>
          </table:table-cell>
          <table:table-cell office:value-type="float" office:value="5.432" calcext:value-type="float">
            <text:p>5.432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3.47" calcext:value-type="float">
            <text:p>3.47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3.148" calcext:value-type="float">
            <text:p>3.148</text:p>
          </table:table-cell>
          <table:table-cell table:number-columns-repeated="4"/>
          <table:table-cell office:value-type="float" office:value="312737" calcext:value-type="float">
            <text:p>312737</text:p>
          </table:table-cell>
          <table:table-cell office:value-type="float" office:value="74658" calcext:value-type="float">
            <text:p>74658</text:p>
          </table:table-cell>
          <table:table-cell office:value-type="float" office:value="0.945" calcext:value-type="float">
            <text:p>0.945</text:p>
          </table:table-cell>
          <table:table-cell office:value-type="float" office:value="0.226" calcext:value-type="float">
            <text:p>0.226</text:p>
          </table:table-cell>
          <table:table-cell office:value-type="float" office:value="39276" calcext:value-type="float">
            <text:p>39276</text:p>
          </table:table-cell>
          <table:table-cell office:value-type="float" office:value="0.119" calcext:value-type="float">
            <text:p>0.119</text:p>
          </table:table-cell>
          <table:table-cell office:value-type="float" office:value="21.843" calcext:value-type="float">
            <text:p>21.843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1</text:p>
          </table:table-cell>
          <table:table-cell office:value-type="float" office:value="19624" calcext:value-type="float">
            <text:p>19624</text:p>
          </table:table-cell>
          <table:table-cell office:value-type="float" office:value="5374" calcext:value-type="float">
            <text:p>5374</text:p>
          </table:table-cell>
          <table:table-cell office:value-type="float" office:value="2492.857" calcext:value-type="float">
            <text:p>2492.857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0.429" calcext:value-type="float">
            <text:p>30.429</text:p>
          </table:table-cell>
          <table:table-cell office:value-type="float" office:value="59.287" calcext:value-type="float">
            <text:p>59.287</text:p>
          </table:table-cell>
          <table:table-cell office:value-type="float" office:value="16.236" calcext:value-type="float">
            <text:p>16.236</text:p>
          </table:table-cell>
          <table:table-cell office:value-type="float" office:value="7.531" calcext:value-type="float">
            <text:p>7.5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2" calcext:value-type="float">
            <text:p>0.092</text:p>
          </table:table-cell>
          <table:table-cell office:value-type="float" office:value="3.26" calcext:value-type="float">
            <text:p>3.26</text:p>
          </table:table-cell>
          <table:table-cell table:number-columns-repeated="2"/>
          <table:table-cell office:value-type="float" office:value="1492" calcext:value-type="float">
            <text:p>1492</text:p>
          </table:table-cell>
          <table:table-cell office:value-type="float" office:value="4.508" calcext:value-type="float">
            <text:p>4.508</text:p>
          </table:table-cell>
          <table:table-cell table:number-columns-repeated="4"/>
          <table:table-cell office:value-type="float" office:value="387454" calcext:value-type="float">
            <text:p>387454</text:p>
          </table:table-cell>
          <table:table-cell office:value-type="float" office:value="74717" calcext:value-type="float">
            <text:p>74717</text:p>
          </table:table-cell>
          <table:table-cell office:value-type="float" office:value="1.171" calcext:value-type="float">
            <text:p>1.171</text:p>
          </table:table-cell>
          <table:table-cell office:value-type="float" office:value="0.226" calcext:value-type="float">
            <text:p>0.226</text:p>
          </table:table-cell>
          <table:table-cell office:value-type="float" office:value="48165" calcext:value-type="float">
            <text:p>48165</text:p>
          </table:table-cell>
          <table:table-cell office:value-type="float" office:value="0.146" calcext:value-type="float">
            <text:p>0.146</text:p>
          </table:table-cell>
          <table:table-cell office:value-type="float" office:value="19.321" calcext:value-type="float">
            <text:p>19.321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2</text:p>
          </table:table-cell>
          <table:table-cell office:value-type="float" office:value="26747" calcext:value-type="float">
            <text:p>26747</text:p>
          </table:table-cell>
          <table:table-cell office:value-type="float" office:value="7123" calcext:value-type="float">
            <text:p>7123</text:p>
          </table:table-cell>
          <table:table-cell office:value-type="float" office:value="3399.429" calcext:value-type="float">
            <text:p>3399.429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40.429" calcext:value-type="float">
            <text:p>40.429</text:p>
          </table:table-cell>
          <table:table-cell office:value-type="float" office:value="80.806" calcext:value-type="float">
            <text:p>80.806</text:p>
          </table:table-cell>
          <table:table-cell office:value-type="float" office:value="21.519" calcext:value-type="float">
            <text:p>21.519</text:p>
          </table:table-cell>
          <table:table-cell office:value-type="float" office:value="10.27" calcext:value-type="float">
            <text:p>10.27</text:p>
          </table:table-cell>
          <table:table-cell office:value-type="float" office:value="1.027" calcext:value-type="float">
            <text:p>1.027</text:p>
          </table:table-cell>
          <table:table-cell office:value-type="float" office:value="0.242" calcext:value-type="float">
            <text:p>0.242</text:p>
          </table:table-cell>
          <table:table-cell office:value-type="float" office:value="0.122" calcext:value-type="float">
            <text:p>0.12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6.565" calcext:value-type="float">
            <text:p>6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9.051" calcext:value-type="float">
            <text:p>9.051</text:p>
          </table:table-cell>
          <table:table-cell office:value-type="float" office:value="459609" calcext:value-type="float">
            <text:p>459609</text:p>
          </table:table-cell>
          <table:table-cell office:value-type="float" office:value="72155" calcext:value-type="float">
            <text:p>72155</text:p>
          </table:table-cell>
          <table:table-cell office:value-type="float" office:value="1.389" calcext:value-type="float">
            <text:p>1.389</text:p>
          </table:table-cell>
          <table:table-cell office:value-type="float" office:value="0.218" calcext:value-type="float">
            <text:p>0.218</text:p>
          </table:table-cell>
          <table:table-cell office:value-type="float" office:value="56536" calcext:value-type="float">
            <text:p>56536</text:p>
          </table:table-cell>
          <table:table-cell office:value-type="float" office:value="0.171" calcext:value-type="float">
            <text:p>0.171</text:p>
          </table:table-cell>
          <table:table-cell office:value-type="float" office:value="16.631" calcext:value-type="float">
            <text:p>16.63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3</text:p>
          </table:table-cell>
          <table:table-cell office:value-type="float" office:value="35206" calcext:value-type="float">
            <text:p>35206</text:p>
          </table:table-cell>
          <table:table-cell office:value-type="float" office:value="8459" calcext:value-type="float">
            <text:p>8459</text:p>
          </table:table-cell>
          <table:table-cell office:value-type="float" office:value="4490.286" calcext:value-type="float">
            <text:p>4490.286</text:p>
          </table:table-cell>
          <table:table-cell office:value-type="float" office:value="471" calcext:value-type="float">
            <text:p>471</text:p>
          </table:table-cell>
          <table:table-cell office:value-type="float" office:value="131" calcext:value-type="float">
            <text:p>131</text:p>
          </table:table-cell>
          <table:table-cell office:value-type="float" office:value="57.429" calcext:value-type="float">
            <text:p>57.429</text:p>
          </table:table-cell>
          <table:table-cell office:value-type="float" office:value="106.362" calcext:value-type="float">
            <text:p>106.362</text:p>
          </table:table-cell>
          <table:table-cell office:value-type="float" office:value="25.556" calcext:value-type="float">
            <text:p>25.556</text:p>
          </table:table-cell>
          <table:table-cell office:value-type="float" office:value="13.566" calcext:value-type="float">
            <text:p>13.566</text:p>
          </table:table-cell>
          <table:table-cell office:value-type="float" office:value="1.423" calcext:value-type="float">
            <text:p>1.423</text:p>
          </table:table-cell>
          <table:table-cell office:value-type="float" office:value="0.396" calcext:value-type="float">
            <text:p>0.396</text:p>
          </table:table-cell>
          <table:table-cell office:value-type="float" office:value="0.173" calcext:value-type="float">
            <text:p>0.173</text:p>
          </table:table-cell>
          <table:table-cell office:value-type="float" office:value="2.93" calcext:value-type="float">
            <text:p>2.93</text:p>
          </table:table-cell>
          <table:table-cell table:number-columns-repeated="2"/>
          <table:table-cell office:value-type="float" office:value="2812" calcext:value-type="float">
            <text:p>2812</text:p>
          </table:table-cell>
          <table:table-cell office:value-type="float" office:value="8.495" calcext:value-type="float">
            <text:p>8.495</text:p>
          </table:table-cell>
          <table:table-cell table:number-columns-repeated="4"/>
          <table:table-cell office:value-type="float" office:value="537042" calcext:value-type="float">
            <text:p>537042</text:p>
          </table:table-cell>
          <table:table-cell office:value-type="float" office:value="77433" calcext:value-type="float">
            <text:p>77433</text:p>
          </table:table-cell>
          <table:table-cell office:value-type="float" office:value="1.622" calcext:value-type="float">
            <text:p>1.622</text:p>
          </table:table-cell>
          <table:table-cell office:value-type="float" office:value="0.234" calcext:value-type="float">
            <text:p>0.234</text:p>
          </table:table-cell>
          <table:table-cell office:value-type="float" office:value="63961" calcext:value-type="float">
            <text:p>63961</text:p>
          </table:table-cell>
          <table:table-cell office:value-type="float" office:value="0.193" calcext:value-type="float">
            <text:p>0.193</text:p>
          </table:table-cell>
          <table:table-cell office:value-type="float" office:value="14.244" calcext:value-type="float">
            <text:p>14.24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4</text:p>
          </table:table-cell>
          <table:table-cell office:value-type="float" office:value="46442" calcext:value-type="float">
            <text:p>46442</text:p>
          </table:table-cell>
          <table:table-cell office:value-type="float" office:value="11236" calcext:value-type="float">
            <text:p>11236</text:p>
          </table:table-cell>
          <table:table-cell office:value-type="float" office:value="5968.714" calcext:value-type="float">
            <text:p>5968.714</text:p>
          </table:table-cell>
          <table:table-cell office:value-type="float" office:value="590" calcext:value-type="float">
            <text:p>590</text:p>
          </table:table-cell>
          <table:table-cell office:value-type="float" office:value="119" calcext:value-type="float">
            <text:p>119</text:p>
          </table:table-cell>
          <table:table-cell office:value-type="float" office:value="72.143" calcext:value-type="float">
            <text:p>72.143</text:p>
          </table:table-cell>
          <table:table-cell office:value-type="float" office:value="140.307" calcext:value-type="float">
            <text:p>140.307</text:p>
          </table:table-cell>
          <table:table-cell office:value-type="float" office:value="33.945" calcext:value-type="float">
            <text:p>33.945</text:p>
          </table:table-cell>
          <table:table-cell office:value-type="float" office:value="18.032" calcext:value-type="float">
            <text:p>18.032</text:p>
          </table:table-cell>
          <table:table-cell office:value-type="float" office:value="1.782" calcext:value-type="float">
            <text:p>1.782</text:p>
          </table:table-cell>
          <table:table-cell office:value-type="float" office:value="0.36" calcext:value-type="float">
            <text:p>0.36</text:p>
          </table:table-cell>
          <table:table-cell office:value-type="float" office:value="0.218" calcext:value-type="float">
            <text:p>0.218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office:value-type="float" office:value="3938" calcext:value-type="float">
            <text:p>3938</text:p>
          </table:table-cell>
          <table:table-cell office:value-type="float" office:value="11.897" calcext:value-type="float">
            <text:p>11.897</text:p>
          </table:table-cell>
          <table:table-cell table:number-columns-repeated="4"/>
          <table:table-cell office:value-type="float" office:value="639432" calcext:value-type="float">
            <text:p>639432</text:p>
          </table:table-cell>
          <table:table-cell office:value-type="float" office:value="102390" calcext:value-type="float">
            <text:p>102390</text:p>
          </table:table-cell>
          <table:table-cell office:value-type="float" office:value="1.932" calcext:value-type="float">
            <text:p>1.932</text:p>
          </table:table-cell>
          <table:table-cell office:value-type="float" office:value="0.309" calcext:value-type="float">
            <text:p>0.309</text:p>
          </table:table-cell>
          <table:table-cell office:value-type="float" office:value="73078" calcext:value-type="float">
            <text:p>73078</text:p>
          </table:table-cell>
          <table:table-cell office:value-type="float" office:value="0.221" calcext:value-type="float">
            <text:p>0.221</text:p>
          </table:table-cell>
          <table:table-cell office:value-type="float" office:value="12.244" calcext:value-type="float">
            <text:p>12.24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5</text:p>
          </table:table-cell>
          <table:table-cell office:value-type="float" office:value="55231" calcext:value-type="float">
            <text:p>55231</text:p>
          </table:table-cell>
          <table:table-cell office:value-type="float" office:value="8789" calcext:value-type="float">
            <text:p>8789</text:p>
          </table:table-cell>
          <table:table-cell office:value-type="float" office:value="6972" calcext:value-type="float">
            <text:p>6972</text:p>
          </table:table-cell>
          <table:table-cell office:value-type="float" office:value="801" calcext:value-type="float">
            <text:p>801</text:p>
          </table:table-cell>
          <table:table-cell office:value-type="float" office:value="211" calcext:value-type="float">
            <text:p>211</text:p>
          </table:table-cell>
          <table:table-cell office:value-type="float" office:value="99" calcext:value-type="float">
            <text:p>99</text:p>
          </table:table-cell>
          <table:table-cell office:value-type="float" office:value="166.86" calcext:value-type="float">
            <text:p>166.86</text:p>
          </table:table-cell>
          <table:table-cell office:value-type="float" office:value="26.553" calcext:value-type="float">
            <text:p>26.553</text:p>
          </table:table-cell>
          <table:table-cell office:value-type="float" office:value="21.063" calcext:value-type="float">
            <text:p>21.063</text:p>
          </table:table-cell>
          <table:table-cell office:value-type="float" office:value="2.42" calcext:value-type="float">
            <text:p>2.42</text:p>
          </table:table-cell>
          <table:table-cell office:value-type="float" office:value="0.637" calcext:value-type="float">
            <text:p>0.637</text:p>
          </table:table-cell>
          <table:table-cell office:value-type="float" office:value="0.299" calcext:value-type="float">
            <text:p>0.299</text:p>
          </table:table-cell>
          <table:table-cell office:value-type="float" office:value="2.58" calcext:value-type="float">
            <text:p>2.58</text:p>
          </table:table-cell>
          <table:table-cell table:number-columns-repeated="2"/>
          <table:table-cell office:value-type="float" office:value="5140" calcext:value-type="float">
            <text:p>5140</text:p>
          </table:table-cell>
          <table:table-cell office:value-type="float" office:value="15.529" calcext:value-type="float">
            <text:p>15.529</text:p>
          </table:table-cell>
          <table:table-cell table:number-columns-repeated="4"/>
          <table:table-cell office:value-type="float" office:value="750749" calcext:value-type="float">
            <text:p>750749</text:p>
          </table:table-cell>
          <table:table-cell office:value-type="float" office:value="111317" calcext:value-type="float">
            <text:p>111317</text:p>
          </table:table-cell>
          <table:table-cell office:value-type="float" office:value="2.268" calcext:value-type="float">
            <text:p>2.268</text:p>
          </table:table-cell>
          <table:table-cell office:value-type="float" office:value="0.336" calcext:value-type="float">
            <text:p>0.336</text:p>
          </table:table-cell>
          <table:table-cell office:value-type="float" office:value="81844" calcext:value-type="float">
            <text:p>81844</text:p>
          </table:table-cell>
          <table:table-cell office:value-type="float" office:value="0.247" calcext:value-type="float">
            <text:p>0.247</text:p>
          </table:table-cell>
          <table:table-cell office:value-type="float" office:value="11.739" calcext:value-type="float">
            <text:p>11.739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6</text:p>
          </table:table-cell>
          <table:table-cell office:value-type="float" office:value="69194" calcext:value-type="float">
            <text:p>69194</text:p>
          </table:table-cell>
          <table:table-cell office:value-type="float" office:value="13963" calcext:value-type="float">
            <text:p>13963</text:p>
          </table:table-cell>
          <table:table-cell office:value-type="float" office:value="8539.857" calcext:value-type="float">
            <text:p>8539.857</text:p>
          </table:table-cell>
          <table:table-cell office:value-type="float" office:value="1050" calcext:value-type="float">
            <text:p>1050</text:p>
          </table:table-cell>
          <table:table-cell office:value-type="float" office:value="249" calcext:value-type="float">
            <text:p>249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209.044" calcext:value-type="float">
            <text:p>209.044</text:p>
          </table:table-cell>
          <table:table-cell office:value-type="float" office:value="42.184" calcext:value-type="float">
            <text:p>42.184</text:p>
          </table:table-cell>
          <table:table-cell office:value-type="float" office:value="25.8" calcext:value-type="float">
            <text:p>25.8</text:p>
          </table:table-cell>
          <table:table-cell office:value-type="float" office:value="3.172" calcext:value-type="float">
            <text:p>3.172</text:p>
          </table:table-cell>
          <table:table-cell office:value-type="float" office:value="0.752" calcext:value-type="float">
            <text:p>0.752</text:p>
          </table:table-cell>
          <table:table-cell office:value-type="float" office:value="0.388" calcext:value-type="float">
            <text:p>0.388</text:p>
          </table:table-cell>
          <table:table-cell office:value-type="float" office:value="2.47" calcext:value-type="float">
            <text:p>2.47</text:p>
          </table:table-cell>
          <table:table-cell office:value-type="float" office:value="1299" calcext:value-type="float">
            <text:p>1299</text:p>
          </table:table-cell>
          <table:table-cell office:value-type="float" office:value="3.924" calcext:value-type="float">
            <text:p>3.924</text:p>
          </table:table-cell>
          <table:table-cell office:value-type="float" office:value="7805" calcext:value-type="float">
            <text:p>7805</text:p>
          </table:table-cell>
          <table:table-cell office:value-type="float" office:value="23.58" calcext:value-type="float">
            <text:p>23.58</text:p>
          </table:table-cell>
          <table:table-cell table:number-columns-repeated="4"/>
          <table:table-cell office:value-type="float" office:value="876354" calcext:value-type="float">
            <text:p>876354</text:p>
          </table:table-cell>
          <table:table-cell office:value-type="float" office:value="125605" calcext:value-type="float">
            <text:p>125605</text:p>
          </table:table-cell>
          <table:table-cell office:value-type="float" office:value="2.648" calcext:value-type="float">
            <text:p>2.648</text:p>
          </table:table-cell>
          <table:table-cell office:value-type="float" office:value="0.379" calcext:value-type="float">
            <text:p>0.379</text:p>
          </table:table-cell>
          <table:table-cell office:value-type="float" office:value="91182" calcext:value-type="float">
            <text:p>91182</text:p>
          </table:table-cell>
          <table:table-cell office:value-type="float" office:value="0.275" calcext:value-type="float">
            <text:p>0.275</text:p>
          </table:table-cell>
          <table:table-cell office:value-type="float" office:value="10.677" calcext:value-type="float">
            <text:p>10.677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7</text:p>
          </table:table-cell>
          <table:table-cell office:value-type="float" office:value="85991" calcext:value-type="float">
            <text:p>85991</text:p>
          </table:table-cell>
          <table:table-cell office:value-type="float" office:value="16797" calcext:value-type="float">
            <text:p>16797</text:p>
          </table:table-cell>
          <table:table-cell office:value-type="float" office:value="10248.714" calcext:value-type="float">
            <text:p>10248.714</text:p>
          </table:table-cell>
          <table:table-cell office:value-type="float" office:value="1296" calcext:value-type="float">
            <text:p>1296</text:p>
          </table:table-cell>
          <table:table-cell office:value-type="float" office:value="246" calcext:value-type="float">
            <text:p>246</text:p>
          </table:table-cell>
          <table:table-cell office:value-type="float" office:value="163.714" calcext:value-type="float">
            <text:p>163.714</text:p>
          </table:table-cell>
          <table:table-cell office:value-type="float" office:value="259.789" calcext:value-type="float">
            <text:p>259.789</text:p>
          </table:table-cell>
          <table:table-cell office:value-type="float" office:value="50.746" calcext:value-type="float">
            <text:p>50.746</text:p>
          </table:table-cell>
          <table:table-cell office:value-type="float" office:value="30.963" calcext:value-type="float">
            <text:p>30.963</text:p>
          </table:table-cell>
          <table:table-cell office:value-type="float" office:value="3.915" calcext:value-type="float">
            <text:p>3.915</text:p>
          </table:table-cell>
          <table:table-cell office:value-type="float" office:value="0.743" calcext:value-type="float">
            <text:p>0.743</text:p>
          </table:table-cell>
          <table:table-cell office:value-type="float" office:value="0.495" calcext:value-type="float">
            <text:p>0.495</text:p>
          </table:table-cell>
          <table:table-cell office:value-type="float" office:value="2.33" calcext:value-type="float">
            <text:p>2.33</text:p>
          </table:table-cell>
          <table:table-cell office:value-type="float" office:value="1792" calcext:value-type="float">
            <text:p>1792</text:p>
          </table:table-cell>
          <table:table-cell office:value-type="float" office:value="5.414" calcext:value-type="float">
            <text:p>5.414</text:p>
          </table:table-cell>
          <table:table-cell office:value-type="float" office:value="10978" calcext:value-type="float">
            <text:p>10978</text:p>
          </table:table-cell>
          <table:table-cell office:value-type="float" office:value="33.166" calcext:value-type="float">
            <text:p>33.166</text:p>
          </table:table-cell>
          <table:table-cell table:number-columns-repeated="4"/>
          <table:table-cell office:value-type="float" office:value="1008689" calcext:value-type="float">
            <text:p>1008689</text:p>
          </table:table-cell>
          <table:table-cell office:value-type="float" office:value="132335" calcext:value-type="float">
            <text:p>132335</text:p>
          </table:table-cell>
          <table:table-cell office:value-type="float" office:value="3.047" calcext:value-type="float">
            <text:p>3.047</text:p>
          </table:table-cell>
          <table:table-cell office:value-type="float" office:value="0.4" calcext:value-type="float">
            <text:p>0.4</text:p>
          </table:table-cell>
          <table:table-cell office:value-type="float" office:value="99422" calcext:value-type="float">
            <text:p>99422</text:p>
          </table:table-cell>
          <table:table-cell office:value-type="float" office:value="0.3" calcext:value-type="float">
            <text:p>0.3</text:p>
          </table:table-cell>
          <table:table-cell office:value-type="float" office:value="9.701" calcext:value-type="float">
            <text:p>9.70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8</text:p>
          </table:table-cell>
          <table:table-cell office:value-type="float" office:value="104686" calcext:value-type="float">
            <text:p>104686</text:p>
          </table:table-cell>
          <table:table-cell office:value-type="float" office:value="18695" calcext:value-type="float">
            <text:p>18695</text:p>
          </table:table-cell>
          <table:table-cell office:value-type="float" office:value="12151.714" calcext:value-type="float">
            <text:p>12151.714</text:p>
          </table:table-cell>
          <table:table-cell office:value-type="float" office:value="1707" calcext:value-type="float">
            <text:p>1707</text:p>
          </table:table-cell>
          <table:table-cell office:value-type="float" office:value="411" calcext:value-type="float">
            <text:p>411</text:p>
          </table:table-cell>
          <table:table-cell office:value-type="float" office:value="206.714" calcext:value-type="float">
            <text:p>206.714</text:p>
          </table:table-cell>
          <table:table-cell office:value-type="float" office:value="316.269" calcext:value-type="float">
            <text:p>316.269</text:p>
          </table:table-cell>
          <table:table-cell office:value-type="float" office:value="56.48" calcext:value-type="float">
            <text:p>56.48</text:p>
          </table:table-cell>
          <table:table-cell office:value-type="float" office:value="36.712" calcext:value-type="float">
            <text:p>36.712</text:p>
          </table:table-cell>
          <table:table-cell office:value-type="float" office:value="5.157" calcext:value-type="float">
            <text:p>5.157</text:p>
          </table:table-cell>
          <table:table-cell office:value-type="float" office:value="1.242" calcext:value-type="float">
            <text:p>1.242</text:p>
          </table:table-cell>
          <table:table-cell office:value-type="float" office:value="0.625" calcext:value-type="float">
            <text:p>0.625</text:p>
          </table:table-cell>
          <table:table-cell office:value-type="float" office:value="2.19" calcext:value-type="float">
            <text:p>2.19</text:p>
          </table:table-cell>
          <table:table-cell office:value-type="float" office:value="2174" calcext:value-type="float">
            <text:p>2174</text:p>
          </table:table-cell>
          <table:table-cell office:value-type="float" office:value="6.568" calcext:value-type="float">
            <text:p>6.568</text:p>
          </table:table-cell>
          <table:table-cell office:value-type="float" office:value="12409" calcext:value-type="float">
            <text:p>12409</text:p>
          </table:table-cell>
          <table:table-cell office:value-type="float" office:value="37.489" calcext:value-type="float">
            <text:p>37.489</text:p>
          </table:table-cell>
          <table:table-cell table:number-columns-repeated="4"/>
          <table:table-cell office:value-type="float" office:value="1129499" calcext:value-type="float">
            <text:p>1129499</text:p>
          </table:table-cell>
          <table:table-cell office:value-type="float" office:value="120810" calcext:value-type="float">
            <text:p>120810</text:p>
          </table:table-cell>
          <table:table-cell office:value-type="float" office:value="3.412" calcext:value-type="float">
            <text:p>3.412</text:p>
          </table:table-cell>
          <table:table-cell office:value-type="float" office:value="0.365" calcext:value-type="float">
            <text:p>0.365</text:p>
          </table:table-cell>
          <table:table-cell office:value-type="float" office:value="106006" calcext:value-type="float">
            <text:p>106006</text:p>
          </table:table-cell>
          <table:table-cell office:value-type="float" office:value="0.32" calcext:value-type="float">
            <text:p>0.32</text:p>
          </table:table-cell>
          <table:table-cell office:value-type="float" office:value="8.724" calcext:value-type="float">
            <text:p>8.724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29</text:p>
          </table:table-cell>
          <table:table-cell office:value-type="float" office:value="124665" calcext:value-type="float">
            <text:p>124665</text:p>
          </table:table-cell>
          <table:table-cell office:value-type="float" office:value="19979" calcext:value-type="float">
            <text:p>19979</text:p>
          </table:table-cell>
          <table:table-cell office:value-type="float" office:value="13988.286" calcext:value-type="float">
            <text:p>13988.286</text:p>
          </table:table-cell>
          <table:table-cell office:value-type="float" office:value="2191" calcext:value-type="float">
            <text:p>2191</text:p>
          </table:table-cell>
          <table:table-cell office:value-type="float" office:value="484" calcext:value-type="float">
            <text:p>484</text:p>
          </table:table-cell>
          <table:table-cell office:value-type="float" office:value="264.429" calcext:value-type="float">
            <text:p>264.429</text:p>
          </table:table-cell>
          <table:table-cell office:value-type="float" office:value="376.628" calcext:value-type="float">
            <text:p>376.628</text:p>
          </table:table-cell>
          <table:table-cell office:value-type="float" office:value="60.359" calcext:value-type="float">
            <text:p>60.359</text:p>
          </table:table-cell>
          <table:table-cell office:value-type="float" office:value="42.26" calcext:value-type="float">
            <text:p>42.26</text:p>
          </table:table-cell>
          <table:table-cell office:value-type="float" office:value="6.619" calcext:value-type="float">
            <text:p>6.619</text:p>
          </table:table-cell>
          <table:table-cell office:value-type="float" office:value="1.462" calcext:value-type="float">
            <text:p>1.462</text:p>
          </table:table-cell>
          <table:table-cell office:value-type="float" office:value="0.799" calcext:value-type="float">
            <text:p>0.799</text:p>
          </table:table-cell>
          <table:table-cell office:value-type="float" office:value="2.07" calcext:value-type="float">
            <text:p>2.07</text:p>
          </table:table-cell>
          <table:table-cell office:value-type="float" office:value="2456" calcext:value-type="float">
            <text:p>2456</text:p>
          </table:table-cell>
          <table:table-cell office:value-type="float" office:value="7.42" calcext:value-type="float">
            <text:p>7.42</text:p>
          </table:table-cell>
          <table:table-cell office:value-type="float" office:value="14055" calcext:value-type="float">
            <text:p>14055</text:p>
          </table:table-cell>
          <table:table-cell office:value-type="float" office:value="42.462" calcext:value-type="float">
            <text:p>42.462</text:p>
          </table:table-cell>
          <table:table-cell office:value-type="float" office:value="82" calcext:value-type="float">
            <text:p>82</text:p>
          </table:table-cell>
          <table:table-cell office:value-type="float" office:value="0.248" calcext:value-type="float">
            <text:p>0.248</text:p>
          </table:table-cell>
          <table:table-cell office:value-type="float" office:value="14306" calcext:value-type="float">
            <text:p>14306</text:p>
          </table:table-cell>
          <table:table-cell office:value-type="float" office:value="43.22" calcext:value-type="float">
            <text:p>43.22</text:p>
          </table:table-cell>
          <table:table-cell office:value-type="float" office:value="1238936" calcext:value-type="float">
            <text:p>1238936</text:p>
          </table:table-cell>
          <table:table-cell office:value-type="float" office:value="109437" calcext:value-type="float">
            <text:p>109437</text:p>
          </table:table-cell>
          <table:table-cell office:value-type="float" office:value="3.743" calcext:value-type="float">
            <text:p>3.743</text:p>
          </table:table-cell>
          <table:table-cell office:value-type="float" office:value="0.331" calcext:value-type="float">
            <text:p>0.331</text:p>
          </table:table-cell>
          <table:table-cell office:value-type="float" office:value="111332" calcext:value-type="float">
            <text:p>111332</text:p>
          </table:table-cell>
          <table:table-cell office:value-type="float" office:value="0.336" calcext:value-type="float">
            <text:p>0.336</text:p>
          </table:table-cell>
          <table:table-cell office:value-type="float" office:value="7.959" calcext:value-type="float">
            <text:p>7.959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30</text:p>
          </table:table-cell>
          <table:table-cell office:value-type="float" office:value="143025" calcext:value-type="float">
            <text:p>143025</text:p>
          </table:table-cell>
          <table:table-cell office:value-type="float" office:value="18360" calcext:value-type="float">
            <text:p>18360</text:p>
          </table:table-cell>
          <table:table-cell office:value-type="float" office:value="15402.714" calcext:value-type="float">
            <text:p>15402.714</text:p>
          </table:table-cell>
          <table:table-cell office:value-type="float" office:value="2509" calcext:value-type="float">
            <text:p>2509</text:p>
          </table:table-cell>
          <table:table-cell office:value-type="float" office:value="318" calcext:value-type="float">
            <text:p>318</text:p>
          </table:table-cell>
          <table:table-cell office:value-type="float" office:value="291.143" calcext:value-type="float">
            <text:p>291.143</text:p>
          </table:table-cell>
          <table:table-cell office:value-type="float" office:value="432.096" calcext:value-type="float">
            <text:p>432.096</text:p>
          </table:table-cell>
          <table:table-cell office:value-type="float" office:value="55.468" calcext:value-type="float">
            <text:p>55.468</text:p>
          </table:table-cell>
          <table:table-cell office:value-type="float" office:value="46.534" calcext:value-type="float">
            <text:p>46.534</text:p>
          </table:table-cell>
          <table:table-cell office:value-type="float" office:value="7.58" calcext:value-type="float">
            <text:p>7.58</text:p>
          </table:table-cell>
          <table:table-cell office:value-type="float" office:value="0.961" calcext:value-type="float">
            <text:p>0.961</text:p>
          </table:table-cell>
          <table:table-cell office:value-type="float" office:value="0.88" calcext:value-type="float">
            <text:p>0.88</text:p>
          </table:table-cell>
          <table:table-cell office:value-type="float" office:value="1.97" calcext:value-type="float">
            <text:p>1.97</text:p>
          </table:table-cell>
          <table:table-cell office:value-type="float" office:value="3087" calcext:value-type="float">
            <text:p>3087</text:p>
          </table:table-cell>
          <table:table-cell office:value-type="float" office:value="9.326" calcext:value-type="float">
            <text:p>9.326</text:p>
          </table:table-cell>
          <table:table-cell office:value-type="float" office:value="15917" calcext:value-type="float">
            <text:p>15917</text:p>
          </table:table-cell>
          <table:table-cell office:value-type="float" office:value="48.087" calcext:value-type="float">
            <text:p>48.087</text:p>
          </table:table-cell>
          <table:table-cell table:number-columns-repeated="4"/>
          <table:table-cell office:value-type="float" office:value="1358516" calcext:value-type="float">
            <text:p>1358516</text:p>
          </table:table-cell>
          <table:table-cell office:value-type="float" office:value="119580" calcext:value-type="float">
            <text:p>119580</text:p>
          </table:table-cell>
          <table:table-cell office:value-type="float" office:value="4.104" calcext:value-type="float">
            <text:p>4.104</text:p>
          </table:table-cell>
          <table:table-cell office:value-type="float" office:value="0.361" calcext:value-type="float">
            <text:p>0.361</text:p>
          </table:table-cell>
          <table:table-cell office:value-type="float" office:value="117353" calcext:value-type="float">
            <text:p>117353</text:p>
          </table:table-cell>
          <table:table-cell office:value-type="float" office:value="0.355" calcext:value-type="float">
            <text:p>0.355</text:p>
          </table:table-cell>
          <table:table-cell office:value-type="float" office:value="7.619" calcext:value-type="float">
            <text:p>7.619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3-31</text:p>
          </table:table-cell>
          <table:table-cell office:value-type="float" office:value="164620" calcext:value-type="float">
            <text:p>164620</text:p>
          </table:table-cell>
          <table:table-cell office:value-type="float" office:value="21595" calcext:value-type="float">
            <text:p>21595</text:p>
          </table:table-cell>
          <table:table-cell office:value-type="float" office:value="16882.571" calcext:value-type="float">
            <text:p>16882.571</text:p>
          </table:table-cell>
          <table:table-cell office:value-type="float" office:value="3170" calcext:value-type="float">
            <text:p>3170</text:p>
          </table:table-cell>
          <table:table-cell office:value-type="float" office:value="661" calcext:value-type="float">
            <text:p>661</text:p>
          </table:table-cell>
          <table:table-cell office:value-type="float" office:value="368.571" calcext:value-type="float">
            <text:p>368.571</text:p>
          </table:table-cell>
          <table:table-cell office:value-type="float" office:value="497.337" calcext:value-type="float">
            <text:p>497.337</text:p>
          </table:table-cell>
          <table:table-cell office:value-type="float" office:value="65.241" calcext:value-type="float">
            <text:p>65.241</text:p>
          </table:table-cell>
          <table:table-cell office:value-type="float" office:value="51.004" calcext:value-type="float">
            <text:p>51.004</text:p>
          </table:table-cell>
          <table:table-cell office:value-type="float" office:value="9.577" calcext:value-type="float">
            <text:p>9.577</text:p>
          </table:table-cell>
          <table:table-cell office:value-type="float" office:value="1.997" calcext:value-type="float">
            <text:p>1.997</text:p>
          </table:table-cell>
          <table:table-cell office:value-type="float" office:value="1.113" calcext:value-type="float">
            <text:p>1.113</text:p>
          </table:table-cell>
          <table:table-cell office:value-type="float" office:value="1.89" calcext:value-type="float">
            <text:p>1.89</text:p>
          </table:table-cell>
          <table:table-cell office:value-type="float" office:value="3487" calcext:value-type="float">
            <text:p>3487</text:p>
          </table:table-cell>
          <table:table-cell office:value-type="float" office:value="10.535" calcext:value-type="float">
            <text:p>10.535</text:p>
          </table:table-cell>
          <table:table-cell office:value-type="float" office:value="18155" calcext:value-type="float">
            <text:p>18155</text:p>
          </table:table-cell>
          <table:table-cell office:value-type="float" office:value="54.849" calcext:value-type="float">
            <text:p>54.849</text:p>
          </table:table-cell>
          <table:table-cell table:number-columns-repeated="4"/>
          <table:table-cell office:value-type="float" office:value="1497446" calcext:value-type="float">
            <text:p>1497446</text:p>
          </table:table-cell>
          <table:table-cell office:value-type="float" office:value="138930" calcext:value-type="float">
            <text:p>138930</text:p>
          </table:table-cell>
          <table:table-cell office:value-type="float" office:value="4.524" calcext:value-type="float">
            <text:p>4.524</text:p>
          </table:table-cell>
          <table:table-cell office:value-type="float" office:value="0.42" calcext:value-type="float">
            <text:p>0.42</text:p>
          </table:table-cell>
          <table:table-cell office:value-type="float" office:value="122573" calcext:value-type="float">
            <text:p>122573</text:p>
          </table:table-cell>
          <table:table-cell office:value-type="float" office:value="0.37" calcext:value-type="float">
            <text:p>0.37</text:p>
          </table:table-cell>
          <table:table-cell office:value-type="float" office:value="7.26" calcext:value-type="float">
            <text:p>7.26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1</text:p>
          </table:table-cell>
          <table:table-cell office:value-type="float" office:value="189618" calcext:value-type="float">
            <text:p>189618</text:p>
          </table:table-cell>
          <table:table-cell office:value-type="float" office:value="24998" calcext:value-type="float">
            <text:p>24998</text:p>
          </table:table-cell>
          <table:table-cell office:value-type="float" office:value="19198.143" calcext:value-type="float">
            <text:p>19198.143</text:p>
          </table:table-cell>
          <table:table-cell office:value-type="float" office:value="4079" calcext:value-type="float">
            <text:p>4079</text:p>
          </table:table-cell>
          <table:table-cell office:value-type="float" office:value="909" calcext:value-type="float">
            <text:p>909</text:p>
          </table:table-cell>
          <table:table-cell office:value-type="float" office:value="468.286" calcext:value-type="float">
            <text:p>468.286</text:p>
          </table:table-cell>
          <table:table-cell office:value-type="float" office:value="572.859" calcext:value-type="float">
            <text:p>572.859</text:p>
          </table:table-cell>
          <table:table-cell office:value-type="float" office:value="75.522" calcext:value-type="float">
            <text:p>75.522</text:p>
          </table:table-cell>
          <table:table-cell office:value-type="float" office:value="58" calcext:value-type="float">
            <text:p>58</text:p>
          </table:table-cell>
          <table:table-cell office:value-type="float" office:value="12.323" calcext:value-type="float">
            <text:p>12.323</text:p>
          </table:table-cell>
          <table:table-cell office:value-type="float" office:value="2.746" calcext:value-type="float">
            <text:p>2.746</text:p>
          </table:table-cell>
          <table:table-cell office:value-type="float" office:value="1.415" calcext:value-type="float">
            <text:p>1.415</text:p>
          </table:table-cell>
          <table:table-cell office:value-type="float" office:value="1.81" calcext:value-type="float">
            <text:p>1.81</text:p>
          </table:table-cell>
          <table:table-cell office:value-type="float" office:value="3937" calcext:value-type="float">
            <text:p>3937</text:p>
          </table:table-cell>
          <table:table-cell office:value-type="float" office:value="11.894" calcext:value-type="float">
            <text:p>11.894</text:p>
          </table:table-cell>
          <table:table-cell office:value-type="float" office:value="20906" calcext:value-type="float">
            <text:p>20906</text:p>
          </table:table-cell>
          <table:table-cell office:value-type="float" office:value="63.16" calcext:value-type="float">
            <text:p>63.16</text:p>
          </table:table-cell>
          <table:table-cell table:number-columns-repeated="4"/>
          <table:table-cell office:value-type="float" office:value="1647722" calcext:value-type="float">
            <text:p>1647722</text:p>
          </table:table-cell>
          <table:table-cell office:value-type="float" office:value="150276" calcext:value-type="float">
            <text:p>150276</text:p>
          </table:table-cell>
          <table:table-cell office:value-type="float" office:value="4.978" calcext:value-type="float">
            <text:p>4.978</text:p>
          </table:table-cell>
          <table:table-cell office:value-type="float" office:value="0.454" calcext:value-type="float">
            <text:p>0.454</text:p>
          </table:table-cell>
          <table:table-cell office:value-type="float" office:value="128139" calcext:value-type="float">
            <text:p>128139</text:p>
          </table:table-cell>
          <table:table-cell office:value-type="float" office:value="0.387" calcext:value-type="float">
            <text:p>0.387</text:p>
          </table:table-cell>
          <table:table-cell office:value-type="float" office:value="6.675" calcext:value-type="float">
            <text:p>6.6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2</text:p>
          </table:table-cell>
          <table:table-cell office:value-type="float" office:value="216721" calcext:value-type="float">
            <text:p>216721</text:p>
          </table:table-cell>
          <table:table-cell office:value-type="float" office:value="27103" calcext:value-type="float">
            <text:p>27103</text:p>
          </table:table-cell>
          <table:table-cell office:value-type="float" office:value="21075.286" calcext:value-type="float">
            <text:p>21075.286</text:p>
          </table:table-cell>
          <table:table-cell office:value-type="float" office:value="5138" calcext:value-type="float">
            <text:p>5138</text:p>
          </table:table-cell>
          <table:table-cell office:value-type="float" office:value="1059" calcext:value-type="float">
            <text:p>1059</text:p>
          </table:table-cell>
          <table:table-cell office:value-type="float" office:value="584" calcext:value-type="float">
            <text:p>584</text:p>
          </table:table-cell>
          <table:table-cell office:value-type="float" office:value="654.741" calcext:value-type="float">
            <text:p>654.741</text:p>
          </table:table-cell>
          <table:table-cell office:value-type="float" office:value="81.882" calcext:value-type="float">
            <text:p>81.882</text:p>
          </table:table-cell>
          <table:table-cell office:value-type="float" office:value="63.671" calcext:value-type="float">
            <text:p>63.671</text:p>
          </table:table-cell>
          <table:table-cell office:value-type="float" office:value="15.523" calcext:value-type="float">
            <text:p>15.523</text:p>
          </table:table-cell>
          <table:table-cell office:value-type="float" office:value="3.199" calcext:value-type="float">
            <text:p>3.199</text:p>
          </table:table-cell>
          <table:table-cell office:value-type="float" office:value="1.764" calcext:value-type="float">
            <text:p>1.764</text:p>
          </table:table-cell>
          <table:table-cell office:value-type="float" office:value="1.73" calcext:value-type="float">
            <text:p>1.73</text:p>
          </table:table-cell>
          <table:table-cell office:value-type="float" office:value="4513" calcext:value-type="float">
            <text:p>4513</text:p>
          </table:table-cell>
          <table:table-cell office:value-type="float" office:value="13.634" calcext:value-type="float">
            <text:p>13.634</text:p>
          </table:table-cell>
          <table:table-cell office:value-type="float" office:value="22997" calcext:value-type="float">
            <text:p>22997</text:p>
          </table:table-cell>
          <table:table-cell office:value-type="float" office:value="69.477" calcext:value-type="float">
            <text:p>69.477</text:p>
          </table:table-cell>
          <table:table-cell table:number-columns-repeated="4"/>
          <table:table-cell office:value-type="float" office:value="1806086" calcext:value-type="float">
            <text:p>1806086</text:p>
          </table:table-cell>
          <table:table-cell office:value-type="float" office:value="158364" calcext:value-type="float">
            <text:p>158364</text:p>
          </table:table-cell>
          <table:table-cell office:value-type="float" office:value="5.456" calcext:value-type="float">
            <text:p>5.456</text:p>
          </table:table-cell>
          <table:table-cell office:value-type="float" office:value="0.478" calcext:value-type="float">
            <text:p>0.478</text:p>
          </table:table-cell>
          <table:table-cell office:value-type="float" office:value="132819" calcext:value-type="float">
            <text:p>132819</text:p>
          </table:table-cell>
          <table:table-cell office:value-type="float" office:value="0.401" calcext:value-type="float">
            <text:p>0.401</text:p>
          </table:table-cell>
          <table:table-cell office:value-type="float" office:value="6.302" calcext:value-type="float">
            <text:p>6.302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3</text:p>
          </table:table-cell>
          <table:table-cell office:value-type="float" office:value="245540" calcext:value-type="float">
            <text:p>245540</text:p>
          </table:table-cell>
          <table:table-cell office:value-type="float" office:value="28819" calcext:value-type="float">
            <text:p>28819</text:p>
          </table:table-cell>
          <table:table-cell office:value-type="float" office:value="22792.714" calcext:value-type="float">
            <text:p>22792.714</text:p>
          </table:table-cell>
          <table:table-cell office:value-type="float" office:value="6053" calcext:value-type="float">
            <text:p>6053</text:p>
          </table:table-cell>
          <table:table-cell office:value-type="float" office:value="915" calcext:value-type="float">
            <text:p>915</text:p>
          </table:table-cell>
          <table:table-cell office:value-type="float" office:value="679.571" calcext:value-type="float">
            <text:p>679.571</text:p>
          </table:table-cell>
          <table:table-cell office:value-type="float" office:value="741.807" calcext:value-type="float">
            <text:p>741.807</text:p>
          </table:table-cell>
          <table:table-cell office:value-type="float" office:value="87.066" calcext:value-type="float">
            <text:p>87.066</text:p>
          </table:table-cell>
          <table:table-cell office:value-type="float" office:value="68.86" calcext:value-type="float">
            <text:p>68.86</text:p>
          </table:table-cell>
          <table:table-cell office:value-type="float" office:value="18.287" calcext:value-type="float">
            <text:p>18.287</text:p>
          </table:table-cell>
          <table:table-cell office:value-type="float" office:value="2.764" calcext:value-type="float">
            <text:p>2.764</text:p>
          </table:table-cell>
          <table:table-cell office:value-type="float" office:value="2.053" calcext:value-type="float">
            <text:p>2.053</text:p>
          </table:table-cell>
          <table:table-cell office:value-type="float" office:value="1.65" calcext:value-type="float">
            <text:p>1.65</text:p>
          </table:table-cell>
          <table:table-cell office:value-type="float" office:value="4928" calcext:value-type="float">
            <text:p>4928</text:p>
          </table:table-cell>
          <table:table-cell office:value-type="float" office:value="14.888" calcext:value-type="float">
            <text:p>14.888</text:p>
          </table:table-cell>
          <table:table-cell office:value-type="float" office:value="25777" calcext:value-type="float">
            <text:p>25777</text:p>
          </table:table-cell>
          <table:table-cell office:value-type="float" office:value="77.876" calcext:value-type="float">
            <text:p>77.876</text:p>
          </table:table-cell>
          <table:table-cell table:number-columns-repeated="4"/>
          <table:table-cell office:value-type="float" office:value="1972145" calcext:value-type="float">
            <text:p>1972145</text:p>
          </table:table-cell>
          <table:table-cell office:value-type="float" office:value="166059" calcext:value-type="float">
            <text:p>166059</text:p>
          </table:table-cell>
          <table:table-cell office:value-type="float" office:value="5.958" calcext:value-type="float">
            <text:p>5.958</text:p>
          </table:table-cell>
          <table:table-cell office:value-type="float" office:value="0.502" calcext:value-type="float">
            <text:p>0.502</text:p>
          </table:table-cell>
          <table:table-cell office:value-type="float" office:value="137637" calcext:value-type="float">
            <text:p>137637</text:p>
          </table:table-cell>
          <table:table-cell office:value-type="float" office:value="0.416" calcext:value-type="float">
            <text:p>0.416</text:p>
          </table:table-cell>
          <table:table-cell office:value-type="float" office:value="6.039" calcext:value-type="float">
            <text:p>6.039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4</text:p>
          </table:table-cell>
          <table:table-cell office:value-type="float" office:value="277965" calcext:value-type="float">
            <text:p>277965</text:p>
          </table:table-cell>
          <table:table-cell office:value-type="float" office:value="32425" calcext:value-type="float">
            <text:p>32425</text:p>
          </table:table-cell>
          <table:table-cell office:value-type="float" office:value="24754.143" calcext:value-type="float">
            <text:p>24754.143</text:p>
          </table:table-cell>
          <table:table-cell office:value-type="float" office:value="7157" calcext:value-type="float">
            <text:p>7157</text:p>
          </table:table-cell>
          <table:table-cell office:value-type="float" office:value="1104" calcext:value-type="float">
            <text:p>1104</text:p>
          </table:table-cell>
          <table:table-cell office:value-type="float" office:value="778.571" calcext:value-type="float">
            <text:p>778.571</text:p>
          </table:table-cell>
          <table:table-cell office:value-type="float" office:value="839.767" calcext:value-type="float">
            <text:p>839.767</text:p>
          </table:table-cell>
          <table:table-cell office:value-type="float" office:value="97.96" calcext:value-type="float">
            <text:p>97.96</text:p>
          </table:table-cell>
          <table:table-cell office:value-type="float" office:value="74.785" calcext:value-type="float">
            <text:p>74.785</text:p>
          </table:table-cell>
          <table:table-cell office:value-type="float" office:value="21.622" calcext:value-type="float">
            <text:p>21.622</text:p>
          </table:table-cell>
          <table:table-cell office:value-type="float" office:value="3.335" calcext:value-type="float">
            <text:p>3.335</text:p>
          </table:table-cell>
          <table:table-cell office:value-type="float" office:value="2.352" calcext:value-type="float">
            <text:p>2.352</text:p>
          </table:table-cell>
          <table:table-cell office:value-type="float" office:value="1.57" calcext:value-type="float">
            <text:p>1.57</text:p>
          </table:table-cell>
          <table:table-cell office:value-type="float" office:value="5500" calcext:value-type="float">
            <text:p>5500</text:p>
          </table:table-cell>
          <table:table-cell office:value-type="float" office:value="16.616" calcext:value-type="float">
            <text:p>16.616</text:p>
          </table:table-cell>
          <table:table-cell office:value-type="float" office:value="30268" calcext:value-type="float">
            <text:p>30268</text:p>
          </table:table-cell>
          <table:table-cell office:value-type="float" office:value="91.443" calcext:value-type="float">
            <text:p>91.443</text:p>
          </table:table-cell>
          <table:table-cell table:number-columns-repeated="4"/>
          <table:table-cell office:value-type="float" office:value="2119494" calcext:value-type="float">
            <text:p>2119494</text:p>
          </table:table-cell>
          <table:table-cell office:value-type="float" office:value="147349" calcext:value-type="float">
            <text:p>147349</text:p>
          </table:table-cell>
          <table:table-cell office:value-type="float" office:value="6.403" calcext:value-type="float">
            <text:p>6.403</text:p>
          </table:table-cell>
          <table:table-cell office:value-type="float" office:value="0.445" calcext:value-type="float">
            <text:p>0.445</text:p>
          </table:table-cell>
          <table:table-cell office:value-type="float" office:value="141428" calcext:value-type="float">
            <text:p>141428</text:p>
          </table:table-cell>
          <table:table-cell office:value-type="float" office:value="0.427" calcext:value-type="float">
            <text:p>0.427</text:p>
          </table:table-cell>
          <table:table-cell office:value-type="float" office:value="5.713" calcext:value-type="float">
            <text:p>5.713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5</text:p>
          </table:table-cell>
          <table:table-cell office:value-type="float" office:value="312237" calcext:value-type="float">
            <text:p>312237</text:p>
          </table:table-cell>
          <table:table-cell office:value-type="float" office:value="34272" calcext:value-type="float">
            <text:p>34272</text:p>
          </table:table-cell>
          <table:table-cell office:value-type="float" office:value="26796" calcext:value-type="float">
            <text:p>26796</text:p>
          </table:table-cell>
          <table:table-cell office:value-type="float" office:value="8501" calcext:value-type="float">
            <text:p>8501</text:p>
          </table:table-cell>
          <table:table-cell office:value-type="float" office:value="1344" calcext:value-type="float">
            <text:p>1344</text:p>
          </table:table-cell>
          <table:table-cell office:value-type="float" office:value="901.429" calcext:value-type="float">
            <text:p>901.429</text:p>
          </table:table-cell>
          <table:table-cell office:value-type="float" office:value="943.307" calcext:value-type="float">
            <text:p>943.307</text:p>
          </table:table-cell>
          <table:table-cell office:value-type="float" office:value="103.54" calcext:value-type="float">
            <text:p>103.54</text:p>
          </table:table-cell>
          <table:table-cell office:value-type="float" office:value="80.954" calcext:value-type="float">
            <text:p>80.954</text:p>
          </table:table-cell>
          <table:table-cell office:value-type="float" office:value="25.683" calcext:value-type="float">
            <text:p>25.683</text:p>
          </table:table-cell>
          <table:table-cell office:value-type="float" office:value="4.06" calcext:value-type="float">
            <text:p>4.06</text:p>
          </table:table-cell>
          <table:table-cell office:value-type="float" office:value="2.723" calcext:value-type="float">
            <text:p>2.723</text:p>
          </table:table-cell>
          <table:table-cell office:value-type="float" office:value="1.48" calcext:value-type="float">
            <text:p>1.48</text:p>
          </table:table-cell>
          <table:table-cell office:value-type="float" office:value="5811" calcext:value-type="float">
            <text:p>5811</text:p>
          </table:table-cell>
          <table:table-cell office:value-type="float" office:value="17.556" calcext:value-type="float">
            <text:p>17.556</text:p>
          </table:table-cell>
          <table:table-cell office:value-type="float" office:value="32180" calcext:value-type="float">
            <text:p>32180</text:p>
          </table:table-cell>
          <table:table-cell office:value-type="float" office:value="97.22" calcext:value-type="float">
            <text:p>97.22</text:p>
          </table:table-cell>
          <table:table-cell office:value-type="float" office:value="453" calcext:value-type="float">
            <text:p>453</text:p>
          </table:table-cell>
          <table:table-cell office:value-type="float" office:value="1.369" calcext:value-type="float">
            <text:p>1.369</text:p>
          </table:table-cell>
          <table:table-cell office:value-type="float" office:value="28382" calcext:value-type="float">
            <text:p>28382</text:p>
          </table:table-cell>
          <table:table-cell office:value-type="float" office:value="85.746" calcext:value-type="float">
            <text:p>85.746</text:p>
          </table:table-cell>
          <table:table-cell office:value-type="float" office:value="2258181" calcext:value-type="float">
            <text:p>2258181</text:p>
          </table:table-cell>
          <table:table-cell office:value-type="float" office:value="138687" calcext:value-type="float">
            <text:p>138687</text:p>
          </table:table-cell>
          <table:table-cell office:value-type="float" office:value="6.822" calcext:value-type="float">
            <text:p>6.822</text:p>
          </table:table-cell>
          <table:table-cell office:value-type="float" office:value="0.419" calcext:value-type="float">
            <text:p>0.419</text:p>
          </table:table-cell>
          <table:table-cell office:value-type="float" office:value="145606" calcext:value-type="float">
            <text:p>145606</text:p>
          </table:table-cell>
          <table:table-cell office:value-type="float" office:value="0.44" calcext:value-type="float">
            <text:p>0.44</text:p>
          </table:table-cell>
          <table:table-cell office:value-type="float" office:value="5.434" calcext:value-type="float">
            <text:p>5.43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6</text:p>
          </table:table-cell>
          <table:table-cell office:value-type="float" office:value="337635" calcext:value-type="float">
            <text:p>337635</text:p>
          </table:table-cell>
          <table:table-cell office:value-type="float" office:value="25398" calcext:value-type="float">
            <text:p>25398</text:p>
          </table:table-cell>
          <table:table-cell office:value-type="float" office:value="27801.429" calcext:value-type="float">
            <text:p>27801.429</text:p>
          </table:table-cell>
          <table:table-cell office:value-type="float" office:value="9647" calcext:value-type="float">
            <text:p>9647</text:p>
          </table:table-cell>
          <table:table-cell office:value-type="float" office:value="1146" calcext:value-type="float">
            <text:p>1146</text:p>
          </table:table-cell>
          <table:table-cell office:value-type="float" office:value="1019.714" calcext:value-type="float">
            <text:p>1019.714</text:p>
          </table:table-cell>
          <table:table-cell office:value-type="float" office:value="1020.037" calcext:value-type="float">
            <text:p>1020.037</text:p>
          </table:table-cell>
          <table:table-cell office:value-type="float" office:value="76.731" calcext:value-type="float">
            <text:p>76.731</text:p>
          </table:table-cell>
          <table:table-cell office:value-type="float" office:value="83.992" calcext:value-type="float">
            <text:p>83.992</text:p>
          </table:table-cell>
          <table:table-cell office:value-type="float" office:value="29.145" calcext:value-type="float">
            <text:p>29.145</text:p>
          </table:table-cell>
          <table:table-cell office:value-type="float" office:value="3.462" calcext:value-type="float">
            <text:p>3.462</text:p>
          </table:table-cell>
          <table:table-cell office:value-type="float" office:value="3.081" calcext:value-type="float">
            <text:p>3.081</text:p>
          </table:table-cell>
          <table:table-cell office:value-type="float" office:value="1.42" calcext:value-type="float">
            <text:p>1.42</text:p>
          </table:table-cell>
          <table:table-cell office:value-type="float" office:value="7079" calcext:value-type="float">
            <text:p>7079</text:p>
          </table:table-cell>
          <table:table-cell office:value-type="float" office:value="21.387" calcext:value-type="float">
            <text:p>21.387</text:p>
          </table:table-cell>
          <table:table-cell office:value-type="float" office:value="36159" calcext:value-type="float">
            <text:p>36159</text:p>
          </table:table-cell>
          <table:table-cell office:value-type="float" office:value="109.241" calcext:value-type="float">
            <text:p>109.241</text:p>
          </table:table-cell>
          <table:table-cell table:number-columns-repeated="4"/>
          <table:table-cell office:value-type="float" office:value="2398138" calcext:value-type="float">
            <text:p>2398138</text:p>
          </table:table-cell>
          <table:table-cell office:value-type="float" office:value="139957" calcext:value-type="float">
            <text:p>139957</text:p>
          </table:table-cell>
          <table:table-cell office:value-type="float" office:value="7.245" calcext:value-type="float">
            <text:p>7.245</text:p>
          </table:table-cell>
          <table:table-cell office:value-type="float" office:value="0.423" calcext:value-type="float">
            <text:p>0.423</text:p>
          </table:table-cell>
          <table:table-cell office:value-type="float" office:value="148517" calcext:value-type="float">
            <text:p>148517</text:p>
          </table:table-cell>
          <table:table-cell office:value-type="float" office:value="0.449" calcext:value-type="float">
            <text:p>0.449</text:p>
          </table:table-cell>
          <table:table-cell office:value-type="float" office:value="5.342" calcext:value-type="float">
            <text:p>5.342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7</text:p>
          </table:table-cell>
          <table:table-cell office:value-type="float" office:value="368196" calcext:value-type="float">
            <text:p>368196</text:p>
          </table:table-cell>
          <table:table-cell office:value-type="float" office:value="30561" calcext:value-type="float">
            <text:p>30561</text:p>
          </table:table-cell>
          <table:table-cell office:value-type="float" office:value="29082.286" calcext:value-type="float">
            <text:p>29082.286</text:p>
          </table:table-cell>
          <table:table-cell office:value-type="float" office:value="10989" calcext:value-type="float">
            <text:p>10989</text:p>
          </table:table-cell>
          <table:table-cell office:value-type="float" office:value="1342" calcext:value-type="float">
            <text:p>1342</text:p>
          </table:table-cell>
          <table:table-cell office:value-type="float" office:value="1117" calcext:value-type="float">
            <text:p>1117</text:p>
          </table:table-cell>
          <table:table-cell office:value-type="float" office:value="1112.366" calcext:value-type="float">
            <text:p>1112.366</text:p>
          </table:table-cell>
          <table:table-cell office:value-type="float" office:value="92.329" calcext:value-type="float">
            <text:p>92.329</text:p>
          </table:table-cell>
          <table:table-cell office:value-type="float" office:value="87.861" calcext:value-type="float">
            <text:p>87.861</text:p>
          </table:table-cell>
          <table:table-cell office:value-type="float" office:value="33.199" calcext:value-type="float">
            <text:p>33.199</text:p>
          </table:table-cell>
          <table:table-cell office:value-type="float" office:value="4.054" calcext:value-type="float">
            <text:p>4.054</text:p>
          </table:table-cell>
          <table:table-cell office:value-type="float" office:value="3.375" calcext:value-type="float">
            <text:p>3.375</text:p>
          </table:table-cell>
          <table:table-cell office:value-type="float" office:value="1.36" calcext:value-type="float">
            <text:p>1.36</text:p>
          </table:table-cell>
          <table:table-cell office:value-type="float" office:value="9978" calcext:value-type="float">
            <text:p>9978</text:p>
          </table:table-cell>
          <table:table-cell office:value-type="float" office:value="30.145" calcext:value-type="float">
            <text:p>30.145</text:p>
          </table:table-cell>
          <table:table-cell office:value-type="float" office:value="43849" calcext:value-type="float">
            <text:p>43849</text:p>
          </table:table-cell>
          <table:table-cell office:value-type="float" office:value="132.473" calcext:value-type="float">
            <text:p>132.473</text:p>
          </table:table-cell>
          <table:table-cell table:number-columns-repeated="4"/>
          <table:table-cell office:value-type="float" office:value="2575108" calcext:value-type="float">
            <text:p>2575108</text:p>
          </table:table-cell>
          <table:table-cell office:value-type="float" office:value="176970" calcext:value-type="float">
            <text:p>176970</text:p>
          </table:table-cell>
          <table:table-cell office:value-type="float" office:value="7.78" calcext:value-type="float">
            <text:p>7.78</text:p>
          </table:table-cell>
          <table:table-cell office:value-type="float" office:value="0.535" calcext:value-type="float">
            <text:p>0.535</text:p>
          </table:table-cell>
          <table:table-cell office:value-type="float" office:value="153952" calcext:value-type="float">
            <text:p>153952</text:p>
          </table:table-cell>
          <table:table-cell office:value-type="float" office:value="0.465" calcext:value-type="float">
            <text:p>0.465</text:p>
          </table:table-cell>
          <table:table-cell office:value-type="float" office:value="5.294" calcext:value-type="float">
            <text:p>5.29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8</text:p>
          </table:table-cell>
          <table:table-cell office:value-type="float" office:value="398809" calcext:value-type="float">
            <text:p>398809</text:p>
          </table:table-cell>
          <table:table-cell office:value-type="float" office:value="30613" calcext:value-type="float">
            <text:p>30613</text:p>
          </table:table-cell>
          <table:table-cell office:value-type="float" office:value="29884.429" calcext:value-type="float">
            <text:p>29884.429</text:p>
          </table:table-cell>
          <table:table-cell office:value-type="float" office:value="12895" calcext:value-type="float">
            <text:p>12895</text:p>
          </table:table-cell>
          <table:table-cell office:value-type="float" office:value="1906" calcext:value-type="float">
            <text:p>1906</text:p>
          </table:table-cell>
          <table:table-cell office:value-type="float" office:value="1259.429" calcext:value-type="float">
            <text:p>1259.429</text:p>
          </table:table-cell>
          <table:table-cell office:value-type="float" office:value="1204.851" calcext:value-type="float">
            <text:p>1204.851</text:p>
          </table:table-cell>
          <table:table-cell office:value-type="float" office:value="92.486" calcext:value-type="float">
            <text:p>92.486</text:p>
          </table:table-cell>
          <table:table-cell office:value-type="float" office:value="90.285" calcext:value-type="float">
            <text:p>90.285</text:p>
          </table:table-cell>
          <table:table-cell office:value-type="float" office:value="38.957" calcext:value-type="float">
            <text:p>38.957</text:p>
          </table:table-cell>
          <table:table-cell office:value-type="float" office:value="5.758" calcext:value-type="float">
            <text:p>5.758</text:p>
          </table:table-cell>
          <table:table-cell office:value-type="float" office:value="3.805" calcext:value-type="float">
            <text:p>3.805</text:p>
          </table:table-cell>
          <table:table-cell office:value-type="float" office:value="1.31" calcext:value-type="float">
            <text:p>1.31</text:p>
          </table:table-cell>
          <table:table-cell office:value-type="float" office:value="10337" calcext:value-type="float">
            <text:p>10337</text:p>
          </table:table-cell>
          <table:table-cell office:value-type="float" office:value="31.229" calcext:value-type="float">
            <text:p>31.229</text:p>
          </table:table-cell>
          <table:table-cell office:value-type="float" office:value="45515" calcext:value-type="float">
            <text:p>45515</text:p>
          </table:table-cell>
          <table:table-cell office:value-type="float" office:value="137.506" calcext:value-type="float">
            <text:p>137.506</text:p>
          </table:table-cell>
          <table:table-cell table:number-columns-repeated="4"/>
          <table:table-cell office:value-type="float" office:value="2739584" calcext:value-type="float">
            <text:p>2739584</text:p>
          </table:table-cell>
          <table:table-cell office:value-type="float" office:value="164476" calcext:value-type="float">
            <text:p>164476</text:p>
          </table:table-cell>
          <table:table-cell office:value-type="float" office:value="8.277" calcext:value-type="float">
            <text:p>8.277</text:p>
          </table:table-cell>
          <table:table-cell office:value-type="float" office:value="0.497" calcext:value-type="float">
            <text:p>0.497</text:p>
          </table:table-cell>
          <table:table-cell office:value-type="float" office:value="155980" calcext:value-type="float">
            <text:p>155980</text:p>
          </table:table-cell>
          <table:table-cell office:value-type="float" office:value="0.471" calcext:value-type="float">
            <text:p>0.471</text:p>
          </table:table-cell>
          <table:table-cell office:value-type="float" office:value="5.219" calcext:value-type="float">
            <text:p>5.219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09</text:p>
          </table:table-cell>
          <table:table-cell office:value-type="float" office:value="432132" calcext:value-type="float">
            <text:p>432132</text:p>
          </table:table-cell>
          <table:table-cell office:value-type="float" office:value="33323" calcext:value-type="float">
            <text:p>33323</text:p>
          </table:table-cell>
          <table:table-cell office:value-type="float" office:value="30773" calcext:value-type="float">
            <text:p>30773</text:p>
          </table:table-cell>
          <table:table-cell office:value-type="float" office:value="14817" calcext:value-type="float">
            <text:p>14817</text:p>
          </table:table-cell>
          <table:table-cell office:value-type="float" office:value="1922" calcext:value-type="float">
            <text:p>1922</text:p>
          </table:table-cell>
          <table:table-cell office:value-type="float" office:value="1382.714" calcext:value-type="float">
            <text:p>1382.714</text:p>
          </table:table-cell>
          <table:table-cell office:value-type="float" office:value="1305.524" calcext:value-type="float">
            <text:p>1305.524</text:p>
          </table:table-cell>
          <table:table-cell office:value-type="float" office:value="100.673" calcext:value-type="float">
            <text:p>100.673</text:p>
          </table:table-cell>
          <table:table-cell office:value-type="float" office:value="92.969" calcext:value-type="float">
            <text:p>92.969</text:p>
          </table:table-cell>
          <table:table-cell office:value-type="float" office:value="44.764" calcext:value-type="float">
            <text:p>44.764</text:p>
          </table:table-cell>
          <table:table-cell office:value-type="float" office:value="5.807" calcext:value-type="float">
            <text:p>5.807</text:p>
          </table:table-cell>
          <table:table-cell office:value-type="float" office:value="4.177" calcext:value-type="float">
            <text:p>4.177</text:p>
          </table:table-cell>
          <table:table-cell office:value-type="float" office:value="1.26" calcext:value-type="float">
            <text:p>1.26</text:p>
          </table:table-cell>
          <table:table-cell office:value-type="float" office:value="12450" calcext:value-type="float">
            <text:p>12450</text:p>
          </table:table-cell>
          <table:table-cell office:value-type="float" office:value="37.613" calcext:value-type="float">
            <text:p>37.613</text:p>
          </table:table-cell>
          <table:table-cell office:value-type="float" office:value="51313" calcext:value-type="float">
            <text:p>51313</text:p>
          </table:table-cell>
          <table:table-cell office:value-type="float" office:value="155.023" calcext:value-type="float">
            <text:p>155.023</text:p>
          </table:table-cell>
          <table:table-cell table:number-columns-repeated="4"/>
          <table:table-cell office:value-type="float" office:value="2910450" calcext:value-type="float">
            <text:p>2910450</text:p>
          </table:table-cell>
          <table:table-cell office:value-type="float" office:value="170866" calcext:value-type="float">
            <text:p>170866</text:p>
          </table:table-cell>
          <table:table-cell office:value-type="float" office:value="8.793" calcext:value-type="float">
            <text:p>8.793</text:p>
          </table:table-cell>
          <table:table-cell office:value-type="float" office:value="0.516" calcext:value-type="float">
            <text:p>0.516</text:p>
          </table:table-cell>
          <table:table-cell office:value-type="float" office:value="157766" calcext:value-type="float">
            <text:p>157766</text:p>
          </table:table-cell>
          <table:table-cell office:value-type="float" office:value="0.477" calcext:value-type="float">
            <text:p>0.477</text:p>
          </table:table-cell>
          <table:table-cell office:value-type="float" office:value="5.127" calcext:value-type="float">
            <text:p>5.127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0</text:p>
          </table:table-cell>
          <table:table-cell office:value-type="float" office:value="466033" calcext:value-type="float">
            <text:p>466033</text:p>
          </table:table-cell>
          <table:table-cell office:value-type="float" office:value="33901" calcext:value-type="float">
            <text:p>33901</text:p>
          </table:table-cell>
          <table:table-cell office:value-type="float" office:value="31499" calcext:value-type="float">
            <text:p>31499</text:p>
          </table:table-cell>
          <table:table-cell office:value-type="float" office:value="16690" calcext:value-type="float">
            <text:p>16690</text:p>
          </table:table-cell>
          <table:table-cell office:value-type="float" office:value="1873" calcext:value-type="float">
            <text:p>1873</text:p>
          </table:table-cell>
          <table:table-cell office:value-type="float" office:value="1519.571" calcext:value-type="float">
            <text:p>1519.571</text:p>
          </table:table-cell>
          <table:table-cell office:value-type="float" office:value="1407.943" calcext:value-type="float">
            <text:p>1407.943</text:p>
          </table:table-cell>
          <table:table-cell office:value-type="float" office:value="102.419" calcext:value-type="float">
            <text:p>102.419</text:p>
          </table:table-cell>
          <table:table-cell office:value-type="float" office:value="95.162" calcext:value-type="float">
            <text:p>95.162</text:p>
          </table:table-cell>
          <table:table-cell office:value-type="float" office:value="50.423" calcext:value-type="float">
            <text:p>50.423</text:p>
          </table:table-cell>
          <table:table-cell office:value-type="float" office:value="5.659" calcext:value-type="float">
            <text:p>5.659</text:p>
          </table:table-cell>
          <table:table-cell office:value-type="float" office:value="4.591" calcext:value-type="float">
            <text:p>4.591</text:p>
          </table:table-cell>
          <table:table-cell office:value-type="float" office:value="1.21" calcext:value-type="float">
            <text:p>1.21</text:p>
          </table:table-cell>
          <table:table-cell office:value-type="float" office:value="12693" calcext:value-type="float">
            <text:p>12693</text:p>
          </table:table-cell>
          <table:table-cell office:value-type="float" office:value="38.347" calcext:value-type="float">
            <text:p>38.347</text:p>
          </table:table-cell>
          <table:table-cell office:value-type="float" office:value="53167" calcext:value-type="float">
            <text:p>53167</text:p>
          </table:table-cell>
          <table:table-cell office:value-type="float" office:value="160.624" calcext:value-type="float">
            <text:p>160.624</text:p>
          </table:table-cell>
          <table:table-cell table:number-columns-repeated="4"/>
          <table:table-cell office:value-type="float" office:value="3086093" calcext:value-type="float">
            <text:p>3086093</text:p>
          </table:table-cell>
          <table:table-cell office:value-type="float" office:value="175643" calcext:value-type="float">
            <text:p>175643</text:p>
          </table:table-cell>
          <table:table-cell office:value-type="float" office:value="9.323" calcext:value-type="float">
            <text:p>9.323</text:p>
          </table:table-cell>
          <table:table-cell office:value-type="float" office:value="0.531" calcext:value-type="float">
            <text:p>0.531</text:p>
          </table:table-cell>
          <table:table-cell office:value-type="float" office:value="159135" calcext:value-type="float">
            <text:p>159135</text:p>
          </table:table-cell>
          <table:table-cell office:value-type="float" office:value="0.481" calcext:value-type="float">
            <text:p>0.481</text:p>
          </table:table-cell>
          <table:table-cell office:value-type="float" office:value="5.052" calcext:value-type="float">
            <text:p>5.05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1</text:p>
          </table:table-cell>
          <table:table-cell office:value-type="float" office:value="501560" calcext:value-type="float">
            <text:p>501560</text:p>
          </table:table-cell>
          <table:table-cell office:value-type="float" office:value="35527" calcext:value-type="float">
            <text:p>35527</text:p>
          </table:table-cell>
          <table:table-cell office:value-type="float" office:value="31942.143" calcext:value-type="float">
            <text:p>31942.143</text:p>
          </table:table-cell>
          <table:table-cell office:value-type="float" office:value="18777" calcext:value-type="float">
            <text:p>18777</text:p>
          </table:table-cell>
          <table:table-cell office:value-type="float" office:value="2087" calcext:value-type="float">
            <text:p>2087</text:p>
          </table:table-cell>
          <table:table-cell office:value-type="float" office:value="1660" calcext:value-type="float">
            <text:p>1660</text:p>
          </table:table-cell>
          <table:table-cell office:value-type="float" office:value="1515.275" calcext:value-type="float">
            <text:p>1515.275</text:p>
          </table:table-cell>
          <table:table-cell office:value-type="float" office:value="107.331" calcext:value-type="float">
            <text:p>107.331</text:p>
          </table:table-cell>
          <table:table-cell office:value-type="float" office:value="96.501" calcext:value-type="float">
            <text:p>96.501</text:p>
          </table:table-cell>
          <table:table-cell office:value-type="float" office:value="56.728" calcext:value-type="float">
            <text:p>56.728</text:p>
          </table:table-cell>
          <table:table-cell office:value-type="float" office:value="6.305" calcext:value-type="float">
            <text:p>6.305</text:p>
          </table:table-cell>
          <table:table-cell office:value-type="float" office:value="5.015" calcext:value-type="float">
            <text:p>5.015</text:p>
          </table:table-cell>
          <table:table-cell office:value-type="float" office:value="1.16" calcext:value-type="float">
            <text:p>1.16</text:p>
          </table:table-cell>
          <table:table-cell office:value-type="float" office:value="13285" calcext:value-type="float">
            <text:p>13285</text:p>
          </table:table-cell>
          <table:table-cell office:value-type="float" office:value="40.136" calcext:value-type="float">
            <text:p>40.136</text:p>
          </table:table-cell>
          <table:table-cell office:value-type="float" office:value="55557" calcext:value-type="float">
            <text:p>55557</text:p>
          </table:table-cell>
          <table:table-cell office:value-type="float" office:value="167.845" calcext:value-type="float">
            <text:p>167.845</text:p>
          </table:table-cell>
          <table:table-cell table:number-columns-repeated="4"/>
          <table:table-cell office:value-type="float" office:value="3298957" calcext:value-type="float">
            <text:p>3298957</text:p>
          </table:table-cell>
          <table:table-cell office:value-type="float" office:value="212864" calcext:value-type="float">
            <text:p>212864</text:p>
          </table:table-cell>
          <table:table-cell office:value-type="float" office:value="9.967" calcext:value-type="float">
            <text:p>9.967</text:p>
          </table:table-cell>
          <table:table-cell office:value-type="float" office:value="0.643" calcext:value-type="float">
            <text:p>0.643</text:p>
          </table:table-cell>
          <table:table-cell office:value-type="float" office:value="168495" calcext:value-type="float">
            <text:p>168495</text:p>
          </table:table-cell>
          <table:table-cell office:value-type="float" office:value="0.509" calcext:value-type="float">
            <text:p>0.509</text:p>
          </table:table-cell>
          <table:table-cell office:value-type="float" office:value="5.275" calcext:value-type="float">
            <text:p>5.27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2</text:p>
          </table:table-cell>
          <table:table-cell office:value-type="float" office:value="529951" calcext:value-type="float">
            <text:p>529951</text:p>
          </table:table-cell>
          <table:table-cell office:value-type="float" office:value="28391" calcext:value-type="float">
            <text:p>28391</text:p>
          </table:table-cell>
          <table:table-cell office:value-type="float" office:value="31102" calcext:value-type="float">
            <text:p>31102</text:p>
          </table:table-cell>
          <table:table-cell office:value-type="float" office:value="20608" calcext:value-type="float">
            <text:p>20608</text:p>
          </table:table-cell>
          <table:table-cell office:value-type="float" office:value="1831" calcext:value-type="float">
            <text:p>1831</text:p>
          </table:table-cell>
          <table:table-cell office:value-type="float" office:value="1729.571" calcext:value-type="float">
            <text:p>1729.571</text:p>
          </table:table-cell>
          <table:table-cell office:value-type="float" office:value="1601.048" calcext:value-type="float">
            <text:p>1601.048</text:p>
          </table:table-cell>
          <table:table-cell office:value-type="float" office:value="85.773" calcext:value-type="float">
            <text:p>85.773</text:p>
          </table:table-cell>
          <table:table-cell office:value-type="float" office:value="93.963" calcext:value-type="float">
            <text:p>93.963</text:p>
          </table:table-cell>
          <table:table-cell office:value-type="float" office:value="62.259" calcext:value-type="float">
            <text:p>62.259</text:p>
          </table:table-cell>
          <table:table-cell office:value-type="float" office:value="5.532" calcext:value-type="float">
            <text:p>5.532</text:p>
          </table:table-cell>
          <table:table-cell office:value-type="float" office:value="5.225" calcext:value-type="float">
            <text:p>5.225</text:p>
          </table:table-cell>
          <table:table-cell office:value-type="float" office:value="1.11" calcext:value-type="float">
            <text:p>1.11</text:p>
          </table:table-cell>
          <table:table-cell office:value-type="float" office:value="13620" calcext:value-type="float">
            <text:p>13620</text:p>
          </table:table-cell>
          <table:table-cell office:value-type="float" office:value="41.148" calcext:value-type="float">
            <text:p>41.148</text:p>
          </table:table-cell>
          <table:table-cell office:value-type="float" office:value="55449" calcext:value-type="float">
            <text:p>55449</text:p>
          </table:table-cell>
          <table:table-cell office:value-type="float" office:value="167.518" calcext:value-type="float">
            <text:p>167.518</text:p>
          </table:table-cell>
          <table:table-cell office:value-type="float" office:value="840" calcext:value-type="float">
            <text:p>840</text:p>
          </table:table-cell>
          <table:table-cell office:value-type="float" office:value="2.538" calcext:value-type="float">
            <text:p>2.538</text:p>
          </table:table-cell>
          <table:table-cell office:value-type="float" office:value="25973" calcext:value-type="float">
            <text:p>25973</text:p>
          </table:table-cell>
          <table:table-cell office:value-type="float" office:value="78.468" calcext:value-type="float">
            <text:p>78.468</text:p>
          </table:table-cell>
          <table:table-cell office:value-type="float" office:value="3411087" calcext:value-type="float">
            <text:p>3411087</text:p>
          </table:table-cell>
          <table:table-cell office:value-type="float" office:value="112130" calcext:value-type="float">
            <text:p>112130</text:p>
          </table:table-cell>
          <table:table-cell office:value-type="float" office:value="10.305" calcext:value-type="float">
            <text:p>10.305</text:p>
          </table:table-cell>
          <table:table-cell office:value-type="float" office:value="0.339" calcext:value-type="float">
            <text:p>0.339</text:p>
          </table:table-cell>
          <table:table-cell office:value-type="float" office:value="164701" calcext:value-type="float">
            <text:p>164701</text:p>
          </table:table-cell>
          <table:table-cell office:value-type="float" office:value="0.498" calcext:value-type="float">
            <text:p>0.498</text:p>
          </table:table-cell>
          <table:table-cell office:value-type="float" office:value="5.296" calcext:value-type="float">
            <text:p>5.296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3</text:p>
          </table:table-cell>
          <table:table-cell office:value-type="float" office:value="557571" calcext:value-type="float">
            <text:p>557571</text:p>
          </table:table-cell>
          <table:table-cell office:value-type="float" office:value="27620" calcext:value-type="float">
            <text:p>27620</text:p>
          </table:table-cell>
          <table:table-cell office:value-type="float" office:value="31419.429" calcext:value-type="float">
            <text:p>31419.429</text:p>
          </table:table-cell>
          <table:table-cell office:value-type="float" office:value="22108" calcext:value-type="float">
            <text:p>22108</text:p>
          </table:table-cell>
          <table:table-cell office:value-type="float" office:value="1500" calcext:value-type="float">
            <text:p>1500</text:p>
          </table:table-cell>
          <table:table-cell office:value-type="float" office:value="1780.143" calcext:value-type="float">
            <text:p>1780.143</text:p>
          </table:table-cell>
          <table:table-cell office:value-type="float" office:value="1684.491" calcext:value-type="float">
            <text:p>1684.491</text:p>
          </table:table-cell>
          <table:table-cell office:value-type="float" office:value="83.443" calcext:value-type="float">
            <text:p>83.443</text:p>
          </table:table-cell>
          <table:table-cell office:value-type="float" office:value="94.922" calcext:value-type="float">
            <text:p>94.922</text:p>
          </table:table-cell>
          <table:table-cell office:value-type="float" office:value="66.791" calcext:value-type="float">
            <text:p>66.791</text:p>
          </table:table-cell>
          <table:table-cell office:value-type="float" office:value="4.532" calcext:value-type="float">
            <text:p>4.532</text:p>
          </table:table-cell>
          <table:table-cell office:value-type="float" office:value="5.378" calcext:value-type="float">
            <text:p>5.378</text:p>
          </table:table-cell>
          <table:table-cell office:value-type="float" office:value="1.09" calcext:value-type="float">
            <text:p>1.09</text:p>
          </table:table-cell>
          <table:table-cell office:value-type="float" office:value="13620" calcext:value-type="float">
            <text:p>13620</text:p>
          </table:table-cell>
          <table:table-cell office:value-type="float" office:value="41.148" calcext:value-type="float">
            <text:p>41.148</text:p>
          </table:table-cell>
          <table:table-cell office:value-type="float" office:value="56237" calcext:value-type="float">
            <text:p>56237</text:p>
          </table:table-cell>
          <table:table-cell office:value-type="float" office:value="169.899" calcext:value-type="float">
            <text:p>169.899</text:p>
          </table:table-cell>
          <table:table-cell table:number-columns-repeated="4"/>
          <table:table-cell office:value-type="float" office:value="3524221" calcext:value-type="float">
            <text:p>3524221</text:p>
          </table:table-cell>
          <table:table-cell office:value-type="float" office:value="113134" calcext:value-type="float">
            <text:p>113134</text:p>
          </table:table-cell>
          <table:table-cell office:value-type="float" office:value="10.647" calcext:value-type="float">
            <text:p>10.647</text:p>
          </table:table-cell>
          <table:table-cell office:value-type="float" office:value="0.342" calcext:value-type="float">
            <text:p>0.342</text:p>
          </table:table-cell>
          <table:table-cell office:value-type="float" office:value="160869" calcext:value-type="float">
            <text:p>160869</text:p>
          </table:table-cell>
          <table:table-cell office:value-type="float" office:value="0.486" calcext:value-type="float">
            <text:p>0.486</text:p>
          </table:table-cell>
          <table:table-cell office:value-type="float" office:value="5.12" calcext:value-type="float">
            <text:p>5.12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4</text:p>
          </table:table-cell>
          <table:table-cell office:value-type="float" office:value="582594" calcext:value-type="float">
            <text:p>582594</text:p>
          </table:table-cell>
          <table:table-cell office:value-type="float" office:value="25023" calcext:value-type="float">
            <text:p>25023</text:p>
          </table:table-cell>
          <table:table-cell office:value-type="float" office:value="30628.286" calcext:value-type="float">
            <text:p>30628.286</text:p>
          </table:table-cell>
          <table:table-cell office:value-type="float" office:value="23649" calcext:value-type="float">
            <text:p>23649</text:p>
          </table:table-cell>
          <table:table-cell office:value-type="float" office:value="1541" calcext:value-type="float">
            <text:p>1541</text:p>
          </table:table-cell>
          <table:table-cell office:value-type="float" office:value="1808.571" calcext:value-type="float">
            <text:p>1808.571</text:p>
          </table:table-cell>
          <table:table-cell office:value-type="float" office:value="1760.089" calcext:value-type="float">
            <text:p>1760.089</text:p>
          </table:table-cell>
          <table:table-cell office:value-type="float" office:value="75.598" calcext:value-type="float">
            <text:p>75.598</text:p>
          </table:table-cell>
          <table:table-cell office:value-type="float" office:value="92.532" calcext:value-type="float">
            <text:p>92.532</text:p>
          </table:table-cell>
          <table:table-cell office:value-type="float" office:value="71.447" calcext:value-type="float">
            <text:p>71.447</text:p>
          </table:table-cell>
          <table:table-cell office:value-type="float" office:value="4.656" calcext:value-type="float">
            <text:p>4.656</text:p>
          </table:table-cell>
          <table:table-cell office:value-type="float" office:value="5.464" calcext:value-type="float">
            <text:p>5.464</text:p>
          </table:table-cell>
          <table:table-cell office:value-type="float" office:value="1.08" calcext:value-type="float">
            <text:p>1.08</text:p>
          </table:table-cell>
          <table:table-cell office:value-type="float" office:value="14039" calcext:value-type="float">
            <text:p>14039</text:p>
          </table:table-cell>
          <table:table-cell office:value-type="float" office:value="42.414" calcext:value-type="float">
            <text:p>42.414</text:p>
          </table:table-cell>
          <table:table-cell office:value-type="float" office:value="59600" calcext:value-type="float">
            <text:p>59600</text:p>
          </table:table-cell>
          <table:table-cell office:value-type="float" office:value="180.059" calcext:value-type="float">
            <text:p>180.059</text:p>
          </table:table-cell>
          <table:table-cell table:number-columns-repeated="4"/>
          <table:table-cell office:value-type="float" office:value="3683476" calcext:value-type="float">
            <text:p>3683476</text:p>
          </table:table-cell>
          <table:table-cell office:value-type="float" office:value="159255" calcext:value-type="float">
            <text:p>159255</text:p>
          </table:table-cell>
          <table:table-cell office:value-type="float" office:value="11.128" calcext:value-type="float">
            <text:p>11.128</text:p>
          </table:table-cell>
          <table:table-cell office:value-type="float" office:value="0.481" calcext:value-type="float">
            <text:p>0.481</text:p>
          </table:table-cell>
          <table:table-cell office:value-type="float" office:value="158338" calcext:value-type="float">
            <text:p>158338</text:p>
          </table:table-cell>
          <table:table-cell office:value-type="float" office:value="0.478" calcext:value-type="float">
            <text:p>0.478</text:p>
          </table:table-cell>
          <table:table-cell office:value-type="float" office:value="5.17" calcext:value-type="float">
            <text:p>5.17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5</text:p>
          </table:table-cell>
          <table:table-cell office:value-type="float" office:value="609516" calcext:value-type="float">
            <text:p>609516</text:p>
          </table:table-cell>
          <table:table-cell office:value-type="float" office:value="26922" calcext:value-type="float">
            <text:p>26922</text:p>
          </table:table-cell>
          <table:table-cell office:value-type="float" office:value="30101" calcext:value-type="float">
            <text:p>30101</text:p>
          </table:table-cell>
          <table:table-cell office:value-type="float" office:value="26057" calcext:value-type="float">
            <text:p>26057</text:p>
          </table:table-cell>
          <table:table-cell office:value-type="float" office:value="2408" calcext:value-type="float">
            <text:p>2408</text:p>
          </table:table-cell>
          <table:table-cell office:value-type="float" office:value="1880.286" calcext:value-type="float">
            <text:p>1880.286</text:p>
          </table:table-cell>
          <table:table-cell office:value-type="float" office:value="1841.423" calcext:value-type="float">
            <text:p>1841.423</text:p>
          </table:table-cell>
          <table:table-cell office:value-type="float" office:value="81.335" calcext:value-type="float">
            <text:p>81.335</text:p>
          </table:table-cell>
          <table:table-cell office:value-type="float" office:value="90.939" calcext:value-type="float">
            <text:p>90.939</text:p>
          </table:table-cell>
          <table:table-cell office:value-type="float" office:value="78.721" calcext:value-type="float">
            <text:p>78.721</text:p>
          </table:table-cell>
          <table:table-cell office:value-type="float" office:value="7.275" calcext:value-type="float">
            <text:p>7.275</text:p>
          </table:table-cell>
          <table:table-cell office:value-type="float" office:value="5.681" calcext:value-type="float">
            <text:p>5.681</text:p>
          </table:table-cell>
          <table:table-cell office:value-type="float" office:value="1.07" calcext:value-type="float">
            <text:p>1.07</text:p>
          </table:table-cell>
          <table:table-cell office:value-type="float" office:value="14646" calcext:value-type="float">
            <text:p>14646</text:p>
          </table:table-cell>
          <table:table-cell office:value-type="float" office:value="44.247" calcext:value-type="float">
            <text:p>44.247</text:p>
          </table:table-cell>
          <table:table-cell office:value-type="float" office:value="59924" calcext:value-type="float">
            <text:p>59924</text:p>
          </table:table-cell>
          <table:table-cell office:value-type="float" office:value="181.038" calcext:value-type="float">
            <text:p>181.038</text:p>
          </table:table-cell>
          <table:table-cell table:number-columns-repeated="4"/>
          <table:table-cell office:value-type="float" office:value="3852952" calcext:value-type="float">
            <text:p>3852952</text:p>
          </table:table-cell>
          <table:table-cell office:value-type="float" office:value="169476" calcext:value-type="float">
            <text:p>169476</text:p>
          </table:table-cell>
          <table:table-cell office:value-type="float" office:value="11.64" calcext:value-type="float">
            <text:p>11.64</text:p>
          </table:table-cell>
          <table:table-cell office:value-type="float" office:value="0.512" calcext:value-type="float">
            <text:p>0.512</text:p>
          </table:table-cell>
          <table:table-cell office:value-type="float" office:value="159053" calcext:value-type="float">
            <text:p>159053</text:p>
          </table:table-cell>
          <table:table-cell office:value-type="float" office:value="0.481" calcext:value-type="float">
            <text:p>0.481</text:p>
          </table:table-cell>
          <table:table-cell office:value-type="float" office:value="5.284" calcext:value-type="float">
            <text:p>5.28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6</text:p>
          </table:table-cell>
          <table:table-cell office:value-type="float" office:value="639664" calcext:value-type="float">
            <text:p>639664</text:p>
          </table:table-cell>
          <table:table-cell office:value-type="float" office:value="30148" calcext:value-type="float">
            <text:p>30148</text:p>
          </table:table-cell>
          <table:table-cell office:value-type="float" office:value="29647.429" calcext:value-type="float">
            <text:p>29647.429</text:p>
          </table:table-cell>
          <table:table-cell office:value-type="float" office:value="30985" calcext:value-type="float">
            <text:p>30985</text:p>
          </table:table-cell>
          <table:table-cell office:value-type="float" office:value="4928" calcext:value-type="float">
            <text:p>4928</text:p>
          </table:table-cell>
          <table:table-cell office:value-type="float" office:value="2309.714" calcext:value-type="float">
            <text:p>2309.714</text:p>
          </table:table-cell>
          <table:table-cell office:value-type="float" office:value="1932.504" calcext:value-type="float">
            <text:p>1932.504</text:p>
          </table:table-cell>
          <table:table-cell office:value-type="float" office:value="91.081" calcext:value-type="float">
            <text:p>91.081</text:p>
          </table:table-cell>
          <table:table-cell office:value-type="float" office:value="89.569" calcext:value-type="float">
            <text:p>89.569</text:p>
          </table:table-cell>
          <table:table-cell office:value-type="float" office:value="93.61" calcext:value-type="float">
            <text:p>93.61</text:p>
          </table:table-cell>
          <table:table-cell office:value-type="float" office:value="14.888" calcext:value-type="float">
            <text:p>14.888</text:p>
          </table:table-cell>
          <table:table-cell office:value-type="float" office:value="6.978" calcext:value-type="float">
            <text:p>6.978</text:p>
          </table:table-cell>
          <table:table-cell office:value-type="float" office:value="1.06" calcext:value-type="float">
            <text:p>1.06</text:p>
          </table:table-cell>
          <table:table-cell office:value-type="float" office:value="15130" calcext:value-type="float">
            <text:p>15130</text:p>
          </table:table-cell>
          <table:table-cell office:value-type="float" office:value="45.71" calcext:value-type="float">
            <text:p>45.71</text:p>
          </table:table-cell>
          <table:table-cell office:value-type="float" office:value="59498" calcext:value-type="float">
            <text:p>59498</text:p>
          </table:table-cell>
          <table:table-cell office:value-type="float" office:value="179.751" calcext:value-type="float">
            <text:p>179.751</text:p>
          </table:table-cell>
          <table:table-cell table:number-columns-repeated="4"/>
          <table:table-cell office:value-type="float" office:value="4034371" calcext:value-type="float">
            <text:p>4034371</text:p>
          </table:table-cell>
          <table:table-cell office:value-type="float" office:value="181419" calcext:value-type="float">
            <text:p>181419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548" calcext:value-type="float">
            <text:p>0.548</text:p>
          </table:table-cell>
          <table:table-cell office:value-type="float" office:value="160560" calcext:value-type="float">
            <text:p>160560</text:p>
          </table:table-cell>
          <table:table-cell office:value-type="float" office:value="0.485" calcext:value-type="float">
            <text:p>0.485</text:p>
          </table:table-cell>
          <table:table-cell office:value-type="float" office:value="5.416" calcext:value-type="float">
            <text:p>5.416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7</text:p>
          </table:table-cell>
          <table:table-cell office:value-type="float" office:value="671331" calcext:value-type="float">
            <text:p>671331</text:p>
          </table:table-cell>
          <table:table-cell office:value-type="float" office:value="31667" calcext:value-type="float">
            <text:p>31667</text:p>
          </table:table-cell>
          <table:table-cell office:value-type="float" office:value="29328.286" calcext:value-type="float">
            <text:p>29328.286</text:p>
          </table:table-cell>
          <table:table-cell office:value-type="float" office:value="33284" calcext:value-type="float">
            <text:p>33284</text:p>
          </table:table-cell>
          <table:table-cell office:value-type="float" office:value="2299" calcext:value-type="float">
            <text:p>2299</text:p>
          </table:table-cell>
          <table:table-cell office:value-type="float" office:value="2370.571" calcext:value-type="float">
            <text:p>2370.571</text:p>
          </table:table-cell>
          <table:table-cell office:value-type="float" office:value="2028.174" calcext:value-type="float">
            <text:p>2028.174</text:p>
          </table:table-cell>
          <table:table-cell office:value-type="float" office:value="95.67" calcext:value-type="float">
            <text:p>95.67</text:p>
          </table:table-cell>
          <table:table-cell office:value-type="float" office:value="88.604" calcext:value-type="float">
            <text:p>88.604</text:p>
          </table:table-cell>
          <table:table-cell office:value-type="float" office:value="100.555" calcext:value-type="float">
            <text:p>100.555</text:p>
          </table:table-cell>
          <table:table-cell office:value-type="float" office:value="6.946" calcext:value-type="float">
            <text:p>6.946</text:p>
          </table:table-cell>
          <table:table-cell office:value-type="float" office:value="7.162" calcext:value-type="float">
            <text:p>7.162</text:p>
          </table:table-cell>
          <table:table-cell office:value-type="float" office:value="1.05" calcext:value-type="float">
            <text:p>1.05</text:p>
          </table:table-cell>
          <table:table-cell office:value-type="float" office:value="14890" calcext:value-type="float">
            <text:p>14890</text:p>
          </table:table-cell>
          <table:table-cell office:value-type="float" office:value="44.985" calcext:value-type="float">
            <text:p>44.985</text:p>
          </table:table-cell>
          <table:table-cell office:value-type="float" office:value="58886" calcext:value-type="float">
            <text:p>58886</text:p>
          </table:table-cell>
          <table:table-cell office:value-type="float" office:value="177.902" calcext:value-type="float">
            <text:p>177.902</text:p>
          </table:table-cell>
          <table:table-cell table:number-columns-repeated="4"/>
          <table:table-cell office:value-type="float" office:value="4229661" calcext:value-type="float">
            <text:p>4229661</text:p>
          </table:table-cell>
          <table:table-cell office:value-type="float" office:value="195290" calcext:value-type="float">
            <text:p>195290</text:p>
          </table:table-cell>
          <table:table-cell office:value-type="float" office:value="12.778" calcext:value-type="float">
            <text:p>12.778</text:p>
          </table:table-cell>
          <table:table-cell office:value-type="float" office:value="0.59" calcext:value-type="float">
            <text:p>0.59</text:p>
          </table:table-cell>
          <table:table-cell office:value-type="float" office:value="163367" calcext:value-type="float">
            <text:p>163367</text:p>
          </table:table-cell>
          <table:table-cell office:value-type="float" office:value="0.494" calcext:value-type="float">
            <text:p>0.494</text:p>
          </table:table-cell>
          <table:table-cell office:value-type="float" office:value="5.57" calcext:value-type="float">
            <text:p>5.5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8</text:p>
          </table:table-cell>
          <table:table-cell office:value-type="float" office:value="702164" calcext:value-type="float">
            <text:p>702164</text:p>
          </table:table-cell>
          <table:table-cell office:value-type="float" office:value="30833" calcext:value-type="float">
            <text:p>30833</text:p>
          </table:table-cell>
          <table:table-cell office:value-type="float" office:value="28657.714" calcext:value-type="float">
            <text:p>28657.714</text:p>
          </table:table-cell>
          <table:table-cell office:value-type="float" office:value="37054" calcext:value-type="float">
            <text:p>37054</text:p>
          </table:table-cell>
          <table:table-cell office:value-type="float" office:value="3770" calcext:value-type="float">
            <text:p>3770</text:p>
          </table:table-cell>
          <table:table-cell office:value-type="float" office:value="2611" calcext:value-type="float">
            <text:p>2611</text:p>
          </table:table-cell>
          <table:table-cell office:value-type="float" office:value="2121.324" calcext:value-type="float">
            <text:p>2121.324</text:p>
          </table:table-cell>
          <table:table-cell office:value-type="float" office:value="93.15" calcext:value-type="float">
            <text:p>93.15</text:p>
          </table:table-cell>
          <table:table-cell office:value-type="float" office:value="86.579" calcext:value-type="float">
            <text:p>86.579</text:p>
          </table:table-cell>
          <table:table-cell office:value-type="float" office:value="111.945" calcext:value-type="float">
            <text:p>111.945</text:p>
          </table:table-cell>
          <table:table-cell office:value-type="float" office:value="11.39" calcext:value-type="float">
            <text:p>11.39</text:p>
          </table:table-cell>
          <table:table-cell office:value-type="float" office:value="7.888" calcext:value-type="float">
            <text:p>7.888</text:p>
          </table:table-cell>
          <table:table-cell office:value-type="float" office:value="1.03" calcext:value-type="float">
            <text:p>1.03</text:p>
          </table:table-cell>
          <table:table-cell office:value-type="float" office:value="14769" calcext:value-type="float">
            <text:p>14769</text:p>
          </table:table-cell>
          <table:table-cell office:value-type="float" office:value="44.619" calcext:value-type="float">
            <text:p>44.619</text:p>
          </table:table-cell>
          <table:table-cell office:value-type="float" office:value="57788" calcext:value-type="float">
            <text:p>57788</text:p>
          </table:table-cell>
          <table:table-cell office:value-type="float" office:value="174.585" calcext:value-type="float">
            <text:p>174.585</text:p>
          </table:table-cell>
          <table:table-cell table:number-columns-repeated="4"/>
          <table:table-cell office:value-type="float" office:value="4394400" calcext:value-type="float">
            <text:p>4394400</text:p>
          </table:table-cell>
          <table:table-cell office:value-type="float" office:value="164739" calcext:value-type="float">
            <text:p>164739</text:p>
          </table:table-cell>
          <table:table-cell office:value-type="float" office:value="13.276" calcext:value-type="float">
            <text:p>13.276</text:p>
          </table:table-cell>
          <table:table-cell office:value-type="float" office:value="0.498" calcext:value-type="float">
            <text:p>0.498</text:p>
          </table:table-cell>
          <table:table-cell office:value-type="float" office:value="156492" calcext:value-type="float">
            <text:p>156492</text:p>
          </table:table-cell>
          <table:table-cell office:value-type="float" office:value="0.473" calcext:value-type="float">
            <text:p>0.473</text:p>
          </table:table-cell>
          <table:table-cell office:value-type="float" office:value="5.461" calcext:value-type="float">
            <text:p>5.46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19</text:p>
          </table:table-cell>
          <table:table-cell office:value-type="float" office:value="735086" calcext:value-type="float">
            <text:p>735086</text:p>
          </table:table-cell>
          <table:table-cell office:value-type="float" office:value="32922" calcext:value-type="float">
            <text:p>32922</text:p>
          </table:table-cell>
          <table:table-cell office:value-type="float" office:value="29305" calcext:value-type="float">
            <text:p>29305</text:p>
          </table:table-cell>
          <table:table-cell office:value-type="float" office:value="38910" calcext:value-type="float">
            <text:p>38910</text:p>
          </table:table-cell>
          <table:table-cell office:value-type="float" office:value="1856" calcext:value-type="float">
            <text:p>1856</text:p>
          </table:table-cell>
          <table:table-cell office:value-type="float" office:value="2614.571" calcext:value-type="float">
            <text:p>2614.571</text:p>
          </table:table-cell>
          <table:table-cell office:value-type="float" office:value="2220.786" calcext:value-type="float">
            <text:p>2220.786</text:p>
          </table:table-cell>
          <table:table-cell office:value-type="float" office:value="99.461" calcext:value-type="float">
            <text:p>99.461</text:p>
          </table:table-cell>
          <table:table-cell office:value-type="float" office:value="88.534" calcext:value-type="float">
            <text:p>88.534</text:p>
          </table:table-cell>
          <table:table-cell office:value-type="float" office:value="117.552" calcext:value-type="float">
            <text:p>117.552</text:p>
          </table:table-cell>
          <table:table-cell office:value-type="float" office:value="5.607" calcext:value-type="float">
            <text:p>5.607</text:p>
          </table:table-cell>
          <table:table-cell office:value-type="float" office:value="7.899" calcext:value-type="float">
            <text:p>7.899</text:p>
          </table:table-cell>
          <table:table-cell office:value-type="float" office:value="1.01" calcext:value-type="float">
            <text:p>1.01</text:p>
          </table:table-cell>
          <table:table-cell office:value-type="float" office:value="14385" calcext:value-type="float">
            <text:p>14385</text:p>
          </table:table-cell>
          <table:table-cell office:value-type="float" office:value="43.459" calcext:value-type="float">
            <text:p>43.459</text:p>
          </table:table-cell>
          <table:table-cell office:value-type="float" office:value="56497" calcext:value-type="float">
            <text:p>56497</text:p>
          </table:table-cell>
          <table:table-cell office:value-type="float" office:value="170.684" calcext:value-type="float">
            <text:p>170.684</text:p>
          </table:table-cell>
          <table:table-cell office:value-type="float" office:value="696" calcext:value-type="float">
            <text:p>696</text:p>
          </table:table-cell>
          <table:table-cell office:value-type="float" office:value="2.103" calcext:value-type="float">
            <text:p>2.103</text:p>
          </table:table-cell>
          <table:table-cell office:value-type="float" office:value="23497" calcext:value-type="float">
            <text:p>23497</text:p>
          </table:table-cell>
          <table:table-cell office:value-type="float" office:value="70.987" calcext:value-type="float">
            <text:p>70.987</text:p>
          </table:table-cell>
          <table:table-cell office:value-type="float" office:value="4530860" calcext:value-type="float">
            <text:p>4530860</text:p>
          </table:table-cell>
          <table:table-cell office:value-type="float" office:value="136460" calcext:value-type="float">
            <text:p>136460</text:p>
          </table:table-cell>
          <table:table-cell office:value-type="float" office:value="13.688" calcext:value-type="float">
            <text:p>13.688</text:p>
          </table:table-cell>
          <table:table-cell office:value-type="float" office:value="0.412" calcext:value-type="float">
            <text:p>0.412</text:p>
          </table:table-cell>
          <table:table-cell office:value-type="float" office:value="159968" calcext:value-type="float">
            <text:p>159968</text:p>
          </table:table-cell>
          <table:table-cell office:value-type="float" office:value="0.483" calcext:value-type="float">
            <text:p>0.483</text:p>
          </table:table-cell>
          <table:table-cell office:value-type="float" office:value="5.459" calcext:value-type="float">
            <text:p>5.459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0</text:p>
          </table:table-cell>
          <table:table-cell office:value-type="float" office:value="759687" calcext:value-type="float">
            <text:p>759687</text:p>
          </table:table-cell>
          <table:table-cell office:value-type="float" office:value="24601" calcext:value-type="float">
            <text:p>24601</text:p>
          </table:table-cell>
          <table:table-cell office:value-type="float" office:value="28873.714" calcext:value-type="float">
            <text:p>28873.714</text:p>
          </table:table-cell>
          <table:table-cell office:value-type="float" office:value="40682" calcext:value-type="float">
            <text:p>40682</text:p>
          </table:table-cell>
          <table:table-cell office:value-type="float" office:value="1772" calcext:value-type="float">
            <text:p>1772</text:p>
          </table:table-cell>
          <table:table-cell office:value-type="float" office:value="2653.429" calcext:value-type="float">
            <text:p>2653.429</text:p>
          </table:table-cell>
          <table:table-cell office:value-type="float" office:value="2295.109" calcext:value-type="float">
            <text:p>2295.109</text:p>
          </table:table-cell>
          <table:table-cell office:value-type="float" office:value="74.323" calcext:value-type="float">
            <text:p>74.323</text:p>
          </table:table-cell>
          <table:table-cell office:value-type="float" office:value="87.231" calcext:value-type="float">
            <text:p>87.231</text:p>
          </table:table-cell>
          <table:table-cell office:value-type="float" office:value="122.905" calcext:value-type="float">
            <text:p>122.905</text:p>
          </table:table-cell>
          <table:table-cell office:value-type="float" office:value="5.353" calcext:value-type="float">
            <text:p>5.353</text:p>
          </table:table-cell>
          <table:table-cell office:value-type="float" office:value="8.016" calcext:value-type="float">
            <text:p>8.016</text:p>
          </table:table-cell>
          <table:table-cell office:value-type="float" office:value="1.01" calcext:value-type="float">
            <text:p>1.01</text:p>
          </table:table-cell>
          <table:table-cell office:value-type="float" office:value="14463" calcext:value-type="float">
            <text:p>14463</text:p>
          </table:table-cell>
          <table:table-cell office:value-type="float" office:value="43.695" calcext:value-type="float">
            <text:p>43.695</text:p>
          </table:table-cell>
          <table:table-cell office:value-type="float" office:value="56734" calcext:value-type="float">
            <text:p>56734</text:p>
          </table:table-cell>
          <table:table-cell office:value-type="float" office:value="171.4" calcext:value-type="float">
            <text:p>171.4</text:p>
          </table:table-cell>
          <table:table-cell table:number-columns-repeated="4"/>
          <table:table-cell office:value-type="float" office:value="4688822" calcext:value-type="float">
            <text:p>4688822</text:p>
          </table:table-cell>
          <table:table-cell office:value-type="float" office:value="157962" calcext:value-type="float">
            <text:p>157962</text:p>
          </table:table-cell>
          <table:table-cell office:value-type="float" office:value="14.166" calcext:value-type="float">
            <text:p>14.166</text:p>
          </table:table-cell>
          <table:table-cell office:value-type="float" office:value="0.477" calcext:value-type="float">
            <text:p>0.477</text:p>
          </table:table-cell>
          <table:table-cell office:value-type="float" office:value="166372" calcext:value-type="float">
            <text:p>166372</text:p>
          </table:table-cell>
          <table:table-cell office:value-type="float" office:value="0.503" calcext:value-type="float">
            <text:p>0.503</text:p>
          </table:table-cell>
          <table:table-cell office:value-type="float" office:value="5.762" calcext:value-type="float">
            <text:p>5.762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1</text:p>
          </table:table-cell>
          <table:table-cell office:value-type="float" office:value="787752" calcext:value-type="float">
            <text:p>787752</text:p>
          </table:table-cell>
          <table:table-cell office:value-type="float" office:value="28065" calcext:value-type="float">
            <text:p>28065</text:p>
          </table:table-cell>
          <table:table-cell office:value-type="float" office:value="29308.286" calcext:value-type="float">
            <text:p>29308.286</text:p>
          </table:table-cell>
          <table:table-cell office:value-type="float" office:value="42539" calcext:value-type="float">
            <text:p>42539</text:p>
          </table:table-cell>
          <table:table-cell office:value-type="float" office:value="1857" calcext:value-type="float">
            <text:p>1857</text:p>
          </table:table-cell>
          <table:table-cell office:value-type="float" office:value="2698.571" calcext:value-type="float">
            <text:p>2698.571</text:p>
          </table:table-cell>
          <table:table-cell office:value-type="float" office:value="2379.896" calcext:value-type="float">
            <text:p>2379.896</text:p>
          </table:table-cell>
          <table:table-cell office:value-type="float" office:value="84.788" calcext:value-type="float">
            <text:p>84.788</text:p>
          </table:table-cell>
          <table:table-cell office:value-type="float" office:value="88.544" calcext:value-type="float">
            <text:p>88.544</text:p>
          </table:table-cell>
          <table:table-cell office:value-type="float" office:value="128.516" calcext:value-type="float">
            <text:p>128.516</text:p>
          </table:table-cell>
          <table:table-cell office:value-type="float" office:value="5.61" calcext:value-type="float">
            <text:p>5.61</text:p>
          </table:table-cell>
          <table:table-cell office:value-type="float" office:value="8.153" calcext:value-type="float">
            <text:p>8.153</text:p>
          </table:table-cell>
          <table:table-cell office:value-type="float" office:value="1.01" calcext:value-type="float">
            <text:p>1.01</text:p>
          </table:table-cell>
          <table:table-cell office:value-type="float" office:value="14941" calcext:value-type="float">
            <text:p>14941</text:p>
          </table:table-cell>
          <table:table-cell office:value-type="float" office:value="45.139" calcext:value-type="float">
            <text:p>45.139</text:p>
          </table:table-cell>
          <table:table-cell office:value-type="float" office:value="59773" calcext:value-type="float">
            <text:p>59773</text:p>
          </table:table-cell>
          <table:table-cell office:value-type="float" office:value="180.582" calcext:value-type="float">
            <text:p>180.582</text:p>
          </table:table-cell>
          <table:table-cell table:number-columns-repeated="4"/>
          <table:table-cell office:value-type="float" office:value="4915851" calcext:value-type="float">
            <text:p>4915851</text:p>
          </table:table-cell>
          <table:table-cell office:value-type="float" office:value="227029" calcext:value-type="float">
            <text:p>227029</text:p>
          </table:table-cell>
          <table:table-cell office:value-type="float" office:value="14.851" calcext:value-type="float">
            <text:p>14.851</text:p>
          </table:table-cell>
          <table:table-cell office:value-type="float" office:value="0.686" calcext:value-type="float">
            <text:p>0.686</text:p>
          </table:table-cell>
          <table:table-cell office:value-type="float" office:value="176054" calcext:value-type="float">
            <text:p>176054</text:p>
          </table:table-cell>
          <table:table-cell office:value-type="float" office:value="0.532" calcext:value-type="float">
            <text:p>0.532</text:p>
          </table:table-cell>
          <table:table-cell office:value-type="float" office:value="6.007" calcext:value-type="float">
            <text:p>6.007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2</text:p>
          </table:table-cell>
          <table:table-cell office:value-type="float" office:value="825041" calcext:value-type="float">
            <text:p>825041</text:p>
          </table:table-cell>
          <table:table-cell office:value-type="float" office:value="37289" calcext:value-type="float">
            <text:p>37289</text:p>
          </table:table-cell>
          <table:table-cell office:value-type="float" office:value="30789.286" calcext:value-type="float">
            <text:p>30789.286</text:p>
          </table:table-cell>
          <table:table-cell office:value-type="float" office:value="45063" calcext:value-type="float">
            <text:p>45063</text:p>
          </table:table-cell>
          <table:table-cell office:value-type="float" office:value="2524" calcext:value-type="float">
            <text:p>2524</text:p>
          </table:table-cell>
          <table:table-cell office:value-type="float" office:value="2715.143" calcext:value-type="float">
            <text:p>2715.143</text:p>
          </table:table-cell>
          <table:table-cell office:value-type="float" office:value="2492.551" calcext:value-type="float">
            <text:p>2492.551</text:p>
          </table:table-cell>
          <table:table-cell office:value-type="float" office:value="112.655" calcext:value-type="float">
            <text:p>112.655</text:p>
          </table:table-cell>
          <table:table-cell office:value-type="float" office:value="93.018" calcext:value-type="float">
            <text:p>93.018</text:p>
          </table:table-cell>
          <table:table-cell office:value-type="float" office:value="136.141" calcext:value-type="float">
            <text:p>136.141</text:p>
          </table:table-cell>
          <table:table-cell office:value-type="float" office:value="7.625" calcext:value-type="float">
            <text:p>7.625</text:p>
          </table:table-cell>
          <table:table-cell office:value-type="float" office:value="8.203" calcext:value-type="float">
            <text:p>8.203</text:p>
          </table:table-cell>
          <table:table-cell office:value-type="float" office:value="1.02" calcext:value-type="float">
            <text:p>1.02</text:p>
          </table:table-cell>
          <table:table-cell office:value-type="float" office:value="15013" calcext:value-type="float">
            <text:p>15013</text:p>
          </table:table-cell>
          <table:table-cell office:value-type="float" office:value="45.356" calcext:value-type="float">
            <text:p>45.356</text:p>
          </table:table-cell>
          <table:table-cell office:value-type="float" office:value="59212" calcext:value-type="float">
            <text:p>59212</text:p>
          </table:table-cell>
          <table:table-cell office:value-type="float" office:value="178.887" calcext:value-type="float">
            <text:p>178.887</text:p>
          </table:table-cell>
          <table:table-cell table:number-columns-repeated="4"/>
          <table:table-cell office:value-type="float" office:value="5147129" calcext:value-type="float">
            <text:p>5147129</text:p>
          </table:table-cell>
          <table:table-cell office:value-type="float" office:value="231278" calcext:value-type="float">
            <text:p>231278</text:p>
          </table:table-cell>
          <table:table-cell office:value-type="float" office:value="15.55" calcext:value-type="float">
            <text:p>15.55</text:p>
          </table:table-cell>
          <table:table-cell office:value-type="float" office:value="0.699" calcext:value-type="float">
            <text:p>0.699</text:p>
          </table:table-cell>
          <table:table-cell office:value-type="float" office:value="184882" calcext:value-type="float">
            <text:p>184882</text:p>
          </table:table-cell>
          <table:table-cell office:value-type="float" office:value="0.559" calcext:value-type="float">
            <text:p>0.559</text:p>
          </table:table-cell>
          <table:table-cell office:value-type="float" office:value="6.005" calcext:value-type="float">
            <text:p>6.005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3</text:p>
          </table:table-cell>
          <table:table-cell office:value-type="float" office:value="842629" calcext:value-type="float">
            <text:p>842629</text:p>
          </table:table-cell>
          <table:table-cell office:value-type="float" office:value="17588" calcext:value-type="float">
            <text:p>17588</text:p>
          </table:table-cell>
          <table:table-cell office:value-type="float" office:value="28995" calcext:value-type="float">
            <text:p>28995</text:p>
          </table:table-cell>
          <table:table-cell office:value-type="float" office:value="46784" calcext:value-type="float">
            <text:p>46784</text:p>
          </table:table-cell>
          <table:table-cell office:value-type="float" office:value="1721" calcext:value-type="float">
            <text:p>1721</text:p>
          </table:table-cell>
          <table:table-cell office:value-type="float" office:value="2257" calcext:value-type="float">
            <text:p>2257</text:p>
          </table:table-cell>
          <table:table-cell office:value-type="float" office:value="2545.687" calcext:value-type="float">
            <text:p>2545.687</text:p>
          </table:table-cell>
          <table:table-cell office:value-type="float" office:value="53.136" calcext:value-type="float">
            <text:p>53.136</text:p>
          </table:table-cell>
          <table:table-cell office:value-type="float" office:value="87.597" calcext:value-type="float">
            <text:p>87.597</text:p>
          </table:table-cell>
          <table:table-cell office:value-type="float" office:value="141.34" calcext:value-type="float">
            <text:p>141.34</text:p>
          </table:table-cell>
          <table:table-cell office:value-type="float" office:value="5.199" calcext:value-type="float">
            <text:p>5.199</text:p>
          </table:table-cell>
          <table:table-cell office:value-type="float" office:value="6.819" calcext:value-type="float">
            <text:p>6.819</text:p>
          </table:table-cell>
          <table:table-cell office:value-type="float" office:value="1.03" calcext:value-type="float">
            <text:p>1.03</text:p>
          </table:table-cell>
          <table:table-cell office:value-type="float" office:value="14744" calcext:value-type="float">
            <text:p>14744</text:p>
          </table:table-cell>
          <table:table-cell office:value-type="float" office:value="44.543" calcext:value-type="float">
            <text:p>44.543</text:p>
          </table:table-cell>
          <table:table-cell office:value-type="float" office:value="59216" calcext:value-type="float">
            <text:p>59216</text:p>
          </table:table-cell>
          <table:table-cell office:value-type="float" office:value="178.899" calcext:value-type="float">
            <text:p>178.899</text:p>
          </table:table-cell>
          <table:table-cell table:number-columns-repeated="4"/>
          <table:table-cell office:value-type="float" office:value="5375097" calcext:value-type="float">
            <text:p>5375097</text:p>
          </table:table-cell>
          <table:table-cell office:value-type="float" office:value="227968" calcext:value-type="float">
            <text:p>227968</text:p>
          </table:table-cell>
          <table:table-cell office:value-type="float" office:value="16.239" calcext:value-type="float">
            <text:p>16.239</text:p>
          </table:table-cell>
          <table:table-cell office:value-type="float" office:value="0.689" calcext:value-type="float">
            <text:p>0.689</text:p>
          </table:table-cell>
          <table:table-cell office:value-type="float" office:value="191532" calcext:value-type="float">
            <text:p>191532</text:p>
          </table:table-cell>
          <table:table-cell office:value-type="float" office:value="0.579" calcext:value-type="float">
            <text:p>0.579</text:p>
          </table:table-cell>
          <table:table-cell office:value-type="float" office:value="6.606" calcext:value-type="float">
            <text:p>6.606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4</text:p>
          </table:table-cell>
          <table:table-cell office:value-type="float" office:value="869172" calcext:value-type="float">
            <text:p>869172</text:p>
          </table:table-cell>
          <table:table-cell office:value-type="float" office:value="26543" calcext:value-type="float">
            <text:p>26543</text:p>
          </table:table-cell>
          <table:table-cell office:value-type="float" office:value="28263" calcext:value-type="float">
            <text:p>28263</text:p>
          </table:table-cell>
          <table:table-cell office:value-type="float" office:value="49963" calcext:value-type="float">
            <text:p>49963</text:p>
          </table:table-cell>
          <table:table-cell office:value-type="float" office:value="3179" calcext:value-type="float">
            <text:p>3179</text:p>
          </table:table-cell>
          <table:table-cell office:value-type="float" office:value="2382.714" calcext:value-type="float">
            <text:p>2382.714</text:p>
          </table:table-cell>
          <table:table-cell office:value-type="float" office:value="2625.876" calcext:value-type="float">
            <text:p>2625.876</text:p>
          </table:table-cell>
          <table:table-cell office:value-type="float" office:value="80.19" calcext:value-type="float">
            <text:p>80.19</text:p>
          </table:table-cell>
          <table:table-cell office:value-type="float" office:value="85.386" calcext:value-type="float">
            <text:p>85.386</text:p>
          </table:table-cell>
          <table:table-cell office:value-type="float" office:value="150.944" calcext:value-type="float">
            <text:p>150.944</text:p>
          </table:table-cell>
          <table:table-cell office:value-type="float" office:value="9.604" calcext:value-type="float">
            <text:p>9.604</text:p>
          </table:table-cell>
          <table:table-cell office:value-type="float" office:value="7.198" calcext:value-type="float">
            <text:p>7.198</text:p>
          </table:table-cell>
          <table:table-cell office:value-type="float" office:value="1.02" calcext:value-type="float">
            <text:p>1.02</text:p>
          </table:table-cell>
          <table:table-cell office:value-type="float" office:value="14605" calcext:value-type="float">
            <text:p>14605</text:p>
          </table:table-cell>
          <table:table-cell office:value-type="float" office:value="44.124" calcext:value-type="float">
            <text:p>44.124</text:p>
          </table:table-cell>
          <table:table-cell office:value-type="float" office:value="57324" calcext:value-type="float">
            <text:p>57324</text:p>
          </table:table-cell>
          <table:table-cell office:value-type="float" office:value="173.183" calcext:value-type="float">
            <text:p>173.183</text:p>
          </table:table-cell>
          <table:table-cell table:number-columns-repeated="4"/>
          <table:table-cell office:value-type="float" office:value="5639130" calcext:value-type="float">
            <text:p>5639130</text:p>
          </table:table-cell>
          <table:table-cell office:value-type="float" office:value="264033" calcext:value-type="float">
            <text:p>264033</text:p>
          </table:table-cell>
          <table:table-cell office:value-type="float" office:value="17.037" calcext:value-type="float">
            <text:p>17.037</text:p>
          </table:table-cell>
          <table:table-cell office:value-type="float" office:value="0.798" calcext:value-type="float">
            <text:p>0.798</text:p>
          </table:table-cell>
          <table:table-cell office:value-type="float" office:value="201353" calcext:value-type="float">
            <text:p>201353</text:p>
          </table:table-cell>
          <table:table-cell office:value-type="float" office:value="0.608" calcext:value-type="float">
            <text:p>0.608</text:p>
          </table:table-cell>
          <table:table-cell office:value-type="float" office:value="7.124" calcext:value-type="float">
            <text:p>7.12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5</text:p>
          </table:table-cell>
          <table:table-cell office:value-type="float" office:value="890524" calcext:value-type="float">
            <text:p>890524</text:p>
          </table:table-cell>
          <table:table-cell office:value-type="float" office:value="21352" calcext:value-type="float">
            <text:p>21352</text:p>
          </table:table-cell>
          <table:table-cell office:value-type="float" office:value="26908.571" calcext:value-type="float">
            <text:p>26908.571</text:p>
          </table:table-cell>
          <table:table-cell office:value-type="float" office:value="51017" calcext:value-type="float">
            <text:p>51017</text:p>
          </table:table-cell>
          <table:table-cell office:value-type="float" office:value="1054" calcext:value-type="float">
            <text:p>1054</text:p>
          </table:table-cell>
          <table:table-cell office:value-type="float" office:value="1994.714" calcext:value-type="float">
            <text:p>1994.714</text:p>
          </table:table-cell>
          <table:table-cell office:value-type="float" office:value="2690.383" calcext:value-type="float">
            <text:p>2690.383</text:p>
          </table:table-cell>
          <table:table-cell office:value-type="float" office:value="64.507" calcext:value-type="float">
            <text:p>64.507</text:p>
          </table:table-cell>
          <table:table-cell office:value-type="float" office:value="81.294" calcext:value-type="float">
            <text:p>81.294</text:p>
          </table:table-cell>
          <table:table-cell office:value-type="float" office:value="154.129" calcext:value-type="float">
            <text:p>154.129</text:p>
          </table:table-cell>
          <table:table-cell office:value-type="float" office:value="3.184" calcext:value-type="float">
            <text:p>3.184</text:p>
          </table:table-cell>
          <table:table-cell office:value-type="float" office:value="6.026" calcext:value-type="float">
            <text:p>6.026</text:p>
          </table:table-cell>
          <table:table-cell office:value-type="float" office:value="1" calcext:value-type="float">
            <text:p>1</text:p>
          </table:table-cell>
          <table:table-cell office:value-type="float" office:value="14415" calcext:value-type="float">
            <text:p>14415</text:p>
          </table:table-cell>
          <table:table-cell office:value-type="float" office:value="43.55" calcext:value-type="float">
            <text:p>43.55</text:p>
          </table:table-cell>
          <table:table-cell office:value-type="float" office:value="57343" calcext:value-type="float">
            <text:p>57343</text:p>
          </table:table-cell>
          <table:table-cell office:value-type="float" office:value="173.24" calcext:value-type="float">
            <text:p>173.24</text:p>
          </table:table-cell>
          <table:table-cell table:number-columns-repeated="4"/>
          <table:table-cell office:value-type="float" office:value="5857147" calcext:value-type="float">
            <text:p>5857147</text:p>
          </table:table-cell>
          <table:table-cell office:value-type="float" office:value="218017" calcext:value-type="float">
            <text:p>218017</text:p>
          </table:table-cell>
          <table:table-cell office:value-type="float" office:value="17.695" calcext:value-type="float">
            <text:p>17.695</text:p>
          </table:table-cell>
          <table:table-cell office:value-type="float" office:value="0.659" calcext:value-type="float">
            <text:p>0.659</text:p>
          </table:table-cell>
          <table:table-cell office:value-type="float" office:value="208964" calcext:value-type="float">
            <text:p>208964</text:p>
          </table:table-cell>
          <table:table-cell office:value-type="float" office:value="0.631" calcext:value-type="float">
            <text:p>0.631</text:p>
          </table:table-cell>
          <table:table-cell office:value-type="float" office:value="7.766" calcext:value-type="float">
            <text:p>7.766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6</text:p>
          </table:table-cell>
          <table:table-cell office:value-type="float" office:value="939053" calcext:value-type="float">
            <text:p>939053</text:p>
          </table:table-cell>
          <table:table-cell office:value-type="float" office:value="48529" calcext:value-type="float">
            <text:p>48529</text:p>
          </table:table-cell>
          <table:table-cell office:value-type="float" office:value="29138.143" calcext:value-type="float">
            <text:p>29138.143</text:p>
          </table:table-cell>
          <table:table-cell office:value-type="float" office:value="53189" calcext:value-type="float">
            <text:p>53189</text:p>
          </table:table-cell>
          <table:table-cell office:value-type="float" office:value="2172" calcext:value-type="float">
            <text:p>2172</text:p>
          </table:table-cell>
          <table:table-cell office:value-type="float" office:value="2039.857" calcext:value-type="float">
            <text:p>2039.857</text:p>
          </table:table-cell>
          <table:table-cell office:value-type="float" office:value="2836.995" calcext:value-type="float">
            <text:p>2836.995</text:p>
          </table:table-cell>
          <table:table-cell office:value-type="float" office:value="146.612" calcext:value-type="float">
            <text:p>146.612</text:p>
          </table:table-cell>
          <table:table-cell office:value-type="float" office:value="88.03" calcext:value-type="float">
            <text:p>88.03</text:p>
          </table:table-cell>
          <table:table-cell office:value-type="float" office:value="160.691" calcext:value-type="float">
            <text:p>160.691</text:p>
          </table:table-cell>
          <table:table-cell office:value-type="float" office:value="6.562" calcext:value-type="float">
            <text:p>6.562</text:p>
          </table:table-cell>
          <table:table-cell office:value-type="float" office:value="6.163" calcext:value-type="float">
            <text:p>6.163</text:p>
          </table:table-cell>
          <table:table-cell office:value-type="float" office:value="0.98" calcext:value-type="float">
            <text:p>0.98</text:p>
          </table:table-cell>
          <table:table-cell office:value-type="float" office:value="14104" calcext:value-type="float">
            <text:p>14104</text:p>
          </table:table-cell>
          <table:table-cell office:value-type="float" office:value="42.61" calcext:value-type="float">
            <text:p>42.61</text:p>
          </table:table-cell>
          <table:table-cell office:value-type="float" office:value="56149" calcext:value-type="float">
            <text:p>56149</text:p>
          </table:table-cell>
          <table:table-cell office:value-type="float" office:value="169.633" calcext:value-type="float">
            <text:p>169.633</text:p>
          </table:table-cell>
          <table:table-cell office:value-type="float" office:value="426" calcext:value-type="float">
            <text:p>426</text:p>
          </table:table-cell>
          <table:table-cell office:value-type="float" office:value="1.287" calcext:value-type="float">
            <text:p>1.287</text:p>
          </table:table-cell>
          <table:table-cell office:value-type="float" office:value="17800" calcext:value-type="float">
            <text:p>17800</text:p>
          </table:table-cell>
          <table:table-cell office:value-type="float" office:value="53.776" calcext:value-type="float">
            <text:p>53.776</text:p>
          </table:table-cell>
          <table:table-cell office:value-type="float" office:value="6029167" calcext:value-type="float">
            <text:p>6029167</text:p>
          </table:table-cell>
          <table:table-cell office:value-type="float" office:value="172020" calcext:value-type="float">
            <text:p>172020</text:p>
          </table:table-cell>
          <table:table-cell office:value-type="float" office:value="18.215" calcext:value-type="float">
            <text:p>18.215</text:p>
          </table:table-cell>
          <table:table-cell office:value-type="float" office:value="0.52" calcext:value-type="float">
            <text:p>0.52</text:p>
          </table:table-cell>
          <table:table-cell office:value-type="float" office:value="214044" calcext:value-type="float">
            <text:p>214044</text:p>
          </table:table-cell>
          <table:table-cell office:value-type="float" office:value="0.647" calcext:value-type="float">
            <text:p>0.647</text:p>
          </table:table-cell>
          <table:table-cell office:value-type="float" office:value="7.346" calcext:value-type="float">
            <text:p>7.346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7</text:p>
          </table:table-cell>
          <table:table-cell office:value-type="float" office:value="965910" calcext:value-type="float">
            <text:p>965910</text:p>
          </table:table-cell>
          <table:table-cell office:value-type="float" office:value="26857" calcext:value-type="float">
            <text:p>26857</text:p>
          </table:table-cell>
          <table:table-cell office:value-type="float" office:value="29460.429" calcext:value-type="float">
            <text:p>29460.429</text:p>
          </table:table-cell>
          <table:table-cell office:value-type="float" office:value="54876" calcext:value-type="float">
            <text:p>54876</text:p>
          </table:table-cell>
          <table:table-cell office:value-type="float" office:value="1687" calcext:value-type="float">
            <text:p>1687</text:p>
          </table:table-cell>
          <table:table-cell office:value-type="float" office:value="2027.714" calcext:value-type="float">
            <text:p>2027.714</text:p>
          </table:table-cell>
          <table:table-cell office:value-type="float" office:value="2918.134" calcext:value-type="float">
            <text:p>2918.134</text:p>
          </table:table-cell>
          <table:table-cell office:value-type="float" office:value="81.138" calcext:value-type="float">
            <text:p>81.138</text:p>
          </table:table-cell>
          <table:table-cell office:value-type="float" office:value="89.004" calcext:value-type="float">
            <text:p>89.004</text:p>
          </table:table-cell>
          <table:table-cell office:value-type="float" office:value="165.787" calcext:value-type="float">
            <text:p>165.787</text:p>
          </table:table-cell>
          <table:table-cell office:value-type="float" office:value="5.097" calcext:value-type="float">
            <text:p>5.097</text:p>
          </table:table-cell>
          <table:table-cell office:value-type="float" office:value="6.126" calcext:value-type="float">
            <text:p>6.126</text:p>
          </table:table-cell>
          <table:table-cell office:value-type="float" office:value="0.96" calcext:value-type="float">
            <text:p>0.96</text:p>
          </table:table-cell>
          <table:table-cell office:value-type="float" office:value="13812" calcext:value-type="float">
            <text:p>13812</text:p>
          </table:table-cell>
          <table:table-cell office:value-type="float" office:value="41.728" calcext:value-type="float">
            <text:p>41.728</text:p>
          </table:table-cell>
          <table:table-cell office:value-type="float" office:value="56183" calcext:value-type="float">
            <text:p>56183</text:p>
          </table:table-cell>
          <table:table-cell office:value-type="float" office:value="169.736" calcext:value-type="float">
            <text:p>169.736</text:p>
          </table:table-cell>
          <table:table-cell table:number-columns-repeated="4"/>
          <table:table-cell office:value-type="float" office:value="6252538" calcext:value-type="float">
            <text:p>6252538</text:p>
          </table:table-cell>
          <table:table-cell office:value-type="float" office:value="223371" calcext:value-type="float">
            <text:p>223371</text:p>
          </table:table-cell>
          <table:table-cell office:value-type="float" office:value="18.89" calcext:value-type="float">
            <text:p>18.89</text:p>
          </table:table-cell>
          <table:table-cell office:value-type="float" office:value="0.675" calcext:value-type="float">
            <text:p>0.675</text:p>
          </table:table-cell>
          <table:table-cell office:value-type="float" office:value="223388" calcext:value-type="float">
            <text:p>223388</text:p>
          </table:table-cell>
          <table:table-cell office:value-type="float" office:value="0.675" calcext:value-type="float">
            <text:p>0.675</text:p>
          </table:table-cell>
          <table:table-cell office:value-type="float" office:value="7.583" calcext:value-type="float">
            <text:p>7.583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8</text:p>
          </table:table-cell>
          <table:table-cell office:value-type="float" office:value="988451" calcext:value-type="float">
            <text:p>988451</text:p>
          </table:table-cell>
          <table:table-cell office:value-type="float" office:value="22541" calcext:value-type="float">
            <text:p>22541</text:p>
          </table:table-cell>
          <table:table-cell office:value-type="float" office:value="28671.286" calcext:value-type="float">
            <text:p>28671.286</text:p>
          </table:table-cell>
          <table:table-cell office:value-type="float" office:value="56245" calcext:value-type="float">
            <text:p>56245</text:p>
          </table:table-cell>
          <table:table-cell office:value-type="float" office:value="1369" calcext:value-type="float">
            <text:p>1369</text:p>
          </table:table-cell>
          <table:table-cell office:value-type="float" office:value="1958" calcext:value-type="float">
            <text:p>1958</text:p>
          </table:table-cell>
          <table:table-cell office:value-type="float" office:value="2986.233" calcext:value-type="float">
            <text:p>2986.233</text:p>
          </table:table-cell>
          <table:table-cell office:value-type="float" office:value="68.099" calcext:value-type="float">
            <text:p>68.099</text:p>
          </table:table-cell>
          <table:table-cell office:value-type="float" office:value="86.62" calcext:value-type="float">
            <text:p>86.62</text:p>
          </table:table-cell>
          <table:table-cell office:value-type="float" office:value="169.923" calcext:value-type="float">
            <text:p>169.923</text:p>
          </table:table-cell>
          <table:table-cell office:value-type="float" office:value="4.136" calcext:value-type="float">
            <text:p>4.136</text:p>
          </table:table-cell>
          <table:table-cell office:value-type="float" office:value="5.915" calcext:value-type="float">
            <text:p>5.915</text:p>
          </table:table-cell>
          <table:table-cell office:value-type="float" office:value="0.96" calcext:value-type="float">
            <text:p>0.96</text:p>
          </table:table-cell>
          <table:table-cell office:value-type="float" office:value="13562" calcext:value-type="float">
            <text:p>13562</text:p>
          </table:table-cell>
          <table:table-cell office:value-type="float" office:value="40.972" calcext:value-type="float">
            <text:p>40.972</text:p>
          </table:table-cell>
          <table:table-cell office:value-type="float" office:value="56034" calcext:value-type="float">
            <text:p>56034</text:p>
          </table:table-cell>
          <table:table-cell office:value-type="float" office:value="169.286" calcext:value-type="float">
            <text:p>169.286</text:p>
          </table:table-cell>
          <table:table-cell table:number-columns-repeated="4"/>
          <table:table-cell office:value-type="float" office:value="6518278" calcext:value-type="float">
            <text:p>6518278</text:p>
          </table:table-cell>
          <table:table-cell office:value-type="float" office:value="265740" calcext:value-type="float">
            <text:p>265740</text:p>
          </table:table-cell>
          <table:table-cell office:value-type="float" office:value="19.693" calcext:value-type="float">
            <text:p>19.693</text:p>
          </table:table-cell>
          <table:table-cell office:value-type="float" office:value="0.803" calcext:value-type="float">
            <text:p>0.803</text:p>
          </table:table-cell>
          <table:table-cell office:value-type="float" office:value="228918" calcext:value-type="float">
            <text:p>228918</text:p>
          </table:table-cell>
          <table:table-cell office:value-type="float" office:value="0.692" calcext:value-type="float">
            <text:p>0.692</text:p>
          </table:table-cell>
          <table:table-cell office:value-type="float" office:value="7.984" calcext:value-type="float">
            <text:p>7.98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29</text:p>
          </table:table-cell>
          <table:table-cell office:value-type="float" office:value="1012583" calcext:value-type="float">
            <text:p>1012583</text:p>
          </table:table-cell>
          <table:table-cell office:value-type="float" office:value="24132" calcext:value-type="float">
            <text:p>24132</text:p>
          </table:table-cell>
          <table:table-cell office:value-type="float" office:value="26791.714" calcext:value-type="float">
            <text:p>26791.714</text:p>
          </table:table-cell>
          <table:table-cell office:value-type="float" office:value="58355" calcext:value-type="float">
            <text:p>58355</text:p>
          </table:table-cell>
          <table:table-cell office:value-type="float" office:value="2110" calcext:value-type="float">
            <text:p>2110</text:p>
          </table:table-cell>
          <table:table-cell office:value-type="float" office:value="1898.857" calcext:value-type="float">
            <text:p>1898.857</text:p>
          </table:table-cell>
          <table:table-cell office:value-type="float" office:value="3059.139" calcext:value-type="float">
            <text:p>3059.139</text:p>
          </table:table-cell>
          <table:table-cell office:value-type="float" office:value="72.906" calcext:value-type="float">
            <text:p>72.906</text:p>
          </table:table-cell>
          <table:table-cell office:value-type="float" office:value="80.941" calcext:value-type="float">
            <text:p>80.941</text:p>
          </table:table-cell>
          <table:table-cell office:value-type="float" office:value="176.298" calcext:value-type="float">
            <text:p>176.298</text:p>
          </table:table-cell>
          <table:table-cell office:value-type="float" office:value="6.375" calcext:value-type="float">
            <text:p>6.375</text:p>
          </table:table-cell>
          <table:table-cell office:value-type="float" office:value="5.737" calcext:value-type="float">
            <text:p>5.737</text:p>
          </table:table-cell>
          <table:table-cell office:value-type="float" office:value="0.97" calcext:value-type="float">
            <text:p>0.97</text:p>
          </table:table-cell>
          <table:table-cell office:value-type="float" office:value="13535" calcext:value-type="float">
            <text:p>13535</text:p>
          </table:table-cell>
          <table:table-cell office:value-type="float" office:value="40.891" calcext:value-type="float">
            <text:p>40.891</text:p>
          </table:table-cell>
          <table:table-cell office:value-type="float" office:value="55987" calcext:value-type="float">
            <text:p>55987</text:p>
          </table:table-cell>
          <table:table-cell office:value-type="float" office:value="169.144" calcext:value-type="float">
            <text:p>169.144</text:p>
          </table:table-cell>
          <table:table-cell table:number-columns-repeated="4"/>
          <table:table-cell office:value-type="float" office:value="6811875" calcext:value-type="float">
            <text:p>6811875</text:p>
          </table:table-cell>
          <table:table-cell office:value-type="float" office:value="293597" calcext:value-type="float">
            <text:p>293597</text:p>
          </table:table-cell>
          <table:table-cell office:value-type="float" office:value="20.58" calcext:value-type="float">
            <text:p>20.58</text:p>
          </table:table-cell>
          <table:table-cell office:value-type="float" office:value="0.887" calcext:value-type="float">
            <text:p>0.887</text:p>
          </table:table-cell>
          <table:table-cell office:value-type="float" office:value="237821" calcext:value-type="float">
            <text:p>237821</text:p>
          </table:table-cell>
          <table:table-cell office:value-type="float" office:value="0.718" calcext:value-type="float">
            <text:p>0.718</text:p>
          </table:table-cell>
          <table:table-cell office:value-type="float" office:value="8.877" calcext:value-type="float">
            <text:p>8.87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4-30</text:p>
          </table:table-cell>
          <table:table-cell office:value-type="float" office:value="1039909" calcext:value-type="float">
            <text:p>1039909</text:p>
          </table:table-cell>
          <table:table-cell office:value-type="float" office:value="27326" calcext:value-type="float">
            <text:p>27326</text:p>
          </table:table-cell>
          <table:table-cell office:value-type="float" office:value="28182.857" calcext:value-type="float">
            <text:p>28182.857</text:p>
          </table:table-cell>
          <table:table-cell office:value-type="float" office:value="60966" calcext:value-type="float">
            <text:p>60966</text:p>
          </table:table-cell>
          <table:table-cell office:value-type="float" office:value="2611" calcext:value-type="float">
            <text:p>2611</text:p>
          </table:table-cell>
          <table:table-cell office:value-type="float" office:value="2026" calcext:value-type="float">
            <text:p>2026</text:p>
          </table:table-cell>
          <table:table-cell office:value-type="float" office:value="3141.694" calcext:value-type="float">
            <text:p>3141.694</text:p>
          </table:table-cell>
          <table:table-cell office:value-type="float" office:value="82.555" calcext:value-type="float">
            <text:p>82.555</text:p>
          </table:table-cell>
          <table:table-cell office:value-type="float" office:value="85.144" calcext:value-type="float">
            <text:p>85.144</text:p>
          </table:table-cell>
          <table:table-cell office:value-type="float" office:value="184.186" calcext:value-type="float">
            <text:p>184.186</text:p>
          </table:table-cell>
          <table:table-cell office:value-type="float" office:value="7.888" calcext:value-type="float">
            <text:p>7.888</text:p>
          </table:table-cell>
          <table:table-cell office:value-type="float" office:value="6.121" calcext:value-type="float">
            <text:p>6.121</text:p>
          </table:table-cell>
          <table:table-cell office:value-type="float" office:value="0.98" calcext:value-type="float">
            <text:p>0.98</text:p>
          </table:table-cell>
          <table:table-cell office:value-type="float" office:value="13255" calcext:value-type="float">
            <text:p>13255</text:p>
          </table:table-cell>
          <table:table-cell office:value-type="float" office:value="40.045" calcext:value-type="float">
            <text:p>40.045</text:p>
          </table:table-cell>
          <table:table-cell office:value-type="float" office:value="54921" calcext:value-type="float">
            <text:p>54921</text:p>
          </table:table-cell>
          <table:table-cell office:value-type="float" office:value="165.923" calcext:value-type="float">
            <text:p>165.923</text:p>
          </table:table-cell>
          <table:table-cell table:number-columns-repeated="4"/>
          <table:table-cell office:value-type="float" office:value="7129147" calcext:value-type="float">
            <text:p>7129147</text:p>
          </table:table-cell>
          <table:table-cell office:value-type="float" office:value="317272" calcext:value-type="float">
            <text:p>317272</text:p>
          </table:table-cell>
          <table:table-cell office:value-type="float" office:value="21.538" calcext:value-type="float">
            <text:p>21.538</text:p>
          </table:table-cell>
          <table:table-cell office:value-type="float" office:value="0.959" calcext:value-type="float">
            <text:p>0.959</text:p>
          </table:table-cell>
          <table:table-cell office:value-type="float" office:value="250579" calcext:value-type="float">
            <text:p>250579</text:p>
          </table:table-cell>
          <table:table-cell office:value-type="float" office:value="0.757" calcext:value-type="float">
            <text:p>0.757</text:p>
          </table:table-cell>
          <table:table-cell office:value-type="float" office:value="8.891" calcext:value-type="float">
            <text:p>8.891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1</text:p>
          </table:table-cell>
          <table:table-cell office:value-type="float" office:value="1069826" calcext:value-type="float">
            <text:p>1069826</text:p>
          </table:table-cell>
          <table:table-cell office:value-type="float" office:value="29917" calcext:value-type="float">
            <text:p>29917</text:p>
          </table:table-cell>
          <table:table-cell office:value-type="float" office:value="28664.857" calcext:value-type="float">
            <text:p>28664.857</text:p>
          </table:table-cell>
          <table:table-cell office:value-type="float" office:value="63006" calcext:value-type="float">
            <text:p>63006</text:p>
          </table:table-cell>
          <table:table-cell office:value-type="float" office:value="2040" calcext:value-type="float">
            <text:p>2040</text:p>
          </table:table-cell>
          <table:table-cell office:value-type="float" office:value="1863.286" calcext:value-type="float">
            <text:p>1863.286</text:p>
          </table:table-cell>
          <table:table-cell office:value-type="float" office:value="3232.077" calcext:value-type="float">
            <text:p>3232.077</text:p>
          </table:table-cell>
          <table:table-cell office:value-type="float" office:value="90.383" calcext:value-type="float">
            <text:p>90.383</text:p>
          </table:table-cell>
          <table:table-cell office:value-type="float" office:value="86.6" calcext:value-type="float">
            <text:p>86.6</text:p>
          </table:table-cell>
          <table:table-cell office:value-type="float" office:value="190.349" calcext:value-type="float">
            <text:p>190.349</text:p>
          </table:table-cell>
          <table:table-cell office:value-type="float" office:value="6.163" calcext:value-type="float">
            <text:p>6.163</text:p>
          </table:table-cell>
          <table:table-cell office:value-type="float" office:value="5.629" calcext:value-type="float">
            <text:p>5.629</text:p>
          </table:table-cell>
          <table:table-cell office:value-type="float" office:value="0.98" calcext:value-type="float">
            <text:p>0.98</text:p>
          </table:table-cell>
          <table:table-cell office:value-type="float" office:value="12845" calcext:value-type="float">
            <text:p>12845</text:p>
          </table:table-cell>
          <table:table-cell office:value-type="float" office:value="38.806" calcext:value-type="float">
            <text:p>38.806</text:p>
          </table:table-cell>
          <table:table-cell office:value-type="float" office:value="54862" calcext:value-type="float">
            <text:p>54862</text:p>
          </table:table-cell>
          <table:table-cell office:value-type="float" office:value="165.745" calcext:value-type="float">
            <text:p>165.745</text:p>
          </table:table-cell>
          <table:table-cell table:number-columns-repeated="4"/>
          <table:table-cell office:value-type="float" office:value="7461891" calcext:value-type="float">
            <text:p>7461891</text:p>
          </table:table-cell>
          <table:table-cell office:value-type="float" office:value="332744" calcext:value-type="float">
            <text:p>332744</text:p>
          </table:table-cell>
          <table:table-cell office:value-type="float" office:value="22.543" calcext:value-type="float">
            <text:p>22.543</text:p>
          </table:table-cell>
          <table:table-cell office:value-type="float" office:value="1.005" calcext:value-type="float">
            <text:p>1.005</text:p>
          </table:table-cell>
          <table:table-cell office:value-type="float" office:value="260394" calcext:value-type="float">
            <text:p>260394</text:p>
          </table:table-cell>
          <table:table-cell office:value-type="float" office:value="0.787" calcext:value-type="float">
            <text:p>0.787</text:p>
          </table:table-cell>
          <table:table-cell office:value-type="float" office:value="9.084" calcext:value-type="float">
            <text:p>9.0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2</text:p>
          </table:table-cell>
          <table:table-cell office:value-type="float" office:value="1103781" calcext:value-type="float">
            <text:p>1103781</text:p>
          </table:table-cell>
          <table:table-cell office:value-type="float" office:value="33955" calcext:value-type="float">
            <text:p>33955</text:p>
          </table:table-cell>
          <table:table-cell office:value-type="float" office:value="30465.286" calcext:value-type="float">
            <text:p>30465.286</text:p>
          </table:table-cell>
          <table:table-cell office:value-type="float" office:value="65068" calcext:value-type="float">
            <text:p>65068</text:p>
          </table:table-cell>
          <table:table-cell office:value-type="float" office:value="2062" calcext:value-type="float">
            <text:p>2062</text:p>
          </table:table-cell>
          <table:table-cell office:value-type="float" office:value="2007.286" calcext:value-type="float">
            <text:p>2007.286</text:p>
          </table:table-cell>
          <table:table-cell office:value-type="float" office:value="3334.659" calcext:value-type="float">
            <text:p>3334.659</text:p>
          </table:table-cell>
          <table:table-cell office:value-type="float" office:value="102.582" calcext:value-type="float">
            <text:p>102.582</text:p>
          </table:table-cell>
          <table:table-cell office:value-type="float" office:value="92.039" calcext:value-type="float">
            <text:p>92.039</text:p>
          </table:table-cell>
          <table:table-cell office:value-type="float" office:value="196.578" calcext:value-type="float">
            <text:p>196.578</text:p>
          </table:table-cell>
          <table:table-cell office:value-type="float" office:value="6.23" calcext:value-type="float">
            <text:p>6.23</text:p>
          </table:table-cell>
          <table:table-cell office:value-type="float" office:value="6.064" calcext:value-type="float">
            <text:p>6.064</text:p>
          </table:table-cell>
          <table:table-cell office:value-type="float" office:value="0.96" calcext:value-type="float">
            <text:p>0.96</text:p>
          </table:table-cell>
          <table:table-cell office:value-type="float" office:value="12905" calcext:value-type="float">
            <text:p>12905</text:p>
          </table:table-cell>
          <table:table-cell office:value-type="float" office:value="38.988" calcext:value-type="float">
            <text:p>38.988</text:p>
          </table:table-cell>
          <table:table-cell office:value-type="float" office:value="54009" calcext:value-type="float">
            <text:p>54009</text:p>
          </table:table-cell>
          <table:table-cell office:value-type="float" office:value="163.168" calcext:value-type="float">
            <text:p>163.168</text:p>
          </table:table-cell>
          <table:table-cell table:number-columns-repeated="4"/>
          <table:table-cell office:value-type="float" office:value="7727913" calcext:value-type="float">
            <text:p>7727913</text:p>
          </table:table-cell>
          <table:table-cell office:value-type="float" office:value="266022" calcext:value-type="float">
            <text:p>266022</text:p>
          </table:table-cell>
          <table:table-cell office:value-type="float" office:value="23.347" calcext:value-type="float">
            <text:p>23.347</text:p>
          </table:table-cell>
          <table:table-cell office:value-type="float" office:value="0.804" calcext:value-type="float">
            <text:p>0.804</text:p>
          </table:table-cell>
          <table:table-cell office:value-type="float" office:value="267252" calcext:value-type="float">
            <text:p>267252</text:p>
          </table:table-cell>
          <table:table-cell office:value-type="float" office:value="0.807" calcext:value-type="float">
            <text:p>0.807</text:p>
          </table:table-cell>
          <table:table-cell office:value-type="float" office:value="8.772" calcext:value-type="float">
            <text:p>8.772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3</text:p>
          </table:table-cell>
          <table:table-cell office:value-type="float" office:value="1133069" calcext:value-type="float">
            <text:p>1133069</text:p>
          </table:table-cell>
          <table:table-cell office:value-type="float" office:value="29288" calcext:value-type="float">
            <text:p>29288</text:p>
          </table:table-cell>
          <table:table-cell office:value-type="float" office:value="27716.571" calcext:value-type="float">
            <text:p>27716.571</text:p>
          </table:table-cell>
          <table:table-cell office:value-type="float" office:value="66385" calcext:value-type="float">
            <text:p>66385</text:p>
          </table:table-cell>
          <table:table-cell office:value-type="float" office:value="1317" calcext:value-type="float">
            <text:p>1317</text:p>
          </table:table-cell>
          <table:table-cell office:value-type="float" office:value="1885.143" calcext:value-type="float">
            <text:p>1885.143</text:p>
          </table:table-cell>
          <table:table-cell office:value-type="float" office:value="3423.142" calcext:value-type="float">
            <text:p>3423.142</text:p>
          </table:table-cell>
          <table:table-cell office:value-type="float" office:value="88.483" calcext:value-type="float">
            <text:p>88.483</text:p>
          </table:table-cell>
          <table:table-cell office:value-type="float" office:value="83.735" calcext:value-type="float">
            <text:p>83.735</text:p>
          </table:table-cell>
          <table:table-cell office:value-type="float" office:value="200.557" calcext:value-type="float">
            <text:p>200.557</text:p>
          </table:table-cell>
          <table:table-cell office:value-type="float" office:value="3.979" calcext:value-type="float">
            <text:p>3.979</text:p>
          </table:table-cell>
          <table:table-cell office:value-type="float" office:value="5.695" calcext:value-type="float">
            <text:p>5.695</text:p>
          </table:table-cell>
          <table:table-cell office:value-type="float" office:value="0.94" calcext:value-type="float">
            <text:p>0.94</text:p>
          </table:table-cell>
          <table:table-cell office:value-type="float" office:value="12720" calcext:value-type="float">
            <text:p>12720</text:p>
          </table:table-cell>
          <table:table-cell office:value-type="float" office:value="38.429" calcext:value-type="float">
            <text:p>38.429</text:p>
          </table:table-cell>
          <table:table-cell office:value-type="float" office:value="52619" calcext:value-type="float">
            <text:p>52619</text:p>
          </table:table-cell>
          <table:table-cell office:value-type="float" office:value="158.969" calcext:value-type="float">
            <text:p>158.969</text:p>
          </table:table-cell>
          <table:table-cell office:value-type="float" office:value="1931" calcext:value-type="float">
            <text:p>1931</text:p>
          </table:table-cell>
          <table:table-cell office:value-type="float" office:value="5.834" calcext:value-type="float">
            <text:p>5.834</text:p>
          </table:table-cell>
          <table:table-cell office:value-type="float" office:value="24623" calcext:value-type="float">
            <text:p>24623</text:p>
          </table:table-cell>
          <table:table-cell office:value-type="float" office:value="74.389" calcext:value-type="float">
            <text:p>74.389</text:p>
          </table:table-cell>
          <table:table-cell office:value-type="float" office:value="7943861" calcext:value-type="float">
            <text:p>7943861</text:p>
          </table:table-cell>
          <table:table-cell office:value-type="float" office:value="215948" calcext:value-type="float">
            <text:p>215948</text:p>
          </table:table-cell>
          <table:table-cell office:value-type="float" office:value="23.999" calcext:value-type="float">
            <text:p>23.999</text:p>
          </table:table-cell>
          <table:table-cell office:value-type="float" office:value="0.652" calcext:value-type="float">
            <text:p>0.652</text:p>
          </table:table-cell>
          <table:table-cell office:value-type="float" office:value="273528" calcext:value-type="float">
            <text:p>273528</text:p>
          </table:table-cell>
          <table:table-cell office:value-type="float" office:value="0.826" calcext:value-type="float">
            <text:p>0.826</text:p>
          </table:table-cell>
          <table:table-cell office:value-type="float" office:value="9.869" calcext:value-type="float">
            <text:p>9.869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4</text:p>
          </table:table-cell>
          <table:table-cell office:value-type="float" office:value="1158041" calcext:value-type="float">
            <text:p>1158041</text:p>
          </table:table-cell>
          <table:table-cell office:value-type="float" office:value="24972" calcext:value-type="float">
            <text:p>24972</text:p>
          </table:table-cell>
          <table:table-cell office:value-type="float" office:value="27447.286" calcext:value-type="float">
            <text:p>27447.286</text:p>
          </table:table-cell>
          <table:table-cell office:value-type="float" office:value="67682" calcext:value-type="float">
            <text:p>67682</text:p>
          </table:table-cell>
          <table:table-cell office:value-type="float" office:value="1297" calcext:value-type="float">
            <text:p>1297</text:p>
          </table:table-cell>
          <table:table-cell office:value-type="float" office:value="1829.429" calcext:value-type="float">
            <text:p>1829.429</text:p>
          </table:table-cell>
          <table:table-cell office:value-type="float" office:value="3498.585" calcext:value-type="float">
            <text:p>3498.585</text:p>
          </table:table-cell>
          <table:table-cell office:value-type="float" office:value="75.444" calcext:value-type="float">
            <text:p>75.444</text:p>
          </table:table-cell>
          <table:table-cell office:value-type="float" office:value="82.922" calcext:value-type="float">
            <text:p>82.922</text:p>
          </table:table-cell>
          <table:table-cell office:value-type="float" office:value="204.476" calcext:value-type="float">
            <text:p>204.476</text:p>
          </table:table-cell>
          <table:table-cell office:value-type="float" office:value="3.918" calcext:value-type="float">
            <text:p>3.918</text:p>
          </table:table-cell>
          <table:table-cell office:value-type="float" office:value="5.527" calcext:value-type="float">
            <text:p>5.527</text:p>
          </table:table-cell>
          <table:table-cell office:value-type="float" office:value="0.93" calcext:value-type="float">
            <text:p>0.93</text:p>
          </table:table-cell>
          <table:table-cell office:value-type="float" office:value="12696" calcext:value-type="float">
            <text:p>12696</text:p>
          </table:table-cell>
          <table:table-cell office:value-type="float" office:value="38.356" calcext:value-type="float">
            <text:p>38.356</text:p>
          </table:table-cell>
          <table:table-cell office:value-type="float" office:value="52377" calcext:value-type="float">
            <text:p>52377</text:p>
          </table:table-cell>
          <table:table-cell office:value-type="float" office:value="158.237" calcext:value-type="float">
            <text:p>158.237</text:p>
          </table:table-cell>
          <table:table-cell table:number-columns-repeated="4"/>
          <table:table-cell office:value-type="float" office:value="8192397" calcext:value-type="float">
            <text:p>8192397</text:p>
          </table:table-cell>
          <table:table-cell office:value-type="float" office:value="248536" calcext:value-type="float">
            <text:p>248536</text:p>
          </table:table-cell>
          <table:table-cell office:value-type="float" office:value="24.75" calcext:value-type="float">
            <text:p>24.75</text:p>
          </table:table-cell>
          <table:table-cell office:value-type="float" office:value="0.751" calcext:value-type="float">
            <text:p>0.751</text:p>
          </table:table-cell>
          <table:table-cell office:value-type="float" office:value="277123" calcext:value-type="float">
            <text:p>277123</text:p>
          </table:table-cell>
          <table:table-cell office:value-type="float" office:value="0.837" calcext:value-type="float">
            <text:p>0.837</text:p>
          </table:table-cell>
          <table:table-cell office:value-type="float" office:value="10.097" calcext:value-type="float">
            <text:p>10.097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5</text:p>
          </table:table-cell>
          <table:table-cell office:value-type="float" office:value="1180634" calcext:value-type="float">
            <text:p>1180634</text:p>
          </table:table-cell>
          <table:table-cell office:value-type="float" office:value="22593" calcext:value-type="float">
            <text:p>22593</text:p>
          </table:table-cell>
          <table:table-cell office:value-type="float" office:value="27454.714" calcext:value-type="float">
            <text:p>27454.714</text:p>
          </table:table-cell>
          <table:table-cell office:value-type="float" office:value="68934" calcext:value-type="float">
            <text:p>68934</text:p>
          </table:table-cell>
          <table:table-cell office:value-type="float" office:value="1252" calcext:value-type="float">
            <text:p>1252</text:p>
          </table:table-cell>
          <table:table-cell office:value-type="float" office:value="1812.714" calcext:value-type="float">
            <text:p>1812.714</text:p>
          </table:table-cell>
          <table:table-cell office:value-type="float" office:value="3566.842" calcext:value-type="float">
            <text:p>3566.842</text:p>
          </table:table-cell>
          <table:table-cell office:value-type="float" office:value="68.256" calcext:value-type="float">
            <text:p>68.256</text:p>
          </table:table-cell>
          <table:table-cell office:value-type="float" office:value="82.944" calcext:value-type="float">
            <text:p>82.944</text:p>
          </table:table-cell>
          <table:table-cell office:value-type="float" office:value="208.258" calcext:value-type="float">
            <text:p>208.258</text:p>
          </table:table-cell>
          <table:table-cell office:value-type="float" office:value="3.782" calcext:value-type="float">
            <text:p>3.782</text:p>
          </table:table-cell>
          <table:table-cell office:value-type="float" office:value="5.476" calcext:value-type="float">
            <text:p>5.476</text:p>
          </table:table-cell>
          <table:table-cell office:value-type="float" office:value="0.93" calcext:value-type="float">
            <text:p>0.93</text:p>
          </table:table-cell>
          <table:table-cell office:value-type="float" office:value="12628" calcext:value-type="float">
            <text:p>12628</text:p>
          </table:table-cell>
          <table:table-cell office:value-type="float" office:value="38.151" calcext:value-type="float">
            <text:p>38.151</text:p>
          </table:table-cell>
          <table:table-cell office:value-type="float" office:value="53176" calcext:value-type="float">
            <text:p>53176</text:p>
          </table:table-cell>
          <table:table-cell office:value-type="float" office:value="160.651" calcext:value-type="float">
            <text:p>160.651</text:p>
          </table:table-cell>
          <table:table-cell table:number-columns-repeated="4"/>
          <table:table-cell office:value-type="float" office:value="8506133" calcext:value-type="float">
            <text:p>8506133</text:p>
          </table:table-cell>
          <table:table-cell office:value-type="float" office:value="313736" calcext:value-type="float">
            <text:p>313736</text:p>
          </table:table-cell>
          <table:table-cell office:value-type="float" office:value="25.698" calcext:value-type="float">
            <text:p>25.698</text:p>
          </table:table-cell>
          <table:table-cell office:value-type="float" office:value="0.948" calcext:value-type="float">
            <text:p>0.948</text:p>
          </table:table-cell>
          <table:table-cell office:value-type="float" office:value="283979" calcext:value-type="float">
            <text:p>283979</text:p>
          </table:table-cell>
          <table:table-cell office:value-type="float" office:value="0.858" calcext:value-type="float">
            <text:p>0.858</text:p>
          </table:table-cell>
          <table:table-cell office:value-type="float" office:value="10.344" calcext:value-type="float">
            <text:p>10.344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6</text:p>
          </table:table-cell>
          <table:table-cell office:value-type="float" office:value="1204475" calcext:value-type="float">
            <text:p>1204475</text:p>
          </table:table-cell>
          <table:table-cell office:value-type="float" office:value="23841" calcext:value-type="float">
            <text:p>23841</text:p>
          </table:table-cell>
          <table:table-cell office:value-type="float" office:value="27413.143" calcext:value-type="float">
            <text:p>27413.143</text:p>
          </table:table-cell>
          <table:table-cell office:value-type="float" office:value="71078" calcext:value-type="float">
            <text:p>71078</text:p>
          </table:table-cell>
          <table:table-cell office:value-type="float" office:value="2144" calcext:value-type="float">
            <text:p>2144</text:p>
          </table:table-cell>
          <table:table-cell office:value-type="float" office:value="1817.571" calcext:value-type="float">
            <text:p>1817.571</text:p>
          </table:table-cell>
          <table:table-cell office:value-type="float" office:value="3638.868" calcext:value-type="float">
            <text:p>3638.868</text:p>
          </table:table-cell>
          <table:table-cell office:value-type="float" office:value="72.027" calcext:value-type="float">
            <text:p>72.027</text:p>
          </table:table-cell>
          <table:table-cell office:value-type="float" office:value="82.819" calcext:value-type="float">
            <text:p>82.819</text:p>
          </table:table-cell>
          <table:table-cell office:value-type="float" office:value="214.735" calcext:value-type="float">
            <text:p>214.735</text:p>
          </table:table-cell>
          <table:table-cell office:value-type="float" office:value="6.477" calcext:value-type="float">
            <text:p>6.477</text:p>
          </table:table-cell>
          <table:table-cell office:value-type="float" office:value="5.491" calcext:value-type="float">
            <text:p>5.491</text:p>
          </table:table-cell>
          <table:table-cell office:value-type="float" office:value="0.93" calcext:value-type="float">
            <text:p>0.93</text:p>
          </table:table-cell>
          <table:table-cell office:value-type="float" office:value="12478" calcext:value-type="float">
            <text:p>12478</text:p>
          </table:table-cell>
          <table:table-cell office:value-type="float" office:value="37.698" calcext:value-type="float">
            <text:p>37.698</text:p>
          </table:table-cell>
          <table:table-cell office:value-type="float" office:value="52581" calcext:value-type="float">
            <text:p>52581</text:p>
          </table:table-cell>
          <table:table-cell office:value-type="float" office:value="158.854" calcext:value-type="float">
            <text:p>158.854</text:p>
          </table:table-cell>
          <table:table-cell table:number-columns-repeated="4"/>
          <table:table-cell office:value-type="float" office:value="8859801" calcext:value-type="float">
            <text:p>8859801</text:p>
          </table:table-cell>
          <table:table-cell office:value-type="float" office:value="353668" calcext:value-type="float">
            <text:p>353668</text:p>
          </table:table-cell>
          <table:table-cell office:value-type="float" office:value="26.767" calcext:value-type="float">
            <text:p>26.767</text:p>
          </table:table-cell>
          <table:table-cell office:value-type="float" office:value="1.068" calcext:value-type="float">
            <text:p>1.068</text:p>
          </table:table-cell>
          <table:table-cell office:value-type="float" office:value="292561" calcext:value-type="float">
            <text:p>292561</text:p>
          </table:table-cell>
          <table:table-cell office:value-type="float" office:value="0.884" calcext:value-type="float">
            <text:p>0.884</text:p>
          </table:table-cell>
          <table:table-cell office:value-type="float" office:value="10.672" calcext:value-type="float">
            <text:p>10.672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7</text:p>
          </table:table-cell>
          <table:table-cell office:value-type="float" office:value="1228603" calcext:value-type="float">
            <text:p>1228603</text:p>
          </table:table-cell>
          <table:table-cell office:value-type="float" office:value="24128" calcext:value-type="float">
            <text:p>24128</text:p>
          </table:table-cell>
          <table:table-cell office:value-type="float" office:value="26956.286" calcext:value-type="float">
            <text:p>26956.286</text:p>
          </table:table-cell>
          <table:table-cell office:value-type="float" office:value="73431" calcext:value-type="float">
            <text:p>73431</text:p>
          </table:table-cell>
          <table:table-cell office:value-type="float" office:value="2353" calcext:value-type="float">
            <text:p>2353</text:p>
          </table:table-cell>
          <table:table-cell office:value-type="float" office:value="1780.714" calcext:value-type="float">
            <text:p>1780.714</text:p>
          </table:table-cell>
          <table:table-cell office:value-type="float" office:value="3711.762" calcext:value-type="float">
            <text:p>3711.762</text:p>
          </table:table-cell>
          <table:table-cell office:value-type="float" office:value="72.894" calcext:value-type="float">
            <text:p>72.894</text:p>
          </table:table-cell>
          <table:table-cell office:value-type="float" office:value="81.438" calcext:value-type="float">
            <text:p>81.438</text:p>
          </table:table-cell>
          <table:table-cell office:value-type="float" office:value="221.844" calcext:value-type="float">
            <text:p>221.844</text:p>
          </table:table-cell>
          <table:table-cell office:value-type="float" office:value="7.109" calcext:value-type="float">
            <text:p>7.109</text:p>
          </table:table-cell>
          <table:table-cell office:value-type="float" office:value="5.38" calcext:value-type="float">
            <text:p>5.38</text:p>
          </table:table-cell>
          <table:table-cell office:value-type="float" office:value="0.93" calcext:value-type="float">
            <text:p>0.93</text:p>
          </table:table-cell>
          <table:table-cell office:value-type="float" office:value="12136" calcext:value-type="float">
            <text:p>12136</text:p>
          </table:table-cell>
          <table:table-cell office:value-type="float" office:value="36.664" calcext:value-type="float">
            <text:p>36.664</text:p>
          </table:table-cell>
          <table:table-cell office:value-type="float" office:value="51425" calcext:value-type="float">
            <text:p>51425</text:p>
          </table:table-cell>
          <table:table-cell office:value-type="float" office:value="155.361" calcext:value-type="float">
            <text:p>155.361</text:p>
          </table:table-cell>
          <table:table-cell table:number-columns-repeated="4"/>
          <table:table-cell office:value-type="float" office:value="9219958" calcext:value-type="float">
            <text:p>9219958</text:p>
          </table:table-cell>
          <table:table-cell office:value-type="float" office:value="360157" calcext:value-type="float">
            <text:p>360157</text:p>
          </table:table-cell>
          <table:table-cell office:value-type="float" office:value="27.855" calcext:value-type="float">
            <text:p>27.855</text:p>
          </table:table-cell>
          <table:table-cell office:value-type="float" office:value="1.088" calcext:value-type="float">
            <text:p>1.088</text:p>
          </table:table-cell>
          <table:table-cell office:value-type="float" office:value="298687" calcext:value-type="float">
            <text:p>298687</text:p>
          </table:table-cell>
          <table:table-cell office:value-type="float" office:value="0.902" calcext:value-type="float">
            <text:p>0.902</text:p>
          </table:table-cell>
          <table:table-cell office:value-type="float" office:value="11.08" calcext:value-type="float">
            <text:p>11.0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8</text:p>
          </table:table-cell>
          <table:table-cell office:value-type="float" office:value="1256972" calcext:value-type="float">
            <text:p>1256972</text:p>
          </table:table-cell>
          <table:table-cell office:value-type="float" office:value="28369" calcext:value-type="float">
            <text:p>28369</text:p>
          </table:table-cell>
          <table:table-cell office:value-type="float" office:value="26735.143" calcext:value-type="float">
            <text:p>26735.143</text:p>
          </table:table-cell>
          <table:table-cell office:value-type="float" office:value="75670" calcext:value-type="float">
            <text:p>75670</text:p>
          </table:table-cell>
          <table:table-cell office:value-type="float" office:value="2239" calcext:value-type="float">
            <text:p>2239</text:p>
          </table:table-cell>
          <table:table-cell office:value-type="float" office:value="1809.143" calcext:value-type="float">
            <text:p>1809.143</text:p>
          </table:table-cell>
          <table:table-cell office:value-type="float" office:value="3797.468" calcext:value-type="float">
            <text:p>3797.468</text:p>
          </table:table-cell>
          <table:table-cell office:value-type="float" office:value="85.706" calcext:value-type="float">
            <text:p>85.706</text:p>
          </table:table-cell>
          <table:table-cell office:value-type="float" office:value="80.77" calcext:value-type="float">
            <text:p>80.77</text:p>
          </table:table-cell>
          <table:table-cell office:value-type="float" office:value="228.608" calcext:value-type="float">
            <text:p>228.608</text:p>
          </table:table-cell>
          <table:table-cell office:value-type="float" office:value="6.764" calcext:value-type="float">
            <text:p>6.764</text:p>
          </table:table-cell>
          <table:table-cell office:value-type="float" office:value="5.466" calcext:value-type="float">
            <text:p>5.466</text:p>
          </table:table-cell>
          <table:table-cell office:value-type="float" office:value="0.93" calcext:value-type="float">
            <text:p>0.93</text:p>
          </table:table-cell>
          <table:table-cell office:value-type="float" office:value="11780" calcext:value-type="float">
            <text:p>11780</text:p>
          </table:table-cell>
          <table:table-cell office:value-type="float" office:value="35.589" calcext:value-type="float">
            <text:p>35.589</text:p>
          </table:table-cell>
          <table:table-cell office:value-type="float" office:value="49758" calcext:value-type="float">
            <text:p>49758</text:p>
          </table:table-cell>
          <table:table-cell office:value-type="float" office:value="150.325" calcext:value-type="float">
            <text:p>150.325</text:p>
          </table:table-cell>
          <table:table-cell table:number-columns-repeated="4"/>
          <table:table-cell office:value-type="float" office:value="9617563" calcext:value-type="float">
            <text:p>9617563</text:p>
          </table:table-cell>
          <table:table-cell office:value-type="float" office:value="397605" calcext:value-type="float">
            <text:p>397605</text:p>
          </table:table-cell>
          <table:table-cell office:value-type="float" office:value="29.056" calcext:value-type="float">
            <text:p>29.056</text:p>
          </table:table-cell>
          <table:table-cell office:value-type="float" office:value="1.201" calcext:value-type="float">
            <text:p>1.201</text:p>
          </table:table-cell>
          <table:table-cell office:value-type="float" office:value="307953" calcext:value-type="float">
            <text:p>307953</text:p>
          </table:table-cell>
          <table:table-cell office:value-type="float" office:value="0.93" calcext:value-type="float">
            <text:p>0.93</text:p>
          </table:table-cell>
          <table:table-cell office:value-type="float" office:value="11.519" calcext:value-type="float">
            <text:p>11.519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09</text:p>
          </table:table-cell>
          <table:table-cell office:value-type="float" office:value="1283929" calcext:value-type="float">
            <text:p>1283929</text:p>
          </table:table-cell>
          <table:table-cell office:value-type="float" office:value="26957" calcext:value-type="float">
            <text:p>26957</text:p>
          </table:table-cell>
          <table:table-cell office:value-type="float" office:value="25735.429" calcext:value-type="float">
            <text:p>25735.429</text:p>
          </table:table-cell>
          <table:table-cell office:value-type="float" office:value="77180" calcext:value-type="float">
            <text:p>77180</text:p>
          </table:table-cell>
          <table:table-cell office:value-type="float" office:value="1510" calcext:value-type="float">
            <text:p>1510</text:p>
          </table:table-cell>
          <table:table-cell office:value-type="float" office:value="1730.286" calcext:value-type="float">
            <text:p>1730.286</text:p>
          </table:table-cell>
          <table:table-cell office:value-type="float" office:value="3878.909" calcext:value-type="float">
            <text:p>3878.909</text:p>
          </table:table-cell>
          <table:table-cell office:value-type="float" office:value="81.44" calcext:value-type="float">
            <text:p>81.44</text:p>
          </table:table-cell>
          <table:table-cell office:value-type="float" office:value="77.75" calcext:value-type="float">
            <text:p>77.75</text:p>
          </table:table-cell>
          <table:table-cell office:value-type="float" office:value="233.17" calcext:value-type="float">
            <text:p>233.17</text:p>
          </table:table-cell>
          <table:table-cell office:value-type="float" office:value="4.562" calcext:value-type="float">
            <text:p>4.562</text:p>
          </table:table-cell>
          <table:table-cell office:value-type="float" office:value="5.227" calcext:value-type="float">
            <text:p>5.227</text:p>
          </table:table-cell>
          <table:table-cell office:value-type="float" office:value="0.91" calcext:value-type="float">
            <text:p>0.91</text:p>
          </table:table-cell>
          <table:table-cell office:value-type="float" office:value="11496" calcext:value-type="float">
            <text:p>11496</text:p>
          </table:table-cell>
          <table:table-cell office:value-type="float" office:value="34.731" calcext:value-type="float">
            <text:p>34.731</text:p>
          </table:table-cell>
          <table:table-cell office:value-type="float" office:value="48561" calcext:value-type="float">
            <text:p>48561</text:p>
          </table:table-cell>
          <table:table-cell office:value-type="float" office:value="146.709" calcext:value-type="float">
            <text:p>146.709</text:p>
          </table:table-cell>
          <table:table-cell table:number-columns-repeated="4"/>
          <table:table-cell office:value-type="float" office:value="9950282" calcext:value-type="float">
            <text:p>9950282</text:p>
          </table:table-cell>
          <table:table-cell office:value-type="float" office:value="332719" calcext:value-type="float">
            <text:p>332719</text:p>
          </table:table-cell>
          <table:table-cell office:value-type="float" office:value="30.061" calcext:value-type="float">
            <text:p>30.061</text:p>
          </table:table-cell>
          <table:table-cell office:value-type="float" office:value="1.005" calcext:value-type="float">
            <text:p>1.005</text:p>
          </table:table-cell>
          <table:table-cell office:value-type="float" office:value="317481" calcext:value-type="float">
            <text:p>317481</text:p>
          </table:table-cell>
          <table:table-cell office:value-type="float" office:value="0.959" calcext:value-type="float">
            <text:p>0.959</text:p>
          </table:table-cell>
          <table:table-cell office:value-type="float" office:value="12.336" calcext:value-type="float">
            <text:p>12.336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0</text:p>
          </table:table-cell>
          <table:table-cell office:value-type="float" office:value="1309541" calcext:value-type="float">
            <text:p>1309541</text:p>
          </table:table-cell>
          <table:table-cell office:value-type="float" office:value="25612" calcext:value-type="float">
            <text:p>25612</text:p>
          </table:table-cell>
          <table:table-cell office:value-type="float" office:value="25210.286" calcext:value-type="float">
            <text:p>25210.286</text:p>
          </table:table-cell>
          <table:table-cell office:value-type="float" office:value="78794" calcext:value-type="float">
            <text:p>78794</text:p>
          </table:table-cell>
          <table:table-cell office:value-type="float" office:value="1614" calcext:value-type="float">
            <text:p>1614</text:p>
          </table:table-cell>
          <table:table-cell office:value-type="float" office:value="1772.714" calcext:value-type="float">
            <text:p>1772.714</text:p>
          </table:table-cell>
          <table:table-cell office:value-type="float" office:value="3956.286" calcext:value-type="float">
            <text:p>3956.286</text:p>
          </table:table-cell>
          <table:table-cell office:value-type="float" office:value="77.377" calcext:value-type="float">
            <text:p>77.377</text:p>
          </table:table-cell>
          <table:table-cell office:value-type="float" office:value="76.163" calcext:value-type="float">
            <text:p>76.163</text:p>
          </table:table-cell>
          <table:table-cell office:value-type="float" office:value="238.046" calcext:value-type="float">
            <text:p>238.046</text:p>
          </table:table-cell>
          <table:table-cell office:value-type="float" office:value="4.876" calcext:value-type="float">
            <text:p>4.876</text:p>
          </table:table-cell>
          <table:table-cell office:value-type="float" office:value="5.356" calcext:value-type="float">
            <text:p>5.356</text:p>
          </table:table-cell>
          <table:table-cell office:value-type="float" office:value="0.9" calcext:value-type="float">
            <text:p>0.9</text:p>
          </table:table-cell>
          <table:table-cell office:value-type="float" office:value="11393" calcext:value-type="float">
            <text:p>11393</text:p>
          </table:table-cell>
          <table:table-cell office:value-type="float" office:value="34.42" calcext:value-type="float">
            <text:p>34.42</text:p>
          </table:table-cell>
          <table:table-cell office:value-type="float" office:value="46760" calcext:value-type="float">
            <text:p>46760</text:p>
          </table:table-cell>
          <table:table-cell office:value-type="float" office:value="141.268" calcext:value-type="float">
            <text:p>141.268</text:p>
          </table:table-cell>
          <table:table-cell office:value-type="float" office:value="1943" calcext:value-type="float">
            <text:p>1943</text:p>
          </table:table-cell>
          <table:table-cell office:value-type="float" office:value="5.87" calcext:value-type="float">
            <text:p>5.87</text:p>
          </table:table-cell>
          <table:table-cell office:value-type="float" office:value="19154" calcext:value-type="float">
            <text:p>19154</text:p>
          </table:table-cell>
          <table:table-cell office:value-type="float" office:value="57.867" calcext:value-type="float">
            <text:p>57.867</text:p>
          </table:table-cell>
          <table:table-cell office:value-type="float" office:value="10198341" calcext:value-type="float">
            <text:p>10198341</text:p>
          </table:table-cell>
          <table:table-cell office:value-type="float" office:value="248059" calcext:value-type="float">
            <text:p>248059</text:p>
          </table:table-cell>
          <table:table-cell office:value-type="float" office:value="30.81" calcext:value-type="float">
            <text:p>30.81</text:p>
          </table:table-cell>
          <table:table-cell office:value-type="float" office:value="0.749" calcext:value-type="float">
            <text:p>0.749</text:p>
          </table:table-cell>
          <table:table-cell office:value-type="float" office:value="322069" calcext:value-type="float">
            <text:p>322069</text:p>
          </table:table-cell>
          <table:table-cell office:value-type="float" office:value="0.973" calcext:value-type="float">
            <text:p>0.973</text:p>
          </table:table-cell>
          <table:table-cell office:value-type="float" office:value="12.775" calcext:value-type="float">
            <text:p>12.775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1</text:p>
          </table:table-cell>
          <table:table-cell office:value-type="float" office:value="1329799" calcext:value-type="float">
            <text:p>1329799</text:p>
          </table:table-cell>
          <table:table-cell office:value-type="float" office:value="20258" calcext:value-type="float">
            <text:p>20258</text:p>
          </table:table-cell>
          <table:table-cell office:value-type="float" office:value="24536.857" calcext:value-type="float">
            <text:p>24536.857</text:p>
          </table:table-cell>
          <table:table-cell office:value-type="float" office:value="79528" calcext:value-type="float">
            <text:p>79528</text:p>
          </table:table-cell>
          <table:table-cell office:value-type="float" office:value="734" calcext:value-type="float">
            <text:p>734</text:p>
          </table:table-cell>
          <table:table-cell office:value-type="float" office:value="1692.286" calcext:value-type="float">
            <text:p>1692.286</text:p>
          </table:table-cell>
          <table:table-cell office:value-type="float" office:value="4017.488" calcext:value-type="float">
            <text:p>4017.488</text:p>
          </table:table-cell>
          <table:table-cell office:value-type="float" office:value="61.202" calcext:value-type="float">
            <text:p>61.202</text:p>
          </table:table-cell>
          <table:table-cell office:value-type="float" office:value="74.129" calcext:value-type="float">
            <text:p>74.129</text:p>
          </table:table-cell>
          <table:table-cell office:value-type="float" office:value="240.264" calcext:value-type="float">
            <text:p>240.264</text:p>
          </table:table-cell>
          <table:table-cell office:value-type="float" office:value="2.218" calcext:value-type="float">
            <text:p>2.218</text:p>
          </table:table-cell>
          <table:table-cell office:value-type="float" office:value="5.113" calcext:value-type="float">
            <text:p>5.113</text:p>
          </table:table-cell>
          <table:table-cell office:value-type="float" office:value="0.9" calcext:value-type="float">
            <text:p>0.9</text:p>
          </table:table-cell>
          <table:table-cell office:value-type="float" office:value="11148" calcext:value-type="float">
            <text:p>11148</text:p>
          </table:table-cell>
          <table:table-cell office:value-type="float" office:value="33.679" calcext:value-type="float">
            <text:p>33.679</text:p>
          </table:table-cell>
          <table:table-cell office:value-type="float" office:value="46550" calcext:value-type="float">
            <text:p>46550</text:p>
          </table:table-cell>
          <table:table-cell office:value-type="float" office:value="140.633" calcext:value-type="float">
            <text:p>140.633</text:p>
          </table:table-cell>
          <table:table-cell table:number-columns-repeated="4"/>
          <table:table-cell office:value-type="float" office:value="10515099" calcext:value-type="float">
            <text:p>10515099</text:p>
          </table:table-cell>
          <table:table-cell office:value-type="float" office:value="316758" calcext:value-type="float">
            <text:p>316758</text:p>
          </table:table-cell>
          <table:table-cell office:value-type="float" office:value="31.767" calcext:value-type="float">
            <text:p>31.767</text:p>
          </table:table-cell>
          <table:table-cell office:value-type="float" office:value="0.957" calcext:value-type="float">
            <text:p>0.957</text:p>
          </table:table-cell>
          <table:table-cell office:value-type="float" office:value="331815" calcext:value-type="float">
            <text:p>331815</text:p>
          </table:table-cell>
          <table:table-cell office:value-type="float" office:value="1.002" calcext:value-type="float">
            <text:p>1.00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2</text:p>
          </table:table-cell>
          <table:table-cell office:value-type="float" office:value="1347916" calcext:value-type="float">
            <text:p>1347916</text:p>
          </table:table-cell>
          <table:table-cell office:value-type="float" office:value="18117" calcext:value-type="float">
            <text:p>18117</text:p>
          </table:table-cell>
          <table:table-cell office:value-type="float" office:value="23897.429" calcext:value-type="float">
            <text:p>23897.429</text:p>
          </table:table-cell>
          <table:table-cell office:value-type="float" office:value="80684" calcext:value-type="float">
            <text:p>80684</text:p>
          </table:table-cell>
          <table:table-cell office:value-type="float" office:value="1156" calcext:value-type="float">
            <text:p>1156</text:p>
          </table:table-cell>
          <table:table-cell office:value-type="float" office:value="1678.571" calcext:value-type="float">
            <text:p>1678.571</text:p>
          </table:table-cell>
          <table:table-cell office:value-type="float" office:value="4072.221" calcext:value-type="float">
            <text:p>4072.221</text:p>
          </table:table-cell>
          <table:table-cell office:value-type="float" office:value="54.734" calcext:value-type="float">
            <text:p>54.734</text:p>
          </table:table-cell>
          <table:table-cell office:value-type="float" office:value="72.197" calcext:value-type="float">
            <text:p>72.197</text:p>
          </table:table-cell>
          <table:table-cell office:value-type="float" office:value="243.756" calcext:value-type="float">
            <text:p>243.756</text:p>
          </table:table-cell>
          <table:table-cell office:value-type="float" office:value="3.492" calcext:value-type="float">
            <text:p>3.492</text:p>
          </table:table-cell>
          <table:table-cell office:value-type="float" office:value="5.071" calcext:value-type="float">
            <text:p>5.071</text:p>
          </table:table-cell>
          <table:table-cell office:value-type="float" office:value="0.91" calcext:value-type="float">
            <text:p>0.91</text:p>
          </table:table-cell>
          <table:table-cell office:value-type="float" office:value="11240" calcext:value-type="float">
            <text:p>11240</text:p>
          </table:table-cell>
          <table:table-cell office:value-type="float" office:value="33.957" calcext:value-type="float">
            <text:p>33.957</text:p>
          </table:table-cell>
          <table:table-cell office:value-type="float" office:value="47344" calcext:value-type="float">
            <text:p>47344</text:p>
          </table:table-cell>
          <table:table-cell office:value-type="float" office:value="143.032" calcext:value-type="float">
            <text:p>143.032</text:p>
          </table:table-cell>
          <table:table-cell table:number-columns-repeated="4"/>
          <table:table-cell office:value-type="float" office:value="10928136" calcext:value-type="float">
            <text:p>10928136</text:p>
          </table:table-cell>
          <table:table-cell office:value-type="float" office:value="413037" calcext:value-type="float">
            <text:p>413037</text:p>
          </table:table-cell>
          <table:table-cell office:value-type="float" office:value="33.015" calcext:value-type="float">
            <text:p>33.015</text:p>
          </table:table-cell>
          <table:table-cell office:value-type="float" office:value="1.248" calcext:value-type="float">
            <text:p>1.248</text:p>
          </table:table-cell>
          <table:table-cell office:value-type="float" office:value="346000" calcext:value-type="float">
            <text:p>346000</text:p>
          </table:table-cell>
          <table:table-cell office:value-type="float" office:value="1.045" calcext:value-type="float">
            <text:p>1.045</text:p>
          </table:table-cell>
          <table:table-cell office:value-type="float" office:value="14.479" calcext:value-type="float">
            <text:p>14.47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3</text:p>
          </table:table-cell>
          <table:table-cell office:value-type="float" office:value="1369964" calcext:value-type="float">
            <text:p>1369964</text:p>
          </table:table-cell>
          <table:table-cell office:value-type="float" office:value="22048" calcext:value-type="float">
            <text:p>22048</text:p>
          </table:table-cell>
          <table:table-cell office:value-type="float" office:value="23641.286" calcext:value-type="float">
            <text:p>23641.286</text:p>
          </table:table-cell>
          <table:table-cell office:value-type="float" office:value="82387" calcext:value-type="float">
            <text:p>82387</text:p>
          </table:table-cell>
          <table:table-cell office:value-type="float" office:value="1703" calcext:value-type="float">
            <text:p>1703</text:p>
          </table:table-cell>
          <table:table-cell office:value-type="float" office:value="1615.571" calcext:value-type="float">
            <text:p>1615.571</text:p>
          </table:table-cell>
          <table:table-cell office:value-type="float" office:value="4138.831" calcext:value-type="float">
            <text:p>4138.831</text:p>
          </table:table-cell>
          <table:table-cell office:value-type="float" office:value="66.61" calcext:value-type="float">
            <text:p>66.61</text:p>
          </table:table-cell>
          <table:table-cell office:value-type="float" office:value="71.423" calcext:value-type="float">
            <text:p>71.423</text:p>
          </table:table-cell>
          <table:table-cell office:value-type="float" office:value="248.901" calcext:value-type="float">
            <text:p>248.901</text:p>
          </table:table-cell>
          <table:table-cell office:value-type="float" office:value="5.145" calcext:value-type="float">
            <text:p>5.145</text:p>
          </table:table-cell>
          <table:table-cell office:value-type="float" office:value="4.881" calcext:value-type="float">
            <text:p>4.881</text:p>
          </table:table-cell>
          <table:table-cell office:value-type="float" office:value="0.93" calcext:value-type="float">
            <text:p>0.93</text:p>
          </table:table-cell>
          <table:table-cell office:value-type="float" office:value="10990" calcext:value-type="float">
            <text:p>10990</text:p>
          </table:table-cell>
          <table:table-cell office:value-type="float" office:value="33.202" calcext:value-type="float">
            <text:p>33.202</text:p>
          </table:table-cell>
          <table:table-cell office:value-type="float" office:value="46740" calcext:value-type="float">
            <text:p>46740</text:p>
          </table:table-cell>
          <table:table-cell office:value-type="float" office:value="141.207" calcext:value-type="float">
            <text:p>141.207</text:p>
          </table:table-cell>
          <table:table-cell table:number-columns-repeated="4"/>
          <table:table-cell office:value-type="float" office:value="11369498" calcext:value-type="float">
            <text:p>11369498</text:p>
          </table:table-cell>
          <table:table-cell office:value-type="float" office:value="441362" calcext:value-type="float">
            <text:p>441362</text:p>
          </table:table-cell>
          <table:table-cell office:value-type="float" office:value="34.349" calcext:value-type="float">
            <text:p>34.349</text:p>
          </table:table-cell>
          <table:table-cell office:value-type="float" office:value="1.333" calcext:value-type="float">
            <text:p>1.333</text:p>
          </table:table-cell>
          <table:table-cell office:value-type="float" office:value="358528" calcext:value-type="float">
            <text:p>358528</text:p>
          </table:table-cell>
          <table:table-cell office:value-type="float" office:value="1.083" calcext:value-type="float">
            <text:p>1.083</text:p>
          </table:table-cell>
          <table:table-cell office:value-type="float" office:value="15.165" calcext:value-type="float">
            <text:p>15.165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4</text:p>
          </table:table-cell>
          <table:table-cell office:value-type="float" office:value="1390746" calcext:value-type="float">
            <text:p>1390746</text:p>
          </table:table-cell>
          <table:table-cell office:value-type="float" office:value="20782" calcext:value-type="float">
            <text:p>20782</text:p>
          </table:table-cell>
          <table:table-cell office:value-type="float" office:value="23163.286" calcext:value-type="float">
            <text:p>23163.286</text:p>
          </table:table-cell>
          <table:table-cell office:value-type="float" office:value="84133" calcext:value-type="float">
            <text:p>84133</text:p>
          </table:table-cell>
          <table:table-cell office:value-type="float" office:value="1746" calcext:value-type="float">
            <text:p>1746</text:p>
          </table:table-cell>
          <table:table-cell office:value-type="float" office:value="1528.857" calcext:value-type="float">
            <text:p>1528.857</text:p>
          </table:table-cell>
          <table:table-cell office:value-type="float" office:value="4201.616" calcext:value-type="float">
            <text:p>4201.616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979" calcext:value-type="float">
            <text:p>69.979</text:p>
          </table:table-cell>
          <table:table-cell office:value-type="float" office:value="254.176" calcext:value-type="float">
            <text:p>254.176</text:p>
          </table:table-cell>
          <table:table-cell office:value-type="float" office:value="5.275" calcext:value-type="float">
            <text:p>5.275</text:p>
          </table:table-cell>
          <table:table-cell office:value-type="float" office:value="4.619" calcext:value-type="float">
            <text:p>4.619</text:p>
          </table:table-cell>
          <table:table-cell office:value-type="float" office:value="0.94" calcext:value-type="float">
            <text:p>0.94</text:p>
          </table:table-cell>
          <table:table-cell office:value-type="float" office:value="10655" calcext:value-type="float">
            <text:p>10655</text:p>
          </table:table-cell>
          <table:table-cell office:value-type="float" office:value="32.19" calcext:value-type="float">
            <text:p>32.19</text:p>
          </table:table-cell>
          <table:table-cell office:value-type="float" office:value="45644" calcext:value-type="float">
            <text:p>45644</text:p>
          </table:table-cell>
          <table:table-cell office:value-type="float" office:value="137.896" calcext:value-type="float">
            <text:p>137.896</text:p>
          </table:table-cell>
          <table:table-cell table:number-columns-repeated="4"/>
          <table:table-cell office:value-type="float" office:value="11816295" calcext:value-type="float">
            <text:p>11816295</text:p>
          </table:table-cell>
          <table:table-cell office:value-type="float" office:value="446797" calcext:value-type="float">
            <text:p>446797</text:p>
          </table:table-cell>
          <table:table-cell office:value-type="float" office:value="35.698" calcext:value-type="float">
            <text:p>35.698</text:p>
          </table:table-cell>
          <table:table-cell office:value-type="float" office:value="1.35" calcext:value-type="float">
            <text:p>1.35</text:p>
          </table:table-cell>
          <table:table-cell office:value-type="float" office:value="370905" calcext:value-type="float">
            <text:p>370905</text:p>
          </table:table-cell>
          <table:table-cell office:value-type="float" office:value="1.121" calcext:value-type="float">
            <text:p>1.121</text:p>
          </table:table-cell>
          <table:table-cell office:value-type="float" office:value="16.013" calcext:value-type="float">
            <text:p>16.01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5</text:p>
          </table:table-cell>
          <table:table-cell office:value-type="float" office:value="1417889" calcext:value-type="float">
            <text:p>1417889</text:p>
          </table:table-cell>
          <table:table-cell office:value-type="float" office:value="27143" calcext:value-type="float">
            <text:p>27143</text:p>
          </table:table-cell>
          <table:table-cell office:value-type="float" office:value="22988.143" calcext:value-type="float">
            <text:p>22988.143</text:p>
          </table:table-cell>
          <table:table-cell office:value-type="float" office:value="85906" calcext:value-type="float">
            <text:p>85906</text:p>
          </table:table-cell>
          <table:table-cell office:value-type="float" office:value="1773" calcext:value-type="float">
            <text:p>1773</text:p>
          </table:table-cell>
          <table:table-cell office:value-type="float" office:value="1462.286" calcext:value-type="float">
            <text:p>1462.286</text:p>
          </table:table-cell>
          <table:table-cell office:value-type="float" office:value="4283.618" calcext:value-type="float">
            <text:p>4283.618</text:p>
          </table:table-cell>
          <table:table-cell office:value-type="float" office:value="82.002" calcext:value-type="float">
            <text:p>82.002</text:p>
          </table:table-cell>
          <table:table-cell office:value-type="float" office:value="69.45" calcext:value-type="float">
            <text:p>69.45</text:p>
          </table:table-cell>
          <table:table-cell office:value-type="float" office:value="259.533" calcext:value-type="float">
            <text:p>259.533</text:p>
          </table:table-cell>
          <table:table-cell office:value-type="float" office:value="5.356" calcext:value-type="float">
            <text:p>5.356</text:p>
          </table:table-cell>
          <table:table-cell office:value-type="float" office:value="4.418" calcext:value-type="float">
            <text:p>4.418</text:p>
          </table:table-cell>
          <table:table-cell office:value-type="float" office:value="0.95" calcext:value-type="float">
            <text:p>0.95</text:p>
          </table:table-cell>
          <table:table-cell office:value-type="float" office:value="10484" calcext:value-type="float">
            <text:p>10484</text:p>
          </table:table-cell>
          <table:table-cell office:value-type="float" office:value="31.673" calcext:value-type="float">
            <text:p>31.673</text:p>
          </table:table-cell>
          <table:table-cell office:value-type="float" office:value="44299" calcext:value-type="float">
            <text:p>44299</text:p>
          </table:table-cell>
          <table:table-cell office:value-type="float" office:value="133.833" calcext:value-type="float">
            <text:p>133.833</text:p>
          </table:table-cell>
          <table:table-cell table:number-columns-repeated="4"/>
          <table:table-cell office:value-type="float" office:value="12260085" calcext:value-type="float">
            <text:p>12260085</text:p>
          </table:table-cell>
          <table:table-cell office:value-type="float" office:value="443790" calcext:value-type="float">
            <text:p>443790</text:p>
          </table:table-cell>
          <table:table-cell office:value-type="float" office:value="37.039" calcext:value-type="float">
            <text:p>37.039</text:p>
          </table:table-cell>
          <table:table-cell office:value-type="float" office:value="1.341" calcext:value-type="float">
            <text:p>1.341</text:p>
          </table:table-cell>
          <table:table-cell office:value-type="float" office:value="377503" calcext:value-type="float">
            <text:p>377503</text:p>
          </table:table-cell>
          <table:table-cell office:value-type="float" office:value="1.14" calcext:value-type="float">
            <text:p>1.14</text:p>
          </table:table-cell>
          <table:table-cell office:value-type="float" office:value="16.422" calcext:value-type="float">
            <text:p>16.42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6</text:p>
          </table:table-cell>
          <table:table-cell office:value-type="float" office:value="1443397" calcext:value-type="float">
            <text:p>1443397</text:p>
          </table:table-cell>
          <table:table-cell office:value-type="float" office:value="25508" calcext:value-type="float">
            <text:p>25508</text:p>
          </table:table-cell>
          <table:table-cell office:value-type="float" office:value="22781.143" calcext:value-type="float">
            <text:p>22781.143</text:p>
          </table:table-cell>
          <table:table-cell office:value-type="float" office:value="87568" calcext:value-type="float">
            <text:p>87568</text:p>
          </table:table-cell>
          <table:table-cell office:value-type="float" office:value="1662" calcext:value-type="float">
            <text:p>1662</text:p>
          </table:table-cell>
          <table:table-cell office:value-type="float" office:value="1484" calcext:value-type="float">
            <text:p>1484</text:p>
          </table:table-cell>
          <table:table-cell office:value-type="float" office:value="4360.681" calcext:value-type="float">
            <text:p>4360.681</text:p>
          </table:table-cell>
          <table:table-cell office:value-type="float" office:value="77.063" calcext:value-type="float">
            <text:p>77.063</text:p>
          </table:table-cell>
          <table:table-cell office:value-type="float" office:value="68.825" calcext:value-type="float">
            <text:p>68.825</text:p>
          </table:table-cell>
          <table:table-cell office:value-type="float" office:value="264.554" calcext:value-type="float">
            <text:p>264.554</text:p>
          </table:table-cell>
          <table:table-cell office:value-type="float" office:value="5.021" calcext:value-type="float">
            <text:p>5.021</text:p>
          </table:table-cell>
          <table:table-cell office:value-type="float" office:value="4.483" calcext:value-type="float">
            <text:p>4.483</text:p>
          </table:table-cell>
          <table:table-cell office:value-type="float" office:value="0.94" calcext:value-type="float">
            <text:p>0.94</text:p>
          </table:table-cell>
          <table:table-cell office:value-type="float" office:value="10278" calcext:value-type="float">
            <text:p>10278</text:p>
          </table:table-cell>
          <table:table-cell office:value-type="float" office:value="31.051" calcext:value-type="float">
            <text:p>31.051</text:p>
          </table:table-cell>
          <table:table-cell office:value-type="float" office:value="43175" calcext:value-type="float">
            <text:p>43175</text:p>
          </table:table-cell>
          <table:table-cell office:value-type="float" office:value="130.437" calcext:value-type="float">
            <text:p>130.437</text:p>
          </table:table-cell>
          <table:table-cell table:number-columns-repeated="4"/>
          <table:table-cell office:value-type="float" office:value="12621732" calcext:value-type="float">
            <text:p>12621732</text:p>
          </table:table-cell>
          <table:table-cell office:value-type="float" office:value="361647" calcext:value-type="float">
            <text:p>361647</text:p>
          </table:table-cell>
          <table:table-cell office:value-type="float" office:value="38.132" calcext:value-type="float">
            <text:p>38.132</text:p>
          </table:table-cell>
          <table:table-cell office:value-type="float" office:value="1.093" calcext:value-type="float">
            <text:p>1.093</text:p>
          </table:table-cell>
          <table:table-cell office:value-type="float" office:value="381636" calcext:value-type="float">
            <text:p>381636</text:p>
          </table:table-cell>
          <table:table-cell office:value-type="float" office:value="1.153" calcext:value-type="float">
            <text:p>1.153</text:p>
          </table:table-cell>
          <table:table-cell office:value-type="float" office:value="16.752" calcext:value-type="float">
            <text:p>16.75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7</text:p>
          </table:table-cell>
          <table:table-cell office:value-type="float" office:value="1467884" calcext:value-type="float">
            <text:p>1467884</text:p>
          </table:table-cell>
          <table:table-cell office:value-type="float" office:value="24487" calcext:value-type="float">
            <text:p>24487</text:p>
          </table:table-cell>
          <table:table-cell office:value-type="float" office:value="22620.429" calcext:value-type="float">
            <text:p>22620.429</text:p>
          </table:table-cell>
          <table:table-cell office:value-type="float" office:value="88754" calcext:value-type="float">
            <text:p>88754</text:p>
          </table:table-cell>
          <table:table-cell office:value-type="float" office:value="1186" calcext:value-type="float">
            <text:p>1186</text:p>
          </table:table-cell>
          <table:table-cell office:value-type="float" office:value="1422.857" calcext:value-type="float">
            <text:p>1422.857</text:p>
          </table:table-cell>
          <table:table-cell office:value-type="float" office:value="4434.659" calcext:value-type="float">
            <text:p>4434.659</text:p>
          </table:table-cell>
          <table:table-cell office:value-type="float" office:value="73.978" calcext:value-type="float">
            <text:p>73.978</text:p>
          </table:table-cell>
          <table:table-cell office:value-type="float" office:value="68.339" calcext:value-type="float">
            <text:p>68.339</text:p>
          </table:table-cell>
          <table:table-cell office:value-type="float" office:value="268.137" calcext:value-type="float">
            <text:p>268.137</text:p>
          </table:table-cell>
          <table:table-cell office:value-type="float" office:value="3.583" calcext:value-type="float">
            <text:p>3.583</text:p>
          </table:table-cell>
          <table:table-cell office:value-type="float" office:value="4.299" calcext:value-type="float">
            <text:p>4.299</text:p>
          </table:table-cell>
          <table:table-cell office:value-type="float" office:value="0.93" calcext:value-type="float">
            <text:p>0.93</text:p>
          </table:table-cell>
          <table:table-cell office:value-type="float" office:value="9934" calcext:value-type="float">
            <text:p>9934</text:p>
          </table:table-cell>
          <table:table-cell office:value-type="float" office:value="30.012" calcext:value-type="float">
            <text:p>30.012</text:p>
          </table:table-cell>
          <table:table-cell office:value-type="float" office:value="41609" calcext:value-type="float">
            <text:p>41609</text:p>
          </table:table-cell>
          <table:table-cell office:value-type="float" office:value="125.706" calcext:value-type="float">
            <text:p>125.706</text:p>
          </table:table-cell>
          <table:table-cell office:value-type="float" office:value="558" calcext:value-type="float">
            <text:p>558</text:p>
          </table:table-cell>
          <table:table-cell office:value-type="float" office:value="1.686" calcext:value-type="float">
            <text:p>1.686</text:p>
          </table:table-cell>
          <table:table-cell office:value-type="float" office:value="12243" calcext:value-type="float">
            <text:p>12243</text:p>
          </table:table-cell>
          <table:table-cell office:value-type="float" office:value="36.988" calcext:value-type="float">
            <text:p>36.988</text:p>
          </table:table-cell>
          <table:table-cell office:value-type="float" office:value="12928097" calcext:value-type="float">
            <text:p>12928097</text:p>
          </table:table-cell>
          <table:table-cell office:value-type="float" office:value="306365" calcext:value-type="float">
            <text:p>306365</text:p>
          </table:table-cell>
          <table:table-cell office:value-type="float" office:value="39.057" calcext:value-type="float">
            <text:p>39.057</text:p>
          </table:table-cell>
          <table:table-cell office:value-type="float" office:value="0.926" calcext:value-type="float">
            <text:p>0.926</text:p>
          </table:table-cell>
          <table:table-cell office:value-type="float" office:value="389965" calcext:value-type="float">
            <text:p>389965</text:p>
          </table:table-cell>
          <table:table-cell office:value-type="float" office:value="1.178" calcext:value-type="float">
            <text:p>1.178</text:p>
          </table:table-cell>
          <table:table-cell office:value-type="float" office:value="17.24" calcext:value-type="float">
            <text:p>17.24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8</text:p>
          </table:table-cell>
          <table:table-cell office:value-type="float" office:value="1486757" calcext:value-type="float">
            <text:p>1486757</text:p>
          </table:table-cell>
          <table:table-cell office:value-type="float" office:value="18873" calcext:value-type="float">
            <text:p>18873</text:p>
          </table:table-cell>
          <table:table-cell office:value-type="float" office:value="22422.571" calcext:value-type="float">
            <text:p>22422.571</text:p>
          </table:table-cell>
          <table:table-cell office:value-type="float" office:value="89562" calcext:value-type="float">
            <text:p>89562</text:p>
          </table:table-cell>
          <table:table-cell office:value-type="float" office:value="808" calcext:value-type="float">
            <text:p>808</text:p>
          </table:table-cell>
          <table:table-cell office:value-type="float" office:value="1433.429" calcext:value-type="float">
            <text:p>1433.429</text:p>
          </table:table-cell>
          <table:table-cell office:value-type="float" office:value="4491.677" calcext:value-type="float">
            <text:p>4491.677</text:p>
          </table:table-cell>
          <table:table-cell office:value-type="float" office:value="57.018" calcext:value-type="float">
            <text:p>57.018</text:p>
          </table:table-cell>
          <table:table-cell office:value-type="float" office:value="67.741" calcext:value-type="float">
            <text:p>67.741</text:p>
          </table:table-cell>
          <table:table-cell office:value-type="float" office:value="270.578" calcext:value-type="float">
            <text:p>270.578</text:p>
          </table:table-cell>
          <table:table-cell office:value-type="float" office:value="2.441" calcext:value-type="float">
            <text:p>2.441</text:p>
          </table:table-cell>
          <table:table-cell office:value-type="float" office:value="4.331" calcext:value-type="float">
            <text:p>4.331</text:p>
          </table:table-cell>
          <table:table-cell office:value-type="float" office:value="0.94" calcext:value-type="float">
            <text:p>0.94</text:p>
          </table:table-cell>
          <table:table-cell office:value-type="float" office:value="9754" calcext:value-type="float">
            <text:p>9754</text:p>
          </table:table-cell>
          <table:table-cell office:value-type="float" office:value="29.468" calcext:value-type="float">
            <text:p>29.468</text:p>
          </table:table-cell>
          <table:table-cell office:value-type="float" office:value="41531" calcext:value-type="float">
            <text:p>41531</text:p>
          </table:table-cell>
          <table:table-cell office:value-type="float" office:value="125.47" calcext:value-type="float">
            <text:p>125.47</text:p>
          </table:table-cell>
          <table:table-cell table:number-columns-repeated="4"/>
          <table:table-cell office:value-type="float" office:value="13277391" calcext:value-type="float">
            <text:p>13277391</text:p>
          </table:table-cell>
          <table:table-cell office:value-type="float" office:value="349294" calcext:value-type="float">
            <text:p>349294</text:p>
          </table:table-cell>
          <table:table-cell office:value-type="float" office:value="40.113" calcext:value-type="float">
            <text:p>40.113</text:p>
          </table:table-cell>
          <table:table-cell office:value-type="float" office:value="1.055" calcext:value-type="float">
            <text:p>1.055</text:p>
          </table:table-cell>
          <table:table-cell office:value-type="float" office:value="394613" calcext:value-type="float">
            <text:p>394613</text:p>
          </table:table-cell>
          <table:table-cell office:value-type="float" office:value="1.192" calcext:value-type="float">
            <text:p>1.192</text:p>
          </table:table-cell>
          <table:table-cell office:value-type="float" office:value="17.599" calcext:value-type="float">
            <text:p>17.599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19</text:p>
          </table:table-cell>
          <table:table-cell office:value-type="float" office:value="1508598" calcext:value-type="float">
            <text:p>1508598</text:p>
          </table:table-cell>
          <table:table-cell office:value-type="float" office:value="21841" calcext:value-type="float">
            <text:p>21841</text:p>
          </table:table-cell>
          <table:table-cell office:value-type="float" office:value="22954.571" calcext:value-type="float">
            <text:p>22954.571</text:p>
          </table:table-cell>
          <table:table-cell office:value-type="float" office:value="90353" calcext:value-type="float">
            <text:p>90353</text:p>
          </table:table-cell>
          <table:table-cell office:value-type="float" office:value="791" calcext:value-type="float">
            <text:p>791</text:p>
          </table:table-cell>
          <table:table-cell office:value-type="float" office:value="1381.286" calcext:value-type="float">
            <text:p>1381.286</text:p>
          </table:table-cell>
          <table:table-cell office:value-type="float" office:value="4557.661" calcext:value-type="float">
            <text:p>4557.661</text:p>
          </table:table-cell>
          <table:table-cell office:value-type="float" office:value="65.984" calcext:value-type="float">
            <text:p>65.984</text:p>
          </table:table-cell>
          <table:table-cell office:value-type="float" office:value="69.349" calcext:value-type="float">
            <text:p>69.349</text:p>
          </table:table-cell>
          <table:table-cell office:value-type="float" office:value="272.968" calcext:value-type="float">
            <text:p>272.968</text:p>
          </table:table-cell>
          <table:table-cell office:value-type="float" office:value="2.39" calcext:value-type="float">
            <text:p>2.39</text:p>
          </table:table-cell>
          <table:table-cell office:value-type="float" office:value="4.173" calcext:value-type="float">
            <text:p>4.173</text:p>
          </table:table-cell>
          <table:table-cell office:value-type="float" office:value="0.94" calcext:value-type="float">
            <text:p>0.94</text:p>
          </table:table-cell>
          <table:table-cell office:value-type="float" office:value="9598" calcext:value-type="float">
            <text:p>9598</text:p>
          </table:table-cell>
          <table:table-cell office:value-type="float" office:value="28.997" calcext:value-type="float">
            <text:p>28.997</text:p>
          </table:table-cell>
          <table:table-cell office:value-type="float" office:value="41652" calcext:value-type="float">
            <text:p>41652</text:p>
          </table:table-cell>
          <table:table-cell office:value-type="float" office:value="125.836" calcext:value-type="float">
            <text:p>125.836</text:p>
          </table:table-cell>
          <table:table-cell table:number-columns-repeated="4"/>
          <table:table-cell office:value-type="float" office:value="13701445" calcext:value-type="float">
            <text:p>13701445</text:p>
          </table:table-cell>
          <table:table-cell office:value-type="float" office:value="424054" calcext:value-type="float">
            <text:p>424054</text:p>
          </table:table-cell>
          <table:table-cell office:value-type="float" office:value="41.394" calcext:value-type="float">
            <text:p>41.394</text:p>
          </table:table-cell>
          <table:table-cell office:value-type="float" office:value="1.281" calcext:value-type="float">
            <text:p>1.281</text:p>
          </table:table-cell>
          <table:table-cell office:value-type="float" office:value="396187" calcext:value-type="float">
            <text:p>396187</text:p>
          </table:table-cell>
          <table:table-cell office:value-type="float" office:value="1.197" calcext:value-type="float">
            <text:p>1.197</text:p>
          </table:table-cell>
          <table:table-cell office:value-type="float" office:value="17.26" calcext:value-type="float">
            <text:p>17.26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0</text:p>
          </table:table-cell>
          <table:table-cell office:value-type="float" office:value="1528568" calcext:value-type="float">
            <text:p>1528568</text:p>
          </table:table-cell>
          <table:table-cell office:value-type="float" office:value="19970" calcext:value-type="float">
            <text:p>19970</text:p>
          </table:table-cell>
          <table:table-cell office:value-type="float" office:value="22657.714" calcext:value-type="float">
            <text:p>22657.714</text:p>
          </table:table-cell>
          <table:table-cell office:value-type="float" office:value="91921" calcext:value-type="float">
            <text:p>91921</text:p>
          </table:table-cell>
          <table:table-cell office:value-type="float" office:value="1568" calcext:value-type="float">
            <text:p>1568</text:p>
          </table:table-cell>
          <table:table-cell office:value-type="float" office:value="1362" calcext:value-type="float">
            <text:p>1362</text:p>
          </table:table-cell>
          <table:table-cell office:value-type="float" office:value="4617.993" calcext:value-type="float">
            <text:p>4617.993</text:p>
          </table:table-cell>
          <table:table-cell office:value-type="float" office:value="60.332" calcext:value-type="float">
            <text:p>60.332</text:p>
          </table:table-cell>
          <table:table-cell office:value-type="float" office:value="68.452" calcext:value-type="float">
            <text:p>68.452</text:p>
          </table:table-cell>
          <table:table-cell office:value-type="float" office:value="277.705" calcext:value-type="float">
            <text:p>277.705</text:p>
          </table:table-cell>
          <table:table-cell office:value-type="float" office:value="4.737" calcext:value-type="float">
            <text:p>4.737</text:p>
          </table:table-cell>
          <table:table-cell office:value-type="float" office:value="4.115" calcext:value-type="float">
            <text:p>4.115</text:p>
          </table:table-cell>
          <table:table-cell office:value-type="float" office:value="0.96" calcext:value-type="float">
            <text:p>0.96</text:p>
          </table:table-cell>
          <table:table-cell office:value-type="float" office:value="9521" calcext:value-type="float">
            <text:p>9521</text:p>
          </table:table-cell>
          <table:table-cell office:value-type="float" office:value="28.764" calcext:value-type="float">
            <text:p>28.764</text:p>
          </table:table-cell>
          <table:table-cell office:value-type="float" office:value="41535" calcext:value-type="float">
            <text:p>41535</text:p>
          </table:table-cell>
          <table:table-cell office:value-type="float" office:value="125.482" calcext:value-type="float">
            <text:p>125.482</text:p>
          </table:table-cell>
          <table:table-cell table:number-columns-repeated="4"/>
          <table:table-cell office:value-type="float" office:value="14157199" calcext:value-type="float">
            <text:p>14157199</text:p>
          </table:table-cell>
          <table:table-cell office:value-type="float" office:value="455754" calcext:value-type="float">
            <text:p>455754</text:p>
          </table:table-cell>
          <table:table-cell office:value-type="float" office:value="42.771" calcext:value-type="float">
            <text:p>42.771</text:p>
          </table:table-cell>
          <table:table-cell office:value-type="float" office:value="1.377" calcext:value-type="float">
            <text:p>1.377</text:p>
          </table:table-cell>
          <table:table-cell office:value-type="float" office:value="398243" calcext:value-type="float">
            <text:p>398243</text:p>
          </table:table-cell>
          <table:table-cell office:value-type="float" office:value="1.203" calcext:value-type="float">
            <text:p>1.203</text:p>
          </table:table-cell>
          <table:table-cell office:value-type="float" office:value="17.576" calcext:value-type="float">
            <text:p>17.576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1</text:p>
          </table:table-cell>
          <table:table-cell office:value-type="float" office:value="1551853" calcext:value-type="float">
            <text:p>1551853</text:p>
          </table:table-cell>
          <table:table-cell office:value-type="float" office:value="23285" calcext:value-type="float">
            <text:p>23285</text:p>
          </table:table-cell>
          <table:table-cell office:value-type="float" office:value="23015.286" calcext:value-type="float">
            <text:p>23015.286</text:p>
          </table:table-cell>
          <table:table-cell office:value-type="float" office:value="93439" calcext:value-type="float">
            <text:p>93439</text:p>
          </table:table-cell>
          <table:table-cell office:value-type="float" office:value="1518" calcext:value-type="float">
            <text:p>1518</text:p>
          </table:table-cell>
          <table:table-cell office:value-type="float" office:value="1329.429" calcext:value-type="float">
            <text:p>1329.429</text:p>
          </table:table-cell>
          <table:table-cell office:value-type="float" office:value="4688.34" calcext:value-type="float">
            <text:p>4688.34</text:p>
          </table:table-cell>
          <table:table-cell office:value-type="float" office:value="70.347" calcext:value-type="float">
            <text:p>70.347</text:p>
          </table:table-cell>
          <table:table-cell office:value-type="float" office:value="69.532" calcext:value-type="float">
            <text:p>69.532</text:p>
          </table:table-cell>
          <table:table-cell office:value-type="float" office:value="282.291" calcext:value-type="float">
            <text:p>282.291</text:p>
          </table:table-cell>
          <table:table-cell office:value-type="float" office:value="4.586" calcext:value-type="float">
            <text:p>4.586</text:p>
          </table:table-cell>
          <table:table-cell office:value-type="float" office:value="4.016" calcext:value-type="float">
            <text:p>4.016</text:p>
          </table:table-cell>
          <table:table-cell office:value-type="float" office:value="0.96" calcext:value-type="float">
            <text:p>0.96</text:p>
          </table:table-cell>
          <table:table-cell office:value-type="float" office:value="9090" calcext:value-type="float">
            <text:p>9090</text:p>
          </table:table-cell>
          <table:table-cell office:value-type="float" office:value="27.462" calcext:value-type="float">
            <text:p>27.462</text:p>
          </table:table-cell>
          <table:table-cell office:value-type="float" office:value="41071" calcext:value-type="float">
            <text:p>41071</text:p>
          </table:table-cell>
          <table:table-cell office:value-type="float" office:value="124.081" calcext:value-type="float">
            <text:p>124.081</text:p>
          </table:table-cell>
          <table:table-cell table:number-columns-repeated="4"/>
          <table:table-cell office:value-type="float" office:value="14616338" calcext:value-type="float">
            <text:p>14616338</text:p>
          </table:table-cell>
          <table:table-cell office:value-type="float" office:value="459139" calcext:value-type="float">
            <text:p>459139</text:p>
          </table:table-cell>
          <table:table-cell office:value-type="float" office:value="44.158" calcext:value-type="float">
            <text:p>44.158</text:p>
          </table:table-cell>
          <table:table-cell office:value-type="float" office:value="1.387" calcext:value-type="float">
            <text:p>1.387</text:p>
          </table:table-cell>
          <table:table-cell office:value-type="float" office:value="400006" calcext:value-type="float">
            <text:p>400006</text:p>
          </table:table-cell>
          <table:table-cell office:value-type="float" office:value="1.208" calcext:value-type="float">
            <text:p>1.208</text:p>
          </table:table-cell>
          <table:table-cell office:value-type="float" office:value="17.38" calcext:value-type="float">
            <text:p>17.38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2</text:p>
          </table:table-cell>
          <table:table-cell office:value-type="float" office:value="1577287" calcext:value-type="float">
            <text:p>1577287</text:p>
          </table:table-cell>
          <table:table-cell office:value-type="float" office:value="25434" calcext:value-type="float">
            <text:p>25434</text:p>
          </table:table-cell>
          <table:table-cell office:value-type="float" office:value="22771.143" calcext:value-type="float">
            <text:p>22771.143</text:p>
          </table:table-cell>
          <table:table-cell office:value-type="float" office:value="94702" calcext:value-type="float">
            <text:p>94702</text:p>
          </table:table-cell>
          <table:table-cell office:value-type="float" office:value="1263" calcext:value-type="float">
            <text:p>1263</text:p>
          </table:table-cell>
          <table:table-cell office:value-type="float" office:value="1256.571" calcext:value-type="float">
            <text:p>1256.571</text:p>
          </table:table-cell>
          <table:table-cell office:value-type="float" office:value="4765.179" calcext:value-type="float">
            <text:p>4765.179</text:p>
          </table:table-cell>
          <table:table-cell office:value-type="float" office:value="76.839" calcext:value-type="float">
            <text:p>76.839</text:p>
          </table:table-cell>
          <table:table-cell office:value-type="float" office:value="68.794" calcext:value-type="float">
            <text:p>68.794</text:p>
          </table:table-cell>
          <table:table-cell office:value-type="float" office:value="286.106" calcext:value-type="float">
            <text:p>286.106</text:p>
          </table:table-cell>
          <table:table-cell office:value-type="float" office:value="3.816" calcext:value-type="float">
            <text:p>3.816</text:p>
          </table:table-cell>
          <table:table-cell office:value-type="float" office:value="3.796" calcext:value-type="float">
            <text:p>3.796</text:p>
          </table:table-cell>
          <table:table-cell office:value-type="float" office:value="0.95" calcext:value-type="float">
            <text:p>0.95</text:p>
          </table:table-cell>
          <table:table-cell office:value-type="float" office:value="9049" calcext:value-type="float">
            <text:p>9049</text:p>
          </table:table-cell>
          <table:table-cell office:value-type="float" office:value="27.338" calcext:value-type="float">
            <text:p>27.338</text:p>
          </table:table-cell>
          <table:table-cell office:value-type="float" office:value="39774" calcext:value-type="float">
            <text:p>39774</text:p>
          </table:table-cell>
          <table:table-cell office:value-type="float" office:value="120.162" calcext:value-type="float">
            <text:p>120.162</text:p>
          </table:table-cell>
          <table:table-cell table:number-columns-repeated="4"/>
          <table:table-cell office:value-type="float" office:value="15104088" calcext:value-type="float">
            <text:p>15104088</text:p>
          </table:table-cell>
          <table:table-cell office:value-type="float" office:value="487750" calcext:value-type="float">
            <text:p>487750</text:p>
          </table:table-cell>
          <table:table-cell office:value-type="float" office:value="45.631" calcext:value-type="float">
            <text:p>45.631</text:p>
          </table:table-cell>
          <table:table-cell office:value-type="float" office:value="1.474" calcext:value-type="float">
            <text:p>1.474</text:p>
          </table:table-cell>
          <table:table-cell office:value-type="float" office:value="406286" calcext:value-type="float">
            <text:p>406286</text:p>
          </table:table-cell>
          <table:table-cell office:value-type="float" office:value="1.227" calcext:value-type="float">
            <text:p>1.227</text:p>
          </table:table-cell>
          <table:table-cell office:value-type="float" office:value="17.842" calcext:value-type="float">
            <text:p>17.84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3</text:p>
          </table:table-cell>
          <table:table-cell office:value-type="float" office:value="1601434" calcext:value-type="float">
            <text:p>1601434</text:p>
          </table:table-cell>
          <table:table-cell office:value-type="float" office:value="24147" calcext:value-type="float">
            <text:p>24147</text:p>
          </table:table-cell>
          <table:table-cell office:value-type="float" office:value="22576.714" calcext:value-type="float">
            <text:p>22576.714</text:p>
          </table:table-cell>
          <table:table-cell office:value-type="float" office:value="96007" calcext:value-type="float">
            <text:p>96007</text:p>
          </table:table-cell>
          <table:table-cell office:value-type="float" office:value="1305" calcext:value-type="float">
            <text:p>1305</text:p>
          </table:table-cell>
          <table:table-cell office:value-type="float" office:value="1205.571" calcext:value-type="float">
            <text:p>1205.571</text:p>
          </table:table-cell>
          <table:table-cell office:value-type="float" office:value="4838.13" calcext:value-type="float">
            <text:p>4838.13</text:p>
          </table:table-cell>
          <table:table-cell office:value-type="float" office:value="72.951" calcext:value-type="float">
            <text:p>72.951</text:p>
          </table:table-cell>
          <table:table-cell office:value-type="float" office:value="68.207" calcext:value-type="float">
            <text:p>68.207</text:p>
          </table:table-cell>
          <table:table-cell office:value-type="float" office:value="290.049" calcext:value-type="float">
            <text:p>290.049</text:p>
          </table:table-cell>
          <table:table-cell office:value-type="float" office:value="3.943" calcext:value-type="float">
            <text:p>3.943</text:p>
          </table:table-cell>
          <table:table-cell office:value-type="float" office:value="3.642" calcext:value-type="float">
            <text:p>3.642</text:p>
          </table:table-cell>
          <table:table-cell office:value-type="float" office:value="0.94" calcext:value-type="float">
            <text:p>0.94</text:p>
          </table:table-cell>
          <table:table-cell office:value-type="float" office:value="8733" calcext:value-type="float">
            <text:p>8733</text:p>
          </table:table-cell>
          <table:table-cell office:value-type="float" office:value="26.383" calcext:value-type="float">
            <text:p>26.383</text:p>
          </table:table-cell>
          <table:table-cell office:value-type="float" office:value="38360" calcext:value-type="float">
            <text:p>38360</text:p>
          </table:table-cell>
          <table:table-cell office:value-type="float" office:value="115.89" calcext:value-type="float">
            <text:p>115.89</text:p>
          </table:table-cell>
          <table:table-cell table:number-columns-repeated="4"/>
          <table:table-cell office:value-type="float" office:value="15491658" calcext:value-type="float">
            <text:p>15491658</text:p>
          </table:table-cell>
          <table:table-cell office:value-type="float" office:value="387570" calcext:value-type="float">
            <text:p>387570</text:p>
          </table:table-cell>
          <table:table-cell office:value-type="float" office:value="46.802" calcext:value-type="float">
            <text:p>46.802</text:p>
          </table:table-cell>
          <table:table-cell office:value-type="float" office:value="1.171" calcext:value-type="float">
            <text:p>1.171</text:p>
          </table:table-cell>
          <table:table-cell office:value-type="float" office:value="409989" calcext:value-type="float">
            <text:p>409989</text:p>
          </table:table-cell>
          <table:table-cell office:value-type="float" office:value="1.239" calcext:value-type="float">
            <text:p>1.239</text:p>
          </table:table-cell>
          <table:table-cell office:value-type="float" office:value="18.16" calcext:value-type="float">
            <text:p>18.16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4</text:p>
          </table:table-cell>
          <table:table-cell office:value-type="float" office:value="1622670" calcext:value-type="float">
            <text:p>1622670</text:p>
          </table:table-cell>
          <table:table-cell office:value-type="float" office:value="21236" calcext:value-type="float">
            <text:p>21236</text:p>
          </table:table-cell>
          <table:table-cell office:value-type="float" office:value="22112.286" calcext:value-type="float">
            <text:p>22112.286</text:p>
          </table:table-cell>
          <table:table-cell office:value-type="float" office:value="97087" calcext:value-type="float">
            <text:p>97087</text:p>
          </table:table-cell>
          <table:table-cell office:value-type="float" office:value="1080" calcext:value-type="float">
            <text:p>1080</text:p>
          </table:table-cell>
          <table:table-cell office:value-type="float" office:value="1190.429" calcext:value-type="float">
            <text:p>1190.429</text:p>
          </table:table-cell>
          <table:table-cell office:value-type="float" office:value="4902.287" calcext:value-type="float">
            <text:p>4902.287</text:p>
          </table:table-cell>
          <table:table-cell office:value-type="float" office:value="64.157" calcext:value-type="float">
            <text:p>64.157</text:p>
          </table:table-cell>
          <table:table-cell office:value-type="float" office:value="66.804" calcext:value-type="float">
            <text:p>66.804</text:p>
          </table:table-cell>
          <table:table-cell office:value-type="float" office:value="293.312" calcext:value-type="float">
            <text:p>293.312</text:p>
          </table:table-cell>
          <table:table-cell office:value-type="float" office:value="3.263" calcext:value-type="float">
            <text:p>3.263</text:p>
          </table:table-cell>
          <table:table-cell office:value-type="float" office:value="3.596" calcext:value-type="float">
            <text:p>3.596</text:p>
          </table:table-cell>
          <table:table-cell office:value-type="float" office:value="0.93" calcext:value-type="float">
            <text:p>0.93</text:p>
          </table:table-cell>
          <table:table-cell office:value-type="float" office:value="8485" calcext:value-type="float">
            <text:p>8485</text:p>
          </table:table-cell>
          <table:table-cell office:value-type="float" office:value="25.634" calcext:value-type="float">
            <text:p>25.634</text:p>
          </table:table-cell>
          <table:table-cell office:value-type="float" office:value="37510" calcext:value-type="float">
            <text:p>37510</text:p>
          </table:table-cell>
          <table:table-cell office:value-type="float" office:value="113.322" calcext:value-type="float">
            <text:p>113.322</text:p>
          </table:table-cell>
          <table:table-cell office:value-type="float" office:value="798" calcext:value-type="float">
            <text:p>798</text:p>
          </table:table-cell>
          <table:table-cell office:value-type="float" office:value="2.411" calcext:value-type="float">
            <text:p>2.411</text:p>
          </table:table-cell>
          <table:table-cell office:value-type="float" office:value="15840" calcext:value-type="float">
            <text:p>15840</text:p>
          </table:table-cell>
          <table:table-cell office:value-type="float" office:value="47.855" calcext:value-type="float">
            <text:p>47.855</text:p>
          </table:table-cell>
          <table:table-cell office:value-type="float" office:value="15837121" calcext:value-type="float">
            <text:p>15837121</text:p>
          </table:table-cell>
          <table:table-cell office:value-type="float" office:value="345463" calcext:value-type="float">
            <text:p>345463</text:p>
          </table:table-cell>
          <table:table-cell office:value-type="float" office:value="47.846" calcext:value-type="float">
            <text:p>47.846</text:p>
          </table:table-cell>
          <table:table-cell office:value-type="float" office:value="1.044" calcext:value-type="float">
            <text:p>1.044</text:p>
          </table:table-cell>
          <table:table-cell office:value-type="float" office:value="415575" calcext:value-type="float">
            <text:p>415575</text:p>
          </table:table-cell>
          <table:table-cell office:value-type="float" office:value="1.256" calcext:value-type="float">
            <text:p>1.256</text:p>
          </table:table-cell>
          <table:table-cell office:value-type="float" office:value="18.794" calcext:value-type="float">
            <text:p>18.794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5</text:p>
          </table:table-cell>
          <table:table-cell office:value-type="float" office:value="1643238" calcext:value-type="float">
            <text:p>1643238</text:p>
          </table:table-cell>
          <table:table-cell office:value-type="float" office:value="20568" calcext:value-type="float">
            <text:p>20568</text:p>
          </table:table-cell>
          <table:table-cell office:value-type="float" office:value="22354.429" calcext:value-type="float">
            <text:p>22354.429</text:p>
          </table:table-cell>
          <table:table-cell office:value-type="float" office:value="97720" calcext:value-type="float">
            <text:p>97720</text:p>
          </table:table-cell>
          <table:table-cell office:value-type="float" office:value="633" calcext:value-type="float">
            <text:p>633</text:p>
          </table:table-cell>
          <table:table-cell office:value-type="float" office:value="1165.429" calcext:value-type="float">
            <text:p>1165.429</text:p>
          </table:table-cell>
          <table:table-cell office:value-type="float" office:value="4964.426" calcext:value-type="float">
            <text:p>4964.426</text:p>
          </table:table-cell>
          <table:table-cell office:value-type="float" office:value="62.138" calcext:value-type="float">
            <text:p>62.138</text:p>
          </table:table-cell>
          <table:table-cell office:value-type="float" office:value="67.535" calcext:value-type="float">
            <text:p>67.535</text:p>
          </table:table-cell>
          <table:table-cell office:value-type="float" office:value="295.224" calcext:value-type="float">
            <text:p>295.224</text:p>
          </table:table-cell>
          <table:table-cell office:value-type="float" office:value="1.912" calcext:value-type="float">
            <text:p>1.912</text:p>
          </table:table-cell>
          <table:table-cell office:value-type="float" office:value="3.521" calcext:value-type="float">
            <text:p>3.521</text:p>
          </table:table-cell>
          <table:table-cell office:value-type="float" office:value="0.93" calcext:value-type="float">
            <text:p>0.93</text:p>
          </table:table-cell>
          <table:table-cell office:value-type="float" office:value="8467" calcext:value-type="float">
            <text:p>8467</text:p>
          </table:table-cell>
          <table:table-cell office:value-type="float" office:value="25.58" calcext:value-type="float">
            <text:p>25.58</text:p>
          </table:table-cell>
          <table:table-cell office:value-type="float" office:value="37382" calcext:value-type="float">
            <text:p>37382</text:p>
          </table:table-cell>
          <table:table-cell office:value-type="float" office:value="112.936" calcext:value-type="float">
            <text:p>112.936</text:p>
          </table:table-cell>
          <table:table-cell table:number-columns-repeated="4"/>
          <table:table-cell office:value-type="float" office:value="16172129" calcext:value-type="float">
            <text:p>16172129</text:p>
          </table:table-cell>
          <table:table-cell office:value-type="float" office:value="335008" calcext:value-type="float">
            <text:p>335008</text:p>
          </table:table-cell>
          <table:table-cell office:value-type="float" office:value="48.858" calcext:value-type="float">
            <text:p>48.858</text:p>
          </table:table-cell>
          <table:table-cell office:value-type="float" office:value="1.012" calcext:value-type="float">
            <text:p>1.012</text:p>
          </table:table-cell>
          <table:table-cell office:value-type="float" office:value="413534" calcext:value-type="float">
            <text:p>413534</text:p>
          </table:table-cell>
          <table:table-cell office:value-type="float" office:value="1.249" calcext:value-type="float">
            <text:p>1.249</text:p>
          </table:table-cell>
          <table:table-cell office:value-type="float" office:value="18.499" calcext:value-type="float">
            <text:p>18.499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6</text:p>
          </table:table-cell>
          <table:table-cell office:value-type="float" office:value="1662302" calcext:value-type="float">
            <text:p>1662302</text:p>
          </table:table-cell>
          <table:table-cell office:value-type="float" office:value="19064" calcext:value-type="float">
            <text:p>19064</text:p>
          </table:table-cell>
          <table:table-cell office:value-type="float" office:value="21957.714" calcext:value-type="float">
            <text:p>21957.714</text:p>
          </table:table-cell>
          <table:table-cell office:value-type="float" office:value="98220" calcext:value-type="float">
            <text:p>98220</text:p>
          </table:table-cell>
          <table:table-cell office:value-type="float" office:value="500" calcext:value-type="float">
            <text:p>500</text:p>
          </table:table-cell>
          <table:table-cell office:value-type="float" office:value="1123.857" calcext:value-type="float">
            <text:p>1123.857</text:p>
          </table:table-cell>
          <table:table-cell office:value-type="float" office:value="5022.02" calcext:value-type="float">
            <text:p>5022.02</text:p>
          </table:table-cell>
          <table:table-cell office:value-type="float" office:value="57.595" calcext:value-type="float">
            <text:p>57.595</text:p>
          </table:table-cell>
          <table:table-cell office:value-type="float" office:value="66.337" calcext:value-type="float">
            <text:p>66.337</text:p>
          </table:table-cell>
          <table:table-cell office:value-type="float" office:value="296.735" calcext:value-type="float">
            <text:p>296.735</text:p>
          </table:table-cell>
          <table:table-cell office:value-type="float" office:value="1.511" calcext:value-type="float">
            <text:p>1.511</text:p>
          </table:table-cell>
          <table:table-cell office:value-type="float" office:value="3.395" calcext:value-type="float">
            <text:p>3.395</text:p>
          </table:table-cell>
          <table:table-cell office:value-type="float" office:value="0.94" calcext:value-type="float">
            <text:p>0.94</text:p>
          </table:table-cell>
          <table:table-cell office:value-type="float" office:value="8585" calcext:value-type="float">
            <text:p>8585</text:p>
          </table:table-cell>
          <table:table-cell office:value-type="float" office:value="25.936" calcext:value-type="float">
            <text:p>25.936</text:p>
          </table:table-cell>
          <table:table-cell office:value-type="float" office:value="37533" calcext:value-type="float">
            <text:p>37533</text:p>
          </table:table-cell>
          <table:table-cell office:value-type="float" office:value="113.392" calcext:value-type="float">
            <text:p>113.392</text:p>
          </table:table-cell>
          <table:table-cell table:number-columns-repeated="4"/>
          <table:table-cell office:value-type="float" office:value="16629510" calcext:value-type="float">
            <text:p>16629510</text:p>
          </table:table-cell>
          <table:table-cell office:value-type="float" office:value="457381" calcext:value-type="float">
            <text:p>457381</text:p>
          </table:table-cell>
          <table:table-cell office:value-type="float" office:value="50.24" calcext:value-type="float">
            <text:p>50.24</text:p>
          </table:table-cell>
          <table:table-cell office:value-type="float" office:value="1.382" calcext:value-type="float">
            <text:p>1.382</text:p>
          </table:table-cell>
          <table:table-cell office:value-type="float" office:value="418295" calcext:value-type="float">
            <text:p>418295</text:p>
          </table:table-cell>
          <table:table-cell office:value-type="float" office:value="1.264" calcext:value-type="float">
            <text:p>1.264</text:p>
          </table:table-cell>
          <table:table-cell office:value-type="float" office:value="19.05" calcext:value-type="float">
            <text:p>19.05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7</text:p>
          </table:table-cell>
          <table:table-cell office:value-type="float" office:value="1681212" calcext:value-type="float">
            <text:p>1681212</text:p>
          </table:table-cell>
          <table:table-cell office:value-type="float" office:value="18910" calcext:value-type="float">
            <text:p>18910</text:p>
          </table:table-cell>
          <table:table-cell office:value-type="float" office:value="21806.286" calcext:value-type="float">
            <text:p>21806.286</text:p>
          </table:table-cell>
          <table:table-cell office:value-type="float" office:value="98916" calcext:value-type="float">
            <text:p>98916</text:p>
          </table:table-cell>
          <table:table-cell office:value-type="float" office:value="696" calcext:value-type="float">
            <text:p>696</text:p>
          </table:table-cell>
          <table:table-cell office:value-type="float" office:value="999.286" calcext:value-type="float">
            <text:p>999.286</text:p>
          </table:table-cell>
          <table:table-cell office:value-type="float" office:value="5079.15" calcext:value-type="float">
            <text:p>5079.15</text:p>
          </table:table-cell>
          <table:table-cell office:value-type="float" office:value="57.129" calcext:value-type="float">
            <text:p>57.129</text:p>
          </table:table-cell>
          <table:table-cell office:value-type="float" office:value="65.879" calcext:value-type="float">
            <text:p>65.879</text:p>
          </table:table-cell>
          <table:table-cell office:value-type="float" office:value="298.837" calcext:value-type="float">
            <text:p>298.837</text:p>
          </table:table-cell>
          <table:table-cell office:value-type="float" office:value="2.103" calcext:value-type="float">
            <text:p>2.103</text:p>
          </table:table-cell>
          <table:table-cell office:value-type="float" office:value="3.019" calcext:value-type="float">
            <text:p>3.019</text:p>
          </table:table-cell>
          <table:table-cell office:value-type="float" office:value="0.95" calcext:value-type="float">
            <text:p>0.95</text:p>
          </table:table-cell>
          <table:table-cell office:value-type="float" office:value="8547" calcext:value-type="float">
            <text:p>8547</text:p>
          </table:table-cell>
          <table:table-cell office:value-type="float" office:value="25.822" calcext:value-type="float">
            <text:p>25.822</text:p>
          </table:table-cell>
          <table:table-cell office:value-type="float" office:value="38017" calcext:value-type="float">
            <text:p>38017</text:p>
          </table:table-cell>
          <table:table-cell office:value-type="float" office:value="114.854" calcext:value-type="float">
            <text:p>114.854</text:p>
          </table:table-cell>
          <table:table-cell table:number-columns-repeated="4"/>
          <table:table-cell office:value-type="float" office:value="17176213" calcext:value-type="float">
            <text:p>17176213</text:p>
          </table:table-cell>
          <table:table-cell office:value-type="float" office:value="546703" calcext:value-type="float">
            <text:p>546703</text:p>
          </table:table-cell>
          <table:table-cell office:value-type="float" office:value="51.891" calcext:value-type="float">
            <text:p>51.891</text:p>
          </table:table-cell>
          <table:table-cell office:value-type="float" office:value="1.652" calcext:value-type="float">
            <text:p>1.652</text:p>
          </table:table-cell>
          <table:table-cell office:value-type="float" office:value="431288" calcext:value-type="float">
            <text:p>431288</text:p>
          </table:table-cell>
          <table:table-cell office:value-type="float" office:value="1.303" calcext:value-type="float">
            <text:p>1.303</text:p>
          </table:table-cell>
          <table:table-cell office:value-type="float" office:value="19.778" calcext:value-type="float">
            <text:p>19.77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8</text:p>
          </table:table-cell>
          <table:table-cell office:value-type="float" office:value="1699933" calcext:value-type="float">
            <text:p>1699933</text:p>
          </table:table-cell>
          <table:table-cell office:value-type="float" office:value="18721" calcext:value-type="float">
            <text:p>18721</text:p>
          </table:table-cell>
          <table:table-cell office:value-type="float" office:value="21154.286" calcext:value-type="float">
            <text:p>21154.286</text:p>
          </table:table-cell>
          <table:table-cell office:value-type="float" office:value="100442" calcext:value-type="float">
            <text:p>100442</text:p>
          </table:table-cell>
          <table:table-cell office:value-type="float" office:value="1526" calcext:value-type="float">
            <text:p>1526</text:p>
          </table:table-cell>
          <table:table-cell office:value-type="float" office:value="1000.429" calcext:value-type="float">
            <text:p>1000.429</text:p>
          </table:table-cell>
          <table:table-cell office:value-type="float" office:value="5135.708" calcext:value-type="float">
            <text:p>5135.708</text:p>
          </table:table-cell>
          <table:table-cell office:value-type="float" office:value="56.558" calcext:value-type="float">
            <text:p>56.558</text:p>
          </table:table-cell>
          <table:table-cell office:value-type="float" office:value="63.91" calcext:value-type="float">
            <text:p>63.91</text:p>
          </table:table-cell>
          <table:table-cell office:value-type="float" office:value="303.448" calcext:value-type="float">
            <text:p>303.448</text:p>
          </table:table-cell>
          <table:table-cell office:value-type="float" office:value="4.61" calcext:value-type="float">
            <text:p>4.61</text:p>
          </table:table-cell>
          <table:table-cell office:value-type="float" office:value="3.022" calcext:value-type="float">
            <text:p>3.022</text:p>
          </table:table-cell>
          <table:table-cell office:value-type="float" office:value="0.97" calcext:value-type="float">
            <text:p>0.97</text:p>
          </table:table-cell>
          <table:table-cell office:value-type="float" office:value="8389" calcext:value-type="float">
            <text:p>8389</text:p>
          </table:table-cell>
          <table:table-cell office:value-type="float" office:value="25.344" calcext:value-type="float">
            <text:p>25.344</text:p>
          </table:table-cell>
          <table:table-cell office:value-type="float" office:value="37804" calcext:value-type="float">
            <text:p>37804</text:p>
          </table:table-cell>
          <table:table-cell office:value-type="float" office:value="114.211" calcext:value-type="float">
            <text:p>114.211</text:p>
          </table:table-cell>
          <table:table-cell table:number-columns-repeated="4"/>
          <table:table-cell office:value-type="float" office:value="17706865" calcext:value-type="float">
            <text:p>17706865</text:p>
          </table:table-cell>
          <table:table-cell office:value-type="float" office:value="530652" calcext:value-type="float">
            <text:p>530652</text:p>
          </table:table-cell>
          <table:table-cell office:value-type="float" office:value="53.495" calcext:value-type="float">
            <text:p>53.495</text:p>
          </table:table-cell>
          <table:table-cell office:value-type="float" office:value="1.603" calcext:value-type="float">
            <text:p>1.603</text:p>
          </table:table-cell>
          <table:table-cell office:value-type="float" office:value="441504" calcext:value-type="float">
            <text:p>441504</text:p>
          </table:table-cell>
          <table:table-cell office:value-type="float" office:value="1.334" calcext:value-type="float">
            <text:p>1.334</text:p>
          </table:table-cell>
          <table:table-cell office:value-type="float" office:value="20.871" calcext:value-type="float">
            <text:p>20.87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29</text:p>
          </table:table-cell>
          <table:table-cell office:value-type="float" office:value="1721750" calcext:value-type="float">
            <text:p>1721750</text:p>
          </table:table-cell>
          <table:table-cell office:value-type="float" office:value="21817" calcext:value-type="float">
            <text:p>21817</text:p>
          </table:table-cell>
          <table:table-cell office:value-type="float" office:value="20637.571" calcext:value-type="float">
            <text:p>20637.571</text:p>
          </table:table-cell>
          <table:table-cell office:value-type="float" office:value="101617" calcext:value-type="float">
            <text:p>101617</text:p>
          </table:table-cell>
          <table:table-cell office:value-type="float" office:value="1175" calcext:value-type="float">
            <text:p>1175</text:p>
          </table:table-cell>
          <table:table-cell office:value-type="float" office:value="987.857" calcext:value-type="float">
            <text:p>987.857</text:p>
          </table:table-cell>
          <table:table-cell office:value-type="float" office:value="5201.62" calcext:value-type="float">
            <text:p>5201.62</text:p>
          </table:table-cell>
          <table:table-cell office:value-type="float" office:value="65.912" calcext:value-type="float">
            <text:p>65.912</text:p>
          </table:table-cell>
          <table:table-cell office:value-type="float" office:value="62.349" calcext:value-type="float">
            <text:p>62.349</text:p>
          </table:table-cell>
          <table:table-cell office:value-type="float" office:value="306.998" calcext:value-type="float">
            <text:p>306.998</text:p>
          </table:table-cell>
          <table:table-cell office:value-type="float" office:value="3.55" calcext:value-type="float">
            <text:p>3.55</text:p>
          </table:table-cell>
          <table:table-cell office:value-type="float" office:value="2.984" calcext:value-type="float">
            <text:p>2.984</text:p>
          </table:table-cell>
          <table:table-cell office:value-type="float" office:value="0.98" calcext:value-type="float">
            <text:p>0.98</text:p>
          </table:table-cell>
          <table:table-cell office:value-type="float" office:value="8174" calcext:value-type="float">
            <text:p>8174</text:p>
          </table:table-cell>
          <table:table-cell office:value-type="float" office:value="24.695" calcext:value-type="float">
            <text:p>24.695</text:p>
          </table:table-cell>
          <table:table-cell office:value-type="float" office:value="36718" calcext:value-type="float">
            <text:p>36718</text:p>
          </table:table-cell>
          <table:table-cell office:value-type="float" office:value="110.93" calcext:value-type="float">
            <text:p>110.93</text:p>
          </table:table-cell>
          <table:table-cell table:number-columns-repeated="4"/>
          <table:table-cell office:value-type="float" office:value="18245109" calcext:value-type="float">
            <text:p>18245109</text:p>
          </table:table-cell>
          <table:table-cell office:value-type="float" office:value="538244" calcext:value-type="float">
            <text:p>538244</text:p>
          </table:table-cell>
          <table:table-cell office:value-type="float" office:value="55.121" calcext:value-type="float">
            <text:p>55.121</text:p>
          </table:table-cell>
          <table:table-cell office:value-type="float" office:value="1.626" calcext:value-type="float">
            <text:p>1.626</text:p>
          </table:table-cell>
          <table:table-cell office:value-type="float" office:value="448717" calcext:value-type="float">
            <text:p>448717</text:p>
          </table:table-cell>
          <table:table-cell office:value-type="float" office:value="1.356" calcext:value-type="float">
            <text:p>1.356</text:p>
          </table:table-cell>
          <table:table-cell office:value-type="float" office:value="21.743" calcext:value-type="float">
            <text:p>21.743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30</text:p>
          </table:table-cell>
          <table:table-cell office:value-type="float" office:value="1747087" calcext:value-type="float">
            <text:p>1747087</text:p>
          </table:table-cell>
          <table:table-cell office:value-type="float" office:value="25337" calcext:value-type="float">
            <text:p>25337</text:p>
          </table:table-cell>
          <table:table-cell office:value-type="float" office:value="20807.571" calcext:value-type="float">
            <text:p>20807.571</text:p>
          </table:table-cell>
          <table:table-cell office:value-type="float" office:value="102836" calcext:value-type="float">
            <text:p>102836</text:p>
          </table:table-cell>
          <table:table-cell office:value-type="float" office:value="1219" calcext:value-type="float">
            <text:p>1219</text:p>
          </table:table-cell>
          <table:table-cell office:value-type="float" office:value="975.571" calcext:value-type="float">
            <text:p>975.571</text:p>
          </table:table-cell>
          <table:table-cell office:value-type="float" office:value="5278.166" calcext:value-type="float">
            <text:p>5278.166</text:p>
          </table:table-cell>
          <table:table-cell office:value-type="float" office:value="76.546" calcext:value-type="float">
            <text:p>76.546</text:p>
          </table:table-cell>
          <table:table-cell office:value-type="float" office:value="62.862" calcext:value-type="float">
            <text:p>62.862</text:p>
          </table:table-cell>
          <table:table-cell office:value-type="float" office:value="310.68" calcext:value-type="float">
            <text:p>310.68</text:p>
          </table:table-cell>
          <table:table-cell office:value-type="float" office:value="3.683" calcext:value-type="float">
            <text:p>3.683</text:p>
          </table:table-cell>
          <table:table-cell office:value-type="float" office:value="2.947" calcext:value-type="float">
            <text:p>2.947</text:p>
          </table:table-cell>
          <table:table-cell office:value-type="float" office:value="0.98" calcext:value-type="float">
            <text:p>0.98</text:p>
          </table:table-cell>
          <table:table-cell office:value-type="float" office:value="7956" calcext:value-type="float">
            <text:p>7956</text:p>
          </table:table-cell>
          <table:table-cell office:value-type="float" office:value="24.036" calcext:value-type="float">
            <text:p>24.036</text:p>
          </table:table-cell>
          <table:table-cell office:value-type="float" office:value="35513" calcext:value-type="float">
            <text:p>35513</text:p>
          </table:table-cell>
          <table:table-cell office:value-type="float" office:value="107.289" calcext:value-type="float">
            <text:p>107.289</text:p>
          </table:table-cell>
          <table:table-cell table:number-columns-repeated="4"/>
          <table:table-cell office:value-type="float" office:value="18699560" calcext:value-type="float">
            <text:p>18699560</text:p>
          </table:table-cell>
          <table:table-cell office:value-type="float" office:value="454451" calcext:value-type="float">
            <text:p>454451</text:p>
          </table:table-cell>
          <table:table-cell office:value-type="float" office:value="56.494" calcext:value-type="float">
            <text:p>56.494</text:p>
          </table:table-cell>
          <table:table-cell office:value-type="float" office:value="1.373" calcext:value-type="float">
            <text:p>1.373</text:p>
          </table:table-cell>
          <table:table-cell office:value-type="float" office:value="458272" calcext:value-type="float">
            <text:p>458272</text:p>
          </table:table-cell>
          <table:table-cell office:value-type="float" office:value="1.384" calcext:value-type="float">
            <text:p>1.384</text:p>
          </table:table-cell>
          <table:table-cell office:value-type="float" office:value="22.024" calcext:value-type="float">
            <text:p>22.02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5-31</text:p>
          </table:table-cell>
          <table:table-cell office:value-type="float" office:value="1770384" calcext:value-type="float">
            <text:p>1770384</text:p>
          </table:table-cell>
          <table:table-cell office:value-type="float" office:value="23297" calcext:value-type="float">
            <text:p>23297</text:p>
          </table:table-cell>
          <table:table-cell office:value-type="float" office:value="21102" calcext:value-type="float">
            <text:p>21102</text:p>
          </table:table-cell>
          <table:table-cell office:value-type="float" office:value="103781" calcext:value-type="float">
            <text:p>103781</text:p>
          </table:table-cell>
          <table:table-cell office:value-type="float" office:value="945" calcext:value-type="float">
            <text:p>945</text:p>
          </table:table-cell>
          <table:table-cell office:value-type="float" office:value="956.286" calcext:value-type="float">
            <text:p>956.286</text:p>
          </table:table-cell>
          <table:table-cell office:value-type="float" office:value="5348.549" calcext:value-type="float">
            <text:p>5348.549</text:p>
          </table:table-cell>
          <table:table-cell office:value-type="float" office:value="70.383" calcext:value-type="float">
            <text:p>70.383</text:p>
          </table:table-cell>
          <table:table-cell office:value-type="float" office:value="63.752" calcext:value-type="float">
            <text:p>63.752</text:p>
          </table:table-cell>
          <table:table-cell office:value-type="float" office:value="313.535" calcext:value-type="float">
            <text:p>313.535</text:p>
          </table:table-cell>
          <table:table-cell office:value-type="float" office:value="2.855" calcext:value-type="float">
            <text:p>2.855</text:p>
          </table:table-cell>
          <table:table-cell office:value-type="float" office:value="2.889" calcext:value-type="float">
            <text:p>2.889</text:p>
          </table:table-cell>
          <table:table-cell office:value-type="float" office:value="0.96" calcext:value-type="float">
            <text:p>0.96</text:p>
          </table:table-cell>
          <table:table-cell office:value-type="float" office:value="7626" calcext:value-type="float">
            <text:p>7626</text:p>
          </table:table-cell>
          <table:table-cell office:value-type="float" office:value="23.039" calcext:value-type="float">
            <text:p>23.039</text:p>
          </table:table-cell>
          <table:table-cell office:value-type="float" office:value="34641" calcext:value-type="float">
            <text:p>34641</text:p>
          </table:table-cell>
          <table:table-cell office:value-type="float" office:value="104.655" calcext:value-type="float">
            <text:p>104.655</text:p>
          </table:table-cell>
          <table:table-cell office:value-type="float" office:value="644" calcext:value-type="float">
            <text:p>644</text:p>
          </table:table-cell>
          <table:table-cell office:value-type="float" office:value="1.946" calcext:value-type="float">
            <text:p>1.946</text:p>
          </table:table-cell>
          <table:table-cell office:value-type="float" office:value="25677" calcext:value-type="float">
            <text:p>25677</text:p>
          </table:table-cell>
          <table:table-cell office:value-type="float" office:value="77.573" calcext:value-type="float">
            <text:p>77.573</text:p>
          </table:table-cell>
          <table:table-cell office:value-type="float" office:value="19076566" calcext:value-type="float">
            <text:p>19076566</text:p>
          </table:table-cell>
          <table:table-cell office:value-type="float" office:value="377006" calcext:value-type="float">
            <text:p>377006</text:p>
          </table:table-cell>
          <table:table-cell office:value-type="float" office:value="57.633" calcext:value-type="float">
            <text:p>57.633</text:p>
          </table:table-cell>
          <table:table-cell office:value-type="float" office:value="1.139" calcext:value-type="float">
            <text:p>1.139</text:p>
          </table:table-cell>
          <table:table-cell office:value-type="float" office:value="462778" calcext:value-type="float">
            <text:p>462778</text:p>
          </table:table-cell>
          <table:table-cell office:value-type="float" office:value="1.398" calcext:value-type="float">
            <text:p>1.398</text:p>
          </table:table-cell>
          <table:table-cell office:value-type="float" office:value="21.931" calcext:value-type="float">
            <text:p>21.93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1</text:p>
          </table:table-cell>
          <table:table-cell office:value-type="float" office:value="1790191" calcext:value-type="float">
            <text:p>1790191</text:p>
          </table:table-cell>
          <table:table-cell office:value-type="float" office:value="19807" calcext:value-type="float">
            <text:p>19807</text:p>
          </table:table-cell>
          <table:table-cell office:value-type="float" office:value="20993.286" calcext:value-type="float">
            <text:p>20993.286</text:p>
          </table:table-cell>
          <table:table-cell office:value-type="float" office:value="104383" calcext:value-type="float">
            <text:p>104383</text:p>
          </table:table-cell>
          <table:table-cell office:value-type="float" office:value="602" calcext:value-type="float">
            <text:p>602</text:p>
          </table:table-cell>
          <table:table-cell office:value-type="float" office:value="951.857" calcext:value-type="float">
            <text:p>951.857</text:p>
          </table:table-cell>
          <table:table-cell office:value-type="float" office:value="5408.389" calcext:value-type="float">
            <text:p>5408.389</text:p>
          </table:table-cell>
          <table:table-cell office:value-type="float" office:value="59.839" calcext:value-type="float">
            <text:p>59.839</text:p>
          </table:table-cell>
          <table:table-cell office:value-type="float" office:value="63.423" calcext:value-type="float">
            <text:p>63.423</text:p>
          </table:table-cell>
          <table:table-cell office:value-type="float" office:value="315.354" calcext:value-type="float">
            <text:p>315.354</text:p>
          </table:table-cell>
          <table:table-cell office:value-type="float" office:value="1.819" calcext:value-type="float">
            <text:p>1.819</text:p>
          </table:table-cell>
          <table:table-cell office:value-type="float" office:value="2.876" calcext:value-type="float">
            <text:p>2.876</text:p>
          </table:table-cell>
          <table:table-cell office:value-type="float" office:value="0.96" calcext:value-type="float">
            <text:p>0.96</text:p>
          </table:table-cell>
          <table:table-cell office:value-type="float" office:value="7591" calcext:value-type="float">
            <text:p>7591</text:p>
          </table:table-cell>
          <table:table-cell office:value-type="float" office:value="22.933" calcext:value-type="float">
            <text:p>22.933</text:p>
          </table:table-cell>
          <table:table-cell office:value-type="float" office:value="34064" calcext:value-type="float">
            <text:p>34064</text:p>
          </table:table-cell>
          <table:table-cell office:value-type="float" office:value="102.912" calcext:value-type="float">
            <text:p>102.912</text:p>
          </table:table-cell>
          <table:table-cell table:number-columns-repeated="4"/>
          <table:table-cell office:value-type="float" office:value="19515874" calcext:value-type="float">
            <text:p>19515874</text:p>
          </table:table-cell>
          <table:table-cell office:value-type="float" office:value="439308" calcext:value-type="float">
            <text:p>439308</text:p>
          </table:table-cell>
          <table:table-cell office:value-type="float" office:value="58.96" calcext:value-type="float">
            <text:p>58.96</text:p>
          </table:table-cell>
          <table:table-cell office:value-type="float" office:value="1.327" calcext:value-type="float">
            <text:p>1.327</text:p>
          </table:table-cell>
          <table:table-cell office:value-type="float" office:value="477678" calcext:value-type="float">
            <text:p>477678</text:p>
          </table:table-cell>
          <table:table-cell office:value-type="float" office:value="1.443" calcext:value-type="float">
            <text:p>1.443</text:p>
          </table:table-cell>
          <table:table-cell office:value-type="float" office:value="22.754" calcext:value-type="float">
            <text:p>22.75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2</text:p>
          </table:table-cell>
          <table:table-cell office:value-type="float" office:value="1811277" calcext:value-type="float">
            <text:p>1811277</text:p>
          </table:table-cell>
          <table:table-cell office:value-type="float" office:value="21086" calcext:value-type="float">
            <text:p>21086</text:p>
          </table:table-cell>
          <table:table-cell office:value-type="float" office:value="21282.143" calcext:value-type="float">
            <text:p>21282.143</text:p>
          </table:table-cell>
          <table:table-cell office:value-type="float" office:value="105147" calcext:value-type="float">
            <text:p>105147</text:p>
          </table:table-cell>
          <table:table-cell office:value-type="float" office:value="764" calcext:value-type="float">
            <text:p>764</text:p>
          </table:table-cell>
          <table:table-cell office:value-type="float" office:value="989.571" calcext:value-type="float">
            <text:p>989.571</text:p>
          </table:table-cell>
          <table:table-cell office:value-type="float" office:value="5472.092" calcext:value-type="float">
            <text:p>5472.092</text:p>
          </table:table-cell>
          <table:table-cell office:value-type="float" office:value="63.703" calcext:value-type="float">
            <text:p>63.703</text:p>
          </table:table-cell>
          <table:table-cell office:value-type="float" office:value="64.296" calcext:value-type="float">
            <text:p>64.296</text:p>
          </table:table-cell>
          <table:table-cell office:value-type="float" office:value="317.662" calcext:value-type="float">
            <text:p>317.662</text:p>
          </table:table-cell>
          <table:table-cell office:value-type="float" office:value="2.308" calcext:value-type="float">
            <text:p>2.308</text:p>
          </table:table-cell>
          <table:table-cell office:value-type="float" office:value="2.99" calcext:value-type="float">
            <text:p>2.99</text:p>
          </table:table-cell>
          <table:table-cell office:value-type="float" office:value="0.97" calcext:value-type="float">
            <text:p>0.97</text:p>
          </table:table-cell>
          <table:table-cell office:value-type="float" office:value="7407" calcext:value-type="float">
            <text:p>7407</text:p>
          </table:table-cell>
          <table:table-cell office:value-type="float" office:value="22.377" calcext:value-type="float">
            <text:p>22.377</text:p>
          </table:table-cell>
          <table:table-cell office:value-type="float" office:value="33709" calcext:value-type="float">
            <text:p>33709</text:p>
          </table:table-cell>
          <table:table-cell office:value-type="float" office:value="101.839" calcext:value-type="float">
            <text:p>101.839</text:p>
          </table:table-cell>
          <table:table-cell table:number-columns-repeated="4"/>
          <table:table-cell office:value-type="float" office:value="20036075" calcext:value-type="float">
            <text:p>20036075</text:p>
          </table:table-cell>
          <table:table-cell office:value-type="float" office:value="520201" calcext:value-type="float">
            <text:p>520201</text:p>
          </table:table-cell>
          <table:table-cell office:value-type="float" office:value="60.531" calcext:value-type="float">
            <text:p>60.531</text:p>
          </table:table-cell>
          <table:table-cell office:value-type="float" office:value="1.572" calcext:value-type="float">
            <text:p>1.572</text:p>
          </table:table-cell>
          <table:table-cell office:value-type="float" office:value="486652" calcext:value-type="float">
            <text:p>486652</text:p>
          </table:table-cell>
          <table:table-cell office:value-type="float" office:value="1.47" calcext:value-type="float">
            <text:p>1.47</text:p>
          </table:table-cell>
          <table:table-cell office:value-type="float" office:value="22.867" calcext:value-type="float">
            <text:p>22.867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3</text:p>
          </table:table-cell>
          <table:table-cell office:value-type="float" office:value="1831821" calcext:value-type="float">
            <text:p>1831821</text:p>
          </table:table-cell>
          <table:table-cell office:value-type="float" office:value="20544" calcext:value-type="float">
            <text:p>20544</text:p>
          </table:table-cell>
          <table:table-cell office:value-type="float" office:value="21515.571" calcext:value-type="float">
            <text:p>21515.571</text:p>
          </table:table-cell>
          <table:table-cell office:value-type="float" office:value="106181" calcext:value-type="float">
            <text:p>106181</text:p>
          </table:table-cell>
          <table:table-cell office:value-type="float" office:value="1034" calcext:value-type="float">
            <text:p>1034</text:p>
          </table:table-cell>
          <table:table-cell office:value-type="float" office:value="1037.857" calcext:value-type="float">
            <text:p>1037.857</text:p>
          </table:table-cell>
          <table:table-cell office:value-type="float" office:value="5534.158" calcext:value-type="float">
            <text:p>5534.158</text:p>
          </table:table-cell>
          <table:table-cell office:value-type="float" office:value="62.066" calcext:value-type="float">
            <text:p>62.066</text:p>
          </table:table-cell>
          <table:table-cell office:value-type="float" office:value="65.001" calcext:value-type="float">
            <text:p>65.001</text:p>
          </table:table-cell>
          <table:table-cell office:value-type="float" office:value="320.786" calcext:value-type="float">
            <text:p>320.786</text:p>
          </table:table-cell>
          <table:table-cell office:value-type="float" office:value="3.124" calcext:value-type="float">
            <text:p>3.124</text:p>
          </table:table-cell>
          <table:table-cell office:value-type="float" office:value="3.135" calcext:value-type="float">
            <text:p>3.135</text:p>
          </table:table-cell>
          <table:table-cell office:value-type="float" office:value="0.98" calcext:value-type="float">
            <text:p>0.98</text:p>
          </table:table-cell>
          <table:table-cell office:value-type="float" office:value="7227" calcext:value-type="float">
            <text:p>7227</text:p>
          </table:table-cell>
          <table:table-cell office:value-type="float" office:value="21.834" calcext:value-type="float">
            <text:p>21.834</text:p>
          </table:table-cell>
          <table:table-cell office:value-type="float" office:value="33026" calcext:value-type="float">
            <text:p>33026</text:p>
          </table:table-cell>
          <table:table-cell office:value-type="float" office:value="99.776" calcext:value-type="float">
            <text:p>99.776</text:p>
          </table:table-cell>
          <table:table-cell table:number-columns-repeated="4"/>
          <table:table-cell office:value-type="float" office:value="20621313" calcext:value-type="float">
            <text:p>20621313</text:p>
          </table:table-cell>
          <table:table-cell office:value-type="float" office:value="585238" calcext:value-type="float">
            <text:p>585238</text:p>
          </table:table-cell>
          <table:table-cell office:value-type="float" office:value="62.3" calcext:value-type="float">
            <text:p>62.3</text:p>
          </table:table-cell>
          <table:table-cell office:value-type="float" office:value="1.768" calcext:value-type="float">
            <text:p>1.768</text:p>
          </table:table-cell>
          <table:table-cell office:value-type="float" office:value="492157" calcext:value-type="float">
            <text:p>492157</text:p>
          </table:table-cell>
          <table:table-cell office:value-type="float" office:value="1.487" calcext:value-type="float">
            <text:p>1.487</text:p>
          </table:table-cell>
          <table:table-cell office:value-type="float" office:value="22.874" calcext:value-type="float">
            <text:p>22.87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4</text:p>
          </table:table-cell>
          <table:table-cell office:value-type="float" office:value="1851520" calcext:value-type="float">
            <text:p>1851520</text:p>
          </table:table-cell>
          <table:table-cell office:value-type="float" office:value="19699" calcext:value-type="float">
            <text:p>19699</text:p>
          </table:table-cell>
          <table:table-cell office:value-type="float" office:value="21655.286" calcext:value-type="float">
            <text:p>21655.286</text:p>
          </table:table-cell>
          <table:table-cell office:value-type="float" office:value="107175" calcext:value-type="float">
            <text:p>107175</text:p>
          </table:table-cell>
          <table:table-cell office:value-type="float" office:value="994" calcext:value-type="float">
            <text:p>994</text:p>
          </table:table-cell>
          <table:table-cell office:value-type="float" office:value="961.857" calcext:value-type="float">
            <text:p>961.857</text:p>
          </table:table-cell>
          <table:table-cell office:value-type="float" office:value="5593.671" calcext:value-type="float">
            <text:p>5593.671</text:p>
          </table:table-cell>
          <table:table-cell office:value-type="float" office:value="59.513" calcext:value-type="float">
            <text:p>59.513</text:p>
          </table:table-cell>
          <table:table-cell office:value-type="float" office:value="65.423" calcext:value-type="float">
            <text:p>65.423</text:p>
          </table:table-cell>
          <table:table-cell office:value-type="float" office:value="323.789" calcext:value-type="float">
            <text:p>323.789</text:p>
          </table:table-cell>
          <table:table-cell office:value-type="float" office:value="3.003" calcext:value-type="float">
            <text:p>3.003</text:p>
          </table:table-cell>
          <table:table-cell office:value-type="float" office:value="2.906" calcext:value-type="float">
            <text:p>2.906</text:p>
          </table:table-cell>
          <table:table-cell office:value-type="float" office:value="0.99" calcext:value-type="float">
            <text:p>0.99</text:p>
          </table:table-cell>
          <table:table-cell office:value-type="float" office:value="7057" calcext:value-type="float">
            <text:p>7057</text:p>
          </table:table-cell>
          <table:table-cell office:value-type="float" office:value="21.32" calcext:value-type="float">
            <text:p>21.32</text:p>
          </table:table-cell>
          <table:table-cell office:value-type="float" office:value="32602" calcext:value-type="float">
            <text:p>32602</text:p>
          </table:table-cell>
          <table:table-cell office:value-type="float" office:value="98.495" calcext:value-type="float">
            <text:p>98.495</text:p>
          </table:table-cell>
          <table:table-cell table:number-columns-repeated="4"/>
          <table:table-cell office:value-type="float" office:value="21241999" calcext:value-type="float">
            <text:p>21241999</text:p>
          </table:table-cell>
          <table:table-cell office:value-type="float" office:value="620686" calcext:value-type="float">
            <text:p>620686</text:p>
          </table:table-cell>
          <table:table-cell office:value-type="float" office:value="64.175" calcext:value-type="float">
            <text:p>64.175</text:p>
          </table:table-cell>
          <table:table-cell office:value-type="float" office:value="1.875" calcext:value-type="float">
            <text:p>1.875</text:p>
          </table:table-cell>
          <table:table-cell office:value-type="float" office:value="505019" calcext:value-type="float">
            <text:p>505019</text:p>
          </table:table-cell>
          <table:table-cell office:value-type="float" office:value="1.526" calcext:value-type="float">
            <text:p>1.526</text:p>
          </table:table-cell>
          <table:table-cell office:value-type="float" office:value="23.321" calcext:value-type="float">
            <text:p>23.321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5</text:p>
          </table:table-cell>
          <table:table-cell office:value-type="float" office:value="1872660" calcext:value-type="float">
            <text:p>1872660</text:p>
          </table:table-cell>
          <table:table-cell office:value-type="float" office:value="21140" calcext:value-type="float">
            <text:p>21140</text:p>
          </table:table-cell>
          <table:table-cell office:value-type="float" office:value="21558.571" calcext:value-type="float">
            <text:p>21558.571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36" calcext:value-type="float">
            <text:p>1036</text:p>
          </table:table-cell>
          <table:table-cell office:value-type="float" office:value="942" calcext:value-type="float">
            <text:p>942</text:p>
          </table:table-cell>
          <table:table-cell office:value-type="float" office:value="5657.538" calcext:value-type="float">
            <text:p>5657.538</text:p>
          </table:table-cell>
          <table:table-cell office:value-type="float" office:value="63.867" calcext:value-type="float">
            <text:p>63.867</text:p>
          </table:table-cell>
          <table:table-cell office:value-type="float" office:value="65.131" calcext:value-type="float">
            <text:p>65.131</text:p>
          </table:table-cell>
          <table:table-cell office:value-type="float" office:value="326.919" calcext:value-type="float">
            <text:p>326.919</text:p>
          </table:table-cell>
          <table:table-cell office:value-type="float" office:value="3.13" calcext:value-type="float">
            <text:p>3.13</text:p>
          </table:table-cell>
          <table:table-cell office:value-type="float" office:value="2.846" calcext:value-type="float">
            <text:p>2.846</text:p>
          </table:table-cell>
          <table:table-cell office:value-type="float" office:value="1" calcext:value-type="float">
            <text:p>1</text:p>
          </table:table-cell>
          <table:table-cell office:value-type="float" office:value="6920" calcext:value-type="float">
            <text:p>6920</text:p>
          </table:table-cell>
          <table:table-cell office:value-type="float" office:value="20.906" calcext:value-type="float">
            <text:p>20.906</text:p>
          </table:table-cell>
          <table:table-cell office:value-type="float" office:value="32265" calcext:value-type="float">
            <text:p>32265</text:p>
          </table:table-cell>
          <table:table-cell office:value-type="float" office:value="97.477" calcext:value-type="float">
            <text:p>97.477</text:p>
          </table:table-cell>
          <table:table-cell table:number-columns-repeated="4"/>
          <table:table-cell office:value-type="float" office:value="21819393" calcext:value-type="float">
            <text:p>21819393</text:p>
          </table:table-cell>
          <table:table-cell office:value-type="float" office:value="577394" calcext:value-type="float">
            <text:p>577394</text:p>
          </table:table-cell>
          <table:table-cell office:value-type="float" office:value="65.919" calcext:value-type="float">
            <text:p>65.919</text:p>
          </table:table-cell>
          <table:table-cell office:value-type="float" office:value="1.744" calcext:value-type="float">
            <text:p>1.744</text:p>
          </table:table-cell>
          <table:table-cell office:value-type="float" office:value="510612" calcext:value-type="float">
            <text:p>510612</text:p>
          </table:table-cell>
          <table:table-cell office:value-type="float" office:value="1.543" calcext:value-type="float">
            <text:p>1.543</text:p>
          </table:table-cell>
          <table:table-cell office:value-type="float" office:value="23.685" calcext:value-type="float">
            <text:p>23.685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6</text:p>
          </table:table-cell>
          <table:table-cell office:value-type="float" office:value="1897838" calcext:value-type="float">
            <text:p>1897838</text:p>
          </table:table-cell>
          <table:table-cell office:value-type="float" office:value="25178" calcext:value-type="float">
            <text:p>25178</text:p>
          </table:table-cell>
          <table:table-cell office:value-type="float" office:value="21535.857" calcext:value-type="float">
            <text:p>21535.857</text:p>
          </table:table-cell>
          <table:table-cell office:value-type="float" office:value="109143" calcext:value-type="float">
            <text:p>109143</text:p>
          </table:table-cell>
          <table:table-cell office:value-type="float" office:value="932" calcext:value-type="float">
            <text:p>932</text:p>
          </table:table-cell>
          <table:table-cell office:value-type="float" office:value="901" calcext:value-type="float">
            <text:p>901</text:p>
          </table:table-cell>
          <table:table-cell office:value-type="float" office:value="5733.604" calcext:value-type="float">
            <text:p>5733.604</text:p>
          </table:table-cell>
          <table:table-cell office:value-type="float" office:value="76.066" calcext:value-type="float">
            <text:p>76.066</text:p>
          </table:table-cell>
          <table:table-cell office:value-type="float" office:value="65.062" calcext:value-type="float">
            <text:p>65.062</text:p>
          </table:table-cell>
          <table:table-cell office:value-type="float" office:value="329.735" calcext:value-type="float">
            <text:p>329.735</text:p>
          </table:table-cell>
          <table:table-cell office:value-type="float" office:value="2.816" calcext:value-type="float">
            <text:p>2.816</text:p>
          </table:table-cell>
          <table:table-cell office:value-type="float" office:value="2.722" calcext:value-type="float">
            <text:p>2.722</text:p>
          </table:table-cell>
          <table:table-cell office:value-type="float" office:value="0.99" calcext:value-type="float">
            <text:p>0.99</text:p>
          </table:table-cell>
          <table:table-cell office:value-type="float" office:value="6762" calcext:value-type="float">
            <text:p>6762</text:p>
          </table:table-cell>
          <table:table-cell office:value-type="float" office:value="20.429" calcext:value-type="float">
            <text:p>20.429</text:p>
          </table:table-cell>
          <table:table-cell office:value-type="float" office:value="31762" calcext:value-type="float">
            <text:p>31762</text:p>
          </table:table-cell>
          <table:table-cell office:value-type="float" office:value="95.957" calcext:value-type="float">
            <text:p>95.957</text:p>
          </table:table-cell>
          <table:table-cell table:number-columns-repeated="4"/>
          <table:table-cell office:value-type="float" office:value="22290329" calcext:value-type="float">
            <text:p>22290329</text:p>
          </table:table-cell>
          <table:table-cell office:value-type="float" office:value="470936" calcext:value-type="float">
            <text:p>470936</text:p>
          </table:table-cell>
          <table:table-cell office:value-type="float" office:value="67.342" calcext:value-type="float">
            <text:p>67.342</text:p>
          </table:table-cell>
          <table:table-cell office:value-type="float" office:value="1.423" calcext:value-type="float">
            <text:p>1.423</text:p>
          </table:table-cell>
          <table:table-cell office:value-type="float" office:value="512967" calcext:value-type="float">
            <text:p>512967</text:p>
          </table:table-cell>
          <table:table-cell office:value-type="float" office:value="1.55" calcext:value-type="float">
            <text:p>1.55</text:p>
          </table:table-cell>
          <table:table-cell office:value-type="float" office:value="23.819" calcext:value-type="float">
            <text:p>23.81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7</text:p>
          </table:table-cell>
          <table:table-cell office:value-type="float" office:value="1920061" calcext:value-type="float">
            <text:p>1920061</text:p>
          </table:table-cell>
          <table:table-cell office:value-type="float" office:value="22223" calcext:value-type="float">
            <text:p>22223</text:p>
          </table:table-cell>
          <table:table-cell office:value-type="float" office:value="21382.429" calcext:value-type="float">
            <text:p>21382.429</text:p>
          </table:table-cell>
          <table:table-cell office:value-type="float" office:value="109802" calcext:value-type="float">
            <text:p>109802</text:p>
          </table:table-cell>
          <table:table-cell office:value-type="float" office:value="659" calcext:value-type="float">
            <text:p>659</text:p>
          </table:table-cell>
          <table:table-cell office:value-type="float" office:value="860.143" calcext:value-type="float">
            <text:p>860.143</text:p>
          </table:table-cell>
          <table:table-cell office:value-type="float" office:value="5800.742" calcext:value-type="float">
            <text:p>5800.742</text:p>
          </table:table-cell>
          <table:table-cell office:value-type="float" office:value="67.138" calcext:value-type="float">
            <text:p>67.138</text:p>
          </table:table-cell>
          <table:table-cell office:value-type="float" office:value="64.599" calcext:value-type="float">
            <text:p>64.599</text:p>
          </table:table-cell>
          <table:table-cell office:value-type="float" office:value="331.725" calcext:value-type="float">
            <text:p>331.725</text:p>
          </table:table-cell>
          <table:table-cell office:value-type="float" office:value="1.991" calcext:value-type="float">
            <text:p>1.991</text:p>
          </table:table-cell>
          <table:table-cell office:value-type="float" office:value="2.599" calcext:value-type="float">
            <text:p>2.599</text:p>
          </table:table-cell>
          <table:table-cell office:value-type="float" office:value="0.98" calcext:value-type="float">
            <text:p>0.98</text:p>
          </table:table-cell>
          <table:table-cell office:value-type="float" office:value="6501" calcext:value-type="float">
            <text:p>6501</text:p>
          </table:table-cell>
          <table:table-cell office:value-type="float" office:value="19.64" calcext:value-type="float">
            <text:p>19.64</text:p>
          </table:table-cell>
          <table:table-cell office:value-type="float" office:value="31249" calcext:value-type="float">
            <text:p>31249</text:p>
          </table:table-cell>
          <table:table-cell office:value-type="float" office:value="94.407" calcext:value-type="float">
            <text:p>94.407</text:p>
          </table:table-cell>
          <table:table-cell office:value-type="float" office:value="512" calcext:value-type="float">
            <text:p>512</text:p>
          </table:table-cell>
          <table:table-cell office:value-type="float" office:value="1.547" calcext:value-type="float">
            <text:p>1.547</text:p>
          </table:table-cell>
          <table:table-cell office:value-type="float" office:value="6975" calcext:value-type="float">
            <text:p>6975</text:p>
          </table:table-cell>
          <table:table-cell office:value-type="float" office:value="21.072" calcext:value-type="float">
            <text:p>21.072</text:p>
          </table:table-cell>
          <table:table-cell office:value-type="float" office:value="22700793" calcext:value-type="float">
            <text:p>22700793</text:p>
          </table:table-cell>
          <table:table-cell office:value-type="float" office:value="410464" calcext:value-type="float">
            <text:p>410464</text:p>
          </table:table-cell>
          <table:table-cell office:value-type="float" office:value="68.582" calcext:value-type="float">
            <text:p>68.582</text:p>
          </table:table-cell>
          <table:table-cell office:value-type="float" office:value="1.24" calcext:value-type="float">
            <text:p>1.24</text:p>
          </table:table-cell>
          <table:table-cell office:value-type="float" office:value="517747" calcext:value-type="float">
            <text:p>517747</text:p>
          </table:table-cell>
          <table:table-cell office:value-type="float" office:value="1.564" calcext:value-type="float">
            <text:p>1.564</text:p>
          </table:table-cell>
          <table:table-cell office:value-type="float" office:value="24.214" calcext:value-type="float">
            <text:p>24.21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8</text:p>
          </table:table-cell>
          <table:table-cell office:value-type="float" office:value="1942363" calcext:value-type="float">
            <text:p>1942363</text:p>
          </table:table-cell>
          <table:table-cell office:value-type="float" office:value="22302" calcext:value-type="float">
            <text:p>22302</text:p>
          </table:table-cell>
          <table:table-cell office:value-type="float" office:value="21738.857" calcext:value-type="float">
            <text:p>21738.857</text:p>
          </table:table-cell>
          <table:table-cell office:value-type="float" office:value="110514" calcext:value-type="float">
            <text:p>110514</text:p>
          </table:table-cell>
          <table:table-cell office:value-type="float" office:value="712" calcext:value-type="float">
            <text:p>712</text:p>
          </table:table-cell>
          <table:table-cell office:value-type="float" office:value="875.857" calcext:value-type="float">
            <text:p>875.857</text:p>
          </table:table-cell>
          <table:table-cell office:value-type="float" office:value="5868.119" calcext:value-type="float">
            <text:p>5868.119</text:p>
          </table:table-cell>
          <table:table-cell office:value-type="float" office:value="67.377" calcext:value-type="float">
            <text:p>67.377</text:p>
          </table:table-cell>
          <table:table-cell office:value-type="float" office:value="65.676" calcext:value-type="float">
            <text:p>65.676</text:p>
          </table:table-cell>
          <table:table-cell office:value-type="float" office:value="333.876" calcext:value-type="float">
            <text:p>333.876</text:p>
          </table:table-cell>
          <table:table-cell office:value-type="float" office:value="2.151" calcext:value-type="float">
            <text:p>2.151</text:p>
          </table:table-cell>
          <table:table-cell office:value-type="float" office:value="2.646" calcext:value-type="float">
            <text:p>2.646</text:p>
          </table:table-cell>
          <table:table-cell office:value-type="float" office:value="0.98" calcext:value-type="float">
            <text:p>0.98</text:p>
          </table:table-cell>
          <table:table-cell office:value-type="float" office:value="6402" calcext:value-type="float">
            <text:p>6402</text:p>
          </table:table-cell>
          <table:table-cell office:value-type="float" office:value="19.341" calcext:value-type="float">
            <text:p>19.341</text:p>
          </table:table-cell>
          <table:table-cell office:value-type="float" office:value="30984" calcext:value-type="float">
            <text:p>30984</text:p>
          </table:table-cell>
          <table:table-cell office:value-type="float" office:value="93.607" calcext:value-type="float">
            <text:p>93.607</text:p>
          </table:table-cell>
          <table:table-cell table:number-columns-repeated="4"/>
          <table:table-cell office:value-type="float" office:value="23152798" calcext:value-type="float">
            <text:p>23152798</text:p>
          </table:table-cell>
          <table:table-cell office:value-type="float" office:value="452005" calcext:value-type="float">
            <text:p>452005</text:p>
          </table:table-cell>
          <table:table-cell office:value-type="float" office:value="69.947" calcext:value-type="float">
            <text:p>69.947</text:p>
          </table:table-cell>
          <table:table-cell office:value-type="float" office:value="1.366" calcext:value-type="float">
            <text:p>1.366</text:p>
          </table:table-cell>
          <table:table-cell office:value-type="float" office:value="519561" calcext:value-type="float">
            <text:p>519561</text:p>
          </table:table-cell>
          <table:table-cell office:value-type="float" office:value="1.57" calcext:value-type="float">
            <text:p>1.57</text:p>
          </table:table-cell>
          <table:table-cell office:value-type="float" office:value="23.9" calcext:value-type="float">
            <text:p>23.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09</text:p>
          </table:table-cell>
          <table:table-cell office:value-type="float" office:value="1961185" calcext:value-type="float">
            <text:p>1961185</text:p>
          </table:table-cell>
          <table:table-cell office:value-type="float" office:value="18822" calcext:value-type="float">
            <text:p>18822</text:p>
          </table:table-cell>
          <table:table-cell office:value-type="float" office:value="21415.429" calcext:value-type="float">
            <text:p>21415.429</text:p>
          </table:table-cell>
          <table:table-cell office:value-type="float" office:value="111007" calcext:value-type="float">
            <text:p>111007</text:p>
          </table:table-cell>
          <table:table-cell office:value-type="float" office:value="493" calcext:value-type="float">
            <text:p>493</text:p>
          </table:table-cell>
          <table:table-cell office:value-type="float" office:value="837.143" calcext:value-type="float">
            <text:p>837.143</text:p>
          </table:table-cell>
          <table:table-cell office:value-type="float" office:value="5924.983" calcext:value-type="float">
            <text:p>5924.983</text:p>
          </table:table-cell>
          <table:table-cell office:value-type="float" office:value="56.864" calcext:value-type="float">
            <text:p>56.864</text:p>
          </table:table-cell>
          <table:table-cell office:value-type="float" office:value="64.699" calcext:value-type="float">
            <text:p>64.699</text:p>
          </table:table-cell>
          <table:table-cell office:value-type="float" office:value="335.366" calcext:value-type="float">
            <text:p>335.366</text:p>
          </table:table-cell>
          <table:table-cell office:value-type="float" office:value="1.489" calcext:value-type="float">
            <text:p>1.489</text:p>
          </table:table-cell>
          <table:table-cell office:value-type="float" office:value="2.529" calcext:value-type="float">
            <text:p>2.529</text:p>
          </table:table-cell>
          <table:table-cell office:value-type="float" office:value="1" calcext:value-type="float">
            <text:p>1</text:p>
          </table:table-cell>
          <table:table-cell office:value-type="float" office:value="6457" calcext:value-type="float">
            <text:p>6457</text:p>
          </table:table-cell>
          <table:table-cell office:value-type="float" office:value="19.507" calcext:value-type="float">
            <text:p>19.507</text:p>
          </table:table-cell>
          <table:table-cell office:value-type="float" office:value="31020" calcext:value-type="float">
            <text:p>31020</text:p>
          </table:table-cell>
          <table:table-cell office:value-type="float" office:value="93.715" calcext:value-type="float">
            <text:p>93.715</text:p>
          </table:table-cell>
          <table:table-cell table:number-columns-repeated="4"/>
          <table:table-cell office:value-type="float" office:value="23710636" calcext:value-type="float">
            <text:p>23710636</text:p>
          </table:table-cell>
          <table:table-cell office:value-type="float" office:value="557838" calcext:value-type="float">
            <text:p>557838</text:p>
          </table:table-cell>
          <table:table-cell office:value-type="float" office:value="71.633" calcext:value-type="float">
            <text:p>71.633</text:p>
          </table:table-cell>
          <table:table-cell office:value-type="float" office:value="1.685" calcext:value-type="float">
            <text:p>1.685</text:p>
          </table:table-cell>
          <table:table-cell office:value-type="float" office:value="524937" calcext:value-type="float">
            <text:p>524937</text:p>
          </table:table-cell>
          <table:table-cell office:value-type="float" office:value="1.586" calcext:value-type="float">
            <text:p>1.586</text:p>
          </table:table-cell>
          <table:table-cell office:value-type="float" office:value="24.512" calcext:value-type="float">
            <text:p>24.51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0</text:p>
          </table:table-cell>
          <table:table-cell office:value-type="float" office:value="1979850" calcext:value-type="float">
            <text:p>1979850</text:p>
          </table:table-cell>
          <table:table-cell office:value-type="float" office:value="18665" calcext:value-type="float">
            <text:p>18665</text:p>
          </table:table-cell>
          <table:table-cell office:value-type="float" office:value="21147" calcext:value-type="float">
            <text:p>21147</text:p>
          </table:table-cell>
          <table:table-cell office:value-type="float" office:value="112006" calcext:value-type="float">
            <text:p>112006</text:p>
          </table:table-cell>
          <table:table-cell office:value-type="float" office:value="999" calcext:value-type="float">
            <text:p>999</text:p>
          </table:table-cell>
          <table:table-cell office:value-type="float" office:value="832.143" calcext:value-type="float">
            <text:p>832.143</text:p>
          </table:table-cell>
          <table:table-cell office:value-type="float" office:value="5981.372" calcext:value-type="float">
            <text:p>5981.372</text:p>
          </table:table-cell>
          <table:table-cell office:value-type="float" office:value="56.389" calcext:value-type="float">
            <text:p>56.389</text:p>
          </table:table-cell>
          <table:table-cell office:value-type="float" office:value="63.888" calcext:value-type="float">
            <text:p>63.888</text:p>
          </table:table-cell>
          <table:table-cell office:value-type="float" office:value="338.384" calcext:value-type="float">
            <text:p>338.384</text:p>
          </table:table-cell>
          <table:table-cell office:value-type="float" office:value="3.018" calcext:value-type="float">
            <text:p>3.018</text:p>
          </table:table-cell>
          <table:table-cell office:value-type="float" office:value="2.514" calcext:value-type="float">
            <text:p>2.514</text:p>
          </table:table-cell>
          <table:table-cell office:value-type="float" office:value="1.03" calcext:value-type="float">
            <text:p>1.03</text:p>
          </table:table-cell>
          <table:table-cell office:value-type="float" office:value="6249" calcext:value-type="float">
            <text:p>6249</text:p>
          </table:table-cell>
          <table:table-cell office:value-type="float" office:value="18.879" calcext:value-type="float">
            <text:p>18.879</text:p>
          </table:table-cell>
          <table:table-cell office:value-type="float" office:value="30840" calcext:value-type="float">
            <text:p>30840</text:p>
          </table:table-cell>
          <table:table-cell office:value-type="float" office:value="93.171" calcext:value-type="float">
            <text:p>93.171</text:p>
          </table:table-cell>
          <table:table-cell table:number-columns-repeated="4"/>
          <table:table-cell office:value-type="float" office:value="24336997" calcext:value-type="float">
            <text:p>24336997</text:p>
          </table:table-cell>
          <table:table-cell office:value-type="float" office:value="626361" calcext:value-type="float">
            <text:p>626361</text:p>
          </table:table-cell>
          <table:table-cell office:value-type="float" office:value="73.525" calcext:value-type="float">
            <text:p>73.525</text:p>
          </table:table-cell>
          <table:table-cell office:value-type="float" office:value="1.892" calcext:value-type="float">
            <text:p>1.892</text:p>
          </table:table-cell>
          <table:table-cell office:value-type="float" office:value="530812" calcext:value-type="float">
            <text:p>530812</text:p>
          </table:table-cell>
          <table:table-cell office:value-type="float" office:value="1.604" calcext:value-type="float">
            <text:p>1.604</text:p>
          </table:table-cell>
          <table:table-cell office:value-type="float" office:value="25.101" calcext:value-type="float">
            <text:p>25.1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1</text:p>
          </table:table-cell>
          <table:table-cell office:value-type="float" office:value="2000464" calcext:value-type="float">
            <text:p>2000464</text:p>
          </table:table-cell>
          <table:table-cell office:value-type="float" office:value="20614" calcext:value-type="float">
            <text:p>20614</text:p>
          </table:table-cell>
          <table:table-cell office:value-type="float" office:value="21277.714" calcext:value-type="float">
            <text:p>21277.714</text:p>
          </table:table-cell>
          <table:table-cell office:value-type="float" office:value="112924" calcext:value-type="float">
            <text:p>112924</text:p>
          </table:table-cell>
          <table:table-cell office:value-type="float" office:value="918" calcext:value-type="float">
            <text:p>918</text:p>
          </table:table-cell>
          <table:table-cell office:value-type="float" office:value="821.286" calcext:value-type="float">
            <text:p>821.286</text:p>
          </table:table-cell>
          <table:table-cell office:value-type="float" office:value="6043.65" calcext:value-type="float">
            <text:p>6043.65</text:p>
          </table:table-cell>
          <table:table-cell office:value-type="float" office:value="62.277" calcext:value-type="float">
            <text:p>62.277</text:p>
          </table:table-cell>
          <table:table-cell office:value-type="float" office:value="64.283" calcext:value-type="float">
            <text:p>64.283</text:p>
          </table:table-cell>
          <table:table-cell office:value-type="float" office:value="341.157" calcext:value-type="float">
            <text:p>341.157</text:p>
          </table:table-cell>
          <table:table-cell office:value-type="float" office:value="2.773" calcext:value-type="float">
            <text:p>2.773</text:p>
          </table:table-cell>
          <table:table-cell office:value-type="float" office:value="2.481" calcext:value-type="float">
            <text:p>2.481</text:p>
          </table:table-cell>
          <table:table-cell office:value-type="float" office:value="1.05" calcext:value-type="float">
            <text:p>1.05</text:p>
          </table:table-cell>
          <table:table-cell office:value-type="float" office:value="6074" calcext:value-type="float">
            <text:p>6074</text:p>
          </table:table-cell>
          <table:table-cell office:value-type="float" office:value="18.35" calcext:value-type="float">
            <text:p>18.35</text:p>
          </table:table-cell>
          <table:table-cell office:value-type="float" office:value="29686" calcext:value-type="float">
            <text:p>29686</text:p>
          </table:table-cell>
          <table:table-cell office:value-type="float" office:value="89.685" calcext:value-type="float">
            <text:p>89.685</text:p>
          </table:table-cell>
          <table:table-cell table:number-columns-repeated="4"/>
          <table:table-cell office:value-type="float" office:value="24950282" calcext:value-type="float">
            <text:p>24950282</text:p>
          </table:table-cell>
          <table:table-cell office:value-type="float" office:value="613285" calcext:value-type="float">
            <text:p>613285</text:p>
          </table:table-cell>
          <table:table-cell office:value-type="float" office:value="75.378" calcext:value-type="float">
            <text:p>75.378</text:p>
          </table:table-cell>
          <table:table-cell office:value-type="float" office:value="1.853" calcext:value-type="float">
            <text:p>1.853</text:p>
          </table:table-cell>
          <table:table-cell office:value-type="float" office:value="529755" calcext:value-type="float">
            <text:p>529755</text:p>
          </table:table-cell>
          <table:table-cell office:value-type="float" office:value="1.6" calcext:value-type="float">
            <text:p>1.6</text:p>
          </table:table-cell>
          <table:table-cell office:value-type="float" office:value="24.897" calcext:value-type="float">
            <text:p>24.89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2</text:p>
          </table:table-cell>
          <table:table-cell office:value-type="float" office:value="2023347" calcext:value-type="float">
            <text:p>2023347</text:p>
          </table:table-cell>
          <table:table-cell office:value-type="float" office:value="22883" calcext:value-type="float">
            <text:p>22883</text:p>
          </table:table-cell>
          <table:table-cell office:value-type="float" office:value="21526.714" calcext:value-type="float">
            <text:p>21526.714</text:p>
          </table:table-cell>
          <table:table-cell office:value-type="float" office:value="113820" calcext:value-type="float">
            <text:p>113820</text:p>
          </table:table-cell>
          <table:table-cell office:value-type="float" office:value="896" calcext:value-type="float">
            <text:p>896</text:p>
          </table:table-cell>
          <table:table-cell office:value-type="float" office:value="801.286" calcext:value-type="float">
            <text:p>801.286</text:p>
          </table:table-cell>
          <table:table-cell office:value-type="float" office:value="6112.782" calcext:value-type="float">
            <text:p>6112.782</text:p>
          </table:table-cell>
          <table:table-cell office:value-type="float" office:value="69.132" calcext:value-type="float">
            <text:p>69.132</text:p>
          </table:table-cell>
          <table:table-cell office:value-type="float" office:value="65.035" calcext:value-type="float">
            <text:p>65.035</text:p>
          </table:table-cell>
          <table:table-cell office:value-type="float" office:value="343.864" calcext:value-type="float">
            <text:p>343.864</text:p>
          </table:table-cell>
          <table:table-cell office:value-type="float" office:value="2.707" calcext:value-type="float">
            <text:p>2.707</text:p>
          </table:table-cell>
          <table:table-cell office:value-type="float" office:value="2.421" calcext:value-type="float">
            <text:p>2.421</text:p>
          </table:table-cell>
          <table:table-cell office:value-type="float" office:value="1.07" calcext:value-type="float">
            <text:p>1.07</text:p>
          </table:table-cell>
          <table:table-cell office:value-type="float" office:value="6017" calcext:value-type="float">
            <text:p>6017</text:p>
          </table:table-cell>
          <table:table-cell office:value-type="float" office:value="18.178" calcext:value-type="float">
            <text:p>18.178</text:p>
          </table:table-cell>
          <table:table-cell office:value-type="float" office:value="29149" calcext:value-type="float">
            <text:p>29149</text:p>
          </table:table-cell>
          <table:table-cell office:value-type="float" office:value="88.063" calcext:value-type="float">
            <text:p>88.063</text:p>
          </table:table-cell>
          <table:table-cell table:number-columns-repeated="4"/>
          <table:table-cell office:value-type="float" office:value="25568583" calcext:value-type="float">
            <text:p>25568583</text:p>
          </table:table-cell>
          <table:table-cell office:value-type="float" office:value="618301" calcext:value-type="float">
            <text:p>618301</text:p>
          </table:table-cell>
          <table:table-cell office:value-type="float" office:value="77.246" calcext:value-type="float">
            <text:p>77.246</text:p>
          </table:table-cell>
          <table:table-cell office:value-type="float" office:value="1.868" calcext:value-type="float">
            <text:p>1.868</text:p>
          </table:table-cell>
          <table:table-cell office:value-type="float" office:value="535599" calcext:value-type="float">
            <text:p>535599</text:p>
          </table:table-cell>
          <table:table-cell office:value-type="float" office:value="1.618" calcext:value-type="float">
            <text:p>1.618</text:p>
          </table:table-cell>
          <table:table-cell office:value-type="float" office:value="24.881" calcext:value-type="float">
            <text:p>24.88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3</text:p>
          </table:table-cell>
          <table:table-cell office:value-type="float" office:value="2048986" calcext:value-type="float">
            <text:p>2048986</text:p>
          </table:table-cell>
          <table:table-cell office:value-type="float" office:value="25639" calcext:value-type="float">
            <text:p>25639</text:p>
          </table:table-cell>
          <table:table-cell office:value-type="float" office:value="21592.571" calcext:value-type="float">
            <text:p>21592.571</text:p>
          </table:table-cell>
          <table:table-cell office:value-type="float" office:value="114669" calcext:value-type="float">
            <text:p>114669</text:p>
          </table:table-cell>
          <table:table-cell office:value-type="float" office:value="849" calcext:value-type="float">
            <text:p>849</text:p>
          </table:table-cell>
          <table:table-cell office:value-type="float" office:value="789.429" calcext:value-type="float">
            <text:p>789.429</text:p>
          </table:table-cell>
          <table:table-cell office:value-type="float" office:value="6190.241" calcext:value-type="float">
            <text:p>6190.241</text:p>
          </table:table-cell>
          <table:table-cell office:value-type="float" office:value="77.459" calcext:value-type="float">
            <text:p>77.459</text:p>
          </table:table-cell>
          <table:table-cell office:value-type="float" office:value="65.234" calcext:value-type="float">
            <text:p>65.234</text:p>
          </table:table-cell>
          <table:table-cell office:value-type="float" office:value="346.429" calcext:value-type="float">
            <text:p>346.429</text:p>
          </table:table-cell>
          <table:table-cell office:value-type="float" office:value="2.565" calcext:value-type="float">
            <text:p>2.565</text:p>
          </table:table-cell>
          <table:table-cell office:value-type="float" office:value="2.385" calcext:value-type="float">
            <text:p>2.385</text:p>
          </table:table-cell>
          <table:table-cell office:value-type="float" office:value="1.08" calcext:value-type="float">
            <text:p>1.08</text:p>
          </table:table-cell>
          <table:table-cell office:value-type="float" office:value="5883" calcext:value-type="float">
            <text:p>5883</text:p>
          </table:table-cell>
          <table:table-cell office:value-type="float" office:value="17.773" calcext:value-type="float">
            <text:p>17.773</text:p>
          </table:table-cell>
          <table:table-cell office:value-type="float" office:value="28431" calcext:value-type="float">
            <text:p>28431</text:p>
          </table:table-cell>
          <table:table-cell office:value-type="float" office:value="85.894" calcext:value-type="float">
            <text:p>85.894</text:p>
          </table:table-cell>
          <table:table-cell table:number-columns-repeated="4"/>
          <table:table-cell office:value-type="float" office:value="26102672" calcext:value-type="float">
            <text:p>26102672</text:p>
          </table:table-cell>
          <table:table-cell office:value-type="float" office:value="534089" calcext:value-type="float">
            <text:p>534089</text:p>
          </table:table-cell>
          <table:table-cell office:value-type="float" office:value="78.859" calcext:value-type="float">
            <text:p>78.859</text:p>
          </table:table-cell>
          <table:table-cell office:value-type="float" office:value="1.614" calcext:value-type="float">
            <text:p>1.614</text:p>
          </table:table-cell>
          <table:table-cell office:value-type="float" office:value="544620" calcext:value-type="float">
            <text:p>544620</text:p>
          </table:table-cell>
          <table:table-cell office:value-type="float" office:value="1.645" calcext:value-type="float">
            <text:p>1.645</text:p>
          </table:table-cell>
          <table:table-cell office:value-type="float" office:value="25.223" calcext:value-type="float">
            <text:p>25.22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4</text:p>
          </table:table-cell>
          <table:table-cell office:value-type="float" office:value="2074526" calcext:value-type="float">
            <text:p>2074526</text:p>
          </table:table-cell>
          <table:table-cell office:value-type="float" office:value="25540" calcext:value-type="float">
            <text:p>25540</text:p>
          </table:table-cell>
          <table:table-cell office:value-type="float" office:value="22066.429" calcext:value-type="float">
            <text:p>22066.429</text:p>
          </table:table-cell>
          <table:table-cell office:value-type="float" office:value="115436" calcext:value-type="float">
            <text:p>115436</text:p>
          </table:table-cell>
          <table:table-cell office:value-type="float" office:value="767" calcext:value-type="float">
            <text:p>767</text:p>
          </table:table-cell>
          <table:table-cell office:value-type="float" office:value="804.857" calcext:value-type="float">
            <text:p>804.857</text:p>
          </table:table-cell>
          <table:table-cell office:value-type="float" office:value="6267.4" calcext:value-type="float">
            <text:p>6267.4</text:p>
          </table:table-cell>
          <table:table-cell office:value-type="float" office:value="77.16" calcext:value-type="float">
            <text:p>77.16</text:p>
          </table:table-cell>
          <table:table-cell office:value-type="float" office:value="66.665" calcext:value-type="float">
            <text:p>66.665</text:p>
          </table:table-cell>
          <table:table-cell office:value-type="float" office:value="348.746" calcext:value-type="float">
            <text:p>348.746</text:p>
          </table:table-cell>
          <table:table-cell office:value-type="float" office:value="2.317" calcext:value-type="float">
            <text:p>2.317</text:p>
          </table:table-cell>
          <table:table-cell office:value-type="float" office:value="2.432" calcext:value-type="float">
            <text:p>2.432</text:p>
          </table:table-cell>
          <table:table-cell office:value-type="float" office:value="1.08" calcext:value-type="float">
            <text:p>1.08</text:p>
          </table:table-cell>
          <table:table-cell office:value-type="float" office:value="5749" calcext:value-type="float">
            <text:p>5749</text:p>
          </table:table-cell>
          <table:table-cell office:value-type="float" office:value="17.368" calcext:value-type="float">
            <text:p>17.368</text:p>
          </table:table-cell>
          <table:table-cell office:value-type="float" office:value="27899" calcext:value-type="float">
            <text:p>27899</text:p>
          </table:table-cell>
          <table:table-cell office:value-type="float" office:value="84.286" calcext:value-type="float">
            <text:p>84.286</text:p>
          </table:table-cell>
          <table:table-cell office:value-type="float" office:value="509" calcext:value-type="float">
            <text:p>509</text:p>
          </table:table-cell>
          <table:table-cell office:value-type="float" office:value="1.538" calcext:value-type="float">
            <text:p>1.538</text:p>
          </table:table-cell>
          <table:table-cell office:value-type="float" office:value="8037" calcext:value-type="float">
            <text:p>8037</text:p>
          </table:table-cell>
          <table:table-cell office:value-type="float" office:value="24.281" calcext:value-type="float">
            <text:p>24.281</text:p>
          </table:table-cell>
          <table:table-cell office:value-type="float" office:value="26520858" calcext:value-type="float">
            <text:p>26520858</text:p>
          </table:table-cell>
          <table:table-cell office:value-type="float" office:value="418186" calcext:value-type="float">
            <text:p>418186</text:p>
          </table:table-cell>
          <table:table-cell office:value-type="float" office:value="80.123" calcext:value-type="float">
            <text:p>80.123</text:p>
          </table:table-cell>
          <table:table-cell office:value-type="float" office:value="1.263" calcext:value-type="float">
            <text:p>1.263</text:p>
          </table:table-cell>
          <table:table-cell office:value-type="float" office:value="545724" calcext:value-type="float">
            <text:p>545724</text:p>
          </table:table-cell>
          <table:table-cell office:value-type="float" office:value="1.649" calcext:value-type="float">
            <text:p>1.649</text:p>
          </table:table-cell>
          <table:table-cell office:value-type="float" office:value="24.731" calcext:value-type="float">
            <text:p>24.73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72.69" calcext:value-type="float">
            <text:p>72.69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5</text:p>
          </table:table-cell>
          <table:table-cell office:value-type="float" office:value="2094069" calcext:value-type="float">
            <text:p>2094069</text:p>
          </table:table-cell>
          <table:table-cell office:value-type="float" office:value="19543" calcext:value-type="float">
            <text:p>19543</text:p>
          </table:table-cell>
          <table:table-cell office:value-type="float" office:value="21672.286" calcext:value-type="float">
            <text:p>21672.286</text:p>
          </table:table-cell>
          <table:table-cell office:value-type="float" office:value="115732" calcext:value-type="float">
            <text:p>115732</text:p>
          </table:table-cell>
          <table:table-cell office:value-type="float" office:value="296" calcext:value-type="float">
            <text:p>296</text:p>
          </table:table-cell>
          <table:table-cell office:value-type="float" office:value="745.429" calcext:value-type="float">
            <text:p>745.429</text:p>
          </table:table-cell>
          <table:table-cell office:value-type="float" office:value="6326.442" calcext:value-type="float">
            <text:p>6326.442</text:p>
          </table:table-cell>
          <table:table-cell office:value-type="float" office:value="59.042" calcext:value-type="float">
            <text:p>59.042</text:p>
          </table:table-cell>
          <table:table-cell office:value-type="float" office:value="65.475" calcext:value-type="float">
            <text:p>65.475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0.894" calcext:value-type="float">
            <text:p>0.894</text:p>
          </table:table-cell>
          <table:table-cell office:value-type="float" office:value="2.252" calcext:value-type="float">
            <text:p>2.252</text:p>
          </table:table-cell>
          <table:table-cell office:value-type="float" office:value="1.09" calcext:value-type="float">
            <text:p>1.09</text:p>
          </table:table-cell>
          <table:table-cell office:value-type="float" office:value="5703" calcext:value-type="float">
            <text:p>5703</text:p>
          </table:table-cell>
          <table:table-cell office:value-type="float" office:value="17.229" calcext:value-type="float">
            <text:p>17.229</text:p>
          </table:table-cell>
          <table:table-cell office:value-type="float" office:value="27866" calcext:value-type="float">
            <text:p>27866</text:p>
          </table:table-cell>
          <table:table-cell office:value-type="float" office:value="84.187" calcext:value-type="float">
            <text:p>84.187</text:p>
          </table:table-cell>
          <table:table-cell table:number-columns-repeated="4"/>
          <table:table-cell office:value-type="float" office:value="27028601" calcext:value-type="float">
            <text:p>27028601</text:p>
          </table:table-cell>
          <table:table-cell office:value-type="float" office:value="507743" calcext:value-type="float">
            <text:p>507743</text:p>
          </table:table-cell>
          <table:table-cell office:value-type="float" office:value="81.657" calcext:value-type="float">
            <text:p>81.657</text:p>
          </table:table-cell>
          <table:table-cell office:value-type="float" office:value="1.534" calcext:value-type="float">
            <text:p>1.534</text:p>
          </table:table-cell>
          <table:table-cell office:value-type="float" office:value="553686" calcext:value-type="float">
            <text:p>553686</text:p>
          </table:table-cell>
          <table:table-cell office:value-type="float" office:value="1.673" calcext:value-type="float">
            <text:p>1.673</text:p>
          </table:table-cell>
          <table:table-cell office:value-type="float" office:value="25.548" calcext:value-type="float">
            <text:p>25.548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6</text:p>
          </table:table-cell>
          <table:table-cell office:value-type="float" office:value="2114026" calcext:value-type="float">
            <text:p>2114026</text:p>
          </table:table-cell>
          <table:table-cell office:value-type="float" office:value="19957" calcext:value-type="float">
            <text:p>19957</text:p>
          </table:table-cell>
          <table:table-cell office:value-type="float" office:value="21834.429" calcext:value-type="float">
            <text:p>21834.429</text:p>
          </table:table-cell>
          <table:table-cell office:value-type="float" office:value="116127" calcext:value-type="float">
            <text:p>116127</text:p>
          </table:table-cell>
          <table:table-cell office:value-type="float" office:value="395" calcext:value-type="float">
            <text:p>395</text:p>
          </table:table-cell>
          <table:table-cell office:value-type="float" office:value="731.429" calcext:value-type="float">
            <text:p>731.429</text:p>
          </table:table-cell>
          <table:table-cell office:value-type="float" office:value="6386.734" calcext:value-type="float">
            <text:p>6386.734</text:p>
          </table:table-cell>
          <table:table-cell office:value-type="float" office:value="60.293" calcext:value-type="float">
            <text:p>60.293</text:p>
          </table:table-cell>
          <table:table-cell office:value-type="float" office:value="65.965" calcext:value-type="float">
            <text:p>65.965</text:p>
          </table:table-cell>
          <table:table-cell office:value-type="float" office:value="350.834" calcext:value-type="float">
            <text:p>350.834</text:p>
          </table:table-cell>
          <table:table-cell office:value-type="float" office:value="1.193" calcext:value-type="float">
            <text:p>1.193</text:p>
          </table:table-cell>
          <table:table-cell office:value-type="float" office:value="2.21" calcext:value-type="float">
            <text:p>2.21</text:p>
          </table:table-cell>
          <table:table-cell office:value-type="float" office:value="1.13" calcext:value-type="float">
            <text:p>1.13</text:p>
          </table:table-cell>
          <table:table-cell office:value-type="float" office:value="5570" calcext:value-type="float">
            <text:p>5570</text:p>
          </table:table-cell>
          <table:table-cell office:value-type="float" office:value="16.828" calcext:value-type="float">
            <text:p>16.828</text:p>
          </table:table-cell>
          <table:table-cell office:value-type="float" office:value="28279" calcext:value-type="float">
            <text:p>28279</text:p>
          </table:table-cell>
          <table:table-cell office:value-type="float" office:value="85.434" calcext:value-type="float">
            <text:p>85.434</text:p>
          </table:table-cell>
          <table:table-cell table:number-columns-repeated="4"/>
          <table:table-cell office:value-type="float" office:value="27696588" calcext:value-type="float">
            <text:p>27696588</text:p>
          </table:table-cell>
          <table:table-cell office:value-type="float" office:value="667987" calcext:value-type="float">
            <text:p>667987</text:p>
          </table:table-cell>
          <table:table-cell office:value-type="float" office:value="83.675" calcext:value-type="float">
            <text:p>83.675</text:p>
          </table:table-cell>
          <table:table-cell office:value-type="float" office:value="2.018" calcext:value-type="float">
            <text:p>2.018</text:p>
          </table:table-cell>
          <table:table-cell office:value-type="float" office:value="569422" calcext:value-type="float">
            <text:p>569422</text:p>
          </table:table-cell>
          <table:table-cell office:value-type="float" office:value="1.72" calcext:value-type="float">
            <text:p>1.72</text:p>
          </table:table-cell>
          <table:table-cell office:value-type="float" office:value="26.079" calcext:value-type="float">
            <text:p>26.079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7</text:p>
          </table:table-cell>
          <table:table-cell office:value-type="float" office:value="2137731" calcext:value-type="float">
            <text:p>2137731</text:p>
          </table:table-cell>
          <table:table-cell office:value-type="float" office:value="23705" calcext:value-type="float">
            <text:p>23705</text:p>
          </table:table-cell>
          <table:table-cell office:value-type="float" office:value="22554.429" calcext:value-type="float">
            <text:p>22554.429</text:p>
          </table:table-cell>
          <table:table-cell office:value-type="float" office:value="116963" calcext:value-type="float">
            <text:p>116963</text:p>
          </table:table-cell>
          <table:table-cell office:value-type="float" office:value="836" calcext:value-type="float">
            <text:p>836</text:p>
          </table:table-cell>
          <table:table-cell office:value-type="float" office:value="708.143" calcext:value-type="float">
            <text:p>708.143</text:p>
          </table:table-cell>
          <table:table-cell office:value-type="float" office:value="6458.35" calcext:value-type="float">
            <text:p>6458.35</text:p>
          </table:table-cell>
          <table:table-cell office:value-type="float" office:value="71.616" calcext:value-type="float">
            <text:p>71.616</text:p>
          </table:table-cell>
          <table:table-cell office:value-type="float" office:value="68.14" calcext:value-type="float">
            <text:p>68.14</text:p>
          </table:table-cell>
          <table:table-cell office:value-type="float" office:value="353.36" calcext:value-type="float">
            <text:p>353.36</text:p>
          </table:table-cell>
          <table:table-cell office:value-type="float" office:value="2.526" calcext:value-type="float">
            <text:p>2.526</text:p>
          </table:table-cell>
          <table:table-cell office:value-type="float" office:value="2.139" calcext:value-type="float">
            <text:p>2.139</text:p>
          </table:table-cell>
          <table:table-cell office:value-type="float" office:value="1.16" calcext:value-type="float">
            <text:p>1.16</text:p>
          </table:table-cell>
          <table:table-cell office:value-type="float" office:value="5612" calcext:value-type="float">
            <text:p>5612</text:p>
          </table:table-cell>
          <table:table-cell office:value-type="float" office:value="16.955" calcext:value-type="float">
            <text:p>16.955</text:p>
          </table:table-cell>
          <table:table-cell office:value-type="float" office:value="28561" calcext:value-type="float">
            <text:p>28561</text:p>
          </table:table-cell>
          <table:table-cell office:value-type="float" office:value="86.286" calcext:value-type="float">
            <text:p>86.286</text:p>
          </table:table-cell>
          <table:table-cell table:number-columns-repeated="4"/>
          <table:table-cell office:value-type="float" office:value="28397529" calcext:value-type="float">
            <text:p>28397529</text:p>
          </table:table-cell>
          <table:table-cell office:value-type="float" office:value="700941" calcext:value-type="float">
            <text:p>700941</text:p>
          </table:table-cell>
          <table:table-cell office:value-type="float" office:value="85.792" calcext:value-type="float">
            <text:p>85.792</text:p>
          </table:table-cell>
          <table:table-cell office:value-type="float" office:value="2.118" calcext:value-type="float">
            <text:p>2.118</text:p>
          </table:table-cell>
          <table:table-cell office:value-type="float" office:value="580076" calcext:value-type="float">
            <text:p>580076</text:p>
          </table:table-cell>
          <table:table-cell office:value-type="float" office:value="1.752" calcext:value-type="float">
            <text:p>1.752</text:p>
          </table:table-cell>
          <table:table-cell office:value-type="float" office:value="25.719" calcext:value-type="float">
            <text:p>25.719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8</text:p>
          </table:table-cell>
          <table:table-cell office:value-type="float" office:value="2163290" calcext:value-type="float">
            <text:p>2163290</text:p>
          </table:table-cell>
          <table:table-cell office:value-type="float" office:value="25559" calcext:value-type="float">
            <text:p>25559</text:p>
          </table:table-cell>
          <table:table-cell office:value-type="float" office:value="23260.857" calcext:value-type="float">
            <text:p>23260.857</text:p>
          </table:table-cell>
          <table:table-cell office:value-type="float" office:value="117717" calcext:value-type="float">
            <text:p>117717</text:p>
          </table:table-cell>
          <table:table-cell office:value-type="float" office:value="754" calcext:value-type="float">
            <text:p>754</text:p>
          </table:table-cell>
          <table:table-cell office:value-type="float" office:value="684.714" calcext:value-type="float">
            <text:p>684.714</text:p>
          </table:table-cell>
          <table:table-cell office:value-type="float" office:value="6535.567" calcext:value-type="float">
            <text:p>6535.567</text:p>
          </table:table-cell>
          <table:table-cell office:value-type="float" office:value="77.217" calcext:value-type="float">
            <text:p>77.217</text:p>
          </table:table-cell>
          <table:table-cell office:value-type="float" office:value="70.274" calcext:value-type="float">
            <text:p>70.274</text:p>
          </table:table-cell>
          <table:table-cell office:value-type="float" office:value="355.638" calcext:value-type="float">
            <text:p>355.638</text:p>
          </table:table-cell>
          <table:table-cell office:value-type="float" office:value="2.278" calcext:value-type="float">
            <text:p>2.278</text:p>
          </table:table-cell>
          <table:table-cell office:value-type="float" office:value="2.069" calcext:value-type="float">
            <text:p>2.069</text:p>
          </table:table-cell>
          <table:table-cell office:value-type="float" office:value="1.19" calcext:value-type="float">
            <text:p>1.19</text:p>
          </table:table-cell>
          <table:table-cell office:value-type="float" office:value="5464" calcext:value-type="float">
            <text:p>5464</text:p>
          </table:table-cell>
          <table:table-cell office:value-type="float" office:value="16.507" calcext:value-type="float">
            <text:p>16.507</text:p>
          </table:table-cell>
          <table:table-cell office:value-type="float" office:value="28411" calcext:value-type="float">
            <text:p>28411</text:p>
          </table:table-cell>
          <table:table-cell office:value-type="float" office:value="85.833" calcext:value-type="float">
            <text:p>85.833</text:p>
          </table:table-cell>
          <table:table-cell table:number-columns-repeated="4"/>
          <table:table-cell office:value-type="float" office:value="29102662" calcext:value-type="float">
            <text:p>29102662</text:p>
          </table:table-cell>
          <table:table-cell office:value-type="float" office:value="705133" calcext:value-type="float">
            <text:p>705133</text:p>
          </table:table-cell>
          <table:table-cell office:value-type="float" office:value="87.923" calcext:value-type="float">
            <text:p>87.923</text:p>
          </table:table-cell>
          <table:table-cell office:value-type="float" office:value="2.13" calcext:value-type="float">
            <text:p>2.13</text:p>
          </table:table-cell>
          <table:table-cell office:value-type="float" office:value="593197" calcext:value-type="float">
            <text:p>593197</text:p>
          </table:table-cell>
          <table:table-cell office:value-type="float" office:value="1.792" calcext:value-type="float">
            <text:p>1.792</text:p>
          </table:table-cell>
          <table:table-cell office:value-type="float" office:value="25.502" calcext:value-type="float">
            <text:p>25.50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19</text:p>
          </table:table-cell>
          <table:table-cell office:value-type="float" office:value="2191052" calcext:value-type="float">
            <text:p>2191052</text:p>
          </table:table-cell>
          <table:table-cell office:value-type="float" office:value="27762" calcext:value-type="float">
            <text:p>27762</text:p>
          </table:table-cell>
          <table:table-cell office:value-type="float" office:value="23957.857" calcext:value-type="float">
            <text:p>23957.857</text:p>
          </table:table-cell>
          <table:table-cell office:value-type="float" office:value="118434" calcext:value-type="float">
            <text:p>118434</text:p>
          </table:table-cell>
          <table:table-cell office:value-type="float" office:value="717" calcext:value-type="float">
            <text:p>717</text:p>
          </table:table-cell>
          <table:table-cell office:value-type="float" office:value="659.143" calcext:value-type="float">
            <text:p>659.143</text:p>
          </table:table-cell>
          <table:table-cell office:value-type="float" office:value="6619.44" calcext:value-type="float">
            <text:p>6619.44</text:p>
          </table:table-cell>
          <table:table-cell office:value-type="float" office:value="83.872" calcext:value-type="float">
            <text:p>83.872</text:p>
          </table:table-cell>
          <table:table-cell office:value-type="float" office:value="72.38" calcext:value-type="float">
            <text:p>72.38</text:p>
          </table:table-cell>
          <table:table-cell office:value-type="float" office:value="357.804" calcext:value-type="float">
            <text:p>357.804</text:p>
          </table:table-cell>
          <table:table-cell office:value-type="float" office:value="2.166" calcext:value-type="float">
            <text:p>2.166</text:p>
          </table:table-cell>
          <table:table-cell office:value-type="float" office:value="1.991" calcext:value-type="float">
            <text:p>1.991</text:p>
          </table:table-cell>
          <table:table-cell office:value-type="float" office:value="1.21" calcext:value-type="float">
            <text:p>1.21</text:p>
          </table:table-cell>
          <table:table-cell office:value-type="float" office:value="5341" calcext:value-type="float">
            <text:p>5341</text:p>
          </table:table-cell>
          <table:table-cell office:value-type="float" office:value="16.136" calcext:value-type="float">
            <text:p>16.136</text:p>
          </table:table-cell>
          <table:table-cell office:value-type="float" office:value="28586" calcext:value-type="float">
            <text:p>28586</text:p>
          </table:table-cell>
          <table:table-cell office:value-type="float" office:value="86.362" calcext:value-type="float">
            <text:p>86.362</text:p>
          </table:table-cell>
          <table:table-cell table:number-columns-repeated="4"/>
          <table:table-cell office:value-type="float" office:value="29809393" calcext:value-type="float">
            <text:p>29809393</text:p>
          </table:table-cell>
          <table:table-cell office:value-type="float" office:value="706731" calcext:value-type="float">
            <text:p>706731</text:p>
          </table:table-cell>
          <table:table-cell office:value-type="float" office:value="90.058" calcext:value-type="float">
            <text:p>90.058</text:p>
          </table:table-cell>
          <table:table-cell office:value-type="float" office:value="2.135" calcext:value-type="float">
            <text:p>2.135</text:p>
          </table:table-cell>
          <table:table-cell office:value-type="float" office:value="605830" calcext:value-type="float">
            <text:p>605830</text:p>
          </table:table-cell>
          <table:table-cell office:value-type="float" office:value="1.83" calcext:value-type="float">
            <text:p>1.83</text:p>
          </table:table-cell>
          <table:table-cell office:value-type="float" office:value="25.287" calcext:value-type="float">
            <text:p>25.2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0</text:p>
          </table:table-cell>
          <table:table-cell office:value-type="float" office:value="2220961" calcext:value-type="float">
            <text:p>2220961</text:p>
          </table:table-cell>
          <table:table-cell office:value-type="float" office:value="29909" calcext:value-type="float">
            <text:p>29909</text:p>
          </table:table-cell>
          <table:table-cell office:value-type="float" office:value="24567.857" calcext:value-type="float">
            <text:p>24567.857</text:p>
          </table:table-cell>
          <table:table-cell office:value-type="float" office:value="119112" calcext:value-type="float">
            <text:p>119112</text:p>
          </table:table-cell>
          <table:table-cell office:value-type="float" office:value="678" calcext:value-type="float">
            <text:p>678</text:p>
          </table:table-cell>
          <table:table-cell office:value-type="float" office:value="634.714" calcext:value-type="float">
            <text:p>634.714</text:p>
          </table:table-cell>
          <table:table-cell office:value-type="float" office:value="6709.798" calcext:value-type="float">
            <text:p>6709.798</text:p>
          </table:table-cell>
          <table:table-cell office:value-type="float" office:value="90.359" calcext:value-type="float">
            <text:p>90.359</text:p>
          </table:table-cell>
          <table:table-cell office:value-type="float" office:value="74.223" calcext:value-type="float">
            <text:p>74.223</text:p>
          </table:table-cell>
          <table:table-cell office:value-type="float" office:value="359.852" calcext:value-type="float">
            <text:p>359.852</text:p>
          </table:table-cell>
          <table:table-cell office:value-type="float" office:value="2.048" calcext:value-type="float">
            <text:p>2.048</text:p>
          </table:table-cell>
          <table:table-cell office:value-type="float" office:value="1.918" calcext:value-type="float">
            <text:p>1.918</text:p>
          </table:table-cell>
          <table:table-cell office:value-type="float" office:value="1.22" calcext:value-type="float">
            <text:p>1.22</text:p>
          </table:table-cell>
          <table:table-cell office:value-type="float" office:value="5229" calcext:value-type="float">
            <text:p>5229</text:p>
          </table:table-cell>
          <table:table-cell office:value-type="float" office:value="15.797" calcext:value-type="float">
            <text:p>15.797</text:p>
          </table:table-cell>
          <table:table-cell office:value-type="float" office:value="27970" calcext:value-type="float">
            <text:p>27970</text:p>
          </table:table-cell>
          <table:table-cell office:value-type="float" office:value="84.501" calcext:value-type="float">
            <text:p>84.501</text:p>
          </table:table-cell>
          <table:table-cell table:number-columns-repeated="4"/>
          <table:table-cell office:value-type="float" office:value="30394459" calcext:value-type="float">
            <text:p>30394459</text:p>
          </table:table-cell>
          <table:table-cell office:value-type="float" office:value="585066" calcext:value-type="float">
            <text:p>585066</text:p>
          </table:table-cell>
          <table:table-cell office:value-type="float" office:value="91.825" calcext:value-type="float">
            <text:p>91.825</text:p>
          </table:table-cell>
          <table:table-cell office:value-type="float" office:value="1.768" calcext:value-type="float">
            <text:p>1.768</text:p>
          </table:table-cell>
          <table:table-cell office:value-type="float" office:value="613112" calcext:value-type="float">
            <text:p>613112</text:p>
          </table:table-cell>
          <table:table-cell office:value-type="float" office:value="1.852" calcext:value-type="float">
            <text:p>1.852</text:p>
          </table:table-cell>
          <table:table-cell office:value-type="float" office:value="24.956" calcext:value-type="float">
            <text:p>24.95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1</text:p>
          </table:table-cell>
          <table:table-cell office:value-type="float" office:value="2255119" calcext:value-type="float">
            <text:p>2255119</text:p>
          </table:table-cell>
          <table:table-cell office:value-type="float" office:value="34158" calcext:value-type="float">
            <text:p>34158</text:p>
          </table:table-cell>
          <table:table-cell office:value-type="float" office:value="25799" calcext:value-type="float">
            <text:p>25799</text:p>
          </table:table-cell>
          <table:table-cell office:value-type="float" office:value="119719" calcext:value-type="float">
            <text:p>119719</text:p>
          </table:table-cell>
          <table:table-cell office:value-type="float" office:value="607" calcext:value-type="float">
            <text:p>607</text:p>
          </table:table-cell>
          <table:table-cell office:value-type="float" office:value="611.857" calcext:value-type="float">
            <text:p>611.857</text:p>
          </table:table-cell>
          <table:table-cell office:value-type="float" office:value="6812.994" calcext:value-type="float">
            <text:p>6812.994</text:p>
          </table:table-cell>
          <table:table-cell office:value-type="float" office:value="103.196" calcext:value-type="float">
            <text:p>103.196</text:p>
          </table:table-cell>
          <table:table-cell office:value-type="float" office:value="77.942" calcext:value-type="float">
            <text:p>77.942</text:p>
          </table:table-cell>
          <table:table-cell office:value-type="float" office:value="361.686" calcext:value-type="float">
            <text:p>361.686</text:p>
          </table:table-cell>
          <table:table-cell office:value-type="float" office:value="1.834" calcext:value-type="float">
            <text:p>1.834</text:p>
          </table:table-cell>
          <table:table-cell office:value-type="float" office:value="1.848" calcext:value-type="float">
            <text:p>1.848</text:p>
          </table:table-cell>
          <table:table-cell office:value-type="float" office:value="1.22" calcext:value-type="float">
            <text:p>1.22</text:p>
          </table:table-cell>
          <table:table-cell office:value-type="float" office:value="5195" calcext:value-type="float">
            <text:p>5195</text:p>
          </table:table-cell>
          <table:table-cell office:value-type="float" office:value="15.695" calcext:value-type="float">
            <text:p>15.695</text:p>
          </table:table-cell>
          <table:table-cell office:value-type="float" office:value="28221" calcext:value-type="float">
            <text:p>28221</text:p>
          </table:table-cell>
          <table:table-cell office:value-type="float" office:value="85.259" calcext:value-type="float">
            <text:p>85.259</text:p>
          </table:table-cell>
          <table:table-cell office:value-type="float" office:value="478" calcext:value-type="float">
            <text:p>478</text:p>
          </table:table-cell>
          <table:table-cell office:value-type="float" office:value="1.444" calcext:value-type="float">
            <text:p>1.444</text:p>
          </table:table-cell>
          <table:table-cell office:value-type="float" office:value="6898" calcext:value-type="float">
            <text:p>6898</text:p>
          </table:table-cell>
          <table:table-cell office:value-type="float" office:value="20.84" calcext:value-type="float">
            <text:p>20.84</text:p>
          </table:table-cell>
          <table:table-cell office:value-type="float" office:value="30822767" calcext:value-type="float">
            <text:p>30822767</text:p>
          </table:table-cell>
          <table:table-cell office:value-type="float" office:value="428308" calcext:value-type="float">
            <text:p>428308</text:p>
          </table:table-cell>
          <table:table-cell office:value-type="float" office:value="93.119" calcext:value-type="float">
            <text:p>93.119</text:p>
          </table:table-cell>
          <table:table-cell office:value-type="float" office:value="1.294" calcext:value-type="float">
            <text:p>1.294</text:p>
          </table:table-cell>
          <table:table-cell office:value-type="float" office:value="614558" calcext:value-type="float">
            <text:p>614558</text:p>
          </table:table-cell>
          <table:table-cell office:value-type="float" office:value="1.857" calcext:value-type="float">
            <text:p>1.857</text:p>
          </table:table-cell>
          <table:table-cell office:value-type="float" office:value="23.821" calcext:value-type="float">
            <text:p>23.821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2</text:p>
          </table:table-cell>
          <table:table-cell office:value-type="float" office:value="2280912" calcext:value-type="float">
            <text:p>2280912</text:p>
          </table:table-cell>
          <table:table-cell office:value-type="float" office:value="25793" calcext:value-type="float">
            <text:p>25793</text:p>
          </table:table-cell>
          <table:table-cell office:value-type="float" office:value="26691.857" calcext:value-type="float">
            <text:p>26691.857</text:p>
          </table:table-cell>
          <table:table-cell office:value-type="float" office:value="119975" calcext:value-type="float">
            <text:p>119975</text:p>
          </table:table-cell>
          <table:table-cell office:value-type="float" office:value="256" calcext:value-type="float">
            <text:p>256</text:p>
          </table:table-cell>
          <table:table-cell office:value-type="float" office:value="606.143" calcext:value-type="float">
            <text:p>606.143</text:p>
          </table:table-cell>
          <table:table-cell office:value-type="float" office:value="6890.918" calcext:value-type="float">
            <text:p>6890.918</text:p>
          </table:table-cell>
          <table:table-cell office:value-type="float" office:value="77.924" calcext:value-type="float">
            <text:p>77.924</text:p>
          </table:table-cell>
          <table:table-cell office:value-type="float" office:value="80.639" calcext:value-type="float">
            <text:p>80.639</text:p>
          </table:table-cell>
          <table:table-cell office:value-type="float" office:value="362.459" calcext:value-type="float">
            <text:p>362.459</text:p>
          </table:table-cell>
          <table:table-cell office:value-type="float" office:value="0.773" calcext:value-type="float">
            <text:p>0.773</text:p>
          </table:table-cell>
          <table:table-cell office:value-type="float" office:value="1.831" calcext:value-type="float">
            <text:p>1.831</text:p>
          </table:table-cell>
          <table:table-cell office:value-type="float" office:value="1.24" calcext:value-type="float">
            <text:p>1.24</text:p>
          </table:table-cell>
          <table:table-cell office:value-type="float" office:value="5323" calcext:value-type="float">
            <text:p>5323</text:p>
          </table:table-cell>
          <table:table-cell office:value-type="float" office:value="16.081" calcext:value-type="float">
            <text:p>16.081</text:p>
          </table:table-cell>
          <table:table-cell office:value-type="float" office:value="28797" calcext:value-type="float">
            <text:p>28797</text:p>
          </table:table-cell>
          <table:table-cell office:value-type="float" office:value="86.999" calcext:value-type="float">
            <text:p>86.999</text:p>
          </table:table-cell>
          <table:table-cell table:number-columns-repeated="4"/>
          <table:table-cell office:value-type="float" office:value="31372551" calcext:value-type="float">
            <text:p>31372551</text:p>
          </table:table-cell>
          <table:table-cell office:value-type="float" office:value="549784" calcext:value-type="float">
            <text:p>549784</text:p>
          </table:table-cell>
          <table:table-cell office:value-type="float" office:value="94.78" calcext:value-type="float">
            <text:p>94.78</text:p>
          </table:table-cell>
          <table:table-cell office:value-type="float" office:value="1.661" calcext:value-type="float">
            <text:p>1.661</text:p>
          </table:table-cell>
          <table:table-cell office:value-type="float" office:value="620564" calcext:value-type="float">
            <text:p>620564</text:p>
          </table:table-cell>
          <table:table-cell office:value-type="float" office:value="1.875" calcext:value-type="float">
            <text:p>1.875</text:p>
          </table:table-cell>
          <table:table-cell office:value-type="float" office:value="23.249" calcext:value-type="float">
            <text:p>23.249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3</text:p>
          </table:table-cell>
          <table:table-cell office:value-type="float" office:value="2312302" calcext:value-type="float">
            <text:p>2312302</text:p>
          </table:table-cell>
          <table:table-cell office:value-type="float" office:value="31390" calcext:value-type="float">
            <text:p>31390</text:p>
          </table:table-cell>
          <table:table-cell office:value-type="float" office:value="28325.143" calcext:value-type="float">
            <text:p>28325.143</text:p>
          </table:table-cell>
          <table:table-cell office:value-type="float" office:value="120402" calcext:value-type="float">
            <text:p>120402</text:p>
          </table:table-cell>
          <table:table-cell office:value-type="float" office:value="427" calcext:value-type="float">
            <text:p>427</text:p>
          </table:table-cell>
          <table:table-cell office:value-type="float" office:value="610.714" calcext:value-type="float">
            <text:p>610.714</text:p>
          </table:table-cell>
          <table:table-cell office:value-type="float" office:value="6985.751" calcext:value-type="float">
            <text:p>6985.751</text:p>
          </table:table-cell>
          <table:table-cell office:value-type="float" office:value="94.833" calcext:value-type="float">
            <text:p>94.833</text:p>
          </table:table-cell>
          <table:table-cell office:value-type="float" office:value="85.574" calcext:value-type="float">
            <text:p>85.574</text:p>
          </table:table-cell>
          <table:table-cell office:value-type="float" office:value="363.749" calcext:value-type="float">
            <text:p>363.749</text:p>
          </table:table-cell>
          <table:table-cell office:value-type="float" office:value="1.29" calcext:value-type="float">
            <text:p>1.29</text:p>
          </table:table-cell>
          <table:table-cell office:value-type="float" office:value="1.845" calcext:value-type="float">
            <text:p>1.845</text:p>
          </table:table-cell>
          <table:table-cell office:value-type="float" office:value="1.26" calcext:value-type="float">
            <text:p>1.26</text:p>
          </table:table-cell>
          <table:table-cell office:value-type="float" office:value="5402" calcext:value-type="float">
            <text:p>5402</text:p>
          </table:table-cell>
          <table:table-cell office:value-type="float" office:value="16.32" calcext:value-type="float">
            <text:p>16.32</text:p>
          </table:table-cell>
          <table:table-cell office:value-type="float" office:value="30226" calcext:value-type="float">
            <text:p>30226</text:p>
          </table:table-cell>
          <table:table-cell office:value-type="float" office:value="91.316" calcext:value-type="float">
            <text:p>91.316</text:p>
          </table:table-cell>
          <table:table-cell table:number-columns-repeated="4"/>
          <table:table-cell office:value-type="float" office:value="32068531" calcext:value-type="float">
            <text:p>32068531</text:p>
          </table:table-cell>
          <table:table-cell office:value-type="float" office:value="695980" calcext:value-type="float">
            <text:p>695980</text:p>
          </table:table-cell>
          <table:table-cell office:value-type="float" office:value="96.883" calcext:value-type="float">
            <text:p>96.883</text:p>
          </table:table-cell>
          <table:table-cell office:value-type="float" office:value="2.103" calcext:value-type="float">
            <text:p>2.103</text:p>
          </table:table-cell>
          <table:table-cell office:value-type="float" office:value="624563" calcext:value-type="float">
            <text:p>624563</text:p>
          </table:table-cell>
          <table:table-cell office:value-type="float" office:value="1.887" calcext:value-type="float">
            <text:p>1.887</text:p>
          </table:table-cell>
          <table:table-cell office:value-type="float" office:value="22.05" calcext:value-type="float">
            <text:p>22.0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4</text:p>
          </table:table-cell>
          <table:table-cell office:value-type="float" office:value="2347022" calcext:value-type="float">
            <text:p>2347022</text:p>
          </table:table-cell>
          <table:table-cell office:value-type="float" office:value="34720" calcext:value-type="float">
            <text:p>34720</text:p>
          </table:table-cell>
          <table:table-cell office:value-type="float" office:value="29898.714" calcext:value-type="float">
            <text:p>29898.714</text:p>
          </table:table-cell>
          <table:table-cell office:value-type="float" office:value="121228" calcext:value-type="float">
            <text:p>121228</text:p>
          </table:table-cell>
          <table:table-cell office:value-type="float" office:value="826" calcext:value-type="float">
            <text:p>826</text:p>
          </table:table-cell>
          <table:table-cell office:value-type="float" office:value="609.286" calcext:value-type="float">
            <text:p>609.286</text:p>
          </table:table-cell>
          <table:table-cell office:value-type="float" office:value="7090.644" calcext:value-type="float">
            <text:p>7090.644</text:p>
          </table:table-cell>
          <table:table-cell office:value-type="float" office:value="104.893" calcext:value-type="float">
            <text:p>104.893</text:p>
          </table:table-cell>
          <table:table-cell office:value-type="float" office:value="90.328" calcext:value-type="float">
            <text:p>90.328</text:p>
          </table:table-cell>
          <table:table-cell office:value-type="float" office:value="366.245" calcext:value-type="float">
            <text:p>366.245</text:p>
          </table:table-cell>
          <table:table-cell office:value-type="float" office:value="2.495" calcext:value-type="float">
            <text:p>2.495</text:p>
          </table:table-cell>
          <table:table-cell office:value-type="float" office:value="1.841" calcext:value-type="float">
            <text:p>1.841</text:p>
          </table:table-cell>
          <table:table-cell office:value-type="float" office:value="1.28" calcext:value-type="float">
            <text:p>1.28</text:p>
          </table:table-cell>
          <table:table-cell office:value-type="float" office:value="5293" calcext:value-type="float">
            <text:p>5293</text:p>
          </table:table-cell>
          <table:table-cell office:value-type="float" office:value="15.991" calcext:value-type="float">
            <text:p>15.991</text:p>
          </table:table-cell>
          <table:table-cell office:value-type="float" office:value="31119" calcext:value-type="float">
            <text:p>31119</text:p>
          </table:table-cell>
          <table:table-cell office:value-type="float" office:value="94.014" calcext:value-type="float">
            <text:p>94.014</text:p>
          </table:table-cell>
          <table:table-cell table:number-columns-repeated="4"/>
          <table:table-cell office:value-type="float" office:value="32825158" calcext:value-type="float">
            <text:p>32825158</text:p>
          </table:table-cell>
          <table:table-cell office:value-type="float" office:value="756627" calcext:value-type="float">
            <text:p>756627</text:p>
          </table:table-cell>
          <table:table-cell office:value-type="float" office:value="99.169" calcext:value-type="float">
            <text:p>99.169</text:p>
          </table:table-cell>
          <table:table-cell office:value-type="float" office:value="2.286" calcext:value-type="float">
            <text:p>2.286</text:p>
          </table:table-cell>
          <table:table-cell office:value-type="float" office:value="632518" calcext:value-type="float">
            <text:p>632518</text:p>
          </table:table-cell>
          <table:table-cell office:value-type="float" office:value="1.911" calcext:value-type="float">
            <text:p>1.911</text:p>
          </table:table-cell>
          <table:table-cell office:value-type="float" office:value="21.155" calcext:value-type="float">
            <text:p>21.155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5</text:p>
          </table:table-cell>
          <table:table-cell office:value-type="float" office:value="2381361" calcext:value-type="float">
            <text:p>2381361</text:p>
          </table:table-cell>
          <table:table-cell office:value-type="float" office:value="34339" calcext:value-type="float">
            <text:p>34339</text:p>
          </table:table-cell>
          <table:table-cell office:value-type="float" office:value="31153" calcext:value-type="float">
            <text:p>31153</text:p>
          </table:table-cell>
          <table:table-cell office:value-type="float" office:value="121979" calcext:value-type="float">
            <text:p>121979</text:p>
          </table:table-cell>
          <table:table-cell office:value-type="float" office:value="751" calcext:value-type="float">
            <text:p>751</text:p>
          </table:table-cell>
          <table:table-cell office:value-type="float" office:value="608.857" calcext:value-type="float">
            <text:p>608.857</text:p>
          </table:table-cell>
          <table:table-cell office:value-type="float" office:value="7194.387" calcext:value-type="float">
            <text:p>7194.387</text:p>
          </table:table-cell>
          <table:table-cell office:value-type="float" office:value="103.742" calcext:value-type="float">
            <text:p>103.742</text:p>
          </table:table-cell>
          <table:table-cell office:value-type="float" office:value="94.117" calcext:value-type="float">
            <text:p>94.117</text:p>
          </table:table-cell>
          <table:table-cell office:value-type="float" office:value="368.514" calcext:value-type="float">
            <text:p>368.514</text:p>
          </table:table-cell>
          <table:table-cell office:value-type="float" office:value="2.269" calcext:value-type="float">
            <text:p>2.269</text:p>
          </table:table-cell>
          <table:table-cell office:value-type="float" office:value="1.839" calcext:value-type="float">
            <text:p>1.839</text:p>
          </table:table-cell>
          <table:table-cell office:value-type="float" office:value="1.3" calcext:value-type="float">
            <text:p>1.3</text:p>
          </table:table-cell>
          <table:table-cell office:value-type="float" office:value="5320" calcext:value-type="float">
            <text:p>5320</text:p>
          </table:table-cell>
          <table:table-cell office:value-type="float" office:value="16.072" calcext:value-type="float">
            <text:p>16.072</text:p>
          </table:table-cell>
          <table:table-cell office:value-type="float" office:value="31828" calcext:value-type="float">
            <text:p>31828</text:p>
          </table:table-cell>
          <table:table-cell office:value-type="float" office:value="96.156" calcext:value-type="float">
            <text:p>96.156</text:p>
          </table:table-cell>
          <table:table-cell table:number-columns-repeated="4"/>
          <table:table-cell office:value-type="float" office:value="33596501" calcext:value-type="float">
            <text:p>33596501</text:p>
          </table:table-cell>
          <table:table-cell office:value-type="float" office:value="771343" calcext:value-type="float">
            <text:p>771343</text:p>
          </table:table-cell>
          <table:table-cell office:value-type="float" office:value="101.499" calcext:value-type="float">
            <text:p>101.499</text:p>
          </table:table-cell>
          <table:table-cell office:value-type="float" office:value="2.33" calcext:value-type="float">
            <text:p>2.33</text:p>
          </table:table-cell>
          <table:table-cell office:value-type="float" office:value="641977" calcext:value-type="float">
            <text:p>641977</text:p>
          </table:table-cell>
          <table:table-cell office:value-type="float" office:value="1.939" calcext:value-type="float">
            <text:p>1.939</text:p>
          </table:table-cell>
          <table:table-cell office:value-type="float" office:value="20.607" calcext:value-type="float">
            <text:p>20.607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6</text:p>
          </table:table-cell>
          <table:table-cell office:value-type="float" office:value="2422310" calcext:value-type="float">
            <text:p>2422310</text:p>
          </table:table-cell>
          <table:table-cell office:value-type="float" office:value="40949" calcext:value-type="float">
            <text:p>40949</text:p>
          </table:table-cell>
          <table:table-cell office:value-type="float" office:value="33036.857" calcext:value-type="float">
            <text:p>33036.857</text:p>
          </table:table-cell>
          <table:table-cell office:value-type="float" office:value="124416" calcext:value-type="float">
            <text:p>124416</text:p>
          </table:table-cell>
          <table:table-cell office:value-type="float" office:value="2437" calcext:value-type="float">
            <text:p>2437</text:p>
          </table:table-cell>
          <table:table-cell office:value-type="float" office:value="854.571" calcext:value-type="float">
            <text:p>854.571</text:p>
          </table:table-cell>
          <table:table-cell office:value-type="float" office:value="7318.099" calcext:value-type="float">
            <text:p>7318.099</text:p>
          </table:table-cell>
          <table:table-cell office:value-type="float" office:value="123.712" calcext:value-type="float">
            <text:p>123.712</text:p>
          </table:table-cell>
          <table:table-cell office:value-type="float" office:value="99.808" calcext:value-type="float">
            <text:p>99.808</text:p>
          </table:table-cell>
          <table:table-cell office:value-type="float" office:value="375.876" calcext:value-type="float">
            <text:p>375.876</text:p>
          </table:table-cell>
          <table:table-cell office:value-type="float" office:value="7.362" calcext:value-type="float">
            <text:p>7.362</text:p>
          </table:table-cell>
          <table:table-cell office:value-type="float" office:value="2.582" calcext:value-type="float">
            <text:p>2.582</text:p>
          </table:table-cell>
          <table:table-cell office:value-type="float" office:value="1.3" calcext:value-type="float">
            <text:p>1.3</text:p>
          </table:table-cell>
          <table:table-cell office:value-type="float" office:value="5283" calcext:value-type="float">
            <text:p>5283</text:p>
          </table:table-cell>
          <table:table-cell office:value-type="float" office:value="15.961" calcext:value-type="float">
            <text:p>15.961</text:p>
          </table:table-cell>
          <table:table-cell office:value-type="float" office:value="31710" calcext:value-type="float">
            <text:p>31710</text:p>
          </table:table-cell>
          <table:table-cell office:value-type="float" office:value="95.8" calcext:value-type="float">
            <text:p>95.8</text:p>
          </table:table-cell>
          <table:table-cell table:number-columns-repeated="4"/>
          <table:table-cell office:value-type="float" office:value="34404507" calcext:value-type="float">
            <text:p>34404507</text:p>
          </table:table-cell>
          <table:table-cell office:value-type="float" office:value="808006" calcext:value-type="float">
            <text:p>808006</text:p>
          </table:table-cell>
          <table:table-cell office:value-type="float" office:value="103.94" calcext:value-type="float">
            <text:p>103.94</text:p>
          </table:table-cell>
          <table:table-cell office:value-type="float" office:value="2.441" calcext:value-type="float">
            <text:p>2.441</text:p>
          </table:table-cell>
          <table:table-cell office:value-type="float" office:value="656445" calcext:value-type="float">
            <text:p>656445</text:p>
          </table:table-cell>
          <table:table-cell office:value-type="float" office:value="1.983" calcext:value-type="float">
            <text:p>1.983</text:p>
          </table:table-cell>
          <table:table-cell office:value-type="float" office:value="19.87" calcext:value-type="float">
            <text:p>19.8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7</text:p>
          </table:table-cell>
          <table:table-cell office:value-type="float" office:value="2467837" calcext:value-type="float">
            <text:p>2467837</text:p>
          </table:table-cell>
          <table:table-cell office:value-type="float" office:value="45527" calcext:value-type="float">
            <text:p>45527</text:p>
          </table:table-cell>
          <table:table-cell office:value-type="float" office:value="35268" calcext:value-type="float">
            <text:p>35268</text:p>
          </table:table-cell>
          <table:table-cell office:value-type="float" office:value="125039" calcext:value-type="float">
            <text:p>125039</text:p>
          </table:table-cell>
          <table:table-cell office:value-type="float" office:value="623" calcext:value-type="float">
            <text:p>623</text:p>
          </table:table-cell>
          <table:table-cell office:value-type="float" office:value="846.714" calcext:value-type="float">
            <text:p>846.714</text:p>
          </table:table-cell>
          <table:table-cell office:value-type="float" office:value="7455.641" calcext:value-type="float">
            <text:p>7455.641</text:p>
          </table:table-cell>
          <table:table-cell office:value-type="float" office:value="137.543" calcext:value-type="float">
            <text:p>137.543</text:p>
          </table:table-cell>
          <table:table-cell office:value-type="float" office:value="106.549" calcext:value-type="float">
            <text:p>106.549</text:p>
          </table:table-cell>
          <table:table-cell office:value-type="float" office:value="377.758" calcext:value-type="float">
            <text:p>377.758</text:p>
          </table:table-cell>
          <table:table-cell office:value-type="float" office:value="1.882" calcext:value-type="float">
            <text:p>1.882</text:p>
          </table:table-cell>
          <table:table-cell office:value-type="float" office:value="2.558" calcext:value-type="float">
            <text:p>2.558</text:p>
          </table:table-cell>
          <table:table-cell office:value-type="float" office:value="1.29" calcext:value-type="float">
            <text:p>1.29</text:p>
          </table:table-cell>
          <table:table-cell office:value-type="float" office:value="5314" calcext:value-type="float">
            <text:p>5314</text:p>
          </table:table-cell>
          <table:table-cell office:value-type="float" office:value="16.054" calcext:value-type="float">
            <text:p>16.054</text:p>
          </table:table-cell>
          <table:table-cell office:value-type="float" office:value="32485" calcext:value-type="float">
            <text:p>32485</text:p>
          </table:table-cell>
          <table:table-cell office:value-type="float" office:value="98.141" calcext:value-type="float">
            <text:p>98.141</text:p>
          </table:table-cell>
          <table:table-cell table:number-columns-repeated="4"/>
          <table:table-cell office:value-type="float" office:value="35103091" calcext:value-type="float">
            <text:p>35103091</text:p>
          </table:table-cell>
          <table:table-cell office:value-type="float" office:value="698584" calcext:value-type="float">
            <text:p>698584</text:p>
          </table:table-cell>
          <table:table-cell office:value-type="float" office:value="106.051" calcext:value-type="float">
            <text:p>106.051</text:p>
          </table:table-cell>
          <table:table-cell office:value-type="float" office:value="2.111" calcext:value-type="float">
            <text:p>2.111</text:p>
          </table:table-cell>
          <table:table-cell office:value-type="float" office:value="672662" calcext:value-type="float">
            <text:p>672662</text:p>
          </table:table-cell>
          <table:table-cell office:value-type="float" office:value="2.032" calcext:value-type="float">
            <text:p>2.032</text:p>
          </table:table-cell>
          <table:table-cell office:value-type="float" office:value="19.073" calcext:value-type="float">
            <text:p>19.073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8</text:p>
          </table:table-cell>
          <table:table-cell office:value-type="float" office:value="2510323" calcext:value-type="float">
            <text:p>2510323</text:p>
          </table:table-cell>
          <table:table-cell office:value-type="float" office:value="42486" calcext:value-type="float">
            <text:p>42486</text:p>
          </table:table-cell>
          <table:table-cell office:value-type="float" office:value="36457.714" calcext:value-type="float">
            <text:p>36457.714</text:p>
          </table:table-cell>
          <table:table-cell office:value-type="float" office:value="125539" calcext:value-type="float">
            <text:p>125539</text:p>
          </table:table-cell>
          <table:table-cell office:value-type="float" office:value="500" calcext:value-type="float">
            <text:p>500</text:p>
          </table:table-cell>
          <table:table-cell office:value-type="float" office:value="831.429" calcext:value-type="float">
            <text:p>831.429</text:p>
          </table:table-cell>
          <table:table-cell office:value-type="float" office:value="7583.997" calcext:value-type="float">
            <text:p>7583.997</text:p>
          </table:table-cell>
          <table:table-cell office:value-type="float" office:value="128.355" calcext:value-type="float">
            <text:p>128.355</text:p>
          </table:table-cell>
          <table:table-cell office:value-type="float" office:value="110.143" calcext:value-type="float">
            <text:p>110.143</text:p>
          </table:table-cell>
          <table:table-cell office:value-type="float" office:value="379.269" calcext:value-type="float">
            <text:p>379.269</text:p>
          </table:table-cell>
          <table:table-cell office:value-type="float" office:value="1.511" calcext:value-type="float">
            <text:p>1.511</text:p>
          </table:table-cell>
          <table:table-cell office:value-type="float" office:value="2.512" calcext:value-type="float">
            <text:p>2.512</text:p>
          </table:table-cell>
          <table:table-cell office:value-type="float" office:value="1.27" calcext:value-type="float">
            <text:p>1.27</text:p>
          </table:table-cell>
          <table:table-cell office:value-type="float" office:value="5252" calcext:value-type="float">
            <text:p>5252</text:p>
          </table:table-cell>
          <table:table-cell office:value-type="float" office:value="15.867" calcext:value-type="float">
            <text:p>15.867</text:p>
          </table:table-cell>
          <table:table-cell office:value-type="float" office:value="32479" calcext:value-type="float">
            <text:p>32479</text:p>
          </table:table-cell>
          <table:table-cell office:value-type="float" office:value="98.123" calcext:value-type="float">
            <text:p>98.123</text:p>
          </table:table-cell>
          <table:table-cell office:value-type="float" office:value="529" calcext:value-type="float">
            <text:p>529</text:p>
          </table:table-cell>
          <table:table-cell office:value-type="float" office:value="1.598" calcext:value-type="float">
            <text:p>1.598</text:p>
          </table:table-cell>
          <table:table-cell office:value-type="float" office:value="7802" calcext:value-type="float">
            <text:p>7802</text:p>
          </table:table-cell>
          <table:table-cell office:value-type="float" office:value="23.571" calcext:value-type="float">
            <text:p>23.571</text:p>
          </table:table-cell>
          <table:table-cell office:value-type="float" office:value="35676955" calcext:value-type="float">
            <text:p>35676955</text:p>
          </table:table-cell>
          <table:table-cell office:value-type="float" office:value="573864" calcext:value-type="float">
            <text:p>573864</text:p>
          </table:table-cell>
          <table:table-cell office:value-type="float" office:value="107.785" calcext:value-type="float">
            <text:p>107.785</text:p>
          </table:table-cell>
          <table:table-cell office:value-type="float" office:value="1.734" calcext:value-type="float">
            <text:p>1.734</text:p>
          </table:table-cell>
          <table:table-cell office:value-type="float" office:value="693455" calcext:value-type="float">
            <text:p>693455</text:p>
          </table:table-cell>
          <table:table-cell office:value-type="float" office:value="2.095" calcext:value-type="float">
            <text:p>2.095</text:p>
          </table:table-cell>
          <table:table-cell office:value-type="float" office:value="19.021" calcext:value-type="float">
            <text:p>19.02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29</text:p>
          </table:table-cell>
          <table:table-cell office:value-type="float" office:value="2548996" calcext:value-type="float">
            <text:p>2548996</text:p>
          </table:table-cell>
          <table:table-cell office:value-type="float" office:value="38673" calcext:value-type="float">
            <text:p>38673</text:p>
          </table:table-cell>
          <table:table-cell office:value-type="float" office:value="38297.714" calcext:value-type="float">
            <text:p>38297.714</text:p>
          </table:table-cell>
          <table:table-cell office:value-type="float" office:value="125804" calcext:value-type="float">
            <text:p>125804</text:p>
          </table:table-cell>
          <table:table-cell office:value-type="float" office:value="265" calcext:value-type="float">
            <text:p>265</text:p>
          </table:table-cell>
          <table:table-cell office:value-type="float" office:value="832.714" calcext:value-type="float">
            <text:p>832.714</text:p>
          </table:table-cell>
          <table:table-cell office:value-type="float" office:value="7700.833" calcext:value-type="float">
            <text:p>7700.833</text:p>
          </table:table-cell>
          <table:table-cell office:value-type="float" office:value="116.836" calcext:value-type="float">
            <text:p>116.836</text:p>
          </table:table-cell>
          <table:table-cell office:value-type="float" office:value="115.702" calcext:value-type="float">
            <text:p>115.702</text:p>
          </table:table-cell>
          <table:table-cell office:value-type="float" office:value="380.069" calcext:value-type="float">
            <text:p>380.069</text:p>
          </table:table-cell>
          <table:table-cell office:value-type="float" office:value="0.801" calcext:value-type="float">
            <text:p>0.801</text:p>
          </table:table-cell>
          <table:table-cell office:value-type="float" office:value="2.516" calcext:value-type="float">
            <text:p>2.516</text:p>
          </table:table-cell>
          <table:table-cell office:value-type="float" office:value="1.27" calcext:value-type="float">
            <text:p>1.27</text:p>
          </table:table-cell>
          <table:table-cell office:value-type="float" office:value="5380" calcext:value-type="float">
            <text:p>5380</text:p>
          </table:table-cell>
          <table:table-cell office:value-type="float" office:value="16.254" calcext:value-type="float">
            <text:p>16.254</text:p>
          </table:table-cell>
          <table:table-cell office:value-type="float" office:value="33627" calcext:value-type="float">
            <text:p>33627</text:p>
          </table:table-cell>
          <table:table-cell office:value-type="float" office:value="101.591" calcext:value-type="float">
            <text:p>101.591</text:p>
          </table:table-cell>
          <table:table-cell table:number-columns-repeated="4"/>
          <table:table-cell office:value-type="float" office:value="36337731" calcext:value-type="float">
            <text:p>36337731</text:p>
          </table:table-cell>
          <table:table-cell office:value-type="float" office:value="660776" calcext:value-type="float">
            <text:p>660776</text:p>
          </table:table-cell>
          <table:table-cell office:value-type="float" office:value="109.781" calcext:value-type="float">
            <text:p>109.781</text:p>
          </table:table-cell>
          <table:table-cell office:value-type="float" office:value="1.996" calcext:value-type="float">
            <text:p>1.996</text:p>
          </table:table-cell>
          <table:table-cell office:value-type="float" office:value="709311" calcext:value-type="float">
            <text:p>709311</text:p>
          </table:table-cell>
          <table:table-cell office:value-type="float" office:value="2.143" calcext:value-type="float">
            <text:p>2.143</text:p>
          </table:table-cell>
          <table:table-cell office:value-type="float" office:value="18.521" calcext:value-type="float">
            <text:p>18.52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6-30</text:p>
          </table:table-cell>
          <table:table-cell office:value-type="float" office:value="2590552" calcext:value-type="float">
            <text:p>2590552</text:p>
          </table:table-cell>
          <table:table-cell office:value-type="float" office:value="41556" calcext:value-type="float">
            <text:p>41556</text:p>
          </table:table-cell>
          <table:table-cell office:value-type="float" office:value="39750" calcext:value-type="float">
            <text:p>39750</text:p>
          </table:table-cell>
          <table:table-cell office:value-type="float" office:value="126140" calcext:value-type="float">
            <text:p>126140</text:p>
          </table:table-cell>
          <table:table-cell office:value-type="float" office:value="336" calcext:value-type="float">
            <text:p>336</text:p>
          </table:table-cell>
          <table:table-cell office:value-type="float" office:value="819.714" calcext:value-type="float">
            <text:p>819.714</text:p>
          </table:table-cell>
          <table:table-cell office:value-type="float" office:value="7826.379" calcext:value-type="float">
            <text:p>7826.379</text:p>
          </table:table-cell>
          <table:table-cell office:value-type="float" office:value="125.546" calcext:value-type="float">
            <text:p>125.546</text:p>
          </table:table-cell>
          <table:table-cell office:value-type="float" office:value="120.09" calcext:value-type="float">
            <text:p>120.09</text:p>
          </table:table-cell>
          <table:table-cell office:value-type="float" office:value="381.085" calcext:value-type="float">
            <text:p>381.085</text:p>
          </table:table-cell>
          <table:table-cell office:value-type="float" office:value="1.015" calcext:value-type="float">
            <text:p>1.015</text:p>
          </table:table-cell>
          <table:table-cell office:value-type="float" office:value="2.476" calcext:value-type="float">
            <text:p>2.476</text:p>
          </table:table-cell>
          <table:table-cell office:value-type="float" office:value="1.27" calcext:value-type="float">
            <text:p>1.27</text:p>
          </table:table-cell>
          <table:table-cell office:value-type="float" office:value="5424" calcext:value-type="float">
            <text:p>5424</text:p>
          </table:table-cell>
          <table:table-cell office:value-type="float" office:value="16.387" calcext:value-type="float">
            <text:p>16.387</text:p>
          </table:table-cell>
          <table:table-cell office:value-type="float" office:value="35222" calcext:value-type="float">
            <text:p>35222</text:p>
          </table:table-cell>
          <table:table-cell office:value-type="float" office:value="106.41" calcext:value-type="float">
            <text:p>106.41</text:p>
          </table:table-cell>
          <table:table-cell table:number-columns-repeated="4"/>
          <table:table-cell office:value-type="float" office:value="37182729" calcext:value-type="float">
            <text:p>37182729</text:p>
          </table:table-cell>
          <table:table-cell office:value-type="float" office:value="844998" calcext:value-type="float">
            <text:p>844998</text:p>
          </table:table-cell>
          <table:table-cell office:value-type="float" office:value="112.334" calcext:value-type="float">
            <text:p>112.334</text:p>
          </table:table-cell>
          <table:table-cell office:value-type="float" office:value="2.553" calcext:value-type="float">
            <text:p>2.553</text:p>
          </table:table-cell>
          <table:table-cell office:value-type="float" office:value="730600" calcext:value-type="float">
            <text:p>730600</text:p>
          </table:table-cell>
          <table:table-cell office:value-type="float" office:value="2.207" calcext:value-type="float">
            <text:p>2.207</text:p>
          </table:table-cell>
          <table:table-cell office:value-type="float" office:value="18.38" calcext:value-type="float">
            <text:p>18.38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1</text:p>
          </table:table-cell>
          <table:table-cell office:value-type="float" office:value="2634432" calcext:value-type="float">
            <text:p>2634432</text:p>
          </table:table-cell>
          <table:table-cell office:value-type="float" office:value="43880" calcext:value-type="float">
            <text:p>43880</text:p>
          </table:table-cell>
          <table:table-cell office:value-type="float" office:value="41058.571" calcext:value-type="float">
            <text:p>41058.571</text:p>
          </table:table-cell>
          <table:table-cell office:value-type="float" office:value="127410" calcext:value-type="float">
            <text:p>127410</text:p>
          </table:table-cell>
          <table:table-cell office:value-type="float" office:value="1270" calcext:value-type="float">
            <text:p>1270</text:p>
          </table:table-cell>
          <table:table-cell office:value-type="float" office:value="883.143" calcext:value-type="float">
            <text:p>883.143</text:p>
          </table:table-cell>
          <table:table-cell office:value-type="float" office:value="7958.945" calcext:value-type="float">
            <text:p>7958.945</text:p>
          </table:table-cell>
          <table:table-cell office:value-type="float" office:value="132.567" calcext:value-type="float">
            <text:p>132.567</text:p>
          </table:table-cell>
          <table:table-cell office:value-type="float" office:value="124.043" calcext:value-type="float">
            <text:p>124.043</text:p>
          </table:table-cell>
          <table:table-cell office:value-type="float" office:value="384.921" calcext:value-type="float">
            <text:p>384.921</text:p>
          </table:table-cell>
          <table:table-cell office:value-type="float" office:value="3.837" calcext:value-type="float">
            <text:p>3.837</text:p>
          </table:table-cell>
          <table:table-cell office:value-type="float" office:value="2.668" calcext:value-type="float">
            <text:p>2.668</text:p>
          </table:table-cell>
          <table:table-cell office:value-type="float" office:value="1.27" calcext:value-type="float">
            <text:p>1.27</text:p>
          </table:table-cell>
          <table:table-cell office:value-type="float" office:value="5512" calcext:value-type="float">
            <text:p>5512</text:p>
          </table:table-cell>
          <table:table-cell office:value-type="float" office:value="16.652" calcext:value-type="float">
            <text:p>16.652</text:p>
          </table:table-cell>
          <table:table-cell office:value-type="float" office:value="36430" calcext:value-type="float">
            <text:p>36430</text:p>
          </table:table-cell>
          <table:table-cell office:value-type="float" office:value="110.06" calcext:value-type="float">
            <text:p>110.06</text:p>
          </table:table-cell>
          <table:table-cell table:number-columns-repeated="4"/>
          <table:table-cell office:value-type="float" office:value="38057428" calcext:value-type="float">
            <text:p>38057428</text:p>
          </table:table-cell>
          <table:table-cell office:value-type="float" office:value="874699" calcext:value-type="float">
            <text:p>874699</text:p>
          </table:table-cell>
          <table:table-cell office:value-type="float" office:value="114.976" calcext:value-type="float">
            <text:p>114.976</text:p>
          </table:table-cell>
          <table:table-cell office:value-type="float" office:value="2.643" calcext:value-type="float">
            <text:p>2.643</text:p>
          </table:table-cell>
          <table:table-cell office:value-type="float" office:value="747467" calcext:value-type="float">
            <text:p>747467</text:p>
          </table:table-cell>
          <table:table-cell office:value-type="float" office:value="2.258" calcext:value-type="float">
            <text:p>2.258</text:p>
          </table:table-cell>
          <table:table-cell office:value-type="float" office:value="18.205" calcext:value-type="float">
            <text:p>18.20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2</text:p>
          </table:table-cell>
          <table:table-cell office:value-type="float" office:value="2686480" calcext:value-type="float">
            <text:p>2686480</text:p>
          </table:table-cell>
          <table:table-cell office:value-type="float" office:value="52048" calcext:value-type="float">
            <text:p>52048</text:p>
          </table:table-cell>
          <table:table-cell office:value-type="float" office:value="43588.429" calcext:value-type="float">
            <text:p>43588.429</text:p>
          </table:table-cell>
          <table:table-cell office:value-type="float" office:value="128062" calcext:value-type="float">
            <text:p>128062</text:p>
          </table:table-cell>
          <table:table-cell office:value-type="float" office:value="652" calcext:value-type="float">
            <text:p>652</text:p>
          </table:table-cell>
          <table:table-cell office:value-type="float" office:value="869" calcext:value-type="float">
            <text:p>869</text:p>
          </table:table-cell>
          <table:table-cell office:value-type="float" office:value="8116.189" calcext:value-type="float">
            <text:p>8116.189</text:p>
          </table:table-cell>
          <table:table-cell office:value-type="float" office:value="157.243" calcext:value-type="float">
            <text:p>157.243</text:p>
          </table:table-cell>
          <table:table-cell office:value-type="float" office:value="131.686" calcext:value-type="float">
            <text:p>131.686</text:p>
          </table:table-cell>
          <table:table-cell office:value-type="float" office:value="386.891" calcext:value-type="float">
            <text:p>386.891</text:p>
          </table:table-cell>
          <table:table-cell office:value-type="float" office:value="1.97" calcext:value-type="float">
            <text:p>1.97</text:p>
          </table:table-cell>
          <table:table-cell office:value-type="float" office:value="2.625" calcext:value-type="float">
            <text:p>2.625</text:p>
          </table:table-cell>
          <table:table-cell office:value-type="float" office:value="1.27" calcext:value-type="float">
            <text:p>1.27</text:p>
          </table:table-cell>
          <table:table-cell office:value-type="float" office:value="5626" calcext:value-type="float">
            <text:p>5626</text:p>
          </table:table-cell>
          <table:table-cell office:value-type="float" office:value="16.997" calcext:value-type="float">
            <text:p>16.997</text:p>
          </table:table-cell>
          <table:table-cell office:value-type="float" office:value="37508" calcext:value-type="float">
            <text:p>37508</text:p>
          </table:table-cell>
          <table:table-cell office:value-type="float" office:value="113.316" calcext:value-type="float">
            <text:p>113.316</text:p>
          </table:table-cell>
          <table:table-cell table:number-columns-repeated="4"/>
          <table:table-cell office:value-type="float" office:value="38905070" calcext:value-type="float">
            <text:p>38905070</text:p>
          </table:table-cell>
          <table:table-cell office:value-type="float" office:value="847642" calcext:value-type="float">
            <text:p>847642</text:p>
          </table:table-cell>
          <table:table-cell office:value-type="float" office:value="117.537" calcext:value-type="float">
            <text:p>117.537</text:p>
          </table:table-cell>
          <table:table-cell office:value-type="float" office:value="2.561" calcext:value-type="float">
            <text:p>2.561</text:p>
          </table:table-cell>
          <table:table-cell office:value-type="float" office:value="758367" calcext:value-type="float">
            <text:p>758367</text:p>
          </table:table-cell>
          <table:table-cell office:value-type="float" office:value="2.291" calcext:value-type="float">
            <text:p>2.291</text:p>
          </table:table-cell>
          <table:table-cell office:value-type="float" office:value="17.398" calcext:value-type="float">
            <text:p>17.398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3</text:p>
          </table:table-cell>
          <table:table-cell office:value-type="float" office:value="2739879" calcext:value-type="float">
            <text:p>2739879</text:p>
          </table:table-cell>
          <table:table-cell office:value-type="float" office:value="53399" calcext:value-type="float">
            <text:p>53399</text:p>
          </table:table-cell>
          <table:table-cell office:value-type="float" office:value="45367" calcext:value-type="float">
            <text:p>45367</text:p>
          </table:table-cell>
          <table:table-cell office:value-type="float" office:value="128740" calcext:value-type="float">
            <text:p>128740</text:p>
          </table:table-cell>
          <table:table-cell office:value-type="float" office:value="678" calcext:value-type="float">
            <text:p>678</text:p>
          </table:table-cell>
          <table:table-cell office:value-type="float" office:value="617.714" calcext:value-type="float">
            <text:p>617.714</text:p>
          </table:table-cell>
          <table:table-cell office:value-type="float" office:value="8277.514" calcext:value-type="float">
            <text:p>8277.514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137.059" calcext:value-type="float">
            <text:p>137.059</text:p>
          </table:table-cell>
          <table:table-cell office:value-type="float" office:value="388.939" calcext:value-type="float">
            <text:p>388.939</text:p>
          </table:table-cell>
          <table:table-cell office:value-type="float" office:value="2.048" calcext:value-type="float">
            <text:p>2.048</text:p>
          </table:table-cell>
          <table:table-cell office:value-type="float" office:value="1.866" calcext:value-type="float">
            <text:p>1.866</text:p>
          </table:table-cell>
          <table:table-cell office:value-type="float" office:value="1.24" calcext:value-type="float">
            <text:p>1.24</text:p>
          </table:table-cell>
          <table:table-cell office:value-type="float" office:value="5597" calcext:value-type="float">
            <text:p>5597</text:p>
          </table:table-cell>
          <table:table-cell office:value-type="float" office:value="16.909" calcext:value-type="float">
            <text:p>16.909</text:p>
          </table:table-cell>
          <table:table-cell office:value-type="float" office:value="37801" calcext:value-type="float">
            <text:p>37801</text:p>
          </table:table-cell>
          <table:table-cell office:value-type="float" office:value="114.202" calcext:value-type="float">
            <text:p>114.202</text:p>
          </table:table-cell>
          <table:table-cell table:number-columns-repeated="4"/>
          <table:table-cell office:value-type="float" office:value="39691736" calcext:value-type="float">
            <text:p>39691736</text:p>
          </table:table-cell>
          <table:table-cell office:value-type="float" office:value="786666" calcext:value-type="float">
            <text:p>786666</text:p>
          </table:table-cell>
          <table:table-cell office:value-type="float" office:value="119.914" calcext:value-type="float">
            <text:p>119.914</text:p>
          </table:table-cell>
          <table:table-cell office:value-type="float" office:value="2.377" calcext:value-type="float">
            <text:p>2.377</text:p>
          </table:table-cell>
          <table:table-cell office:value-type="float" office:value="755318" calcext:value-type="float">
            <text:p>755318</text:p>
          </table:table-cell>
          <table:table-cell office:value-type="float" office:value="2.282" calcext:value-type="float">
            <text:p>2.282</text:p>
          </table:table-cell>
          <table:table-cell office:value-type="float" office:value="16.649" calcext:value-type="float">
            <text:p>16.6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4</text:p>
          </table:table-cell>
          <table:table-cell office:value-type="float" office:value="2794321" calcext:value-type="float">
            <text:p>2794321</text:p>
          </table:table-cell>
          <table:table-cell office:value-type="float" office:value="54442" calcext:value-type="float">
            <text:p>54442</text:p>
          </table:table-cell>
          <table:table-cell office:value-type="float" office:value="46640.571" calcext:value-type="float">
            <text:p>46640.571</text:p>
          </table:table-cell>
          <table:table-cell office:value-type="float" office:value="129434" calcext:value-type="float">
            <text:p>129434</text:p>
          </table:table-cell>
          <table:table-cell office:value-type="float" office:value="694" calcext:value-type="float">
            <text:p>694</text:p>
          </table:table-cell>
          <table:table-cell office:value-type="float" office:value="627.857" calcext:value-type="float">
            <text:p>627.857</text:p>
          </table:table-cell>
          <table:table-cell office:value-type="float" office:value="8441.99" calcext:value-type="float">
            <text:p>8441.99</text:p>
          </table:table-cell>
          <table:table-cell office:value-type="float" office:value="164.476" calcext:value-type="float">
            <text:p>164.476</text:p>
          </table:table-cell>
          <table:table-cell office:value-type="float" office:value="140.907" calcext:value-type="float">
            <text:p>140.907</text:p>
          </table:table-cell>
          <table:table-cell office:value-type="float" office:value="391.036" calcext:value-type="float">
            <text:p>391.036</text:p>
          </table:table-cell>
          <table:table-cell office:value-type="float" office:value="2.097" calcext:value-type="float">
            <text:p>2.097</text:p>
          </table:table-cell>
          <table:table-cell office:value-type="float" office:value="1.897" calcext:value-type="float">
            <text:p>1.897</text:p>
          </table:table-cell>
          <table:table-cell office:value-type="float" office:value="1.22" calcext:value-type="float">
            <text:p>1.22</text:p>
          </table:table-cell>
          <table:table-cell office:value-type="float" office:value="5633" calcext:value-type="float">
            <text:p>5633</text:p>
          </table:table-cell>
          <table:table-cell office:value-type="float" office:value="17.018" calcext:value-type="float">
            <text:p>17.018</text:p>
          </table:table-cell>
          <table:table-cell office:value-type="float" office:value="38150" calcext:value-type="float">
            <text:p>38150</text:p>
          </table:table-cell>
          <table:table-cell office:value-type="float" office:value="115.256" calcext:value-type="float">
            <text:p>115.256</text:p>
          </table:table-cell>
          <table:table-cell table:number-columns-repeated="4"/>
          <table:table-cell office:value-type="float" office:value="40310967" calcext:value-type="float">
            <text:p>40310967</text:p>
          </table:table-cell>
          <table:table-cell office:value-type="float" office:value="619231" calcext:value-type="float">
            <text:p>619231</text:p>
          </table:table-cell>
          <table:table-cell office:value-type="float" office:value="121.784" calcext:value-type="float">
            <text:p>121.784</text:p>
          </table:table-cell>
          <table:table-cell office:value-type="float" office:value="1.871" calcext:value-type="float">
            <text:p>1.871</text:p>
          </table:table-cell>
          <table:table-cell office:value-type="float" office:value="743982" calcext:value-type="float">
            <text:p>743982</text:p>
          </table:table-cell>
          <table:table-cell office:value-type="float" office:value="2.248" calcext:value-type="float">
            <text:p>2.248</text:p>
          </table:table-cell>
          <table:table-cell office:value-type="float" office:value="15.951" calcext:value-type="float">
            <text:p>15.951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5</text:p>
          </table:table-cell>
          <table:table-cell office:value-type="float" office:value="2839542" calcext:value-type="float">
            <text:p>2839542</text:p>
          </table:table-cell>
          <table:table-cell office:value-type="float" office:value="45221" calcext:value-type="float">
            <text:p>45221</text:p>
          </table:table-cell>
          <table:table-cell office:value-type="float" office:value="47031.286" calcext:value-type="float">
            <text:p>47031.286</text:p>
          </table:table-cell>
          <table:table-cell office:value-type="float" office:value="129676" calcext:value-type="float">
            <text:p>129676</text:p>
          </table:table-cell>
          <table:table-cell office:value-type="float" office:value="242" calcext:value-type="float">
            <text:p>242</text:p>
          </table:table-cell>
          <table:table-cell office:value-type="float" office:value="591" calcext:value-type="float">
            <text:p>591</text:p>
          </table:table-cell>
          <table:table-cell office:value-type="float" office:value="8578.608" calcext:value-type="float">
            <text:p>8578.608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087" calcext:value-type="float">
            <text:p>142.087</text:p>
          </table:table-cell>
          <table:table-cell office:value-type="float" office:value="391.767" calcext:value-type="float">
            <text:p>391.767</text:p>
          </table:table-cell>
          <table:table-cell office:value-type="float" office:value="0.731" calcext:value-type="float">
            <text:p>0.731</text:p>
          </table:table-cell>
          <table:table-cell office:value-type="float" office:value="1.785" calcext:value-type="float">
            <text:p>1.785</text:p>
          </table:table-cell>
          <table:table-cell office:value-type="float" office:value="1.21" calcext:value-type="float">
            <text:p>1.21</text:p>
          </table:table-cell>
          <table:table-cell office:value-type="float" office:value="5653" calcext:value-type="float">
            <text:p>5653</text:p>
          </table:table-cell>
          <table:table-cell office:value-type="float" office:value="17.078" calcext:value-type="float">
            <text:p>17.078</text:p>
          </table:table-cell>
          <table:table-cell office:value-type="float" office:value="38765" calcext:value-type="float">
            <text:p>38765</text:p>
          </table:table-cell>
          <table:table-cell office:value-type="float" office:value="117.114" calcext:value-type="float">
            <text:p>117.114</text:p>
          </table:table-cell>
          <table:table-cell office:value-type="float" office:value="537" calcext:value-type="float">
            <text:p>537</text:p>
          </table:table-cell>
          <table:table-cell office:value-type="float" office:value="1.622" calcext:value-type="float">
            <text:p>1.622</text:p>
          </table:table-cell>
          <table:table-cell office:value-type="float" office:value="8613" calcext:value-type="float">
            <text:p>8613</text:p>
          </table:table-cell>
          <table:table-cell office:value-type="float" office:value="26.021" calcext:value-type="float">
            <text:p>26.021</text:p>
          </table:table-cell>
          <table:table-cell office:value-type="float" office:value="40837732" calcext:value-type="float">
            <text:p>40837732</text:p>
          </table:table-cell>
          <table:table-cell office:value-type="float" office:value="526765" calcext:value-type="float">
            <text:p>526765</text:p>
          </table:table-cell>
          <table:table-cell office:value-type="float" office:value="123.376" calcext:value-type="float">
            <text:p>123.376</text:p>
          </table:table-cell>
          <table:table-cell office:value-type="float" office:value="1.591" calcext:value-type="float">
            <text:p>1.591</text:p>
          </table:table-cell>
          <table:table-cell office:value-type="float" office:value="737254" calcext:value-type="float">
            <text:p>737254</text:p>
          </table:table-cell>
          <table:table-cell office:value-type="float" office:value="2.227" calcext:value-type="float">
            <text:p>2.227</text:p>
          </table:table-cell>
          <table:table-cell office:value-type="float" office:value="15.676" calcext:value-type="float">
            <text:p>15.676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6</text:p>
          </table:table-cell>
          <table:table-cell office:value-type="float" office:value="2888635" calcext:value-type="float">
            <text:p>2888635</text:p>
          </table:table-cell>
          <table:table-cell office:value-type="float" office:value="49093" calcext:value-type="float">
            <text:p>49093</text:p>
          </table:table-cell>
          <table:table-cell office:value-type="float" office:value="48519.857" calcext:value-type="float">
            <text:p>48519.857</text:p>
          </table:table-cell>
          <table:table-cell office:value-type="float" office:value="129947" calcext:value-type="float">
            <text:p>129947</text:p>
          </table:table-cell>
          <table:table-cell office:value-type="float" office:value="271" calcext:value-type="float">
            <text:p>271</text:p>
          </table:table-cell>
          <table:table-cell office:value-type="float" office:value="591.857" calcext:value-type="float">
            <text:p>591.857</text:p>
          </table:table-cell>
          <table:table-cell office:value-type="float" office:value="8726.924" calcext:value-type="float">
            <text:p>8726.924</text:p>
          </table:table-cell>
          <table:table-cell office:value-type="float" office:value="148.316" calcext:value-type="float">
            <text:p>148.316</text:p>
          </table:table-cell>
          <table:table-cell office:value-type="float" office:value="146.584" calcext:value-type="float">
            <text:p>146.584</text:p>
          </table:table-cell>
          <table:table-cell office:value-type="float" office:value="392.586" calcext:value-type="float">
            <text:p>392.586</text:p>
          </table:table-cell>
          <table:table-cell office:value-type="float" office:value="0.819" calcext:value-type="float">
            <text:p>0.819</text:p>
          </table:table-cell>
          <table:table-cell office:value-type="float" office:value="1.788" calcext:value-type="float">
            <text:p>1.788</text:p>
          </table:table-cell>
          <table:table-cell office:value-type="float" office:value="1.21" calcext:value-type="float">
            <text:p>1.21</text:p>
          </table:table-cell>
          <table:table-cell office:value-type="float" office:value="5687" calcext:value-type="float">
            <text:p>5687</text:p>
          </table:table-cell>
          <table:table-cell office:value-type="float" office:value="17.181" calcext:value-type="float">
            <text:p>17.181</text:p>
          </table:table-cell>
          <table:table-cell office:value-type="float" office:value="39820" calcext:value-type="float">
            <text:p>39820</text:p>
          </table:table-cell>
          <table:table-cell office:value-type="float" office:value="120.301" calcext:value-type="float">
            <text:p>120.301</text:p>
          </table:table-cell>
          <table:table-cell table:number-columns-repeated="4"/>
          <table:table-cell office:value-type="float" office:value="41548154" calcext:value-type="float">
            <text:p>41548154</text:p>
          </table:table-cell>
          <table:table-cell office:value-type="float" office:value="710422" calcext:value-type="float">
            <text:p>710422</text:p>
          </table:table-cell>
          <table:table-cell office:value-type="float" office:value="125.522" calcext:value-type="float">
            <text:p>125.522</text:p>
          </table:table-cell>
          <table:table-cell office:value-type="float" office:value="2.146" calcext:value-type="float">
            <text:p>2.146</text:p>
          </table:table-cell>
          <table:table-cell office:value-type="float" office:value="744346" calcext:value-type="float">
            <text:p>744346</text:p>
          </table:table-cell>
          <table:table-cell office:value-type="float" office:value="2.249" calcext:value-type="float">
            <text:p>2.249</text:p>
          </table:table-cell>
          <table:table-cell office:value-type="float" office:value="15.341" calcext:value-type="float">
            <text:p>15.341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7</text:p>
          </table:table-cell>
          <table:table-cell office:value-type="float" office:value="2938625" calcext:value-type="float">
            <text:p>2938625</text:p>
          </table:table-cell>
          <table:table-cell office:value-type="float" office:value="49990" calcext:value-type="float">
            <text:p>49990</text:p>
          </table:table-cell>
          <table:table-cell office:value-type="float" office:value="49724.714" calcext:value-type="float">
            <text:p>49724.714</text:p>
          </table:table-cell>
          <table:table-cell office:value-type="float" office:value="130306" calcext:value-type="float">
            <text:p>130306</text:p>
          </table:table-cell>
          <table:table-cell office:value-type="float" office:value="359" calcext:value-type="float">
            <text:p>359</text:p>
          </table:table-cell>
          <table:table-cell office:value-type="float" office:value="595.143" calcext:value-type="float">
            <text:p>595.143</text:p>
          </table:table-cell>
          <table:table-cell office:value-type="float" office:value="8877.95" calcext:value-type="float">
            <text:p>8877.95</text:p>
          </table:table-cell>
          <table:table-cell office:value-type="float" office:value="151.026" calcext:value-type="float">
            <text:p>151.026</text:p>
          </table:table-cell>
          <table:table-cell office:value-type="float" office:value="150.225" calcext:value-type="float">
            <text:p>150.225</text:p>
          </table:table-cell>
          <table:table-cell office:value-type="float" office:value="393.671" calcext:value-type="float">
            <text:p>393.671</text:p>
          </table:table-cell>
          <table:table-cell office:value-type="float" office:value="1.085" calcext:value-type="float">
            <text:p>1.085</text:p>
          </table:table-cell>
          <table:table-cell office:value-type="float" office:value="1.798" calcext:value-type="float">
            <text:p>1.798</text:p>
          </table:table-cell>
          <table:table-cell office:value-type="float" office:value="1.22" calcext:value-type="float">
            <text:p>1.22</text:p>
          </table:table-cell>
          <table:table-cell office:value-type="float" office:value="5832" calcext:value-type="float">
            <text:p>5832</text:p>
          </table:table-cell>
          <table:table-cell office:value-type="float" office:value="17.619" calcext:value-type="float">
            <text:p>17.619</text:p>
          </table:table-cell>
          <table:table-cell office:value-type="float" office:value="41772" calcext:value-type="float">
            <text:p>41772</text:p>
          </table:table-cell>
          <table:table-cell office:value-type="float" office:value="126.198" calcext:value-type="float">
            <text:p>126.198</text:p>
          </table:table-cell>
          <table:table-cell table:number-columns-repeated="4"/>
          <table:table-cell office:value-type="float" office:value="42429612" calcext:value-type="float">
            <text:p>42429612</text:p>
          </table:table-cell>
          <table:table-cell office:value-type="float" office:value="881458" calcext:value-type="float">
            <text:p>881458</text:p>
          </table:table-cell>
          <table:table-cell office:value-type="float" office:value="128.185" calcext:value-type="float">
            <text:p>128.185</text:p>
          </table:table-cell>
          <table:table-cell office:value-type="float" office:value="2.663" calcext:value-type="float">
            <text:p>2.663</text:p>
          </table:table-cell>
          <table:table-cell office:value-type="float" office:value="749555" calcext:value-type="float">
            <text:p>749555</text:p>
          </table:table-cell>
          <table:table-cell office:value-type="float" office:value="2.264" calcext:value-type="float">
            <text:p>2.264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8</text:p>
          </table:table-cell>
          <table:table-cell office:value-type="float" office:value="2996098" calcext:value-type="float">
            <text:p>2996098</text:p>
          </table:table-cell>
          <table:table-cell office:value-type="float" office:value="57473" calcext:value-type="float">
            <text:p>57473</text:p>
          </table:table-cell>
          <table:table-cell office:value-type="float" office:value="51666.571" calcext:value-type="float">
            <text:p>51666.571</text:p>
          </table:table-cell>
          <table:table-cell office:value-type="float" office:value="131480" calcext:value-type="float">
            <text:p>131480</text:p>
          </table:table-cell>
          <table:table-cell office:value-type="float" office:value="1174" calcext:value-type="float">
            <text:p>1174</text:p>
          </table:table-cell>
          <table:table-cell office:value-type="float" office:value="581.429" calcext:value-type="float">
            <text:p>581.429</text:p>
          </table:table-cell>
          <table:table-cell office:value-type="float" office:value="9051.583" calcext:value-type="float">
            <text:p>9051.583</text:p>
          </table:table-cell>
          <table:table-cell office:value-type="float" office:value="173.633" calcext:value-type="float">
            <text:p>173.633</text:p>
          </table:table-cell>
          <table:table-cell office:value-type="float" office:value="156.091" calcext:value-type="float">
            <text:p>156.091</text:p>
          </table:table-cell>
          <table:table-cell office:value-type="float" office:value="397.217" calcext:value-type="float">
            <text:p>397.217</text:p>
          </table:table-cell>
          <table:table-cell office:value-type="float" office:value="3.547" calcext:value-type="float">
            <text:p>3.547</text:p>
          </table:table-cell>
          <table:table-cell office:value-type="float" office:value="1.757" calcext:value-type="float">
            <text:p>1.757</text:p>
          </table:table-cell>
          <table:table-cell office:value-type="float" office:value="1.22" calcext:value-type="float">
            <text:p>1.22</text:p>
          </table:table-cell>
          <table:table-cell office:value-type="float" office:value="5874" calcext:value-type="float">
            <text:p>5874</text:p>
          </table:table-cell>
          <table:table-cell office:value-type="float" office:value="17.746" calcext:value-type="float">
            <text:p>17.746</text:p>
          </table:table-cell>
          <table:table-cell office:value-type="float" office:value="43097" calcext:value-type="float">
            <text:p>43097</text:p>
          </table:table-cell>
          <table:table-cell office:value-type="float" office:value="130.201" calcext:value-type="float">
            <text:p>130.201</text:p>
          </table:table-cell>
          <table:table-cell table:number-columns-repeated="4"/>
          <table:table-cell office:value-type="float" office:value="43393799" calcext:value-type="float">
            <text:p>43393799</text:p>
          </table:table-cell>
          <table:table-cell office:value-type="float" office:value="964187" calcext:value-type="float">
            <text:p>964187</text:p>
          </table:table-cell>
          <table:table-cell office:value-type="float" office:value="131.098" calcext:value-type="float">
            <text:p>131.098</text:p>
          </table:table-cell>
          <table:table-cell office:value-type="float" office:value="2.913" calcext:value-type="float">
            <text:p>2.913</text:p>
          </table:table-cell>
          <table:table-cell office:value-type="float" office:value="762339" calcext:value-type="float">
            <text:p>762339</text:p>
          </table:table-cell>
          <table:table-cell office:value-type="float" office:value="2.303" calcext:value-type="float">
            <text:p>2.303</text:p>
          </table:table-cell>
          <table:table-cell office:value-type="float" office:value="14.755" calcext:value-type="float">
            <text:p>14.755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09</text:p>
          </table:table-cell>
          <table:table-cell office:value-type="float" office:value="3055004" calcext:value-type="float">
            <text:p>3055004</text:p>
          </table:table-cell>
          <table:table-cell office:value-type="float" office:value="58906" calcext:value-type="float">
            <text:p>58906</text:p>
          </table:table-cell>
          <table:table-cell office:value-type="float" office:value="52646.286" calcext:value-type="float">
            <text:p>52646.286</text:p>
          </table:table-cell>
          <table:table-cell office:value-type="float" office:value="132309" calcext:value-type="float">
            <text:p>132309</text:p>
          </table:table-cell>
          <table:table-cell office:value-type="float" office:value="829" calcext:value-type="float">
            <text:p>829</text:p>
          </table:table-cell>
          <table:table-cell office:value-type="float" office:value="606.714" calcext:value-type="float">
            <text:p>606.714</text:p>
          </table:table-cell>
          <table:table-cell office:value-type="float" office:value="9229.546" calcext:value-type="float">
            <text:p>9229.546</text:p>
          </table:table-cell>
          <table:table-cell office:value-type="float" office:value="177.962" calcext:value-type="float">
            <text:p>177.962</text:p>
          </table:table-cell>
          <table:table-cell office:value-type="float" office:value="159.051" calcext:value-type="float">
            <text:p>159.051</text:p>
          </table:table-cell>
          <table:table-cell office:value-type="float" office:value="399.722" calcext:value-type="float">
            <text:p>399.722</text:p>
          </table:table-cell>
          <table:table-cell office:value-type="float" office:value="2.505" calcext:value-type="float">
            <text:p>2.505</text:p>
          </table:table-cell>
          <table:table-cell office:value-type="float" office:value="1.833" calcext:value-type="float">
            <text:p>1.833</text:p>
          </table:table-cell>
          <table:table-cell office:value-type="float" office:value="1.22" calcext:value-type="float">
            <text:p>1.22</text:p>
          </table:table-cell>
          <table:table-cell office:value-type="float" office:value="5845" calcext:value-type="float">
            <text:p>5845</text:p>
          </table:table-cell>
          <table:table-cell office:value-type="float" office:value="17.658" calcext:value-type="float">
            <text:p>17.658</text:p>
          </table:table-cell>
          <table:table-cell office:value-type="float" office:value="43916" calcext:value-type="float">
            <text:p>43916</text:p>
          </table:table-cell>
          <table:table-cell office:value-type="float" office:value="132.676" calcext:value-type="float">
            <text:p>132.676</text:p>
          </table:table-cell>
          <table:table-cell table:number-columns-repeated="4"/>
          <table:table-cell office:value-type="float" office:value="44384137" calcext:value-type="float">
            <text:p>44384137</text:p>
          </table:table-cell>
          <table:table-cell office:value-type="float" office:value="990338" calcext:value-type="float">
            <text:p>990338</text:p>
          </table:table-cell>
          <table:table-cell office:value-type="float" office:value="134.09" calcext:value-type="float">
            <text:p>134.09</text:p>
          </table:table-cell>
          <table:table-cell office:value-type="float" office:value="2.992" calcext:value-type="float">
            <text:p>2.992</text:p>
          </table:table-cell>
          <table:table-cell office:value-type="float" office:value="782724" calcext:value-type="float">
            <text:p>782724</text:p>
          </table:table-cell>
          <table:table-cell office:value-type="float" office:value="2.365" calcext:value-type="float">
            <text:p>2.365</text:p>
          </table:table-cell>
          <table:table-cell office:value-type="float" office:value="14.868" calcext:value-type="float">
            <text:p>14.868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0</text:p>
          </table:table-cell>
          <table:table-cell office:value-type="float" office:value="3118008" calcext:value-type="float">
            <text:p>3118008</text:p>
          </table:table-cell>
          <table:table-cell office:value-type="float" office:value="63004" calcext:value-type="float">
            <text:p>63004</text:p>
          </table:table-cell>
          <table:table-cell office:value-type="float" office:value="54018.429" calcext:value-type="float">
            <text:p>54018.429</text:p>
          </table:table-cell>
          <table:table-cell office:value-type="float" office:value="133291" calcext:value-type="float">
            <text:p>133291</text:p>
          </table:table-cell>
          <table:table-cell office:value-type="float" office:value="982" calcext:value-type="float">
            <text:p>982</text:p>
          </table:table-cell>
          <table:table-cell office:value-type="float" office:value="650.143" calcext:value-type="float">
            <text:p>650.143</text:p>
          </table:table-cell>
          <table:table-cell office:value-type="float" office:value="9419.888" calcext:value-type="float">
            <text:p>9419.888</text:p>
          </table:table-cell>
          <table:table-cell office:value-type="float" office:value="190.343" calcext:value-type="float">
            <text:p>190.343</text:p>
          </table:table-cell>
          <table:table-cell office:value-type="float" office:value="163.196" calcext:value-type="float">
            <text:p>163.196</text:p>
          </table:table-cell>
          <table:table-cell office:value-type="float" office:value="402.689" calcext:value-type="float">
            <text:p>402.689</text:p>
          </table:table-cell>
          <table:table-cell office:value-type="float" office:value="2.967" calcext:value-type="float">
            <text:p>2.967</text:p>
          </table:table-cell>
          <table:table-cell office:value-type="float" office:value="1.964" calcext:value-type="float">
            <text:p>1.964</text:p>
          </table:table-cell>
          <table:table-cell office:value-type="float" office:value="1.21" calcext:value-type="float">
            <text:p>1.21</text:p>
          </table:table-cell>
          <table:table-cell office:value-type="float" office:value="5896" calcext:value-type="float">
            <text:p>5896</text:p>
          </table:table-cell>
          <table:table-cell office:value-type="float" office:value="17.813" calcext:value-type="float">
            <text:p>17.813</text:p>
          </table:table-cell>
          <table:table-cell office:value-type="float" office:value="51606" calcext:value-type="float">
            <text:p>51606</text:p>
          </table:table-cell>
          <table:table-cell office:value-type="float" office:value="155.908" calcext:value-type="float">
            <text:p>155.908</text:p>
          </table:table-cell>
          <table:table-cell table:number-columns-repeated="4"/>
          <table:table-cell office:value-type="float" office:value="45378528" calcext:value-type="float">
            <text:p>45378528</text:p>
          </table:table-cell>
          <table:table-cell office:value-type="float" office:value="994391" calcext:value-type="float">
            <text:p>994391</text:p>
          </table:table-cell>
          <table:table-cell office:value-type="float" office:value="137.094" calcext:value-type="float">
            <text:p>137.094</text:p>
          </table:table-cell>
          <table:table-cell office:value-type="float" office:value="3.004" calcext:value-type="float">
            <text:p>3.004</text:p>
          </table:table-cell>
          <table:table-cell office:value-type="float" office:value="812399" calcext:value-type="float">
            <text:p>812399</text:p>
          </table:table-cell>
          <table:table-cell office:value-type="float" office:value="2.454" calcext:value-type="float">
            <text:p>2.454</text:p>
          </table:table-cell>
          <table:table-cell office:value-type="float" office:value="15.039" calcext:value-type="float">
            <text:p>15.039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1</text:p>
          </table:table-cell>
          <table:table-cell office:value-type="float" office:value="3184633" calcext:value-type="float">
            <text:p>3184633</text:p>
          </table:table-cell>
          <table:table-cell office:value-type="float" office:value="66625" calcext:value-type="float">
            <text:p>66625</text:p>
          </table:table-cell>
          <table:table-cell office:value-type="float" office:value="55758.857" calcext:value-type="float">
            <text:p>55758.857</text:p>
          </table:table-cell>
          <table:table-cell office:value-type="float" office:value="134097" calcext:value-type="float">
            <text:p>134097</text:p>
          </table:table-cell>
          <table:table-cell office:value-type="float" office:value="806" calcext:value-type="float">
            <text:p>806</text:p>
          </table:table-cell>
          <table:table-cell office:value-type="float" office:value="666.143" calcext:value-type="float">
            <text:p>666.143</text:p>
          </table:table-cell>
          <table:table-cell office:value-type="float" office:value="9621.171" calcext:value-type="float">
            <text:p>9621.171</text:p>
          </table:table-cell>
          <table:table-cell office:value-type="float" office:value="201.282" calcext:value-type="float">
            <text:p>201.282</text:p>
          </table:table-cell>
          <table:table-cell office:value-type="float" office:value="168.454" calcext:value-type="float">
            <text:p>168.454</text:p>
          </table:table-cell>
          <table:table-cell office:value-type="float" office:value="405.124" calcext:value-type="float">
            <text:p>405.124</text:p>
          </table:table-cell>
          <table:table-cell office:value-type="float" office:value="2.435" calcext:value-type="float">
            <text:p>2.435</text:p>
          </table:table-cell>
          <table:table-cell office:value-type="float" office:value="2.013" calcext:value-type="float">
            <text:p>2.013</text:p>
          </table:table-cell>
          <table:table-cell office:value-type="float" office:value="1.19" calcext:value-type="float">
            <text:p>1.19</text:p>
          </table:table-cell>
          <table:table-cell office:value-type="float" office:value="5939" calcext:value-type="float">
            <text:p>5939</text:p>
          </table:table-cell>
          <table:table-cell office:value-type="float" office:value="17.942" calcext:value-type="float">
            <text:p>17.942</text:p>
          </table:table-cell>
          <table:table-cell office:value-type="float" office:value="51861" calcext:value-type="float">
            <text:p>51861</text:p>
          </table:table-cell>
          <table:table-cell office:value-type="float" office:value="156.679" calcext:value-type="float">
            <text:p>156.679</text:p>
          </table:table-cell>
          <table:table-cell table:number-columns-repeated="4"/>
          <table:table-cell office:value-type="float" office:value="46208827" calcext:value-type="float">
            <text:p>46208827</text:p>
          </table:table-cell>
          <table:table-cell office:value-type="float" office:value="830299" calcext:value-type="float">
            <text:p>830299</text:p>
          </table:table-cell>
          <table:table-cell office:value-type="float" office:value="139.603" calcext:value-type="float">
            <text:p>139.603</text:p>
          </table:table-cell>
          <table:table-cell office:value-type="float" office:value="2.508" calcext:value-type="float">
            <text:p>2.508</text:p>
          </table:table-cell>
          <table:table-cell office:value-type="float" office:value="842551" calcext:value-type="float">
            <text:p>842551</text:p>
          </table:table-cell>
          <table:table-cell office:value-type="float" office:value="2.545" calcext:value-type="float">
            <text:p>2.545</text:p>
          </table:table-cell>
          <table:table-cell office:value-type="float" office:value="15.111" calcext:value-type="float">
            <text:p>15.111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2</text:p>
          </table:table-cell>
          <table:table-cell office:value-type="float" office:value="3247684" calcext:value-type="float">
            <text:p>3247684</text:p>
          </table:table-cell>
          <table:table-cell office:value-type="float" office:value="63051" calcext:value-type="float">
            <text:p>63051</text:p>
          </table:table-cell>
          <table:table-cell office:value-type="float" office:value="58306" calcext:value-type="float">
            <text:p>58306</text:p>
          </table:table-cell>
          <table:table-cell office:value-type="float" office:value="134814" calcext:value-type="float">
            <text:p>134814</text:p>
          </table:table-cell>
          <table:table-cell office:value-type="float" office:value="717" calcext:value-type="float">
            <text:p>717</text:p>
          </table:table-cell>
          <table:table-cell office:value-type="float" office:value="734" calcext:value-type="float">
            <text:p>734</text:p>
          </table:table-cell>
          <table:table-cell office:value-type="float" office:value="9811.656" calcext:value-type="float">
            <text:p>9811.656</text:p>
          </table:table-cell>
          <table:table-cell office:value-type="float" office:value="190.485" calcext:value-type="float">
            <text:p>190.485</text:p>
          </table:table-cell>
          <table:table-cell office:value-type="float" office:value="176.15" calcext:value-type="float">
            <text:p>176.15</text:p>
          </table:table-cell>
          <table:table-cell office:value-type="float" office:value="407.29" calcext:value-type="float">
            <text:p>407.29</text:p>
          </table:table-cell>
          <table:table-cell office:value-type="float" office:value="2.166" calcext:value-type="float">
            <text:p>2.166</text:p>
          </table:table-cell>
          <table:table-cell office:value-type="float" office:value="2.218" calcext:value-type="float">
            <text:p>2.218</text:p>
          </table:table-cell>
          <table:table-cell office:value-type="float" office:value="1.17" calcext:value-type="float">
            <text:p>1.17</text:p>
          </table:table-cell>
          <table:table-cell office:value-type="float" office:value="5930" calcext:value-type="float">
            <text:p>5930</text:p>
          </table:table-cell>
          <table:table-cell office:value-type="float" office:value="17.915" calcext:value-type="float">
            <text:p>17.915</text:p>
          </table:table-cell>
          <table:table-cell office:value-type="float" office:value="52739" calcext:value-type="float">
            <text:p>52739</text:p>
          </table:table-cell>
          <table:table-cell office:value-type="float" office:value="159.331" calcext:value-type="float">
            <text:p>159.331</text:p>
          </table:table-cell>
          <table:table-cell office:value-type="float" office:value="669" calcext:value-type="float">
            <text:p>669</text:p>
          </table:table-cell>
          <table:table-cell office:value-type="float" office:value="2.021" calcext:value-type="float">
            <text:p>2.021</text:p>
          </table:table-cell>
          <table:table-cell office:value-type="float" office:value="14920" calcext:value-type="float">
            <text:p>14920</text:p>
          </table:table-cell>
          <table:table-cell office:value-type="float" office:value="45.075" calcext:value-type="float">
            <text:p>45.075</text:p>
          </table:table-cell>
          <table:table-cell office:value-type="float" office:value="46899893" calcext:value-type="float">
            <text:p>46899893</text:p>
          </table:table-cell>
          <table:table-cell office:value-type="float" office:value="691066" calcext:value-type="float">
            <text:p>691066</text:p>
          </table:table-cell>
          <table:table-cell office:value-type="float" office:value="141.69" calcext:value-type="float">
            <text:p>141.69</text:p>
          </table:table-cell>
          <table:table-cell office:value-type="float" office:value="2.088" calcext:value-type="float">
            <text:p>2.088</text:p>
          </table:table-cell>
          <table:table-cell office:value-type="float" office:value="866023" calcext:value-type="float">
            <text:p>866023</text:p>
          </table:table-cell>
          <table:table-cell office:value-type="float" office:value="2.616" calcext:value-type="float">
            <text:p>2.616</text:p>
          </table:table-cell>
          <table:table-cell office:value-type="float" office:value="14.853" calcext:value-type="float">
            <text:p>14.85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3</text:p>
          </table:table-cell>
          <table:table-cell office:value-type="float" office:value="3304942" calcext:value-type="float">
            <text:p>3304942</text:p>
          </table:table-cell>
          <table:table-cell office:value-type="float" office:value="57258" calcext:value-type="float">
            <text:p>57258</text:p>
          </table:table-cell>
          <table:table-cell office:value-type="float" office:value="59472.429" calcext:value-type="float">
            <text:p>59472.429</text:p>
          </table:table-cell>
          <table:table-cell office:value-type="float" office:value="135205" calcext:value-type="float">
            <text:p>135205</text:p>
          </table:table-cell>
          <table:table-cell office:value-type="float" office:value="391" calcext:value-type="float">
            <text:p>391</text:p>
          </table:table-cell>
          <table:table-cell office:value-type="float" office:value="751.143" calcext:value-type="float">
            <text:p>751.143</text:p>
          </table:table-cell>
          <table:table-cell office:value-type="float" office:value="9984.639" calcext:value-type="float">
            <text:p>9984.639</text:p>
          </table:table-cell>
          <table:table-cell office:value-type="float" office:value="172.984" calcext:value-type="float">
            <text:p>172.984</text:p>
          </table:table-cell>
          <table:table-cell office:value-type="float" office:value="179.674" calcext:value-type="float">
            <text:p>179.674</text:p>
          </table:table-cell>
          <table:table-cell office:value-type="float" office:value="408.471" calcext:value-type="float">
            <text:p>408.471</text:p>
          </table:table-cell>
          <table:table-cell office:value-type="float" office:value="1.181" calcext:value-type="float">
            <text:p>1.181</text:p>
          </table:table-cell>
          <table:table-cell office:value-type="float" office:value="2.269" calcext:value-type="float">
            <text:p>2.269</text:p>
          </table:table-cell>
          <table:table-cell office:value-type="float" office:value="1.16" calcext:value-type="float">
            <text:p>1.16</text:p>
          </table:table-cell>
          <table:table-cell office:value-type="float" office:value="6074" calcext:value-type="float">
            <text:p>6074</text:p>
          </table:table-cell>
          <table:table-cell office:value-type="float" office:value="18.35" calcext:value-type="float">
            <text:p>18.35</text:p>
          </table:table-cell>
          <table:table-cell office:value-type="float" office:value="54044" calcext:value-type="float">
            <text:p>54044</text:p>
          </table:table-cell>
          <table:table-cell office:value-type="float" office:value="163.274" calcext:value-type="float">
            <text:p>163.274</text:p>
          </table:table-cell>
          <table:table-cell table:number-columns-repeated="4"/>
          <table:table-cell office:value-type="float" office:value="47754089" calcext:value-type="float">
            <text:p>47754089</text:p>
          </table:table-cell>
          <table:table-cell office:value-type="float" office:value="854196" calcext:value-type="float">
            <text:p>854196</text:p>
          </table:table-cell>
          <table:table-cell office:value-type="float" office:value="144.271" calcext:value-type="float">
            <text:p>144.271</text:p>
          </table:table-cell>
          <table:table-cell office:value-type="float" office:value="2.581" calcext:value-type="float">
            <text:p>2.581</text:p>
          </table:table-cell>
          <table:table-cell office:value-type="float" office:value="886562" calcext:value-type="float">
            <text:p>886562</text:p>
          </table:table-cell>
          <table:table-cell office:value-type="float" office:value="2.678" calcext:value-type="float">
            <text:p>2.678</text:p>
          </table:table-cell>
          <table:table-cell office:value-type="float" office:value="14.907" calcext:value-type="float">
            <text:p>14.907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4</text:p>
          </table:table-cell>
          <table:table-cell office:value-type="float" office:value="3363056" calcext:value-type="float">
            <text:p>3363056</text:p>
          </table:table-cell>
          <table:table-cell office:value-type="float" office:value="58114" calcext:value-type="float">
            <text:p>58114</text:p>
          </table:table-cell>
          <table:table-cell office:value-type="float" office:value="60633" calcext:value-type="float">
            <text:p>60633</text:p>
          </table:table-cell>
          <table:table-cell office:value-type="float" office:value="135605" calcext:value-type="float">
            <text:p>135605</text:p>
          </table:table-cell>
          <table:table-cell office:value-type="float" office:value="400" calcext:value-type="float">
            <text:p>400</text:p>
          </table:table-cell>
          <table:table-cell office:value-type="float" office:value="757" calcext:value-type="float">
            <text:p>757</text:p>
          </table:table-cell>
          <table:table-cell office:value-type="float" office:value="10160.209" calcext:value-type="float">
            <text:p>10160.209</text:p>
          </table:table-cell>
          <table:table-cell office:value-type="float" office:value="175.57" calcext:value-type="float">
            <text:p>175.57</text:p>
          </table:table-cell>
          <table:table-cell office:value-type="float" office:value="183.18" calcext:value-type="float">
            <text:p>183.18</text:p>
          </table:table-cell>
          <table:table-cell office:value-type="float" office:value="409.68" calcext:value-type="float">
            <text:p>409.68</text:p>
          </table:table-cell>
          <table:table-cell office:value-type="float" office:value="1.208" calcext:value-type="float">
            <text:p>1.208</text:p>
          </table:table-cell>
          <table:table-cell office:value-type="float" office:value="2.287" calcext:value-type="float">
            <text:p>2.287</text:p>
          </table:table-cell>
          <table:table-cell office:value-type="float" office:value="1.16" calcext:value-type="float">
            <text:p>1.16</text:p>
          </table:table-cell>
          <table:table-cell office:value-type="float" office:value="6235" calcext:value-type="float">
            <text:p>6235</text:p>
          </table:table-cell>
          <table:table-cell office:value-type="float" office:value="18.837" calcext:value-type="float">
            <text:p>18.837</text:p>
          </table:table-cell>
          <table:table-cell office:value-type="float" office:value="55554" calcext:value-type="float">
            <text:p>55554</text:p>
          </table:table-cell>
          <table:table-cell office:value-type="float" office:value="167.836" calcext:value-type="float">
            <text:p>167.836</text:p>
          </table:table-cell>
          <table:table-cell table:number-columns-repeated="4"/>
          <table:table-cell office:value-type="float" office:value="48732122" calcext:value-type="float">
            <text:p>48732122</text:p>
          </table:table-cell>
          <table:table-cell office:value-type="float" office:value="978033" calcext:value-type="float">
            <text:p>978033</text:p>
          </table:table-cell>
          <table:table-cell office:value-type="float" office:value="147.226" calcext:value-type="float">
            <text:p>147.226</text:p>
          </table:table-cell>
          <table:table-cell office:value-type="float" office:value="2.955" calcext:value-type="float">
            <text:p>2.955</text:p>
          </table:table-cell>
          <table:table-cell office:value-type="float" office:value="900359" calcext:value-type="float">
            <text:p>900359</text:p>
          </table:table-cell>
          <table:table-cell office:value-type="float" office:value="2.72" calcext:value-type="float">
            <text:p>2.72</text:p>
          </table:table-cell>
          <table:table-cell office:value-type="float" office:value="14.849" calcext:value-type="float">
            <text:p>14.84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5</text:p>
          </table:table-cell>
          <table:table-cell office:value-type="float" office:value="3431574" calcext:value-type="float">
            <text:p>3431574</text:p>
          </table:table-cell>
          <table:table-cell office:value-type="float" office:value="68518" calcext:value-type="float">
            <text:p>68518</text:p>
          </table:table-cell>
          <table:table-cell office:value-type="float" office:value="62210.857" calcext:value-type="float">
            <text:p>62210.857</text:p>
          </table:table-cell>
          <table:table-cell office:value-type="float" office:value="136466" calcext:value-type="float">
            <text:p>136466</text:p>
          </table:table-cell>
          <table:table-cell office:value-type="float" office:value="861" calcext:value-type="float">
            <text:p>861</text:p>
          </table:table-cell>
          <table:table-cell office:value-type="float" office:value="712.286" calcext:value-type="float">
            <text:p>712.286</text:p>
          </table:table-cell>
          <table:table-cell office:value-type="float" office:value="10367.21" calcext:value-type="float">
            <text:p>10367.21</text:p>
          </table:table-cell>
          <table:table-cell office:value-type="float" office:value="207.001" calcext:value-type="float">
            <text:p>207.001</text:p>
          </table:table-cell>
          <table:table-cell office:value-type="float" office:value="187.947" calcext:value-type="float">
            <text:p>187.947</text:p>
          </table:table-cell>
          <table:table-cell office:value-type="float" office:value="412.281" calcext:value-type="float">
            <text:p>412.281</text:p>
          </table:table-cell>
          <table:table-cell office:value-type="float" office:value="2.601" calcext:value-type="float">
            <text:p>2.601</text:p>
          </table:table-cell>
          <table:table-cell office:value-type="float" office:value="2.152" calcext:value-type="float">
            <text:p>2.152</text:p>
          </table:table-cell>
          <table:table-cell office:value-type="float" office:value="1.16" calcext:value-type="float">
            <text:p>1.16</text:p>
          </table:table-cell>
          <table:table-cell office:value-type="float" office:value="6317" calcext:value-type="float">
            <text:p>6317</text:p>
          </table:table-cell>
          <table:table-cell office:value-type="float" office:value="19.084" calcext:value-type="float">
            <text:p>19.084</text:p>
          </table:table-cell>
          <table:table-cell office:value-type="float" office:value="56168" calcext:value-type="float">
            <text:p>56168</text:p>
          </table:table-cell>
          <table:table-cell office:value-type="float" office:value="169.69" calcext:value-type="float">
            <text:p>169.69</text:p>
          </table:table-cell>
          <table:table-cell table:number-columns-repeated="4"/>
          <table:table-cell office:value-type="float" office:value="49746936" calcext:value-type="float">
            <text:p>49746936</text:p>
          </table:table-cell>
          <table:table-cell office:value-type="float" office:value="1014814" calcext:value-type="float">
            <text:p>1014814</text:p>
          </table:table-cell>
          <table:table-cell office:value-type="float" office:value="150.292" calcext:value-type="float">
            <text:p>150.292</text:p>
          </table:table-cell>
          <table:table-cell office:value-type="float" office:value="3.066" calcext:value-type="float">
            <text:p>3.066</text:p>
          </table:table-cell>
          <table:table-cell office:value-type="float" office:value="907591" calcext:value-type="float">
            <text:p>907591</text:p>
          </table:table-cell>
          <table:table-cell office:value-type="float" office:value="2.742" calcext:value-type="float">
            <text:p>2.742</text:p>
          </table:table-cell>
          <table:table-cell office:value-type="float" office:value="14.589" calcext:value-type="float">
            <text:p>14.58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6</text:p>
          </table:table-cell>
          <table:table-cell office:value-type="float" office:value="3499291" calcext:value-type="float">
            <text:p>3499291</text:p>
          </table:table-cell>
          <table:table-cell office:value-type="float" office:value="67717" calcext:value-type="float">
            <text:p>67717</text:p>
          </table:table-cell>
          <table:table-cell office:value-type="float" office:value="63469.571" calcext:value-type="float">
            <text:p>63469.571</text:p>
          </table:table-cell>
          <table:table-cell office:value-type="float" office:value="137419" calcext:value-type="float">
            <text:p>137419</text:p>
          </table:table-cell>
          <table:table-cell office:value-type="float" office:value="953" calcext:value-type="float">
            <text:p>953</text:p>
          </table:table-cell>
          <table:table-cell office:value-type="float" office:value="730" calcext:value-type="float">
            <text:p>730</text:p>
          </table:table-cell>
          <table:table-cell office:value-type="float" office:value="10571.792" calcext:value-type="float">
            <text:p>10571.792</text:p>
          </table:table-cell>
          <table:table-cell office:value-type="float" office:value="204.581" calcext:value-type="float">
            <text:p>204.581</text:p>
          </table:table-cell>
          <table:table-cell office:value-type="float" office:value="191.749" calcext:value-type="float">
            <text:p>191.749</text:p>
          </table:table-cell>
          <table:table-cell office:value-type="float" office:value="415.16" calcext:value-type="float">
            <text:p>415.16</text:p>
          </table:table-cell>
          <table:table-cell office:value-type="float" office:value="2.879" calcext:value-type="float">
            <text:p>2.879</text:p>
          </table:table-cell>
          <table:table-cell office:value-type="float" office:value="2.205" calcext:value-type="float">
            <text:p>2.205</text:p>
          </table:table-cell>
          <table:table-cell office:value-type="float" office:value="1.15" calcext:value-type="float">
            <text:p>1.15</text:p>
          </table:table-cell>
          <table:table-cell office:value-type="float" office:value="6359" calcext:value-type="float">
            <text:p>6359</text:p>
          </table:table-cell>
          <table:table-cell office:value-type="float" office:value="19.211" calcext:value-type="float">
            <text:p>19.211</text:p>
          </table:table-cell>
          <table:table-cell office:value-type="float" office:value="57459" calcext:value-type="float">
            <text:p>57459</text:p>
          </table:table-cell>
          <table:table-cell office:value-type="float" office:value="173.591" calcext:value-type="float">
            <text:p>173.591</text:p>
          </table:table-cell>
          <table:table-cell table:number-columns-repeated="4"/>
          <table:table-cell office:value-type="float" office:value="50758789" calcext:value-type="float">
            <text:p>50758789</text:p>
          </table:table-cell>
          <table:table-cell office:value-type="float" office:value="1011853" calcext:value-type="float">
            <text:p>1011853</text:p>
          </table:table-cell>
          <table:table-cell office:value-type="float" office:value="153.349" calcext:value-type="float">
            <text:p>153.349</text:p>
          </table:table-cell>
          <table:table-cell office:value-type="float" office:value="3.057" calcext:value-type="float">
            <text:p>3.057</text:p>
          </table:table-cell>
          <table:table-cell office:value-type="float" office:value="910665" calcext:value-type="float">
            <text:p>910665</text:p>
          </table:table-cell>
          <table:table-cell office:value-type="float" office:value="2.751" calcext:value-type="float">
            <text:p>2.751</text:p>
          </table:table-cell>
          <table:table-cell office:value-type="float" office:value="14.348" calcext:value-type="float">
            <text:p>14.34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7</text:p>
          </table:table-cell>
          <table:table-cell office:value-type="float" office:value="3576221" calcext:value-type="float">
            <text:p>3576221</text:p>
          </table:table-cell>
          <table:table-cell office:value-type="float" office:value="76930" calcext:value-type="float">
            <text:p>76930</text:p>
          </table:table-cell>
          <table:table-cell office:value-type="float" office:value="65459" calcext:value-type="float">
            <text:p>65459</text:p>
          </table:table-cell>
          <table:table-cell office:value-type="float" office:value="138358" calcext:value-type="float">
            <text:p>138358</text:p>
          </table:table-cell>
          <table:table-cell office:value-type="float" office:value="939" calcext:value-type="float">
            <text:p>939</text:p>
          </table:table-cell>
          <table:table-cell office:value-type="float" office:value="723.857" calcext:value-type="float">
            <text:p>723.857</text:p>
          </table:table-cell>
          <table:table-cell office:value-type="float" office:value="10804.207" calcext:value-type="float">
            <text:p>10804.207</text:p>
          </table:table-cell>
          <table:table-cell office:value-type="float" office:value="232.415" calcext:value-type="float">
            <text:p>232.415</text:p>
          </table:table-cell>
          <table:table-cell office:value-type="float" office:value="197.76" calcext:value-type="float">
            <text:p>197.76</text:p>
          </table:table-cell>
          <table:table-cell office:value-type="float" office:value="417.997" calcext:value-type="float">
            <text:p>417.997</text:p>
          </table:table-cell>
          <table:table-cell office:value-type="float" office:value="2.837" calcext:value-type="float">
            <text:p>2.837</text:p>
          </table:table-cell>
          <table:table-cell office:value-type="float" office:value="2.187" calcext:value-type="float">
            <text:p>2.187</text:p>
          </table:table-cell>
          <table:table-cell office:value-type="float" office:value="1.12" calcext:value-type="float">
            <text:p>1.12</text:p>
          </table:table-cell>
          <table:table-cell office:value-type="float" office:value="6452" calcext:value-type="float">
            <text:p>6452</text:p>
          </table:table-cell>
          <table:table-cell office:value-type="float" office:value="19.492" calcext:value-type="float">
            <text:p>19.492</text:p>
          </table:table-cell>
          <table:table-cell office:value-type="float" office:value="57737" calcext:value-type="float">
            <text:p>57737</text:p>
          </table:table-cell>
          <table:table-cell office:value-type="float" office:value="174.431" calcext:value-type="float">
            <text:p>174.431</text:p>
          </table:table-cell>
          <table:table-cell table:number-columns-repeated="4"/>
          <table:table-cell office:value-type="float" office:value="51792462" calcext:value-type="float">
            <text:p>51792462</text:p>
          </table:table-cell>
          <table:table-cell office:value-type="float" office:value="1033673" calcext:value-type="float">
            <text:p>1033673</text:p>
          </table:table-cell>
          <table:table-cell office:value-type="float" office:value="156.471" calcext:value-type="float">
            <text:p>156.471</text:p>
          </table:table-cell>
          <table:table-cell office:value-type="float" office:value="3.123" calcext:value-type="float">
            <text:p>3.123</text:p>
          </table:table-cell>
          <table:table-cell office:value-type="float" office:value="916276" calcext:value-type="float">
            <text:p>916276</text:p>
          </table:table-cell>
          <table:table-cell office:value-type="float" office:value="2.768" calcext:value-type="float">
            <text:p>2.768</text:p>
          </table:table-cell>
          <table:table-cell office:value-type="float" office:value="13.998" calcext:value-type="float">
            <text:p>13.998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8</text:p>
          </table:table-cell>
          <table:table-cell office:value-type="float" office:value="3647715" calcext:value-type="float">
            <text:p>3647715</text:p>
          </table:table-cell>
          <table:table-cell office:value-type="float" office:value="71494" calcext:value-type="float">
            <text:p>71494</text:p>
          </table:table-cell>
          <table:table-cell office:value-type="float" office:value="66154.571" calcext:value-type="float">
            <text:p>66154.571</text:p>
          </table:table-cell>
          <table:table-cell office:value-type="float" office:value="139266" calcext:value-type="float">
            <text:p>139266</text:p>
          </table:table-cell>
          <table:table-cell office:value-type="float" office:value="908" calcext:value-type="float">
            <text:p>908</text:p>
          </table:table-cell>
          <table:table-cell office:value-type="float" office:value="738.429" calcext:value-type="float">
            <text:p>738.429</text:p>
          </table:table-cell>
          <table:table-cell office:value-type="float" office:value="11020.199" calcext:value-type="float">
            <text:p>11020.199</text:p>
          </table:table-cell>
          <table:table-cell office:value-type="float" office:value="215.992" calcext:value-type="float">
            <text:p>215.992</text:p>
          </table:table-cell>
          <table:table-cell office:value-type="float" office:value="199.861" calcext:value-type="float">
            <text:p>199.861</text:p>
          </table:table-cell>
          <table:table-cell office:value-type="float" office:value="420.74" calcext:value-type="float">
            <text:p>420.74</text:p>
          </table:table-cell>
          <table:table-cell office:value-type="float" office:value="2.743" calcext:value-type="float">
            <text:p>2.743</text:p>
          </table:table-cell>
          <table:table-cell office:value-type="float" office:value="2.231" calcext:value-type="float">
            <text:p>2.231</text:p>
          </table:table-cell>
          <table:table-cell office:value-type="float" office:value="1.09" calcext:value-type="float">
            <text:p>1.09</text:p>
          </table:table-cell>
          <table:table-cell office:value-type="float" office:value="6397" calcext:value-type="float">
            <text:p>6397</text:p>
          </table:table-cell>
          <table:table-cell office:value-type="float" office:value="19.326" calcext:value-type="float">
            <text:p>19.326</text:p>
          </table:table-cell>
          <table:table-cell office:value-type="float" office:value="57646" calcext:value-type="float">
            <text:p>57646</text:p>
          </table:table-cell>
          <table:table-cell office:value-type="float" office:value="174.156" calcext:value-type="float">
            <text:p>174.156</text:p>
          </table:table-cell>
          <table:table-cell table:number-columns-repeated="4"/>
          <table:table-cell office:value-type="float" office:value="52686899" calcext:value-type="float">
            <text:p>52686899</text:p>
          </table:table-cell>
          <table:table-cell office:value-type="float" office:value="894437" calcext:value-type="float">
            <text:p>894437</text:p>
          </table:table-cell>
          <table:table-cell office:value-type="float" office:value="159.174" calcext:value-type="float">
            <text:p>159.174</text:p>
          </table:table-cell>
          <table:table-cell office:value-type="float" office:value="2.702" calcext:value-type="float">
            <text:p>2.702</text:p>
          </table:table-cell>
          <table:table-cell office:value-type="float" office:value="925439" calcext:value-type="float">
            <text:p>925439</text:p>
          </table:table-cell>
          <table:table-cell office:value-type="float" office:value="2.796" calcext:value-type="float">
            <text:p>2.796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19</text:p>
          </table:table-cell>
          <table:table-cell office:value-type="float" office:value="3711464" calcext:value-type="float">
            <text:p>3711464</text:p>
          </table:table-cell>
          <table:table-cell office:value-type="float" office:value="63749" calcext:value-type="float">
            <text:p>63749</text:p>
          </table:table-cell>
          <table:table-cell office:value-type="float" office:value="66254.286" calcext:value-type="float">
            <text:p>66254.286</text:p>
          </table:table-cell>
          <table:table-cell office:value-type="float" office:value="140119" calcext:value-type="float">
            <text:p>140119</text:p>
          </table:table-cell>
          <table:table-cell office:value-type="float" office:value="853" calcext:value-type="float">
            <text:p>853</text:p>
          </table:table-cell>
          <table:table-cell office:value-type="float" office:value="757.857" calcext:value-type="float">
            <text:p>757.857</text:p>
          </table:table-cell>
          <table:table-cell office:value-type="float" office:value="11212.793" calcext:value-type="float">
            <text:p>11212.793</text:p>
          </table:table-cell>
          <table:table-cell office:value-type="float" office:value="192.594" calcext:value-type="float">
            <text:p>192.594</text:p>
          </table:table-cell>
          <table:table-cell office:value-type="float" office:value="200.162" calcext:value-type="float">
            <text:p>200.162</text:p>
          </table:table-cell>
          <table:table-cell office:value-type="float" office:value="423.317" calcext:value-type="float">
            <text:p>423.317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" calcext:value-type="float">
            <text:p>2.29</text:p>
          </table:table-cell>
          <table:table-cell office:value-type="float" office:value="1.07" calcext:value-type="float">
            <text:p>1.07</text:p>
          </table:table-cell>
          <table:table-cell office:value-type="float" office:value="6384" calcext:value-type="float">
            <text:p>6384</text:p>
          </table:table-cell>
          <table:table-cell office:value-type="float" office:value="19.287" calcext:value-type="float">
            <text:p>19.287</text:p>
          </table:table-cell>
          <table:table-cell office:value-type="float" office:value="57882" calcext:value-type="float">
            <text:p>57882</text:p>
          </table:table-cell>
          <table:table-cell office:value-type="float" office:value="174.869" calcext:value-type="float">
            <text:p>174.869</text:p>
          </table:table-cell>
          <table:table-cell office:value-type="float" office:value="714" calcext:value-type="float">
            <text:p>714</text:p>
          </table:table-cell>
          <table:table-cell office:value-type="float" office:value="2.157" calcext:value-type="float">
            <text:p>2.157</text:p>
          </table:table-cell>
          <table:table-cell office:value-type="float" office:value="13756" calcext:value-type="float">
            <text:p>13756</text:p>
          </table:table-cell>
          <table:table-cell office:value-type="float" office:value="41.559" calcext:value-type="float">
            <text:p>41.559</text:p>
          </table:table-cell>
          <table:table-cell office:value-type="float" office:value="53402891" calcext:value-type="float">
            <text:p>53402891</text:p>
          </table:table-cell>
          <table:table-cell office:value-type="float" office:value="715992" calcext:value-type="float">
            <text:p>715992</text:p>
          </table:table-cell>
          <table:table-cell office:value-type="float" office:value="161.337" calcext:value-type="float">
            <text:p>161.337</text:p>
          </table:table-cell>
          <table:table-cell office:value-type="float" office:value="2.163" calcext:value-type="float">
            <text:p>2.163</text:p>
          </table:table-cell>
          <table:table-cell office:value-type="float" office:value="929000" calcext:value-type="float">
            <text:p>929000</text:p>
          </table:table-cell>
          <table:table-cell office:value-type="float" office:value="2.807" calcext:value-type="float">
            <text:p>2.807</text:p>
          </table:table-cell>
          <table:table-cell office:value-type="float" office:value="14.022" calcext:value-type="float">
            <text:p>14.02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8.98" calcext:value-type="float">
            <text:p>68.98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0</text:p>
          </table:table-cell>
          <table:table-cell office:value-type="float" office:value="3773260" calcext:value-type="float">
            <text:p>3773260</text:p>
          </table:table-cell>
          <table:table-cell office:value-type="float" office:value="61796" calcext:value-type="float">
            <text:p>61796</text:p>
          </table:table-cell>
          <table:table-cell office:value-type="float" office:value="66902.571" calcext:value-type="float">
            <text:p>66902.571</text:p>
          </table:table-cell>
          <table:table-cell office:value-type="float" office:value="140534" calcext:value-type="float">
            <text:p>140534</text:p>
          </table:table-cell>
          <table:table-cell office:value-type="float" office:value="415" calcext:value-type="float">
            <text:p>415</text:p>
          </table:table-cell>
          <table:table-cell office:value-type="float" office:value="761.286" calcext:value-type="float">
            <text:p>761.286</text:p>
          </table:table-cell>
          <table:table-cell office:value-type="float" office:value="11399.486" calcext:value-type="float">
            <text:p>11399.486</text:p>
          </table:table-cell>
          <table:table-cell office:value-type="float" office:value="186.693" calcext:value-type="float">
            <text:p>186.693</text:p>
          </table:table-cell>
          <table:table-cell office:value-type="float" office:value="202.121" calcext:value-type="float">
            <text:p>202.121</text:p>
          </table:table-cell>
          <table:table-cell office:value-type="float" office:value="424.571" calcext:value-type="float">
            <text:p>424.571</text:p>
          </table:table-cell>
          <table:table-cell office:value-type="float" office:value="1.254" calcext:value-type="float">
            <text:p>1.254</text:p>
          </table:table-cell>
          <table:table-cell office:value-type="float" office:value="2.3" calcext:value-type="float">
            <text:p>2.3</text:p>
          </table:table-cell>
          <table:table-cell office:value-type="float" office:value="1.06" calcext:value-type="float">
            <text:p>1.06</text:p>
          </table:table-cell>
          <table:table-cell office:value-type="float" office:value="6557" calcext:value-type="float">
            <text:p>6557</text:p>
          </table:table-cell>
          <table:table-cell office:value-type="float" office:value="19.81" calcext:value-type="float">
            <text:p>19.81</text:p>
          </table:table-cell>
          <table:table-cell office:value-type="float" office:value="58352" calcext:value-type="float">
            <text:p>58352</text:p>
          </table:table-cell>
          <table:table-cell office:value-type="float" office:value="176.289" calcext:value-type="float">
            <text:p>176.289</text:p>
          </table:table-cell>
          <table:table-cell table:number-columns-repeated="4"/>
          <table:table-cell office:value-type="float" office:value="54290895" calcext:value-type="float">
            <text:p>54290895</text:p>
          </table:table-cell>
          <table:table-cell office:value-type="float" office:value="888004" calcext:value-type="float">
            <text:p>888004</text:p>
          </table:table-cell>
          <table:table-cell office:value-type="float" office:value="164.02" calcext:value-type="float">
            <text:p>164.02</text:p>
          </table:table-cell>
          <table:table-cell office:value-type="float" office:value="2.683" calcext:value-type="float">
            <text:p>2.683</text:p>
          </table:table-cell>
          <table:table-cell office:value-type="float" office:value="933829" calcext:value-type="float">
            <text:p>933829</text:p>
          </table:table-cell>
          <table:table-cell office:value-type="float" office:value="2.821" calcext:value-type="float">
            <text:p>2.821</text:p>
          </table:table-cell>
          <table:table-cell office:value-type="float" office:value="13.958" calcext:value-type="float">
            <text:p>13.958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1</text:p>
          </table:table-cell>
          <table:table-cell office:value-type="float" office:value="3830010" calcext:value-type="float">
            <text:p>3830010</text:p>
          </table:table-cell>
          <table:table-cell office:value-type="float" office:value="56750" calcext:value-type="float">
            <text:p>56750</text:p>
          </table:table-cell>
          <table:table-cell office:value-type="float" office:value="66707.714" calcext:value-type="float">
            <text:p>66707.714</text:p>
          </table:table-cell>
          <table:table-cell office:value-type="float" office:value="140906" calcext:value-type="float">
            <text:p>140906</text:p>
          </table:table-cell>
          <table:table-cell office:value-type="float" office:value="372" calcext:value-type="float">
            <text:p>372</text:p>
          </table:table-cell>
          <table:table-cell office:value-type="float" office:value="757.286" calcext:value-type="float">
            <text:p>757.286</text:p>
          </table:table-cell>
          <table:table-cell office:value-type="float" office:value="11570.935" calcext:value-type="float">
            <text:p>11570.935</text:p>
          </table:table-cell>
          <table:table-cell office:value-type="float" office:value="171.449" calcext:value-type="float">
            <text:p>171.449</text:p>
          </table:table-cell>
          <table:table-cell office:value-type="float" office:value="201.532" calcext:value-type="float">
            <text:p>201.532</text:p>
          </table:table-cell>
          <table:table-cell office:value-type="float" office:value="425.694" calcext:value-type="float">
            <text:p>425.694</text:p>
          </table:table-cell>
          <table:table-cell office:value-type="float" office:value="1.124" calcext:value-type="float">
            <text:p>1.124</text:p>
          </table:table-cell>
          <table:table-cell office:value-type="float" office:value="2.288" calcext:value-type="float">
            <text:p>2.288</text:p>
          </table:table-cell>
          <table:table-cell office:value-type="float" office:value="1.06" calcext:value-type="float">
            <text:p>1.06</text:p>
          </table:table-cell>
          <table:table-cell office:value-type="float" office:value="6711" calcext:value-type="float">
            <text:p>6711</text:p>
          </table:table-cell>
          <table:table-cell office:value-type="float" office:value="20.275" calcext:value-type="float">
            <text:p>20.275</text:p>
          </table:table-cell>
          <table:table-cell office:value-type="float" office:value="59351" calcext:value-type="float">
            <text:p>59351</text:p>
          </table:table-cell>
          <table:table-cell office:value-type="float" office:value="179.307" calcext:value-type="float">
            <text:p>179.307</text:p>
          </table:table-cell>
          <table:table-cell table:number-columns-repeated="4"/>
          <table:table-cell office:value-type="float" office:value="55296560" calcext:value-type="float">
            <text:p>55296560</text:p>
          </table:table-cell>
          <table:table-cell office:value-type="float" office:value="1005665" calcext:value-type="float">
            <text:p>1005665</text:p>
          </table:table-cell>
          <table:table-cell office:value-type="float" office:value="167.058" calcext:value-type="float">
            <text:p>167.058</text:p>
          </table:table-cell>
          <table:table-cell office:value-type="float" office:value="3.038" calcext:value-type="float">
            <text:p>3.038</text:p>
          </table:table-cell>
          <table:table-cell office:value-type="float" office:value="937777" calcext:value-type="float">
            <text:p>937777</text:p>
          </table:table-cell>
          <table:table-cell office:value-type="float" office:value="2.833" calcext:value-type="float">
            <text:p>2.833</text:p>
          </table:table-cell>
          <table:table-cell office:value-type="float" office:value="14.058" calcext:value-type="float">
            <text:p>14.058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2</text:p>
          </table:table-cell>
          <table:table-cell office:value-type="float" office:value="3902058" calcext:value-type="float">
            <text:p>3902058</text:p>
          </table:table-cell>
          <table:table-cell office:value-type="float" office:value="72048" calcext:value-type="float">
            <text:p>72048</text:p>
          </table:table-cell>
          <table:table-cell office:value-type="float" office:value="67212" calcext:value-type="float">
            <text:p>67212</text:p>
          </table:table-cell>
          <table:table-cell office:value-type="float" office:value="142066" calcext:value-type="float">
            <text:p>142066</text:p>
          </table:table-cell>
          <table:table-cell office:value-type="float" office:value="1160" calcext:value-type="float">
            <text:p>1160</text:p>
          </table:table-cell>
          <table:table-cell office:value-type="float" office:value="800" calcext:value-type="float">
            <text:p>800</text:p>
          </table:table-cell>
          <table:table-cell office:value-type="float" office:value="11788.601" calcext:value-type="float">
            <text:p>11788.601</text:p>
          </table:table-cell>
          <table:table-cell office:value-type="float" office:value="217.666" calcext:value-type="float">
            <text:p>217.666</text:p>
          </table:table-cell>
          <table:table-cell office:value-type="float" office:value="203.056" calcext:value-type="float">
            <text:p>203.056</text:p>
          </table:table-cell>
          <table:table-cell office:value-type="float" office:value="429.199" calcext:value-type="float">
            <text:p>429.199</text:p>
          </table:table-cell>
          <table:table-cell office:value-type="float" office:value="3.505" calcext:value-type="float">
            <text:p>3.505</text:p>
          </table:table-cell>
          <table:table-cell office:value-type="float" office:value="2.417" calcext:value-type="float">
            <text:p>2.417</text:p>
          </table:table-cell>
          <table:table-cell office:value-type="float" office:value="1.06" calcext:value-type="float">
            <text:p>1.06</text:p>
          </table:table-cell>
          <table:table-cell office:value-type="float" office:value="10457" calcext:value-type="float">
            <text:p>10457</text:p>
          </table:table-cell>
          <table:table-cell office:value-type="float" office:value="31.592" calcext:value-type="float">
            <text:p>31.592</text:p>
          </table:table-cell>
          <table:table-cell office:value-type="float" office:value="59598" calcext:value-type="float">
            <text:p>59598</text:p>
          </table:table-cell>
          <table:table-cell office:value-type="float" office:value="180.053" calcext:value-type="float">
            <text:p>180.053</text:p>
          </table:table-cell>
          <table:table-cell table:number-columns-repeated="4"/>
          <table:table-cell office:value-type="float" office:value="56386861" calcext:value-type="float">
            <text:p>56386861</text:p>
          </table:table-cell>
          <table:table-cell office:value-type="float" office:value="1090301" calcext:value-type="float">
            <text:p>1090301</text:p>
          </table:table-cell>
          <table:table-cell office:value-type="float" office:value="170.352" calcext:value-type="float">
            <text:p>170.352</text:p>
          </table:table-cell>
          <table:table-cell office:value-type="float" office:value="3.294" calcext:value-type="float">
            <text:p>3.294</text:p>
          </table:table-cell>
          <table:table-cell office:value-type="float" office:value="948561" calcext:value-type="float">
            <text:p>948561</text:p>
          </table:table-cell>
          <table:table-cell office:value-type="float" office:value="2.866" calcext:value-type="float">
            <text:p>2.866</text:p>
          </table:table-cell>
          <table:table-cell office:value-type="float" office:value="14.113" calcext:value-type="float">
            <text:p>14.113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3</text:p>
          </table:table-cell>
          <table:table-cell office:value-type="float" office:value="3970906" calcext:value-type="float">
            <text:p>3970906</text:p>
          </table:table-cell>
          <table:table-cell office:value-type="float" office:value="68848" calcext:value-type="float">
            <text:p>68848</text:p>
          </table:table-cell>
          <table:table-cell office:value-type="float" office:value="67373.571" calcext:value-type="float">
            <text:p>67373.571</text:p>
          </table:table-cell>
          <table:table-cell office:value-type="float" office:value="143190" calcext:value-type="float">
            <text:p>143190</text:p>
          </table:table-cell>
          <table:table-cell office:value-type="float" office:value="1124" calcext:value-type="float">
            <text:p>1124</text:p>
          </table:table-cell>
          <table:table-cell office:value-type="float" office:value="824.429" calcext:value-type="float">
            <text:p>824.429</text:p>
          </table:table-cell>
          <table:table-cell office:value-type="float" office:value="11996.599" calcext:value-type="float">
            <text:p>11996.599</text:p>
          </table:table-cell>
          <table:table-cell office:value-type="float" office:value="207.998" calcext:value-type="float">
            <text:p>207.998</text:p>
          </table:table-cell>
          <table:table-cell office:value-type="float" office:value="203.544" calcext:value-type="float">
            <text:p>203.544</text:p>
          </table:table-cell>
          <table:table-cell office:value-type="float" office:value="432.595" calcext:value-type="float">
            <text:p>432.595</text:p>
          </table:table-cell>
          <table:table-cell office:value-type="float" office:value="3.396" calcext:value-type="float">
            <text:p>3.396</text:p>
          </table:table-cell>
          <table:table-cell office:value-type="float" office:value="2.491" calcext:value-type="float">
            <text:p>2.491</text:p>
          </table:table-cell>
          <table:table-cell office:value-type="float" office:value="1.05" calcext:value-type="float">
            <text:p>1.05</text:p>
          </table:table-cell>
          <table:table-cell office:value-type="float" office:value="10414" calcext:value-type="float">
            <text:p>10414</text:p>
          </table:table-cell>
          <table:table-cell office:value-type="float" office:value="31.462" calcext:value-type="float">
            <text:p>31.462</text:p>
          </table:table-cell>
          <table:table-cell office:value-type="float" office:value="59712" calcext:value-type="float">
            <text:p>59712</text:p>
          </table:table-cell>
          <table:table-cell office:value-type="float" office:value="180.397" calcext:value-type="float">
            <text:p>180.397</text:p>
          </table:table-cell>
          <table:table-cell table:number-columns-repeated="4"/>
          <table:table-cell office:value-type="float" office:value="57443279" calcext:value-type="float">
            <text:p>57443279</text:p>
          </table:table-cell>
          <table:table-cell office:value-type="float" office:value="1056418" calcext:value-type="float">
            <text:p>1056418</text:p>
          </table:table-cell>
          <table:table-cell office:value-type="float" office:value="173.543" calcext:value-type="float">
            <text:p>173.543</text:p>
          </table:table-cell>
          <table:table-cell office:value-type="float" office:value="3.192" calcext:value-type="float">
            <text:p>3.192</text:p>
          </table:table-cell>
          <table:table-cell office:value-type="float" office:value="954927" calcext:value-type="float">
            <text:p>954927</text:p>
          </table:table-cell>
          <table:table-cell office:value-type="float" office:value="2.885" calcext:value-type="float">
            <text:p>2.885</text:p>
          </table:table-cell>
          <table:table-cell office:value-type="float" office:value="14.174" calcext:value-type="float">
            <text:p>14.174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4</text:p>
          </table:table-cell>
          <table:table-cell office:value-type="float" office:value="4034102" calcext:value-type="float">
            <text:p>4034102</text:p>
          </table:table-cell>
          <table:table-cell office:value-type="float" office:value="63196" calcext:value-type="float">
            <text:p>63196</text:p>
          </table:table-cell>
          <table:table-cell office:value-type="float" office:value="65411.571" calcext:value-type="float">
            <text:p>65411.571</text:p>
          </table:table-cell>
          <table:table-cell office:value-type="float" office:value="144242" calcext:value-type="float">
            <text:p>144242</text:p>
          </table:table-cell>
          <table:table-cell office:value-type="float" office:value="1052" calcext:value-type="float">
            <text:p>1052</text:p>
          </table:table-cell>
          <table:table-cell office:value-type="float" office:value="840.571" calcext:value-type="float">
            <text:p>840.571</text:p>
          </table:table-cell>
          <table:table-cell office:value-type="float" office:value="12187.522" calcext:value-type="float">
            <text:p>12187.522</text:p>
          </table:table-cell>
          <table:table-cell office:value-type="float" office:value="190.923" calcext:value-type="float">
            <text:p>190.923</text:p>
          </table:table-cell>
          <table:table-cell office:value-type="float" office:value="197.616" calcext:value-type="float">
            <text:p>197.616</text:p>
          </table:table-cell>
          <table:table-cell office:value-type="float" office:value="435.773" calcext:value-type="float">
            <text:p>435.773</text:p>
          </table:table-cell>
          <table:table-cell office:value-type="float" office:value="3.178" calcext:value-type="float">
            <text:p>3.178</text:p>
          </table:table-cell>
          <table:table-cell office:value-type="float" office:value="2.539" calcext:value-type="float">
            <text:p>2.539</text:p>
          </table:table-cell>
          <table:table-cell office:value-type="float" office:value="1.04" calcext:value-type="float">
            <text:p>1.04</text:p>
          </table:table-cell>
          <table:table-cell office:value-type="float" office:value="10395" calcext:value-type="float">
            <text:p>10395</text:p>
          </table:table-cell>
          <table:table-cell office:value-type="float" office:value="31.405" calcext:value-type="float">
            <text:p>31.405</text:p>
          </table:table-cell>
          <table:table-cell office:value-type="float" office:value="59677" calcext:value-type="float">
            <text:p>59677</text:p>
          </table:table-cell>
          <table:table-cell office:value-type="float" office:value="180.292" calcext:value-type="float">
            <text:p>180.292</text:p>
          </table:table-cell>
          <table:table-cell table:number-columns-repeated="4"/>
          <table:table-cell office:value-type="float" office:value="58493596" calcext:value-type="float">
            <text:p>58493596</text:p>
          </table:table-cell>
          <table:table-cell office:value-type="float" office:value="1050317" calcext:value-type="float">
            <text:p>1050317</text:p>
          </table:table-cell>
          <table:table-cell office:value-type="float" office:value="176.716" calcext:value-type="float">
            <text:p>176.716</text:p>
          </table:table-cell>
          <table:table-cell office:value-type="float" office:value="3.173" calcext:value-type="float">
            <text:p>3.173</text:p>
          </table:table-cell>
          <table:table-cell office:value-type="float" office:value="957305" calcext:value-type="float">
            <text:p>957305</text:p>
          </table:table-cell>
          <table:table-cell office:value-type="float" office:value="2.892" calcext:value-type="float">
            <text:p>2.892</text:p>
          </table:table-cell>
          <table:table-cell office:value-type="float" office:value="14.635" calcext:value-type="float">
            <text:p>14.635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5</text:p>
          </table:table-cell>
          <table:table-cell office:value-type="float" office:value="4112529" calcext:value-type="float">
            <text:p>4112529</text:p>
          </table:table-cell>
          <table:table-cell office:value-type="float" office:value="78427" calcext:value-type="float">
            <text:p>78427</text:p>
          </table:table-cell>
          <table:table-cell office:value-type="float" office:value="66402" calcext:value-type="float">
            <text:p>66402</text:p>
          </table:table-cell>
          <table:table-cell office:value-type="float" office:value="145546" calcext:value-type="float">
            <text:p>145546</text:p>
          </table:table-cell>
          <table:table-cell office:value-type="float" office:value="1304" calcext:value-type="float">
            <text:p>1304</text:p>
          </table:table-cell>
          <table:table-cell office:value-type="float" office:value="897.143" calcext:value-type="float">
            <text:p>897.143</text:p>
          </table:table-cell>
          <table:table-cell office:value-type="float" office:value="12424.46" calcext:value-type="float">
            <text:p>12424.46</text:p>
          </table:table-cell>
          <table:table-cell office:value-type="float" office:value="236.938" calcext:value-type="float">
            <text:p>236.938</text:p>
          </table:table-cell>
          <table:table-cell office:value-type="float" office:value="200.609" calcext:value-type="float">
            <text:p>200.609</text:p>
          </table:table-cell>
          <table:table-cell office:value-type="float" office:value="439.712" calcext:value-type="float">
            <text:p>439.712</text:p>
          </table:table-cell>
          <table:table-cell office:value-type="float" office:value="3.94" calcext:value-type="float">
            <text:p>3.94</text:p>
          </table:table-cell>
          <table:table-cell office:value-type="float" office:value="2.71" calcext:value-type="float">
            <text:p>2.71</text:p>
          </table:table-cell>
          <table:table-cell office:value-type="float" office:value="1.01" calcext:value-type="float">
            <text:p>1.01</text:p>
          </table:table-cell>
          <table:table-cell office:value-type="float" office:value="10380" calcext:value-type="float">
            <text:p>10380</text:p>
          </table:table-cell>
          <table:table-cell office:value-type="float" office:value="31.359" calcext:value-type="float">
            <text:p>31.359</text:p>
          </table:table-cell>
          <table:table-cell office:value-type="float" office:value="59269" calcext:value-type="float">
            <text:p>59269</text:p>
          </table:table-cell>
          <table:table-cell office:value-type="float" office:value="179.059" calcext:value-type="float">
            <text:p>179.059</text:p>
          </table:table-cell>
          <table:table-cell table:number-columns-repeated="4"/>
          <table:table-cell office:value-type="float" office:value="59364681" calcext:value-type="float">
            <text:p>59364681</text:p>
          </table:table-cell>
          <table:table-cell office:value-type="float" office:value="871085" calcext:value-type="float">
            <text:p>871085</text:p>
          </table:table-cell>
          <table:table-cell office:value-type="float" office:value="179.348" calcext:value-type="float">
            <text:p>179.348</text:p>
          </table:table-cell>
          <table:table-cell office:value-type="float" office:value="2.632" calcext:value-type="float">
            <text:p>2.632</text:p>
          </table:table-cell>
          <table:table-cell office:value-type="float" office:value="953969" calcext:value-type="float">
            <text:p>953969</text:p>
          </table:table-cell>
          <table:table-cell office:value-type="float" office:value="2.882" calcext:value-type="float">
            <text:p>2.882</text:p>
          </table:table-cell>
          <table:table-cell office:value-type="float" office:value="14.367" calcext:value-type="float">
            <text:p>14.36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6</text:p>
          </table:table-cell>
          <table:table-cell office:value-type="float" office:value="4178027" calcext:value-type="float">
            <text:p>4178027</text:p>
          </table:table-cell>
          <table:table-cell office:value-type="float" office:value="65498" calcext:value-type="float">
            <text:p>65498</text:p>
          </table:table-cell>
          <table:table-cell office:value-type="float" office:value="66651.857" calcext:value-type="float">
            <text:p>66651.857</text:p>
          </table:table-cell>
          <table:table-cell office:value-type="float" office:value="146460" calcext:value-type="float">
            <text:p>146460</text:p>
          </table:table-cell>
          <table:table-cell office:value-type="float" office:value="914" calcext:value-type="float">
            <text:p>914</text:p>
          </table:table-cell>
          <table:table-cell office:value-type="float" office:value="905.857" calcext:value-type="float">
            <text:p>905.857</text:p>
          </table:table-cell>
          <table:table-cell office:value-type="float" office:value="12622.337" calcext:value-type="float">
            <text:p>12622.337</text:p>
          </table:table-cell>
          <table:table-cell office:value-type="float" office:value="197.878" calcext:value-type="float">
            <text:p>197.878</text:p>
          </table:table-cell>
          <table:table-cell office:value-type="float" office:value="201.364" calcext:value-type="float">
            <text:p>201.364</text:p>
          </table:table-cell>
          <table:table-cell office:value-type="float" office:value="442.474" calcext:value-type="float">
            <text:p>442.47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37" calcext:value-type="float">
            <text:p>2.737</text:p>
          </table:table-cell>
          <table:table-cell office:value-type="float" office:value="0.99" calcext:value-type="float">
            <text:p>0.99</text:p>
          </table:table-cell>
          <table:table-cell office:value-type="float" office:value="10353" calcext:value-type="float">
            <text:p>10353</text:p>
          </table:table-cell>
          <table:table-cell office:value-type="float" office:value="31.278" calcext:value-type="float">
            <text:p>31.278</text:p>
          </table:table-cell>
          <table:table-cell office:value-type="float" office:value="58644" calcext:value-type="float">
            <text:p>58644</text:p>
          </table:table-cell>
          <table:table-cell office:value-type="float" office:value="177.171" calcext:value-type="float">
            <text:p>177.171</text:p>
          </table:table-cell>
          <table:table-cell office:value-type="float" office:value="950" calcext:value-type="float">
            <text:p>950</text:p>
          </table:table-cell>
          <table:table-cell office:value-type="float" office:value="2.87" calcext:value-type="float">
            <text:p>2.87</text:p>
          </table:table-cell>
          <table:table-cell office:value-type="float" office:value="15413" calcext:value-type="float">
            <text:p>15413</text:p>
          </table:table-cell>
          <table:table-cell office:value-type="float" office:value="46.565" calcext:value-type="float">
            <text:p>46.565</text:p>
          </table:table-cell>
          <table:table-cell office:value-type="float" office:value="60034286" calcext:value-type="float">
            <text:p>60034286</text:p>
          </table:table-cell>
          <table:table-cell office:value-type="float" office:value="669605" calcext:value-type="float">
            <text:p>669605</text:p>
          </table:table-cell>
          <table:table-cell office:value-type="float" office:value="181.371" calcext:value-type="float">
            <text:p>181.371</text:p>
          </table:table-cell>
          <table:table-cell office:value-type="float" office:value="2.023" calcext:value-type="float">
            <text:p>2.023</text:p>
          </table:table-cell>
          <table:table-cell office:value-type="float" office:value="947342" calcext:value-type="float">
            <text:p>947342</text:p>
          </table:table-cell>
          <table:table-cell office:value-type="float" office:value="2.862" calcext:value-type="float">
            <text:p>2.862</text:p>
          </table:table-cell>
          <table:table-cell office:value-type="float" office:value="14.213" calcext:value-type="float">
            <text:p>14.21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7</text:p>
          </table:table-cell>
          <table:table-cell office:value-type="float" office:value="4234020" calcext:value-type="float">
            <text:p>4234020</text:p>
          </table:table-cell>
          <table:table-cell office:value-type="float" office:value="55993" calcext:value-type="float">
            <text:p>55993</text:p>
          </table:table-cell>
          <table:table-cell office:value-type="float" office:value="65822.857" calcext:value-type="float">
            <text:p>65822.857</text:p>
          </table:table-cell>
          <table:table-cell office:value-type="float" office:value="146935" calcext:value-type="float">
            <text:p>146935</text:p>
          </table:table-cell>
          <table:table-cell office:value-type="float" office:value="475" calcext:value-type="float">
            <text:p>475</text:p>
          </table:table-cell>
          <table:table-cell office:value-type="float" office:value="914.429" calcext:value-type="float">
            <text:p>914.429</text:p>
          </table:table-cell>
          <table:table-cell office:value-type="float" office:value="12791.499" calcext:value-type="float">
            <text:p>12791.499</text:p>
          </table:table-cell>
          <table:table-cell office:value-type="float" office:value="169.162" calcext:value-type="float">
            <text:p>169.162</text:p>
          </table:table-cell>
          <table:table-cell office:value-type="float" office:value="198.859" calcext:value-type="float">
            <text:p>198.859</text:p>
          </table:table-cell>
          <table:table-cell office:value-type="float" office:value="443.909" calcext:value-type="float">
            <text:p>443.909</text:p>
          </table:table-cell>
          <table:table-cell office:value-type="float" office:value="1.435" calcext:value-type="float">
            <text:p>1.435</text:p>
          </table:table-cell>
          <table:table-cell office:value-type="float" office:value="2.763" calcext:value-type="float">
            <text:p>2.763</text:p>
          </table:table-cell>
          <table:table-cell office:value-type="float" office:value="0.99" calcext:value-type="float">
            <text:p>0.99</text:p>
          </table:table-cell>
          <table:table-cell office:value-type="float" office:value="10328" calcext:value-type="float">
            <text:p>10328</text:p>
          </table:table-cell>
          <table:table-cell office:value-type="float" office:value="31.202" calcext:value-type="float">
            <text:p>31.202</text:p>
          </table:table-cell>
          <table:table-cell office:value-type="float" office:value="58906" calcext:value-type="float">
            <text:p>58906</text:p>
          </table:table-cell>
          <table:table-cell office:value-type="float" office:value="177.962" calcext:value-type="float">
            <text:p>177.962</text:p>
          </table:table-cell>
          <table:table-cell table:number-columns-repeated="4"/>
          <table:table-cell office:value-type="float" office:value="60810542" calcext:value-type="float">
            <text:p>60810542</text:p>
          </table:table-cell>
          <table:table-cell office:value-type="float" office:value="776256" calcext:value-type="float">
            <text:p>776256</text:p>
          </table:table-cell>
          <table:table-cell office:value-type="float" office:value="183.716" calcext:value-type="float">
            <text:p>183.716</text:p>
          </table:table-cell>
          <table:table-cell office:value-type="float" office:value="2.345" calcext:value-type="float">
            <text:p>2.345</text:p>
          </table:table-cell>
          <table:table-cell office:value-type="float" office:value="931378" calcext:value-type="float">
            <text:p>931378</text:p>
          </table:table-cell>
          <table:table-cell office:value-type="float" office:value="2.814" calcext:value-type="float">
            <text:p>2.814</text:p>
          </table:table-cell>
          <table:table-cell office:value-type="float" office:value="14.15" calcext:value-type="float">
            <text:p>14.15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8</text:p>
          </table:table-cell>
          <table:table-cell office:value-type="float" office:value="4290263" calcext:value-type="float">
            <text:p>4290263</text:p>
          </table:table-cell>
          <table:table-cell office:value-type="float" office:value="56243" calcext:value-type="float">
            <text:p>56243</text:p>
          </table:table-cell>
          <table:table-cell office:value-type="float" office:value="65750.429" calcext:value-type="float">
            <text:p>65750.429</text:p>
          </table:table-cell>
          <table:table-cell office:value-type="float" office:value="148011" calcext:value-type="float">
            <text:p>148011</text:p>
          </table:table-cell>
          <table:table-cell office:value-type="float" office:value="1076" calcext:value-type="float">
            <text:p>1076</text:p>
          </table:table-cell>
          <table:table-cell office:value-type="float" office:value="1015" calcext:value-type="float">
            <text:p>1015</text:p>
          </table:table-cell>
          <table:table-cell office:value-type="float" office:value="12961.416" calcext:value-type="float">
            <text:p>12961.416</text:p>
          </table:table-cell>
          <table:table-cell office:value-type="float" office:value="169.917" calcext:value-type="float">
            <text:p>169.917</text:p>
          </table:table-cell>
          <table:table-cell office:value-type="float" office:value="198.64" calcext:value-type="float">
            <text:p>198.64</text:p>
          </table:table-cell>
          <table:table-cell office:value-type="float" office:value="447.16" calcext:value-type="float">
            <text:p>447.16</text:p>
          </table:table-cell>
          <table:table-cell office:value-type="float" office:value="3.251" calcext:value-type="float">
            <text:p>3.251</text:p>
          </table:table-cell>
          <table:table-cell office:value-type="float" office:value="3.066" calcext:value-type="float">
            <text:p>3.066</text:p>
          </table:table-cell>
          <table:table-cell office:value-type="float" office:value="0.99" calcext:value-type="float">
            <text:p>0.99</text:p>
          </table:table-cell>
          <table:table-cell office:value-type="float" office:value="10463" calcext:value-type="float">
            <text:p>10463</text:p>
          </table:table-cell>
          <table:table-cell office:value-type="float" office:value="31.61" calcext:value-type="float">
            <text:p>31.61</text:p>
          </table:table-cell>
          <table:table-cell office:value-type="float" office:value="57086" calcext:value-type="float">
            <text:p>57086</text:p>
          </table:table-cell>
          <table:table-cell office:value-type="float" office:value="172.464" calcext:value-type="float">
            <text:p>172.464</text:p>
          </table:table-cell>
          <table:table-cell table:number-columns-repeated="4"/>
          <table:table-cell office:value-type="float" office:value="61741207" calcext:value-type="float">
            <text:p>61741207</text:p>
          </table:table-cell>
          <table:table-cell office:value-type="float" office:value="930665" calcext:value-type="float">
            <text:p>930665</text:p>
          </table:table-cell>
          <table:table-cell office:value-type="float" office:value="186.528" calcext:value-type="float">
            <text:p>186.528</text:p>
          </table:table-cell>
          <table:table-cell office:value-type="float" office:value="2.812" calcext:value-type="float">
            <text:p>2.812</text:p>
          </table:table-cell>
          <table:table-cell office:value-type="float" office:value="920664" calcext:value-type="float">
            <text:p>920664</text:p>
          </table:table-cell>
          <table:table-cell office:value-type="float" office:value="2.781" calcext:value-type="float">
            <text:p>2.781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29</text:p>
          </table:table-cell>
          <table:table-cell office:value-type="float" office:value="4351997" calcext:value-type="float">
            <text:p>4351997</text:p>
          </table:table-cell>
          <table:table-cell office:value-type="float" office:value="61734" calcext:value-type="float">
            <text:p>61734</text:p>
          </table:table-cell>
          <table:table-cell office:value-type="float" office:value="64277" calcext:value-type="float">
            <text:p>64277</text:p>
          </table:table-cell>
          <table:table-cell office:value-type="float" office:value="149256" calcext:value-type="float">
            <text:p>149256</text:p>
          </table:table-cell>
          <table:table-cell office:value-type="float" office:value="1245" calcext:value-type="float">
            <text:p>1245</text:p>
          </table:table-cell>
          <table:table-cell office:value-type="float" office:value="1027.143" calcext:value-type="float">
            <text:p>1027.143</text:p>
          </table:table-cell>
          <table:table-cell office:value-type="float" office:value="13147.922" calcext:value-type="float">
            <text:p>13147.922</text:p>
          </table:table-cell>
          <table:table-cell office:value-type="float" office:value="186.506" calcext:value-type="float">
            <text:p>186.506</text:p>
          </table:table-cell>
          <table:table-cell office:value-type="float" office:value="194.189" calcext:value-type="float">
            <text:p>194.189</text:p>
          </table:table-cell>
          <table:table-cell office:value-type="float" office:value="450.921" calcext:value-type="float">
            <text:p>450.921</text:p>
          </table:table-cell>
          <table:table-cell office:value-type="float" office:value="3.761" calcext:value-type="float">
            <text:p>3.761</text:p>
          </table:table-cell>
          <table:table-cell office:value-type="float" office:value="3.103" calcext:value-type="float">
            <text:p>3.103</text:p>
          </table:table-cell>
          <table:table-cell office:value-type="float" office:value="0.99" calcext:value-type="float">
            <text:p>0.99</text:p>
          </table:table-cell>
          <table:table-cell office:value-type="float" office:value="10539" calcext:value-type="float">
            <text:p>10539</text:p>
          </table:table-cell>
          <table:table-cell office:value-type="float" office:value="31.84" calcext:value-type="float">
            <text:p>31.84</text:p>
          </table:table-cell>
          <table:table-cell office:value-type="float" office:value="57325" calcext:value-type="float">
            <text:p>57325</text:p>
          </table:table-cell>
          <table:table-cell office:value-type="float" office:value="173.186" calcext:value-type="float">
            <text:p>173.186</text:p>
          </table:table-cell>
          <table:table-cell table:number-columns-repeated="4"/>
          <table:table-cell office:value-type="float" office:value="62753001" calcext:value-type="float">
            <text:p>62753001</text:p>
          </table:table-cell>
          <table:table-cell office:value-type="float" office:value="1011794" calcext:value-type="float">
            <text:p>1011794</text:p>
          </table:table-cell>
          <table:table-cell office:value-type="float" office:value="189.585" calcext:value-type="float">
            <text:p>189.585</text:p>
          </table:table-cell>
          <table:table-cell office:value-type="float" office:value="3.057" calcext:value-type="float">
            <text:p>3.057</text:p>
          </table:table-cell>
          <table:table-cell office:value-type="float" office:value="909449" calcext:value-type="float">
            <text:p>909449</text:p>
          </table:table-cell>
          <table:table-cell office:value-type="float" office:value="2.748" calcext:value-type="float">
            <text:p>2.748</text:p>
          </table:table-cell>
          <table:table-cell office:value-type="float" office:value="14.149" calcext:value-type="float">
            <text:p>14.149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30</text:p>
          </table:table-cell>
          <table:table-cell office:value-type="float" office:value="4426982" calcext:value-type="float">
            <text:p>4426982</text:p>
          </table:table-cell>
          <table:table-cell office:value-type="float" office:value="74985" calcext:value-type="float">
            <text:p>74985</text:p>
          </table:table-cell>
          <table:table-cell office:value-type="float" office:value="65153.714" calcext:value-type="float">
            <text:p>65153.714</text:p>
          </table:table-cell>
          <table:table-cell office:value-type="float" office:value="150713" calcext:value-type="float">
            <text:p>150713</text:p>
          </table:table-cell>
          <table:table-cell office:value-type="float" office:value="1457" calcext:value-type="float">
            <text:p>1457</text:p>
          </table:table-cell>
          <table:table-cell office:value-type="float" office:value="1074.714" calcext:value-type="float">
            <text:p>1074.714</text:p>
          </table:table-cell>
          <table:table-cell office:value-type="float" office:value="13374.461" calcext:value-type="float">
            <text:p>13374.461</text:p>
          </table:table-cell>
          <table:table-cell office:value-type="float" office:value="226.539" calcext:value-type="float">
            <text:p>226.539</text:p>
          </table:table-cell>
          <table:table-cell office:value-type="float" office:value="196.837" calcext:value-type="float">
            <text:p>196.837</text:p>
          </table:table-cell>
          <table:table-cell office:value-type="float" office:value="455.323" calcext:value-type="float">
            <text:p>455.323</text:p>
          </table:table-cell>
          <table:table-cell office:value-type="float" office:value="4.402" calcext:value-type="float">
            <text:p>4.402</text:p>
          </table:table-cell>
          <table:table-cell office:value-type="float" office:value="3.247" calcext:value-type="float">
            <text:p>3.247</text:p>
          </table:table-cell>
          <table:table-cell office:value-type="float" office:value="0.98" calcext:value-type="float">
            <text:p>0.98</text:p>
          </table:table-cell>
          <table:table-cell office:value-type="float" office:value="10523" calcext:value-type="float">
            <text:p>10523</text:p>
          </table:table-cell>
          <table:table-cell office:value-type="float" office:value="31.791" calcext:value-type="float">
            <text:p>31.791</text:p>
          </table:table-cell>
          <table:table-cell office:value-type="float" office:value="56434" calcext:value-type="float">
            <text:p>56434</text:p>
          </table:table-cell>
          <table:table-cell office:value-type="float" office:value="170.494" calcext:value-type="float">
            <text:p>170.494</text:p>
          </table:table-cell>
          <table:table-cell table:number-columns-repeated="4"/>
          <table:table-cell office:value-type="float" office:value="63778773" calcext:value-type="float">
            <text:p>63778773</text:p>
          </table:table-cell>
          <table:table-cell office:value-type="float" office:value="1025772" calcext:value-type="float">
            <text:p>1025772</text:p>
          </table:table-cell>
          <table:table-cell office:value-type="float" office:value="192.684" calcext:value-type="float">
            <text:p>192.684</text:p>
          </table:table-cell>
          <table:table-cell office:value-type="float" office:value="3.099" calcext:value-type="float">
            <text:p>3.099</text:p>
          </table:table-cell>
          <table:table-cell office:value-type="float" office:value="905071" calcext:value-type="float">
            <text:p>905071</text:p>
          </table:table-cell>
          <table:table-cell office:value-type="float" office:value="2.734" calcext:value-type="float">
            <text:p>2.734</text:p>
          </table:table-cell>
          <table:table-cell office:value-type="float" office:value="13.891" calcext:value-type="float">
            <text:p>13.891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7-31</text:p>
          </table:table-cell>
          <table:table-cell office:value-type="float" office:value="4495014" calcext:value-type="float">
            <text:p>4495014</text:p>
          </table:table-cell>
          <table:table-cell office:value-type="float" office:value="68032" calcext:value-type="float">
            <text:p>68032</text:p>
          </table:table-cell>
          <table:table-cell office:value-type="float" office:value="65844.571" calcext:value-type="float">
            <text:p>65844.571</text:p>
          </table:table-cell>
          <table:table-cell office:value-type="float" office:value="152070" calcext:value-type="float">
            <text:p>152070</text:p>
          </table:table-cell>
          <table:table-cell office:value-type="float" office:value="1357" calcext:value-type="float">
            <text:p>1357</text:p>
          </table:table-cell>
          <table:table-cell office:value-type="float" office:value="1118.286" calcext:value-type="float">
            <text:p>1118.286</text:p>
          </table:table-cell>
          <table:table-cell office:value-type="float" office:value="13579.994" calcext:value-type="float">
            <text:p>13579.994</text:p>
          </table:table-cell>
          <table:table-cell office:value-type="float" office:value="205.533" calcext:value-type="float">
            <text:p>205.533</text:p>
          </table:table-cell>
          <table:table-cell office:value-type="float" office:value="198.925" calcext:value-type="float">
            <text:p>198.925</text:p>
          </table:table-cell>
          <table:table-cell office:value-type="float" office:value="459.422" calcext:value-type="float">
            <text:p>459.422</text:p>
          </table:table-cell>
          <table:table-cell office:value-type="float" office:value="4.1" calcext:value-type="float">
            <text:p>4.1</text:p>
          </table:table-cell>
          <table:table-cell office:value-type="float" office:value="3.378" calcext:value-type="float">
            <text:p>3.378</text:p>
          </table:table-cell>
          <table:table-cell office:value-type="float" office:value="0.96" calcext:value-type="float">
            <text:p>0.96</text:p>
          </table:table-cell>
          <table:table-cell office:value-type="float" office:value="10472" calcext:value-type="float">
            <text:p>10472</text:p>
          </table:table-cell>
          <table:table-cell office:value-type="float" office:value="31.637" calcext:value-type="float">
            <text:p>31.637</text:p>
          </table:table-cell>
          <table:table-cell office:value-type="float" office:value="55589" calcext:value-type="float">
            <text:p>55589</text:p>
          </table:table-cell>
          <table:table-cell office:value-type="float" office:value="167.941" calcext:value-type="float">
            <text:p>167.941</text:p>
          </table:table-cell>
          <table:table-cell table:number-columns-repeated="4"/>
          <table:table-cell office:value-type="float" office:value="64750970" calcext:value-type="float">
            <text:p>64750970</text:p>
          </table:table-cell>
          <table:table-cell office:value-type="float" office:value="972197" calcext:value-type="float">
            <text:p>972197</text:p>
          </table:table-cell>
          <table:table-cell office:value-type="float" office:value="195.621" calcext:value-type="float">
            <text:p>195.621</text:p>
          </table:table-cell>
          <table:table-cell office:value-type="float" office:value="2.937" calcext:value-type="float">
            <text:p>2.937</text:p>
          </table:table-cell>
          <table:table-cell office:value-type="float" office:value="893911" calcext:value-type="float">
            <text:p>893911</text:p>
          </table:table-cell>
          <table:table-cell office:value-type="float" office:value="2.701" calcext:value-type="float">
            <text:p>2.701</text:p>
          </table:table-cell>
          <table:table-cell office:value-type="float" office:value="13.576" calcext:value-type="float">
            <text:p>13.576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1</text:p>
          </table:table-cell>
          <table:table-cell office:value-type="float" office:value="4562037" calcext:value-type="float">
            <text:p>4562037</text:p>
          </table:table-cell>
          <table:table-cell office:value-type="float" office:value="67023" calcext:value-type="float">
            <text:p>67023</text:p>
          </table:table-cell>
          <table:table-cell office:value-type="float" office:value="64215.429" calcext:value-type="float">
            <text:p>64215.429</text:p>
          </table:table-cell>
          <table:table-cell office:value-type="float" office:value="153314" calcext:value-type="float">
            <text:p>153314</text:p>
          </table:table-cell>
          <table:table-cell office:value-type="float" office:value="1244" calcext:value-type="float">
            <text:p>1244</text:p>
          </table:table-cell>
          <table:table-cell office:value-type="float" office:value="1109.714" calcext:value-type="float">
            <text:p>1109.714</text:p>
          </table:table-cell>
          <table:table-cell office:value-type="float" office:value="13782.479" calcext:value-type="float">
            <text:p>13782.479</text:p>
          </table:table-cell>
          <table:table-cell office:value-type="float" office:value="202.485" calcext:value-type="float">
            <text:p>202.485</text:p>
          </table:table-cell>
          <table:table-cell office:value-type="float" office:value="194.003" calcext:value-type="float">
            <text:p>194.003</text:p>
          </table:table-cell>
          <table:table-cell office:value-type="float" office:value="463.181" calcext:value-type="float">
            <text:p>463.181</text:p>
          </table:table-cell>
          <table:table-cell office:value-type="float" office:value="3.758" calcext:value-type="float">
            <text:p>3.758</text:p>
          </table:table-cell>
          <table:table-cell office:value-type="float" office:value="3.353" calcext:value-type="float">
            <text:p>3.353</text:p>
          </table:table-cell>
          <table:table-cell office:value-type="float" office:value="0.93" calcext:value-type="float">
            <text:p>0.93</text:p>
          </table:table-cell>
          <table:table-cell office:value-type="float" office:value="10450" calcext:value-type="float">
            <text:p>10450</text:p>
          </table:table-cell>
          <table:table-cell office:value-type="float" office:value="31.571" calcext:value-type="float">
            <text:p>31.571</text:p>
          </table:table-cell>
          <table:table-cell office:value-type="float" office:value="54437" calcext:value-type="float">
            <text:p>54437</text:p>
          </table:table-cell>
          <table:table-cell office:value-type="float" office:value="164.461" calcext:value-type="float">
            <text:p>164.461</text:p>
          </table:table-cell>
          <table:table-cell table:number-columns-repeated="4"/>
          <table:table-cell office:value-type="float" office:value="65532075" calcext:value-type="float">
            <text:p>65532075</text:p>
          </table:table-cell>
          <table:table-cell office:value-type="float" office:value="781105" calcext:value-type="float">
            <text:p>781105</text:p>
          </table:table-cell>
          <table:table-cell office:value-type="float" office:value="197.981" calcext:value-type="float">
            <text:p>197.981</text:p>
          </table:table-cell>
          <table:table-cell office:value-type="float" office:value="2.36" calcext:value-type="float">
            <text:p>2.36</text:p>
          </table:table-cell>
          <table:table-cell office:value-type="float" office:value="881056" calcext:value-type="float">
            <text:p>881056</text:p>
          </table:table-cell>
          <table:table-cell office:value-type="float" office:value="2.662" calcext:value-type="float">
            <text:p>2.662</text:p>
          </table:table-cell>
          <table:table-cell office:value-type="float" office:value="13.72" calcext:value-type="float">
            <text:p>13.72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2</text:p>
          </table:table-cell>
          <table:table-cell office:value-type="float" office:value="4620444" calcext:value-type="float">
            <text:p>4620444</text:p>
          </table:table-cell>
          <table:table-cell office:value-type="float" office:value="58407" calcext:value-type="float">
            <text:p>58407</text:p>
          </table:table-cell>
          <table:table-cell office:value-type="float" office:value="63202.429" calcext:value-type="float">
            <text:p>63202.429</text:p>
          </table:table-cell>
          <table:table-cell office:value-type="float" office:value="154447" calcext:value-type="float">
            <text:p>154447</text:p>
          </table:table-cell>
          <table:table-cell office:value-type="float" office:value="1133" calcext:value-type="float">
            <text:p>1133</text:p>
          </table:table-cell>
          <table:table-cell office:value-type="float" office:value="1141" calcext:value-type="float">
            <text:p>1141</text:p>
          </table:table-cell>
          <table:table-cell office:value-type="float" office:value="13958.934" calcext:value-type="float">
            <text:p>13958.934</text:p>
          </table:table-cell>
          <table:table-cell office:value-type="float" office:value="176.455" calcext:value-type="float">
            <text:p>176.455</text:p>
          </table:table-cell>
          <table:table-cell office:value-type="float" office:value="190.942" calcext:value-type="float">
            <text:p>190.942</text:p>
          </table:table-cell>
          <table:table-cell office:value-type="float" office:value="466.604" calcext:value-type="float">
            <text:p>466.604</text:p>
          </table:table-cell>
          <table:table-cell office:value-type="float" office:value="3.423" calcext:value-type="float">
            <text:p>3.423</text:p>
          </table:table-cell>
          <table:table-cell office:value-type="float" office:value="3.447" calcext:value-type="float">
            <text:p>3.447</text:p>
          </table:table-cell>
          <table:table-cell office:value-type="float" office:value="0.91" calcext:value-type="float">
            <text:p>0.91</text:p>
          </table:table-cell>
          <table:table-cell office:value-type="float" office:value="10415" calcext:value-type="float">
            <text:p>10415</text:p>
          </table:table-cell>
          <table:table-cell office:value-type="float" office:value="31.465" calcext:value-type="float">
            <text:p>31.465</text:p>
          </table:table-cell>
          <table:table-cell office:value-type="float" office:value="53983" calcext:value-type="float">
            <text:p>53983</text:p>
          </table:table-cell>
          <table:table-cell office:value-type="float" office:value="163.089" calcext:value-type="float">
            <text:p>163.089</text:p>
          </table:table-cell>
          <table:table-cell office:value-type="float" office:value="945" calcext:value-type="float">
            <text:p>945</text:p>
          </table:table-cell>
          <table:table-cell office:value-type="float" office:value="2.855" calcext:value-type="float">
            <text:p>2.855</text:p>
          </table:table-cell>
          <table:table-cell office:value-type="float" office:value="18461" calcext:value-type="float">
            <text:p>18461</text:p>
          </table:table-cell>
          <table:table-cell office:value-type="float" office:value="55.773" calcext:value-type="float">
            <text:p>55.773</text:p>
          </table:table-cell>
          <table:table-cell office:value-type="float" office:value="66151464" calcext:value-type="float">
            <text:p>66151464</text:p>
          </table:table-cell>
          <table:table-cell office:value-type="float" office:value="619389" calcext:value-type="float">
            <text:p>619389</text:p>
          </table:table-cell>
          <table:table-cell office:value-type="float" office:value="199.852" calcext:value-type="float">
            <text:p>199.852</text:p>
          </table:table-cell>
          <table:table-cell office:value-type="float" office:value="1.871" calcext:value-type="float">
            <text:p>1.871</text:p>
          </table:table-cell>
          <table:table-cell office:value-type="float" office:value="873883" calcext:value-type="float">
            <text:p>873883</text:p>
          </table:table-cell>
          <table:table-cell office:value-type="float" office:value="2.64" calcext:value-type="float">
            <text:p>2.64</text:p>
          </table:table-cell>
          <table:table-cell office:value-type="float" office:value="13.827" calcext:value-type="float">
            <text:p>13.827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3</text:p>
          </table:table-cell>
          <table:table-cell office:value-type="float" office:value="4667955" calcext:value-type="float">
            <text:p>4667955</text:p>
          </table:table-cell>
          <table:table-cell office:value-type="float" office:value="47511" calcext:value-type="float">
            <text:p>47511</text:p>
          </table:table-cell>
          <table:table-cell office:value-type="float" office:value="61990.714" calcext:value-type="float">
            <text:p>61990.714</text:p>
          </table:table-cell>
          <table:table-cell office:value-type="float" office:value="154860" calcext:value-type="float">
            <text:p>154860</text:p>
          </table:table-cell>
          <table:table-cell office:value-type="float" office:value="413" calcext:value-type="float">
            <text:p>413</text:p>
          </table:table-cell>
          <table:table-cell office:value-type="float" office:value="1132.143" calcext:value-type="float">
            <text:p>1132.143</text:p>
          </table:table-cell>
          <table:table-cell office:value-type="float" office:value="14102.47" calcext:value-type="float">
            <text:p>14102.47</text:p>
          </table:table-cell>
          <table:table-cell office:value-type="float" office:value="143.537" calcext:value-type="float">
            <text:p>143.537</text:p>
          </table:table-cell>
          <table:table-cell office:value-type="float" office:value="187.282" calcext:value-type="float">
            <text:p>187.282</text:p>
          </table:table-cell>
          <table:table-cell office:value-type="float" office:value="467.851" calcext:value-type="float">
            <text:p>467.851</text:p>
          </table:table-cell>
          <table:table-cell office:value-type="float" office:value="1.248" calcext:value-type="float">
            <text:p>1.248</text:p>
          </table:table-cell>
          <table:table-cell office:value-type="float" office:value="3.42" calcext:value-type="float">
            <text:p>3.42</text:p>
          </table:table-cell>
          <table:table-cell office:value-type="float" office:value="0.9" calcext:value-type="float">
            <text:p>0.9</text:p>
          </table:table-cell>
          <table:table-cell office:value-type="float" office:value="10230" calcext:value-type="float">
            <text:p>10230</text:p>
          </table:table-cell>
          <table:table-cell office:value-type="float" office:value="30.906" calcext:value-type="float">
            <text:p>30.906</text:p>
          </table:table-cell>
          <table:table-cell office:value-type="float" office:value="53413" calcext:value-type="float">
            <text:p>53413</text:p>
          </table:table-cell>
          <table:table-cell office:value-type="float" office:value="161.367" calcext:value-type="float">
            <text:p>161.367</text:p>
          </table:table-cell>
          <table:table-cell table:number-columns-repeated="4"/>
          <table:table-cell office:value-type="float" office:value="66903845" calcext:value-type="float">
            <text:p>66903845</text:p>
          </table:table-cell>
          <table:table-cell office:value-type="float" office:value="752381" calcext:value-type="float">
            <text:p>752381</text:p>
          </table:table-cell>
          <table:table-cell office:value-type="float" office:value="202.125" calcext:value-type="float">
            <text:p>202.125</text:p>
          </table:table-cell>
          <table:table-cell office:value-type="float" office:value="2.273" calcext:value-type="float">
            <text:p>2.273</text:p>
          </table:table-cell>
          <table:table-cell office:value-type="float" office:value="870472" calcext:value-type="float">
            <text:p>870472</text:p>
          </table:table-cell>
          <table:table-cell office:value-type="float" office:value="2.63" calcext:value-type="float">
            <text:p>2.63</text:p>
          </table:table-cell>
          <table:table-cell office:value-type="float" office:value="14.042" calcext:value-type="float">
            <text:p>14.04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4</text:p>
          </table:table-cell>
          <table:table-cell office:value-type="float" office:value="4713562" calcext:value-type="float">
            <text:p>4713562</text:p>
          </table:table-cell>
          <table:table-cell office:value-type="float" office:value="45607" calcext:value-type="float">
            <text:p>45607</text:p>
          </table:table-cell>
          <table:table-cell office:value-type="float" office:value="60471.286" calcext:value-type="float">
            <text:p>60471.286</text:p>
          </table:table-cell>
          <table:table-cell office:value-type="float" office:value="155403" calcext:value-type="float">
            <text:p>155403</text:p>
          </table:table-cell>
          <table:table-cell office:value-type="float" office:value="543" calcext:value-type="float">
            <text:p>543</text:p>
          </table:table-cell>
          <table:table-cell office:value-type="float" office:value="1056" calcext:value-type="float">
            <text:p>1056</text:p>
          </table:table-cell>
          <table:table-cell office:value-type="float" office:value="14240.255" calcext:value-type="float">
            <text:p>14240.255</text:p>
          </table:table-cell>
          <table:table-cell office:value-type="float" office:value="137.784" calcext:value-type="float">
            <text:p>137.784</text:p>
          </table:table-cell>
          <table:table-cell office:value-type="float" office:value="182.691" calcext:value-type="float">
            <text:p>182.691</text:p>
          </table:table-cell>
          <table:table-cell office:value-type="float" office:value="469.492" calcext:value-type="float">
            <text:p>469.492</text:p>
          </table:table-cell>
          <table:table-cell office:value-type="float" office:value="1.64" calcext:value-type="float">
            <text:p>1.64</text:p>
          </table:table-cell>
          <table:table-cell office:value-type="float" office:value="3.19" calcext:value-type="float">
            <text:p>3.19</text:p>
          </table:table-cell>
          <table:table-cell office:value-type="float" office:value="0.92" calcext:value-type="float">
            <text:p>0.92</text:p>
          </table:table-cell>
          <table:table-cell office:value-type="float" office:value="10207" calcext:value-type="float">
            <text:p>10207</text:p>
          </table:table-cell>
          <table:table-cell office:value-type="float" office:value="30.837" calcext:value-type="float">
            <text:p>30.837</text:p>
          </table:table-cell>
          <table:table-cell office:value-type="float" office:value="53323" calcext:value-type="float">
            <text:p>53323</text:p>
          </table:table-cell>
          <table:table-cell office:value-type="float" office:value="161.095" calcext:value-type="float">
            <text:p>161.095</text:p>
          </table:table-cell>
          <table:table-cell table:number-columns-repeated="4"/>
          <table:table-cell office:value-type="float" office:value="67754574" calcext:value-type="float">
            <text:p>67754574</text:p>
          </table:table-cell>
          <table:table-cell office:value-type="float" office:value="850729" calcext:value-type="float">
            <text:p>850729</text:p>
          </table:table-cell>
          <table:table-cell office:value-type="float" office:value="204.695" calcext:value-type="float">
            <text:p>204.695</text:p>
          </table:table-cell>
          <table:table-cell office:value-type="float" office:value="2.57" calcext:value-type="float">
            <text:p>2.57</text:p>
          </table:table-cell>
          <table:table-cell office:value-type="float" office:value="859052" calcext:value-type="float">
            <text:p>859052</text:p>
          </table:table-cell>
          <table:table-cell office:value-type="float" office:value="2.595" calcext:value-type="float">
            <text:p>2.595</text:p>
          </table:table-cell>
          <table:table-cell office:value-type="float" office:value="14.206" calcext:value-type="float">
            <text:p>14.20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5</text:p>
          </table:table-cell>
          <table:table-cell office:value-type="float" office:value="4771087" calcext:value-type="float">
            <text:p>4771087</text:p>
          </table:table-cell>
          <table:table-cell office:value-type="float" office:value="57525" calcext:value-type="float">
            <text:p>57525</text:p>
          </table:table-cell>
          <table:table-cell office:value-type="float" office:value="59870" calcext:value-type="float">
            <text:p>59870</text:p>
          </table:table-cell>
          <table:table-cell office:value-type="float" office:value="156806" calcext:value-type="float">
            <text:p>156806</text:p>
          </table:table-cell>
          <table:table-cell office:value-type="float" office:value="1403" calcext:value-type="float">
            <text:p>1403</text:p>
          </table:table-cell>
          <table:table-cell office:value-type="float" office:value="1078.571" calcext:value-type="float">
            <text:p>1078.571</text:p>
          </table:table-cell>
          <table:table-cell office:value-type="float" office:value="14414.045" calcext:value-type="float">
            <text:p>14414.045</text:p>
          </table:table-cell>
          <table:table-cell office:value-type="float" office:value="173.79" calcext:value-type="float">
            <text:p>173.79</text:p>
          </table:table-cell>
          <table:table-cell office:value-type="float" office:value="180.875" calcext:value-type="float">
            <text:p>180.875</text:p>
          </table:table-cell>
          <table:table-cell office:value-type="float" office:value="473.73" calcext:value-type="float">
            <text:p>473.73</text:p>
          </table:table-cell>
          <table:table-cell office:value-type="float" office:value="4.239" calcext:value-type="float">
            <text:p>4.239</text:p>
          </table:table-cell>
          <table:table-cell office:value-type="float" office:value="3.258" calcext:value-type="float">
            <text:p>3.258</text:p>
          </table:table-cell>
          <table:table-cell office:value-type="float" office:value="0.92" calcext:value-type="float">
            <text:p>0.92</text:p>
          </table:table-cell>
          <table:table-cell office:value-type="float" office:value="9986" calcext:value-type="float">
            <text:p>9986</text:p>
          </table:table-cell>
          <table:table-cell office:value-type="float" office:value="30.169" calcext:value-type="float">
            <text:p>30.169</text:p>
          </table:table-cell>
          <table:table-cell office:value-type="float" office:value="53343" calcext:value-type="float">
            <text:p>53343</text:p>
          </table:table-cell>
          <table:table-cell office:value-type="float" office:value="161.156" calcext:value-type="float">
            <text:p>161.156</text:p>
          </table:table-cell>
          <table:table-cell table:number-columns-repeated="4"/>
          <table:table-cell office:value-type="float" office:value="68685362" calcext:value-type="float">
            <text:p>68685362</text:p>
          </table:table-cell>
          <table:table-cell office:value-type="float" office:value="930788" calcext:value-type="float">
            <text:p>930788</text:p>
          </table:table-cell>
          <table:table-cell office:value-type="float" office:value="207.507" calcext:value-type="float">
            <text:p>207.507</text:p>
          </table:table-cell>
          <table:table-cell office:value-type="float" office:value="2.812" calcext:value-type="float">
            <text:p>2.812</text:p>
          </table:table-cell>
          <table:table-cell office:value-type="float" office:value="847480" calcext:value-type="float">
            <text:p>847480</text:p>
          </table:table-cell>
          <table:table-cell office:value-type="float" office:value="2.56" calcext:value-type="float">
            <text:p>2.56</text:p>
          </table:table-cell>
          <table:table-cell office:value-type="float" office:value="14.155" calcext:value-type="float">
            <text:p>14.155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6</text:p>
          </table:table-cell>
          <table:table-cell office:value-type="float" office:value="4823891" calcext:value-type="float">
            <text:p>4823891</text:p>
          </table:table-cell>
          <table:table-cell office:value-type="float" office:value="52804" calcext:value-type="float">
            <text:p>52804</text:p>
          </table:table-cell>
          <table:table-cell office:value-type="float" office:value="56701.286" calcext:value-type="float">
            <text:p>56701.286</text:p>
          </table:table-cell>
          <table:table-cell office:value-type="float" office:value="158256" calcext:value-type="float">
            <text:p>158256</text:p>
          </table:table-cell>
          <table:table-cell office:value-type="float" office:value="1450" calcext:value-type="float">
            <text:p>1450</text:p>
          </table:table-cell>
          <table:table-cell office:value-type="float" office:value="1077.571" calcext:value-type="float">
            <text:p>1077.571</text:p>
          </table:table-cell>
          <table:table-cell office:value-type="float" office:value="14573.572" calcext:value-type="float">
            <text:p>14573.572</text:p>
          </table:table-cell>
          <table:table-cell office:value-type="float" office:value="159.527" calcext:value-type="float">
            <text:p>159.527</text:p>
          </table:table-cell>
          <table:table-cell office:value-type="float" office:value="171.302" calcext:value-type="float">
            <text:p>171.302</text:p>
          </table:table-cell>
          <table:table-cell office:value-type="float" office:value="478.111" calcext:value-type="float">
            <text:p>478.111</text:p>
          </table:table-cell>
          <table:table-cell office:value-type="float" office:value="4.381" calcext:value-type="float">
            <text:p>4.381</text:p>
          </table:table-cell>
          <table:table-cell office:value-type="float" office:value="3.255" calcext:value-type="float">
            <text:p>3.255</text:p>
          </table:table-cell>
          <table:table-cell office:value-type="float" office:value="0.93" calcext:value-type="float">
            <text:p>0.93</text:p>
          </table:table-cell>
          <table:table-cell office:value-type="float" office:value="9994" calcext:value-type="float">
            <text:p>9994</text:p>
          </table:table-cell>
          <table:table-cell office:value-type="float" office:value="30.193" calcext:value-type="float">
            <text:p>30.193</text:p>
          </table:table-cell>
          <table:table-cell office:value-type="float" office:value="53129" calcext:value-type="float">
            <text:p>53129</text:p>
          </table:table-cell>
          <table:table-cell office:value-type="float" office:value="160.509" calcext:value-type="float">
            <text:p>160.509</text:p>
          </table:table-cell>
          <table:table-cell table:number-columns-repeated="4"/>
          <table:table-cell office:value-type="float" office:value="69645366" calcext:value-type="float">
            <text:p>69645366</text:p>
          </table:table-cell>
          <table:table-cell office:value-type="float" office:value="960004" calcext:value-type="float">
            <text:p>960004</text:p>
          </table:table-cell>
          <table:table-cell office:value-type="float" office:value="210.407" calcext:value-type="float">
            <text:p>210.407</text:p>
          </table:table-cell>
          <table:table-cell office:value-type="float" office:value="2.9" calcext:value-type="float">
            <text:p>2.9</text:p>
          </table:table-cell>
          <table:table-cell office:value-type="float" office:value="838085" calcext:value-type="float">
            <text:p>838085</text:p>
          </table:table-cell>
          <table:table-cell office:value-type="float" office:value="2.532" calcext:value-type="float">
            <text:p>2.532</text:p>
          </table:table-cell>
          <table:table-cell office:value-type="float" office:value="14.781" calcext:value-type="float">
            <text:p>14.781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7</text:p>
          </table:table-cell>
          <table:table-cell office:value-type="float" office:value="4883646" calcext:value-type="float">
            <text:p>4883646</text:p>
          </table:table-cell>
          <table:table-cell office:value-type="float" office:value="59755" calcext:value-type="float">
            <text:p>59755</text:p>
          </table:table-cell>
          <table:table-cell office:value-type="float" office:value="55518.857" calcext:value-type="float">
            <text:p>55518.857</text:p>
          </table:table-cell>
          <table:table-cell office:value-type="float" office:value="160104" calcext:value-type="float">
            <text:p>160104</text:p>
          </table:table-cell>
          <table:table-cell office:value-type="float" office:value="1848" calcext:value-type="float">
            <text:p>1848</text:p>
          </table:table-cell>
          <table:table-cell office:value-type="float" office:value="1147.714" calcext:value-type="float">
            <text:p>1147.714</text:p>
          </table:table-cell>
          <table:table-cell office:value-type="float" office:value="14754.1" calcext:value-type="float">
            <text:p>14754.1</text:p>
          </table:table-cell>
          <table:table-cell office:value-type="float" office:value="180.527" calcext:value-type="float">
            <text:p>180.527</text:p>
          </table:table-cell>
          <table:table-cell office:value-type="float" office:value="167.729" calcext:value-type="float">
            <text:p>167.729</text:p>
          </table:table-cell>
          <table:table-cell office:value-type="float" office:value="483.694" calcext:value-type="float">
            <text:p>483.694</text:p>
          </table:table-cell>
          <table:table-cell office:value-type="float" office:value="5.583" calcext:value-type="float">
            <text:p>5.583</text:p>
          </table:table-cell>
          <table:table-cell office:value-type="float" office:value="3.467" calcext:value-type="float">
            <text:p>3.467</text:p>
          </table:table-cell>
          <table:table-cell office:value-type="float" office:value="0.93" calcext:value-type="float">
            <text:p>0.93</text:p>
          </table:table-cell>
          <table:table-cell office:value-type="float" office:value="9691" calcext:value-type="float">
            <text:p>9691</text:p>
          </table:table-cell>
          <table:table-cell office:value-type="float" office:value="29.278" calcext:value-type="float">
            <text:p>29.278</text:p>
          </table:table-cell>
          <table:table-cell office:value-type="float" office:value="51201" calcext:value-type="float">
            <text:p>51201</text:p>
          </table:table-cell>
          <table:table-cell office:value-type="float" office:value="154.685" calcext:value-type="float">
            <text:p>154.685</text:p>
          </table:table-cell>
          <table:table-cell table:number-columns-repeated="4"/>
          <table:table-cell office:value-type="float" office:value="70630856" calcext:value-type="float">
            <text:p>70630856</text:p>
          </table:table-cell>
          <table:table-cell office:value-type="float" office:value="985490" calcext:value-type="float">
            <text:p>985490</text:p>
          </table:table-cell>
          <table:table-cell office:value-type="float" office:value="213.385" calcext:value-type="float">
            <text:p>213.385</text:p>
          </table:table-cell>
          <table:table-cell office:value-type="float" office:value="2.977" calcext:value-type="float">
            <text:p>2.977</text:p>
          </table:table-cell>
          <table:table-cell office:value-type="float" office:value="839984" calcext:value-type="float">
            <text:p>839984</text:p>
          </table:table-cell>
          <table:table-cell office:value-type="float" office:value="2.538" calcext:value-type="float">
            <text:p>2.538</text:p>
          </table:table-cell>
          <table:table-cell office:value-type="float" office:value="15.13" calcext:value-type="float">
            <text:p>15.1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8</text:p>
          </table:table-cell>
          <table:table-cell office:value-type="float" office:value="4941796" calcext:value-type="float">
            <text:p>4941796</text:p>
          </table:table-cell>
          <table:table-cell office:value-type="float" office:value="58150" calcext:value-type="float">
            <text:p>58150</text:p>
          </table:table-cell>
          <table:table-cell office:value-type="float" office:value="54251.286" calcext:value-type="float">
            <text:p>54251.286</text:p>
          </table:table-cell>
          <table:table-cell office:value-type="float" office:value="161356" calcext:value-type="float">
            <text:p>161356</text:p>
          </table:table-cell>
          <table:table-cell office:value-type="float" office:value="1252" calcext:value-type="float">
            <text:p>1252</text:p>
          </table:table-cell>
          <table:table-cell office:value-type="float" office:value="1148.857" calcext:value-type="float">
            <text:p>1148.857</text:p>
          </table:table-cell>
          <table:table-cell office:value-type="float" office:value="14929.778" calcext:value-type="float">
            <text:p>14929.778</text:p>
          </table:table-cell>
          <table:table-cell office:value-type="float" office:value="175.678" calcext:value-type="float">
            <text:p>175.678</text:p>
          </table:table-cell>
          <table:table-cell office:value-type="float" office:value="163.9" calcext:value-type="float">
            <text:p>163.9</text:p>
          </table:table-cell>
          <table:table-cell office:value-type="float" office:value="487.476" calcext:value-type="float">
            <text:p>487.476</text:p>
          </table:table-cell>
          <table:table-cell office:value-type="float" office:value="3.782" calcext:value-type="float">
            <text:p>3.782</text:p>
          </table:table-cell>
          <table:table-cell office:value-type="float" office:value="3.471" calcext:value-type="float">
            <text:p>3.471</text:p>
          </table:table-cell>
          <table:table-cell office:value-type="float" office:value="0.92" calcext:value-type="float">
            <text:p>0.92</text:p>
          </table:table-cell>
          <table:table-cell office:value-type="float" office:value="9662" calcext:value-type="float">
            <text:p>9662</text:p>
          </table:table-cell>
          <table:table-cell office:value-type="float" office:value="29.19" calcext:value-type="float">
            <text:p>29.19</text:p>
          </table:table-cell>
          <table:table-cell office:value-type="float" office:value="49935" calcext:value-type="float">
            <text:p>49935</text:p>
          </table:table-cell>
          <table:table-cell office:value-type="float" office:value="150.86" calcext:value-type="float">
            <text:p>150.86</text:p>
          </table:table-cell>
          <table:table-cell table:number-columns-repeated="4"/>
          <table:table-cell office:value-type="float" office:value="71427501" calcext:value-type="float">
            <text:p>71427501</text:p>
          </table:table-cell>
          <table:table-cell office:value-type="float" office:value="796645" calcext:value-type="float">
            <text:p>796645</text:p>
          </table:table-cell>
          <table:table-cell office:value-type="float" office:value="215.791" calcext:value-type="float">
            <text:p>215.791</text:p>
          </table:table-cell>
          <table:table-cell office:value-type="float" office:value="2.407" calcext:value-type="float">
            <text:p>2.407</text:p>
          </table:table-cell>
          <table:table-cell office:value-type="float" office:value="842204" calcext:value-type="float">
            <text:p>842204</text:p>
          </table:table-cell>
          <table:table-cell office:value-type="float" office:value="2.544" calcext:value-type="float">
            <text:p>2.544</text:p>
          </table:table-cell>
          <table:table-cell office:value-type="float" office:value="15.524" calcext:value-type="float">
            <text:p>15.524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09</text:p>
          </table:table-cell>
          <table:table-cell office:value-type="float" office:value="4998017" calcext:value-type="float">
            <text:p>4998017</text:p>
          </table:table-cell>
          <table:table-cell office:value-type="float" office:value="56221" calcext:value-type="float">
            <text:p>56221</text:p>
          </table:table-cell>
          <table:table-cell office:value-type="float" office:value="53939" calcext:value-type="float">
            <text:p>53939</text:p>
          </table:table-cell>
          <table:table-cell office:value-type="float" office:value="162425" calcext:value-type="float">
            <text:p>162425</text:p>
          </table:table-cell>
          <table:table-cell office:value-type="float" office:value="1069" calcext:value-type="float">
            <text:p>1069</text:p>
          </table:table-cell>
          <table:table-cell office:value-type="float" office:value="1139.714" calcext:value-type="float">
            <text:p>1139.714</text:p>
          </table:table-cell>
          <table:table-cell office:value-type="float" office:value="15099.628" calcext:value-type="float">
            <text:p>15099.628</text:p>
          </table:table-cell>
          <table:table-cell office:value-type="float" office:value="169.851" calcext:value-type="float">
            <text:p>169.851</text:p>
          </table:table-cell>
          <table:table-cell office:value-type="float" office:value="162.956" calcext:value-type="float">
            <text:p>162.956</text:p>
          </table:table-cell>
          <table:table-cell office:value-type="float" office:value="490.706" calcext:value-type="float">
            <text:p>490.706</text:p>
          </table:table-cell>
          <table:table-cell office:value-type="float" office:value="3.23" calcext:value-type="float">
            <text:p>3.23</text:p>
          </table:table-cell>
          <table:table-cell office:value-type="float" office:value="3.443" calcext:value-type="float">
            <text:p>3.443</text:p>
          </table:table-cell>
          <table:table-cell office:value-type="float" office:value="0.91" calcext:value-type="float">
            <text:p>0.91</text:p>
          </table:table-cell>
          <table:table-cell office:value-type="float" office:value="9307" calcext:value-type="float">
            <text:p>9307</text:p>
          </table:table-cell>
          <table:table-cell office:value-type="float" office:value="28.118" calcext:value-type="float">
            <text:p>28.118</text:p>
          </table:table-cell>
          <table:table-cell office:value-type="float" office:value="48866" calcext:value-type="float">
            <text:p>48866</text:p>
          </table:table-cell>
          <table:table-cell office:value-type="float" office:value="147.63" calcext:value-type="float">
            <text:p>147.63</text:p>
          </table:table-cell>
          <table:table-cell office:value-type="float" office:value="793" calcext:value-type="float">
            <text:p>793</text:p>
          </table:table-cell>
          <table:table-cell office:value-type="float" office:value="2.396" calcext:value-type="float">
            <text:p>2.396</text:p>
          </table:table-cell>
          <table:table-cell office:value-type="float" office:value="21493" calcext:value-type="float">
            <text:p>21493</text:p>
          </table:table-cell>
          <table:table-cell office:value-type="float" office:value="64.933" calcext:value-type="float">
            <text:p>64.933</text:p>
          </table:table-cell>
          <table:table-cell office:value-type="float" office:value="72052714" calcext:value-type="float">
            <text:p>72052714</text:p>
          </table:table-cell>
          <table:table-cell office:value-type="float" office:value="625213" calcext:value-type="float">
            <text:p>625213</text:p>
          </table:table-cell>
          <table:table-cell office:value-type="float" office:value="217.68" calcext:value-type="float">
            <text:p>217.68</text:p>
          </table:table-cell>
          <table:table-cell office:value-type="float" office:value="1.889" calcext:value-type="float">
            <text:p>1.889</text:p>
          </table:table-cell>
          <table:table-cell office:value-type="float" office:value="843036" calcext:value-type="float">
            <text:p>843036</text:p>
          </table:table-cell>
          <table:table-cell office:value-type="float" office:value="2.547" calcext:value-type="float">
            <text:p>2.547</text:p>
          </table:table-cell>
          <table:table-cell office:value-type="float" office:value="15.629" calcext:value-type="float">
            <text:p>15.62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0</text:p>
          </table:table-cell>
          <table:table-cell office:value-type="float" office:value="5044864" calcext:value-type="float">
            <text:p>5044864</text:p>
          </table:table-cell>
          <table:table-cell office:value-type="float" office:value="46847" calcext:value-type="float">
            <text:p>46847</text:p>
          </table:table-cell>
          <table:table-cell office:value-type="float" office:value="53844.143" calcext:value-type="float">
            <text:p>53844.143</text:p>
          </table:table-cell>
          <table:table-cell office:value-type="float" office:value="162938" calcext:value-type="float">
            <text:p>162938</text:p>
          </table:table-cell>
          <table:table-cell office:value-type="float" office:value="513" calcext:value-type="float">
            <text:p>513</text:p>
          </table:table-cell>
          <table:table-cell office:value-type="float" office:value="1154" calcext:value-type="float">
            <text:p>1154</text:p>
          </table:table-cell>
          <table:table-cell office:value-type="float" office:value="15241.159" calcext:value-type="float">
            <text:p>15241.159</text:p>
          </table:table-cell>
          <table:table-cell office:value-type="float" office:value="141.531" calcext:value-type="float">
            <text:p>141.531</text:p>
          </table:table-cell>
          <table:table-cell office:value-type="float" office:value="162.67" calcext:value-type="float">
            <text:p>162.67</text:p>
          </table:table-cell>
          <table:table-cell office:value-type="float" office:value="492.256" calcext:value-type="float">
            <text:p>492.256</text:p>
          </table:table-cell>
          <table:table-cell office:value-type="float" office:value="1.55" calcext:value-type="float">
            <text:p>1.55</text:p>
          </table:table-cell>
          <table:table-cell office:value-type="float" office:value="3.486" calcext:value-type="float">
            <text:p>3.486</text:p>
          </table:table-cell>
          <table:table-cell office:value-type="float" office:value="0.91" calcext:value-type="float">
            <text:p>0.91</text:p>
          </table:table-cell>
          <table:table-cell office:value-type="float" office:value="9216" calcext:value-type="float">
            <text:p>9216</text:p>
          </table:table-cell>
          <table:table-cell office:value-type="float" office:value="27.843" calcext:value-type="float">
            <text:p>27.843</text:p>
          </table:table-cell>
          <table:table-cell office:value-type="float" office:value="48631" calcext:value-type="float">
            <text:p>48631</text:p>
          </table:table-cell>
          <table:table-cell office:value-type="float" office:value="146.92" calcext:value-type="float">
            <text:p>146.92</text:p>
          </table:table-cell>
          <table:table-cell table:number-columns-repeated="4"/>
          <table:table-cell office:value-type="float" office:value="72813278" calcext:value-type="float">
            <text:p>72813278</text:p>
          </table:table-cell>
          <table:table-cell office:value-type="float" office:value="760564" calcext:value-type="float">
            <text:p>760564</text:p>
          </table:table-cell>
          <table:table-cell office:value-type="float" office:value="219.978" calcext:value-type="float">
            <text:p>219.978</text:p>
          </table:table-cell>
          <table:table-cell office:value-type="float" office:value="2.298" calcext:value-type="float">
            <text:p>2.298</text:p>
          </table:table-cell>
          <table:table-cell office:value-type="float" office:value="844205" calcext:value-type="float">
            <text:p>844205</text:p>
          </table:table-cell>
          <table:table-cell office:value-type="float" office:value="2.55" calcext:value-type="float">
            <text:p>2.55</text:p>
          </table:table-cell>
          <table:table-cell office:value-type="float" office:value="15.679" calcext:value-type="float">
            <text:p>15.67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1</text:p>
          </table:table-cell>
          <table:table-cell office:value-type="float" office:value="5094394" calcext:value-type="float">
            <text:p>5094394</text:p>
          </table:table-cell>
          <table:table-cell office:value-type="float" office:value="49530" calcext:value-type="float">
            <text:p>49530</text:p>
          </table:table-cell>
          <table:table-cell office:value-type="float" office:value="54404.571" calcext:value-type="float">
            <text:p>54404.571</text:p>
          </table:table-cell>
          <table:table-cell office:value-type="float" office:value="163461" calcext:value-type="float">
            <text:p>163461</text:p>
          </table:table-cell>
          <table:table-cell office:value-type="float" office:value="523" calcext:value-type="float">
            <text:p>523</text:p>
          </table:table-cell>
          <table:table-cell office:value-type="float" office:value="1151.143" calcext:value-type="float">
            <text:p>1151.143</text:p>
          </table:table-cell>
          <table:table-cell office:value-type="float" office:value="15390.795" calcext:value-type="float">
            <text:p>15390.795</text:p>
          </table:table-cell>
          <table:table-cell office:value-type="float" office:value="149.636" calcext:value-type="float">
            <text:p>149.636</text:p>
          </table:table-cell>
          <table:table-cell office:value-type="float" office:value="164.363" calcext:value-type="float">
            <text:p>164.363</text:p>
          </table:table-cell>
          <table:table-cell office:value-type="float" office:value="493.836" calcext:value-type="float">
            <text:p>493.836</text:p>
          </table:table-cell>
          <table:table-cell office:value-type="float" office:value="1.58" calcext:value-type="float">
            <text:p>1.58</text:p>
          </table:table-cell>
          <table:table-cell office:value-type="float" office:value="3.478" calcext:value-type="float">
            <text:p>3.478</text:p>
          </table:table-cell>
          <table:table-cell office:value-type="float" office:value="0.92" calcext:value-type="float">
            <text:p>0.92</text:p>
          </table:table-cell>
          <table:table-cell office:value-type="float" office:value="9136" calcext:value-type="float">
            <text:p>9136</text:p>
          </table:table-cell>
          <table:table-cell office:value-type="float" office:value="27.601" calcext:value-type="float">
            <text:p>27.601</text:p>
          </table:table-cell>
          <table:table-cell office:value-type="float" office:value="48511" calcext:value-type="float">
            <text:p>48511</text:p>
          </table:table-cell>
          <table:table-cell office:value-type="float" office:value="146.558" calcext:value-type="float">
            <text:p>146.558</text:p>
          </table:table-cell>
          <table:table-cell table:number-columns-repeated="4"/>
          <table:table-cell office:value-type="float" office:value="73684012" calcext:value-type="float">
            <text:p>73684012</text:p>
          </table:table-cell>
          <table:table-cell office:value-type="float" office:value="870734" calcext:value-type="float">
            <text:p>870734</text:p>
          </table:table-cell>
          <table:table-cell office:value-type="float" office:value="222.609" calcext:value-type="float">
            <text:p>222.609</text:p>
          </table:table-cell>
          <table:table-cell office:value-type="float" office:value="2.631" calcext:value-type="float">
            <text:p>2.631</text:p>
          </table:table-cell>
          <table:table-cell office:value-type="float" office:value="847063" calcext:value-type="float">
            <text:p>847063</text:p>
          </table:table-cell>
          <table:table-cell office:value-type="float" office:value="2.559" calcext:value-type="float">
            <text:p>2.559</text:p>
          </table:table-cell>
          <table:table-cell office:value-type="float" office:value="15.57" calcext:value-type="float">
            <text:p>15.5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2</text:p>
          </table:table-cell>
          <table:table-cell office:value-type="float" office:value="5141207" calcext:value-type="float">
            <text:p>5141207</text:p>
          </table:table-cell>
          <table:table-cell office:value-type="float" office:value="46813" calcext:value-type="float">
            <text:p>46813</text:p>
          </table:table-cell>
          <table:table-cell office:value-type="float" office:value="52874.286" calcext:value-type="float">
            <text:p>52874.286</text:p>
          </table:table-cell>
          <table:table-cell office:value-type="float" office:value="164537" calcext:value-type="float">
            <text:p>164537</text:p>
          </table:table-cell>
          <table:table-cell office:value-type="float" office:value="1076" calcext:value-type="float">
            <text:p>1076</text:p>
          </table:table-cell>
          <table:table-cell office:value-type="float" office:value="1104.429" calcext:value-type="float">
            <text:p>1104.429</text:p>
          </table:table-cell>
          <table:table-cell office:value-type="float" office:value="15532.223" calcext:value-type="float">
            <text:p>15532.223</text:p>
          </table:table-cell>
          <table:table-cell office:value-type="float" office:value="141.428" calcext:value-type="float">
            <text:p>141.428</text:p>
          </table:table-cell>
          <table:table-cell office:value-type="float" office:value="159.74" calcext:value-type="float">
            <text:p>159.74</text:p>
          </table:table-cell>
          <table:table-cell office:value-type="float" office:value="497.087" calcext:value-type="float">
            <text:p>497.087</text:p>
          </table:table-cell>
          <table:table-cell office:value-type="float" office:value="3.251" calcext:value-type="float">
            <text:p>3.251</text:p>
          </table:table-cell>
          <table:table-cell office:value-type="float" office:value="3.337" calcext:value-type="float">
            <text:p>3.337</text:p>
          </table:table-cell>
          <table:table-cell office:value-type="float" office:value="0.93" calcext:value-type="float">
            <text:p>0.93</text:p>
          </table:table-cell>
          <table:table-cell office:value-type="float" office:value="9555" calcext:value-type="float">
            <text:p>9555</text:p>
          </table:table-cell>
          <table:table-cell office:value-type="float" office:value="28.867" calcext:value-type="float">
            <text:p>28.867</text:p>
          </table:table-cell>
          <table:table-cell office:value-type="float" office:value="47949" calcext:value-type="float">
            <text:p>47949</text:p>
          </table:table-cell>
          <table:table-cell office:value-type="float" office:value="144.86" calcext:value-type="float">
            <text:p>144.86</text:p>
          </table:table-cell>
          <table:table-cell table:number-columns-repeated="4"/>
          <table:table-cell office:value-type="float" office:value="74668785" calcext:value-type="float">
            <text:p>74668785</text:p>
          </table:table-cell>
          <table:table-cell office:value-type="float" office:value="984773" calcext:value-type="float">
            <text:p>984773</text:p>
          </table:table-cell>
          <table:table-cell office:value-type="float" office:value="225.584" calcext:value-type="float">
            <text:p>225.584</text:p>
          </table:table-cell>
          <table:table-cell office:value-type="float" office:value="2.975" calcext:value-type="float">
            <text:p>2.975</text:p>
          </table:table-cell>
          <table:table-cell office:value-type="float" office:value="854775" calcext:value-type="float">
            <text:p>854775</text:p>
          </table:table-cell>
          <table:table-cell office:value-type="float" office:value="2.582" calcext:value-type="float">
            <text:p>2.582</text:p>
          </table:table-cell>
          <table:table-cell office:value-type="float" office:value="16.166" calcext:value-type="float">
            <text:p>16.166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3</text:p>
          </table:table-cell>
          <table:table-cell office:value-type="float" office:value="5197148" calcext:value-type="float">
            <text:p>5197148</text:p>
          </table:table-cell>
          <table:table-cell office:value-type="float" office:value="55941" calcext:value-type="float">
            <text:p>55941</text:p>
          </table:table-cell>
          <table:table-cell office:value-type="float" office:value="53322.429" calcext:value-type="float">
            <text:p>53322.429</text:p>
          </table:table-cell>
          <table:table-cell office:value-type="float" office:value="166027" calcext:value-type="float">
            <text:p>166027</text:p>
          </table:table-cell>
          <table:table-cell office:value-type="float" office:value="1490" calcext:value-type="float">
            <text:p>1490</text:p>
          </table:table-cell>
          <table:table-cell office:value-type="float" office:value="1110.143" calcext:value-type="float">
            <text:p>1110.143</text:p>
          </table:table-cell>
          <table:table-cell office:value-type="float" office:value="15701.228" calcext:value-type="float">
            <text:p>15701.228</text:p>
          </table:table-cell>
          <table:table-cell office:value-type="float" office:value="169.005" calcext:value-type="float">
            <text:p>169.005</text:p>
          </table:table-cell>
          <table:table-cell office:value-type="float" office:value="161.094" calcext:value-type="float">
            <text:p>161.094</text:p>
          </table:table-cell>
          <table:table-cell office:value-type="float" office:value="501.588" calcext:value-type="float">
            <text:p>501.588</text:p>
          </table:table-cell>
          <table:table-cell office:value-type="float" office:value="4.501" calcext:value-type="float">
            <text:p>4.501</text:p>
          </table:table-cell>
          <table:table-cell office:value-type="float" office:value="3.354" calcext:value-type="float">
            <text:p>3.354</text:p>
          </table:table-cell>
          <table:table-cell office:value-type="float" office:value="0.93" calcext:value-type="float">
            <text:p>0.93</text:p>
          </table:table-cell>
          <table:table-cell office:value-type="float" office:value="9487" calcext:value-type="float">
            <text:p>9487</text:p>
          </table:table-cell>
          <table:table-cell office:value-type="float" office:value="28.661" calcext:value-type="float">
            <text:p>28.661</text:p>
          </table:table-cell>
          <table:table-cell office:value-type="float" office:value="47204" calcext:value-type="float">
            <text:p>47204</text:p>
          </table:table-cell>
          <table:table-cell office:value-type="float" office:value="142.609" calcext:value-type="float">
            <text:p>142.609</text:p>
          </table:table-cell>
          <table:table-cell table:number-columns-repeated="4"/>
          <table:table-cell office:value-type="float" office:value="75622491" calcext:value-type="float">
            <text:p>75622491</text:p>
          </table:table-cell>
          <table:table-cell office:value-type="float" office:value="953706" calcext:value-type="float">
            <text:p>953706</text:p>
          </table:table-cell>
          <table:table-cell office:value-type="float" office:value="228.465" calcext:value-type="float">
            <text:p>228.465</text:p>
          </table:table-cell>
          <table:table-cell office:value-type="float" office:value="2.881" calcext:value-type="float">
            <text:p>2.881</text:p>
          </table:table-cell>
          <table:table-cell office:value-type="float" office:value="853875" calcext:value-type="float">
            <text:p>853875</text:p>
          </table:table-cell>
          <table:table-cell office:value-type="float" office:value="2.58" calcext:value-type="float">
            <text:p>2.58</text:p>
          </table:table-cell>
          <table:table-cell office:value-type="float" office:value="16.013" calcext:value-type="float">
            <text:p>16.01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4</text:p>
          </table:table-cell>
          <table:table-cell office:value-type="float" office:value="5248242" calcext:value-type="float">
            <text:p>5248242</text:p>
          </table:table-cell>
          <table:table-cell office:value-type="float" office:value="51094" calcext:value-type="float">
            <text:p>51094</text:p>
          </table:table-cell>
          <table:table-cell office:value-type="float" office:value="52085.143" calcext:value-type="float">
            <text:p>52085.143</text:p>
          </table:table-cell>
          <table:table-cell office:value-type="float" office:value="167110" calcext:value-type="float">
            <text:p>167110</text:p>
          </table:table-cell>
          <table:table-cell office:value-type="float" office:value="1083" calcext:value-type="float">
            <text:p>1083</text:p>
          </table:table-cell>
          <table:table-cell office:value-type="float" office:value="1000.857" calcext:value-type="float">
            <text:p>1000.857</text:p>
          </table:table-cell>
          <table:table-cell office:value-type="float" office:value="15855.589" calcext:value-type="float">
            <text:p>15855.589</text:p>
          </table:table-cell>
          <table:table-cell office:value-type="float" office:value="154.361" calcext:value-type="float">
            <text:p>154.361</text:p>
          </table:table-cell>
          <table:table-cell office:value-type="float" office:value="157.356" calcext:value-type="float">
            <text:p>157.356</text:p>
          </table:table-cell>
          <table:table-cell office:value-type="float" office:value="504.86" calcext:value-type="float">
            <text:p>504.86</text:p>
          </table:table-cell>
          <table:table-cell office:value-type="float" office:value="3.272" calcext:value-type="float">
            <text:p>3.272</text:p>
          </table:table-cell>
          <table:table-cell office:value-type="float" office:value="3.024" calcext:value-type="float">
            <text:p>3.024</text:p>
          </table:table-cell>
          <table:table-cell office:value-type="float" office:value="0.93" calcext:value-type="float">
            <text:p>0.93</text:p>
          </table:table-cell>
          <table:table-cell office:value-type="float" office:value="9277" calcext:value-type="float">
            <text:p>9277</text:p>
          </table:table-cell>
          <table:table-cell office:value-type="float" office:value="28.027" calcext:value-type="float">
            <text:p>28.027</text:p>
          </table:table-cell>
          <table:table-cell office:value-type="float" office:value="45744" calcext:value-type="float">
            <text:p>45744</text:p>
          </table:table-cell>
          <table:table-cell office:value-type="float" office:value="138.198" calcext:value-type="float">
            <text:p>138.198</text:p>
          </table:table-cell>
          <table:table-cell table:number-columns-repeated="4"/>
          <table:table-cell office:value-type="float" office:value="76567690" calcext:value-type="float">
            <text:p>76567690</text:p>
          </table:table-cell>
          <table:table-cell office:value-type="float" office:value="945199" calcext:value-type="float">
            <text:p>945199</text:p>
          </table:table-cell>
          <table:table-cell office:value-type="float" office:value="231.32" calcext:value-type="float">
            <text:p>231.32</text:p>
          </table:table-cell>
          <table:table-cell office:value-type="float" office:value="2.856" calcext:value-type="float">
            <text:p>2.856</text:p>
          </table:table-cell>
          <table:table-cell office:value-type="float" office:value="848119" calcext:value-type="float">
            <text:p>848119</text:p>
          </table:table-cell>
          <table:table-cell office:value-type="float" office:value="2.562" calcext:value-type="float">
            <text:p>2.562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5</text:p>
          </table:table-cell>
          <table:table-cell office:value-type="float" office:value="5313080" calcext:value-type="float">
            <text:p>5313080</text:p>
          </table:table-cell>
          <table:table-cell office:value-type="float" office:value="64838" calcext:value-type="float">
            <text:p>64838</text:p>
          </table:table-cell>
          <table:table-cell office:value-type="float" office:value="53040.571" calcext:value-type="float">
            <text:p>53040.571</text:p>
          </table:table-cell>
          <table:table-cell office:value-type="float" office:value="168446" calcext:value-type="float">
            <text:p>168446</text:p>
          </table:table-cell>
          <table:table-cell office:value-type="float" office:value="1336" calcext:value-type="float">
            <text:p>1336</text:p>
          </table:table-cell>
          <table:table-cell office:value-type="float" office:value="1012.857" calcext:value-type="float">
            <text:p>1012.857</text:p>
          </table:table-cell>
          <table:table-cell office:value-type="float" office:value="16051.473" calcext:value-type="float">
            <text:p>16051.473</text:p>
          </table:table-cell>
          <table:table-cell office:value-type="float" office:value="195.884" calcext:value-type="float">
            <text:p>195.884</text:p>
          </table:table-cell>
          <table:table-cell office:value-type="float" office:value="160.242" calcext:value-type="float">
            <text:p>160.242</text:p>
          </table:table-cell>
          <table:table-cell office:value-type="float" office:value="508.896" calcext:value-type="float">
            <text:p>508.896</text:p>
          </table:table-cell>
          <table:table-cell office:value-type="float" office:value="4.036" calcext:value-type="float">
            <text:p>4.036</text:p>
          </table:table-cell>
          <table:table-cell office:value-type="float" office:value="3.06" calcext:value-type="float">
            <text:p>3.06</text:p>
          </table:table-cell>
          <table:table-cell office:value-type="float" office:value="0.91" calcext:value-type="float">
            <text:p>0.91</text:p>
          </table:table-cell>
          <table:table-cell office:value-type="float" office:value="9087" calcext:value-type="float">
            <text:p>9087</text:p>
          </table:table-cell>
          <table:table-cell office:value-type="float" office:value="27.453" calcext:value-type="float">
            <text:p>27.453</text:p>
          </table:table-cell>
          <table:table-cell office:value-type="float" office:value="44783" calcext:value-type="float">
            <text:p>44783</text:p>
          </table:table-cell>
          <table:table-cell office:value-type="float" office:value="135.295" calcext:value-type="float">
            <text:p>135.295</text:p>
          </table:table-cell>
          <table:table-cell table:number-columns-repeated="4"/>
          <table:table-cell office:value-type="float" office:value="77321423" calcext:value-type="float">
            <text:p>77321423</text:p>
          </table:table-cell>
          <table:table-cell office:value-type="float" office:value="753733" calcext:value-type="float">
            <text:p>753733</text:p>
          </table:table-cell>
          <table:table-cell office:value-type="float" office:value="233.598" calcext:value-type="float">
            <text:p>233.598</text:p>
          </table:table-cell>
          <table:table-cell office:value-type="float" office:value="2.277" calcext:value-type="float">
            <text:p>2.277</text:p>
          </table:table-cell>
          <table:table-cell office:value-type="float" office:value="841989" calcext:value-type="float">
            <text:p>841989</text:p>
          </table:table-cell>
          <table:table-cell office:value-type="float" office:value="2.544" calcext:value-type="float">
            <text:p>2.544</text:p>
          </table:table-cell>
          <table:table-cell office:value-type="float" office:value="15.874" calcext:value-type="float">
            <text:p>15.874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6</text:p>
          </table:table-cell>
          <table:table-cell office:value-type="float" office:value="5361165" calcext:value-type="float">
            <text:p>5361165</text:p>
          </table:table-cell>
          <table:table-cell office:value-type="float" office:value="48085" calcext:value-type="float">
            <text:p>48085</text:p>
          </table:table-cell>
          <table:table-cell office:value-type="float" office:value="51878.286" calcext:value-type="float">
            <text:p>51878.286</text:p>
          </table:table-cell>
          <table:table-cell office:value-type="float" office:value="169481" calcext:value-type="float">
            <text:p>169481</text:p>
          </table:table-cell>
          <table:table-cell office:value-type="float" office:value="1035" calcext:value-type="float">
            <text:p>1035</text:p>
          </table:table-cell>
          <table:table-cell office:value-type="float" office:value="1008" calcext:value-type="float">
            <text:p>1008</text:p>
          </table:table-cell>
          <table:table-cell office:value-type="float" office:value="16196.744" calcext:value-type="float">
            <text:p>16196.744</text:p>
          </table:table-cell>
          <table:table-cell office:value-type="float" office:value="145.271" calcext:value-type="float">
            <text:p>145.271</text:p>
          </table:table-cell>
          <table:table-cell office:value-type="float" office:value="156.731" calcext:value-type="float">
            <text:p>156.731</text:p>
          </table:table-cell>
          <table:table-cell office:value-type="float" office:value="512.023" calcext:value-type="float">
            <text:p>512.023</text:p>
          </table:table-cell>
          <table:table-cell office:value-type="float" office:value="3.127" calcext:value-type="float">
            <text:p>3.127</text:p>
          </table:table-cell>
          <table:table-cell office:value-type="float" office:value="3.045" calcext:value-type="float">
            <text:p>3.045</text:p>
          </table:table-cell>
          <table:table-cell office:value-type="float" office:value="0.88" calcext:value-type="float">
            <text:p>0.88</text:p>
          </table:table-cell>
          <table:table-cell office:value-type="float" office:value="8958" calcext:value-type="float">
            <text:p>8958</text:p>
          </table:table-cell>
          <table:table-cell office:value-type="float" office:value="27.063" calcext:value-type="float">
            <text:p>27.063</text:p>
          </table:table-cell>
          <table:table-cell office:value-type="float" office:value="44046" calcext:value-type="float">
            <text:p>44046</text:p>
          </table:table-cell>
          <table:table-cell office:value-type="float" office:value="133.068" calcext:value-type="float">
            <text:p>133.068</text:p>
          </table:table-cell>
          <table:table-cell office:value-type="float" office:value="843" calcext:value-type="float">
            <text:p>843</text:p>
          </table:table-cell>
          <table:table-cell office:value-type="float" office:value="2.547" calcext:value-type="float">
            <text:p>2.547</text:p>
          </table:table-cell>
          <table:table-cell office:value-type="float" office:value="15017" calcext:value-type="float">
            <text:p>15017</text:p>
          </table:table-cell>
          <table:table-cell office:value-type="float" office:value="45.368" calcext:value-type="float">
            <text:p>45.368</text:p>
          </table:table-cell>
          <table:table-cell office:value-type="float" office:value="77883713" calcext:value-type="float">
            <text:p>77883713</text:p>
          </table:table-cell>
          <table:table-cell office:value-type="float" office:value="562290" calcext:value-type="float">
            <text:p>562290</text:p>
          </table:table-cell>
          <table:table-cell office:value-type="float" office:value="235.296" calcext:value-type="float">
            <text:p>235.296</text:p>
          </table:table-cell>
          <table:table-cell office:value-type="float" office:value="1.699" calcext:value-type="float">
            <text:p>1.699</text:p>
          </table:table-cell>
          <table:table-cell office:value-type="float" office:value="833000" calcext:value-type="float">
            <text:p>833000</text:p>
          </table:table-cell>
          <table:table-cell office:value-type="float" office:value="2.517" calcext:value-type="float">
            <text:p>2.5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7</text:p>
          </table:table-cell>
          <table:table-cell office:value-type="float" office:value="5403269" calcext:value-type="float">
            <text:p>5403269</text:p>
          </table:table-cell>
          <table:table-cell office:value-type="float" office:value="42104" calcext:value-type="float">
            <text:p>42104</text:p>
          </table:table-cell>
          <table:table-cell office:value-type="float" office:value="51200.714" calcext:value-type="float">
            <text:p>51200.714</text:p>
          </table:table-cell>
          <table:table-cell office:value-type="float" office:value="170052" calcext:value-type="float">
            <text:p>170052</text:p>
          </table:table-cell>
          <table:table-cell office:value-type="float" office:value="571" calcext:value-type="float">
            <text:p>571</text:p>
          </table:table-cell>
          <table:table-cell office:value-type="float" office:value="1016.286" calcext:value-type="float">
            <text:p>1016.286</text:p>
          </table:table-cell>
          <table:table-cell office:value-type="float" office:value="16323.945" calcext:value-type="float">
            <text:p>16323.945</text:p>
          </table:table-cell>
          <table:table-cell office:value-type="float" office:value="127.201" calcext:value-type="float">
            <text:p>127.201</text:p>
          </table:table-cell>
          <table:table-cell office:value-type="float" office:value="154.684" calcext:value-type="float">
            <text:p>154.684</text:p>
          </table:table-cell>
          <table:table-cell office:value-type="float" office:value="513.748" calcext:value-type="float">
            <text:p>513.748</text:p>
          </table:table-cell>
          <table:table-cell office:value-type="float" office:value="1.725" calcext:value-type="float">
            <text:p>1.725</text:p>
          </table:table-cell>
          <table:table-cell office:value-type="float" office:value="3.07" calcext:value-type="float">
            <text:p>3.07</text:p>
          </table:table-cell>
          <table:table-cell office:value-type="float" office:value="0.88" calcext:value-type="float">
            <text:p>0.88</text:p>
          </table:table-cell>
          <table:table-cell office:value-type="float" office:value="8871" calcext:value-type="float">
            <text:p>8871</text:p>
          </table:table-cell>
          <table:table-cell office:value-type="float" office:value="26.8" calcext:value-type="float">
            <text:p>26.8</text:p>
          </table:table-cell>
          <table:table-cell office:value-type="float" office:value="43500" calcext:value-type="float">
            <text:p>43500</text:p>
          </table:table-cell>
          <table:table-cell office:value-type="float" office:value="131.419" calcext:value-type="float">
            <text:p>131.419</text:p>
          </table:table-cell>
          <table:table-cell table:number-columns-repeated="4"/>
          <table:table-cell office:value-type="float" office:value="78540901" calcext:value-type="float">
            <text:p>78540901</text:p>
          </table:table-cell>
          <table:table-cell office:value-type="float" office:value="657188" calcext:value-type="float">
            <text:p>657188</text:p>
          </table:table-cell>
          <table:table-cell office:value-type="float" office:value="237.282" calcext:value-type="float">
            <text:p>237.282</text:p>
          </table:table-cell>
          <table:table-cell office:value-type="float" office:value="1.985" calcext:value-type="float">
            <text:p>1.985</text:p>
          </table:table-cell>
          <table:table-cell office:value-type="float" office:value="818232" calcext:value-type="float">
            <text:p>818232</text:p>
          </table:table-cell>
          <table:table-cell office:value-type="float" office:value="2.472" calcext:value-type="float">
            <text:p>2.472</text:p>
          </table:table-cell>
          <table:table-cell office:value-type="float" office:value="15.981" calcext:value-type="float">
            <text:p>15.981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8</text:p>
          </table:table-cell>
          <table:table-cell office:value-type="float" office:value="5438325" calcext:value-type="float">
            <text:p>5438325</text:p>
          </table:table-cell>
          <table:table-cell office:value-type="float" office:value="35056" calcext:value-type="float">
            <text:p>35056</text:p>
          </table:table-cell>
          <table:table-cell office:value-type="float" office:value="49133" calcext:value-type="float">
            <text:p>49133</text:p>
          </table:table-cell>
          <table:table-cell office:value-type="float" office:value="170497" calcext:value-type="float">
            <text:p>170497</text:p>
          </table:table-cell>
          <table:table-cell office:value-type="float" office:value="445" calcext:value-type="float">
            <text:p>445</text:p>
          </table:table-cell>
          <table:table-cell office:value-type="float" office:value="1005.143" calcext:value-type="float">
            <text:p>1005.143</text:p>
          </table:table-cell>
          <table:table-cell office:value-type="float" office:value="16429.854" calcext:value-type="float">
            <text:p>16429.854</text:p>
          </table:table-cell>
          <table:table-cell office:value-type="float" office:value="105.909" calcext:value-type="float">
            <text:p>105.909</text:p>
          </table:table-cell>
          <table:table-cell office:value-type="float" office:value="148.437" calcext:value-type="float">
            <text:p>148.437</text:p>
          </table:table-cell>
          <table:table-cell office:value-type="float" office:value="515.093" calcext:value-type="float">
            <text:p>515.093</text:p>
          </table:table-cell>
          <table:table-cell office:value-type="float" office:value="1.344" calcext:value-type="float">
            <text:p>1.344</text:p>
          </table:table-cell>
          <table:table-cell office:value-type="float" office:value="3.037" calcext:value-type="float">
            <text:p>3.037</text:p>
          </table:table-cell>
          <table:table-cell office:value-type="float" office:value="0.89" calcext:value-type="float">
            <text:p>0.89</text:p>
          </table:table-cell>
          <table:table-cell office:value-type="float" office:value="8866" calcext:value-type="float">
            <text:p>8866</text:p>
          </table:table-cell>
          <table:table-cell office:value-type="float" office:value="26.785" calcext:value-type="float">
            <text:p>26.785</text:p>
          </table:table-cell>
          <table:table-cell office:value-type="float" office:value="43767" calcext:value-type="float">
            <text:p>43767</text:p>
          </table:table-cell>
          <table:table-cell office:value-type="float" office:value="132.226" calcext:value-type="float">
            <text:p>132.226</text:p>
          </table:table-cell>
          <table:table-cell table:number-columns-repeated="4"/>
          <table:table-cell office:value-type="float" office:value="79407608" calcext:value-type="float">
            <text:p>79407608</text:p>
          </table:table-cell>
          <table:table-cell office:value-type="float" office:value="866707" calcext:value-type="float">
            <text:p>866707</text:p>
          </table:table-cell>
          <table:table-cell office:value-type="float" office:value="239.9" calcext:value-type="float">
            <text:p>239.9</text:p>
          </table:table-cell>
          <table:table-cell office:value-type="float" office:value="2.618" calcext:value-type="float">
            <text:p>2.618</text:p>
          </table:table-cell>
          <table:table-cell office:value-type="float" office:value="817657" calcext:value-type="float">
            <text:p>817657</text:p>
          </table:table-cell>
          <table:table-cell office:value-type="float" office:value="2.47" calcext:value-type="float">
            <text:p>2.47</text:p>
          </table:table-cell>
          <table:table-cell office:value-type="float" office:value="16.642" calcext:value-type="float">
            <text:p>16.6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19</text:p>
          </table:table-cell>
          <table:table-cell office:value-type="float" office:value="5482416" calcext:value-type="float">
            <text:p>5482416</text:p>
          </table:table-cell>
          <table:table-cell office:value-type="float" office:value="44091" calcext:value-type="float">
            <text:p>44091</text:p>
          </table:table-cell>
          <table:table-cell office:value-type="float" office:value="48744.143" calcext:value-type="float">
            <text:p>48744.143</text:p>
          </table:table-cell>
          <table:table-cell office:value-type="float" office:value="171821" calcext:value-type="float">
            <text:p>171821</text:p>
          </table:table-cell>
          <table:table-cell office:value-type="float" office:value="1324" calcext:value-type="float">
            <text:p>1324</text:p>
          </table:table-cell>
          <table:table-cell office:value-type="float" office:value="1040.571" calcext:value-type="float">
            <text:p>1040.571</text:p>
          </table:table-cell>
          <table:table-cell office:value-type="float" office:value="16563.058" calcext:value-type="float">
            <text:p>16563.058</text:p>
          </table:table-cell>
          <table:table-cell office:value-type="float" office:value="133.204" calcext:value-type="float">
            <text:p>133.204</text:p>
          </table:table-cell>
          <table:table-cell office:value-type="float" office:value="147.262" calcext:value-type="float">
            <text:p>147.262</text:p>
          </table:table-cell>
          <table:table-cell office:value-type="float" office:value="519.093" calcext:value-type="float">
            <text:p>519.093</text:p>
          </table:table-cell>
          <table:table-cell office:value-type="float" office:value="4" calcext:value-type="float">
            <text:p>4</text:p>
          </table:table-cell>
          <table:table-cell office:value-type="float" office:value="3.144" calcext:value-type="float">
            <text:p>3.144</text:p>
          </table:table-cell>
          <table:table-cell office:value-type="float" office:value="0.9" calcext:value-type="float">
            <text:p>0.9</text:p>
          </table:table-cell>
          <table:table-cell office:value-type="float" office:value="8744" calcext:value-type="float">
            <text:p>8744</text:p>
          </table:table-cell>
          <table:table-cell office:value-type="float" office:value="26.417" calcext:value-type="float">
            <text:p>26.417</text:p>
          </table:table-cell>
          <table:table-cell office:value-type="float" office:value="43289" calcext:value-type="float">
            <text:p>43289</text:p>
          </table:table-cell>
          <table:table-cell office:value-type="float" office:value="130.781" calcext:value-type="float">
            <text:p>130.781</text:p>
          </table:table-cell>
          <table:table-cell table:number-columns-repeated="4"/>
          <table:table-cell office:value-type="float" office:value="80369187" calcext:value-type="float">
            <text:p>80369187</text:p>
          </table:table-cell>
          <table:table-cell office:value-type="float" office:value="961579" calcext:value-type="float">
            <text:p>961579</text:p>
          </table:table-cell>
          <table:table-cell office:value-type="float" office:value="242.805" calcext:value-type="float">
            <text:p>242.805</text:p>
          </table:table-cell>
          <table:table-cell office:value-type="float" office:value="2.905" calcext:value-type="float">
            <text:p>2.905</text:p>
          </table:table-cell>
          <table:table-cell office:value-type="float" office:value="814343" calcext:value-type="float">
            <text:p>814343</text:p>
          </table:table-cell>
          <table:table-cell office:value-type="float" office:value="2.46" calcext:value-type="float">
            <text:p>2.46</text:p>
          </table:table-cell>
          <table:table-cell office:value-type="float" office:value="16.706" calcext:value-type="float">
            <text:p>16.7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0</text:p>
          </table:table-cell>
          <table:table-cell office:value-type="float" office:value="5529842" calcext:value-type="float">
            <text:p>5529842</text:p>
          </table:table-cell>
          <table:table-cell office:value-type="float" office:value="47426" calcext:value-type="float">
            <text:p>47426</text:p>
          </table:table-cell>
          <table:table-cell office:value-type="float" office:value="47527.714" calcext:value-type="float">
            <text:p>47527.714</text:p>
          </table:table-cell>
          <table:table-cell office:value-type="float" office:value="173177" calcext:value-type="float">
            <text:p>173177</text:p>
          </table:table-cell>
          <table:table-cell office:value-type="float" office:value="1356" calcext:value-type="float">
            <text:p>1356</text:p>
          </table:table-cell>
          <table:table-cell office:value-type="float" office:value="1021.429" calcext:value-type="float">
            <text:p>1021.429</text:p>
          </table:table-cell>
          <table:table-cell office:value-type="float" office:value="16706.338" calcext:value-type="float">
            <text:p>16706.338</text:p>
          </table:table-cell>
          <table:table-cell office:value-type="float" office:value="143.28" calcext:value-type="float">
            <text:p>143.28</text:p>
          </table:table-cell>
          <table:table-cell office:value-type="float" office:value="143.587" calcext:value-type="float">
            <text:p>143.587</text:p>
          </table:table-cell>
          <table:table-cell office:value-type="float" office:value="523.189" calcext:value-type="float">
            <text:p>523.189</text:p>
          </table:table-cell>
          <table:table-cell office:value-type="float" office:value="4.097" calcext:value-type="float">
            <text:p>4.097</text:p>
          </table:table-cell>
          <table:table-cell office:value-type="float" office:value="3.086" calcext:value-type="float">
            <text:p>3.086</text:p>
          </table:table-cell>
          <table:table-cell office:value-type="float" office:value="0.9" calcext:value-type="float">
            <text:p>0.9</text:p>
          </table:table-cell>
          <table:table-cell office:value-type="float" office:value="8483" calcext:value-type="float">
            <text:p>8483</text:p>
          </table:table-cell>
          <table:table-cell office:value-type="float" office:value="25.628" calcext:value-type="float">
            <text:p>25.628</text:p>
          </table:table-cell>
          <table:table-cell office:value-type="float" office:value="41968" calcext:value-type="float">
            <text:p>41968</text:p>
          </table:table-cell>
          <table:table-cell office:value-type="float" office:value="126.791" calcext:value-type="float">
            <text:p>126.791</text:p>
          </table:table-cell>
          <table:table-cell table:number-columns-repeated="4"/>
          <table:table-cell office:value-type="float" office:value="81337651" calcext:value-type="float">
            <text:p>81337651</text:p>
          </table:table-cell>
          <table:table-cell office:value-type="float" office:value="968464" calcext:value-type="float">
            <text:p>968464</text:p>
          </table:table-cell>
          <table:table-cell office:value-type="float" office:value="245.731" calcext:value-type="float">
            <text:p>245.731</text:p>
          </table:table-cell>
          <table:table-cell office:value-type="float" office:value="2.926" calcext:value-type="float">
            <text:p>2.926</text:p>
          </table:table-cell>
          <table:table-cell office:value-type="float" office:value="816451" calcext:value-type="float">
            <text:p>816451</text:p>
          </table:table-cell>
          <table:table-cell office:value-type="float" office:value="2.467" calcext:value-type="float">
            <text:p>2.467</text:p>
          </table:table-cell>
          <table:table-cell office:value-type="float" office:value="17.178" calcext:value-type="float">
            <text:p>17.178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1</text:p>
          </table:table-cell>
          <table:table-cell office:value-type="float" office:value="5573847" calcext:value-type="float">
            <text:p>5573847</text:p>
          </table:table-cell>
          <table:table-cell office:value-type="float" office:value="44005" calcext:value-type="float">
            <text:p>44005</text:p>
          </table:table-cell>
          <table:table-cell office:value-type="float" office:value="46515" calcext:value-type="float">
            <text:p>46515</text:p>
          </table:table-cell>
          <table:table-cell office:value-type="float" office:value="174255" calcext:value-type="float">
            <text:p>174255</text:p>
          </table:table-cell>
          <table:table-cell office:value-type="float" office:value="1078" calcext:value-type="float">
            <text:p>1078</text:p>
          </table:table-cell>
          <table:table-cell office:value-type="float" office:value="1020.714" calcext:value-type="float">
            <text:p>1020.714</text:p>
          </table:table-cell>
          <table:table-cell office:value-type="float" office:value="16839.282" calcext:value-type="float">
            <text:p>16839.282</text:p>
          </table:table-cell>
          <table:table-cell office:value-type="float" office:value="132.945" calcext:value-type="float">
            <text:p>132.945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526.446" calcext:value-type="float">
            <text:p>526.446</text:p>
          </table:table-cell>
          <table:table-cell office:value-type="float" office:value="3.257" calcext:value-type="float">
            <text:p>3.257</text:p>
          </table:table-cell>
          <table:table-cell office:value-type="float" office:value="3.084" calcext:value-type="float">
            <text:p>3.084</text:p>
          </table:table-cell>
          <table:table-cell office:value-type="float" office:value="0.9" calcext:value-type="float">
            <text:p>0.9</text:p>
          </table:table-cell>
          <table:table-cell office:value-type="float" office:value="8357" calcext:value-type="float">
            <text:p>8357</text:p>
          </table:table-cell>
          <table:table-cell office:value-type="float" office:value="25.248" calcext:value-type="float">
            <text:p>25.248</text:p>
          </table:table-cell>
          <table:table-cell office:value-type="float" office:value="40940" calcext:value-type="float">
            <text:p>40940</text:p>
          </table:table-cell>
          <table:table-cell office:value-type="float" office:value="123.685" calcext:value-type="float">
            <text:p>123.685</text:p>
          </table:table-cell>
          <table:table-cell table:number-columns-repeated="4"/>
          <table:table-cell office:value-type="float" office:value="82276118" calcext:value-type="float">
            <text:p>82276118</text:p>
          </table:table-cell>
          <table:table-cell office:value-type="float" office:value="938467" calcext:value-type="float">
            <text:p>938467</text:p>
          </table:table-cell>
          <table:table-cell office:value-type="float" office:value="248.566" calcext:value-type="float">
            <text:p>248.566</text:p>
          </table:table-cell>
          <table:table-cell office:value-type="float" office:value="2.835" calcext:value-type="float">
            <text:p>2.835</text:p>
          </table:table-cell>
          <table:table-cell office:value-type="float" office:value="815490" calcext:value-type="float">
            <text:p>815490</text:p>
          </table:table-cell>
          <table:table-cell office:value-type="float" office:value="2.464" calcext:value-type="float">
            <text:p>2.464</text:p>
          </table:table-cell>
          <table:table-cell office:value-type="float" office:value="17.532" calcext:value-type="float">
            <text:p>17.532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2</text:p>
          </table:table-cell>
          <table:table-cell office:value-type="float" office:value="5623727" calcext:value-type="float">
            <text:p>5623727</text:p>
          </table:table-cell>
          <table:table-cell office:value-type="float" office:value="49880" calcext:value-type="float">
            <text:p>49880</text:p>
          </table:table-cell>
          <table:table-cell office:value-type="float" office:value="44378.143" calcext:value-type="float">
            <text:p>44378.143</text:p>
          </table:table-cell>
          <table:table-cell office:value-type="float" office:value="175406" calcext:value-type="float">
            <text:p>175406</text:p>
          </table:table-cell>
          <table:table-cell office:value-type="float" office:value="1151" calcext:value-type="float">
            <text:p>1151</text:p>
          </table:table-cell>
          <table:table-cell office:value-type="float" office:value="994.286" calcext:value-type="float">
            <text:p>994.286</text:p>
          </table:table-cell>
          <table:table-cell office:value-type="float" office:value="16989.976" calcext:value-type="float">
            <text:p>16989.976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134.072" calcext:value-type="float">
            <text:p>134.072</text:p>
          </table:table-cell>
          <table:table-cell office:value-type="float" office:value="529.923" calcext:value-type="float">
            <text:p>529.923</text:p>
          </table:table-cell>
          <table:table-cell office:value-type="float" office:value="3.477" calcext:value-type="float">
            <text:p>3.477</text:p>
          </table:table-cell>
          <table:table-cell office:value-type="float" office:value="3.004" calcext:value-type="float">
            <text:p>3.004</text:p>
          </table:table-cell>
          <table:table-cell office:value-type="float" office:value="0.9" calcext:value-type="float">
            <text:p>0.9</text:p>
          </table:table-cell>
          <table:table-cell office:value-type="float" office:value="8207" calcext:value-type="float">
            <text:p>8207</text:p>
          </table:table-cell>
          <table:table-cell office:value-type="float" office:value="24.794" calcext:value-type="float">
            <text:p>24.794</text:p>
          </table:table-cell>
          <table:table-cell office:value-type="float" office:value="39919" calcext:value-type="float">
            <text:p>39919</text:p>
          </table:table-cell>
          <table:table-cell office:value-type="float" office:value="120.6" calcext:value-type="float">
            <text:p>120.6</text:p>
          </table:table-cell>
          <table:table-cell table:number-columns-repeated="4"/>
          <table:table-cell office:value-type="float" office:value="83054582" calcext:value-type="float">
            <text:p>83054582</text:p>
          </table:table-cell>
          <table:table-cell office:value-type="float" office:value="778464" calcext:value-type="float">
            <text:p>778464</text:p>
          </table:table-cell>
          <table:table-cell office:value-type="float" office:value="250.918" calcext:value-type="float">
            <text:p>250.918</text:p>
          </table:table-cell>
          <table:table-cell office:value-type="float" office:value="2.352" calcext:value-type="float">
            <text:p>2.352</text:p>
          </table:table-cell>
          <table:table-cell office:value-type="float" office:value="819023" calcext:value-type="float">
            <text:p>819023</text:p>
          </table:table-cell>
          <table:table-cell office:value-type="float" office:value="2.474" calcext:value-type="float">
            <text:p>2.474</text:p>
          </table:table-cell>
          <table:table-cell office:value-type="float" office:value="18.456" calcext:value-type="float">
            <text:p>18.456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3</text:p>
          </table:table-cell>
          <table:table-cell office:value-type="float" office:value="5668105" calcext:value-type="float">
            <text:p>5668105</text:p>
          </table:table-cell>
          <table:table-cell office:value-type="float" office:value="44378" calcext:value-type="float">
            <text:p>44378</text:p>
          </table:table-cell>
          <table:table-cell office:value-type="float" office:value="43848.571" calcext:value-type="float">
            <text:p>43848.571</text:p>
          </table:table-cell>
          <table:table-cell office:value-type="float" office:value="176362" calcext:value-type="float">
            <text:p>176362</text:p>
          </table:table-cell>
          <table:table-cell office:value-type="float" office:value="956" calcext:value-type="float">
            <text:p>956</text:p>
          </table:table-cell>
          <table:table-cell office:value-type="float" office:value="983" calcext:value-type="float">
            <text:p>983</text:p>
          </table:table-cell>
          <table:table-cell office:value-type="float" office:value="17124.047" calcext:value-type="float">
            <text:p>17124.047</text:p>
          </table:table-cell>
          <table:table-cell office:value-type="float" office:value="134.071" calcext:value-type="float">
            <text:p>134.071</text:p>
          </table:table-cell>
          <table:table-cell office:value-type="float" office:value="132.472" calcext:value-type="float">
            <text:p>132.472</text:p>
          </table:table-cell>
          <table:table-cell office:value-type="float" office:value="532.811" calcext:value-type="float">
            <text:p>532.811</text:p>
          </table:table-cell>
          <table:table-cell office:value-type="float" office:value="2.888" calcext:value-type="float">
            <text:p>2.888</text:p>
          </table:table-cell>
          <table:table-cell office:value-type="float" office:value="2.97" calcext:value-type="float">
            <text:p>2.97</text:p>
          </table:table-cell>
          <table:table-cell office:value-type="float" office:value="0.89" calcext:value-type="float">
            <text:p>0.89</text:p>
          </table:table-cell>
          <table:table-cell office:value-type="float" office:value="7949" calcext:value-type="float">
            <text:p>7949</text:p>
          </table:table-cell>
          <table:table-cell office:value-type="float" office:value="24.015" calcext:value-type="float">
            <text:p>24.015</text:p>
          </table:table-cell>
          <table:table-cell office:value-type="float" office:value="38980" calcext:value-type="float">
            <text:p>38980</text:p>
          </table:table-cell>
          <table:table-cell office:value-type="float" office:value="117.763" calcext:value-type="float">
            <text:p>117.763</text:p>
          </table:table-cell>
          <table:table-cell office:value-type="float" office:value="773" calcext:value-type="float">
            <text:p>773</text:p>
          </table:table-cell>
          <table:table-cell office:value-type="float" office:value="2.335" calcext:value-type="float">
            <text:p>2.335</text:p>
          </table:table-cell>
          <table:table-cell office:value-type="float" office:value="11727" calcext:value-type="float">
            <text:p>11727</text:p>
          </table:table-cell>
          <table:table-cell office:value-type="float" office:value="35.429" calcext:value-type="float">
            <text:p>35.429</text:p>
          </table:table-cell>
          <table:table-cell office:value-type="float" office:value="83608046" calcext:value-type="float">
            <text:p>83608046</text:p>
          </table:table-cell>
          <table:table-cell office:value-type="float" office:value="553464" calcext:value-type="float">
            <text:p>553464</text:p>
          </table:table-cell>
          <table:table-cell office:value-type="float" office:value="252.59" calcext:value-type="float">
            <text:p>252.59</text:p>
          </table:table-cell>
          <table:table-cell office:value-type="float" office:value="1.672" calcext:value-type="float">
            <text:p>1.672</text:p>
          </table:table-cell>
          <table:table-cell office:value-type="float" office:value="817762" calcext:value-type="float">
            <text:p>817762</text:p>
          </table:table-cell>
          <table:table-cell office:value-type="float" office:value="2.471" calcext:value-type="float">
            <text:p>2.471</text:p>
          </table:table-cell>
          <table:table-cell office:value-type="float" office:value="18.65" calcext:value-type="float">
            <text:p>18.65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4</text:p>
          </table:table-cell>
          <table:table-cell office:value-type="float" office:value="5702611" calcext:value-type="float">
            <text:p>5702611</text:p>
          </table:table-cell>
          <table:table-cell office:value-type="float" office:value="34506" calcext:value-type="float">
            <text:p>34506</text:p>
          </table:table-cell>
          <table:table-cell office:value-type="float" office:value="42763.143" calcext:value-type="float">
            <text:p>42763.143</text:p>
          </table:table-cell>
          <table:table-cell office:value-type="float" office:value="176806" calcext:value-type="float">
            <text:p>176806</text:p>
          </table:table-cell>
          <table:table-cell office:value-type="float" office:value="444" calcext:value-type="float">
            <text:p>444</text:p>
          </table:table-cell>
          <table:table-cell office:value-type="float" office:value="964.857" calcext:value-type="float">
            <text:p>964.857</text:p>
          </table:table-cell>
          <table:table-cell office:value-type="float" office:value="17228.294" calcext:value-type="float">
            <text:p>17228.294</text:p>
          </table:table-cell>
          <table:table-cell office:value-type="float" office:value="104.247" calcext:value-type="float">
            <text:p>104.247</text:p>
          </table:table-cell>
          <table:table-cell office:value-type="float" office:value="129.193" calcext:value-type="float">
            <text:p>129.193</text:p>
          </table:table-cell>
          <table:table-cell office:value-type="float" office:value="534.153" calcext:value-type="float">
            <text:p>534.153</text:p>
          </table:table-cell>
          <table:table-cell office:value-type="float" office:value="1.341" calcext:value-type="float">
            <text:p>1.341</text:p>
          </table:table-cell>
          <table:table-cell office:value-type="float" office:value="2.915" calcext:value-type="float">
            <text:p>2.915</text:p>
          </table:table-cell>
          <table:table-cell office:value-type="float" office:value="0.9" calcext:value-type="float">
            <text:p>0.9</text:p>
          </table:table-cell>
          <table:table-cell office:value-type="float" office:value="7851" calcext:value-type="float">
            <text:p>7851</text:p>
          </table:table-cell>
          <table:table-cell office:value-type="float" office:value="23.719" calcext:value-type="float">
            <text:p>23.719</text:p>
          </table:table-cell>
          <table:table-cell office:value-type="float" office:value="38695" calcext:value-type="float">
            <text:p>38695</text:p>
          </table:table-cell>
          <table:table-cell office:value-type="float" office:value="116.902" calcext:value-type="float">
            <text:p>116.902</text:p>
          </table:table-cell>
          <table:table-cell table:number-columns-repeated="4"/>
          <table:table-cell office:value-type="float" office:value="84260286" calcext:value-type="float">
            <text:p>84260286</text:p>
          </table:table-cell>
          <table:table-cell office:value-type="float" office:value="652240" calcext:value-type="float">
            <text:p>652240</text:p>
          </table:table-cell>
          <table:table-cell office:value-type="float" office:value="254.561" calcext:value-type="float">
            <text:p>254.561</text:p>
          </table:table-cell>
          <table:table-cell office:value-type="float" office:value="1.97" calcext:value-type="float">
            <text:p>1.97</text:p>
          </table:table-cell>
          <table:table-cell office:value-type="float" office:value="817055" calcext:value-type="float">
            <text:p>817055</text:p>
          </table:table-cell>
          <table:table-cell office:value-type="float" office:value="2.468" calcext:value-type="float">
            <text:p>2.468</text:p>
          </table:table-cell>
          <table:table-cell office:value-type="float" office:value="19.107" calcext:value-type="float">
            <text:p>19.107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5</text:p>
          </table:table-cell>
          <table:table-cell office:value-type="float" office:value="5740909" calcext:value-type="float">
            <text:p>5740909</text:p>
          </table:table-cell>
          <table:table-cell office:value-type="float" office:value="38298" calcext:value-type="float">
            <text:p>38298</text:p>
          </table:table-cell>
          <table:table-cell office:value-type="float" office:value="43226.286" calcext:value-type="float">
            <text:p>43226.286</text:p>
          </table:table-cell>
          <table:table-cell office:value-type="float" office:value="177279" calcext:value-type="float">
            <text:p>177279</text:p>
          </table:table-cell>
          <table:table-cell office:value-type="float" office:value="473" calcext:value-type="float">
            <text:p>473</text:p>
          </table:table-cell>
          <table:table-cell office:value-type="float" office:value="968.857" calcext:value-type="float">
            <text:p>968.857</text:p>
          </table:table-cell>
          <table:table-cell office:value-type="float" office:value="17343.997" calcext:value-type="float">
            <text:p>17343.997</text:p>
          </table:table-cell>
          <table:table-cell office:value-type="float" office:value="115.703" calcext:value-type="float">
            <text:p>115.703</text:p>
          </table:table-cell>
          <table:table-cell office:value-type="float" office:value="130.592" calcext:value-type="float">
            <text:p>130.592</text:p>
          </table:table-cell>
          <table:table-cell office:value-type="float" office:value="535.582" calcext:value-type="float">
            <text:p>535.582</text:p>
          </table:table-cell>
          <table:table-cell office:value-type="float" office:value="1.429" calcext:value-type="float">
            <text:p>1.429</text:p>
          </table:table-cell>
          <table:table-cell office:value-type="float" office:value="2.927" calcext:value-type="float">
            <text:p>2.927</text:p>
          </table:table-cell>
          <table:table-cell office:value-type="float" office:value="0.91" calcext:value-type="float">
            <text:p>0.91</text:p>
          </table:table-cell>
          <table:table-cell office:value-type="float" office:value="7863" calcext:value-type="float">
            <text:p>7863</text:p>
          </table:table-cell>
          <table:table-cell office:value-type="float" office:value="23.755" calcext:value-type="float">
            <text:p>23.755</text:p>
          </table:table-cell>
          <table:table-cell office:value-type="float" office:value="38775" calcext:value-type="float">
            <text:p>38775</text:p>
          </table:table-cell>
          <table:table-cell office:value-type="float" office:value="117.144" calcext:value-type="float">
            <text:p>117.144</text:p>
          </table:table-cell>
          <table:table-cell table:number-columns-repeated="4"/>
          <table:table-cell office:value-type="float" office:value="85136154" calcext:value-type="float">
            <text:p>85136154</text:p>
          </table:table-cell>
          <table:table-cell office:value-type="float" office:value="875868" calcext:value-type="float">
            <text:p>875868</text:p>
          </table:table-cell>
          <table:table-cell office:value-type="float" office:value="257.207" calcext:value-type="float">
            <text:p>257.207</text:p>
          </table:table-cell>
          <table:table-cell office:value-type="float" office:value="2.646" calcext:value-type="float">
            <text:p>2.646</text:p>
          </table:table-cell>
          <table:table-cell office:value-type="float" office:value="818364" calcext:value-type="float">
            <text:p>818364</text:p>
          </table:table-cell>
          <table:table-cell office:value-type="float" office:value="2.472" calcext:value-type="float">
            <text:p>2.472</text:p>
          </table:table-cell>
          <table:table-cell office:value-type="float" office:value="18.932" calcext:value-type="float">
            <text:p>18.93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6</text:p>
          </table:table-cell>
          <table:table-cell office:value-type="float" office:value="5779028" calcext:value-type="float">
            <text:p>5779028</text:p>
          </table:table-cell>
          <table:table-cell office:value-type="float" office:value="38119" calcext:value-type="float">
            <text:p>38119</text:p>
          </table:table-cell>
          <table:table-cell office:value-type="float" office:value="42373.143" calcext:value-type="float">
            <text:p>42373.143</text:p>
          </table:table-cell>
          <table:table-cell office:value-type="float" office:value="178486" calcext:value-type="float">
            <text:p>178486</text:p>
          </table:table-cell>
          <table:table-cell office:value-type="float" office:value="1207" calcext:value-type="float">
            <text:p>1207</text:p>
          </table:table-cell>
          <table:table-cell office:value-type="float" office:value="952.143" calcext:value-type="float">
            <text:p>952.143</text:p>
          </table:table-cell>
          <table:table-cell office:value-type="float" office:value="17459.159" calcext:value-type="float">
            <text:p>17459.159</text:p>
          </table:table-cell>
          <table:table-cell office:value-type="float" office:value="115.162" calcext:value-type="float">
            <text:p>115.162</text:p>
          </table:table-cell>
          <table:table-cell office:value-type="float" office:value="128.015" calcext:value-type="float">
            <text:p>128.015</text:p>
          </table:table-cell>
          <table:table-cell office:value-type="float" office:value="539.228" calcext:value-type="float">
            <text:p>539.228</text:p>
          </table:table-cell>
          <table:table-cell office:value-type="float" office:value="3.646" calcext:value-type="float">
            <text:p>3.646</text:p>
          </table:table-cell>
          <table:table-cell office:value-type="float" office:value="2.877" calcext:value-type="float">
            <text:p>2.877</text:p>
          </table:table-cell>
          <table:table-cell office:value-type="float" office:value="0.94" calcext:value-type="float">
            <text:p>0.94</text:p>
          </table:table-cell>
          <table:table-cell office:value-type="float" office:value="7737" calcext:value-type="float">
            <text:p>7737</text:p>
          </table:table-cell>
          <table:table-cell office:value-type="float" office:value="23.374" calcext:value-type="float">
            <text:p>23.374</text:p>
          </table:table-cell>
          <table:table-cell office:value-type="float" office:value="38418" calcext:value-type="float">
            <text:p>38418</text:p>
          </table:table-cell>
          <table:table-cell office:value-type="float" office:value="116.066" calcext:value-type="float">
            <text:p>116.066</text:p>
          </table:table-cell>
          <table:table-cell table:number-columns-repeated="4"/>
          <table:table-cell office:value-type="float" office:value="86115474" calcext:value-type="float">
            <text:p>86115474</text:p>
          </table:table-cell>
          <table:table-cell office:value-type="float" office:value="979320" calcext:value-type="float">
            <text:p>979320</text:p>
          </table:table-cell>
          <table:table-cell office:value-type="float" office:value="260.166" calcext:value-type="float">
            <text:p>260.166</text:p>
          </table:table-cell>
          <table:table-cell office:value-type="float" office:value="2.959" calcext:value-type="float">
            <text:p>2.959</text:p>
          </table:table-cell>
          <table:table-cell office:value-type="float" office:value="820898" calcext:value-type="float">
            <text:p>820898</text:p>
          </table:table-cell>
          <table:table-cell office:value-type="float" office:value="2.48" calcext:value-type="float">
            <text:p>2.48</text:p>
          </table:table-cell>
          <table:table-cell office:value-type="float" office:value="19.373" calcext:value-type="float">
            <text:p>19.373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7</text:p>
          </table:table-cell>
          <table:table-cell office:value-type="float" office:value="5821876" calcext:value-type="float">
            <text:p>5821876</text:p>
          </table:table-cell>
          <table:table-cell office:value-type="float" office:value="42848" calcext:value-type="float">
            <text:p>42848</text:p>
          </table:table-cell>
          <table:table-cell office:value-type="float" office:value="41719.143" calcext:value-type="float">
            <text:p>41719.143</text:p>
          </table:table-cell>
          <table:table-cell office:value-type="float" office:value="179714" calcext:value-type="float">
            <text:p>179714</text:p>
          </table:table-cell>
          <table:table-cell office:value-type="float" office:value="1228" calcext:value-type="float">
            <text:p>1228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17588.609" calcext:value-type="float">
            <text:p>17588.609</text:p>
          </table:table-cell>
          <table:table-cell office:value-type="float" office:value="129.449" calcext:value-type="float">
            <text:p>129.449</text:p>
          </table:table-cell>
          <table:table-cell office:value-type="float" office:value="126.039" calcext:value-type="float">
            <text:p>126.039</text:p>
          </table:table-cell>
          <table:table-cell office:value-type="float" office:value="542.938" calcext:value-type="float">
            <text:p>542.938</text:p>
          </table:table-cell>
          <table:table-cell office:value-type="float" office:value="3.71" calcext:value-type="float">
            <text:p>3.71</text:p>
          </table:table-cell>
          <table:table-cell office:value-type="float" office:value="2.821" calcext:value-type="float">
            <text:p>2.821</text:p>
          </table:table-cell>
          <table:table-cell office:value-type="float" office:value="0.95" calcext:value-type="float">
            <text:p>0.95</text:p>
          </table:table-cell>
          <table:table-cell office:value-type="float" office:value="7717" calcext:value-type="float">
            <text:p>7717</text:p>
          </table:table-cell>
          <table:table-cell office:value-type="float" office:value="23.314" calcext:value-type="float">
            <text:p>23.314</text:p>
          </table:table-cell>
          <table:table-cell office:value-type="float" office:value="37421" calcext:value-type="float">
            <text:p>37421</text:p>
          </table:table-cell>
          <table:table-cell office:value-type="float" office:value="113.053" calcext:value-type="float">
            <text:p>113.053</text:p>
          </table:table-cell>
          <table:table-cell table:number-columns-repeated="4"/>
          <table:table-cell office:value-type="float" office:value="87102835" calcext:value-type="float">
            <text:p>87102835</text:p>
          </table:table-cell>
          <table:table-cell office:value-type="float" office:value="987361" calcext:value-type="float">
            <text:p>987361</text:p>
          </table:table-cell>
          <table:table-cell office:value-type="float" office:value="263.148" calcext:value-type="float">
            <text:p>263.148</text:p>
          </table:table-cell>
          <table:table-cell office:value-type="float" office:value="2.983" calcext:value-type="float">
            <text:p>2.983</text:p>
          </table:table-cell>
          <table:table-cell office:value-type="float" office:value="823598" calcext:value-type="float">
            <text:p>823598</text:p>
          </table:table-cell>
          <table:table-cell office:value-type="float" office:value="2.488" calcext:value-type="float">
            <text:p>2.488</text:p>
          </table:table-cell>
          <table:table-cell office:value-type="float" office:value="19.741" calcext:value-type="float">
            <text:p>19.74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8</text:p>
          </table:table-cell>
          <table:table-cell office:value-type="float" office:value="5867785" calcext:value-type="float">
            <text:p>5867785</text:p>
          </table:table-cell>
          <table:table-cell office:value-type="float" office:value="45909" calcext:value-type="float">
            <text:p>45909</text:p>
          </table:table-cell>
          <table:table-cell office:value-type="float" office:value="41991.143" calcext:value-type="float">
            <text:p>41991.143</text:p>
          </table:table-cell>
          <table:table-cell office:value-type="float" office:value="180824" calcext:value-type="float">
            <text:p>180824</text:p>
          </table:table-cell>
          <table:table-cell office:value-type="float" office:value="1110" calcext:value-type="float">
            <text:p>1110</text:p>
          </table:table-cell>
          <table:table-cell office:value-type="float" office:value="938.429" calcext:value-type="float">
            <text:p>938.429</text:p>
          </table:table-cell>
          <table:table-cell office:value-type="float" office:value="17727.305" calcext:value-type="float">
            <text:p>17727.305</text:p>
          </table:table-cell>
          <table:table-cell office:value-type="float" office:value="138.697" calcext:value-type="float">
            <text:p>138.697</text:p>
          </table:table-cell>
          <table:table-cell office:value-type="float" office:value="126.86" calcext:value-type="float">
            <text:p>126.86</text:p>
          </table:table-cell>
          <table:table-cell office:value-type="float" office:value="546.292" calcext:value-type="float">
            <text:p>546.292</text:p>
          </table:table-cell>
          <table:table-cell office:value-type="float" office:value="3.353" calcext:value-type="float">
            <text:p>3.353</text:p>
          </table:table-cell>
          <table:table-cell office:value-type="float" office:value="2.835" calcext:value-type="float">
            <text:p>2.835</text:p>
          </table:table-cell>
          <table:table-cell office:value-type="float" office:value="0.95" calcext:value-type="float">
            <text:p>0.95</text:p>
          </table:table-cell>
          <table:table-cell office:value-type="float" office:value="7558" calcext:value-type="float">
            <text:p>7558</text:p>
          </table:table-cell>
          <table:table-cell office:value-type="float" office:value="22.834" calcext:value-type="float">
            <text:p>22.834</text:p>
          </table:table-cell>
          <table:table-cell office:value-type="float" office:value="37255" calcext:value-type="float">
            <text:p>37255</text:p>
          </table:table-cell>
          <table:table-cell office:value-type="float" office:value="112.552" calcext:value-type="float">
            <text:p>112.552</text:p>
          </table:table-cell>
          <table:table-cell table:number-columns-repeated="4"/>
          <table:table-cell office:value-type="float" office:value="88068449" calcext:value-type="float">
            <text:p>88068449</text:p>
          </table:table-cell>
          <table:table-cell office:value-type="float" office:value="965614" calcext:value-type="float">
            <text:p>965614</text:p>
          </table:table-cell>
          <table:table-cell office:value-type="float" office:value="266.066" calcext:value-type="float">
            <text:p>266.066</text:p>
          </table:table-cell>
          <table:table-cell office:value-type="float" office:value="2.917" calcext:value-type="float">
            <text:p>2.917</text:p>
          </table:table-cell>
          <table:table-cell office:value-type="float" office:value="827476" calcext:value-type="float">
            <text:p>827476</text:p>
          </table:table-cell>
          <table:table-cell office:value-type="float" office:value="2.5" calcext:value-type="float">
            <text:p>2.5</text:p>
          </table:table-cell>
          <table:table-cell office:value-type="float" office:value="19.706" calcext:value-type="float">
            <text:p>19.70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29</text:p>
          </table:table-cell>
          <table:table-cell office:value-type="float" office:value="5917439" calcext:value-type="float">
            <text:p>5917439</text:p>
          </table:table-cell>
          <table:table-cell office:value-type="float" office:value="49654" calcext:value-type="float">
            <text:p>49654</text:p>
          </table:table-cell>
          <table:table-cell office:value-type="float" office:value="41958.857" calcext:value-type="float">
            <text:p>41958.857</text:p>
          </table:table-cell>
          <table:table-cell office:value-type="float" office:value="181773" calcext:value-type="float">
            <text:p>181773</text:p>
          </table:table-cell>
          <table:table-cell office:value-type="float" office:value="949" calcext:value-type="float">
            <text:p>949</text:p>
          </table:table-cell>
          <table:table-cell office:value-type="float" office:value="909.571" calcext:value-type="float">
            <text:p>909.571</text:p>
          </table:table-cell>
          <table:table-cell office:value-type="float" office:value="17877.316" calcext:value-type="float">
            <text:p>17877.316</text:p>
          </table:table-cell>
          <table:table-cell office:value-type="float" office:value="150.011" calcext:value-type="float">
            <text:p>150.011</text:p>
          </table:table-cell>
          <table:table-cell office:value-type="float" office:value="126.763" calcext:value-type="float">
            <text:p>126.763</text:p>
          </table:table-cell>
          <table:table-cell office:value-type="float" office:value="549.159" calcext:value-type="float">
            <text:p>549.159</text:p>
          </table:table-cell>
          <table:table-cell office:value-type="float" office:value="2.867" calcext:value-type="float">
            <text:p>2.867</text:p>
          </table:table-cell>
          <table:table-cell office:value-type="float" office:value="2.748" calcext:value-type="float">
            <text:p>2.748</text:p>
          </table:table-cell>
          <table:table-cell office:value-type="float" office:value="0.95" calcext:value-type="float">
            <text:p>0.95</text:p>
          </table:table-cell>
          <table:table-cell office:value-type="float" office:value="7413" calcext:value-type="float">
            <text:p>7413</text:p>
          </table:table-cell>
          <table:table-cell office:value-type="float" office:value="22.396" calcext:value-type="float">
            <text:p>22.396</text:p>
          </table:table-cell>
          <table:table-cell office:value-type="float" office:value="36437" calcext:value-type="float">
            <text:p>36437</text:p>
          </table:table-cell>
          <table:table-cell office:value-type="float" office:value="110.081" calcext:value-type="float">
            <text:p>110.081</text:p>
          </table:table-cell>
          <table:table-cell table:number-columns-repeated="4"/>
          <table:table-cell office:value-type="float" office:value="88855236" calcext:value-type="float">
            <text:p>88855236</text:p>
          </table:table-cell>
          <table:table-cell office:value-type="float" office:value="786787" calcext:value-type="float">
            <text:p>786787</text:p>
          </table:table-cell>
          <table:table-cell office:value-type="float" office:value="268.443" calcext:value-type="float">
            <text:p>268.443</text:p>
          </table:table-cell>
          <table:table-cell office:value-type="float" office:value="2.377" calcext:value-type="float">
            <text:p>2.377</text:p>
          </table:table-cell>
          <table:table-cell office:value-type="float" office:value="828665" calcext:value-type="float">
            <text:p>828665</text:p>
          </table:table-cell>
          <table:table-cell office:value-type="float" office:value="2.503" calcext:value-type="float">
            <text:p>2.503</text:p>
          </table:table-cell>
          <table:table-cell office:value-type="float" office:value="19.749" calcext:value-type="float">
            <text:p>19.749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30</text:p>
          </table:table-cell>
          <table:table-cell office:value-type="float" office:value="5961582" calcext:value-type="float">
            <text:p>5961582</text:p>
          </table:table-cell>
          <table:table-cell office:value-type="float" office:value="44143" calcext:value-type="float">
            <text:p>44143</text:p>
          </table:table-cell>
          <table:table-cell office:value-type="float" office:value="41925.286" calcext:value-type="float">
            <text:p>41925.286</text:p>
          </table:table-cell>
          <table:table-cell office:value-type="float" office:value="182779" calcext:value-type="float">
            <text:p>182779</text:p>
          </table:table-cell>
          <table:table-cell office:value-type="float" office:value="1006" calcext:value-type="float">
            <text:p>1006</text:p>
          </table:table-cell>
          <table:table-cell office:value-type="float" office:value="916.714" calcext:value-type="float">
            <text:p>916.714</text:p>
          </table:table-cell>
          <table:table-cell office:value-type="float" office:value="18010.678" calcext:value-type="float">
            <text:p>18010.678</text:p>
          </table:table-cell>
          <table:table-cell office:value-type="float" office:value="133.361" calcext:value-type="float">
            <text:p>133.361</text:p>
          </table:table-cell>
          <table:table-cell office:value-type="float" office:value="126.661" calcext:value-type="float">
            <text:p>126.661</text:p>
          </table:table-cell>
          <table:table-cell office:value-type="float" office:value="552.198" calcext:value-type="float">
            <text:p>552.198</text:p>
          </table:table-cell>
          <table:table-cell office:value-type="float" office:value="3.039" calcext:value-type="float">
            <text:p>3.039</text:p>
          </table:table-cell>
          <table:table-cell office:value-type="float" office:value="2.77" calcext:value-type="float">
            <text:p>2.77</text:p>
          </table:table-cell>
          <table:table-cell office:value-type="float" office:value="0.93" calcext:value-type="float">
            <text:p>0.93</text:p>
          </table:table-cell>
          <table:table-cell office:value-type="float" office:value="7268" calcext:value-type="float">
            <text:p>7268</text:p>
          </table:table-cell>
          <table:table-cell office:value-type="float" office:value="21.958" calcext:value-type="float">
            <text:p>21.958</text:p>
          </table:table-cell>
          <table:table-cell office:value-type="float" office:value="35726" calcext:value-type="float">
            <text:p>35726</text:p>
          </table:table-cell>
          <table:table-cell office:value-type="float" office:value="107.933" calcext:value-type="float">
            <text:p>107.933</text:p>
          </table:table-cell>
          <table:table-cell office:value-type="float" office:value="742" calcext:value-type="float">
            <text:p>742</text:p>
          </table:table-cell>
          <table:table-cell office:value-type="float" office:value="2.242" calcext:value-type="float">
            <text:p>2.242</text:p>
          </table:table-cell>
          <table:table-cell office:value-type="float" office:value="10192" calcext:value-type="float">
            <text:p>10192</text:p>
          </table:table-cell>
          <table:table-cell office:value-type="float" office:value="30.791" calcext:value-type="float">
            <text:p>30.791</text:p>
          </table:table-cell>
          <table:table-cell office:value-type="float" office:value="89476135" calcext:value-type="float">
            <text:p>89476135</text:p>
          </table:table-cell>
          <table:table-cell office:value-type="float" office:value="620899" calcext:value-type="float">
            <text:p>620899</text:p>
          </table:table-cell>
          <table:table-cell office:value-type="float" office:value="270.318" calcext:value-type="float">
            <text:p>270.318</text:p>
          </table:table-cell>
          <table:table-cell office:value-type="float" office:value="1.876" calcext:value-type="float">
            <text:p>1.876</text:p>
          </table:table-cell>
          <table:table-cell office:value-type="float" office:value="838298" calcext:value-type="float">
            <text:p>838298</text:p>
          </table:table-cell>
          <table:table-cell office:value-type="float" office:value="2.533" calcext:value-type="float">
            <text:p>2.533</text:p>
          </table:table-cell>
          <table:table-cell office:value-type="float" office:value="19.995" calcext:value-type="float">
            <text:p>19.9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8-31</text:p>
          </table:table-cell>
          <table:table-cell office:value-type="float" office:value="5997163" calcext:value-type="float">
            <text:p>5997163</text:p>
          </table:table-cell>
          <table:table-cell office:value-type="float" office:value="35581" calcext:value-type="float">
            <text:p>35581</text:p>
          </table:table-cell>
          <table:table-cell office:value-type="float" office:value="42078.857" calcext:value-type="float">
            <text:p>42078.857</text:p>
          </table:table-cell>
          <table:table-cell office:value-type="float" office:value="183069" calcext:value-type="float">
            <text:p>183069</text:p>
          </table:table-cell>
          <table:table-cell office:value-type="float" office:value="290" calcext:value-type="float">
            <text:p>290</text:p>
          </table:table-cell>
          <table:table-cell office:value-type="float" office:value="894.714" calcext:value-type="float">
            <text:p>894.714</text:p>
          </table:table-cell>
          <table:table-cell office:value-type="float" office:value="18118.172" calcext:value-type="float">
            <text:p>18118.172</text:p>
          </table:table-cell>
          <table:table-cell office:value-type="float" office:value="107.495" calcext:value-type="float">
            <text:p>107.495</text:p>
          </table:table-cell>
          <table:table-cell office:value-type="float" office:value="127.125" calcext:value-type="float">
            <text:p>127.125</text:p>
          </table:table-cell>
          <table:table-cell office:value-type="float" office:value="553.074" calcext:value-type="float">
            <text:p>553.074</text:p>
          </table:table-cell>
          <table:table-cell office:value-type="float" office:value="0.876" calcext:value-type="float">
            <text:p>0.876</text:p>
          </table:table-cell>
          <table:table-cell office:value-type="float" office:value="2.703" calcext:value-type="float">
            <text:p>2.703</text:p>
          </table:table-cell>
          <table:table-cell office:value-type="float" office:value="0.93" calcext:value-type="float">
            <text:p>0.93</text:p>
          </table:table-cell>
          <table:table-cell office:value-type="float" office:value="7043" calcext:value-type="float">
            <text:p>7043</text:p>
          </table:table-cell>
          <table:table-cell office:value-type="float" office:value="21.278" calcext:value-type="float">
            <text:p>21.278</text:p>
          </table:table-cell>
          <table:table-cell office:value-type="float" office:value="35352" calcext:value-type="float">
            <text:p>35352</text:p>
          </table:table-cell>
          <table:table-cell office:value-type="float" office:value="106.803" calcext:value-type="float">
            <text:p>106.803</text:p>
          </table:table-cell>
          <table:table-cell table:number-columns-repeated="4"/>
          <table:table-cell office:value-type="float" office:value="90131659" calcext:value-type="float">
            <text:p>90131659</text:p>
          </table:table-cell>
          <table:table-cell office:value-type="float" office:value="655524" calcext:value-type="float">
            <text:p>655524</text:p>
          </table:table-cell>
          <table:table-cell office:value-type="float" office:value="272.299" calcext:value-type="float">
            <text:p>272.299</text:p>
          </table:table-cell>
          <table:table-cell office:value-type="float" office:value="1.98" calcext:value-type="float">
            <text:p>1.98</text:p>
          </table:table-cell>
          <table:table-cell office:value-type="float" office:value="838768" calcext:value-type="float">
            <text:p>838768</text:p>
          </table:table-cell>
          <table:table-cell office:value-type="float" office:value="2.534" calcext:value-type="float">
            <text:p>2.534</text:p>
          </table:table-cell>
          <table:table-cell office:value-type="float" office:value="19.933" calcext:value-type="float">
            <text:p>19.93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1</text:p>
          </table:table-cell>
          <table:table-cell office:value-type="float" office:value="6031013" calcext:value-type="float">
            <text:p>6031013</text:p>
          </table:table-cell>
          <table:table-cell office:value-type="float" office:value="33850" calcext:value-type="float">
            <text:p>33850</text:p>
          </table:table-cell>
          <table:table-cell office:value-type="float" office:value="41443.429" calcext:value-type="float">
            <text:p>41443.429</text:p>
          </table:table-cell>
          <table:table-cell office:value-type="float" office:value="183598" calcext:value-type="float">
            <text:p>183598</text:p>
          </table:table-cell>
          <table:table-cell office:value-type="float" office:value="529" calcext:value-type="float">
            <text:p>529</text:p>
          </table:table-cell>
          <table:table-cell office:value-type="float" office:value="902.714" calcext:value-type="float">
            <text:p>902.714</text:p>
          </table:table-cell>
          <table:table-cell office:value-type="float" office:value="18220.437" calcext:value-type="float">
            <text:p>18220.437</text:p>
          </table:table-cell>
          <table:table-cell office:value-type="float" office:value="102.265" calcext:value-type="float">
            <text:p>102.265</text:p>
          </table:table-cell>
          <table:table-cell office:value-type="float" office:value="125.206" calcext:value-type="float">
            <text:p>125.206</text:p>
          </table:table-cell>
          <table:table-cell office:value-type="float" office:value="554.672" calcext:value-type="float">
            <text:p>554.672</text:p>
          </table:table-cell>
          <table:table-cell office:value-type="float" office:value="1.598" calcext:value-type="float">
            <text:p>1.598</text:p>
          </table:table-cell>
          <table:table-cell office:value-type="float" office:value="2.727" calcext:value-type="float">
            <text:p>2.727</text:p>
          </table:table-cell>
          <table:table-cell office:value-type="float" office:value="0.94" calcext:value-type="float">
            <text:p>0.94</text:p>
          </table:table-cell>
          <table:table-cell office:value-type="float" office:value="7090" calcext:value-type="float">
            <text:p>7090</text:p>
          </table:table-cell>
          <table:table-cell office:value-type="float" office:value="21.42" calcext:value-type="float">
            <text:p>21.42</text:p>
          </table:table-cell>
          <table:table-cell office:value-type="float" office:value="35273" calcext:value-type="float">
            <text:p>35273</text:p>
          </table:table-cell>
          <table:table-cell office:value-type="float" office:value="106.564" calcext:value-type="float">
            <text:p>106.564</text:p>
          </table:table-cell>
          <table:table-cell table:number-columns-repeated="4"/>
          <table:table-cell office:value-type="float" office:value="91004701" calcext:value-type="float">
            <text:p>91004701</text:p>
          </table:table-cell>
          <table:table-cell office:value-type="float" office:value="873042" calcext:value-type="float">
            <text:p>873042</text:p>
          </table:table-cell>
          <table:table-cell office:value-type="float" office:value="274.936" calcext:value-type="float">
            <text:p>274.936</text:p>
          </table:table-cell>
          <table:table-cell office:value-type="float" office:value="2.638" calcext:value-type="float">
            <text:p>2.638</text:p>
          </table:table-cell>
          <table:table-cell office:value-type="float" office:value="838364" calcext:value-type="float">
            <text:p>838364</text:p>
          </table:table-cell>
          <table:table-cell office:value-type="float" office:value="2.533" calcext:value-type="float">
            <text:p>2.533</text:p>
          </table:table-cell>
          <table:table-cell office:value-type="float" office:value="20.229" calcext:value-type="float">
            <text:p>20.229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2</text:p>
          </table:table-cell>
          <table:table-cell office:value-type="float" office:value="6075652" calcext:value-type="float">
            <text:p>6075652</text:p>
          </table:table-cell>
          <table:table-cell office:value-type="float" office:value="44639" calcext:value-type="float">
            <text:p>44639</text:p>
          </table:table-cell>
          <table:table-cell office:value-type="float" office:value="42374.857" calcext:value-type="float">
            <text:p>42374.857</text:p>
          </table:table-cell>
          <table:table-cell office:value-type="float" office:value="184689" calcext:value-type="float">
            <text:p>184689</text:p>
          </table:table-cell>
          <table:table-cell office:value-type="float" office:value="1091" calcext:value-type="float">
            <text:p>1091</text:p>
          </table:table-cell>
          <table:table-cell office:value-type="float" office:value="886.143" calcext:value-type="float">
            <text:p>886.143</text:p>
          </table:table-cell>
          <table:table-cell office:value-type="float" office:value="18355.297" calcext:value-type="float">
            <text:p>18355.297</text:p>
          </table:table-cell>
          <table:table-cell office:value-type="float" office:value="134.86" calcext:value-type="float">
            <text:p>134.86</text:p>
          </table:table-cell>
          <table:table-cell office:value-type="float" office:value="128.02" calcext:value-type="float">
            <text:p>128.02</text:p>
          </table:table-cell>
          <table:table-cell office:value-type="float" office:value="557.968" calcext:value-type="float">
            <text:p>557.968</text:p>
          </table:table-cell>
          <table:table-cell office:value-type="float" office:value="3.296" calcext:value-type="float">
            <text:p>3.296</text:p>
          </table:table-cell>
          <table:table-cell office:value-type="float" office:value="2.677" calcext:value-type="float">
            <text:p>2.677</text:p>
          </table:table-cell>
          <table:table-cell office:value-type="float" office:value="0.95" calcext:value-type="float">
            <text:p>0.95</text:p>
          </table:table-cell>
          <table:table-cell office:value-type="float" office:value="7087" calcext:value-type="float">
            <text:p>7087</text:p>
          </table:table-cell>
          <table:table-cell office:value-type="float" office:value="21.411" calcext:value-type="float">
            <text:p>21.411</text:p>
          </table:table-cell>
          <table:table-cell office:value-type="float" office:value="35579" calcext:value-type="float">
            <text:p>35579</text:p>
          </table:table-cell>
          <table:table-cell office:value-type="float" office:value="107.489" calcext:value-type="float">
            <text:p>107.489</text:p>
          </table:table-cell>
          <table:table-cell table:number-columns-repeated="4"/>
          <table:table-cell office:value-type="float" office:value="91986402" calcext:value-type="float">
            <text:p>91986402</text:p>
          </table:table-cell>
          <table:table-cell office:value-type="float" office:value="981701" calcext:value-type="float">
            <text:p>981701</text:p>
          </table:table-cell>
          <table:table-cell office:value-type="float" office:value="277.902" calcext:value-type="float">
            <text:p>277.902</text:p>
          </table:table-cell>
          <table:table-cell office:value-type="float" office:value="2.966" calcext:value-type="float">
            <text:p>2.966</text:p>
          </table:table-cell>
          <table:table-cell office:value-type="float" office:value="838704" calcext:value-type="float">
            <text:p>838704</text:p>
          </table:table-cell>
          <table:table-cell office:value-type="float" office:value="2.534" calcext:value-type="float">
            <text:p>2.534</text:p>
          </table:table-cell>
          <table:table-cell office:value-type="float" office:value="19.792" calcext:value-type="float">
            <text:p>19.79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3</text:p>
          </table:table-cell>
          <table:table-cell office:value-type="float" office:value="6114406" calcext:value-type="float">
            <text:p>6114406</text:p>
          </table:table-cell>
          <table:table-cell office:value-type="float" office:value="38754" calcext:value-type="float">
            <text:p>38754</text:p>
          </table:table-cell>
          <table:table-cell office:value-type="float" office:value="41790" calcext:value-type="float">
            <text:p>41790</text:p>
          </table:table-cell>
          <table:table-cell office:value-type="float" office:value="185744" calcext:value-type="float">
            <text:p>185744</text:p>
          </table:table-cell>
          <table:table-cell office:value-type="float" office:value="1055" calcext:value-type="float">
            <text:p>1055</text:p>
          </table:table-cell>
          <table:table-cell office:value-type="float" office:value="861.429" calcext:value-type="float">
            <text:p>861.429</text:p>
          </table:table-cell>
          <table:table-cell office:value-type="float" office:value="18472.378" calcext:value-type="float">
            <text:p>18472.378</text:p>
          </table:table-cell>
          <table:table-cell office:value-type="float" office:value="117.081" calcext:value-type="float">
            <text:p>117.081</text:p>
          </table:table-cell>
          <table:table-cell office:value-type="float" office:value="126.253" calcext:value-type="float">
            <text:p>126.253</text:p>
          </table:table-cell>
          <table:table-cell office:value-type="float" office:value="561.156" calcext:value-type="float">
            <text:p>561.156</text:p>
          </table:table-cell>
          <table:table-cell office:value-type="float" office:value="3.187" calcext:value-type="float">
            <text:p>3.187</text:p>
          </table:table-cell>
          <table:table-cell office:value-type="float" office:value="2.602" calcext:value-type="float">
            <text:p>2.602</text:p>
          </table:table-cell>
          <table:table-cell office:value-type="float" office:value="0.96" calcext:value-type="float">
            <text:p>0.96</text:p>
          </table:table-cell>
          <table:table-cell office:value-type="float" office:value="6921" calcext:value-type="float">
            <text:p>6921</text:p>
          </table:table-cell>
          <table:table-cell office:value-type="float" office:value="20.909" calcext:value-type="float">
            <text:p>20.909</text:p>
          </table:table-cell>
          <table:table-cell office:value-type="float" office:value="34650" calcext:value-type="float">
            <text:p>34650</text:p>
          </table:table-cell>
          <table:table-cell office:value-type="float" office:value="104.682" calcext:value-type="float">
            <text:p>104.682</text:p>
          </table:table-cell>
          <table:table-cell table:number-columns-repeated="4"/>
          <table:table-cell office:value-type="float" office:value="92989918" calcext:value-type="float">
            <text:p>92989918</text:p>
          </table:table-cell>
          <table:table-cell office:value-type="float" office:value="1003516" calcext:value-type="float">
            <text:p>1003516</text:p>
          </table:table-cell>
          <table:table-cell office:value-type="float" office:value="280.934" calcext:value-type="float">
            <text:p>280.934</text:p>
          </table:table-cell>
          <table:table-cell office:value-type="float" office:value="3.032" calcext:value-type="float">
            <text:p>3.032</text:p>
          </table:table-cell>
          <table:table-cell office:value-type="float" office:value="841012" calcext:value-type="float">
            <text:p>841012</text:p>
          </table:table-cell>
          <table:table-cell office:value-type="float" office:value="2.541" calcext:value-type="float">
            <text:p>2.541</text:p>
          </table:table-cell>
          <table:table-cell office:value-type="float" office:value="20.125" calcext:value-type="float">
            <text:p>20.1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4</text:p>
          </table:table-cell>
          <table:table-cell office:value-type="float" office:value="6150655" calcext:value-type="float">
            <text:p>6150655</text:p>
          </table:table-cell>
          <table:table-cell office:value-type="float" office:value="36249" calcext:value-type="float">
            <text:p>36249</text:p>
          </table:table-cell>
          <table:table-cell office:value-type="float" office:value="40410" calcext:value-type="float">
            <text:p>40410</text:p>
          </table:table-cell>
          <table:table-cell office:value-type="float" office:value="186797" calcext:value-type="float">
            <text:p>186797</text:p>
          </table:table-cell>
          <table:table-cell office:value-type="float" office:value="1053" calcext:value-type="float">
            <text:p>1053</text:p>
          </table:table-cell>
          <table:table-cell office:value-type="float" office:value="853.286" calcext:value-type="float">
            <text:p>853.286</text:p>
          </table:table-cell>
          <table:table-cell office:value-type="float" office:value="18581.891" calcext:value-type="float">
            <text:p>18581.891</text:p>
          </table:table-cell>
          <table:table-cell office:value-type="float" office:value="109.513" calcext:value-type="float">
            <text:p>109.513</text:p>
          </table:table-cell>
          <table:table-cell office:value-type="float" office:value="122.084" calcext:value-type="float">
            <text:p>122.084</text:p>
          </table:table-cell>
          <table:table-cell office:value-type="float" office:value="564.337" calcext:value-type="float">
            <text:p>564.337</text:p>
          </table:table-cell>
          <table:table-cell office:value-type="float" office:value="3.181" calcext:value-type="float">
            <text:p>3.181</text:p>
          </table:table-cell>
          <table:table-cell office:value-type="float" office:value="2.578" calcext:value-type="float">
            <text:p>2.578</text:p>
          </table:table-cell>
          <table:table-cell office:value-type="float" office:value="0.96" calcext:value-type="float">
            <text:p>0.96</text:p>
          </table:table-cell>
          <table:table-cell office:value-type="float" office:value="6924" calcext:value-type="float">
            <text:p>6924</text:p>
          </table:table-cell>
          <table:table-cell office:value-type="float" office:value="20.918" calcext:value-type="float">
            <text:p>20.918</text:p>
          </table:table-cell>
          <table:table-cell office:value-type="float" office:value="34101" calcext:value-type="float">
            <text:p>34101</text:p>
          </table:table-cell>
          <table:table-cell office:value-type="float" office:value="103.023" calcext:value-type="float">
            <text:p>103.023</text:p>
          </table:table-cell>
          <table:table-cell table:number-columns-repeated="4"/>
          <table:table-cell office:value-type="float" office:value="94027251" calcext:value-type="float">
            <text:p>94027251</text:p>
          </table:table-cell>
          <table:table-cell office:value-type="float" office:value="1037333" calcext:value-type="float">
            <text:p>1037333</text:p>
          </table:table-cell>
          <table:table-cell office:value-type="float" office:value="284.068" calcext:value-type="float">
            <text:p>284.068</text:p>
          </table:table-cell>
          <table:table-cell office:value-type="float" office:value="3.134" calcext:value-type="float">
            <text:p>3.134</text:p>
          </table:table-cell>
          <table:table-cell office:value-type="float" office:value="851257" calcext:value-type="float">
            <text:p>851257</text:p>
          </table:table-cell>
          <table:table-cell office:value-type="float" office:value="2.572" calcext:value-type="float">
            <text:p>2.572</text:p>
          </table:table-cell>
          <table:table-cell office:value-type="float" office:value="21.066" calcext:value-type="float">
            <text:p>21.066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5</text:p>
          </table:table-cell>
          <table:table-cell office:value-type="float" office:value="6201726" calcext:value-type="float">
            <text:p>6201726</text:p>
          </table:table-cell>
          <table:table-cell office:value-type="float" office:value="51071" calcext:value-type="float">
            <text:p>51071</text:p>
          </table:table-cell>
          <table:table-cell office:value-type="float" office:value="40612.429" calcext:value-type="float">
            <text:p>40612.429</text:p>
          </table:table-cell>
          <table:table-cell office:value-type="float" office:value="187765" calcext:value-type="float">
            <text:p>187765</text:p>
          </table:table-cell>
          <table:table-cell office:value-type="float" office:value="968" calcext:value-type="float">
            <text:p>968</text:p>
          </table:table-cell>
          <table:table-cell office:value-type="float" office:value="856" calcext:value-type="float">
            <text:p>856</text:p>
          </table:table-cell>
          <table:table-cell office:value-type="float" office:value="18736.182" calcext:value-type="float">
            <text:p>18736.182</text:p>
          </table:table-cell>
          <table:table-cell office:value-type="float" office:value="154.292" calcext:value-type="float">
            <text:p>154.292</text:p>
          </table:table-cell>
          <table:table-cell office:value-type="float" office:value="122.695" calcext:value-type="float">
            <text:p>122.695</text:p>
          </table:table-cell>
          <table:table-cell office:value-type="float" office:value="567.261" calcext:value-type="float">
            <text:p>567.261</text:p>
          </table:table-cell>
          <table:table-cell office:value-type="float" office:value="2.924" calcext:value-type="float">
            <text:p>2.924</text:p>
          </table:table-cell>
          <table:table-cell office:value-type="float" office:value="2.586" calcext:value-type="float">
            <text:p>2.586</text:p>
          </table:table-cell>
          <table:table-cell office:value-type="float" office:value="0.93" calcext:value-type="float">
            <text:p>0.93</text:p>
          </table:table-cell>
          <table:table-cell office:value-type="float" office:value="6766" calcext:value-type="float">
            <text:p>6766</text:p>
          </table:table-cell>
          <table:table-cell office:value-type="float" office:value="20.441" calcext:value-type="float">
            <text:p>20.441</text:p>
          </table:table-cell>
          <table:table-cell office:value-type="float" office:value="33502" calcext:value-type="float">
            <text:p>33502</text:p>
          </table:table-cell>
          <table:table-cell office:value-type="float" office:value="101.214" calcext:value-type="float">
            <text:p>101.214</text:p>
          </table:table-cell>
          <table:table-cell table:number-columns-repeated="4"/>
          <table:table-cell office:value-type="float" office:value="94826685" calcext:value-type="float">
            <text:p>94826685</text:p>
          </table:table-cell>
          <table:table-cell office:value-type="float" office:value="799434" calcext:value-type="float">
            <text:p>799434</text:p>
          </table:table-cell>
          <table:table-cell office:value-type="float" office:value="286.483" calcext:value-type="float">
            <text:p>286.483</text:p>
          </table:table-cell>
          <table:table-cell office:value-type="float" office:value="2.415" calcext:value-type="float">
            <text:p>2.415</text:p>
          </table:table-cell>
          <table:table-cell office:value-type="float" office:value="853064" calcext:value-type="float">
            <text:p>853064</text:p>
          </table:table-cell>
          <table:table-cell office:value-type="float" office:value="2.577" calcext:value-type="float">
            <text:p>2.577</text:p>
          </table:table-cell>
          <table:table-cell office:value-type="float" office:value="21.005" calcext:value-type="float">
            <text:p>21.00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6</text:p>
          </table:table-cell>
          <table:table-cell office:value-type="float" office:value="6245866" calcext:value-type="float">
            <text:p>6245866</text:p>
          </table:table-cell>
          <table:table-cell office:value-type="float" office:value="44140" calcext:value-type="float">
            <text:p>44140</text:p>
          </table:table-cell>
          <table:table-cell office:value-type="float" office:value="40612" calcext:value-type="float">
            <text:p>40612</text:p>
          </table:table-cell>
          <table:table-cell office:value-type="float" office:value="188538" calcext:value-type="float">
            <text:p>188538</text:p>
          </table:table-cell>
          <table:table-cell office:value-type="float" office:value="773" calcext:value-type="float">
            <text:p>773</text:p>
          </table:table-cell>
          <table:table-cell office:value-type="float" office:value="822.714" calcext:value-type="float">
            <text:p>822.714</text:p>
          </table:table-cell>
          <table:table-cell office:value-type="float" office:value="18869.535" calcext:value-type="float">
            <text:p>18869.535</text:p>
          </table:table-cell>
          <table:table-cell office:value-type="float" office:value="133.352" calcext:value-type="float">
            <text:p>133.352</text:p>
          </table:table-cell>
          <table:table-cell office:value-type="float" office:value="122.694" calcext:value-type="float">
            <text:p>122.694</text:p>
          </table:table-cell>
          <table:table-cell office:value-type="float" office:value="569.597" calcext:value-type="float">
            <text:p>569.597</text:p>
          </table:table-cell>
          <table:table-cell office:value-type="float" office:value="2.335" calcext:value-type="float">
            <text:p>2.335</text:p>
          </table:table-cell>
          <table:table-cell office:value-type="float" office:value="2.486" calcext:value-type="float">
            <text:p>2.486</text:p>
          </table:table-cell>
          <table:table-cell office:value-type="float" office:value="0.9" calcext:value-type="float">
            <text:p>0.9</text:p>
          </table:table-cell>
          <table:table-cell office:value-type="float" office:value="6700" calcext:value-type="float">
            <text:p>6700</text:p>
          </table:table-cell>
          <table:table-cell office:value-type="float" office:value="20.242" calcext:value-type="float">
            <text:p>20.242</text:p>
          </table:table-cell>
          <table:table-cell office:value-type="float" office:value="32376" calcext:value-type="float">
            <text:p>32376</text:p>
          </table:table-cell>
          <table:table-cell office:value-type="float" office:value="97.812" calcext:value-type="float">
            <text:p>97.812</text:p>
          </table:table-cell>
          <table:table-cell office:value-type="float" office:value="686" calcext:value-type="float">
            <text:p>686</text:p>
          </table:table-cell>
          <table:table-cell office:value-type="float" office:value="2.072" calcext:value-type="float">
            <text:p>2.072</text:p>
          </table:table-cell>
          <table:table-cell office:value-type="float" office:value="8858" calcext:value-type="float">
            <text:p>8858</text:p>
          </table:table-cell>
          <table:table-cell office:value-type="float" office:value="26.761" calcext:value-type="float">
            <text:p>26.761</text:p>
          </table:table-cell>
          <table:table-cell office:value-type="float" office:value="95386407" calcext:value-type="float">
            <text:p>95386407</text:p>
          </table:table-cell>
          <table:table-cell office:value-type="float" office:value="559722" calcext:value-type="float">
            <text:p>559722</text:p>
          </table:table-cell>
          <table:table-cell office:value-type="float" office:value="288.174" calcext:value-type="float">
            <text:p>288.174</text:p>
          </table:table-cell>
          <table:table-cell office:value-type="float" office:value="1.691" calcext:value-type="float">
            <text:p>1.691</text:p>
          </table:table-cell>
          <table:table-cell office:value-type="float" office:value="844325" calcext:value-type="float">
            <text:p>844325</text:p>
          </table:table-cell>
          <table:table-cell office:value-type="float" office:value="2.551" calcext:value-type="float">
            <text:p>2.551</text:p>
          </table:table-cell>
          <table:table-cell office:value-type="float" office:value="20.79" calcext:value-type="float">
            <text:p>20.79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7</text:p>
          </table:table-cell>
          <table:table-cell office:value-type="float" office:value="6276421" calcext:value-type="float">
            <text:p>6276421</text:p>
          </table:table-cell>
          <table:table-cell office:value-type="float" office:value="30555" calcext:value-type="float">
            <text:p>30555</text:p>
          </table:table-cell>
          <table:table-cell office:value-type="float" office:value="39894" calcext:value-type="float">
            <text:p>39894</text:p>
          </table:table-cell>
          <table:table-cell office:value-type="float" office:value="188941" calcext:value-type="float">
            <text:p>188941</text:p>
          </table:table-cell>
          <table:table-cell office:value-type="float" office:value="403" calcext:value-type="float">
            <text:p>403</text:p>
          </table:table-cell>
          <table:table-cell office:value-type="float" office:value="838.857" calcext:value-type="float">
            <text:p>838.857</text:p>
          </table:table-cell>
          <table:table-cell office:value-type="float" office:value="18961.845" calcext:value-type="float">
            <text:p>18961.845</text:p>
          </table:table-cell>
          <table:table-cell office:value-type="float" office:value="92.31" calcext:value-type="float">
            <text:p>92.31</text:p>
          </table:table-cell>
          <table:table-cell office:value-type="float" office:value="120.525" calcext:value-type="float">
            <text:p>120.525</text:p>
          </table:table-cell>
          <table:table-cell office:value-type="float" office:value="570.814" calcext:value-type="float">
            <text:p>570.814</text:p>
          </table:table-cell>
          <table:table-cell office:value-type="float" office:value="1.218" calcext:value-type="float">
            <text:p>1.218</text:p>
          </table:table-cell>
          <table:table-cell office:value-type="float" office:value="2.534" calcext:value-type="float">
            <text:p>2.534</text:p>
          </table:table-cell>
          <table:table-cell office:value-type="float" office:value="0.88" calcext:value-type="float">
            <text:p>0.88</text:p>
          </table:table-cell>
          <table:table-cell office:value-type="float" office:value="6630" calcext:value-type="float">
            <text:p>6630</text:p>
          </table:table-cell>
          <table:table-cell office:value-type="float" office:value="20.03" calcext:value-type="float">
            <text:p>20.03</text:p>
          </table:table-cell>
          <table:table-cell office:value-type="float" office:value="32009" calcext:value-type="float">
            <text:p>32009</text:p>
          </table:table-cell>
          <table:table-cell office:value-type="float" office:value="96.703" calcext:value-type="float">
            <text:p>96.703</text:p>
          </table:table-cell>
          <table:table-cell table:number-columns-repeated="4"/>
          <table:table-cell office:value-type="float" office:value="95794572" calcext:value-type="float">
            <text:p>95794572</text:p>
          </table:table-cell>
          <table:table-cell office:value-type="float" office:value="408165" calcext:value-type="float">
            <text:p>408165</text:p>
          </table:table-cell>
          <table:table-cell office:value-type="float" office:value="289.407" calcext:value-type="float">
            <text:p>289.407</text:p>
          </table:table-cell>
          <table:table-cell office:value-type="float" office:value="1.233" calcext:value-type="float">
            <text:p>1.233</text:p>
          </table:table-cell>
          <table:table-cell office:value-type="float" office:value="808988" calcext:value-type="float">
            <text:p>808988</text:p>
          </table:table-cell>
          <table:table-cell office:value-type="float" office:value="2.444" calcext:value-type="float">
            <text:p>2.444</text:p>
          </table:table-cell>
          <table:table-cell office:value-type="float" office:value="20.278" calcext:value-type="float">
            <text:p>20.278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8</text:p>
          </table:table-cell>
          <table:table-cell office:value-type="float" office:value="6300671" calcext:value-type="float">
            <text:p>6300671</text:p>
          </table:table-cell>
          <table:table-cell office:value-type="float" office:value="24250" calcext:value-type="float">
            <text:p>24250</text:p>
          </table:table-cell>
          <table:table-cell office:value-type="float" office:value="38522.571" calcext:value-type="float">
            <text:p>38522.571</text:p>
          </table:table-cell>
          <table:table-cell office:value-type="float" office:value="189208" calcext:value-type="float">
            <text:p>189208</text:p>
          </table:table-cell>
          <table:table-cell office:value-type="float" office:value="267" calcext:value-type="float">
            <text:p>267</text:p>
          </table:table-cell>
          <table:table-cell office:value-type="float" office:value="801.429" calcext:value-type="float">
            <text:p>801.429</text:p>
          </table:table-cell>
          <table:table-cell office:value-type="float" office:value="19035.108" calcext:value-type="float">
            <text:p>19035.108</text:p>
          </table:table-cell>
          <table:table-cell office:value-type="float" office:value="73.262" calcext:value-type="float">
            <text:p>73.262</text:p>
          </table:table-cell>
          <table:table-cell office:value-type="float" office:value="116.381" calcext:value-type="float">
            <text:p>116.381</text:p>
          </table:table-cell>
          <table:table-cell office:value-type="float" office:value="571.621" calcext:value-type="float">
            <text:p>571.621</text:p>
          </table:table-cell>
          <table:table-cell office:value-type="float" office:value="0.807" calcext:value-type="float">
            <text:p>0.807</text:p>
          </table:table-cell>
          <table:table-cell office:value-type="float" office:value="2.421" calcext:value-type="float">
            <text:p>2.421</text:p>
          </table:table-cell>
          <table:table-cell office:value-type="float" office:value="0.89" calcext:value-type="float">
            <text:p>0.89</text:p>
          </table:table-cell>
          <table:table-cell office:value-type="float" office:value="6542" calcext:value-type="float">
            <text:p>6542</text:p>
          </table:table-cell>
          <table:table-cell office:value-type="float" office:value="19.764" calcext:value-type="float">
            <text:p>19.764</text:p>
          </table:table-cell>
          <table:table-cell office:value-type="float" office:value="32246" calcext:value-type="float">
            <text:p>32246</text:p>
          </table:table-cell>
          <table:table-cell office:value-type="float" office:value="97.419" calcext:value-type="float">
            <text:p>97.419</text:p>
          </table:table-cell>
          <table:table-cell table:number-columns-repeated="4"/>
          <table:table-cell office:value-type="float" office:value="96431066" calcext:value-type="float">
            <text:p>96431066</text:p>
          </table:table-cell>
          <table:table-cell office:value-type="float" office:value="636494" calcext:value-type="float">
            <text:p>636494</text:p>
          </table:table-cell>
          <table:table-cell office:value-type="float" office:value="291.33" calcext:value-type="float">
            <text:p>291.33</text:p>
          </table:table-cell>
          <table:table-cell office:value-type="float" office:value="1.923" calcext:value-type="float">
            <text:p>1.923</text:p>
          </table:table-cell>
          <table:table-cell office:value-type="float" office:value="775195" calcext:value-type="float">
            <text:p>775195</text:p>
          </table:table-cell>
          <table:table-cell office:value-type="float" office:value="2.342" calcext:value-type="float">
            <text:p>2.342</text:p>
          </table:table-cell>
          <table:table-cell office:value-type="float" office:value="20.123" calcext:value-type="float">
            <text:p>20.1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09</text:p>
          </table:table-cell>
          <table:table-cell office:value-type="float" office:value="6327793" calcext:value-type="float">
            <text:p>6327793</text:p>
          </table:table-cell>
          <table:table-cell office:value-type="float" office:value="27122" calcext:value-type="float">
            <text:p>27122</text:p>
          </table:table-cell>
          <table:table-cell office:value-type="float" office:value="36020.143" calcext:value-type="float">
            <text:p>36020.143</text:p>
          </table:table-cell>
          <table:table-cell office:value-type="float" office:value="189679" calcext:value-type="float">
            <text:p>189679</text:p>
          </table:table-cell>
          <table:table-cell office:value-type="float" office:value="471" calcext:value-type="float">
            <text:p>471</text:p>
          </table:table-cell>
          <table:table-cell office:value-type="float" office:value="712.857" calcext:value-type="float">
            <text:p>712.857</text:p>
          </table:table-cell>
          <table:table-cell office:value-type="float" office:value="19117.047" calcext:value-type="float">
            <text:p>19117.047</text:p>
          </table:table-cell>
          <table:table-cell office:value-type="float" office:value="81.939" calcext:value-type="float">
            <text:p>81.939</text:p>
          </table:table-cell>
          <table:table-cell office:value-type="float" office:value="108.821" calcext:value-type="float">
            <text:p>108.821</text:p>
          </table:table-cell>
          <table:table-cell office:value-type="float" office:value="573.044" calcext:value-type="float">
            <text:p>573.044</text:p>
          </table:table-cell>
          <table:table-cell office:value-type="float" office:value="1.423" calcext:value-type="float">
            <text:p>1.423</text:p>
          </table:table-cell>
          <table:table-cell office:value-type="float" office:value="2.154" calcext:value-type="float">
            <text:p>2.154</text:p>
          </table:table-cell>
          <table:table-cell office:value-type="float" office:value="0.93" calcext:value-type="float">
            <text:p>0.93</text:p>
          </table:table-cell>
          <table:table-cell office:value-type="float" office:value="6646" calcext:value-type="float">
            <text:p>6646</text:p>
          </table:table-cell>
          <table:table-cell office:value-type="float" office:value="20.078" calcext:value-type="float">
            <text:p>20.078</text:p>
          </table:table-cell>
          <table:table-cell office:value-type="float" office:value="32579" calcext:value-type="float">
            <text:p>32579</text:p>
          </table:table-cell>
          <table:table-cell office:value-type="float" office:value="98.425" calcext:value-type="float">
            <text:p>98.425</text:p>
          </table:table-cell>
          <table:table-cell table:number-columns-repeated="4"/>
          <table:table-cell office:value-type="float" office:value="97336052" calcext:value-type="float">
            <text:p>97336052</text:p>
          </table:table-cell>
          <table:table-cell office:value-type="float" office:value="904986" calcext:value-type="float">
            <text:p>904986</text:p>
          </table:table-cell>
          <table:table-cell office:value-type="float" office:value="294.064" calcext:value-type="float">
            <text:p>294.064</text:p>
          </table:table-cell>
          <table:table-cell office:value-type="float" office:value="2.734" calcext:value-type="float">
            <text:p>2.734</text:p>
          </table:table-cell>
          <table:table-cell office:value-type="float" office:value="764236" calcext:value-type="float">
            <text:p>764236</text:p>
          </table:table-cell>
          <table:table-cell office:value-type="float" office:value="2.309" calcext:value-type="float">
            <text:p>2.309</text:p>
          </table:table-cell>
          <table:table-cell office:value-type="float" office:value="21.217" calcext:value-type="float">
            <text:p>21.217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0</text:p>
          </table:table-cell>
          <table:table-cell office:value-type="float" office:value="6359720" calcext:value-type="float">
            <text:p>6359720</text:p>
          </table:table-cell>
          <table:table-cell office:value-type="float" office:value="31927" calcext:value-type="float">
            <text:p>31927</text:p>
          </table:table-cell>
          <table:table-cell office:value-type="float" office:value="35044.857" calcext:value-type="float">
            <text:p>35044.857</text:p>
          </table:table-cell>
          <table:table-cell office:value-type="float" office:value="190815" calcext:value-type="float">
            <text:p>190815</text:p>
          </table:table-cell>
          <table:table-cell office:value-type="float" office:value="1136" calcext:value-type="float">
            <text:p>1136</text:p>
          </table:table-cell>
          <table:table-cell office:value-type="float" office:value="724.429" calcext:value-type="float">
            <text:p>724.429</text:p>
          </table:table-cell>
          <table:table-cell office:value-type="float" office:value="19213.502" calcext:value-type="float">
            <text:p>19213.502</text:p>
          </table:table-cell>
          <table:table-cell office:value-type="float" office:value="96.455" calcext:value-type="float">
            <text:p>96.455</text:p>
          </table:table-cell>
          <table:table-cell office:value-type="float" office:value="105.875" calcext:value-type="float">
            <text:p>105.875</text:p>
          </table:table-cell>
          <table:table-cell office:value-type="float" office:value="576.476" calcext:value-type="float">
            <text:p>576.476</text:p>
          </table:table-cell>
          <table:table-cell office:value-type="float" office:value="3.432" calcext:value-type="float">
            <text:p>3.432</text:p>
          </table:table-cell>
          <table:table-cell office:value-type="float" office:value="2.189" calcext:value-type="float">
            <text:p>2.189</text:p>
          </table:table-cell>
          <table:table-cell office:value-type="float" office:value="0.96" calcext:value-type="float">
            <text:p>0.96</text:p>
          </table:table-cell>
          <table:table-cell office:value-type="float" office:value="6531" calcext:value-type="float">
            <text:p>6531</text:p>
          </table:table-cell>
          <table:table-cell office:value-type="float" office:value="19.731" calcext:value-type="float">
            <text:p>19.731</text:p>
          </table:table-cell>
          <table:table-cell office:value-type="float" office:value="32438" calcext:value-type="float">
            <text:p>32438</text:p>
          </table:table-cell>
          <table:table-cell office:value-type="float" office:value="97.999" calcext:value-type="float">
            <text:p>97.999</text:p>
          </table:table-cell>
          <table:table-cell table:number-columns-repeated="4"/>
          <table:table-cell office:value-type="float" office:value="98368795" calcext:value-type="float">
            <text:p>98368795</text:p>
          </table:table-cell>
          <table:table-cell office:value-type="float" office:value="1032743" calcext:value-type="float">
            <text:p>1032743</text:p>
          </table:table-cell>
          <table:table-cell office:value-type="float" office:value="297.184" calcext:value-type="float">
            <text:p>297.184</text:p>
          </table:table-cell>
          <table:table-cell office:value-type="float" office:value="3.12" calcext:value-type="float">
            <text:p>3.12</text:p>
          </table:table-cell>
          <table:table-cell office:value-type="float" office:value="768411" calcext:value-type="float">
            <text:p>768411</text:p>
          </table:table-cell>
          <table:table-cell office:value-type="float" office:value="2.321" calcext:value-type="float">
            <text:p>2.321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1</text:p>
          </table:table-cell>
          <table:table-cell office:value-type="float" office:value="6397227" calcext:value-type="float">
            <text:p>6397227</text:p>
          </table:table-cell>
          <table:table-cell office:value-type="float" office:value="37507" calcext:value-type="float">
            <text:p>37507</text:p>
          </table:table-cell>
          <table:table-cell office:value-type="float" office:value="35224.571" calcext:value-type="float">
            <text:p>35224.571</text:p>
          </table:table-cell>
          <table:table-cell office:value-type="float" office:value="191789" calcext:value-type="float">
            <text:p>191789</text:p>
          </table:table-cell>
          <table:table-cell office:value-type="float" office:value="974" calcext:value-type="float">
            <text:p>974</text:p>
          </table:table-cell>
          <table:table-cell office:value-type="float" office:value="713.143" calcext:value-type="float">
            <text:p>713.143</text:p>
          </table:table-cell>
          <table:table-cell office:value-type="float" office:value="19326.815" calcext:value-type="float">
            <text:p>19326.815</text:p>
          </table:table-cell>
          <table:table-cell office:value-type="float" office:value="113.313" calcext:value-type="float">
            <text:p>113.313</text:p>
          </table:table-cell>
          <table:table-cell office:value-type="float" office:value="106.418" calcext:value-type="float">
            <text:p>106.418</text:p>
          </table:table-cell>
          <table:table-cell office:value-type="float" office:value="579.418" calcext:value-type="float">
            <text:p>579.418</text:p>
          </table:table-cell>
          <table:table-cell office:value-type="float" office:value="2.943" calcext:value-type="float">
            <text:p>2.943</text:p>
          </table:table-cell>
          <table:table-cell office:value-type="float" office:value="2.154" calcext:value-type="float">
            <text:p>2.154</text:p>
          </table:table-cell>
          <table:table-cell office:value-type="float" office:value="1" calcext:value-type="float">
            <text:p>1</text:p>
          </table:table-cell>
          <table:table-cell office:value-type="float" office:value="6379" calcext:value-type="float">
            <text:p>6379</text:p>
          </table:table-cell>
          <table:table-cell office:value-type="float" office:value="19.272" calcext:value-type="float">
            <text:p>19.272</text:p>
          </table:table-cell>
          <table:table-cell office:value-type="float" office:value="31406" calcext:value-type="float">
            <text:p>31406</text:p>
          </table:table-cell>
          <table:table-cell office:value-type="float" office:value="94.881" calcext:value-type="float">
            <text:p>94.881</text:p>
          </table:table-cell>
          <table:table-cell table:number-columns-repeated="4"/>
          <table:table-cell office:value-type="float" office:value="99431246" calcext:value-type="float">
            <text:p>99431246</text:p>
          </table:table-cell>
          <table:table-cell office:value-type="float" office:value="1062451" calcext:value-type="float">
            <text:p>1062451</text:p>
          </table:table-cell>
          <table:table-cell office:value-type="float" office:value="300.394" calcext:value-type="float">
            <text:p>300.394</text:p>
          </table:table-cell>
          <table:table-cell office:value-type="float" office:value="3.21" calcext:value-type="float">
            <text:p>3.21</text:p>
          </table:table-cell>
          <table:table-cell office:value-type="float" office:value="771999" calcext:value-type="float">
            <text:p>771999</text:p>
          </table:table-cell>
          <table:table-cell office:value-type="float" office:value="2.332" calcext:value-type="float">
            <text:p>2.332</text:p>
          </table:table-cell>
          <table:table-cell office:value-type="float" office:value="21.916" calcext:value-type="float">
            <text:p>21.916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7.13" calcext:value-type="float">
            <text:p>67.13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2</text:p>
          </table:table-cell>
          <table:table-cell office:value-type="float" office:value="6445288" calcext:value-type="float">
            <text:p>6445288</text:p>
          </table:table-cell>
          <table:table-cell office:value-type="float" office:value="48061" calcext:value-type="float">
            <text:p>48061</text:p>
          </table:table-cell>
          <table:table-cell office:value-type="float" office:value="34794.571" calcext:value-type="float">
            <text:p>34794.571</text:p>
          </table:table-cell>
          <table:table-cell office:value-type="float" office:value="193016" calcext:value-type="float">
            <text:p>193016</text:p>
          </table:table-cell>
          <table:table-cell office:value-type="float" office:value="1227" calcext:value-type="float">
            <text:p>1227</text:p>
          </table:table-cell>
          <table:table-cell office:value-type="float" office:value="750.143" calcext:value-type="float">
            <text:p>750.143</text:p>
          </table:table-cell>
          <table:table-cell office:value-type="float" office:value="19472.013" calcext:value-type="float">
            <text:p>19472.013</text:p>
          </table:table-cell>
          <table:table-cell office:value-type="float" office:value="145.198" calcext:value-type="float">
            <text:p>145.198</text:p>
          </table:table-cell>
          <table:table-cell office:value-type="float" office:value="105.119" calcext:value-type="float">
            <text:p>105.119</text:p>
          </table:table-cell>
          <table:table-cell office:value-type="float" office:value="583.125" calcext:value-type="float">
            <text:p>583.125</text:p>
          </table:table-cell>
          <table:table-cell office:value-type="float" office:value="3.707" calcext:value-type="float">
            <text:p>3.707</text:p>
          </table:table-cell>
          <table:table-cell office:value-type="float" office:value="2.266" calcext:value-type="float">
            <text:p>2.266</text:p>
          </table:table-cell>
          <table:table-cell office:value-type="float" office:value="1" calcext:value-type="float">
            <text:p>1</text:p>
          </table:table-cell>
          <table:table-cell office:value-type="float" office:value="6451" calcext:value-type="float">
            <text:p>6451</text:p>
          </table:table-cell>
          <table:table-cell office:value-type="float" office:value="19.489" calcext:value-type="float">
            <text:p>19.489</text:p>
          </table:table-cell>
          <table:table-cell office:value-type="float" office:value="30643" calcext:value-type="float">
            <text:p>30643</text:p>
          </table:table-cell>
          <table:table-cell office:value-type="float" office:value="92.576" calcext:value-type="float">
            <text:p>92.576</text:p>
          </table:table-cell>
          <table:table-cell table:number-columns-repeated="4"/>
          <table:table-cell office:value-type="float" office:value="100273800" calcext:value-type="float">
            <text:p>100273800</text:p>
          </table:table-cell>
          <table:table-cell office:value-type="float" office:value="842554" calcext:value-type="float">
            <text:p>842554</text:p>
          </table:table-cell>
          <table:table-cell office:value-type="float" office:value="302.94" calcext:value-type="float">
            <text:p>302.94</text:p>
          </table:table-cell>
          <table:table-cell office:value-type="float" office:value="2.545" calcext:value-type="float">
            <text:p>2.545</text:p>
          </table:table-cell>
          <table:table-cell office:value-type="float" office:value="778159" calcext:value-type="float">
            <text:p>778159</text:p>
          </table:table-cell>
          <table:table-cell office:value-type="float" office:value="2.351" calcext:value-type="float">
            <text:p>2.351</text:p>
          </table:table-cell>
          <table:table-cell office:value-type="float" office:value="22.364" calcext:value-type="float">
            <text:p>22.36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3</text:p>
          </table:table-cell>
          <table:table-cell office:value-type="float" office:value="6486108" calcext:value-type="float">
            <text:p>6486108</text:p>
          </table:table-cell>
          <table:table-cell office:value-type="float" office:value="40820" calcext:value-type="float">
            <text:p>40820</text:p>
          </table:table-cell>
          <table:table-cell office:value-type="float" office:value="34320.286" calcext:value-type="float">
            <text:p>34320.286</text:p>
          </table:table-cell>
          <table:table-cell office:value-type="float" office:value="193701" calcext:value-type="float">
            <text:p>193701</text:p>
          </table:table-cell>
          <table:table-cell office:value-type="float" office:value="685" calcext:value-type="float">
            <text:p>685</text:p>
          </table:table-cell>
          <table:table-cell office:value-type="float" office:value="737.571" calcext:value-type="float">
            <text:p>737.571</text:p>
          </table:table-cell>
          <table:table-cell office:value-type="float" office:value="19595.336" calcext:value-type="float">
            <text:p>19595.336</text:p>
          </table:table-cell>
          <table:table-cell office:value-type="float" office:value="123.322" calcext:value-type="float">
            <text:p>123.322</text:p>
          </table:table-cell>
          <table:table-cell office:value-type="float" office:value="103.686" calcext:value-type="float">
            <text:p>103.686</text:p>
          </table:table-cell>
          <table:table-cell office:value-type="float" office:value="585.195" calcext:value-type="float">
            <text:p>585.195</text:p>
          </table:table-cell>
          <table:table-cell office:value-type="float" office:value="2.069" calcext:value-type="float">
            <text:p>2.069</text:p>
          </table:table-cell>
          <table:table-cell office:value-type="float" office:value="2.228" calcext:value-type="float">
            <text:p>2.228</text:p>
          </table:table-cell>
          <table:table-cell office:value-type="float" office:value="1" calcext:value-type="float">
            <text:p>1</text:p>
          </table:table-cell>
          <table:table-cell office:value-type="float" office:value="6233" calcext:value-type="float">
            <text:p>6233</text:p>
          </table:table-cell>
          <table:table-cell office:value-type="float" office:value="18.831" calcext:value-type="float">
            <text:p>18.831</text:p>
          </table:table-cell>
          <table:table-cell office:value-type="float" office:value="29804" calcext:value-type="float">
            <text:p>29804</text:p>
          </table:table-cell>
          <table:table-cell office:value-type="float" office:value="90.042" calcext:value-type="float">
            <text:p>90.042</text:p>
          </table:table-cell>
          <table:table-cell office:value-type="float" office:value="567" calcext:value-type="float">
            <text:p>567</text:p>
          </table:table-cell>
          <table:table-cell office:value-type="float" office:value="1.713" calcext:value-type="float">
            <text:p>1.713</text:p>
          </table:table-cell>
          <table:table-cell office:value-type="float" office:value="8269" calcext:value-type="float">
            <text:p>8269</text:p>
          </table:table-cell>
          <table:table-cell office:value-type="float" office:value="24.982" calcext:value-type="float">
            <text:p>24.982</text:p>
          </table:table-cell>
          <table:table-cell office:value-type="float" office:value="100889067" calcext:value-type="float">
            <text:p>100889067</text:p>
          </table:table-cell>
          <table:table-cell office:value-type="float" office:value="615267" calcext:value-type="float">
            <text:p>615267</text:p>
          </table:table-cell>
          <table:table-cell office:value-type="float" office:value="304.798" calcext:value-type="float">
            <text:p>304.798</text:p>
          </table:table-cell>
          <table:table-cell office:value-type="float" office:value="1.859" calcext:value-type="float">
            <text:p>1.859</text:p>
          </table:table-cell>
          <table:table-cell office:value-type="float" office:value="786094" calcext:value-type="float">
            <text:p>786094</text:p>
          </table:table-cell>
          <table:table-cell office:value-type="float" office:value="2.375" calcext:value-type="float">
            <text:p>2.375</text:p>
          </table:table-cell>
          <table:table-cell office:value-type="float" office:value="22.905" calcext:value-type="float">
            <text:p>22.905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4</text:p>
          </table:table-cell>
          <table:table-cell office:value-type="float" office:value="6519979" calcext:value-type="float">
            <text:p>6519979</text:p>
          </table:table-cell>
          <table:table-cell office:value-type="float" office:value="33871" calcext:value-type="float">
            <text:p>33871</text:p>
          </table:table-cell>
          <table:table-cell office:value-type="float" office:value="34794" calcext:value-type="float">
            <text:p>34794</text:p>
          </table:table-cell>
          <table:table-cell office:value-type="float" office:value="194079" calcext:value-type="float">
            <text:p>194079</text:p>
          </table:table-cell>
          <table:table-cell office:value-type="float" office:value="378" calcext:value-type="float">
            <text:p>378</text:p>
          </table:table-cell>
          <table:table-cell office:value-type="float" office:value="734" calcext:value-type="float">
            <text:p>734</text:p>
          </table:table-cell>
          <table:table-cell office:value-type="float" office:value="19697.664" calcext:value-type="float">
            <text:p>19697.664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5.117" calcext:value-type="float">
            <text:p>105.117</text:p>
          </table:table-cell>
          <table:table-cell office:value-type="float" office:value="586.337" calcext:value-type="float">
            <text:p>586.337</text:p>
          </table:table-cell>
          <table:table-cell office:value-type="float" office:value="1.142" calcext:value-type="float">
            <text:p>1.142</text:p>
          </table:table-cell>
          <table:table-cell office:value-type="float" office:value="2.218" calcext:value-type="float">
            <text:p>2.218</text:p>
          </table:table-cell>
          <table:table-cell office:value-type="float" office:value="1.01" calcext:value-type="float">
            <text:p>1.01</text:p>
          </table:table-cell>
          <table:table-cell office:value-type="float" office:value="6238" calcext:value-type="float">
            <text:p>6238</text:p>
          </table:table-cell>
          <table:table-cell office:value-type="float" office:value="18.846" calcext:value-type="float">
            <text:p>18.846</text:p>
          </table:table-cell>
          <table:table-cell office:value-type="float" office:value="29907" calcext:value-type="float">
            <text:p>29907</text:p>
          </table:table-cell>
          <table:table-cell office:value-type="float" office:value="90.353" calcext:value-type="float">
            <text:p>90.353</text:p>
          </table:table-cell>
          <table:table-cell table:number-columns-repeated="4"/>
          <table:table-cell office:value-type="float" office:value="101580077" calcext:value-type="float">
            <text:p>101580077</text:p>
          </table:table-cell>
          <table:table-cell office:value-type="float" office:value="691010" calcext:value-type="float">
            <text:p>691010</text:p>
          </table:table-cell>
          <table:table-cell office:value-type="float" office:value="306.886" calcext:value-type="float">
            <text:p>306.886</text:p>
          </table:table-cell>
          <table:table-cell office:value-type="float" office:value="2.088" calcext:value-type="float">
            <text:p>2.088</text:p>
          </table:table-cell>
          <table:table-cell office:value-type="float" office:value="826501" calcext:value-type="float">
            <text:p>826501</text:p>
          </table:table-cell>
          <table:table-cell office:value-type="float" office:value="2.497" calcext:value-type="float">
            <text:p>2.497</text:p>
          </table:table-cell>
          <table:table-cell office:value-type="float" office:value="23.754" calcext:value-type="float">
            <text:p>23.754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5</text:p>
          </table:table-cell>
          <table:table-cell office:value-type="float" office:value="6554820" calcext:value-type="float">
            <text:p>6554820</text:p>
          </table:table-cell>
          <table:table-cell office:value-type="float" office:value="34841" calcext:value-type="float">
            <text:p>34841</text:p>
          </table:table-cell>
          <table:table-cell office:value-type="float" office:value="36307" calcext:value-type="float">
            <text:p>36307</text:p>
          </table:table-cell>
          <table:table-cell office:value-type="float" office:value="194530" calcext:value-type="float">
            <text:p>194530</text:p>
          </table:table-cell>
          <table:table-cell office:value-type="float" office:value="451" calcext:value-type="float">
            <text:p>451</text:p>
          </table:table-cell>
          <table:table-cell office:value-type="float" office:value="760.286" calcext:value-type="float">
            <text:p>760.286</text:p>
          </table:table-cell>
          <table:table-cell office:value-type="float" office:value="19802.923" calcext:value-type="float">
            <text:p>19802.923</text:p>
          </table:table-cell>
          <table:table-cell office:value-type="float" office:value="105.259" calcext:value-type="float">
            <text:p>105.259</text:p>
          </table:table-cell>
          <table:table-cell office:value-type="float" office:value="109.688" calcext:value-type="float">
            <text:p>109.688</text:p>
          </table:table-cell>
          <table:table-cell office:value-type="float" office:value="587.699" calcext:value-type="float">
            <text:p>587.699</text:p>
          </table:table-cell>
          <table:table-cell office:value-type="float" office:value="1.363" calcext:value-type="float">
            <text:p>1.363</text:p>
          </table:table-cell>
          <table:table-cell office:value-type="float" office:value="2.297" calcext:value-type="float">
            <text:p>2.297</text:p>
          </table:table-cell>
          <table:table-cell office:value-type="float" office:value="1.03" calcext:value-type="float">
            <text:p>1.03</text:p>
          </table:table-cell>
          <table:table-cell office:value-type="float" office:value="6310" calcext:value-type="float">
            <text:p>6310</text:p>
          </table:table-cell>
          <table:table-cell office:value-type="float" office:value="19.063" calcext:value-type="float">
            <text:p>19.063</text:p>
          </table:table-cell>
          <table:table-cell office:value-type="float" office:value="30361" calcext:value-type="float">
            <text:p>30361</text:p>
          </table:table-cell>
          <table:table-cell office:value-type="float" office:value="91.724" calcext:value-type="float">
            <text:p>91.724</text:p>
          </table:table-cell>
          <table:table-cell table:number-columns-repeated="4"/>
          <table:table-cell office:value-type="float" office:value="102540041" calcext:value-type="float">
            <text:p>102540041</text:p>
          </table:table-cell>
          <table:table-cell office:value-type="float" office:value="959964" calcext:value-type="float">
            <text:p>959964</text:p>
          </table:table-cell>
          <table:table-cell office:value-type="float" office:value="309.786" calcext:value-type="float">
            <text:p>309.786</text:p>
          </table:table-cell>
          <table:table-cell office:value-type="float" office:value="2.9" calcext:value-type="float">
            <text:p>2.9</text:p>
          </table:table-cell>
          <table:table-cell office:value-type="float" office:value="872711" calcext:value-type="float">
            <text:p>872711</text:p>
          </table:table-cell>
          <table:table-cell office:value-type="float" office:value="2.637" calcext:value-type="float">
            <text:p>2.637</text:p>
          </table:table-cell>
          <table:table-cell office:value-type="float" office:value="24.037" calcext:value-type="float">
            <text:p>24.037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6</text:p>
          </table:table-cell>
          <table:table-cell office:value-type="float" office:value="6606293" calcext:value-type="float">
            <text:p>6606293</text:p>
          </table:table-cell>
          <table:table-cell office:value-type="float" office:value="51473" calcext:value-type="float">
            <text:p>51473</text:p>
          </table:table-cell>
          <table:table-cell office:value-type="float" office:value="39785.714" calcext:value-type="float">
            <text:p>39785.714</text:p>
          </table:table-cell>
          <table:table-cell office:value-type="float" office:value="195937" calcext:value-type="float">
            <text:p>195937</text:p>
          </table:table-cell>
          <table:table-cell office:value-type="float" office:value="1407" calcext:value-type="float">
            <text:p>1407</text:p>
          </table:table-cell>
          <table:table-cell office:value-type="float" office:value="894" calcext:value-type="float">
            <text:p>894</text:p>
          </table:table-cell>
          <table:table-cell office:value-type="float" office:value="19958.43" calcext:value-type="float">
            <text:p>19958.43</text:p>
          </table:table-cell>
          <table:table-cell office:value-type="float" office:value="155.506" calcext:value-type="float">
            <text:p>155.506</text:p>
          </table:table-cell>
          <table:table-cell office:value-type="float" office:value="120.198" calcext:value-type="float">
            <text:p>120.198</text:p>
          </table:table-cell>
          <table:table-cell office:value-type="float" office:value="591.95" calcext:value-type="float">
            <text:p>591.95</text:p>
          </table:table-cell>
          <table:table-cell office:value-type="float" office:value="4.251" calcext:value-type="float">
            <text:p>4.251</text:p>
          </table:table-cell>
          <table:table-cell office:value-type="float" office:value="2.701" calcext:value-type="float">
            <text:p>2.701</text:p>
          </table:table-cell>
          <table:table-cell office:value-type="float" office:value="1.04" calcext:value-type="float">
            <text:p>1.04</text:p>
          </table:table-cell>
          <table:table-cell office:value-type="float" office:value="6308" calcext:value-type="float">
            <text:p>63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30253" calcext:value-type="float">
            <text:p>30253</text:p>
          </table:table-cell>
          <table:table-cell office:value-type="float" office:value="91.398" calcext:value-type="float">
            <text:p>91.398</text:p>
          </table:table-cell>
          <table:table-cell table:number-columns-repeated="4"/>
          <table:table-cell office:value-type="float" office:value="103635156" calcext:value-type="float">
            <text:p>103635156</text:p>
          </table:table-cell>
          <table:table-cell office:value-type="float" office:value="1095115" calcext:value-type="float">
            <text:p>1095115</text:p>
          </table:table-cell>
          <table:table-cell office:value-type="float" office:value="313.095" calcext:value-type="float">
            <text:p>313.095</text:p>
          </table:table-cell>
          <table:table-cell office:value-type="float" office:value="3.308" calcext:value-type="float">
            <text:p>3.308</text:p>
          </table:table-cell>
          <table:table-cell office:value-type="float" office:value="899872" calcext:value-type="float">
            <text:p>899872</text:p>
          </table:table-cell>
          <table:table-cell office:value-type="float" office:value="2.719" calcext:value-type="float">
            <text:p>2.719</text:p>
          </table:table-cell>
          <table:table-cell office:value-type="float" office:value="22.618" calcext:value-type="float">
            <text:p>22.618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7</text:p>
          </table:table-cell>
          <table:table-cell office:value-type="float" office:value="6630891" calcext:value-type="float">
            <text:p>6630891</text:p>
          </table:table-cell>
          <table:table-cell office:value-type="float" office:value="24598" calcext:value-type="float">
            <text:p>24598</text:p>
          </table:table-cell>
          <table:table-cell office:value-type="float" office:value="38738.714" calcext:value-type="float">
            <text:p>38738.714</text:p>
          </table:table-cell>
          <table:table-cell office:value-type="float" office:value="196802" calcext:value-type="float">
            <text:p>196802</text:p>
          </table:table-cell>
          <table:table-cell office:value-type="float" office:value="865" calcext:value-type="float">
            <text:p>865</text:p>
          </table:table-cell>
          <table:table-cell office:value-type="float" office:value="855.286" calcext:value-type="float">
            <text:p>855.286</text:p>
          </table:table-cell>
          <table:table-cell office:value-type="float" office:value="20032.743" calcext:value-type="float">
            <text:p>20032.743</text:p>
          </table:table-cell>
          <table:table-cell office:value-type="float" office:value="74.314" calcext:value-type="float">
            <text:p>74.314</text:p>
          </table:table-cell>
          <table:table-cell office:value-type="float" office:value="117.034" calcext:value-type="float">
            <text:p>117.034</text:p>
          </table:table-cell>
          <table:table-cell office:value-type="float" office:value="594.563" calcext:value-type="float">
            <text:p>594.563</text:p>
          </table:table-cell>
          <table:table-cell office:value-type="float" office:value="2.613" calcext:value-type="float">
            <text:p>2.613</text:p>
          </table:table-cell>
          <table:table-cell office:value-type="float" office:value="2.584" calcext:value-type="float">
            <text:p>2.584</text:p>
          </table:table-cell>
          <table:table-cell office:value-type="float" office:value="1.06" calcext:value-type="float">
            <text:p>1.06</text:p>
          </table:table-cell>
          <table:table-cell office:value-type="float" office:value="6278" calcext:value-type="float">
            <text:p>6278</text:p>
          </table:table-cell>
          <table:table-cell office:value-type="float" office:value="18.967" calcext:value-type="float">
            <text:p>18.967</text:p>
          </table:table-cell>
          <table:table-cell office:value-type="float" office:value="29875" calcext:value-type="float">
            <text:p>29875</text:p>
          </table:table-cell>
          <table:table-cell office:value-type="float" office:value="90.256" calcext:value-type="float">
            <text:p>90.256</text:p>
          </table:table-cell>
          <table:table-cell table:number-columns-repeated="4"/>
          <table:table-cell office:value-type="float" office:value="104743277" calcext:value-type="float">
            <text:p>104743277</text:p>
          </table:table-cell>
          <table:table-cell office:value-type="float" office:value="1108121" calcext:value-type="float">
            <text:p>1108121</text:p>
          </table:table-cell>
          <table:table-cell office:value-type="float" office:value="316.442" calcext:value-type="float">
            <text:p>316.442</text:p>
          </table:table-cell>
          <table:table-cell office:value-type="float" office:value="3.348" calcext:value-type="float">
            <text:p>3.348</text:p>
          </table:table-cell>
          <table:table-cell office:value-type="float" office:value="910640" calcext:value-type="float">
            <text:p>910640</text:p>
          </table:table-cell>
          <table:table-cell office:value-type="float" office:value="2.751" calcext:value-type="float">
            <text:p>2.751</text:p>
          </table:table-cell>
          <table:table-cell office:value-type="float" office:value="23.507" calcext:value-type="float">
            <text:p>23.507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8</text:p>
          </table:table-cell>
          <table:table-cell office:value-type="float" office:value="6674458" calcext:value-type="float">
            <text:p>6674458</text:p>
          </table:table-cell>
          <table:table-cell office:value-type="float" office:value="43567" calcext:value-type="float">
            <text:p>43567</text:p>
          </table:table-cell>
          <table:table-cell office:value-type="float" office:value="39604.429" calcext:value-type="float">
            <text:p>39604.429</text:p>
          </table:table-cell>
          <table:table-cell office:value-type="float" office:value="197633" calcext:value-type="float">
            <text:p>197633</text:p>
          </table:table-cell>
          <table:table-cell office:value-type="float" office:value="831" calcext:value-type="float">
            <text:p>831</text:p>
          </table:table-cell>
          <table:table-cell office:value-type="float" office:value="834.857" calcext:value-type="float">
            <text:p>834.857</text:p>
          </table:table-cell>
          <table:table-cell office:value-type="float" office:value="20164.364" calcext:value-type="float">
            <text:p>20164.364</text:p>
          </table:table-cell>
          <table:table-cell office:value-type="float" office:value="131.621" calcext:value-type="float">
            <text:p>131.621</text:p>
          </table:table-cell>
          <table:table-cell office:value-type="float" office:value="119.65" calcext:value-type="float">
            <text:p>119.65</text:p>
          </table:table-cell>
          <table:table-cell office:value-type="float" office:value="597.074" calcext:value-type="float">
            <text:p>597.074</text:p>
          </table:table-cell>
          <table:table-cell office:value-type="float" office:value="2.511" calcext:value-type="float">
            <text:p>2.511</text:p>
          </table:table-cell>
          <table:table-cell office:value-type="float" office:value="2.522" calcext:value-type="float">
            <text:p>2.522</text:p>
          </table:table-cell>
          <table:table-cell office:value-type="float" office:value="1.07" calcext:value-type="float">
            <text:p>1.07</text:p>
          </table:table-cell>
          <table:table-cell office:value-type="float" office:value="6175" calcext:value-type="float">
            <text:p>6175</text:p>
          </table:table-cell>
          <table:table-cell office:value-type="float" office:value="18.655" calcext:value-type="float">
            <text:p>18.655</text:p>
          </table:table-cell>
          <table:table-cell office:value-type="float" office:value="29521" calcext:value-type="float">
            <text:p>29521</text:p>
          </table:table-cell>
          <table:table-cell office:value-type="float" office:value="89.187" calcext:value-type="float">
            <text:p>89.187</text:p>
          </table:table-cell>
          <table:table-cell table:number-columns-repeated="4"/>
          <table:table-cell office:value-type="float" office:value="105928781" calcext:value-type="float">
            <text:p>105928781</text:p>
          </table:table-cell>
          <table:table-cell office:value-type="float" office:value="1185504" calcext:value-type="float">
            <text:p>1185504</text:p>
          </table:table-cell>
          <table:table-cell office:value-type="float" office:value="320.024" calcext:value-type="float">
            <text:p>320.024</text:p>
          </table:table-cell>
          <table:table-cell office:value-type="float" office:value="3.582" calcext:value-type="float">
            <text:p>3.582</text:p>
          </table:table-cell>
          <table:table-cell office:value-type="float" office:value="928219" calcext:value-type="float">
            <text:p>928219</text:p>
          </table:table-cell>
          <table:table-cell office:value-type="float" office:value="2.804" calcext:value-type="float">
            <text:p>2.804</text:p>
          </table:table-cell>
          <table:table-cell office:value-type="float" office:value="23.437" calcext:value-type="float">
            <text:p>23.437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19</text:p>
          </table:table-cell>
          <table:table-cell office:value-type="float" office:value="6724667" calcext:value-type="float">
            <text:p>6724667</text:p>
          </table:table-cell>
          <table:table-cell office:value-type="float" office:value="50209" calcext:value-type="float">
            <text:p>50209</text:p>
          </table:table-cell>
          <table:table-cell office:value-type="float" office:value="39911.286" calcext:value-type="float">
            <text:p>39911.286</text:p>
          </table:table-cell>
          <table:table-cell office:value-type="float" office:value="198589" calcext:value-type="float">
            <text:p>198589</text:p>
          </table:table-cell>
          <table:table-cell office:value-type="float" office:value="956" calcext:value-type="float">
            <text:p>956</text:p>
          </table:table-cell>
          <table:table-cell office:value-type="float" office:value="796.143" calcext:value-type="float">
            <text:p>796.143</text:p>
          </table:table-cell>
          <table:table-cell office:value-type="float" office:value="20316.052" calcext:value-type="float">
            <text:p>20316.052</text:p>
          </table:table-cell>
          <table:table-cell office:value-type="float" office:value="151.688" calcext:value-type="float">
            <text:p>151.688</text:p>
          </table:table-cell>
          <table:table-cell office:value-type="float" office:value="120.577" calcext:value-type="float">
            <text:p>120.577</text:p>
          </table:table-cell>
          <table:table-cell office:value-type="float" office:value="599.962" calcext:value-type="float">
            <text:p>599.962</text:p>
          </table:table-cell>
          <table:table-cell office:value-type="float" office:value="2.888" calcext:value-type="float">
            <text:p>2.888</text:p>
          </table:table-cell>
          <table:table-cell office:value-type="float" office:value="2.405" calcext:value-type="float">
            <text:p>2.405</text:p>
          </table:table-cell>
          <table:table-cell office:value-type="float" office:value="1.07" calcext:value-type="float">
            <text:p>1.07</text:p>
          </table:table-cell>
          <table:table-cell office:value-type="float" office:value="6070" calcext:value-type="float">
            <text:p>6070</text:p>
          </table:table-cell>
          <table:table-cell office:value-type="float" office:value="18.338" calcext:value-type="float">
            <text:p>18.338</text:p>
          </table:table-cell>
          <table:table-cell office:value-type="float" office:value="29038" calcext:value-type="float">
            <text:p>29038</text:p>
          </table:table-cell>
          <table:table-cell office:value-type="float" office:value="87.727" calcext:value-type="float">
            <text:p>87.727</text:p>
          </table:table-cell>
          <table:table-cell table:number-columns-repeated="4"/>
          <table:table-cell office:value-type="float" office:value="106839608" calcext:value-type="float">
            <text:p>106839608</text:p>
          </table:table-cell>
          <table:table-cell office:value-type="float" office:value="910827" calcext:value-type="float">
            <text:p>910827</text:p>
          </table:table-cell>
          <table:table-cell office:value-type="float" office:value="322.776" calcext:value-type="float">
            <text:p>322.776</text:p>
          </table:table-cell>
          <table:table-cell office:value-type="float" office:value="2.752" calcext:value-type="float">
            <text:p>2.752</text:p>
          </table:table-cell>
          <table:table-cell office:value-type="float" office:value="937973" calcext:value-type="float">
            <text:p>937973</text:p>
          </table:table-cell>
          <table:table-cell office:value-type="float" office:value="2.834" calcext:value-type="float">
            <text:p>2.834</text:p>
          </table:table-cell>
          <table:table-cell office:value-type="float" office:value="23.501" calcext:value-type="float">
            <text:p>23.501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0</text:p>
          </table:table-cell>
          <table:table-cell office:value-type="float" office:value="6764962" calcext:value-type="float">
            <text:p>6764962</text:p>
          </table:table-cell>
          <table:table-cell office:value-type="float" office:value="40295" calcext:value-type="float">
            <text:p>40295</text:p>
          </table:table-cell>
          <table:table-cell office:value-type="float" office:value="39836.286" calcext:value-type="float">
            <text:p>39836.286</text:p>
          </table:table-cell>
          <table:table-cell office:value-type="float" office:value="199258" calcext:value-type="float">
            <text:p>199258</text:p>
          </table:table-cell>
          <table:table-cell office:value-type="float" office:value="669" calcext:value-type="float">
            <text:p>669</text:p>
          </table:table-cell>
          <table:table-cell office:value-type="float" office:value="793.857" calcext:value-type="float">
            <text:p>793.857</text:p>
          </table:table-cell>
          <table:table-cell office:value-type="float" office:value="20437.788" calcext:value-type="float">
            <text:p>20437.788</text:p>
          </table:table-cell>
          <table:table-cell office:value-type="float" office:value="121.736" calcext:value-type="float">
            <text:p>121.736</text:p>
          </table:table-cell>
          <table:table-cell office:value-type="float" office:value="120.35" calcext:value-type="float">
            <text:p>120.35</text:p>
          </table:table-cell>
          <table:table-cell office:value-type="float" office:value="601.983" calcext:value-type="float">
            <text:p>601.983</text:p>
          </table:table-cell>
          <table:table-cell office:value-type="float" office:value="2.021" calcext:value-type="float">
            <text:p>2.021</text:p>
          </table:table-cell>
          <table:table-cell office:value-type="float" office:value="2.398" calcext:value-type="float">
            <text:p>2.398</text:p>
          </table:table-cell>
          <table:table-cell office:value-type="float" office:value="1.05" calcext:value-type="float">
            <text:p>1.05</text:p>
          </table:table-cell>
          <table:table-cell office:value-type="float" office:value="6015" calcext:value-type="float">
            <text:p>6015</text:p>
          </table:table-cell>
          <table:table-cell office:value-type="float" office:value="18.172" calcext:value-type="float">
            <text:p>18.172</text:p>
          </table:table-cell>
          <table:table-cell office:value-type="float" office:value="28606" calcext:value-type="float">
            <text:p>28606</text:p>
          </table:table-cell>
          <table:table-cell office:value-type="float" office:value="86.422" calcext:value-type="float">
            <text:p>86.422</text:p>
          </table:table-cell>
          <table:table-cell office:value-type="float" office:value="589" calcext:value-type="float">
            <text:p>589</text:p>
          </table:table-cell>
          <table:table-cell office:value-type="float" office:value="1.779" calcext:value-type="float">
            <text:p>1.779</text:p>
          </table:table-cell>
          <table:table-cell office:value-type="float" office:value="8555" calcext:value-type="float">
            <text:p>8555</text:p>
          </table:table-cell>
          <table:table-cell office:value-type="float" office:value="25.846" calcext:value-type="float">
            <text:p>25.846</text:p>
          </table:table-cell>
          <table:table-cell office:value-type="float" office:value="107458429" calcext:value-type="float">
            <text:p>107458429</text:p>
          </table:table-cell>
          <table:table-cell office:value-type="float" office:value="618821" calcext:value-type="float">
            <text:p>618821</text:p>
          </table:table-cell>
          <table:table-cell office:value-type="float" office:value="324.645" calcext:value-type="float">
            <text:p>324.645</text:p>
          </table:table-cell>
          <table:table-cell office:value-type="float" office:value="1.87" calcext:value-type="float">
            <text:p>1.87</text:p>
          </table:table-cell>
          <table:table-cell office:value-type="float" office:value="938480" calcext:value-type="float">
            <text:p>938480</text:p>
          </table:table-cell>
          <table:table-cell office:value-type="float" office:value="2.835" calcext:value-type="float">
            <text:p>2.835</text:p>
          </table:table-cell>
          <table:table-cell office:value-type="float" office:value="23.558" calcext:value-type="float">
            <text:p>23.558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1</text:p>
          </table:table-cell>
          <table:table-cell office:value-type="float" office:value="6804814" calcext:value-type="float">
            <text:p>6804814</text:p>
          </table:table-cell>
          <table:table-cell office:value-type="float" office:value="39852" calcext:value-type="float">
            <text:p>39852</text:p>
          </table:table-cell>
          <table:table-cell office:value-type="float" office:value="40690.714" calcext:value-type="float">
            <text:p>40690.714</text:p>
          </table:table-cell>
          <table:table-cell office:value-type="float" office:value="199509" calcext:value-type="float">
            <text:p>199509</text:p>
          </table:table-cell>
          <table:table-cell office:value-type="float" office:value="251" calcext:value-type="float">
            <text:p>251</text:p>
          </table:table-cell>
          <table:table-cell office:value-type="float" office:value="775.714" calcext:value-type="float">
            <text:p>775.714</text:p>
          </table:table-cell>
          <table:table-cell office:value-type="float" office:value="20558.186" calcext:value-type="float">
            <text:p>20558.186</text:p>
          </table:table-cell>
          <table:table-cell office:value-type="float" office:value="120.398" calcext:value-type="float">
            <text:p>120.398</text:p>
          </table:table-cell>
          <table:table-cell office:value-type="float" office:value="122.932" calcext:value-type="float">
            <text:p>122.932</text:p>
          </table:table-cell>
          <table:table-cell office:value-type="float" office:value="602.741" calcext:value-type="float">
            <text:p>602.741</text:p>
          </table:table-cell>
          <table:table-cell office:value-type="float" office:value="0.758" calcext:value-type="float">
            <text:p>0.758</text:p>
          </table:table-cell>
          <table:table-cell office:value-type="float" office:value="2.344" calcext:value-type="float">
            <text:p>2.344</text:p>
          </table:table-cell>
          <table:table-cell office:value-type="float" office:value="1.06" calcext:value-type="float">
            <text:p>1.06</text:p>
          </table:table-cell>
          <table:table-cell office:value-type="float" office:value="6071" calcext:value-type="float">
            <text:p>6071</text:p>
          </table:table-cell>
          <table:table-cell office:value-type="float" office:value="18.341" calcext:value-type="float">
            <text:p>18.341</text:p>
          </table:table-cell>
          <table:table-cell office:value-type="float" office:value="28762" calcext:value-type="float">
            <text:p>28762</text:p>
          </table:table-cell>
          <table:table-cell office:value-type="float" office:value="86.894" calcext:value-type="float">
            <text:p>86.894</text:p>
          </table:table-cell>
          <table:table-cell table:number-columns-repeated="4"/>
          <table:table-cell office:value-type="float" office:value="108187756" calcext:value-type="float">
            <text:p>108187756</text:p>
          </table:table-cell>
          <table:table-cell office:value-type="float" office:value="729327" calcext:value-type="float">
            <text:p>729327</text:p>
          </table:table-cell>
          <table:table-cell office:value-type="float" office:value="326.849" calcext:value-type="float">
            <text:p>326.849</text:p>
          </table:table-cell>
          <table:table-cell office:value-type="float" office:value="2.203" calcext:value-type="float">
            <text:p>2.203</text:p>
          </table:table-cell>
          <table:table-cell office:value-type="float" office:value="943954" calcext:value-type="float">
            <text:p>943954</text:p>
          </table:table-cell>
          <table:table-cell office:value-type="float" office:value="2.852" calcext:value-type="float">
            <text:p>2.852</text:p>
          </table:table-cell>
          <table:table-cell office:value-type="float" office:value="23.198" calcext:value-type="float">
            <text:p>23.198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2</text:p>
          </table:table-cell>
          <table:table-cell office:value-type="float" office:value="6857967" calcext:value-type="float">
            <text:p>6857967</text:p>
          </table:table-cell>
          <table:table-cell office:value-type="float" office:value="53153" calcext:value-type="float">
            <text:p>53153</text:p>
          </table:table-cell>
          <table:table-cell office:value-type="float" office:value="43306.714" calcext:value-type="float">
            <text:p>43306.714</text:p>
          </table:table-cell>
          <table:table-cell office:value-type="float" office:value="199881" calcext:value-type="float">
            <text:p>199881</text:p>
          </table:table-cell>
          <table:table-cell office:value-type="float" office:value="372" calcext:value-type="float">
            <text:p>372</text:p>
          </table:table-cell>
          <table:table-cell office:value-type="float" office:value="764.429" calcext:value-type="float">
            <text:p>764.429</text:p>
          </table:table-cell>
          <table:table-cell office:value-type="float" office:value="20718.768" calcext:value-type="float">
            <text:p>20718.768</text:p>
          </table:table-cell>
          <table:table-cell office:value-type="float" office:value="160.582" calcext:value-type="float">
            <text:p>160.582</text:p>
          </table:table-cell>
          <table:table-cell office:value-type="float" office:value="130.835" calcext:value-type="float">
            <text:p>130.835</text:p>
          </table:table-cell>
          <table:table-cell office:value-type="float" office:value="603.865" calcext:value-type="float">
            <text:p>603.865</text:p>
          </table:table-cell>
          <table:table-cell office:value-type="float" office:value="1.124" calcext:value-type="float">
            <text:p>1.124</text:p>
          </table:table-cell>
          <table:table-cell office:value-type="float" office:value="2.309" calcext:value-type="float">
            <text:p>2.309</text:p>
          </table:table-cell>
          <table:table-cell office:value-type="float" office:value="1.04" calcext:value-type="float">
            <text:p>1.04</text:p>
          </table:table-cell>
          <table:table-cell office:value-type="float" office:value="6111" calcext:value-type="float">
            <text:p>6111</text:p>
          </table:table-cell>
          <table:table-cell office:value-type="float" office:value="18.462" calcext:value-type="float">
            <text:p>18.462</text:p>
          </table:table-cell>
          <table:table-cell office:value-type="float" office:value="29448" calcext:value-type="float">
            <text:p>29448</text:p>
          </table:table-cell>
          <table:table-cell office:value-type="float" office:value="88.966" calcext:value-type="float">
            <text:p>88.966</text:p>
          </table:table-cell>
          <table:table-cell table:number-columns-repeated="4"/>
          <table:table-cell office:value-type="float" office:value="109176357" calcext:value-type="float">
            <text:p>109176357</text:p>
          </table:table-cell>
          <table:table-cell office:value-type="float" office:value="988601" calcext:value-type="float">
            <text:p>988601</text:p>
          </table:table-cell>
          <table:table-cell office:value-type="float" office:value="329.835" calcext:value-type="float">
            <text:p>329.835</text:p>
          </table:table-cell>
          <table:table-cell office:value-type="float" office:value="2.987" calcext:value-type="float">
            <text:p>2.987</text:p>
          </table:table-cell>
          <table:table-cell office:value-type="float" office:value="948045" calcext:value-type="float">
            <text:p>948045</text:p>
          </table:table-cell>
          <table:table-cell office:value-type="float" office:value="2.864" calcext:value-type="float">
            <text:p>2.864</text:p>
          </table:table-cell>
          <table:table-cell office:value-type="float" office:value="21.891" calcext:value-type="float">
            <text:p>21.89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3</text:p>
          </table:table-cell>
          <table:table-cell office:value-type="float" office:value="6896274" calcext:value-type="float">
            <text:p>6896274</text:p>
          </table:table-cell>
          <table:table-cell office:value-type="float" office:value="38307" calcext:value-type="float">
            <text:p>38307</text:p>
          </table:table-cell>
          <table:table-cell office:value-type="float" office:value="41425.857" calcext:value-type="float">
            <text:p>41425.857</text:p>
          </table:table-cell>
          <table:table-cell office:value-type="float" office:value="200807" calcext:value-type="float">
            <text:p>200807</text:p>
          </table:table-cell>
          <table:table-cell office:value-type="float" office:value="926" calcext:value-type="float">
            <text:p>926</text:p>
          </table:table-cell>
          <table:table-cell office:value-type="float" office:value="695.714" calcext:value-type="float">
            <text:p>695.714</text:p>
          </table:table-cell>
          <table:table-cell office:value-type="float" office:value="20834.498" calcext:value-type="float">
            <text:p>20834.498</text:p>
          </table:table-cell>
          <table:table-cell office:value-type="float" office:value="115.73" calcext:value-type="float">
            <text:p>115.73</text:p>
          </table:table-cell>
          <table:table-cell office:value-type="float" office:value="125.153" calcext:value-type="float">
            <text:p>125.153</text:p>
          </table:table-cell>
          <table:table-cell office:value-type="float" office:value="606.663" calcext:value-type="float">
            <text:p>606.663</text:p>
          </table:table-cell>
          <table:table-cell office:value-type="float" office:value="2.798" calcext:value-type="float">
            <text:p>2.798</text:p>
          </table:table-cell>
          <table:table-cell office:value-type="float" office:value="2.102" calcext:value-type="float">
            <text:p>2.102</text:p>
          </table:table-cell>
          <table:table-cell office:value-type="float" office:value="1.04" calcext:value-type="float">
            <text:p>1.04</text:p>
          </table:table-cell>
          <table:table-cell office:value-type="float" office:value="6113" calcext:value-type="float">
            <text:p>6113</text:p>
          </table:table-cell>
          <table:table-cell office:value-type="float" office:value="18.468" calcext:value-type="float">
            <text:p>18.468</text:p>
          </table:table-cell>
          <table:table-cell office:value-type="float" office:value="29937" calcext:value-type="float">
            <text:p>29937</text:p>
          </table:table-cell>
          <table:table-cell office:value-type="float" office:value="90.443" calcext:value-type="float">
            <text:p>90.443</text:p>
          </table:table-cell>
          <table:table-cell table:number-columns-repeated="4"/>
          <table:table-cell office:value-type="float" office:value="110316436" calcext:value-type="float">
            <text:p>110316436</text:p>
          </table:table-cell>
          <table:table-cell office:value-type="float" office:value="1140079" calcext:value-type="float">
            <text:p>1140079</text:p>
          </table:table-cell>
          <table:table-cell office:value-type="float" office:value="333.28" calcext:value-type="float">
            <text:p>333.28</text:p>
          </table:table-cell>
          <table:table-cell office:value-type="float" office:value="3.444" calcext:value-type="float">
            <text:p>3.444</text:p>
          </table:table-cell>
          <table:table-cell office:value-type="float" office:value="954469" calcext:value-type="float">
            <text:p>954469</text:p>
          </table:table-cell>
          <table:table-cell office:value-type="float" office:value="2.884" calcext:value-type="float">
            <text:p>2.884</text:p>
          </table:table-cell>
          <table:table-cell office:value-type="float" office:value="23.04" calcext:value-type="float">
            <text:p>23.04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4</text:p>
          </table:table-cell>
          <table:table-cell office:value-type="float" office:value="6934204" calcext:value-type="float">
            <text:p>6934204</text:p>
          </table:table-cell>
          <table:table-cell office:value-type="float" office:value="37930" calcext:value-type="float">
            <text:p>37930</text:p>
          </table:table-cell>
          <table:table-cell office:value-type="float" office:value="43330.429" calcext:value-type="float">
            <text:p>43330.429</text:p>
          </table:table-cell>
          <table:table-cell office:value-type="float" office:value="201909" calcext:value-type="float">
            <text:p>201909</text:p>
          </table:table-cell>
          <table:table-cell office:value-type="float" office:value="1102" calcext:value-type="float">
            <text:p>1102</text:p>
          </table:table-cell>
          <table:table-cell office:value-type="float" office:value="729.571" calcext:value-type="float">
            <text:p>729.571</text:p>
          </table:table-cell>
          <table:table-cell office:value-type="float" office:value="20949.089" calcext:value-type="float">
            <text:p>20949.089</text:p>
          </table:table-cell>
          <table:table-cell office:value-type="float" office:value="114.591" calcext:value-type="float">
            <text:p>114.591</text:p>
          </table:table-cell>
          <table:table-cell office:value-type="float" office:value="130.907" calcext:value-type="float">
            <text:p>130.907</text:p>
          </table:table-cell>
          <table:table-cell office:value-type="float" office:value="609.992" calcext:value-type="float">
            <text:p>609.992</text:p>
          </table:table-cell>
          <table:table-cell office:value-type="float" office:value="3.329" calcext:value-type="float">
            <text:p>3.329</text:p>
          </table:table-cell>
          <table:table-cell office:value-type="float" office:value="2.204" calcext:value-type="float">
            <text:p>2.204</text:p>
          </table:table-cell>
          <table:table-cell office:value-type="float" office:value="1.04" calcext:value-type="float">
            <text:p>1.04</text:p>
          </table:table-cell>
          <table:table-cell office:value-type="float" office:value="6168" calcext:value-type="float">
            <text:p>6168</text:p>
          </table:table-cell>
          <table:table-cell office:value-type="float" office:value="18.634" calcext:value-type="float">
            <text:p>18.634</text:p>
          </table:table-cell>
          <table:table-cell office:value-type="float" office:value="30036" calcext:value-type="float">
            <text:p>30036</text:p>
          </table:table-cell>
          <table:table-cell office:value-type="float" office:value="90.742" calcext:value-type="float">
            <text:p>90.742</text:p>
          </table:table-cell>
          <table:table-cell table:number-columns-repeated="4"/>
          <table:table-cell office:value-type="float" office:value="111458601" calcext:value-type="float">
            <text:p>111458601</text:p>
          </table:table-cell>
          <table:table-cell office:value-type="float" office:value="1142165" calcext:value-type="float">
            <text:p>1142165</text:p>
          </table:table-cell>
          <table:table-cell office:value-type="float" office:value="336.73" calcext:value-type="float">
            <text:p>336.73</text:p>
          </table:table-cell>
          <table:table-cell office:value-type="float" office:value="3.451" calcext:value-type="float">
            <text:p>3.451</text:p>
          </table:table-cell>
          <table:table-cell office:value-type="float" office:value="959332" calcext:value-type="float">
            <text:p>959332</text:p>
          </table:table-cell>
          <table:table-cell office:value-type="float" office:value="2.898" calcext:value-type="float">
            <text:p>2.898</text:p>
          </table:table-cell>
          <table:table-cell office:value-type="float" office:value="22.14" calcext:value-type="float">
            <text:p>22.1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5</text:p>
          </table:table-cell>
          <table:table-cell office:value-type="float" office:value="6978417" calcext:value-type="float">
            <text:p>6978417</text:p>
          </table:table-cell>
          <table:table-cell office:value-type="float" office:value="44213" calcext:value-type="float">
            <text:p>44213</text:p>
          </table:table-cell>
          <table:table-cell office:value-type="float" office:value="43422.714" calcext:value-type="float">
            <text:p>43422.714</text:p>
          </table:table-cell>
          <table:table-cell office:value-type="float" office:value="202810" calcext:value-type="float">
            <text:p>202810</text:p>
          </table:table-cell>
          <table:table-cell office:value-type="float" office:value="901" calcext:value-type="float">
            <text:p>901</text:p>
          </table:table-cell>
          <table:table-cell office:value-type="float" office:value="739.571" calcext:value-type="float">
            <text:p>739.571</text:p>
          </table:table-cell>
          <table:table-cell office:value-type="float" office:value="21082.662" calcext:value-type="float">
            <text:p>21082.662</text:p>
          </table:table-cell>
          <table:table-cell office:value-type="float" office:value="133.573" calcext:value-type="float">
            <text:p>133.573</text:p>
          </table:table-cell>
          <table:table-cell office:value-type="float" office:value="131.185" calcext:value-type="float">
            <text:p>131.185</text:p>
          </table:table-cell>
          <table:table-cell office:value-type="float" office:value="612.714" calcext:value-type="float">
            <text:p>612.714</text:p>
          </table:table-cell>
          <table:table-cell office:value-type="float" office:value="2.722" calcext:value-type="float">
            <text:p>2.722</text:p>
          </table:table-cell>
          <table:table-cell office:value-type="float" office:value="2.234" calcext:value-type="float">
            <text:p>2.234</text:p>
          </table:table-cell>
          <table:table-cell office:value-type="float" office:value="1.04" calcext:value-type="float">
            <text:p>1.04</text:p>
          </table:table-cell>
          <table:table-cell office:value-type="float" office:value="6133" calcext:value-type="float">
            <text:p>6133</text:p>
          </table:table-cell>
          <table:table-cell office:value-type="float" office:value="18.529" calcext:value-type="float">
            <text:p>18.529</text:p>
          </table:table-cell>
          <table:table-cell office:value-type="float" office:value="29768" calcext:value-type="float">
            <text:p>29768</text:p>
          </table:table-cell>
          <table:table-cell office:value-type="float" office:value="89.933" calcext:value-type="float">
            <text:p>89.933</text:p>
          </table:table-cell>
          <table:table-cell table:number-columns-repeated="4"/>
          <table:table-cell office:value-type="float" office:value="112549055" calcext:value-type="float">
            <text:p>112549055</text:p>
          </table:table-cell>
          <table:table-cell office:value-type="float" office:value="1090454" calcext:value-type="float">
            <text:p>1090454</text:p>
          </table:table-cell>
          <table:table-cell office:value-type="float" office:value="340.025" calcext:value-type="float">
            <text:p>340.025</text:p>
          </table:table-cell>
          <table:table-cell office:value-type="float" office:value="3.294" calcext:value-type="float">
            <text:p>3.294</text:p>
          </table:table-cell>
          <table:table-cell office:value-type="float" office:value="945753" calcext:value-type="float">
            <text:p>945753</text:p>
          </table:table-cell>
          <table:table-cell office:value-type="float" office:value="2.857" calcext:value-type="float">
            <text:p>2.857</text:p>
          </table:table-cell>
          <table:table-cell office:value-type="float" office:value="21.78" calcext:value-type="float">
            <text:p>21.78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6</text:p>
          </table:table-cell>
          <table:table-cell office:value-type="float" office:value="7033430" calcext:value-type="float">
            <text:p>7033430</text:p>
          </table:table-cell>
          <table:table-cell office:value-type="float" office:value="55013" calcext:value-type="float">
            <text:p>55013</text:p>
          </table:table-cell>
          <table:table-cell office:value-type="float" office:value="44109" calcext:value-type="float">
            <text:p>44109</text:p>
          </table:table-cell>
          <table:table-cell office:value-type="float" office:value="203774" calcext:value-type="float">
            <text:p>203774</text:p>
          </table:table-cell>
          <table:table-cell office:value-type="float" office:value="964" calcext:value-type="float">
            <text:p>964</text:p>
          </table:table-cell>
          <table:table-cell office:value-type="float" office:value="740.714" calcext:value-type="float">
            <text:p>740.714</text:p>
          </table:table-cell>
          <table:table-cell office:value-type="float" office:value="21248.863" calcext:value-type="float">
            <text:p>21248.863</text:p>
          </table:table-cell>
          <table:table-cell office:value-type="float" office:value="166.201" calcext:value-type="float">
            <text:p>166.201</text:p>
          </table:table-cell>
          <table:table-cell office:value-type="float" office:value="133.259" calcext:value-type="float">
            <text:p>133.259</text:p>
          </table:table-cell>
          <table:table-cell office:value-type="float" office:value="615.626" calcext:value-type="float">
            <text:p>615.626</text:p>
          </table:table-cell>
          <table:table-cell office:value-type="float" office:value="2.912" calcext:value-type="float">
            <text:p>2.912</text:p>
          </table:table-cell>
          <table:table-cell office:value-type="float" office:value="2.238" calcext:value-type="float">
            <text:p>2.238</text:p>
          </table:table-cell>
          <table:table-cell office:value-type="float" office:value="1.03" calcext:value-type="float">
            <text:p>1.03</text:p>
          </table:table-cell>
          <table:table-cell office:value-type="float" office:value="6057" calcext:value-type="float">
            <text:p>6057</text:p>
          </table:table-cell>
          <table:table-cell office:value-type="float" office:value="18.299" calcext:value-type="float">
            <text:p>18.299</text:p>
          </table:table-cell>
          <table:table-cell office:value-type="float" office:value="29551" calcext:value-type="float">
            <text:p>29551</text:p>
          </table:table-cell>
          <table:table-cell office:value-type="float" office:value="89.277" calcext:value-type="float">
            <text:p>89.277</text:p>
          </table:table-cell>
          <table:table-cell table:number-columns-repeated="4"/>
          <table:table-cell office:value-type="float" office:value="113459830" calcext:value-type="float">
            <text:p>113459830</text:p>
          </table:table-cell>
          <table:table-cell office:value-type="float" office:value="910775" calcext:value-type="float">
            <text:p>910775</text:p>
          </table:table-cell>
          <table:table-cell office:value-type="float" office:value="342.776" calcext:value-type="float">
            <text:p>342.776</text:p>
          </table:table-cell>
          <table:table-cell office:value-type="float" office:value="2.752" calcext:value-type="float">
            <text:p>2.752</text:p>
          </table:table-cell>
          <table:table-cell office:value-type="float" office:value="945746" calcext:value-type="float">
            <text:p>945746</text:p>
          </table:table-cell>
          <table:table-cell office:value-type="float" office:value="2.857" calcext:value-type="float">
            <text:p>2.857</text:p>
          </table:table-cell>
          <table:table-cell office:value-type="float" office:value="21.441" calcext:value-type="float">
            <text:p>21.441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7</text:p>
          </table:table-cell>
          <table:table-cell office:value-type="float" office:value="7078798" calcext:value-type="float">
            <text:p>7078798</text:p>
          </table:table-cell>
          <table:table-cell office:value-type="float" office:value="45368" calcext:value-type="float">
            <text:p>45368</text:p>
          </table:table-cell>
          <table:table-cell office:value-type="float" office:value="44833.714" calcext:value-type="float">
            <text:p>44833.714</text:p>
          </table:table-cell>
          <table:table-cell office:value-type="float" office:value="204497" calcext:value-type="float">
            <text:p>204497</text:p>
          </table:table-cell>
          <table:table-cell office:value-type="float" office:value="723" calcext:value-type="float">
            <text:p>723</text:p>
          </table:table-cell>
          <table:table-cell office:value-type="float" office:value="748.429" calcext:value-type="float">
            <text:p>748.429</text:p>
          </table:table-cell>
          <table:table-cell office:value-type="float" office:value="21385.926" calcext:value-type="float">
            <text:p>21385.926</text:p>
          </table:table-cell>
          <table:table-cell office:value-type="float" office:value="137.062" calcext:value-type="float">
            <text:p>137.062</text:p>
          </table:table-cell>
          <table:table-cell office:value-type="float" office:value="135.448" calcext:value-type="float">
            <text:p>135.448</text:p>
          </table:table-cell>
          <table:table-cell office:value-type="float" office:value="617.811" calcext:value-type="float">
            <text:p>617.811</text:p>
          </table:table-cell>
          <table:table-cell office:value-type="float" office:value="2.184" calcext:value-type="float">
            <text:p>2.184</text:p>
          </table:table-cell>
          <table:table-cell office:value-type="float" office:value="2.261" calcext:value-type="float">
            <text:p>2.261</text:p>
          </table:table-cell>
          <table:table-cell office:value-type="float" office:value="1.01" calcext:value-type="float">
            <text:p>1.01</text:p>
          </table:table-cell>
          <table:table-cell office:value-type="float" office:value="6080" calcext:value-type="float">
            <text:p>6080</text:p>
          </table:table-cell>
          <table:table-cell office:value-type="float" office:value="18.368" calcext:value-type="float">
            <text:p>18.368</text:p>
          </table:table-cell>
          <table:table-cell office:value-type="float" office:value="29443" calcext:value-type="float">
            <text:p>29443</text:p>
          </table:table-cell>
          <table:table-cell office:value-type="float" office:value="88.951" calcext:value-type="float">
            <text:p>88.951</text:p>
          </table:table-cell>
          <table:table-cell office:value-type="float" office:value="769" calcext:value-type="float">
            <text:p>769</text:p>
          </table:table-cell>
          <table:table-cell office:value-type="float" office:value="2.323" calcext:value-type="float">
            <text:p>2.323</text:p>
          </table:table-cell>
          <table:table-cell office:value-type="float" office:value="8890" calcext:value-type="float">
            <text:p>8890</text:p>
          </table:table-cell>
          <table:table-cell office:value-type="float" office:value="26.858" calcext:value-type="float">
            <text:p>26.858</text:p>
          </table:table-cell>
          <table:table-cell office:value-type="float" office:value="114050510" calcext:value-type="float">
            <text:p>114050510</text:p>
          </table:table-cell>
          <table:table-cell office:value-type="float" office:value="590680" calcext:value-type="float">
            <text:p>590680</text:p>
          </table:table-cell>
          <table:table-cell office:value-type="float" office:value="344.561" calcext:value-type="float">
            <text:p>344.561</text:p>
          </table:table-cell>
          <table:table-cell office:value-type="float" office:value="1.785" calcext:value-type="float">
            <text:p>1.785</text:p>
          </table:table-cell>
          <table:table-cell office:value-type="float" office:value="941726" calcext:value-type="float">
            <text:p>941726</text:p>
          </table:table-cell>
          <table:table-cell office:value-type="float" office:value="2.845" calcext:value-type="float">
            <text:p>2.845</text:p>
          </table:table-cell>
          <table:table-cell office:value-type="float" office:value="21.005" calcext:value-type="float">
            <text:p>21.00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8</text:p>
          </table:table-cell>
          <table:table-cell office:value-type="float" office:value="7115046" calcext:value-type="float">
            <text:p>7115046</text:p>
          </table:table-cell>
          <table:table-cell office:value-type="float" office:value="36248" calcext:value-type="float">
            <text:p>36248</text:p>
          </table:table-cell>
          <table:table-cell office:value-type="float" office:value="44318.857" calcext:value-type="float">
            <text:p>44318.857</text:p>
          </table:table-cell>
          <table:table-cell office:value-type="float" office:value="204756" calcext:value-type="float">
            <text:p>204756</text:p>
          </table:table-cell>
          <table:table-cell office:value-type="float" office:value="259" calcext:value-type="float">
            <text:p>259</text:p>
          </table:table-cell>
          <table:table-cell office:value-type="float" office:value="749.571" calcext:value-type="float">
            <text:p>749.571</text:p>
          </table:table-cell>
          <table:table-cell office:value-type="float" office:value="21495.435" calcext:value-type="float">
            <text:p>21495.435</text:p>
          </table:table-cell>
          <table:table-cell office:value-type="float" office:value="109.51" calcext:value-type="float">
            <text:p>109.51</text:p>
          </table:table-cell>
          <table:table-cell office:value-type="float" office:value="133.893" calcext:value-type="float">
            <text:p>133.893</text:p>
          </table:table-cell>
          <table:table-cell office:value-type="float" office:value="618.593" calcext:value-type="float">
            <text:p>618.593</text:p>
          </table:table-cell>
          <table:table-cell office:value-type="float" office:value="0.782" calcext:value-type="float">
            <text:p>0.782</text:p>
          </table:table-cell>
          <table:table-cell office:value-type="float" office:value="2.265" calcext:value-type="float">
            <text:p>2.265</text:p>
          </table:table-cell>
          <table:table-cell office:value-type="float" office:value="1" calcext:value-type="float">
            <text:p>1</text:p>
          </table:table-cell>
          <table:table-cell office:value-type="float" office:value="5981" calcext:value-type="float">
            <text:p>5981</text:p>
          </table:table-cell>
          <table:table-cell office:value-type="float" office:value="18.069" calcext:value-type="float">
            <text:p>18.069</text:p>
          </table:table-cell>
          <table:table-cell office:value-type="float" office:value="29601" calcext:value-type="float">
            <text:p>29601</text:p>
          </table:table-cell>
          <table:table-cell office:value-type="float" office:value="89.428" calcext:value-type="float">
            <text:p>89.428</text:p>
          </table:table-cell>
          <table:table-cell table:number-columns-repeated="4"/>
          <table:table-cell office:value-type="float" office:value="114705963" calcext:value-type="float">
            <text:p>114705963</text:p>
          </table:table-cell>
          <table:table-cell office:value-type="float" office:value="655453" calcext:value-type="float">
            <text:p>655453</text:p>
          </table:table-cell>
          <table:table-cell office:value-type="float" office:value="346.541" calcext:value-type="float">
            <text:p>346.541</text:p>
          </table:table-cell>
          <table:table-cell office:value-type="float" office:value="1.98" calcext:value-type="float">
            <text:p>1.98</text:p>
          </table:table-cell>
          <table:table-cell office:value-type="float" office:value="931172" calcext:value-type="float">
            <text:p>931172</text:p>
          </table:table-cell>
          <table:table-cell office:value-type="float" office:value="2.813" calcext:value-type="float">
            <text:p>2.813</text:p>
          </table:table-cell>
          <table:table-cell office:value-type="float" office:value="21.011" calcext:value-type="float">
            <text:p>21.01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29</text:p>
          </table:table-cell>
          <table:table-cell office:value-type="float" office:value="7148044" calcext:value-type="float">
            <text:p>7148044</text:p>
          </table:table-cell>
          <table:table-cell office:value-type="float" office:value="32998" calcext:value-type="float">
            <text:p>32998</text:p>
          </table:table-cell>
          <table:table-cell office:value-type="float" office:value="41439.571" calcext:value-type="float">
            <text:p>41439.571</text:p>
          </table:table-cell>
          <table:table-cell office:value-type="float" office:value="205070" calcext:value-type="float">
            <text:p>205070</text:p>
          </table:table-cell>
          <table:table-cell office:value-type="float" office:value="314" calcext:value-type="float">
            <text:p>314</text:p>
          </table:table-cell>
          <table:table-cell office:value-type="float" office:value="741.286" calcext:value-type="float">
            <text:p>741.286</text:p>
          </table:table-cell>
          <table:table-cell office:value-type="float" office:value="21595.126" calcext:value-type="float">
            <text:p>21595.126</text:p>
          </table:table-cell>
          <table:table-cell office:value-type="float" office:value="99.691" calcext:value-type="float">
            <text:p>99.691</text:p>
          </table:table-cell>
          <table:table-cell office:value-type="float" office:value="125.194" calcext:value-type="float">
            <text:p>125.194</text:p>
          </table:table-cell>
          <table:table-cell office:value-type="float" office:value="619.542" calcext:value-type="float">
            <text:p>619.542</text:p>
          </table:table-cell>
          <table:table-cell office:value-type="float" office:value="0.949" calcext:value-type="float">
            <text:p>0.949</text:p>
          </table:table-cell>
          <table:table-cell office:value-type="float" office:value="2.24" calcext:value-type="float">
            <text:p>2.24</text:p>
          </table:table-cell>
          <table:table-cell office:value-type="float" office:value="1.02" calcext:value-type="float">
            <text:p>1.02</text:p>
          </table:table-cell>
          <table:table-cell office:value-type="float" office:value="6106" calcext:value-type="float">
            <text:p>6106</text:p>
          </table:table-cell>
          <table:table-cell office:value-type="float" office:value="18.447" calcext:value-type="float">
            <text:p>18.447</text:p>
          </table:table-cell>
          <table:table-cell office:value-type="float" office:value="30499" calcext:value-type="float">
            <text:p>30499</text:p>
          </table:table-cell>
          <table:table-cell office:value-type="float" office:value="92.141" calcext:value-type="float">
            <text:p>92.141</text:p>
          </table:table-cell>
          <table:table-cell table:number-columns-repeated="4"/>
          <table:table-cell office:value-type="float" office:value="115668910" calcext:value-type="float">
            <text:p>115668910</text:p>
          </table:table-cell>
          <table:table-cell office:value-type="float" office:value="962947" calcext:value-type="float">
            <text:p>962947</text:p>
          </table:table-cell>
          <table:table-cell office:value-type="float" office:value="349.45" calcext:value-type="float">
            <text:p>349.45</text:p>
          </table:table-cell>
          <table:table-cell office:value-type="float" office:value="2.909" calcext:value-type="float">
            <text:p>2.909</text:p>
          </table:table-cell>
          <table:table-cell office:value-type="float" office:value="927508" calcext:value-type="float">
            <text:p>927508</text:p>
          </table:table-cell>
          <table:table-cell office:value-type="float" office:value="2.802" calcext:value-type="float">
            <text:p>2.802</text:p>
          </table:table-cell>
          <table:table-cell office:value-type="float" office:value="22.382" calcext:value-type="float">
            <text:p>22.38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09-30</text:p>
          </table:table-cell>
          <table:table-cell office:value-type="float" office:value="7191061" calcext:value-type="float">
            <text:p>7191061</text:p>
          </table:table-cell>
          <table:table-cell office:value-type="float" office:value="43017" calcext:value-type="float">
            <text:p>43017</text:p>
          </table:table-cell>
          <table:table-cell office:value-type="float" office:value="42112.429" calcext:value-type="float">
            <text:p>42112.429</text:p>
          </table:table-cell>
          <table:table-cell office:value-type="float" office:value="205998" calcext:value-type="float">
            <text:p>205998</text:p>
          </table:table-cell>
          <table:table-cell office:value-type="float" office:value="928" calcext:value-type="float">
            <text:p>928</text:p>
          </table:table-cell>
          <table:table-cell office:value-type="float" office:value="741.571" calcext:value-type="float">
            <text:p>741.571</text:p>
          </table:table-cell>
          <table:table-cell office:value-type="float" office:value="21725.086" calcext:value-type="float">
            <text:p>21725.086</text:p>
          </table:table-cell>
          <table:table-cell office:value-type="float" office:value="129.96" calcext:value-type="float">
            <text:p>129.96</text:p>
          </table:table-cell>
          <table:table-cell office:value-type="float" office:value="127.227" calcext:value-type="float">
            <text:p>127.227</text:p>
          </table:table-cell>
          <table:table-cell office:value-type="float" office:value="622.345" calcext:value-type="float">
            <text:p>622.345</text:p>
          </table:table-cell>
          <table:table-cell office:value-type="float" office:value="2.804" calcext:value-type="float">
            <text:p>2.804</text:p>
          </table:table-cell>
          <table:table-cell office:value-type="float" office:value="2.24" calcext:value-type="float">
            <text:p>2.24</text:p>
          </table:table-cell>
          <table:table-cell office:value-type="float" office:value="1.04" calcext:value-type="float">
            <text:p>1.04</text:p>
          </table:table-cell>
          <table:table-cell office:value-type="float" office:value="6145" calcext:value-type="float">
            <text:p>6145</text:p>
          </table:table-cell>
          <table:table-cell office:value-type="float" office:value="18.565" calcext:value-type="float">
            <text:p>18.565</text:p>
          </table:table-cell>
          <table:table-cell office:value-type="float" office:value="30912" calcext:value-type="float">
            <text:p>30912</text:p>
          </table:table-cell>
          <table:table-cell office:value-type="float" office:value="93.389" calcext:value-type="float">
            <text:p>93.389</text:p>
          </table:table-cell>
          <table:table-cell table:number-columns-repeated="4"/>
          <table:table-cell office:value-type="float" office:value="116842843" calcext:value-type="float">
            <text:p>116842843</text:p>
          </table:table-cell>
          <table:table-cell office:value-type="float" office:value="1173933" calcext:value-type="float">
            <text:p>1173933</text:p>
          </table:table-cell>
          <table:table-cell office:value-type="float" office:value="352.997" calcext:value-type="float">
            <text:p>352.997</text:p>
          </table:table-cell>
          <table:table-cell office:value-type="float" office:value="3.547" calcext:value-type="float">
            <text:p>3.547</text:p>
          </table:table-cell>
          <table:table-cell office:value-type="float" office:value="932344" calcext:value-type="float">
            <text:p>932344</text:p>
          </table:table-cell>
          <table:table-cell office:value-type="float" office:value="2.817" calcext:value-type="float">
            <text:p>2.817</text:p>
          </table:table-cell>
          <table:table-cell office:value-type="float" office:value="22.139" calcext:value-type="float">
            <text:p>22.139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1</text:p>
          </table:table-cell>
          <table:table-cell office:value-type="float" office:value="7233043" calcext:value-type="float">
            <text:p>7233043</text:p>
          </table:table-cell>
          <table:table-cell office:value-type="float" office:value="41982" calcext:value-type="float">
            <text:p>41982</text:p>
          </table:table-cell>
          <table:table-cell office:value-type="float" office:value="42691.286" calcext:value-type="float">
            <text:p>42691.286</text:p>
          </table:table-cell>
          <table:table-cell office:value-type="float" office:value="206928" calcext:value-type="float">
            <text:p>206928</text:p>
          </table:table-cell>
          <table:table-cell office:value-type="float" office:value="930" calcext:value-type="float">
            <text:p>930</text:p>
          </table:table-cell>
          <table:table-cell office:value-type="float" office:value="717" calcext:value-type="float">
            <text:p>717</text:p>
          </table:table-cell>
          <table:table-cell office:value-type="float" office:value="21851.919" calcext:value-type="float">
            <text:p>21851.919</text:p>
          </table:table-cell>
          <table:table-cell office:value-type="float" office:value="126.833" calcext:value-type="float">
            <text:p>126.833</text:p>
          </table:table-cell>
          <table:table-cell office:value-type="float" office:value="128.976" calcext:value-type="float">
            <text:p>128.976</text:p>
          </table:table-cell>
          <table:table-cell office:value-type="float" office:value="625.155" calcext:value-type="float">
            <text:p>625.155</text:p>
          </table:table-cell>
          <table:table-cell office:value-type="float" office:value="2.81" calcext:value-type="float">
            <text:p>2.81</text:p>
          </table:table-cell>
          <table:table-cell office:value-type="float" office:value="2.166" calcext:value-type="float">
            <text:p>2.166</text:p>
          </table:table-cell>
          <table:table-cell office:value-type="float" office:value="1.05" calcext:value-type="float">
            <text:p>1.05</text:p>
          </table:table-cell>
          <table:table-cell office:value-type="float" office:value="6173" calcext:value-type="float">
            <text:p>6173</text:p>
          </table:table-cell>
          <table:table-cell office:value-type="float" office:value="18.649" calcext:value-type="float">
            <text:p>18.649</text:p>
          </table:table-cell>
          <table:table-cell office:value-type="float" office:value="30809" calcext:value-type="float">
            <text:p>30809</text:p>
          </table:table-cell>
          <table:table-cell office:value-type="float" office:value="93.078" calcext:value-type="float">
            <text:p>93.078</text:p>
          </table:table-cell>
          <table:table-cell table:number-columns-repeated="4"/>
          <table:table-cell office:value-type="float" office:value="118009253" calcext:value-type="float">
            <text:p>118009253</text:p>
          </table:table-cell>
          <table:table-cell office:value-type="float" office:value="1166410" calcext:value-type="float">
            <text:p>1166410</text:p>
          </table:table-cell>
          <table:table-cell office:value-type="float" office:value="356.521" calcext:value-type="float">
            <text:p>356.521</text:p>
          </table:table-cell>
          <table:table-cell office:value-type="float" office:value="3.524" calcext:value-type="float">
            <text:p>3.524</text:p>
          </table:table-cell>
          <table:table-cell office:value-type="float" office:value="935807" calcext:value-type="float">
            <text:p>935807</text:p>
          </table:table-cell>
          <table:table-cell office:value-type="float" office:value="2.827" calcext:value-type="float">
            <text:p>2.827</text:p>
          </table:table-cell>
          <table:table-cell office:value-type="float" office:value="21.92" calcext:value-type="float">
            <text:p>21.9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2</text:p>
          </table:table-cell>
          <table:table-cell office:value-type="float" office:value="7277814" calcext:value-type="float">
            <text:p>7277814</text:p>
          </table:table-cell>
          <table:table-cell office:value-type="float" office:value="44771" calcext:value-type="float">
            <text:p>44771</text:p>
          </table:table-cell>
          <table:table-cell office:value-type="float" office:value="42771" calcext:value-type="float">
            <text:p>42771</text:p>
          </table:table-cell>
          <table:table-cell office:value-type="float" office:value="207808" calcext:value-type="float">
            <text:p>207808</text:p>
          </table:table-cell>
          <table:table-cell office:value-type="float" office:value="880" calcext:value-type="float">
            <text:p>880</text:p>
          </table:table-cell>
          <table:table-cell office:value-type="float" office:value="714" calcext:value-type="float">
            <text:p>714</text:p>
          </table:table-cell>
          <table:table-cell office:value-type="float" office:value="21987.178" calcext:value-type="float">
            <text:p>21987.178</text:p>
          </table:table-cell>
          <table:table-cell office:value-type="float" office:value="135.259" calcext:value-type="float">
            <text:p>135.259</text:p>
          </table:table-cell>
          <table:table-cell office:value-type="float" office:value="129.216" calcext:value-type="float">
            <text:p>129.216</text:p>
          </table:table-cell>
          <table:table-cell office:value-type="float" office:value="627.814" calcext:value-type="float">
            <text:p>627.814</text:p>
          </table:table-cell>
          <table:table-cell office:value-type="float" office:value="2.659" calcext:value-type="float">
            <text:p>2.659</text:p>
          </table:table-cell>
          <table:table-cell office:value-type="float" office:value="2.157" calcext:value-type="float">
            <text:p>2.157</text:p>
          </table:table-cell>
          <table:table-cell office:value-type="float" office:value="1.07" calcext:value-type="float">
            <text:p>1.07</text:p>
          </table:table-cell>
          <table:table-cell office:value-type="float" office:value="6106" calcext:value-type="float">
            <text:p>6106</text:p>
          </table:table-cell>
          <table:table-cell office:value-type="float" office:value="18.447" calcext:value-type="float">
            <text:p>18.447</text:p>
          </table:table-cell>
          <table:table-cell office:value-type="float" office:value="30769" calcext:value-type="float">
            <text:p>30769</text:p>
          </table:table-cell>
          <table:table-cell office:value-type="float" office:value="92.957" calcext:value-type="float">
            <text:p>92.957</text:p>
          </table:table-cell>
          <table:table-cell table:number-columns-repeated="4"/>
          <table:table-cell office:value-type="float" office:value="119132115" calcext:value-type="float">
            <text:p>119132115</text:p>
          </table:table-cell>
          <table:table-cell office:value-type="float" office:value="1122862" calcext:value-type="float">
            <text:p>1122862</text:p>
          </table:table-cell>
          <table:table-cell office:value-type="float" office:value="359.913" calcext:value-type="float">
            <text:p>359.913</text:p>
          </table:table-cell>
          <table:table-cell office:value-type="float" office:value="3.392" calcext:value-type="float">
            <text:p>3.392</text:p>
          </table:table-cell>
          <table:table-cell office:value-type="float" office:value="940437" calcext:value-type="float">
            <text:p>940437</text:p>
          </table:table-cell>
          <table:table-cell office:value-type="float" office:value="2.841" calcext:value-type="float">
            <text:p>2.841</text:p>
          </table:table-cell>
          <table:table-cell office:value-type="float" office:value="21.988" calcext:value-type="float">
            <text:p>21.988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3</text:p>
          </table:table-cell>
          <table:table-cell office:value-type="float" office:value="7332285" calcext:value-type="float">
            <text:p>7332285</text:p>
          </table:table-cell>
          <table:table-cell office:value-type="float" office:value="54471" calcext:value-type="float">
            <text:p>54471</text:p>
          </table:table-cell>
          <table:table-cell office:value-type="float" office:value="42693.571" calcext:value-type="float">
            <text:p>42693.571</text:p>
          </table:table-cell>
          <table:table-cell office:value-type="float" office:value="208716" calcext:value-type="float">
            <text:p>208716</text:p>
          </table:table-cell>
          <table:table-cell office:value-type="float" office:value="908" calcext:value-type="float">
            <text:p>908</text:p>
          </table:table-cell>
          <table:table-cell office:value-type="float" office:value="706" calcext:value-type="float">
            <text:p>706</text:p>
          </table:table-cell>
          <table:table-cell office:value-type="float" office:value="22151.741" calcext:value-type="float">
            <text:p>22151.741</text:p>
          </table:table-cell>
          <table:table-cell office:value-type="float" office:value="164.564" calcext:value-type="float">
            <text:p>164.564</text:p>
          </table:table-cell>
          <table:table-cell office:value-type="float" office:value="128.983" calcext:value-type="float">
            <text:p>128.983</text:p>
          </table:table-cell>
          <table:table-cell office:value-type="float" office:value="630.557" calcext:value-type="float">
            <text:p>630.557</text:p>
          </table:table-cell>
          <table:table-cell office:value-type="float" office:value="2.743" calcext:value-type="float">
            <text:p>2.743</text:p>
          </table:table-cell>
          <table:table-cell office:value-type="float" office:value="2.133" calcext:value-type="float">
            <text:p>2.133</text:p>
          </table:table-cell>
          <table:table-cell office:value-type="float" office:value="1.06" calcext:value-type="float">
            <text:p>1.06</text:p>
          </table:table-cell>
          <table:table-cell office:value-type="float" office:value="5996" calcext:value-type="float">
            <text:p>5996</text:p>
          </table:table-cell>
          <table:table-cell office:value-type="float" office:value="18.115" calcext:value-type="float">
            <text:p>18.115</text:p>
          </table:table-cell>
          <table:table-cell office:value-type="float" office:value="30111" calcext:value-type="float">
            <text:p>30111</text:p>
          </table:table-cell>
          <table:table-cell office:value-type="float" office:value="90.969" calcext:value-type="float">
            <text:p>90.969</text:p>
          </table:table-cell>
          <table:table-cell table:number-columns-repeated="4"/>
          <table:table-cell office:value-type="float" office:value="120062784" calcext:value-type="float">
            <text:p>120062784</text:p>
          </table:table-cell>
          <table:table-cell office:value-type="float" office:value="930669" calcext:value-type="float">
            <text:p>930669</text:p>
          </table:table-cell>
          <table:table-cell office:value-type="float" office:value="362.725" calcext:value-type="float">
            <text:p>362.725</text:p>
          </table:table-cell>
          <table:table-cell office:value-type="float" office:value="2.812" calcext:value-type="float">
            <text:p>2.812</text:p>
          </table:table-cell>
          <table:table-cell office:value-type="float" office:value="943279" calcext:value-type="float">
            <text:p>943279</text:p>
          </table:table-cell>
          <table:table-cell office:value-type="float" office:value="2.85" calcext:value-type="float">
            <text:p>2.85</text:p>
          </table:table-cell>
          <table:table-cell office:value-type="float" office:value="22.094" calcext:value-type="float">
            <text:p>22.094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4</text:p>
          </table:table-cell>
          <table:table-cell office:value-type="float" office:value="7382944" calcext:value-type="float">
            <text:p>7382944</text:p>
          </table:table-cell>
          <table:table-cell office:value-type="float" office:value="50659" calcext:value-type="float">
            <text:p>50659</text:p>
          </table:table-cell>
          <table:table-cell office:value-type="float" office:value="43449.429" calcext:value-type="float">
            <text:p>43449.429</text:p>
          </table:table-cell>
          <table:table-cell office:value-type="float" office:value="209394" calcext:value-type="float">
            <text:p>209394</text:p>
          </table:table-cell>
          <table:table-cell office:value-type="float" office:value="678" calcext:value-type="float">
            <text:p>678</text:p>
          </table:table-cell>
          <table:table-cell office:value-type="float" office:value="699.571" calcext:value-type="float">
            <text:p>699.571</text:p>
          </table:table-cell>
          <table:table-cell office:value-type="float" office:value="22304.788" calcext:value-type="float">
            <text:p>22304.788</text:p>
          </table:table-cell>
          <table:table-cell office:value-type="float" office:value="153.047" calcext:value-type="float">
            <text:p>153.047</text:p>
          </table:table-cell>
          <table:table-cell office:value-type="float" office:value="131.266" calcext:value-type="float">
            <text:p>131.266</text:p>
          </table:table-cell>
          <table:table-cell office:value-type="float" office:value="632.605" calcext:value-type="float">
            <text:p>632.605</text:p>
          </table:table-cell>
          <table:table-cell office:value-type="float" office:value="2.048" calcext:value-type="float">
            <text:p>2.048</text:p>
          </table:table-cell>
          <table:table-cell office:value-type="float" office:value="2.113" calcext:value-type="float">
            <text:p>2.113</text:p>
          </table:table-cell>
          <table:table-cell office:value-type="float" office:value="1.04" calcext:value-type="float">
            <text:p>1.04</text:p>
          </table:table-cell>
          <table:table-cell office:value-type="float" office:value="5974" calcext:value-type="float">
            <text:p>5974</text:p>
          </table:table-cell>
          <table:table-cell office:value-type="float" office:value="18.048" calcext:value-type="float">
            <text:p>18.048</text:p>
          </table:table-cell>
          <table:table-cell office:value-type="float" office:value="29945" calcext:value-type="float">
            <text:p>29945</text:p>
          </table:table-cell>
          <table:table-cell office:value-type="float" office:value="90.468" calcext:value-type="float">
            <text:p>90.468</text:p>
          </table:table-cell>
          <table:table-cell office:value-type="float" office:value="679" calcext:value-type="float">
            <text:p>679</text:p>
          </table:table-cell>
          <table:table-cell office:value-type="float" office:value="2.051" calcext:value-type="float">
            <text:p>2.051</text:p>
          </table:table-cell>
          <table:table-cell office:value-type="float" office:value="9505" calcext:value-type="float">
            <text:p>9505</text:p>
          </table:table-cell>
          <table:table-cell office:value-type="float" office:value="28.716" calcext:value-type="float">
            <text:p>28.716</text:p>
          </table:table-cell>
          <table:table-cell office:value-type="float" office:value="120687701" calcext:value-type="float">
            <text:p>120687701</text:p>
          </table:table-cell>
          <table:table-cell office:value-type="float" office:value="624917" calcext:value-type="float">
            <text:p>624917</text:p>
          </table:table-cell>
          <table:table-cell office:value-type="float" office:value="364.612" calcext:value-type="float">
            <text:p>364.612</text:p>
          </table:table-cell>
          <table:table-cell office:value-type="float" office:value="1.888" calcext:value-type="float">
            <text:p>1.888</text:p>
          </table:table-cell>
          <table:table-cell office:value-type="float" office:value="948170" calcext:value-type="float">
            <text:p>948170</text:p>
          </table:table-cell>
          <table:table-cell office:value-type="float" office:value="2.865" calcext:value-type="float">
            <text:p>2.865</text:p>
          </table:table-cell>
          <table:table-cell office:value-type="float" office:value="21.822" calcext:value-type="float">
            <text:p>21.82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5</text:p>
          </table:table-cell>
          <table:table-cell office:value-type="float" office:value="7417845" calcext:value-type="float">
            <text:p>7417845</text:p>
          </table:table-cell>
          <table:table-cell office:value-type="float" office:value="34901" calcext:value-type="float">
            <text:p>34901</text:p>
          </table:table-cell>
          <table:table-cell office:value-type="float" office:value="43257" calcext:value-type="float">
            <text:p>43257</text:p>
          </table:table-cell>
          <table:table-cell office:value-type="float" office:value="209794" calcext:value-type="float">
            <text:p>209794</text:p>
          </table:table-cell>
          <table:table-cell office:value-type="float" office:value="400" calcext:value-type="float">
            <text:p>400</text:p>
          </table:table-cell>
          <table:table-cell office:value-type="float" office:value="719.714" calcext:value-type="float">
            <text:p>719.714</text:p>
          </table:table-cell>
          <table:table-cell office:value-type="float" office:value="22410.229" calcext:value-type="float">
            <text:p>22410.229</text:p>
          </table:table-cell>
          <table:table-cell office:value-type="float" office:value="105.44" calcext:value-type="float">
            <text:p>105.44</text:p>
          </table:table-cell>
          <table:table-cell office:value-type="float" office:value="130.685" calcext:value-type="float">
            <text:p>130.685</text:p>
          </table:table-cell>
          <table:table-cell office:value-type="float" office:value="633.814" calcext:value-type="float">
            <text:p>633.814</text:p>
          </table:table-cell>
          <table:table-cell office:value-type="float" office:value="1.208" calcext:value-type="float">
            <text:p>1.208</text:p>
          </table:table-cell>
          <table:table-cell office:value-type="float" office:value="2.174" calcext:value-type="float">
            <text:p>2.174</text:p>
          </table:table-cell>
          <table:table-cell office:value-type="float" office:value="1.05" calcext:value-type="float">
            <text:p>1.05</text:p>
          </table:table-cell>
          <table:table-cell office:value-type="float" office:value="6209" calcext:value-type="float">
            <text:p>6209</text:p>
          </table:table-cell>
          <table:table-cell office:value-type="float" office:value="18.758" calcext:value-type="float">
            <text:p>18.758</text:p>
          </table:table-cell>
          <table:table-cell office:value-type="float" office:value="31327" calcext:value-type="float">
            <text:p>31327</text:p>
          </table:table-cell>
          <table:table-cell office:value-type="float" office:value="94.643" calcext:value-type="float">
            <text:p>94.643</text:p>
          </table:table-cell>
          <table:table-cell table:number-columns-repeated="4"/>
          <table:table-cell office:value-type="float" office:value="121457051" calcext:value-type="float">
            <text:p>121457051</text:p>
          </table:table-cell>
          <table:table-cell office:value-type="float" office:value="769350" calcext:value-type="float">
            <text:p>769350</text:p>
          </table:table-cell>
          <table:table-cell office:value-type="float" office:value="366.937" calcext:value-type="float">
            <text:p>366.937</text:p>
          </table:table-cell>
          <table:table-cell office:value-type="float" office:value="2.324" calcext:value-type="float">
            <text:p>2.324</text:p>
          </table:table-cell>
          <table:table-cell office:value-type="float" office:value="964441" calcext:value-type="float">
            <text:p>964441</text:p>
          </table:table-cell>
          <table:table-cell office:value-type="float" office:value="2.914" calcext:value-type="float">
            <text:p>2.914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6</text:p>
          </table:table-cell>
          <table:table-cell office:value-type="float" office:value="7458550" calcext:value-type="float">
            <text:p>7458550</text:p>
          </table:table-cell>
          <table:table-cell office:value-type="float" office:value="40705" calcext:value-type="float">
            <text:p>40705</text:p>
          </table:table-cell>
          <table:table-cell office:value-type="float" office:value="44358" calcext:value-type="float">
            <text:p>44358</text:p>
          </table:table-cell>
          <table:table-cell office:value-type="float" office:value="210192" calcext:value-type="float">
            <text:p>210192</text:p>
          </table:table-cell>
          <table:table-cell office:value-type="float" office:value="398" calcext:value-type="float">
            <text:p>398</text:p>
          </table:table-cell>
          <table:table-cell office:value-type="float" office:value="731.714" calcext:value-type="float">
            <text:p>731.714</text:p>
          </table:table-cell>
          <table:table-cell office:value-type="float" office:value="22533.203" calcext:value-type="float">
            <text:p>22533.203</text:p>
          </table:table-cell>
          <table:table-cell office:value-type="float" office:value="122.975" calcext:value-type="float">
            <text:p>122.975</text:p>
          </table:table-cell>
          <table:table-cell office:value-type="float" office:value="134.011" calcext:value-type="float">
            <text:p>134.011</text:p>
          </table:table-cell>
          <table:table-cell office:value-type="float" office:value="635.016" calcext:value-type="float">
            <text:p>635.016</text:p>
          </table:table-cell>
          <table:table-cell office:value-type="float" office:value="1.202" calcext:value-type="float">
            <text:p>1.202</text:p>
          </table:table-cell>
          <table:table-cell office:value-type="float" office:value="2.211" calcext:value-type="float">
            <text:p>2.211</text:p>
          </table:table-cell>
          <table:table-cell office:value-type="float" office:value="1.07" calcext:value-type="float">
            <text:p>1.07</text:p>
          </table:table-cell>
          <table:table-cell office:value-type="float" office:value="6438" calcext:value-type="float">
            <text:p>6438</text:p>
          </table:table-cell>
          <table:table-cell office:value-type="float" office:value="19.45" calcext:value-type="float">
            <text:p>19.45</text:p>
          </table:table-cell>
          <table:table-cell office:value-type="float" office:value="32626" calcext:value-type="float">
            <text:p>32626</text:p>
          </table:table-cell>
          <table:table-cell office:value-type="float" office:value="98.567" calcext:value-type="float">
            <text:p>98.567</text:p>
          </table:table-cell>
          <table:table-cell table:number-columns-repeated="4"/>
          <table:table-cell office:value-type="float" office:value="122602321" calcext:value-type="float">
            <text:p>122602321</text:p>
          </table:table-cell>
          <table:table-cell office:value-type="float" office:value="1145270" calcext:value-type="float">
            <text:p>1145270</text:p>
          </table:table-cell>
          <table:table-cell office:value-type="float" office:value="370.397" calcext:value-type="float">
            <text:p>370.397</text:p>
          </table:table-cell>
          <table:table-cell office:value-type="float" office:value="3.46" calcext:value-type="float">
            <text:p>3.46</text:p>
          </table:table-cell>
          <table:table-cell office:value-type="float" office:value="990487" calcext:value-type="float">
            <text:p>990487</text:p>
          </table:table-cell>
          <table:table-cell office:value-type="float" office:value="2.992" calcext:value-type="float">
            <text:p>2.992</text:p>
          </table:table-cell>
          <table:table-cell office:value-type="float" office:value="22.329" calcext:value-type="float">
            <text:p>22.329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7</text:p>
          </table:table-cell>
          <table:table-cell office:value-type="float" office:value="7501612" calcext:value-type="float">
            <text:p>7501612</text:p>
          </table:table-cell>
          <table:table-cell office:value-type="float" office:value="43062" calcext:value-type="float">
            <text:p>43062</text:p>
          </table:table-cell>
          <table:table-cell office:value-type="float" office:value="44364.429" calcext:value-type="float">
            <text:p>44364.429</text:p>
          </table:table-cell>
          <table:table-cell office:value-type="float" office:value="210909" calcext:value-type="float">
            <text:p>210909</text:p>
          </table:table-cell>
          <table:table-cell office:value-type="float" office:value="717" calcext:value-type="float">
            <text:p>717</text:p>
          </table:table-cell>
          <table:table-cell office:value-type="float" office:value="701.571" calcext:value-type="float">
            <text:p>701.571</text:p>
          </table:table-cell>
          <table:table-cell office:value-type="float" office:value="22663.299" calcext:value-type="float">
            <text:p>22663.299</text:p>
          </table:table-cell>
          <table:table-cell office:value-type="float" office:value="130.096" calcext:value-type="float">
            <text:p>130.096</text:p>
          </table:table-cell>
          <table:table-cell office:value-type="float" office:value="134.03" calcext:value-type="float">
            <text:p>134.03</text:p>
          </table:table-cell>
          <table:table-cell office:value-type="float" office:value="637.182" calcext:value-type="float">
            <text:p>637.182</text:p>
          </table:table-cell>
          <table:table-cell office:value-type="float" office:value="2.166" calcext:value-type="float">
            <text:p>2.166</text:p>
          </table:table-cell>
          <table:table-cell office:value-type="float" office:value="2.12" calcext:value-type="float">
            <text:p>2.12</text:p>
          </table:table-cell>
          <table:table-cell office:value-type="float" office:value="1.1" calcext:value-type="float">
            <text:p>1.1</text:p>
          </table:table-cell>
          <table:table-cell office:value-type="float" office:value="6507" calcext:value-type="float">
            <text:p>6507</text:p>
          </table:table-cell>
          <table:table-cell office:value-type="float" office:value="19.658" calcext:value-type="float">
            <text:p>19.658</text:p>
          </table:table-cell>
          <table:table-cell office:value-type="float" office:value="33482" calcext:value-type="float">
            <text:p>33482</text:p>
          </table:table-cell>
          <table:table-cell office:value-type="float" office:value="101.153" calcext:value-type="float">
            <text:p>101.153</text:p>
          </table:table-cell>
          <table:table-cell table:number-columns-repeated="4"/>
          <table:table-cell office:value-type="float" office:value="123908743" calcext:value-type="float">
            <text:p>123908743</text:p>
          </table:table-cell>
          <table:table-cell office:value-type="float" office:value="1306422" calcext:value-type="float">
            <text:p>1306422</text:p>
          </table:table-cell>
          <table:table-cell office:value-type="float" office:value="374.344" calcext:value-type="float">
            <text:p>374.344</text:p>
          </table:table-cell>
          <table:table-cell office:value-type="float" office:value="3.947" calcext:value-type="float">
            <text:p>3.947</text:p>
          </table:table-cell>
          <table:table-cell office:value-type="float" office:value="1009414" calcext:value-type="float">
            <text:p>1009414</text:p>
          </table:table-cell>
          <table:table-cell office:value-type="float" office:value="3.05" calcext:value-type="float">
            <text:p>3.05</text:p>
          </table:table-cell>
          <table:table-cell office:value-type="float" office:value="22.753" calcext:value-type="float">
            <text:p>22.753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8</text:p>
          </table:table-cell>
          <table:table-cell office:value-type="float" office:value="7549794" calcext:value-type="float">
            <text:p>7549794</text:p>
          </table:table-cell>
          <table:table-cell office:value-type="float" office:value="48182" calcext:value-type="float">
            <text:p>48182</text:p>
          </table:table-cell>
          <table:table-cell office:value-type="float" office:value="45250.143" calcext:value-type="float">
            <text:p>45250.143</text:p>
          </table:table-cell>
          <table:table-cell office:value-type="float" office:value="211801" calcext:value-type="float">
            <text:p>211801</text:p>
          </table:table-cell>
          <table:table-cell office:value-type="float" office:value="892" calcext:value-type="float">
            <text:p>892</text:p>
          </table:table-cell>
          <table:table-cell office:value-type="float" office:value="696.143" calcext:value-type="float">
            <text:p>696.143</text:p>
          </table:table-cell>
          <table:table-cell office:value-type="float" office:value="22808.863" calcext:value-type="float">
            <text:p>22808.863</text:p>
          </table:table-cell>
          <table:table-cell office:value-type="float" office:value="145.564" calcext:value-type="float">
            <text:p>145.564</text:p>
          </table:table-cell>
          <table:table-cell office:value-type="float" office:value="136.706" calcext:value-type="float">
            <text:p>136.706</text:p>
          </table:table-cell>
          <table:table-cell office:value-type="float" office:value="639.877" calcext:value-type="float">
            <text:p>639.877</text:p>
          </table:table-cell>
          <table:table-cell office:value-type="float" office:value="2.695" calcext:value-type="float">
            <text:p>2.695</text:p>
          </table:table-cell>
          <table:table-cell office:value-type="float" office:value="2.103" calcext:value-type="float">
            <text:p>2.103</text:p>
          </table:table-cell>
          <table:table-cell office:value-type="float" office:value="1.12" calcext:value-type="float">
            <text:p>1.12</text:p>
          </table:table-cell>
          <table:table-cell office:value-type="float" office:value="6621" calcext:value-type="float">
            <text:p>6621</text:p>
          </table:table-cell>
          <table:table-cell office:value-type="float" office:value="20.003" calcext:value-type="float">
            <text:p>20.003</text:p>
          </table:table-cell>
          <table:table-cell office:value-type="float" office:value="34319" calcext:value-type="float">
            <text:p>34319</text:p>
          </table:table-cell>
          <table:table-cell office:value-type="float" office:value="103.682" calcext:value-type="float">
            <text:p>103.682</text:p>
          </table:table-cell>
          <table:table-cell table:number-columns-repeated="4"/>
          <table:table-cell office:value-type="float" office:value="125235968" calcext:value-type="float">
            <text:p>125235968</text:p>
          </table:table-cell>
          <table:table-cell office:value-type="float" office:value="1327225" calcext:value-type="float">
            <text:p>1327225</text:p>
          </table:table-cell>
          <table:table-cell office:value-type="float" office:value="378.353" calcext:value-type="float">
            <text:p>378.353</text:p>
          </table:table-cell>
          <table:table-cell office:value-type="float" office:value="4.01" calcext:value-type="float">
            <text:p>4.01</text:p>
          </table:table-cell>
          <table:table-cell office:value-type="float" office:value="1032388" calcext:value-type="float">
            <text:p>1032388</text:p>
          </table:table-cell>
          <table:table-cell office:value-type="float" office:value="3.119" calcext:value-type="float">
            <text:p>3.119</text:p>
          </table:table-cell>
          <table:table-cell office:value-type="float" office:value="22.815" calcext:value-type="float">
            <text:p>22.815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09</text:p>
          </table:table-cell>
          <table:table-cell office:value-type="float" office:value="7606594" calcext:value-type="float">
            <text:p>7606594</text:p>
          </table:table-cell>
          <table:table-cell office:value-type="float" office:value="56800" calcext:value-type="float">
            <text:p>56800</text:p>
          </table:table-cell>
          <table:table-cell office:value-type="float" office:value="46968.571" calcext:value-type="float">
            <text:p>46968.571</text:p>
          </table:table-cell>
          <table:table-cell office:value-type="float" office:value="212773" calcext:value-type="float">
            <text:p>212773</text:p>
          </table:table-cell>
          <table:table-cell office:value-type="float" office:value="972" calcext:value-type="float">
            <text:p>972</text:p>
          </table:table-cell>
          <table:table-cell office:value-type="float" office:value="709.286" calcext:value-type="float">
            <text:p>709.286</text:p>
          </table:table-cell>
          <table:table-cell office:value-type="float" office:value="22980.463" calcext:value-type="float">
            <text:p>22980.463</text:p>
          </table:table-cell>
          <table:table-cell office:value-type="float" office:value="171.6" calcext:value-type="float">
            <text:p>171.6</text:p>
          </table:table-cell>
          <table:table-cell office:value-type="float" office:value="141.898" calcext:value-type="float">
            <text:p>141.898</text:p>
          </table:table-cell>
          <table:table-cell office:value-type="float" office:value="642.814" calcext:value-type="float">
            <text:p>642.814</text:p>
          </table:table-cell>
          <table:table-cell office:value-type="float" office:value="2.937" calcext:value-type="float">
            <text:p>2.937</text:p>
          </table:table-cell>
          <table:table-cell office:value-type="float" office:value="2.143" calcext:value-type="float">
            <text:p>2.143</text:p>
          </table:table-cell>
          <table:table-cell office:value-type="float" office:value="1.12" calcext:value-type="float">
            <text:p>1.12</text:p>
          </table:table-cell>
          <table:table-cell office:value-type="float" office:value="6713" calcext:value-type="float">
            <text:p>6713</text:p>
          </table:table-cell>
          <table:table-cell office:value-type="float" office:value="20.281" calcext:value-type="float">
            <text:p>20.281</text:p>
          </table:table-cell>
          <table:table-cell office:value-type="float" office:value="34877" calcext:value-type="float">
            <text:p>34877</text:p>
          </table:table-cell>
          <table:table-cell office:value-type="float" office:value="105.368" calcext:value-type="float">
            <text:p>105.368</text:p>
          </table:table-cell>
          <table:table-cell table:number-columns-repeated="4"/>
          <table:table-cell office:value-type="float" office:value="126544949" calcext:value-type="float">
            <text:p>126544949</text:p>
          </table:table-cell>
          <table:table-cell office:value-type="float" office:value="1308981" calcext:value-type="float">
            <text:p>1308981</text:p>
          </table:table-cell>
          <table:table-cell office:value-type="float" office:value="382.308" calcext:value-type="float">
            <text:p>382.308</text:p>
          </table:table-cell>
          <table:table-cell office:value-type="float" office:value="3.955" calcext:value-type="float">
            <text:p>3.955</text:p>
          </table:table-cell>
          <table:table-cell office:value-type="float" office:value="1058976" calcext:value-type="float">
            <text:p>1058976</text:p>
          </table:table-cell>
          <table:table-cell office:value-type="float" office:value="3.199" calcext:value-type="float">
            <text:p>3.199</text:p>
          </table:table-cell>
          <table:table-cell office:value-type="float" office:value="22.546" calcext:value-type="float">
            <text:p>22.546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0</text:p>
          </table:table-cell>
          <table:table-cell office:value-type="float" office:value="7664676" calcext:value-type="float">
            <text:p>7664676</text:p>
          </table:table-cell>
          <table:table-cell office:value-type="float" office:value="58082" calcext:value-type="float">
            <text:p>58082</text:p>
          </table:table-cell>
          <table:table-cell office:value-type="float" office:value="47484.429" calcext:value-type="float">
            <text:p>47484.429</text:p>
          </table:table-cell>
          <table:table-cell office:value-type="float" office:value="213787" calcext:value-type="float">
            <text:p>213787</text:p>
          </table:table-cell>
          <table:table-cell office:value-type="float" office:value="1014" calcext:value-type="float">
            <text:p>1014</text:p>
          </table:table-cell>
          <table:table-cell office:value-type="float" office:value="724.429" calcext:value-type="float">
            <text:p>724.429</text:p>
          </table:table-cell>
          <table:table-cell office:value-type="float" office:value="23155.936" calcext:value-type="float">
            <text:p>23155.936</text:p>
          </table:table-cell>
          <table:table-cell office:value-type="float" office:value="175.473" calcext:value-type="float">
            <text:p>175.473</text:p>
          </table:table-cell>
          <table:table-cell office:value-type="float" office:value="143.456" calcext:value-type="float">
            <text:p>143.456</text:p>
          </table:table-cell>
          <table:table-cell office:value-type="float" office:value="645.877" calcext:value-type="float">
            <text:p>645.877</text:p>
          </table:table-cell>
          <table:table-cell office:value-type="float" office:value="3.063" calcext:value-type="float">
            <text:p>3.063</text:p>
          </table:table-cell>
          <table:table-cell office:value-type="float" office:value="2.189" calcext:value-type="float">
            <text:p>2.189</text:p>
          </table:table-cell>
          <table:table-cell office:value-type="float" office:value="1.11" calcext:value-type="float">
            <text:p>1.11</text:p>
          </table:table-cell>
          <table:table-cell office:value-type="float" office:value="6683" calcext:value-type="float">
            <text:p>6683</text:p>
          </table:table-cell>
          <table:table-cell office:value-type="float" office:value="20.19" calcext:value-type="float">
            <text:p>20.19</text:p>
          </table:table-cell>
          <table:table-cell office:value-type="float" office:value="34600" calcext:value-type="float">
            <text:p>34600</text:p>
          </table:table-cell>
          <table:table-cell office:value-type="float" office:value="104.531" calcext:value-type="float">
            <text:p>104.531</text:p>
          </table:table-cell>
          <table:table-cell table:number-columns-repeated="4"/>
          <table:table-cell office:value-type="float" office:value="127587161" calcext:value-type="float">
            <text:p>127587161</text:p>
          </table:table-cell>
          <table:table-cell office:value-type="float" office:value="1042212" calcext:value-type="float">
            <text:p>1042212</text:p>
          </table:table-cell>
          <table:table-cell office:value-type="float" office:value="385.457" calcext:value-type="float">
            <text:p>385.457</text:p>
          </table:table-cell>
          <table:table-cell office:value-type="float" office:value="3.149" calcext:value-type="float">
            <text:p>3.149</text:p>
          </table:table-cell>
          <table:table-cell office:value-type="float" office:value="1074911" calcext:value-type="float">
            <text:p>1074911</text:p>
          </table:table-cell>
          <table:table-cell office:value-type="float" office:value="3.247" calcext:value-type="float">
            <text:p>3.247</text:p>
          </table:table-cell>
          <table:table-cell office:value-type="float" office:value="22.637" calcext:value-type="float">
            <text:p>22.637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1</text:p>
          </table:table-cell>
          <table:table-cell office:value-type="float" office:value="7718947" calcext:value-type="float">
            <text:p>7718947</text:p>
          </table:table-cell>
          <table:table-cell office:value-type="float" office:value="54271" calcext:value-type="float">
            <text:p>54271</text:p>
          </table:table-cell>
          <table:table-cell office:value-type="float" office:value="48000.429" calcext:value-type="float">
            <text:p>48000.429</text:p>
          </table:table-cell>
          <table:table-cell office:value-type="float" office:value="214377" calcext:value-type="float">
            <text:p>214377</text:p>
          </table:table-cell>
          <table:table-cell office:value-type="float" office:value="590" calcext:value-type="float">
            <text:p>590</text:p>
          </table:table-cell>
          <table:table-cell office:value-type="float" office:value="711.857" calcext:value-type="float">
            <text:p>711.857</text:p>
          </table:table-cell>
          <table:table-cell office:value-type="float" office:value="23319.895" calcext:value-type="float">
            <text:p>23319.895</text:p>
          </table:table-cell>
          <table:table-cell office:value-type="float" office:value="163.959" calcext:value-type="float">
            <text:p>163.959</text:p>
          </table:table-cell>
          <table:table-cell office:value-type="float" office:value="145.015" calcext:value-type="float">
            <text:p>145.015</text:p>
          </table:table-cell>
          <table:table-cell office:value-type="float" office:value="647.659" calcext:value-type="float">
            <text:p>647.659</text:p>
          </table:table-cell>
          <table:table-cell office:value-type="float" office:value="1.782" calcext:value-type="float">
            <text:p>1.782</text:p>
          </table:table-cell>
          <table:table-cell office:value-type="float" office:value="2.151" calcext:value-type="float">
            <text:p>2.151</text:p>
          </table:table-cell>
          <table:table-cell office:value-type="float" office:value="1.1" calcext:value-type="float">
            <text:p>1.1</text:p>
          </table:table-cell>
          <table:table-cell office:value-type="float" office:value="6679" calcext:value-type="float">
            <text:p>6679</text:p>
          </table:table-cell>
          <table:table-cell office:value-type="float" office:value="20.178" calcext:value-type="float">
            <text:p>20.178</text:p>
          </table:table-cell>
          <table:table-cell office:value-type="float" office:value="34498" calcext:value-type="float">
            <text:p>34498</text:p>
          </table:table-cell>
          <table:table-cell office:value-type="float" office:value="104.223" calcext:value-type="float">
            <text:p>104.223</text:p>
          </table:table-cell>
          <table:table-cell office:value-type="float" office:value="824" calcext:value-type="float">
            <text:p>824</text:p>
          </table:table-cell>
          <table:table-cell office:value-type="float" office:value="2.489" calcext:value-type="float">
            <text:p>2.489</text:p>
          </table:table-cell>
          <table:table-cell office:value-type="float" office:value="9562" calcext:value-type="float">
            <text:p>9562</text:p>
          </table:table-cell>
          <table:table-cell office:value-type="float" office:value="28.888" calcext:value-type="float">
            <text:p>28.888</text:p>
          </table:table-cell>
          <table:table-cell office:value-type="float" office:value="128311682" calcext:value-type="float">
            <text:p>128311682</text:p>
          </table:table-cell>
          <table:table-cell office:value-type="float" office:value="724521" calcext:value-type="float">
            <text:p>724521</text:p>
          </table:table-cell>
          <table:table-cell office:value-type="float" office:value="387.645" calcext:value-type="float">
            <text:p>387.645</text:p>
          </table:table-cell>
          <table:table-cell office:value-type="float" office:value="2.189" calcext:value-type="float">
            <text:p>2.189</text:p>
          </table:table-cell>
          <table:table-cell office:value-type="float" office:value="1089140" calcext:value-type="float">
            <text:p>1089140</text:p>
          </table:table-cell>
          <table:table-cell office:value-type="float" office:value="3.29" calcext:value-type="float">
            <text:p>3.29</text:p>
          </table:table-cell>
          <table:table-cell office:value-type="float" office:value="22.69" calcext:value-type="float">
            <text:p>22.69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2</text:p>
          </table:table-cell>
          <table:table-cell office:value-type="float" office:value="7762544" calcext:value-type="float">
            <text:p>7762544</text:p>
          </table:table-cell>
          <table:table-cell office:value-type="float" office:value="43597" calcext:value-type="float">
            <text:p>43597</text:p>
          </table:table-cell>
          <table:table-cell office:value-type="float" office:value="49242.714" calcext:value-type="float">
            <text:p>49242.714</text:p>
          </table:table-cell>
          <table:table-cell office:value-type="float" office:value="214771" calcext:value-type="float">
            <text:p>214771</text:p>
          </table:table-cell>
          <table:table-cell office:value-type="float" office:value="394" calcext:value-type="float">
            <text:p>394</text:p>
          </table:table-cell>
          <table:table-cell office:value-type="float" office:value="711" calcext:value-type="float">
            <text:p>711</text:p>
          </table:table-cell>
          <table:table-cell office:value-type="float" office:value="23451.607" calcext:value-type="float">
            <text:p>23451.607</text:p>
          </table:table-cell>
          <table:table-cell office:value-type="float" office:value="131.712" calcext:value-type="float">
            <text:p>131.712</text:p>
          </table:table-cell>
          <table:table-cell office:value-type="float" office:value="148.768" calcext:value-type="float">
            <text:p>148.768</text:p>
          </table:table-cell>
          <table:table-cell office:value-type="float" office:value="648.85" calcext:value-type="float">
            <text:p>648.85</text:p>
          </table:table-cell>
          <table:table-cell office:value-type="float" office:value="1.19" calcext:value-type="float">
            <text:p>1.19</text:p>
          </table:table-cell>
          <table:table-cell office:value-type="float" office:value="2.148" calcext:value-type="float">
            <text:p>2.148</text:p>
          </table:table-cell>
          <table:table-cell office:value-type="float" office:value="1.1" calcext:value-type="float">
            <text:p>1.1</text:p>
          </table:table-cell>
          <table:table-cell office:value-type="float" office:value="6807" calcext:value-type="float">
            <text:p>6807</text:p>
          </table:table-cell>
          <table:table-cell office:value-type="float" office:value="20.565" calcext:value-type="float">
            <text:p>20.565</text:p>
          </table:table-cell>
          <table:table-cell office:value-type="float" office:value="35066" calcext:value-type="float">
            <text:p>35066</text:p>
          </table:table-cell>
          <table:table-cell office:value-type="float" office:value="105.939" calcext:value-type="float">
            <text:p>105.939</text:p>
          </table:table-cell>
          <table:table-cell table:number-columns-repeated="4"/>
          <table:table-cell office:value-type="float" office:value="129085375" calcext:value-type="float">
            <text:p>129085375</text:p>
          </table:table-cell>
          <table:table-cell office:value-type="float" office:value="773693" calcext:value-type="float">
            <text:p>773693</text:p>
          </table:table-cell>
          <table:table-cell office:value-type="float" office:value="389.983" calcext:value-type="float">
            <text:p>389.983</text:p>
          </table:table-cell>
          <table:table-cell office:value-type="float" office:value="2.337" calcext:value-type="float">
            <text:p>2.337</text:p>
          </table:table-cell>
          <table:table-cell office:value-type="float" office:value="1089761" calcext:value-type="float">
            <text:p>1089761</text:p>
          </table:table-cell>
          <table:table-cell office:value-type="float" office:value="3.292" calcext:value-type="float">
            <text:p>3.292</text:p>
          </table:table-cell>
          <table:table-cell office:value-type="float" office:value="22.13" calcext:value-type="float">
            <text:p>22.13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3</text:p>
          </table:table-cell>
          <table:table-cell office:value-type="float" office:value="7804197" calcext:value-type="float">
            <text:p>7804197</text:p>
          </table:table-cell>
          <table:table-cell office:value-type="float" office:value="41653" calcext:value-type="float">
            <text:p>41653</text:p>
          </table:table-cell>
          <table:table-cell office:value-type="float" office:value="49378.143" calcext:value-type="float">
            <text:p>49378.143</text:p>
          </table:table-cell>
          <table:table-cell office:value-type="float" office:value="215085" calcext:value-type="float">
            <text:p>215085</text:p>
          </table:table-cell>
          <table:table-cell office:value-type="float" office:value="314" calcext:value-type="float">
            <text:p>314</text:p>
          </table:table-cell>
          <table:table-cell office:value-type="float" office:value="699" calcext:value-type="float">
            <text:p>699</text:p>
          </table:table-cell>
          <table:table-cell office:value-type="float" office:value="23577.446" calcext:value-type="float">
            <text:p>23577.446</text:p>
          </table:table-cell>
          <table:table-cell office:value-type="float" office:value="125.839" calcext:value-type="float">
            <text:p>125.839</text:p>
          </table:table-cell>
          <table:table-cell office:value-type="float" office:value="149.177" calcext:value-type="float">
            <text:p>149.177</text:p>
          </table:table-cell>
          <table:table-cell office:value-type="float" office:value="649.798" calcext:value-type="float">
            <text:p>649.798</text:p>
          </table:table-cell>
          <table:table-cell office:value-type="float" office:value="0.949" calcext:value-type="float">
            <text:p>0.949</text:p>
          </table:table-cell>
          <table:table-cell office:value-type="float" office:value="2.112" calcext:value-type="float">
            <text:p>2.112</text:p>
          </table:table-cell>
          <table:table-cell office:value-type="float" office:value="1.12" calcext:value-type="float">
            <text:p>1.12</text:p>
          </table:table-cell>
          <table:table-cell office:value-type="float" office:value="7020" calcext:value-type="float">
            <text:p>7020</text:p>
          </table:table-cell>
          <table:table-cell office:value-type="float" office:value="21.208" calcext:value-type="float">
            <text:p>21.208</text:p>
          </table:table-cell>
          <table:table-cell office:value-type="float" office:value="36064" calcext:value-type="float">
            <text:p>36064</text:p>
          </table:table-cell>
          <table:table-cell office:value-type="float" office:value="108.954" calcext:value-type="float">
            <text:p>108.954</text:p>
          </table:table-cell>
          <table:table-cell table:number-columns-repeated="4"/>
          <table:table-cell office:value-type="float" office:value="130079209" calcext:value-type="float">
            <text:p>130079209</text:p>
          </table:table-cell>
          <table:table-cell office:value-type="float" office:value="993834" calcext:value-type="float">
            <text:p>993834</text:p>
          </table:table-cell>
          <table:table-cell office:value-type="float" office:value="392.985" calcext:value-type="float">
            <text:p>392.985</text:p>
          </table:table-cell>
          <table:table-cell office:value-type="float" office:value="3.002" calcext:value-type="float">
            <text:p>3.002</text:p>
          </table:table-cell>
          <table:table-cell office:value-type="float" office:value="1068127" calcext:value-type="float">
            <text:p>1068127</text:p>
          </table:table-cell>
          <table:table-cell office:value-type="float" office:value="3.227" calcext:value-type="float">
            <text:p>3.22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4</text:p>
          </table:table-cell>
          <table:table-cell office:value-type="float" office:value="7856714" calcext:value-type="float">
            <text:p>7856714</text:p>
          </table:table-cell>
          <table:table-cell office:value-type="float" office:value="52517" calcext:value-type="float">
            <text:p>52517</text:p>
          </table:table-cell>
          <table:table-cell office:value-type="float" office:value="50728.857" calcext:value-type="float">
            <text:p>50728.857</text:p>
          </table:table-cell>
          <table:table-cell office:value-type="float" office:value="215902" calcext:value-type="float">
            <text:p>215902</text:p>
          </table:table-cell>
          <table:table-cell office:value-type="float" office:value="817" calcext:value-type="float">
            <text:p>817</text:p>
          </table:table-cell>
          <table:table-cell office:value-type="float" office:value="713.286" calcext:value-type="float">
            <text:p>713.286</text:p>
          </table:table-cell>
          <table:table-cell office:value-type="float" office:value="23736.106" calcext:value-type="float">
            <text:p>23736.106</text:p>
          </table:table-cell>
          <table:table-cell office:value-type="float" office:value="158.66" calcext:value-type="float">
            <text:p>158.66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652.267" calcext:value-type="float">
            <text:p>652.267</text:p>
          </table:table-cell>
          <table:table-cell office:value-type="float" office:value="2.468" calcext:value-type="float">
            <text:p>2.468</text:p>
          </table:table-cell>
          <table:table-cell office:value-type="float" office:value="2.155" calcext:value-type="float">
            <text:p>2.155</text:p>
          </table:table-cell>
          <table:table-cell office:value-type="float" office:value="1.14" calcext:value-type="float">
            <text:p>1.14</text:p>
          </table:table-cell>
          <table:table-cell office:value-type="float" office:value="7156" calcext:value-type="float">
            <text:p>7156</text:p>
          </table:table-cell>
          <table:table-cell office:value-type="float" office:value="21.619" calcext:value-type="float">
            <text:p>21.619</text:p>
          </table:table-cell>
          <table:table-cell office:value-type="float" office:value="37088" calcext:value-type="float">
            <text:p>37088</text:p>
          </table:table-cell>
          <table:table-cell office:value-type="float" office:value="112.047" calcext:value-type="float">
            <text:p>112.047</text:p>
          </table:table-cell>
          <table:table-cell table:number-columns-repeated="4"/>
          <table:table-cell office:value-type="float" office:value="131209497" calcext:value-type="float">
            <text:p>131209497</text:p>
          </table:table-cell>
          <table:table-cell office:value-type="float" office:value="1130288" calcext:value-type="float">
            <text:p>1130288</text:p>
          </table:table-cell>
          <table:table-cell office:value-type="float" office:value="396.4" calcext:value-type="float">
            <text:p>396.4</text:p>
          </table:table-cell>
          <table:table-cell office:value-type="float" office:value="3.415" calcext:value-type="float">
            <text:p>3.415</text:p>
          </table:table-cell>
          <table:table-cell office:value-type="float" office:value="1042965" calcext:value-type="float">
            <text:p>1042965</text:p>
          </table:table-cell>
          <table:table-cell office:value-type="float" office:value="3.151" calcext:value-type="float">
            <text:p>3.151</text:p>
          </table:table-cell>
          <table:table-cell office:value-type="float" office:value="20.56" calcext:value-type="float">
            <text:p>20.56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5</text:p>
          </table:table-cell>
          <table:table-cell office:value-type="float" office:value="7916100" calcext:value-type="float">
            <text:p>7916100</text:p>
          </table:table-cell>
          <table:table-cell office:value-type="float" office:value="59386" calcext:value-type="float">
            <text:p>59386</text:p>
          </table:table-cell>
          <table:table-cell office:value-type="float" office:value="52329.429" calcext:value-type="float">
            <text:p>52329.429</text:p>
          </table:table-cell>
          <table:table-cell office:value-type="float" office:value="216872" calcext:value-type="float">
            <text:p>216872</text:p>
          </table:table-cell>
          <table:table-cell office:value-type="float" office:value="970" calcext:value-type="float">
            <text:p>970</text:p>
          </table:table-cell>
          <table:table-cell office:value-type="float" office:value="724.429" calcext:value-type="float">
            <text:p>724.429</text:p>
          </table:table-cell>
          <table:table-cell office:value-type="float" office:value="23915.519" calcext:value-type="float">
            <text:p>23915.519</text:p>
          </table:table-cell>
          <table:table-cell office:value-type="float" office:value="179.412" calcext:value-type="float">
            <text:p>179.412</text:p>
          </table:table-cell>
          <table:table-cell office:value-type="float" office:value="158.094" calcext:value-type="float">
            <text:p>158.094</text:p>
          </table:table-cell>
          <table:table-cell office:value-type="float" office:value="655.197" calcext:value-type="float">
            <text:p>655.197</text:p>
          </table:table-cell>
          <table:table-cell office:value-type="float" office:value="2.93" calcext:value-type="float">
            <text:p>2.93</text:p>
          </table:table-cell>
          <table:table-cell office:value-type="float" office:value="2.189" calcext:value-type="float">
            <text:p>2.189</text:p>
          </table:table-cell>
          <table:table-cell office:value-type="float" office:value="1.15" calcext:value-type="float">
            <text:p>1.15</text:p>
          </table:table-cell>
          <table:table-cell office:value-type="float" office:value="7220" calcext:value-type="float">
            <text:p>7220</text:p>
          </table:table-cell>
          <table:table-cell office:value-type="float" office:value="21.813" calcext:value-type="float">
            <text:p>21.813</text:p>
          </table:table-cell>
          <table:table-cell office:value-type="float" office:value="37328" calcext:value-type="float">
            <text:p>37328</text:p>
          </table:table-cell>
          <table:table-cell office:value-type="float" office:value="112.773" calcext:value-type="float">
            <text:p>112.773</text:p>
          </table:table-cell>
          <table:table-cell table:number-columns-repeated="4"/>
          <table:table-cell office:value-type="float" office:value="132401273" calcext:value-type="float">
            <text:p>132401273</text:p>
          </table:table-cell>
          <table:table-cell office:value-type="float" office:value="1191776" calcext:value-type="float">
            <text:p>1191776</text:p>
          </table:table-cell>
          <table:table-cell office:value-type="float" office:value="400.001" calcext:value-type="float">
            <text:p>400.001</text:p>
          </table:table-cell>
          <table:table-cell office:value-type="float" office:value="3.601" calcext:value-type="float">
            <text:p>3.601</text:p>
          </table:table-cell>
          <table:table-cell office:value-type="float" office:value="1023615" calcext:value-type="float">
            <text:p>1023615</text:p>
          </table:table-cell>
          <table:table-cell office:value-type="float" office:value="3.092" calcext:value-type="float">
            <text:p>3.092</text:p>
          </table:table-cell>
          <table:table-cell office:value-type="float" office:value="19.561" calcext:value-type="float">
            <text:p>19.56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6</text:p>
          </table:table-cell>
          <table:table-cell office:value-type="float" office:value="7979885" calcext:value-type="float">
            <text:p>7979885</text:p>
          </table:table-cell>
          <table:table-cell office:value-type="float" office:value="63785" calcext:value-type="float">
            <text:p>63785</text:p>
          </table:table-cell>
          <table:table-cell office:value-type="float" office:value="53327.286" calcext:value-type="float">
            <text:p>53327.286</text:p>
          </table:table-cell>
          <table:table-cell office:value-type="float" office:value="217700" calcext:value-type="float">
            <text:p>217700</text:p>
          </table:table-cell>
          <table:table-cell office:value-type="float" office:value="828" calcext:value-type="float">
            <text:p>828</text:p>
          </table:table-cell>
          <table:table-cell office:value-type="float" office:value="703.857" calcext:value-type="float">
            <text:p>703.857</text:p>
          </table:table-cell>
          <table:table-cell office:value-type="float" office:value="24108.221" calcext:value-type="float">
            <text:p>24108.221</text:p>
          </table:table-cell>
          <table:table-cell office:value-type="float" office:value="192.702" calcext:value-type="float">
            <text:p>192.702</text:p>
          </table:table-cell>
          <table:table-cell office:value-type="float" office:value="161.108" calcext:value-type="float">
            <text:p>161.108</text:p>
          </table:table-cell>
          <table:table-cell office:value-type="float" office:value="657.699" calcext:value-type="float">
            <text:p>657.699</text:p>
          </table:table-cell>
          <table:table-cell office:value-type="float" office:value="2.501" calcext:value-type="float">
            <text:p>2.501</text:p>
          </table:table-cell>
          <table:table-cell office:value-type="float" office:value="2.126" calcext:value-type="float">
            <text:p>2.126</text:p>
          </table:table-cell>
          <table:table-cell office:value-type="float" office:value="1.15" calcext:value-type="float">
            <text:p>1.15</text:p>
          </table:table-cell>
          <table:table-cell office:value-type="float" office:value="7251" calcext:value-type="float">
            <text:p>7251</text:p>
          </table:table-cell>
          <table:table-cell office:value-type="float" office:value="21.906" calcext:value-type="float">
            <text:p>21.906</text:p>
          </table:table-cell>
          <table:table-cell office:value-type="float" office:value="37368" calcext:value-type="float">
            <text:p>37368</text:p>
          </table:table-cell>
          <table:table-cell office:value-type="float" office:value="112.893" calcext:value-type="float">
            <text:p>112.893</text:p>
          </table:table-cell>
          <table:table-cell table:number-columns-repeated="4"/>
          <table:table-cell office:value-type="float" office:value="133655217" calcext:value-type="float">
            <text:p>133655217</text:p>
          </table:table-cell>
          <table:table-cell office:value-type="float" office:value="1253944" calcext:value-type="float">
            <text:p>1253944</text:p>
          </table:table-cell>
          <table:table-cell office:value-type="float" office:value="403.789" calcext:value-type="float">
            <text:p>403.789</text:p>
          </table:table-cell>
          <table:table-cell office:value-type="float" office:value="3.788" calcext:value-type="float">
            <text:p>3.788</text:p>
          </table:table-cell>
          <table:table-cell office:value-type="float" office:value="1015753" calcext:value-type="float">
            <text:p>1015753</text:p>
          </table:table-cell>
          <table:table-cell office:value-type="float" office:value="3.069" calcext:value-type="float">
            <text:p>3.069</text:p>
          </table:table-cell>
          <table:table-cell office:value-type="float" office:value="19.048" calcext:value-type="float">
            <text:p>19.048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7</text:p>
          </table:table-cell>
          <table:table-cell office:value-type="float" office:value="8050141" calcext:value-type="float">
            <text:p>8050141</text:p>
          </table:table-cell>
          <table:table-cell office:value-type="float" office:value="70256" calcext:value-type="float">
            <text:p>70256</text:p>
          </table:table-cell>
          <table:table-cell office:value-type="float" office:value="55066.429" calcext:value-type="float">
            <text:p>55066.429</text:p>
          </table:table-cell>
          <table:table-cell office:value-type="float" office:value="218599" calcext:value-type="float">
            <text:p>218599</text:p>
          </table:table-cell>
          <table:table-cell office:value-type="float" office:value="899" calcext:value-type="float">
            <text:p>899</text:p>
          </table:table-cell>
          <table:table-cell office:value-type="float" office:value="687.429" calcext:value-type="float">
            <text:p>687.429</text:p>
          </table:table-cell>
          <table:table-cell office:value-type="float" office:value="24320.473" calcext:value-type="float">
            <text:p>24320.473</text:p>
          </table:table-cell>
          <table:table-cell office:value-type="float" office:value="212.252" calcext:value-type="float">
            <text:p>212.252</text:p>
          </table:table-cell>
          <table:table-cell office:value-type="float" office:value="166.363" calcext:value-type="float">
            <text:p>166.363</text:p>
          </table:table-cell>
          <table:table-cell office:value-type="float" office:value="660.415" calcext:value-type="float">
            <text:p>660.415</text:p>
          </table:table-cell>
          <table:table-cell office:value-type="float" office:value="2.716" calcext:value-type="float">
            <text:p>2.716</text:p>
          </table:table-cell>
          <table:table-cell office:value-type="float" office:value="2.077" calcext:value-type="float">
            <text:p>2.077</text:p>
          </table:table-cell>
          <table:table-cell office:value-type="float" office:value="1.14" calcext:value-type="float">
            <text:p>1.14</text:p>
          </table:table-cell>
          <table:table-cell office:value-type="float" office:value="7384" calcext:value-type="float">
            <text:p>7384</text:p>
          </table:table-cell>
          <table:table-cell office:value-type="float" office:value="22.308" calcext:value-type="float">
            <text:p>22.308</text:p>
          </table:table-cell>
          <table:table-cell office:value-type="float" office:value="37358" calcext:value-type="float">
            <text:p>37358</text:p>
          </table:table-cell>
          <table:table-cell office:value-type="float" office:value="112.863" calcext:value-type="float">
            <text:p>112.863</text:p>
          </table:table-cell>
          <table:table-cell table:number-columns-repeated="4"/>
          <table:table-cell office:value-type="float" office:value="134711684" calcext:value-type="float">
            <text:p>134711684</text:p>
          </table:table-cell>
          <table:table-cell office:value-type="float" office:value="1056467" calcext:value-type="float">
            <text:p>1056467</text:p>
          </table:table-cell>
          <table:table-cell office:value-type="float" office:value="406.981" calcext:value-type="float">
            <text:p>406.981</text:p>
          </table:table-cell>
          <table:table-cell office:value-type="float" office:value="3.192" calcext:value-type="float">
            <text:p>3.192</text:p>
          </table:table-cell>
          <table:table-cell office:value-type="float" office:value="1017789" calcext:value-type="float">
            <text:p>1017789</text:p>
          </table:table-cell>
          <table:table-cell office:value-type="float" office:value="3.075" calcext:value-type="float">
            <text:p>3.075</text:p>
          </table:table-cell>
          <table:table-cell office:value-type="float" office:value="18.483" calcext:value-type="float">
            <text:p>18.483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8</text:p>
          </table:table-cell>
          <table:table-cell office:value-type="float" office:value="8106752" calcext:value-type="float">
            <text:p>8106752</text:p>
          </table:table-cell>
          <table:table-cell office:value-type="float" office:value="56611" calcext:value-type="float">
            <text:p>56611</text:p>
          </table:table-cell>
          <table:table-cell office:value-type="float" office:value="55400.714" calcext:value-type="float">
            <text:p>55400.714</text:p>
          </table:table-cell>
          <table:table-cell office:value-type="float" office:value="219289" calcext:value-type="float">
            <text:p>219289</text:p>
          </table:table-cell>
          <table:table-cell office:value-type="float" office:value="690" calcext:value-type="float">
            <text:p>690</text:p>
          </table:table-cell>
          <table:table-cell office:value-type="float" office:value="701.714" calcext:value-type="float">
            <text:p>701.714</text:p>
          </table:table-cell>
          <table:table-cell office:value-type="float" office:value="24491.502" calcext:value-type="float">
            <text:p>24491.50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67.372" calcext:value-type="float">
            <text:p>167.372</text:p>
          </table:table-cell>
          <table:table-cell office:value-type="float" office:value="662.499" calcext:value-type="float">
            <text:p>662.499</text:p>
          </table:table-cell>
          <table:table-cell office:value-type="float" office:value="2.085" calcext:value-type="float">
            <text:p>2.085</text:p>
          </table:table-cell>
          <table:table-cell office:value-type="float" office:value="2.12" calcext:value-type="float">
            <text:p>2.12</text:p>
          </table:table-cell>
          <table:table-cell office:value-type="float" office:value="1.12" calcext:value-type="float">
            <text:p>1.12</text:p>
          </table:table-cell>
          <table:table-cell office:value-type="float" office:value="7292" calcext:value-type="float">
            <text:p>7292</text:p>
          </table:table-cell>
          <table:table-cell office:value-type="float" office:value="22.03" calcext:value-type="float">
            <text:p>22.03</text:p>
          </table:table-cell>
          <table:table-cell office:value-type="float" office:value="36452" calcext:value-type="float">
            <text:p>36452</text:p>
          </table:table-cell>
          <table:table-cell office:value-type="float" office:value="110.126" calcext:value-type="float">
            <text:p>110.126</text:p>
          </table:table-cell>
          <table:table-cell office:value-type="float" office:value="838" calcext:value-type="float">
            <text:p>838</text:p>
          </table:table-cell>
          <table:table-cell office:value-type="float" office:value="2.532" calcext:value-type="float">
            <text:p>2.532</text:p>
          </table:table-cell>
          <table:table-cell office:value-type="float" office:value="12084" calcext:value-type="float">
            <text:p>12084</text:p>
          </table:table-cell>
          <table:table-cell office:value-type="float" office:value="36.507" calcext:value-type="float">
            <text:p>36.507</text:p>
          </table:table-cell>
          <table:table-cell office:value-type="float" office:value="135455713" calcext:value-type="float">
            <text:p>135455713</text:p>
          </table:table-cell>
          <table:table-cell office:value-type="float" office:value="744029" calcext:value-type="float">
            <text:p>744029</text:p>
          </table:table-cell>
          <table:table-cell office:value-type="float" office:value="409.228" calcext:value-type="float">
            <text:p>409.228</text:p>
          </table:table-cell>
          <table:table-cell office:value-type="float" office:value="2.248" calcext:value-type="float">
            <text:p>2.248</text:p>
          </table:table-cell>
          <table:table-cell office:value-type="float" office:value="1020576" calcext:value-type="float">
            <text:p>1020576</text:p>
          </table:table-cell>
          <table:table-cell office:value-type="float" office:value="3.083" calcext:value-type="float">
            <text:p>3.083</text:p>
          </table:table-cell>
          <table:table-cell office:value-type="float" office:value="18.422" calcext:value-type="float">
            <text:p>18.422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19</text:p>
          </table:table-cell>
          <table:table-cell office:value-type="float" office:value="8154595" calcext:value-type="float">
            <text:p>8154595</text:p>
          </table:table-cell>
          <table:table-cell office:value-type="float" office:value="47843" calcext:value-type="float">
            <text:p>47843</text:p>
          </table:table-cell>
          <table:table-cell office:value-type="float" office:value="56007.286" calcext:value-type="float">
            <text:p>56007.286</text:p>
          </table:table-cell>
          <table:table-cell office:value-type="float" office:value="219674" calcext:value-type="float">
            <text:p>219674</text:p>
          </table:table-cell>
          <table:table-cell office:value-type="float" office:value="385" calcext:value-type="float">
            <text:p>385</text:p>
          </table:table-cell>
          <table:table-cell office:value-type="float" office:value="700.429" calcext:value-type="float">
            <text:p>700.429</text:p>
          </table:table-cell>
          <table:table-cell office:value-type="float" office:value="24636.042" calcext:value-type="float">
            <text:p>24636.042</text:p>
          </table:table-cell>
          <table:table-cell office:value-type="float" office:value="144.54" calcext:value-type="float">
            <text:p>144.54</text:p>
          </table:table-cell>
          <table:table-cell office:value-type="float" office:value="169.205" calcext:value-type="float">
            <text:p>169.205</text:p>
          </table:table-cell>
          <table:table-cell office:value-type="float" office:value="663.662" calcext:value-type="float">
            <text:p>663.662</text:p>
          </table:table-cell>
          <table:table-cell office:value-type="float" office:value="1.163" calcext:value-type="float">
            <text:p>1.163</text:p>
          </table:table-cell>
          <table:table-cell office:value-type="float" office:value="2.116" calcext:value-type="float">
            <text:p>2.116</text:p>
          </table:table-cell>
          <table:table-cell office:value-type="float" office:value="1.14" calcext:value-type="float">
            <text:p>1.14</text:p>
          </table:table-cell>
          <table:table-cell office:value-type="float" office:value="7997" calcext:value-type="float">
            <text:p>7997</text:p>
          </table:table-cell>
          <table:table-cell office:value-type="float" office:value="24.16" calcext:value-type="float">
            <text:p>24.16</text:p>
          </table:table-cell>
          <table:table-cell office:value-type="float" office:value="37858" calcext:value-type="float">
            <text:p>37858</text:p>
          </table:table-cell>
          <table:table-cell office:value-type="float" office:value="114.374" calcext:value-type="float">
            <text:p>114.374</text:p>
          </table:table-cell>
          <table:table-cell table:number-columns-repeated="4"/>
          <table:table-cell office:value-type="float" office:value="136288090" calcext:value-type="float">
            <text:p>136288090</text:p>
          </table:table-cell>
          <table:table-cell office:value-type="float" office:value="832377" calcext:value-type="float">
            <text:p>832377</text:p>
          </table:table-cell>
          <table:table-cell office:value-type="float" office:value="411.743" calcext:value-type="float">
            <text:p>411.743</text:p>
          </table:table-cell>
          <table:table-cell office:value-type="float" office:value="2.515" calcext:value-type="float">
            <text:p>2.515</text:p>
          </table:table-cell>
          <table:table-cell office:value-type="float" office:value="1028959" calcext:value-type="float">
            <text:p>1028959</text:p>
          </table:table-cell>
          <table:table-cell office:value-type="float" office:value="3.109" calcext:value-type="float">
            <text:p>3.109</text:p>
          </table:table-cell>
          <table:table-cell office:value-type="float" office:value="18.372" calcext:value-type="float">
            <text:p>18.372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0</text:p>
          </table:table-cell>
          <table:table-cell office:value-type="float" office:value="8214755" calcext:value-type="float">
            <text:p>8214755</text:p>
          </table:table-cell>
          <table:table-cell office:value-type="float" office:value="60160" calcext:value-type="float">
            <text:p>60160</text:p>
          </table:table-cell>
          <table:table-cell office:value-type="float" office:value="58651.143" calcext:value-type="float">
            <text:p>58651.143</text:p>
          </table:table-cell>
          <table:table-cell office:value-type="float" office:value="220133" calcext:value-type="float">
            <text:p>220133</text:p>
          </table:table-cell>
          <table:table-cell office:value-type="float" office:value="459" calcext:value-type="float">
            <text:p>459</text:p>
          </table:table-cell>
          <table:table-cell office:value-type="float" office:value="721.143" calcext:value-type="float">
            <text:p>721.143</text:p>
          </table:table-cell>
          <table:table-cell office:value-type="float" office:value="24817.792" calcext:value-type="float">
            <text:p>24817.792</text:p>
          </table:table-cell>
          <table:table-cell office:value-type="float" office:value="181.751" calcext:value-type="float">
            <text:p>181.751</text:p>
          </table:table-cell>
          <table:table-cell office:value-type="float" office:value="177.192" calcext:value-type="float">
            <text:p>177.192</text:p>
          </table:table-cell>
          <table:table-cell office:value-type="float" office:value="665.049" calcext:value-type="float">
            <text:p>665.049</text:p>
          </table:table-cell>
          <table:table-cell office:value-type="float" office:value="1.387" calcext:value-type="float">
            <text:p>1.387</text:p>
          </table:table-cell>
          <table:table-cell office:value-type="float" office:value="2.179" calcext:value-type="float">
            <text:p>2.179</text:p>
          </table:table-cell>
          <table:table-cell office:value-type="float" office:value="1.15" calcext:value-type="float">
            <text:p>1.15</text:p>
          </table:table-cell>
          <table:table-cell office:value-type="float" office:value="8131" calcext:value-type="float">
            <text:p>8131</text:p>
          </table:table-cell>
          <table:table-cell office:value-type="float" office:value="24.565" calcext:value-type="float">
            <text:p>24.565</text:p>
          </table:table-cell>
          <table:table-cell office:value-type="float" office:value="39303" calcext:value-type="float">
            <text:p>39303</text:p>
          </table:table-cell>
          <table:table-cell office:value-type="float" office:value="118.739" calcext:value-type="float">
            <text:p>118.739</text:p>
          </table:table-cell>
          <table:table-cell table:number-columns-repeated="4"/>
          <table:table-cell office:value-type="float" office:value="137459102" calcext:value-type="float">
            <text:p>137459102</text:p>
          </table:table-cell>
          <table:table-cell office:value-type="float" office:value="1171012" calcext:value-type="float">
            <text:p>1171012</text:p>
          </table:table-cell>
          <table:table-cell office:value-type="float" office:value="415.281" calcext:value-type="float">
            <text:p>415.281</text:p>
          </table:table-cell>
          <table:table-cell office:value-type="float" office:value="3.538" calcext:value-type="float">
            <text:p>3.538</text:p>
          </table:table-cell>
          <table:table-cell office:value-type="float" office:value="1054270" calcext:value-type="float">
            <text:p>1054270</text:p>
          </table:table-cell>
          <table:table-cell office:value-type="float" office:value="3.185" calcext:value-type="float">
            <text:p>3.185</text:p>
          </table:table-cell>
          <table:table-cell office:value-type="float" office:value="17.975" calcext:value-type="float">
            <text:p>17.975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1</text:p>
          </table:table-cell>
          <table:table-cell office:value-type="float" office:value="8273304" calcext:value-type="float">
            <text:p>8273304</text:p>
          </table:table-cell>
          <table:table-cell office:value-type="float" office:value="58549" calcext:value-type="float">
            <text:p>58549</text:p>
          </table:table-cell>
          <table:table-cell office:value-type="float" office:value="59512.857" calcext:value-type="float">
            <text:p>59512.857</text:p>
          </table:table-cell>
          <table:table-cell office:value-type="float" office:value="221066" calcext:value-type="float">
            <text:p>221066</text:p>
          </table:table-cell>
          <table:table-cell office:value-type="float" office:value="933" calcext:value-type="float">
            <text:p>933</text:p>
          </table:table-cell>
          <table:table-cell office:value-type="float" office:value="737.714" calcext:value-type="float">
            <text:p>737.714</text:p>
          </table:table-cell>
          <table:table-cell office:value-type="float" office:value="24994.676" calcext:value-type="float">
            <text:p>24994.676</text:p>
          </table:table-cell>
          <table:table-cell office:value-type="float" office:value="176.884" calcext:value-type="float">
            <text:p>176.884</text:p>
          </table:table-cell>
          <table:table-cell office:value-type="float" office:value="179.796" calcext:value-type="float">
            <text:p>179.796</text:p>
          </table:table-cell>
          <table:table-cell office:value-type="float" office:value="667.868" calcext:value-type="float">
            <text:p>667.868</text:p>
          </table:table-cell>
          <table:table-cell office:value-type="float" office:value="2.819" calcext:value-type="float">
            <text:p>2.819</text:p>
          </table:table-cell>
          <table:table-cell office:value-type="float" office:value="2.229" calcext:value-type="float">
            <text:p>2.229</text:p>
          </table:table-cell>
          <table:table-cell office:value-type="float" office:value="1.17" calcext:value-type="float">
            <text:p>1.17</text:p>
          </table:table-cell>
          <table:table-cell office:value-type="float" office:value="8182" calcext:value-type="float">
            <text:p>8182</text:p>
          </table:table-cell>
          <table:table-cell office:value-type="float" office:value="24.719" calcext:value-type="float">
            <text:p>24.719</text:p>
          </table:table-cell>
          <table:table-cell office:value-type="float" office:value="40284" calcext:value-type="float">
            <text:p>40284</text:p>
          </table:table-cell>
          <table:table-cell office:value-type="float" office:value="121.703" calcext:value-type="float">
            <text:p>121.703</text:p>
          </table:table-cell>
          <table:table-cell table:number-columns-repeated="4"/>
          <table:table-cell office:value-type="float" office:value="138821383" calcext:value-type="float">
            <text:p>138821383</text:p>
          </table:table-cell>
          <table:table-cell office:value-type="float" office:value="1362281" calcext:value-type="float">
            <text:p>1362281</text:p>
          </table:table-cell>
          <table:table-cell office:value-type="float" office:value="419.397" calcext:value-type="float">
            <text:p>419.397</text:p>
          </table:table-cell>
          <table:table-cell office:value-type="float" office:value="4.116" calcext:value-type="float">
            <text:p>4.116</text:p>
          </table:table-cell>
          <table:table-cell office:value-type="float" office:value="1087412" calcext:value-type="float">
            <text:p>1087412</text:p>
          </table:table-cell>
          <table:table-cell office:value-type="float" office:value="3.285" calcext:value-type="float">
            <text:p>3.285</text:p>
          </table:table-cell>
          <table:table-cell office:value-type="float" office:value="18.272" calcext:value-type="float">
            <text:p>18.272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2</text:p>
          </table:table-cell>
          <table:table-cell office:value-type="float" office:value="8336282" calcext:value-type="float">
            <text:p>8336282</text:p>
          </table:table-cell>
          <table:table-cell office:value-type="float" office:value="62978" calcext:value-type="float">
            <text:p>62978</text:p>
          </table:table-cell>
          <table:table-cell office:value-type="float" office:value="60026" calcext:value-type="float">
            <text:p>60026</text:p>
          </table:table-cell>
          <table:table-cell office:value-type="float" office:value="222201" calcext:value-type="float">
            <text:p>222201</text:p>
          </table:table-cell>
          <table:table-cell office:value-type="float" office:value="1135" calcext:value-type="float">
            <text:p>1135</text:p>
          </table:table-cell>
          <table:table-cell office:value-type="float" office:value="761.286" calcext:value-type="float">
            <text:p>761.286</text:p>
          </table:table-cell>
          <table:table-cell office:value-type="float" office:value="25184.941" calcext:value-type="float">
            <text:p>25184.941</text:p>
          </table:table-cell>
          <table:table-cell office:value-type="float" office:value="190.264" calcext:value-type="float">
            <text:p>190.264</text:p>
          </table:table-cell>
          <table:table-cell office:value-type="float" office:value="181.346" calcext:value-type="float">
            <text:p>181.346</text:p>
          </table:table-cell>
          <table:table-cell office:value-type="float" office:value="671.297" calcext:value-type="float">
            <text:p>671.297</text:p>
          </table:table-cell>
          <table:table-cell office:value-type="float" office:value="3.429" calcext:value-type="float">
            <text:p>3.429</text:p>
          </table:table-cell>
          <table:table-cell office:value-type="float" office:value="2.3" calcext:value-type="float">
            <text:p>2.3</text:p>
          </table:table-cell>
          <table:table-cell office:value-type="float" office:value="1.19" calcext:value-type="float">
            <text:p>1.19</text:p>
          </table:table-cell>
          <table:table-cell office:value-type="float" office:value="8086" calcext:value-type="float">
            <text:p>8086</text:p>
          </table:table-cell>
          <table:table-cell office:value-type="float" office:value="24.429" calcext:value-type="float">
            <text:p>24.429</text:p>
          </table:table-cell>
          <table:table-cell office:value-type="float" office:value="41036" calcext:value-type="float">
            <text:p>41036</text:p>
          </table:table-cell>
          <table:table-cell office:value-type="float" office:value="123.975" calcext:value-type="float">
            <text:p>123.975</text:p>
          </table:table-cell>
          <table:table-cell table:number-columns-repeated="4"/>
          <table:table-cell office:value-type="float" office:value="140251746" calcext:value-type="float">
            <text:p>140251746</text:p>
          </table:table-cell>
          <table:table-cell office:value-type="float" office:value="1430363" calcext:value-type="float">
            <text:p>1430363</text:p>
          </table:table-cell>
          <table:table-cell office:value-type="float" office:value="423.718" calcext:value-type="float">
            <text:p>423.718</text:p>
          </table:table-cell>
          <table:table-cell office:value-type="float" office:value="4.321" calcext:value-type="float">
            <text:p>4.321</text:p>
          </table:table-cell>
          <table:table-cell office:value-type="float" office:value="1121496" calcext:value-type="float">
            <text:p>1121496</text:p>
          </table:table-cell>
          <table:table-cell office:value-type="float" office:value="3.388" calcext:value-type="float">
            <text:p>3.388</text:p>
          </table:table-cell>
          <table:table-cell office:value-type="float" office:value="18.684" calcext:value-type="float">
            <text:p>18.684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3</text:p>
          </table:table-cell>
          <table:table-cell office:value-type="float" office:value="8408340" calcext:value-type="float">
            <text:p>8408340</text:p>
          </table:table-cell>
          <table:table-cell office:value-type="float" office:value="72058" calcext:value-type="float">
            <text:p>72058</text:p>
          </table:table-cell>
          <table:table-cell office:value-type="float" office:value="61207.857" calcext:value-type="float">
            <text:p>61207.857</text:p>
          </table:table-cell>
          <table:table-cell office:value-type="float" office:value="223042" calcext:value-type="float">
            <text:p>223042</text:p>
          </table:table-cell>
          <table:table-cell office:value-type="float" office:value="841" calcext:value-type="float">
            <text:p>841</text:p>
          </table:table-cell>
          <table:table-cell office:value-type="float" office:value="763.143" calcext:value-type="float">
            <text:p>763.143</text:p>
          </table:table-cell>
          <table:table-cell office:value-type="float" office:value="25402.637" calcext:value-type="float">
            <text:p>25402.637</text:p>
          </table:table-cell>
          <table:table-cell office:value-type="float" office:value="217.696" calcext:value-type="float">
            <text:p>217.696</text:p>
          </table:table-cell>
          <table:table-cell office:value-type="float" office:value="184.917" calcext:value-type="float">
            <text:p>184.917</text:p>
          </table:table-cell>
          <table:table-cell office:value-type="float" office:value="673.838" calcext:value-type="float">
            <text:p>673.838</text:p>
          </table:table-cell>
          <table:table-cell office:value-type="float" office:value="2.541" calcext:value-type="float">
            <text:p>2.541</text:p>
          </table:table-cell>
          <table:table-cell office:value-type="float" office:value="2.306" calcext:value-type="float">
            <text:p>2.306</text:p>
          </table:table-cell>
          <table:table-cell office:value-type="float" office:value="1.2" calcext:value-type="float">
            <text:p>1.2</text:p>
          </table:table-cell>
          <table:table-cell office:value-type="float" office:value="8237" calcext:value-type="float">
            <text:p>8237</text:p>
          </table:table-cell>
          <table:table-cell office:value-type="float" office:value="24.885" calcext:value-type="float">
            <text:p>24.885</text:p>
          </table:table-cell>
          <table:table-cell office:value-type="float" office:value="41501" calcext:value-type="float">
            <text:p>41501</text:p>
          </table:table-cell>
          <table:table-cell office:value-type="float" office:value="125.38" calcext:value-type="float">
            <text:p>125.38</text:p>
          </table:table-cell>
          <table:table-cell table:number-columns-repeated="4"/>
          <table:table-cell office:value-type="float" office:value="141632666" calcext:value-type="float">
            <text:p>141632666</text:p>
          </table:table-cell>
          <table:table-cell office:value-type="float" office:value="1380920" calcext:value-type="float">
            <text:p>1380920</text:p>
          </table:table-cell>
          <table:table-cell office:value-type="float" office:value="427.89" calcext:value-type="float">
            <text:p>427.89</text:p>
          </table:table-cell>
          <table:table-cell office:value-type="float" office:value="4.172" calcext:value-type="float">
            <text:p>4.172</text:p>
          </table:table-cell>
          <table:table-cell office:value-type="float" office:value="1139636" calcext:value-type="float">
            <text:p>1139636</text:p>
          </table:table-cell>
          <table:table-cell office:value-type="float" office:value="3.443" calcext:value-type="float">
            <text:p>3.443</text:p>
          </table:table-cell>
          <table:table-cell office:value-type="float" office:value="18.619" calcext:value-type="float">
            <text:p>18.619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4</text:p>
          </table:table-cell>
          <table:table-cell office:value-type="float" office:value="8493669" calcext:value-type="float">
            <text:p>8493669</text:p>
          </table:table-cell>
          <table:table-cell office:value-type="float" office:value="85329" calcext:value-type="float">
            <text:p>85329</text:p>
          </table:table-cell>
          <table:table-cell office:value-type="float" office:value="63361.143" calcext:value-type="float">
            <text:p>63361.143</text:p>
          </table:table-cell>
          <table:table-cell office:value-type="float" office:value="223995" calcext:value-type="float">
            <text:p>223995</text:p>
          </table:table-cell>
          <table:table-cell office:value-type="float" office:value="953" calcext:value-type="float">
            <text:p>953</text:p>
          </table:table-cell>
          <table:table-cell office:value-type="float" office:value="770.857" calcext:value-type="float">
            <text:p>770.857</text:p>
          </table:table-cell>
          <table:table-cell office:value-type="float" office:value="25660.426" calcext:value-type="float">
            <text:p>25660.426</text:p>
          </table:table-cell>
          <table:table-cell office:value-type="float" office:value="257.789" calcext:value-type="float">
            <text:p>257.789</text:p>
          </table:table-cell>
          <table:table-cell office:value-type="float" office:value="191.422" calcext:value-type="float">
            <text:p>191.422</text:p>
          </table:table-cell>
          <table:table-cell office:value-type="float" office:value="676.717" calcext:value-type="float">
            <text:p>676.717</text:p>
          </table:table-cell>
          <table:table-cell office:value-type="float" office:value="2.879" calcext:value-type="float">
            <text:p>2.879</text:p>
          </table:table-cell>
          <table:table-cell office:value-type="float" office:value="2.329" calcext:value-type="float">
            <text:p>2.329</text:p>
          </table:table-cell>
          <table:table-cell office:value-type="float" office:value="1.19" calcext:value-type="float">
            <text:p>1.19</text:p>
          </table:table-cell>
          <table:table-cell office:value-type="float" office:value="8561" calcext:value-type="float">
            <text:p>8561</text:p>
          </table:table-cell>
          <table:table-cell office:value-type="float" office:value="25.864" calcext:value-type="float">
            <text:p>25.864</text:p>
          </table:table-cell>
          <table:table-cell office:value-type="float" office:value="41989" calcext:value-type="float">
            <text:p>41989</text:p>
          </table:table-cell>
          <table:table-cell office:value-type="float" office:value="126.854" calcext:value-type="float">
            <text:p>126.854</text:p>
          </table:table-cell>
          <table:table-cell table:number-columns-repeated="4"/>
          <table:table-cell office:value-type="float" office:value="142745821" calcext:value-type="float">
            <text:p>142745821</text:p>
          </table:table-cell>
          <table:table-cell office:value-type="float" office:value="1113155" calcext:value-type="float">
            <text:p>1113155</text:p>
          </table:table-cell>
          <table:table-cell office:value-type="float" office:value="431.253" calcext:value-type="float">
            <text:p>431.253</text:p>
          </table:table-cell>
          <table:table-cell office:value-type="float" office:value="3.363" calcext:value-type="float">
            <text:p>3.363</text:p>
          </table:table-cell>
          <table:table-cell office:value-type="float" office:value="1147734" calcext:value-type="float">
            <text:p>1147734</text:p>
          </table:table-cell>
          <table:table-cell office:value-type="float" office:value="3.467" calcext:value-type="float">
            <text:p>3.467</text:p>
          </table:table-cell>
          <table:table-cell office:value-type="float" office:value="18.114" calcext:value-type="float">
            <text:p>18.114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5</text:p>
          </table:table-cell>
          <table:table-cell office:value-type="float" office:value="8576725" calcext:value-type="float">
            <text:p>8576725</text:p>
          </table:table-cell>
          <table:table-cell office:value-type="float" office:value="83056" calcext:value-type="float">
            <text:p>83056</text:p>
          </table:table-cell>
          <table:table-cell office:value-type="float" office:value="67139" calcext:value-type="float">
            <text:p>67139</text:p>
          </table:table-cell>
          <table:table-cell office:value-type="float" office:value="224899" calcext:value-type="float">
            <text:p>224899</text:p>
          </table:table-cell>
          <table:table-cell office:value-type="float" office:value="904" calcext:value-type="float">
            <text:p>904</text:p>
          </table:table-cell>
          <table:table-cell office:value-type="float" office:value="801.429" calcext:value-type="float">
            <text:p>801.429</text:p>
          </table:table-cell>
          <table:table-cell office:value-type="float" office:value="25911.349" calcext:value-type="float">
            <text:p>25911.349</text:p>
          </table:table-cell>
          <table:table-cell office:value-type="float" office:value="250.922" calcext:value-type="float">
            <text:p>250.922</text:p>
          </table:table-cell>
          <table:table-cell office:value-type="float" office:value="202.835" calcext:value-type="float">
            <text:p>202.835</text:p>
          </table:table-cell>
          <table:table-cell office:value-type="float" office:value="679.448" calcext:value-type="float">
            <text:p>679.448</text:p>
          </table:table-cell>
          <table:table-cell office:value-type="float" office:value="2.731" calcext:value-type="float">
            <text:p>2.731</text:p>
          </table:table-cell>
          <table:table-cell office:value-type="float" office:value="2.421" calcext:value-type="float">
            <text:p>2.421</text:p>
          </table:table-cell>
          <table:table-cell office:value-type="float" office:value="1.17" calcext:value-type="float">
            <text:p>1.17</text:p>
          </table:table-cell>
          <table:table-cell office:value-type="float" office:value="8489" calcext:value-type="float">
            <text:p>8489</text:p>
          </table:table-cell>
          <table:table-cell office:value-type="float" office:value="25.646" calcext:value-type="float">
            <text:p>25.646</text:p>
          </table:table-cell>
          <table:table-cell office:value-type="float" office:value="41786" calcext:value-type="float">
            <text:p>41786</text:p>
          </table:table-cell>
          <table:table-cell office:value-type="float" office:value="126.241" calcext:value-type="float">
            <text:p>126.241</text:p>
          </table:table-cell>
          <table:table-cell office:value-type="float" office:value="1029" calcext:value-type="float">
            <text:p>1029</text:p>
          </table:table-cell>
          <table:table-cell office:value-type="float" office:value="3.109" calcext:value-type="float">
            <text:p>3.109</text:p>
          </table:table-cell>
          <table:table-cell office:value-type="float" office:value="26619" calcext:value-type="float">
            <text:p>26619</text:p>
          </table:table-cell>
          <table:table-cell office:value-type="float" office:value="80.419" calcext:value-type="float">
            <text:p>80.419</text:p>
          </table:table-cell>
          <table:table-cell office:value-type="float" office:value="143517041" calcext:value-type="float">
            <text:p>143517041</text:p>
          </table:table-cell>
          <table:table-cell office:value-type="float" office:value="771220" calcext:value-type="float">
            <text:p>771220</text:p>
          </table:table-cell>
          <table:table-cell office:value-type="float" office:value="433.583" calcext:value-type="float">
            <text:p>433.583</text:p>
          </table:table-cell>
          <table:table-cell office:value-type="float" office:value="2.33" calcext:value-type="float">
            <text:p>2.33</text:p>
          </table:table-cell>
          <table:table-cell office:value-type="float" office:value="1151618" calcext:value-type="float">
            <text:p>1151618</text:p>
          </table:table-cell>
          <table:table-cell office:value-type="float" office:value="3.479" calcext:value-type="float">
            <text:p>3.479</text:p>
          </table:table-cell>
          <table:table-cell office:value-type="float" office:value="17.153" calcext:value-type="float">
            <text:p>17.153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tests performed</text:p>
          </table:table-cell>
          <table:table-cell office:value-type="float" office:value="66.2" calcext:value-type="float">
            <text:p>66.2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6</text:p>
          </table:table-cell>
          <table:table-cell office:value-type="float" office:value="8636165" calcext:value-type="float">
            <text:p>8636165</text:p>
          </table:table-cell>
          <table:table-cell office:value-type="float" office:value="59440" calcext:value-type="float">
            <text:p>59440</text:p>
          </table:table-cell>
          <table:table-cell office:value-type="float" office:value="68795.714" calcext:value-type="float">
            <text:p>68795.714</text:p>
          </table:table-cell>
          <table:table-cell office:value-type="float" office:value="225230" calcext:value-type="float">
            <text:p>225230</text:p>
          </table:table-cell>
          <table:table-cell office:value-type="float" office:value="331" calcext:value-type="float">
            <text:p>331</text:p>
          </table:table-cell>
          <table:table-cell office:value-type="float" office:value="793.714" calcext:value-type="float">
            <text:p>793.714</text:p>
          </table:table-cell>
          <table:table-cell office:value-type="float" office:value="26090.924" calcext:value-type="float">
            <text:p>26090.924</text:p>
          </table:table-cell>
          <table:table-cell office:value-type="float" office:value="179.576" calcext:value-type="float">
            <text:p>179.576</text:p>
          </table:table-cell>
          <table:table-cell office:value-type="float" office:value="207.84" calcext:value-type="float">
            <text:p>207.84</text:p>
          </table:table-cell>
          <table:table-cell office:value-type="float" office:value="680.448" calcext:value-type="float">
            <text:p>680.448</text:p>
          </table:table-cell>
          <table:table-cell office:value-type="float" office:value="1" calcext:value-type="float">
            <text:p>1</text:p>
          </table:table-cell>
          <table:table-cell office:value-type="float" office:value="2.398" calcext:value-type="float">
            <text:p>2.398</text:p>
          </table:table-cell>
          <table:table-cell office:value-type="float" office:value="1.17" calcext:value-type="float">
            <text:p>1.17</text:p>
          </table:table-cell>
          <table:table-cell office:value-type="float" office:value="8842" calcext:value-type="float">
            <text:p>8842</text:p>
          </table:table-cell>
          <table:table-cell office:value-type="float" office:value="26.713" calcext:value-type="float">
            <text:p>26.713</text:p>
          </table:table-cell>
          <table:table-cell office:value-type="float" office:value="42924" calcext:value-type="float">
            <text:p>42924</text:p>
          </table:table-cell>
          <table:table-cell office:value-type="float" office:value="129.679" calcext:value-type="float">
            <text:p>129.679</text:p>
          </table:table-cell>
          <table:table-cell table:number-columns-repeated="4"/>
          <table:table-cell office:value-type="float" office:value="144426119" calcext:value-type="float">
            <text:p>144426119</text:p>
          </table:table-cell>
          <table:table-cell office:value-type="float" office:value="909078" calcext:value-type="float">
            <text:p>909078</text:p>
          </table:table-cell>
          <table:table-cell office:value-type="float" office:value="436.329" calcext:value-type="float">
            <text:p>436.329</text:p>
          </table:table-cell>
          <table:table-cell office:value-type="float" office:value="2.746" calcext:value-type="float">
            <text:p>2.746</text:p>
          </table:table-cell>
          <table:table-cell office:value-type="float" office:value="1162576" calcext:value-type="float">
            <text:p>1162576</text:p>
          </table:table-cell>
          <table:table-cell office:value-type="float" office:value="3.512" calcext:value-type="float">
            <text:p>3.512</text:p>
          </table:table-cell>
          <table:table-cell office:value-type="float" office:value="16.899" calcext:value-type="float">
            <text:p>16.899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7</text:p>
          </table:table-cell>
          <table:table-cell office:value-type="float" office:value="8704524" calcext:value-type="float">
            <text:p>8704524</text:p>
          </table:table-cell>
          <table:table-cell office:value-type="float" office:value="68359" calcext:value-type="float">
            <text:p>68359</text:p>
          </table:table-cell>
          <table:table-cell office:value-type="float" office:value="69967" calcext:value-type="float">
            <text:p>69967</text:p>
          </table:table-cell>
          <table:table-cell office:value-type="float" office:value="225735" calcext:value-type="float">
            <text:p>225735</text:p>
          </table:table-cell>
          <table:table-cell office:value-type="float" office:value="505" calcext:value-type="float">
            <text:p>505</text:p>
          </table:table-cell>
          <table:table-cell office:value-type="float" office:value="800.286" calcext:value-type="float">
            <text:p>800.286</text:p>
          </table:table-cell>
          <table:table-cell office:value-type="float" office:value="26297.445" calcext:value-type="float">
            <text:p>26297.445</text:p>
          </table:table-cell>
          <table:table-cell office:value-type="float" office:value="206.521" calcext:value-type="float">
            <text:p>206.521</text:p>
          </table:table-cell>
          <table:table-cell office:value-type="float" office:value="211.379" calcext:value-type="float">
            <text:p>211.379</text:p>
          </table:table-cell>
          <table:table-cell office:value-type="float" office:value="681.973" calcext:value-type="float">
            <text:p>681.9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418" calcext:value-type="float">
            <text:p>2.418</text:p>
          </table:table-cell>
          <table:table-cell office:value-type="float" office:value="1.18" calcext:value-type="float">
            <text:p>1.18</text:p>
          </table:table-cell>
          <table:table-cell office:value-type="float" office:value="8909" calcext:value-type="float">
            <text:p>8909</text:p>
          </table:table-cell>
          <table:table-cell office:value-type="float" office:value="26.915" calcext:value-type="float">
            <text:p>26.915</text:p>
          </table:table-cell>
          <table:table-cell office:value-type="float" office:value="44287" calcext:value-type="float">
            <text:p>44287</text:p>
          </table:table-cell>
          <table:table-cell office:value-type="float" office:value="133.797" calcext:value-type="float">
            <text:p>133.797</text:p>
          </table:table-cell>
          <table:table-cell table:number-columns-repeated="4"/>
          <table:table-cell office:value-type="float" office:value="145658725" calcext:value-type="float">
            <text:p>145658725</text:p>
          </table:table-cell>
          <table:table-cell office:value-type="float" office:value="1232606" calcext:value-type="float">
            <text:p>1232606</text:p>
          </table:table-cell>
          <table:table-cell office:value-type="float" office:value="440.053" calcext:value-type="float">
            <text:p>440.053</text:p>
          </table:table-cell>
          <table:table-cell office:value-type="float" office:value="3.724" calcext:value-type="float">
            <text:p>3.724</text:p>
          </table:table-cell>
          <table:table-cell office:value-type="float" office:value="1171375" calcext:value-type="float">
            <text:p>1171375</text:p>
          </table:table-cell>
          <table:table-cell office:value-type="float" office:value="3.539" calcext:value-type="float">
            <text:p>3.539</text:p>
          </table:table-cell>
          <table:table-cell office:value-type="float" office:value="16.742" calcext:value-type="float">
            <text:p>16.7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8</text:p>
          </table:table-cell>
          <table:table-cell office:value-type="float" office:value="8779653" calcext:value-type="float">
            <text:p>8779653</text:p>
          </table:table-cell>
          <table:table-cell office:value-type="float" office:value="75129" calcext:value-type="float">
            <text:p>75129</text:p>
          </table:table-cell>
          <table:table-cell office:value-type="float" office:value="72335.571" calcext:value-type="float">
            <text:p>72335.571</text:p>
          </table:table-cell>
          <table:table-cell office:value-type="float" office:value="226723" calcext:value-type="float">
            <text:p>226723</text:p>
          </table:table-cell>
          <table:table-cell office:value-type="float" office:value="988" calcext:value-type="float">
            <text:p>988</text:p>
          </table:table-cell>
          <table:table-cell office:value-type="float" office:value="808.143" calcext:value-type="float">
            <text:p>808.143</text:p>
          </table:table-cell>
          <table:table-cell office:value-type="float" office:value="26524.419" calcext:value-type="float">
            <text:p>26524.419</text:p>
          </table:table-cell>
          <table:table-cell office:value-type="float" office:value="226.974" calcext:value-type="float">
            <text:p>226.974</text:p>
          </table:table-cell>
          <table:table-cell office:value-type="float" office:value="218.535" calcext:value-type="float">
            <text:p>218.535</text:p>
          </table:table-cell>
          <table:table-cell office:value-type="float" office:value="684.958" calcext:value-type="float">
            <text:p>684.958</text:p>
          </table:table-cell>
          <table:table-cell office:value-type="float" office:value="2.985" calcext:value-type="float">
            <text:p>2.985</text:p>
          </table:table-cell>
          <table:table-cell office:value-type="float" office:value="2.441" calcext:value-type="float">
            <text:p>2.441</text:p>
          </table:table-cell>
          <table:table-cell office:value-type="float" office:value="1.2" calcext:value-type="float">
            <text:p>1.2</text:p>
          </table:table-cell>
          <table:table-cell office:value-type="float" office:value="9034" calcext:value-type="float">
            <text:p>9034</text:p>
          </table:table-cell>
          <table:table-cell office:value-type="float" office:value="27.293" calcext:value-type="float">
            <text:p>27.293</text:p>
          </table:table-cell>
          <table:table-cell office:value-type="float" office:value="45124" calcext:value-type="float">
            <text:p>45124</text:p>
          </table:table-cell>
          <table:table-cell office:value-type="float" office:value="136.325" calcext:value-type="float">
            <text:p>136.325</text:p>
          </table:table-cell>
          <table:table-cell table:number-columns-repeated="4"/>
          <table:table-cell office:value-type="float" office:value="147017974" calcext:value-type="float">
            <text:p>147017974</text:p>
          </table:table-cell>
          <table:table-cell office:value-type="float" office:value="1359249" calcext:value-type="float">
            <text:p>1359249</text:p>
          </table:table-cell>
          <table:table-cell office:value-type="float" office:value="444.16" calcext:value-type="float">
            <text:p>444.16</text:p>
          </table:table-cell>
          <table:table-cell office:value-type="float" office:value="4.106" calcext:value-type="float">
            <text:p>4.106</text:p>
          </table:table-cell>
          <table:table-cell office:value-type="float" office:value="1170942" calcext:value-type="float">
            <text:p>1170942</text:p>
          </table:table-cell>
          <table:table-cell office:value-type="float" office:value="3.538" calcext:value-type="float">
            <text:p>3.538</text:p>
          </table:table-cell>
          <table:table-cell office:value-type="float" office:value="16.188" calcext:value-type="float">
            <text:p>16.18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29</text:p>
          </table:table-cell>
          <table:table-cell office:value-type="float" office:value="8858024" calcext:value-type="float">
            <text:p>8858024</text:p>
          </table:table-cell>
          <table:table-cell office:value-type="float" office:value="78371" calcext:value-type="float">
            <text:p>78371</text:p>
          </table:table-cell>
          <table:table-cell office:value-type="float" office:value="74534.571" calcext:value-type="float">
            <text:p>74534.571</text:p>
          </table:table-cell>
          <table:table-cell office:value-type="float" office:value="227700" calcext:value-type="float">
            <text:p>227700</text:p>
          </table:table-cell>
          <table:table-cell office:value-type="float" office:value="977" calcext:value-type="float">
            <text:p>977</text:p>
          </table:table-cell>
          <table:table-cell office:value-type="float" office:value="785.571" calcext:value-type="float">
            <text:p>785.571</text:p>
          </table:table-cell>
          <table:table-cell office:value-type="float" office:value="26761.188" calcext:value-type="float">
            <text:p>26761.188</text:p>
          </table:table-cell>
          <table:table-cell office:value-type="float" office:value="236.768" calcext:value-type="float">
            <text:p>236.768</text:p>
          </table:table-cell>
          <table:table-cell office:value-type="float" office:value="225.178" calcext:value-type="float">
            <text:p>225.178</text:p>
          </table:table-cell>
          <table:table-cell office:value-type="float" office:value="687.91" calcext:value-type="float">
            <text:p>687.91</text:p>
          </table:table-cell>
          <table:table-cell office:value-type="float" office:value="2.952" calcext:value-type="float">
            <text:p>2.952</text:p>
          </table:table-cell>
          <table:table-cell office:value-type="float" office:value="2.373" calcext:value-type="float">
            <text:p>2.373</text:p>
          </table:table-cell>
          <table:table-cell office:value-type="float" office:value="1.21" calcext:value-type="float">
            <text:p>1.21</text:p>
          </table:table-cell>
          <table:table-cell office:value-type="float" office:value="9208" calcext:value-type="float">
            <text:p>9208</text:p>
          </table:table-cell>
          <table:table-cell office:value-type="float" office:value="27.819" calcext:value-type="float">
            <text:p>27.819</text:p>
          </table:table-cell>
          <table:table-cell office:value-type="float" office:value="46126" calcext:value-type="float">
            <text:p>46126</text:p>
          </table:table-cell>
          <table:table-cell office:value-type="float" office:value="139.352" calcext:value-type="float">
            <text:p>139.352</text:p>
          </table:table-cell>
          <table:table-cell table:number-columns-repeated="4"/>
          <table:table-cell office:value-type="float" office:value="148388757" calcext:value-type="float">
            <text:p>148388757</text:p>
          </table:table-cell>
          <table:table-cell office:value-type="float" office:value="1370783" calcext:value-type="float">
            <text:p>1370783</text:p>
          </table:table-cell>
          <table:table-cell office:value-type="float" office:value="448.301" calcext:value-type="float">
            <text:p>448.301</text:p>
          </table:table-cell>
          <table:table-cell office:value-type="float" office:value="4.141" calcext:value-type="float">
            <text:p>4.141</text:p>
          </table:table-cell>
          <table:table-cell office:value-type="float" office:value="1162430" calcext:value-type="float">
            <text:p>1162430</text:p>
          </table:table-cell>
          <table:table-cell office:value-type="float" office:value="3.512" calcext:value-type="float">
            <text:p>3.512</text:p>
          </table:table-cell>
          <table:table-cell office:value-type="float" office:value="15.596" calcext:value-type="float">
            <text:p>15.596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30</text:p>
          </table:table-cell>
          <table:table-cell office:value-type="float" office:value="8946154" calcext:value-type="float">
            <text:p>8946154</text:p>
          </table:table-cell>
          <table:table-cell office:value-type="float" office:value="88130" calcext:value-type="float">
            <text:p>88130</text:p>
          </table:table-cell>
          <table:table-cell office:value-type="float" office:value="76830.571" calcext:value-type="float">
            <text:p>76830.571</text:p>
          </table:table-cell>
          <table:table-cell office:value-type="float" office:value="228668" calcext:value-type="float">
            <text:p>228668</text:p>
          </table:table-cell>
          <table:table-cell office:value-type="float" office:value="968" calcext:value-type="float">
            <text:p>968</text:p>
          </table:table-cell>
          <table:table-cell office:value-type="float" office:value="803.714" calcext:value-type="float">
            <text:p>803.714</text:p>
          </table:table-cell>
          <table:table-cell office:value-type="float" office:value="27027.439" calcext:value-type="float">
            <text:p>27027.439</text:p>
          </table:table-cell>
          <table:table-cell office:value-type="float" office:value="266.252" calcext:value-type="float">
            <text:p>266.252</text:p>
          </table:table-cell>
          <table:table-cell office:value-type="float" office:value="232.115" calcext:value-type="float">
            <text:p>232.115</text:p>
          </table:table-cell>
          <table:table-cell office:value-type="float" office:value="690.834" calcext:value-type="float">
            <text:p>690.834</text:p>
          </table:table-cell>
          <table:table-cell office:value-type="float" office:value="2.924" calcext:value-type="float">
            <text:p>2.924</text:p>
          </table:table-cell>
          <table:table-cell office:value-type="float" office:value="2.428" calcext:value-type="float">
            <text:p>2.428</text:p>
          </table:table-cell>
          <table:table-cell office:value-type="float" office:value="1.22" calcext:value-type="float">
            <text:p>1.22</text:p>
          </table:table-cell>
          <table:table-cell office:value-type="float" office:value="9437" calcext:value-type="float">
            <text:p>9437</text:p>
          </table:table-cell>
          <table:table-cell office:value-type="float" office:value="28.51" calcext:value-type="float">
            <text:p>28.51</text:p>
          </table:table-cell>
          <table:table-cell office:value-type="float" office:value="46738" calcext:value-type="float">
            <text:p>46738</text:p>
          </table:table-cell>
          <table:table-cell office:value-type="float" office:value="141.201" calcext:value-type="float">
            <text:p>141.201</text:p>
          </table:table-cell>
          <table:table-cell table:number-columns-repeated="4"/>
          <table:table-cell office:value-type="float" office:value="149807044" calcext:value-type="float">
            <text:p>149807044</text:p>
          </table:table-cell>
          <table:table-cell office:value-type="float" office:value="1418287" calcext:value-type="float">
            <text:p>1418287</text:p>
          </table:table-cell>
          <table:table-cell office:value-type="float" office:value="452.586" calcext:value-type="float">
            <text:p>452.586</text:p>
          </table:table-cell>
          <table:table-cell office:value-type="float" office:value="4.285" calcext:value-type="float">
            <text:p>4.285</text:p>
          </table:table-cell>
          <table:table-cell office:value-type="float" office:value="1167768" calcext:value-type="float">
            <text:p>1167768</text:p>
          </table:table-cell>
          <table:table-cell office:value-type="float" office:value="3.528" calcext:value-type="float">
            <text:p>3.528</text:p>
          </table:table-cell>
          <table:table-cell office:value-type="float" office:value="15.199" calcext:value-type="float">
            <text:p>15.199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0-31</text:p>
          </table:table-cell>
          <table:table-cell office:value-type="float" office:value="9047427" calcext:value-type="float">
            <text:p>9047427</text:p>
          </table:table-cell>
          <table:table-cell office:value-type="float" office:value="101273" calcext:value-type="float">
            <text:p>101273</text:p>
          </table:table-cell>
          <table:table-cell office:value-type="float" office:value="79108.286" calcext:value-type="float">
            <text:p>79108.286</text:p>
          </table:table-cell>
          <table:table-cell office:value-type="float" office:value="229708" calcext:value-type="float">
            <text:p>229708</text:p>
          </table:table-cell>
          <table:table-cell office:value-type="float" office:value="1040" calcext:value-type="float">
            <text:p>1040</text:p>
          </table:table-cell>
          <table:table-cell office:value-type="float" office:value="816.143" calcext:value-type="float">
            <text:p>816.143</text:p>
          </table:table-cell>
          <table:table-cell office:value-type="float" office:value="27333.398" calcext:value-type="float">
            <text:p>27333.398</text:p>
          </table:table-cell>
          <table:table-cell office:value-type="float" office:value="305.958" calcext:value-type="float">
            <text:p>305.958</text:p>
          </table:table-cell>
          <table:table-cell office:value-type="float" office:value="238.996" calcext:value-type="float">
            <text:p>238.996</text:p>
          </table:table-cell>
          <table:table-cell office:value-type="float" office:value="693.976" calcext:value-type="float">
            <text:p>693.976</text:p>
          </table:table-cell>
          <table:table-cell office:value-type="float" office:value="3.142" calcext:value-type="float">
            <text:p>3.142</text:p>
          </table:table-cell>
          <table:table-cell office:value-type="float" office:value="2.466" calcext:value-type="float">
            <text:p>2.466</text:p>
          </table:table-cell>
          <table:table-cell office:value-type="float" office:value="1.21" calcext:value-type="float">
            <text:p>1.21</text:p>
          </table:table-cell>
          <table:table-cell office:value-type="float" office:value="9499" calcext:value-type="float">
            <text:p>9499</text:p>
          </table:table-cell>
          <table:table-cell office:value-type="float" office:value="28.698" calcext:value-type="float">
            <text:p>28.698</text:p>
          </table:table-cell>
          <table:table-cell office:value-type="float" office:value="47402" calcext:value-type="float">
            <text:p>47402</text:p>
          </table:table-cell>
          <table:table-cell office:value-type="float" office:value="143.207" calcext:value-type="float">
            <text:p>143.207</text:p>
          </table:table-cell>
          <table:table-cell table:number-columns-repeated="4"/>
          <table:table-cell office:value-type="float" office:value="150970563" calcext:value-type="float">
            <text:p>150970563</text:p>
          </table:table-cell>
          <table:table-cell office:value-type="float" office:value="1163519" calcext:value-type="float">
            <text:p>1163519</text:p>
          </table:table-cell>
          <table:table-cell office:value-type="float" office:value="456.101" calcext:value-type="float">
            <text:p>456.101</text:p>
          </table:table-cell>
          <table:table-cell office:value-type="float" office:value="3.515" calcext:value-type="float">
            <text:p>3.515</text:p>
          </table:table-cell>
          <table:table-cell office:value-type="float" office:value="1174963" calcext:value-type="float">
            <text:p>1174963</text:p>
          </table:table-cell>
          <table:table-cell office:value-type="float" office:value="3.55" calcext:value-type="float">
            <text:p>3.55</text:p>
          </table:table-cell>
          <table:table-cell office:value-type="float" office:value="14.853" calcext:value-type="float">
            <text:p>14.85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1</text:p>
          </table:table-cell>
          <table:table-cell office:value-type="float" office:value="9126361" calcext:value-type="float">
            <text:p>9126361</text:p>
          </table:table-cell>
          <table:table-cell office:value-type="float" office:value="78934" calcext:value-type="float">
            <text:p>78934</text:p>
          </table:table-cell>
          <table:table-cell office:value-type="float" office:value="78519.429" calcext:value-type="float">
            <text:p>78519.429</text:p>
          </table:table-cell>
          <table:table-cell office:value-type="float" office:value="230556" calcext:value-type="float">
            <text:p>230556</text:p>
          </table:table-cell>
          <table:table-cell office:value-type="float" office:value="848" calcext:value-type="float">
            <text:p>848</text:p>
          </table:table-cell>
          <table:table-cell office:value-type="float" office:value="808.143" calcext:value-type="float">
            <text:p>808.143</text:p>
          </table:table-cell>
          <table:table-cell office:value-type="float" office:value="27571.867" calcext:value-type="float">
            <text:p>27571.867</text:p>
          </table:table-cell>
          <table:table-cell office:value-type="float" office:value="238.469" calcext:value-type="float">
            <text:p>238.469</text:p>
          </table:table-cell>
          <table:table-cell office:value-type="float" office:value="237.217" calcext:value-type="float">
            <text:p>237.217</text:p>
          </table:table-cell>
          <table:table-cell office:value-type="float" office:value="696.538" calcext:value-type="float">
            <text:p>696.538</text:p>
          </table:table-cell>
          <table:table-cell office:value-type="float" office:value="2.562" calcext:value-type="float">
            <text:p>2.562</text:p>
          </table:table-cell>
          <table:table-cell office:value-type="float" office:value="2.441" calcext:value-type="float">
            <text:p>2.441</text:p>
          </table:table-cell>
          <table:table-cell office:value-type="float" office:value="1.2" calcext:value-type="float">
            <text:p>1.2</text:p>
          </table:table-cell>
          <table:table-cell office:value-type="float" office:value="9553" calcext:value-type="float">
            <text:p>9553</text:p>
          </table:table-cell>
          <table:table-cell office:value-type="float" office:value="28.861" calcext:value-type="float">
            <text:p>28.861</text:p>
          </table:table-cell>
          <table:table-cell office:value-type="float" office:value="47531" calcext:value-type="float">
            <text:p>47531</text:p>
          </table:table-cell>
          <table:table-cell office:value-type="float" office:value="143.597" calcext:value-type="float">
            <text:p>143.597</text:p>
          </table:table-cell>
          <table:table-cell office:value-type="float" office:value="1037" calcext:value-type="float">
            <text:p>1037</text:p>
          </table:table-cell>
          <table:table-cell office:value-type="float" office:value="3.133" calcext:value-type="float">
            <text:p>3.133</text:p>
          </table:table-cell>
          <table:table-cell office:value-type="float" office:value="14597" calcext:value-type="float">
            <text:p>14597</text:p>
          </table:table-cell>
          <table:table-cell office:value-type="float" office:value="44.099" calcext:value-type="float">
            <text:p>44.099</text:p>
          </table:table-cell>
          <table:table-cell office:value-type="float" office:value="151853222" calcext:value-type="float">
            <text:p>151853222</text:p>
          </table:table-cell>
          <table:table-cell office:value-type="float" office:value="882659" calcext:value-type="float">
            <text:p>882659</text:p>
          </table:table-cell>
          <table:table-cell office:value-type="float" office:value="458.767" calcext:value-type="float">
            <text:p>458.767</text:p>
          </table:table-cell>
          <table:table-cell office:value-type="float" office:value="2.667" calcext:value-type="float">
            <text:p>2.667</text:p>
          </table:table-cell>
          <table:table-cell office:value-type="float" office:value="1190883" calcext:value-type="float">
            <text:p>1190883</text:p>
          </table:table-cell>
          <table:table-cell office:value-type="float" office:value="3.598" calcext:value-type="float">
            <text:p>3.598</text:p>
          </table:table-cell>
          <table:table-cell office:value-type="float" office:value="15.167" calcext:value-type="float">
            <text:p>15.167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2</text:p>
          </table:table-cell>
          <table:table-cell office:value-type="float" office:value="9207362" calcext:value-type="float">
            <text:p>9207362</text:p>
          </table:table-cell>
          <table:table-cell office:value-type="float" office:value="81001" calcext:value-type="float">
            <text:p>81001</text:p>
          </table:table-cell>
          <table:table-cell office:value-type="float" office:value="81599.571" calcext:value-type="float">
            <text:p>81599.571</text:p>
          </table:table-cell>
          <table:table-cell office:value-type="float" office:value="230996" calcext:value-type="float">
            <text:p>230996</text:p>
          </table:table-cell>
          <table:table-cell office:value-type="float" office:value="440" calcext:value-type="float">
            <text:p>440</text:p>
          </table:table-cell>
          <table:table-cell office:value-type="float" office:value="823.714" calcext:value-type="float">
            <text:p>823.714</text:p>
          </table:table-cell>
          <table:table-cell office:value-type="float" office:value="27816.581" calcext:value-type="float">
            <text:p>27816.581</text:p>
          </table:table-cell>
          <table:table-cell office:value-type="float" office:value="244.714" calcext:value-type="float">
            <text:p>244.714</text:p>
          </table:table-cell>
          <table:table-cell office:value-type="float" office:value="246.522" calcext:value-type="float">
            <text:p>246.522</text:p>
          </table:table-cell>
          <table:table-cell office:value-type="float" office:value="697.868" calcext:value-type="float">
            <text:p>697.868</text:p>
          </table:table-cell>
          <table:table-cell office:value-type="float" office:value="1.329" calcext:value-type="float">
            <text:p>1.329</text:p>
          </table:table-cell>
          <table:table-cell office:value-type="float" office:value="2.489" calcext:value-type="float">
            <text:p>2.489</text:p>
          </table:table-cell>
          <table:table-cell office:value-type="float" office:value="1.21" calcext:value-type="float">
            <text:p>1.21</text:p>
          </table:table-cell>
          <table:table-cell office:value-type="float" office:value="9858" calcext:value-type="float">
            <text:p>9858</text:p>
          </table:table-cell>
          <table:table-cell office:value-type="float" office:value="29.782" calcext:value-type="float">
            <text:p>29.782</text:p>
          </table:table-cell>
          <table:table-cell office:value-type="float" office:value="48557" calcext:value-type="float">
            <text:p>48557</text:p>
          </table:table-cell>
          <table:table-cell office:value-type="float" office:value="146.697" calcext:value-type="float">
            <text:p>146.697</text:p>
          </table:table-cell>
          <table:table-cell table:number-columns-repeated="4"/>
          <table:table-cell office:value-type="float" office:value="152807402" calcext:value-type="float">
            <text:p>152807402</text:p>
          </table:table-cell>
          <table:table-cell office:value-type="float" office:value="954180" calcext:value-type="float">
            <text:p>954180</text:p>
          </table:table-cell>
          <table:table-cell office:value-type="float" office:value="461.65" calcext:value-type="float">
            <text:p>461.65</text:p>
          </table:table-cell>
          <table:table-cell office:value-type="float" office:value="2.883" calcext:value-type="float">
            <text:p>2.883</text:p>
          </table:table-cell>
          <table:table-cell office:value-type="float" office:value="1197326" calcext:value-type="float">
            <text:p>1197326</text:p>
          </table:table-cell>
          <table:table-cell office:value-type="float" office:value="3.617" calcext:value-type="float">
            <text:p>3.617</text:p>
          </table:table-cell>
          <table:table-cell office:value-type="float" office:value="14.673" calcext:value-type="float">
            <text:p>14.673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3</text:p>
          </table:table-cell>
          <table:table-cell office:value-type="float" office:value="9291245" calcext:value-type="float">
            <text:p>9291245</text:p>
          </table:table-cell>
          <table:table-cell office:value-type="float" office:value="83883" calcext:value-type="float">
            <text:p>83883</text:p>
          </table:table-cell>
          <table:table-cell office:value-type="float" office:value="83817.286" calcext:value-type="float">
            <text:p>83817.286</text:p>
          </table:table-cell>
          <table:table-cell office:value-type="float" office:value="231551" calcext:value-type="float">
            <text:p>231551</text:p>
          </table:table-cell>
          <table:table-cell office:value-type="float" office:value="555" calcext:value-type="float">
            <text:p>555</text:p>
          </table:table-cell>
          <table:table-cell office:value-type="float" office:value="830.857" calcext:value-type="float">
            <text:p>830.857</text:p>
          </table:table-cell>
          <table:table-cell office:value-type="float" office:value="28070.002" calcext:value-type="float">
            <text:p>28070.002</text:p>
          </table:table-cell>
          <table:table-cell office:value-type="float" office:value="253.421" calcext:value-type="float">
            <text:p>253.421</text:p>
          </table:table-cell>
          <table:table-cell office:value-type="float" office:value="253.222" calcext:value-type="float">
            <text:p>253.222</text:p>
          </table:table-cell>
          <table:table-cell office:value-type="float" office:value="699.544" calcext:value-type="float">
            <text:p>699.544</text:p>
          </table:table-cell>
          <table:table-cell office:value-type="float" office:value="1.677" calcext:value-type="float">
            <text:p>1.677</text:p>
          </table:table-cell>
          <table:table-cell office:value-type="float" office:value="2.51" calcext:value-type="float">
            <text:p>2.51</text:p>
          </table:table-cell>
          <table:table-cell office:value-type="float" office:value="1.24" calcext:value-type="float">
            <text:p>1.24</text:p>
          </table:table-cell>
          <table:table-cell office:value-type="float" office:value="10406" calcext:value-type="float">
            <text:p>10406</text:p>
          </table:table-cell>
          <table:table-cell office:value-type="float" office:value="31.438" calcext:value-type="float">
            <text:p>31.438</text:p>
          </table:table-cell>
          <table:table-cell office:value-type="float" office:value="50426" calcext:value-type="float">
            <text:p>50426</text:p>
          </table:table-cell>
          <table:table-cell office:value-type="float" office:value="152.343" calcext:value-type="float">
            <text:p>152.343</text:p>
          </table:table-cell>
          <table:table-cell table:number-columns-repeated="4"/>
          <table:table-cell office:value-type="float" office:value="154044999" calcext:value-type="float">
            <text:p>154044999</text:p>
          </table:table-cell>
          <table:table-cell office:value-type="float" office:value="1237597" calcext:value-type="float">
            <text:p>1237597</text:p>
          </table:table-cell>
          <table:table-cell office:value-type="float" office:value="465.389" calcext:value-type="float">
            <text:p>465.389</text:p>
          </table:table-cell>
          <table:table-cell office:value-type="float" office:value="3.739" calcext:value-type="float">
            <text:p>3.739</text:p>
          </table:table-cell>
          <table:table-cell office:value-type="float" office:value="1198039" calcext:value-type="float">
            <text:p>1198039</text:p>
          </table:table-cell>
          <table:table-cell office:value-type="float" office:value="3.619" calcext:value-type="float">
            <text:p>3.619</text:p>
          </table:table-cell>
          <table:table-cell office:value-type="float" office:value="14.293" calcext:value-type="float">
            <text:p>14.29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4</text:p>
          </table:table-cell>
          <table:table-cell office:value-type="float" office:value="9383979" calcext:value-type="float">
            <text:p>9383979</text:p>
          </table:table-cell>
          <table:table-cell office:value-type="float" office:value="92734" calcext:value-type="float">
            <text:p>92734</text:p>
          </table:table-cell>
          <table:table-cell office:value-type="float" office:value="86332.286" calcext:value-type="float">
            <text:p>86332.286</text:p>
          </table:table-cell>
          <table:table-cell office:value-type="float" office:value="232627" calcext:value-type="float">
            <text:p>232627</text:p>
          </table:table-cell>
          <table:table-cell office:value-type="float" office:value="1076" calcext:value-type="float">
            <text:p>1076</text:p>
          </table:table-cell>
          <table:table-cell office:value-type="float" office:value="843.429" calcext:value-type="float">
            <text:p>843.429</text:p>
          </table:table-cell>
          <table:table-cell office:value-type="float" office:value="28350.163" calcext:value-type="float">
            <text:p>28350.163</text:p>
          </table:table-cell>
          <table:table-cell office:value-type="float" office:value="280.161" calcext:value-type="float">
            <text:p>280.161</text:p>
          </table:table-cell>
          <table:table-cell office:value-type="float" office:value="260.821" calcext:value-type="float">
            <text:p>260.821</text:p>
          </table:table-cell>
          <table:table-cell office:value-type="float" office:value="702.795" calcext:value-type="float">
            <text:p>702.795</text:p>
          </table:table-cell>
          <table:table-cell office:value-type="float" office:value="3.251" calcext:value-type="float">
            <text:p>3.251</text:p>
          </table:table-cell>
          <table:table-cell office:value-type="float" office:value="2.548" calcext:value-type="float">
            <text:p>2.548</text:p>
          </table:table-cell>
          <table:table-cell office:value-type="float" office:value="1.27" calcext:value-type="float">
            <text:p>1.27</text:p>
          </table:table-cell>
          <table:table-cell office:value-type="float" office:value="10761" calcext:value-type="float">
            <text:p>10761</text:p>
          </table:table-cell>
          <table:table-cell office:value-type="float" office:value="32.51" calcext:value-type="float">
            <text:p>32.51</text:p>
          </table:table-cell>
          <table:table-cell office:value-type="float" office:value="52086" calcext:value-type="float">
            <text:p>52086</text:p>
          </table:table-cell>
          <table:table-cell office:value-type="float" office:value="157.358" calcext:value-type="float">
            <text:p>157.358</text:p>
          </table:table-cell>
          <table:table-cell table:number-columns-repeated="4"/>
          <table:table-cell office:value-type="float" office:value="155525930" calcext:value-type="float">
            <text:p>155525930</text:p>
          </table:table-cell>
          <table:table-cell office:value-type="float" office:value="1480931" calcext:value-type="float">
            <text:p>1480931</text:p>
          </table:table-cell>
          <table:table-cell office:value-type="float" office:value="469.863" calcext:value-type="float">
            <text:p>469.863</text:p>
          </table:table-cell>
          <table:table-cell office:value-type="float" office:value="4.474" calcext:value-type="float">
            <text:p>4.474</text:p>
          </table:table-cell>
          <table:table-cell office:value-type="float" office:value="1215422" calcext:value-type="float">
            <text:p>1215422</text:p>
          </table:table-cell>
          <table:table-cell office:value-type="float" office:value="3.672" calcext:value-type="float">
            <text:p>3.672</text:p>
          </table:table-cell>
          <table:table-cell office:value-type="float" office:value="14.078" calcext:value-type="float">
            <text:p>14.078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5</text:p>
          </table:table-cell>
          <table:table-cell office:value-type="float" office:value="9486486" calcext:value-type="float">
            <text:p>9486486</text:p>
          </table:table-cell>
          <table:table-cell office:value-type="float" office:value="102507" calcext:value-type="float">
            <text:p>102507</text:p>
          </table:table-cell>
          <table:table-cell office:value-type="float" office:value="89780.286" calcext:value-type="float">
            <text:p>89780.286</text:p>
          </table:table-cell>
          <table:table-cell office:value-type="float" office:value="233729" calcext:value-type="float">
            <text:p>233729</text:p>
          </table:table-cell>
          <table:table-cell office:value-type="float" office:value="1102" calcext:value-type="float">
            <text:p>1102</text:p>
          </table:table-cell>
          <table:table-cell office:value-type="float" office:value="861.286" calcext:value-type="float">
            <text:p>861.286</text:p>
          </table:table-cell>
          <table:table-cell office:value-type="float" office:value="28659.849" calcext:value-type="float">
            <text:p>28659.849</text:p>
          </table:table-cell>
          <table:table-cell office:value-type="float" office:value="309.686" calcext:value-type="float">
            <text:p>309.686</text:p>
          </table:table-cell>
          <table:table-cell office:value-type="float" office:value="271.237" calcext:value-type="float">
            <text:p>271.237</text:p>
          </table:table-cell>
          <table:table-cell office:value-type="float" office:value="706.124" calcext:value-type="float">
            <text:p>706.124</text:p>
          </table:table-cell>
          <table:table-cell office:value-type="float" office:value="3.329" calcext:value-type="float">
            <text:p>3.329</text:p>
          </table:table-cell>
          <table:table-cell office:value-type="float" office:value="2.602" calcext:value-type="float">
            <text:p>2.602</text:p>
          </table:table-cell>
          <table:table-cell office:value-type="float" office:value="1.3" calcext:value-type="float">
            <text:p>1.3</text:p>
          </table:table-cell>
          <table:table-cell office:value-type="float" office:value="10918" calcext:value-type="float">
            <text:p>10918</text:p>
          </table:table-cell>
          <table:table-cell office:value-type="float" office:value="32.985" calcext:value-type="float">
            <text:p>32.985</text:p>
          </table:table-cell>
          <table:table-cell office:value-type="float" office:value="53375" calcext:value-type="float">
            <text:p>53375</text:p>
          </table:table-cell>
          <table:table-cell office:value-type="float" office:value="161.252" calcext:value-type="float">
            <text:p>161.252</text:p>
          </table:table-cell>
          <table:table-cell table:number-columns-repeated="4"/>
          <table:table-cell office:value-type="float" office:value="157067008" calcext:value-type="float">
            <text:p>157067008</text:p>
          </table:table-cell>
          <table:table-cell office:value-type="float" office:value="1541078" calcext:value-type="float">
            <text:p>1541078</text:p>
          </table:table-cell>
          <table:table-cell office:value-type="float" office:value="474.519" calcext:value-type="float">
            <text:p>474.519</text:p>
          </table:table-cell>
          <table:table-cell office:value-type="float" office:value="4.656" calcext:value-type="float">
            <text:p>4.656</text:p>
          </table:table-cell>
          <table:table-cell office:value-type="float" office:value="1239750" calcext:value-type="float">
            <text:p>1239750</text:p>
          </table:table-cell>
          <table:table-cell office:value-type="float" office:value="3.745" calcext:value-type="float">
            <text:p>3.745</text:p>
          </table:table-cell>
          <table:table-cell office:value-type="float" office:value="13.809" calcext:value-type="float">
            <text:p>13.809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6</text:p>
          </table:table-cell>
          <table:table-cell office:value-type="float" office:value="9608922" calcext:value-type="float">
            <text:p>9608922</text:p>
          </table:table-cell>
          <table:table-cell office:value-type="float" office:value="122436" calcext:value-type="float">
            <text:p>122436</text:p>
          </table:table-cell>
          <table:table-cell office:value-type="float" office:value="94681.143" calcext:value-type="float">
            <text:p>94681.143</text:p>
          </table:table-cell>
          <table:table-cell office:value-type="float" office:value="234937" calcext:value-type="float">
            <text:p>234937</text:p>
          </table:table-cell>
          <table:table-cell office:value-type="float" office:value="1208" calcext:value-type="float">
            <text:p>1208</text:p>
          </table:table-cell>
          <table:table-cell office:value-type="float" office:value="895.571" calcext:value-type="float">
            <text:p>895.571</text:p>
          </table:table-cell>
          <table:table-cell office:value-type="float" office:value="29029.744" calcext:value-type="float">
            <text:p>29029.744</text:p>
          </table:table-cell>
          <table:table-cell office:value-type="float" office:value="369.894" calcext:value-type="float">
            <text:p>369.894</text:p>
          </table:table-cell>
          <table:table-cell office:value-type="float" office:value="286.043" calcext:value-type="float">
            <text:p>286.043</text:p>
          </table:table-cell>
          <table:table-cell office:value-type="float" office:value="709.774" calcext:value-type="float">
            <text:p>709.774</text:p>
          </table:table-cell>
          <table:table-cell office:value-type="float" office:value="3.65" calcext:value-type="float">
            <text:p>3.65</text:p>
          </table:table-cell>
          <table:table-cell office:value-type="float" office:value="2.706" calcext:value-type="float">
            <text:p>2.706</text:p>
          </table:table-cell>
          <table:table-cell office:value-type="float" office:value="1.31" calcext:value-type="float">
            <text:p>1.31</text:p>
          </table:table-cell>
          <table:table-cell office:value-type="float" office:value="11085" calcext:value-type="float">
            <text:p>11085</text:p>
          </table:table-cell>
          <table:table-cell office:value-type="float" office:value="33.489" calcext:value-type="float">
            <text:p>33.489</text:p>
          </table:table-cell>
          <table:table-cell office:value-type="float" office:value="54851" calcext:value-type="float">
            <text:p>54851</text:p>
          </table:table-cell>
          <table:table-cell office:value-type="float" office:value="165.712" calcext:value-type="float">
            <text:p>165.712</text:p>
          </table:table-cell>
          <table:table-cell table:number-columns-repeated="4"/>
          <table:table-cell office:value-type="float" office:value="158583496" calcext:value-type="float">
            <text:p>158583496</text:p>
          </table:table-cell>
          <table:table-cell office:value-type="float" office:value="1516488" calcext:value-type="float">
            <text:p>1516488</text:p>
          </table:table-cell>
          <table:table-cell office:value-type="float" office:value="479.1" calcext:value-type="float">
            <text:p>479.1</text:p>
          </table:table-cell>
          <table:table-cell office:value-type="float" office:value="4.581" calcext:value-type="float">
            <text:p>4.581</text:p>
          </table:table-cell>
          <table:table-cell office:value-type="float" office:value="1253779" calcext:value-type="float">
            <text:p>1253779</text:p>
          </table:table-cell>
          <table:table-cell office:value-type="float" office:value="3.788" calcext:value-type="float">
            <text:p>3.788</text:p>
          </table:table-cell>
          <table:table-cell office:value-type="float" office:value="13.242" calcext:value-type="float">
            <text:p>13.24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7</text:p>
          </table:table-cell>
          <table:table-cell office:value-type="float" office:value="9739545" calcext:value-type="float">
            <text:p>9739545</text:p>
          </table:table-cell>
          <table:table-cell office:value-type="float" office:value="130623" calcext:value-type="float">
            <text:p>130623</text:p>
          </table:table-cell>
          <table:table-cell office:value-type="float" office:value="98874" calcext:value-type="float">
            <text:p>98874</text:p>
          </table:table-cell>
          <table:table-cell office:value-type="float" office:value="236099" calcext:value-type="float">
            <text:p>236099</text:p>
          </table:table-cell>
          <table:table-cell office:value-type="float" office:value="1162" calcext:value-type="float">
            <text:p>1162</text:p>
          </table:table-cell>
          <table:table-cell office:value-type="float" office:value="913" calcext:value-type="float">
            <text:p>913</text:p>
          </table:table-cell>
          <table:table-cell office:value-type="float" office:value="29424.372" calcext:value-type="float">
            <text:p>29424.372</text:p>
          </table:table-cell>
          <table:table-cell office:value-type="float" office:value="394.628" calcext:value-type="float">
            <text:p>394.628</text:p>
          </table:table-cell>
          <table:table-cell office:value-type="float" office:value="298.711" calcext:value-type="float">
            <text:p>298.711</text:p>
          </table:table-cell>
          <table:table-cell office:value-type="float" office:value="713.284" calcext:value-type="float">
            <text:p>713.284</text:p>
          </table:table-cell>
          <table:table-cell office:value-type="float" office:value="3.511" calcext:value-type="float">
            <text:p>3.511</text:p>
          </table:table-cell>
          <table:table-cell office:value-type="float" office:value="2.758" calcext:value-type="float">
            <text:p>2.758</text:p>
          </table:table-cell>
          <table:table-cell office:value-type="float" office:value="1.32" calcext:value-type="float">
            <text:p>1.32</text:p>
          </table:table-cell>
          <table:table-cell office:value-type="float" office:value="11082" calcext:value-type="float">
            <text:p>11082</text:p>
          </table:table-cell>
          <table:table-cell office:value-type="float" office:value="33.48" calcext:value-type="float">
            <text:p>33.48</text:p>
          </table:table-cell>
          <table:table-cell office:value-type="float" office:value="55925" calcext:value-type="float">
            <text:p>55925</text:p>
          </table:table-cell>
          <table:table-cell office:value-type="float" office:value="168.956" calcext:value-type="float">
            <text:p>168.956</text:p>
          </table:table-cell>
          <table:table-cell table:number-columns-repeated="4"/>
          <table:table-cell office:value-type="float" office:value="159924634" calcext:value-type="float">
            <text:p>159924634</text:p>
          </table:table-cell>
          <table:table-cell office:value-type="float" office:value="1341138" calcext:value-type="float">
            <text:p>1341138</text:p>
          </table:table-cell>
          <table:table-cell office:value-type="float" office:value="483.152" calcext:value-type="float">
            <text:p>483.152</text:p>
          </table:table-cell>
          <table:table-cell office:value-type="float" office:value="4.052" calcext:value-type="float">
            <text:p>4.052</text:p>
          </table:table-cell>
          <table:table-cell office:value-type="float" office:value="1279153" calcext:value-type="float">
            <text:p>1279153</text:p>
          </table:table-cell>
          <table:table-cell office:value-type="float" office:value="3.864" calcext:value-type="float">
            <text:p>3.864</text:p>
          </table:table-cell>
          <table:table-cell office:value-type="float" office:value="12.937" calcext:value-type="float">
            <text:p>12.937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8</text:p>
          </table:table-cell>
          <table:table-cell office:value-type="float" office:value="9860958" calcext:value-type="float">
            <text:p>9860958</text:p>
          </table:table-cell>
          <table:table-cell office:value-type="float" office:value="121413" calcext:value-type="float">
            <text:p>121413</text:p>
          </table:table-cell>
          <table:table-cell office:value-type="float" office:value="104942.429" calcext:value-type="float">
            <text:p>104942.429</text:p>
          </table:table-cell>
          <table:table-cell office:value-type="float" office:value="237113" calcext:value-type="float">
            <text:p>237113</text:p>
          </table:table-cell>
          <table:table-cell office:value-type="float" office:value="1014" calcext:value-type="float">
            <text:p>1014</text:p>
          </table:table-cell>
          <table:table-cell office:value-type="float" office:value="936.714" calcext:value-type="float">
            <text:p>936.714</text:p>
          </table:table-cell>
          <table:table-cell office:value-type="float" office:value="29791.176" calcext:value-type="float">
            <text:p>29791.176</text:p>
          </table:table-cell>
          <table:table-cell office:value-type="float" office:value="366.804" calcext:value-type="float">
            <text:p>366.804</text:p>
          </table:table-cell>
          <table:table-cell office:value-type="float" office:value="317.044" calcext:value-type="float">
            <text:p>317.044</text:p>
          </table:table-cell>
          <table:table-cell office:value-type="float" office:value="716.348" calcext:value-type="float">
            <text:p>716.348</text:p>
          </table:table-cell>
          <table:table-cell office:value-type="float" office:value="3.063" calcext:value-type="float">
            <text:p>3.063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11120" calcext:value-type="float">
            <text:p>11120</text:p>
          </table:table-cell>
          <table:table-cell office:value-type="float" office:value="33.595" calcext:value-type="float">
            <text:p>33.595</text:p>
          </table:table-cell>
          <table:table-cell office:value-type="float" office:value="56842" calcext:value-type="float">
            <text:p>56842</text:p>
          </table:table-cell>
          <table:table-cell office:value-type="float" office:value="171.727" calcext:value-type="float">
            <text:p>171.727</text:p>
          </table:table-cell>
          <table:table-cell office:value-type="float" office:value="1362" calcext:value-type="float">
            <text:p>1362</text:p>
          </table:table-cell>
          <table:table-cell office:value-type="float" office:value="4.115" calcext:value-type="float">
            <text:p>4.115</text:p>
          </table:table-cell>
          <table:table-cell office:value-type="float" office:value="18234" calcext:value-type="float">
            <text:p>18234</text:p>
          </table:table-cell>
          <table:table-cell office:value-type="float" office:value="55.087" calcext:value-type="float">
            <text:p>55.087</text:p>
          </table:table-cell>
          <table:table-cell office:value-type="float" office:value="160874286" calcext:value-type="float">
            <text:p>160874286</text:p>
          </table:table-cell>
          <table:table-cell office:value-type="float" office:value="949652" calcext:value-type="float">
            <text:p>949652</text:p>
          </table:table-cell>
          <table:table-cell office:value-type="float" office:value="486.021" calcext:value-type="float">
            <text:p>486.021</text:p>
          </table:table-cell>
          <table:table-cell office:value-type="float" office:value="2.869" calcext:value-type="float">
            <text:p>2.869</text:p>
          </table:table-cell>
          <table:table-cell office:value-type="float" office:value="1288723" calcext:value-type="float">
            <text:p>1288723</text:p>
          </table:table-cell>
          <table:table-cell office:value-type="float" office:value="3.893" calcext:value-type="float">
            <text:p>3.893</text:p>
          </table:table-cell>
          <table:table-cell office:value-type="float" office:value="12.28" calcext:value-type="float">
            <text:p>12.28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tests performed</text:p>
          </table:table-cell>
          <table:table-cell office:value-type="float" office:value="62.5" calcext:value-type="float">
            <text:p>62.5</text:p>
          </table:table-cell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09</text:p>
          </table:table-cell>
          <table:table-cell office:value-type="float" office:value="9971651" calcext:value-type="float">
            <text:p>9971651</text:p>
          </table:table-cell>
          <table:table-cell office:value-type="float" office:value="110693" calcext:value-type="float">
            <text:p>110693</text:p>
          </table:table-cell>
          <table:table-cell office:value-type="float" office:value="109184.143" calcext:value-type="float">
            <text:p>109184.143</text:p>
          </table:table-cell>
          <table:table-cell office:value-type="float" office:value="237572" calcext:value-type="float">
            <text:p>237572</text:p>
          </table:table-cell>
          <table:table-cell office:value-type="float" office:value="459" calcext:value-type="float">
            <text:p>459</text:p>
          </table:table-cell>
          <table:table-cell office:value-type="float" office:value="939.429" calcext:value-type="float">
            <text:p>939.429</text:p>
          </table:table-cell>
          <table:table-cell office:value-type="float" office:value="30125.593" calcext:value-type="float">
            <text:p>30125.593</text:p>
          </table:table-cell>
          <table:table-cell office:value-type="float" office:value="334.417" calcext:value-type="float">
            <text:p>334.417</text:p>
          </table:table-cell>
          <table:table-cell office:value-type="float" office:value="329.859" calcext:value-type="float">
            <text:p>329.859</text:p>
          </table:table-cell>
          <table:table-cell office:value-type="float" office:value="717.734" calcext:value-type="float">
            <text:p>717.734</text:p>
          </table:table-cell>
          <table:table-cell office:value-type="float" office:value="1.387" calcext:value-type="float">
            <text:p>1.387</text:p>
          </table:table-cell>
          <table:table-cell office:value-type="float" office:value="2.838" calcext:value-type="float">
            <text:p>2.838</text:p>
          </table:table-cell>
          <table:table-cell/>
          <table:table-cell office:value-type="float" office:value="11533" calcext:value-type="float">
            <text:p>11533</text:p>
          </table:table-cell>
          <table:table-cell office:value-type="float" office:value="34.843" calcext:value-type="float">
            <text:p>34.843</text:p>
          </table:table-cell>
          <table:table-cell office:value-type="float" office:value="59301" calcext:value-type="float">
            <text:p>59301</text:p>
          </table:table-cell>
          <table:table-cell office:value-type="float" office:value="179.156" calcext:value-type="float">
            <text:p>179.156</text:p>
          </table:table-cell>
          <table:table-cell table:number-columns-repeated="4"/>
          <table:table-cell office:value-type="float" office:value="161991274" calcext:value-type="float">
            <text:p>161991274</text:p>
          </table:table-cell>
          <table:table-cell office:value-type="float" office:value="1116988" calcext:value-type="float">
            <text:p>1116988</text:p>
          </table:table-cell>
          <table:table-cell office:value-type="float" office:value="489.396" calcext:value-type="float">
            <text:p>489.396</text:p>
          </table:table-cell>
          <table:table-cell office:value-type="float" office:value="3.375" calcext:value-type="float">
            <text:p>3.375</text:p>
          </table:table-cell>
          <table:table-cell office:value-type="float" office:value="1311982" calcext:value-type="float">
            <text:p>1311982</text:p>
          </table:table-cell>
          <table:table-cell office:value-type="float" office:value="3.964" calcext:value-type="float">
            <text:p>3.964</text:p>
          </table:table-cell>
          <table:table-cell office:value-type="float" office:value="12.016" calcext:value-type="float">
            <text:p>12.016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0</text:p>
          </table:table-cell>
          <table:table-cell office:value-type="float" office:value="10110552" calcext:value-type="float">
            <text:p>10110552</text:p>
          </table:table-cell>
          <table:table-cell office:value-type="float" office:value="138901" calcext:value-type="float">
            <text:p>138901</text:p>
          </table:table-cell>
          <table:table-cell office:value-type="float" office:value="117043.857" calcext:value-type="float">
            <text:p>117043.857</text:p>
          </table:table-cell>
          <table:table-cell office:value-type="float" office:value="238251" calcext:value-type="float">
            <text:p>238251</text:p>
          </table:table-cell>
          <table:table-cell office:value-type="float" office:value="679" calcext:value-type="float">
            <text:p>679</text:p>
          </table:table-cell>
          <table:table-cell office:value-type="float" office:value="957.143" calcext:value-type="float">
            <text:p>957.143</text:p>
          </table:table-cell>
          <table:table-cell office:value-type="float" office:value="30545.23" calcext:value-type="float">
            <text:p>30545.23</text:p>
          </table:table-cell>
          <table:table-cell office:value-type="float" office:value="419.637" calcext:value-type="float">
            <text:p>419.637</text:p>
          </table:table-cell>
          <table:table-cell office:value-type="float" office:value="353.604" calcext:value-type="float">
            <text:p>353.604</text:p>
          </table:table-cell>
          <table:table-cell office:value-type="float" office:value="719.786" calcext:value-type="float">
            <text:p>719.786</text:p>
          </table:table-cell>
          <table:table-cell office:value-type="float" office:value="2.051" calcext:value-type="float">
            <text:p>2.051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11961" calcext:value-type="float">
            <text:p>11961</text:p>
          </table:table-cell>
          <table:table-cell office:value-type="float" office:value="36.136" calcext:value-type="float">
            <text:p>36.136</text:p>
          </table:table-cell>
          <table:table-cell office:value-type="float" office:value="62059" calcext:value-type="float">
            <text:p>62059</text:p>
          </table:table-cell>
          <table:table-cell office:value-type="float" office:value="187.488" calcext:value-type="float">
            <text:p>187.488</text:p>
          </table:table-cell>
          <table:table-cell table:number-columns-repeated="4"/>
          <table:table-cell office:value-type="float" office:value="163298017" calcext:value-type="float">
            <text:p>163298017</text:p>
          </table:table-cell>
          <table:table-cell office:value-type="float" office:value="1306743" calcext:value-type="float">
            <text:p>1306743</text:p>
          </table:table-cell>
          <table:table-cell office:value-type="float" office:value="493.344" calcext:value-type="float">
            <text:p>493.344</text:p>
          </table:table-cell>
          <table:table-cell office:value-type="float" office:value="3.948" calcext:value-type="float">
            <text:p>3.948</text:p>
          </table:table-cell>
          <table:table-cell office:value-type="float" office:value="1321860" calcext:value-type="float">
            <text:p>1321860</text:p>
          </table:table-cell>
          <table:table-cell office:value-type="float" office:value="3.994" calcext:value-type="float">
            <text:p>3.994</text:p>
          </table:table-cell>
          <table:table-cell office:value-type="float" office:value="11.294" calcext:value-type="float">
            <text:p>11.294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1</text:p>
          </table:table-cell>
          <table:table-cell office:value-type="float" office:value="10257826" calcext:value-type="float">
            <text:p>10257826</text:p>
          </table:table-cell>
          <table:table-cell office:value-type="float" office:value="147274" calcext:value-type="float">
            <text:p>147274</text:p>
          </table:table-cell>
          <table:table-cell office:value-type="float" office:value="124835.286" calcext:value-type="float">
            <text:p>124835.286</text:p>
          </table:table-cell>
          <table:table-cell office:value-type="float" office:value="239683" calcext:value-type="float">
            <text:p>239683</text:p>
          </table:table-cell>
          <table:table-cell office:value-type="float" office:value="1432" calcext:value-type="float">
            <text:p>1432</text:p>
          </table:table-cell>
          <table:table-cell office:value-type="float" office:value="1008" calcext:value-type="float">
            <text:p>1008</text:p>
          </table:table-cell>
          <table:table-cell office:value-type="float" office:value="30990.163" calcext:value-type="float">
            <text:p>30990.163</text:p>
          </table:table-cell>
          <table:table-cell office:value-type="float" office:value="444.933" calcext:value-type="float">
            <text:p>444.933</text:p>
          </table:table-cell>
          <table:table-cell office:value-type="float" office:value="377.143" calcext:value-type="float">
            <text:p>377.143</text:p>
          </table:table-cell>
          <table:table-cell office:value-type="float" office:value="724.112" calcext:value-type="float">
            <text:p>724.112</text:p>
          </table:table-cell>
          <table:table-cell office:value-type="float" office:value="4.326" calcext:value-type="float">
            <text:p>4.326</text:p>
          </table:table-cell>
          <table:table-cell office:value-type="float" office:value="3.045" calcext:value-type="float">
            <text:p>3.045</text:p>
          </table:table-cell>
          <table:table-cell/>
          <table:table-cell office:value-type="float" office:value="12518" calcext:value-type="float">
            <text:p>12518</text:p>
          </table:table-cell>
          <table:table-cell office:value-type="float" office:value="37.818" calcext:value-type="float">
            <text:p>37.818</text:p>
          </table:table-cell>
          <table:table-cell office:value-type="float" office:value="65463" calcext:value-type="float">
            <text:p>65463</text:p>
          </table:table-cell>
          <table:table-cell office:value-type="float" office:value="197.772" calcext:value-type="float">
            <text:p>197.772</text:p>
          </table:table-cell>
          <table:table-cell table:number-columns-repeated="4"/>
          <table:table-cell office:value-type="float" office:value="164720497" calcext:value-type="float">
            <text:p>164720497</text:p>
          </table:table-cell>
          <table:table-cell office:value-type="float" office:value="1422480" calcext:value-type="float">
            <text:p>1422480</text:p>
          </table:table-cell>
          <table:table-cell office:value-type="float" office:value="497.641" calcext:value-type="float">
            <text:p>497.641</text:p>
          </table:table-cell>
          <table:table-cell office:value-type="float" office:value="4.297" calcext:value-type="float">
            <text:p>4.297</text:p>
          </table:table-cell>
          <table:table-cell office:value-type="float" office:value="1313510" calcext:value-type="float">
            <text:p>1313510</text:p>
          </table:table-cell>
          <table:table-cell office:value-type="float" office:value="3.968" calcext:value-type="float">
            <text:p>3.968</text:p>
          </table:table-cell>
          <table:table-cell office:value-type="float" office:value="10.522" calcext:value-type="float">
            <text:p>10.522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2</text:p>
          </table:table-cell>
          <table:table-cell office:value-type="float" office:value="10401132" calcext:value-type="float">
            <text:p>10401132</text:p>
          </table:table-cell>
          <table:table-cell office:value-type="float" office:value="143306" calcext:value-type="float">
            <text:p>143306</text:p>
          </table:table-cell>
          <table:table-cell office:value-type="float" office:value="130663.714" calcext:value-type="float">
            <text:p>130663.714</text:p>
          </table:table-cell>
          <table:table-cell office:value-type="float" office:value="241800" calcext:value-type="float">
            <text:p>241800</text:p>
          </table:table-cell>
          <table:table-cell office:value-type="float" office:value="2117" calcext:value-type="float">
            <text:p>2117</text:p>
          </table:table-cell>
          <table:table-cell office:value-type="float" office:value="1153" calcext:value-type="float">
            <text:p>1153</text:p>
          </table:table-cell>
          <table:table-cell office:value-type="float" office:value="31423.108" calcext:value-type="float">
            <text:p>31423.108</text:p>
          </table:table-cell>
          <table:table-cell office:value-type="float" office:value="432.945" calcext:value-type="float">
            <text:p>432.945</text:p>
          </table:table-cell>
          <table:table-cell office:value-type="float" office:value="394.751" calcext:value-type="float">
            <text:p>394.751</text:p>
          </table:table-cell>
          <table:table-cell office:value-type="float" office:value="730.508" calcext:value-type="float">
            <text:p>730.508</text:p>
          </table:table-cell>
          <table:table-cell office:value-type="float" office:value="6.396" calcext:value-type="float">
            <text:p>6.396</text:p>
          </table:table-cell>
          <table:table-cell office:value-type="float" office:value="3.483" calcext:value-type="float">
            <text:p>3.483</text:p>
          </table:table-cell>
          <table:table-cell/>
          <table:table-cell office:value-type="float" office:value="12796" calcext:value-type="float">
            <text:p>12796</text:p>
          </table:table-cell>
          <table:table-cell office:value-type="float" office:value="38.658" calcext:value-type="float">
            <text:p>38.658</text:p>
          </table:table-cell>
          <table:table-cell office:value-type="float" office:value="67100" calcext:value-type="float">
            <text:p>67100</text:p>
          </table:table-cell>
          <table:table-cell office:value-type="float" office:value="202.717" calcext:value-type="float">
            <text:p>202.717</text:p>
          </table:table-cell>
          <table:table-cell table:number-columns-repeated="4"/>
          <table:table-cell office:value-type="float" office:value="166201627" calcext:value-type="float">
            <text:p>166201627</text:p>
          </table:table-cell>
          <table:table-cell office:value-type="float" office:value="1481130" calcext:value-type="float">
            <text:p>1481130</text:p>
          </table:table-cell>
          <table:table-cell office:value-type="float" office:value="502.116" calcext:value-type="float">
            <text:p>502.116</text:p>
          </table:table-cell>
          <table:table-cell office:value-type="float" office:value="4.475" calcext:value-type="float">
            <text:p>4.475</text:p>
          </table:table-cell>
          <table:table-cell office:value-type="float" office:value="1304946" calcext:value-type="float">
            <text:p>1304946</text:p>
          </table:table-cell>
          <table:table-cell office:value-type="float" office:value="3.942" calcext:value-type="float">
            <text:p>3.942</text:p>
          </table:table-cell>
          <table:table-cell office:value-type="float" office:value="9.987" calcext:value-type="float">
            <text:p>9.98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3</text:p>
          </table:table-cell>
          <table:table-cell office:value-type="float" office:value="10554801" calcext:value-type="float">
            <text:p>10554801</text:p>
          </table:table-cell>
          <table:table-cell office:value-type="float" office:value="153669" calcext:value-type="float">
            <text:p>153669</text:p>
          </table:table-cell>
          <table:table-cell office:value-type="float" office:value="135125.571" calcext:value-type="float">
            <text:p>135125.571</text:p>
          </table:table-cell>
          <table:table-cell office:value-type="float" office:value="242430" calcext:value-type="float">
            <text:p>242430</text:p>
          </table:table-cell>
          <table:table-cell office:value-type="float" office:value="630" calcext:value-type="float">
            <text:p>630</text:p>
          </table:table-cell>
          <table:table-cell office:value-type="float" office:value="1070.429" calcext:value-type="float">
            <text:p>1070.429</text:p>
          </table:table-cell>
          <table:table-cell office:value-type="float" office:value="31887.361" calcext:value-type="float">
            <text:p>31887.361</text:p>
          </table:table-cell>
          <table:table-cell office:value-type="float" office:value="464.253" calcext:value-type="float">
            <text:p>464.253</text:p>
          </table:table-cell>
          <table:table-cell office:value-type="float" office:value="408.231" calcext:value-type="float">
            <text:p>408.231</text:p>
          </table:table-cell>
          <table:table-cell office:value-type="float" office:value="732.411" calcext:value-type="float">
            <text:p>732.411</text:p>
          </table:table-cell>
          <table:table-cell office:value-type="float" office:value="1.903" calcext:value-type="float">
            <text:p>1.903</text:p>
          </table:table-cell>
          <table:table-cell office:value-type="float" office:value="3.234" calcext:value-type="float">
            <text:p>3.234</text:p>
          </table:table-cell>
          <table:table-cell/>
          <table:table-cell office:value-type="float" office:value="13132" calcext:value-type="float">
            <text:p>13132</text:p>
          </table:table-cell>
          <table:table-cell office:value-type="float" office:value="39.673" calcext:value-type="float">
            <text:p>39.673</text:p>
          </table:table-cell>
          <table:table-cell office:value-type="float" office:value="68496" calcext:value-type="float">
            <text:p>68496</text:p>
          </table:table-cell>
          <table:table-cell office:value-type="float" office:value="206.935" calcext:value-type="float">
            <text:p>206.935</text:p>
          </table:table-cell>
          <table:table-cell table:number-columns-repeated="4"/>
          <table:table-cell office:value-type="float" office:value="167663069" calcext:value-type="float">
            <text:p>167663069</text:p>
          </table:table-cell>
          <table:table-cell office:value-type="float" office:value="1461442" calcext:value-type="float">
            <text:p>1461442</text:p>
          </table:table-cell>
          <table:table-cell office:value-type="float" office:value="506.531" calcext:value-type="float">
            <text:p>506.531</text:p>
          </table:table-cell>
          <table:table-cell office:value-type="float" office:value="4.415" calcext:value-type="float">
            <text:p>4.415</text:p>
          </table:table-cell>
          <table:table-cell office:value-type="float" office:value="1297082" calcext:value-type="float">
            <text:p>1297082</text:p>
          </table:table-cell>
          <table:table-cell office:value-type="float" office:value="3.919" calcext:value-type="float">
            <text:p>3.919</text:p>
          </table:table-cell>
          <table:table-cell office:value-type="float" office:value="9.599" calcext:value-type="float">
            <text:p>9.599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4</text:p>
          </table:table-cell>
          <table:table-cell office:value-type="float" office:value="10739614" calcext:value-type="float">
            <text:p>10739614</text:p>
          </table:table-cell>
          <table:table-cell office:value-type="float" office:value="184813" calcext:value-type="float">
            <text:p>184813</text:p>
          </table:table-cell>
          <table:table-cell office:value-type="float" office:value="142867" calcext:value-type="float">
            <text:p>142867</text:p>
          </table:table-cell>
          <table:table-cell office:value-type="float" office:value="244345" calcext:value-type="float">
            <text:p>244345</text:p>
          </table:table-cell>
          <table:table-cell office:value-type="float" office:value="1915" calcext:value-type="float">
            <text:p>1915</text:p>
          </table:table-cell>
          <table:table-cell office:value-type="float" office:value="1178" calcext:value-type="float">
            <text:p>1178</text:p>
          </table:table-cell>
          <table:table-cell office:value-type="float" office:value="32445.704" calcext:value-type="float">
            <text:p>32445.704</text:p>
          </table:table-cell>
          <table:table-cell office:value-type="float" office:value="558.343" calcext:value-type="float">
            <text:p>558.343</text:p>
          </table:table-cell>
          <table:table-cell office:value-type="float" office:value="431.619" calcext:value-type="float">
            <text:p>431.619</text:p>
          </table:table-cell>
          <table:table-cell office:value-type="float" office:value="738.197" calcext:value-type="float">
            <text:p>738.197</text:p>
          </table:table-cell>
          <table:table-cell office:value-type="float" office:value="5.785" calcext:value-type="float">
            <text:p>5.785</text:p>
          </table:table-cell>
          <table:table-cell office:value-type="float" office:value="3.559" calcext:value-type="float">
            <text:p>3.559</text:p>
          </table:table-cell>
          <table:table-cell/>
          <table:table-cell office:value-type="float" office:value="13337" calcext:value-type="float">
            <text:p>13337</text:p>
          </table:table-cell>
          <table:table-cell office:value-type="float" office:value="40.293" calcext:value-type="float">
            <text:p>40.293</text:p>
          </table:table-cell>
          <table:table-cell office:value-type="float" office:value="69498" calcext:value-type="float">
            <text:p>69498</text:p>
          </table:table-cell>
          <table:table-cell office:value-type="float" office:value="209.962" calcext:value-type="float">
            <text:p>209.962</text:p>
          </table:table-cell>
          <table:table-cell table:number-columns-repeated="4"/>
          <table:table-cell office:value-type="float" office:value="168846973" calcext:value-type="float">
            <text:p>168846973</text:p>
          </table:table-cell>
          <table:table-cell office:value-type="float" office:value="1183904" calcext:value-type="float">
            <text:p>1183904</text:p>
          </table:table-cell>
          <table:table-cell office:value-type="float" office:value="510.108" calcext:value-type="float">
            <text:p>510.108</text:p>
          </table:table-cell>
          <table:table-cell office:value-type="float" office:value="3.577" calcext:value-type="float">
            <text:p>3.577</text:p>
          </table:table-cell>
          <table:table-cell office:value-type="float" office:value="1274620" calcext:value-type="float">
            <text:p>1274620</text:p>
          </table:table-cell>
          <table:table-cell office:value-type="float" office:value="3.851" calcext:value-type="float">
            <text:p>3.851</text:p>
          </table:table-cell>
          <table:table-cell office:value-type="float" office:value="8.922" calcext:value-type="float">
            <text:p>8.922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5</text:p>
          </table:table-cell>
          <table:table-cell office:value-type="float" office:value="10904891" calcext:value-type="float">
            <text:p>10904891</text:p>
          </table:table-cell>
          <table:table-cell office:value-type="float" office:value="165277" calcext:value-type="float">
            <text:p>165277</text:p>
          </table:table-cell>
          <table:table-cell office:value-type="float" office:value="149133.286" calcext:value-type="float">
            <text:p>149133.286</text:p>
          </table:table-cell>
          <table:table-cell office:value-type="float" office:value="245600" calcext:value-type="float">
            <text:p>245600</text:p>
          </table:table-cell>
          <table:table-cell office:value-type="float" office:value="1255" calcext:value-type="float">
            <text:p>1255</text:p>
          </table:table-cell>
          <table:table-cell office:value-type="float" office:value="1212.429" calcext:value-type="float">
            <text:p>1212.429</text:p>
          </table:table-cell>
          <table:table-cell office:value-type="float" office:value="32945.027" calcext:value-type="float">
            <text:p>32945.027</text:p>
          </table:table-cell>
          <table:table-cell office:value-type="float" office:value="499.322" calcext:value-type="float">
            <text:p>499.322</text:p>
          </table:table-cell>
          <table:table-cell office:value-type="float" office:value="450.55" calcext:value-type="float">
            <text:p>450.55</text:p>
          </table:table-cell>
          <table:table-cell office:value-type="float" office:value="741.988" calcext:value-type="float">
            <text:p>741.988</text:p>
          </table:table-cell>
          <table:table-cell office:value-type="float" office:value="3.792" calcext:value-type="float">
            <text:p>3.792</text:p>
          </table:table-cell>
          <table:table-cell office:value-type="float" office:value="3.663" calcext:value-type="float">
            <text:p>3.663</text:p>
          </table:table-cell>
          <table:table-cell/>
          <table:table-cell office:value-type="float" office:value="13693" calcext:value-type="float">
            <text:p>13693</text:p>
          </table:table-cell>
          <table:table-cell office:value-type="float" office:value="41.368" calcext:value-type="float">
            <text:p>41.368</text:p>
          </table:table-cell>
          <table:table-cell office:value-type="float" office:value="70113" calcext:value-type="float">
            <text:p>70113</text:p>
          </table:table-cell>
          <table:table-cell office:value-type="float" office:value="211.82" calcext:value-type="float">
            <text:p>211.82</text:p>
          </table:table-cell>
          <table:table-cell office:value-type="float" office:value="1450" calcext:value-type="float">
            <text:p>1450</text:p>
          </table:table-cell>
          <table:table-cell office:value-type="float" office:value="4.381" calcext:value-type="float">
            <text:p>4.381</text:p>
          </table:table-cell>
          <table:table-cell office:value-type="float" office:value="22610" calcext:value-type="float">
            <text:p>22610</text:p>
          </table:table-cell>
          <table:table-cell office:value-type="float" office:value="68.308" calcext:value-type="float">
            <text:p>68.308</text:p>
          </table:table-cell>
          <table:table-cell office:value-type="float" office:value="169719335" calcext:value-type="float">
            <text:p>169719335</text:p>
          </table:table-cell>
          <table:table-cell office:value-type="float" office:value="872362" calcext:value-type="float">
            <text:p>872362</text:p>
          </table:table-cell>
          <table:table-cell office:value-type="float" office:value="512.743" calcext:value-type="float">
            <text:p>512.743</text:p>
          </table:table-cell>
          <table:table-cell office:value-type="float" office:value="2.636" calcext:value-type="float">
            <text:p>2.636</text:p>
          </table:table-cell>
          <table:table-cell office:value-type="float" office:value="1263578" calcext:value-type="float">
            <text:p>1263578</text:p>
          </table:table-cell>
          <table:table-cell office:value-type="float" office:value="3.817" calcext:value-type="float">
            <text:p>3.817</text:p>
          </table:table-cell>
          <table:table-cell office:value-type="float" office:value="8.473" calcext:value-type="float">
            <text:p>8.473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6</text:p>
          </table:table-cell>
          <table:table-cell office:value-type="float" office:value="11037061" calcext:value-type="float">
            <text:p>11037061</text:p>
          </table:table-cell>
          <table:table-cell office:value-type="float" office:value="132170" calcext:value-type="float">
            <text:p>132170</text:p>
          </table:table-cell>
          <table:table-cell office:value-type="float" office:value="152201.429" calcext:value-type="float">
            <text:p>152201.429</text:p>
          </table:table-cell>
          <table:table-cell office:value-type="float" office:value="246214" calcext:value-type="float">
            <text:p>246214</text:p>
          </table:table-cell>
          <table:table-cell office:value-type="float" office:value="614" calcext:value-type="float">
            <text:p>614</text:p>
          </table:table-cell>
          <table:table-cell office:value-type="float" office:value="1234.571" calcext:value-type="float">
            <text:p>1234.571</text:p>
          </table:table-cell>
          <table:table-cell office:value-type="float" office:value="33344.329" calcext:value-type="float">
            <text:p>33344.329</text:p>
          </table:table-cell>
          <table:table-cell office:value-type="float" office:value="399.302" calcext:value-type="float">
            <text:p>399.302</text:p>
          </table:table-cell>
          <table:table-cell office:value-type="float" office:value="459.819" calcext:value-type="float">
            <text:p>459.819</text:p>
          </table:table-cell>
          <table:table-cell office:value-type="float" office:value="743.843" calcext:value-type="float">
            <text:p>743.843</text:p>
          </table:table-cell>
          <table:table-cell office:value-type="float" office:value="1.855" calcext:value-type="float">
            <text:p>1.855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14317" calcext:value-type="float">
            <text:p>14317</text:p>
          </table:table-cell>
          <table:table-cell office:value-type="float" office:value="43.253" calcext:value-type="float">
            <text:p>43.253</text:p>
          </table:table-cell>
          <table:table-cell office:value-type="float" office:value="73268" calcext:value-type="float">
            <text:p>73268</text:p>
          </table:table-cell>
          <table:table-cell office:value-type="float" office:value="221.352" calcext:value-type="float">
            <text:p>221.352</text:p>
          </table:table-cell>
          <table:table-cell table:number-columns-repeated="4"/>
          <table:table-cell office:value-type="float" office:value="170560350" calcext:value-type="float">
            <text:p>170560350</text:p>
          </table:table-cell>
          <table:table-cell office:value-type="float" office:value="841015" calcext:value-type="float">
            <text:p>841015</text:p>
          </table:table-cell>
          <table:table-cell office:value-type="float" office:value="515.284" calcext:value-type="float">
            <text:p>515.284</text:p>
          </table:table-cell>
          <table:table-cell office:value-type="float" office:value="2.541" calcext:value-type="float">
            <text:p>2.541</text:p>
          </table:table-cell>
          <table:table-cell office:value-type="float" office:value="1224154" calcext:value-type="float">
            <text:p>1224154</text:p>
          </table:table-cell>
          <table:table-cell office:value-type="float" office:value="3.698" calcext:value-type="float">
            <text:p>3.698</text:p>
          </table:table-cell>
          <table:table-cell office:value-type="float" office:value="8.043" calcext:value-type="float">
            <text:p>8.043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7</text:p>
          </table:table-cell>
          <table:table-cell office:value-type="float" office:value="11205486" calcext:value-type="float">
            <text:p>11205486</text:p>
          </table:table-cell>
          <table:table-cell office:value-type="float" office:value="168425" calcext:value-type="float">
            <text:p>168425</text:p>
          </table:table-cell>
          <table:table-cell office:value-type="float" office:value="156419.143" calcext:value-type="float">
            <text:p>156419.143</text:p>
          </table:table-cell>
          <table:table-cell office:value-type="float" office:value="247220" calcext:value-type="float">
            <text:p>247220</text:p>
          </table:table-cell>
          <table:table-cell office:value-type="float" office:value="1006" calcext:value-type="float">
            <text:p>1006</text:p>
          </table:table-cell>
          <table:table-cell office:value-type="float" office:value="1281.286" calcext:value-type="float">
            <text:p>1281.286</text:p>
          </table:table-cell>
          <table:table-cell office:value-type="float" office:value="33853.161" calcext:value-type="float">
            <text:p>33853.161</text:p>
          </table:table-cell>
          <table:table-cell office:value-type="float" office:value="508.833" calcext:value-type="float">
            <text:p>508.833</text:p>
          </table:table-cell>
          <table:table-cell office:value-type="float" office:value="472.562" calcext:value-type="float">
            <text:p>472.562</text:p>
          </table:table-cell>
          <table:table-cell office:value-type="float" office:value="746.882" calcext:value-type="float">
            <text:p>746.882</text:p>
          </table:table-cell>
          <table:table-cell office:value-type="float" office:value="3.039" calcext:value-type="float">
            <text:p>3.039</text:p>
          </table:table-cell>
          <table:table-cell office:value-type="float" office:value="3.871" calcext:value-type="float">
            <text:p>3.871</text:p>
          </table:table-cell>
          <table:table-cell/>
          <table:table-cell office:value-type="float" office:value="14851" calcext:value-type="float">
            <text:p>14851</text:p>
          </table:table-cell>
          <table:table-cell office:value-type="float" office:value="44.867" calcext:value-type="float">
            <text:p>44.867</text:p>
          </table:table-cell>
          <table:table-cell office:value-type="float" office:value="76958" calcext:value-type="float">
            <text:p>76958</text:p>
          </table:table-cell>
          <table:table-cell office:value-type="float" office:value="232.5" calcext:value-type="float">
            <text:p>232.5</text:p>
          </table:table-cell>
          <table:table-cell table:number-columns-repeated="4"/>
          <table:table-cell office:value-type="float" office:value="171122505" calcext:value-type="float">
            <text:p>171122505</text:p>
          </table:table-cell>
          <table:table-cell office:value-type="float" office:value="562155" calcext:value-type="float">
            <text:p>562155</text:p>
          </table:table-cell>
          <table:table-cell office:value-type="float" office:value="516.982" calcext:value-type="float">
            <text:p>516.982</text:p>
          </table:table-cell>
          <table:table-cell office:value-type="float" office:value="1.698" calcext:value-type="float">
            <text:p>1.698</text:p>
          </table:table-cell>
          <table:table-cell office:value-type="float" office:value="1117784" calcext:value-type="float">
            <text:p>1117784</text:p>
          </table:table-cell>
          <table:table-cell office:value-type="float" office:value="3.377" calcext:value-type="float">
            <text:p>3.377</text:p>
          </table:table-cell>
          <table:table-cell office:value-type="float" office:value="7.146" calcext:value-type="float">
            <text:p>7.14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ests performed</text:p>
          </table:table-cell>
          <table:table-cell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8</text:p>
          </table:table-cell>
          <table:table-cell office:value-type="float" office:value="11359802" calcext:value-type="float">
            <text:p>11359802</text:p>
          </table:table-cell>
          <table:table-cell office:value-type="float" office:value="154316" calcext:value-type="float">
            <text:p>154316</text:p>
          </table:table-cell>
          <table:table-cell office:value-type="float" office:value="157425.143" calcext:value-type="float">
            <text:p>157425.143</text:p>
          </table:table-cell>
          <table:table-cell office:value-type="float" office:value="248687" calcext:value-type="float">
            <text:p>248687</text:p>
          </table:table-cell>
          <table:table-cell office:value-type="float" office:value="1467" calcext:value-type="float">
            <text:p>1467</text:p>
          </table:table-cell>
          <table:table-cell office:value-type="float" office:value="1286.286" calcext:value-type="float">
            <text:p>1286.286</text:p>
          </table:table-cell>
          <table:table-cell office:value-type="float" office:value="34319.369" calcext:value-type="float">
            <text:p>34319.369</text:p>
          </table:table-cell>
          <table:table-cell office:value-type="float" office:value="466.208" calcext:value-type="float">
            <text:p>466.208</text:p>
          </table:table-cell>
          <table:table-cell office:value-type="float" office:value="475.601" calcext:value-type="float">
            <text:p>475.601</text:p>
          </table:table-cell>
          <table:table-cell office:value-type="float" office:value="751.314" calcext:value-type="float">
            <text:p>751.314</text:p>
          </table:table-cell>
          <table:table-cell office:value-type="float" office:value="4.432" calcext:value-type="float">
            <text:p>4.432</text:p>
          </table:table-cell>
          <table:table-cell office:value-type="float" office:value="3.886" calcext:value-type="float">
            <text:p>3.886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46.374" calcext:value-type="float">
            <text:p>46.374</text:p>
          </table:table-cell>
          <table:table-cell office:value-type="float" office:value="79410" calcext:value-type="float">
            <text:p>79410</text:p>
          </table:table-cell>
          <table:table-cell office:value-type="float" office:value="239.907" calcext:value-type="float">
            <text:p>239.907</text:p>
          </table:table-cell>
          <table:table-cell table:number-columns-repeated="14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19</text:p>
          </table:table-cell>
          <table:table-cell office:value-type="float" office:value="11529807" calcext:value-type="float">
            <text:p>11529807</text:p>
          </table:table-cell>
          <table:table-cell office:value-type="float" office:value="170005" calcext:value-type="float">
            <text:p>170005</text:p>
          </table:table-cell>
          <table:table-cell office:value-type="float" office:value="161239.286" calcext:value-type="float">
            <text:p>161239.286</text:p>
          </table:table-cell>
          <table:table-cell office:value-type="float" office:value="250537" calcext:value-type="float">
            <text:p>250537</text:p>
          </table:table-cell>
          <table:table-cell office:value-type="float" office:value="1850" calcext:value-type="float">
            <text:p>1850</text:p>
          </table:table-cell>
          <table:table-cell office:value-type="float" office:value="1248.143" calcext:value-type="float">
            <text:p>1248.143</text:p>
          </table:table-cell>
          <table:table-cell office:value-type="float" office:value="34832.975" calcext:value-type="float">
            <text:p>34832.975</text:p>
          </table:table-cell>
          <table:table-cell office:value-type="float" office:value="513.606" calcext:value-type="float">
            <text:p>513.606</text:p>
          </table:table-cell>
          <table:table-cell office:value-type="float" office:value="487.124" calcext:value-type="float">
            <text:p>487.124</text:p>
          </table:table-cell>
          <table:table-cell office:value-type="float" office:value="756.903" calcext:value-type="float">
            <text:p>756.903</text:p>
          </table:table-cell>
          <table:table-cell office:value-type="float" office:value="5.589" calcext:value-type="float">
            <text:p>5.589</text:p>
          </table:table-cell>
          <table:table-cell office:value-type="float" office:value="3.771" calcext:value-type="float">
            <text:p>3.771</text:p>
          </table:table-cell>
          <table:table-cell table:number-columns-repeated="19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20</text:p>
          </table:table-cell>
          <table:table-cell office:value-type="float" office:value="11717827" calcext:value-type="float">
            <text:p>11717827</text:p>
          </table:table-cell>
          <table:table-cell office:value-type="float" office:value="188020" calcext:value-type="float">
            <text:p>188020</text:p>
          </table:table-cell>
          <table:table-cell office:value-type="float" office:value="166146.571" calcext:value-type="float">
            <text:p>166146.571</text:p>
          </table:table-cell>
          <table:table-cell office:value-type="float" office:value="252555" calcext:value-type="float">
            <text:p>252555</text:p>
          </table:table-cell>
          <table:table-cell office:value-type="float" office:value="2018" calcext:value-type="float">
            <text:p>2018</text:p>
          </table:table-cell>
          <table:table-cell office:value-type="float" office:value="1446.429" calcext:value-type="float">
            <text:p>1446.429</text:p>
          </table:table-cell>
          <table:table-cell office:value-type="float" office:value="35401.007" calcext:value-type="float">
            <text:p>35401.007</text:p>
          </table:table-cell>
          <table:table-cell office:value-type="float" office:value="568.032" calcext:value-type="float">
            <text:p>568.032</text:p>
          </table:table-cell>
          <table:table-cell office:value-type="float" office:value="501.949" calcext:value-type="float">
            <text:p>501.949</text:p>
          </table:table-cell>
          <table:table-cell office:value-type="float" office:value="763" calcext:value-type="float">
            <text:p>763</text:p>
          </table:table-cell>
          <table:table-cell office:value-type="float" office:value="6.097" calcext:value-type="float">
            <text:p>6.097</text:p>
          </table:table-cell>
          <table:table-cell office:value-type="float" office:value="4.37" calcext:value-type="float">
            <text:p>4.37</text:p>
          </table:table-cell>
          <table:table-cell table:number-columns-repeated="19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21</text:p>
          </table:table-cell>
          <table:table-cell office:value-type="float" office:value="11913944" calcext:value-type="float">
            <text:p>11913944</text:p>
          </table:table-cell>
          <table:table-cell office:value-type="float" office:value="196117" calcext:value-type="float">
            <text:p>196117</text:p>
          </table:table-cell>
          <table:table-cell office:value-type="float" office:value="167761.429" calcext:value-type="float">
            <text:p>167761.429</text:p>
          </table:table-cell>
          <table:table-cell office:value-type="float" office:value="254413" calcext:value-type="float">
            <text:p>254413</text:p>
          </table:table-cell>
          <table:table-cell office:value-type="float" office:value="1858" calcext:value-type="float">
            <text:p>1858</text:p>
          </table:table-cell>
          <table:table-cell office:value-type="float" office:value="1438.286" calcext:value-type="float">
            <text:p>1438.286</text:p>
          </table:table-cell>
          <table:table-cell office:value-type="float" office:value="35993.501" calcext:value-type="float">
            <text:p>35993.501</text:p>
          </table:table-cell>
          <table:table-cell office:value-type="float" office:value="592.494" calcext:value-type="float">
            <text:p>592.494</text:p>
          </table:table-cell>
          <table:table-cell office:value-type="float" office:value="506.828" calcext:value-type="float">
            <text:p>506.828</text:p>
          </table:table-cell>
          <table:table-cell office:value-type="float" office:value="768.613" calcext:value-type="float">
            <text:p>768.613</text:p>
          </table:table-cell>
          <table:table-cell office:value-type="float" office:value="5.613" calcext:value-type="float">
            <text:p>5.613</text:p>
          </table:table-cell>
          <table:table-cell office:value-type="float" office:value="4.345" calcext:value-type="float">
            <text:p>4.345</text:p>
          </table:table-cell>
          <table:table-cell table:number-columns-repeated="19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020-11-22</text:p>
          </table:table-cell>
          <table:table-cell office:value-type="float" office:value="12089438" calcext:value-type="float">
            <text:p>12089438</text:p>
          </table:table-cell>
          <table:table-cell office:value-type="float" office:value="175494" calcext:value-type="float">
            <text:p>175494</text:p>
          </table:table-cell>
          <table:table-cell office:value-type="float" office:value="169221" calcext:value-type="float">
            <text:p>169221</text:p>
          </table:table-cell>
          <table:table-cell office:value-type="float" office:value="255899" calcext:value-type="float">
            <text:p>255899</text:p>
          </table:table-cell>
          <table:table-cell office:value-type="float" office:value="1486" calcext:value-type="float">
            <text:p>1486</text:p>
          </table:table-cell>
          <table:table-cell office:value-type="float" office:value="1471.286" calcext:value-type="float">
            <text:p>1471.286</text:p>
          </table:table-cell>
          <table:table-cell office:value-type="float" office:value="36523.69" calcext:value-type="float">
            <text:p>36523.69</text:p>
          </table:table-cell>
          <table:table-cell office:value-type="float" office:value="530.189" calcext:value-type="float">
            <text:p>530.189</text:p>
          </table:table-cell>
          <table:table-cell office:value-type="float" office:value="511.238" calcext:value-type="float">
            <text:p>511.238</text:p>
          </table:table-cell>
          <table:table-cell office:value-type="float" office:value="773.103" calcext:value-type="float">
            <text:p>773.103</text:p>
          </table:table-cell>
          <table:table-cell office:value-type="float" office:value="4.489" calcext:value-type="float">
            <text:p>4.489</text:p>
          </table:table-cell>
          <table:table-cell office:value-type="float" office:value="4.445" calcext:value-type="float">
            <text:p>4.445</text:p>
          </table:table-cell>
          <table:table-cell table:number-columns-repeated="19"/>
          <table:table-cell office:value-type="float" office:value="331002647" calcext:value-type="float">
            <text:p>331002647</text:p>
          </table:table-cell>
          <table:table-cell office:value-type="float" office:value="35.608" calcext:value-type="float">
            <text:p>35.608</text:p>
          </table:table-cell>
          <table:table-cell office:value-type="float" office:value="38.3" calcext:value-type="float">
            <text:p>38.3</text:p>
          </table:table-cell>
          <table:table-cell office:value-type="float" office:value="15.413" calcext:value-type="float">
            <text:p>15.413</text:p>
          </table:table-cell>
          <table:table-cell office:value-type="float" office:value="9.732" calcext:value-type="float">
            <text:p>9.732</text:p>
          </table:table-cell>
          <table:table-cell office:value-type="float" office:value="54225.446" calcext:value-type="float">
            <text:p>54225.446</text:p>
          </table:table-cell>
          <table:table-cell office:value-type="float" office:value="1.2" calcext:value-type="float">
            <text:p>1.2</text:p>
          </table:table-cell>
          <table:table-cell office:value-type="float" office:value="151.089" calcext:value-type="float">
            <text:p>151.089</text:p>
          </table:table-cell>
          <table:table-cell office:value-type="float" office:value="10.79" calcext:value-type="float">
            <text:p>10.79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78.86" calcext:value-type="float">
            <text:p>78.86</text:p>
          </table:table-cell>
          <table:table-cell office:value-type="float" office:value="0.924" calcext:value-type="float">
            <text:p>0.924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963" calcext:value-type="float">
            <text:p>139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797" calcext:value-type="float">
            <text:p>167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95" calcext:value-type="float">
            <text:p>186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79" calcext:value-type="float">
            <text:p>199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595" calcext:value-type="float">
            <text:p>215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98" calcext:value-type="float">
            <text:p>249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03" calcext:value-type="float">
            <text:p>27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819" calcext:value-type="float">
            <text:p>288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425" calcext:value-type="float">
            <text:p>324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272" calcext:value-type="float">
            <text:p>342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398" calcext:value-type="float">
            <text:p>253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561" calcext:value-type="float">
            <text:p>30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13" calcext:value-type="float">
            <text:p>306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323" calcext:value-type="float">
            <text:p>333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901" calcext:value-type="float">
            <text:p>339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527" calcext:value-type="float">
            <text:p>355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391" calcext:value-type="float">
            <text:p>283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23" calcext:value-type="float">
            <text:p>250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922" calcext:value-type="float">
            <text:p>269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148" calcext:value-type="float">
            <text:p>301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667" calcext:value-type="float">
            <text:p>31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833" calcext:value-type="float">
            <text:p>308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922" calcext:value-type="float">
            <text:p>329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601" calcext:value-type="float">
            <text:p>246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065" calcext:value-type="float">
            <text:p>280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289" calcext:value-type="float">
            <text:p>372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588" calcext:value-type="float">
            <text:p>175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543" calcext:value-type="float">
            <text:p>265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352" calcext:value-type="float">
            <text:p>213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529" calcext:value-type="float">
            <text:p>485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857" calcext:value-type="float">
            <text:p>26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132" calcext:value-type="float">
            <text:p>241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326" calcext:value-type="float">
            <text:p>273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917" calcext:value-type="float">
            <text:p>299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955" calcext:value-type="float">
            <text:p>339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288" calcext:value-type="float">
            <text:p>292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593" calcext:value-type="float">
            <text:p>22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841" calcext:value-type="float">
            <text:p>238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128" calcext:value-type="float">
            <text:p>24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369" calcext:value-type="float">
            <text:p>283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957" calcext:value-type="float">
            <text:p>269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612" calcext:value-type="float">
            <text:p>256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58" calcext:value-type="float">
            <text:p>202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117" calcext:value-type="float">
            <text:p>18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048" calcext:value-type="float">
            <text:p>220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782" calcext:value-type="float">
            <text:p>207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143" calcext:value-type="float">
            <text:p>27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285" calcext:value-type="float">
            <text:p>232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434" calcext:value-type="float">
            <text:p>254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147" calcext:value-type="float">
            <text:p>24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236" calcext:value-type="float">
            <text:p>212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568" calcext:value-type="float">
            <text:p>205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064" calcext:value-type="float">
            <text:p>190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910" calcext:value-type="float">
            <text:p>189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721" calcext:value-type="float">
            <text:p>187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817" calcext:value-type="float">
            <text:p>218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337" calcext:value-type="float">
            <text:p>253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297" calcext:value-type="float">
            <text:p>232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807" calcext:value-type="float">
            <text:p>198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086" calcext:value-type="float">
            <text:p>210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544" calcext:value-type="float">
            <text:p>205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699" calcext:value-type="float">
            <text:p>196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140" calcext:value-type="float">
            <text:p>211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178" calcext:value-type="float">
            <text:p>251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223" calcext:value-type="float">
            <text:p>222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302" calcext:value-type="float">
            <text:p>223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822" calcext:value-type="float">
            <text:p>188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665" calcext:value-type="float">
            <text:p>186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614" calcext:value-type="float">
            <text:p>206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883" calcext:value-type="float">
            <text:p>228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639" calcext:value-type="float">
            <text:p>256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540" calcext:value-type="float">
            <text:p>255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543" calcext:value-type="float">
            <text:p>195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957" calcext:value-type="float">
            <text:p>19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705" calcext:value-type="float">
            <text:p>237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559" calcext:value-type="float">
            <text:p>255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762" calcext:value-type="float">
            <text:p>277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909" calcext:value-type="float">
            <text:p>299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158" calcext:value-type="float">
            <text:p>341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793" calcext:value-type="float">
            <text:p>257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390" calcext:value-type="float">
            <text:p>313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720" calcext:value-type="float">
            <text:p>347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339" calcext:value-type="float">
            <text:p>343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0949" calcext:value-type="float">
            <text:p>409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527" calcext:value-type="float">
            <text:p>455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486" calcext:value-type="float">
            <text:p>424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673" calcext:value-type="float">
            <text:p>386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1556" calcext:value-type="float">
            <text:p>415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880" calcext:value-type="float">
            <text:p>438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048" calcext:value-type="float">
            <text:p>520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3399" calcext:value-type="float">
            <text:p>533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442" calcext:value-type="float">
            <text:p>544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5221" calcext:value-type="float">
            <text:p>452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9093" calcext:value-type="float">
            <text:p>490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990" calcext:value-type="float">
            <text:p>49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473" calcext:value-type="float">
            <text:p>574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906" calcext:value-type="float">
            <text:p>589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004" calcext:value-type="float">
            <text:p>630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6625" calcext:value-type="float">
            <text:p>666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051" calcext:value-type="float">
            <text:p>630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258" calcext:value-type="float">
            <text:p>572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114" calcext:value-type="float">
            <text:p>581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8518" calcext:value-type="float">
            <text:p>685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7717" calcext:value-type="float">
            <text:p>677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930" calcext:value-type="float">
            <text:p>769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494" calcext:value-type="float">
            <text:p>714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749" calcext:value-type="float">
            <text:p>637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1796" calcext:value-type="float">
            <text:p>617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2048" calcext:value-type="float">
            <text:p>720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8848" calcext:value-type="float">
            <text:p>688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3196" calcext:value-type="float">
            <text:p>631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427" calcext:value-type="float">
            <text:p>784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5498" calcext:value-type="float">
            <text:p>654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5993" calcext:value-type="float">
            <text:p>559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6243" calcext:value-type="float">
            <text:p>562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734" calcext:value-type="float">
            <text:p>617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4985" calcext:value-type="float">
            <text:p>749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032" calcext:value-type="float">
            <text:p>680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407" calcext:value-type="float">
            <text:p>584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7511" calcext:value-type="float">
            <text:p>475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607" calcext:value-type="float">
            <text:p>456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7525" calcext:value-type="float">
            <text:p>575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804" calcext:value-type="float">
            <text:p>528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9755" calcext:value-type="float">
            <text:p>597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8150" calcext:value-type="float">
            <text:p>5815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6221" calcext:value-type="float">
            <text:p>562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847" calcext:value-type="float">
            <text:p>468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9530" calcext:value-type="float">
            <text:p>495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813" calcext:value-type="float">
            <text:p>468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5941" calcext:value-type="float">
            <text:p>559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1094" calcext:value-type="float">
            <text:p>510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4838" calcext:value-type="float">
            <text:p>648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085" calcext:value-type="float">
            <text:p>480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056" calcext:value-type="float">
            <text:p>350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091" calcext:value-type="float">
            <text:p>440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426" calcext:value-type="float">
            <text:p>474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005" calcext:value-type="float">
            <text:p>440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9880" calcext:value-type="float">
            <text:p>498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378" calcext:value-type="float">
            <text:p>443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506" calcext:value-type="float">
            <text:p>345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298" calcext:value-type="float">
            <text:p>382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119" calcext:value-type="float">
            <text:p>381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848" calcext:value-type="float">
            <text:p>428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909" calcext:value-type="float">
            <text:p>459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54" calcext:value-type="float">
            <text:p>4965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143" calcext:value-type="float">
            <text:p>441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581" calcext:value-type="float">
            <text:p>355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850" calcext:value-type="float">
            <text:p>338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639" calcext:value-type="float">
            <text:p>446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8754" calcext:value-type="float">
            <text:p>387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249" calcext:value-type="float">
            <text:p>36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071" calcext:value-type="float">
            <text:p>5107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140" calcext:value-type="float">
            <text:p>4414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555" calcext:value-type="float">
            <text:p>305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7122" calcext:value-type="float">
            <text:p>271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927" calcext:value-type="float">
            <text:p>319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507" calcext:value-type="float">
            <text:p>375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8061" calcext:value-type="float">
            <text:p>480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0820" calcext:value-type="float">
            <text:p>408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871" calcext:value-type="float">
            <text:p>338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841" calcext:value-type="float">
            <text:p>348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473" calcext:value-type="float">
            <text:p>5147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598" calcext:value-type="float">
            <text:p>245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3567" calcext:value-type="float">
            <text:p>435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0209" calcext:value-type="float">
            <text:p>502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295" calcext:value-type="float">
            <text:p>402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9852" calcext:value-type="float">
            <text:p>398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3153" calcext:value-type="float">
            <text:p>531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307" calcext:value-type="float">
            <text:p>383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7930" calcext:value-type="float">
            <text:p>379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213" calcext:value-type="float">
            <text:p>442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013" calcext:value-type="float">
            <text:p>550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368" calcext:value-type="float">
            <text:p>453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248" calcext:value-type="float">
            <text:p>362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998" calcext:value-type="float">
            <text:p>32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3017" calcext:value-type="float">
            <text:p>430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982" calcext:value-type="float">
            <text:p>419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771" calcext:value-type="float">
            <text:p>447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4471" calcext:value-type="float">
            <text:p>544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0659" calcext:value-type="float">
            <text:p>506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901" calcext:value-type="float">
            <text:p>349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0705" calcext:value-type="float">
            <text:p>407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062" calcext:value-type="float">
            <text:p>430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182" calcext:value-type="float">
            <text:p>481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082" calcext:value-type="float">
            <text:p>580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4271" calcext:value-type="float">
            <text:p>542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3597" calcext:value-type="float">
            <text:p>435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1653" calcext:value-type="float">
            <text:p>416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2517" calcext:value-type="float">
            <text:p>525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386" calcext:value-type="float">
            <text:p>593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3785" calcext:value-type="float">
            <text:p>637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0256" calcext:value-type="float">
            <text:p>702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6611" calcext:value-type="float">
            <text:p>566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7843" calcext:value-type="float">
            <text:p>478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8549" calcext:value-type="float">
            <text:p>585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2978" calcext:value-type="float">
            <text:p>629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2058" calcext:value-type="float">
            <text:p>720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329" calcext:value-type="float">
            <text:p>853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056" calcext:value-type="float">
            <text:p>830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440" calcext:value-type="float">
            <text:p>594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8359" calcext:value-type="float">
            <text:p>683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129" calcext:value-type="float">
            <text:p>751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8371" calcext:value-type="float">
            <text:p>783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8130" calcext:value-type="float">
            <text:p>881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1273" calcext:value-type="float">
            <text:p>1012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8934" calcext:value-type="float">
            <text:p>789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1001" calcext:value-type="float">
            <text:p>81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3883" calcext:value-type="float">
            <text:p>838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734" calcext:value-type="float">
            <text:p>927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2507" calcext:value-type="float">
            <text:p>1025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2436" calcext:value-type="float">
            <text:p>1224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0623" calcext:value-type="float">
            <text:p>1306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1413" calcext:value-type="float">
            <text:p>1214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0693" calcext:value-type="float">
            <text:p>1106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8901" calcext:value-type="float">
            <text:p>1389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7274" calcext:value-type="float">
            <text:p>1472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3306" calcext:value-type="float">
            <text:p>1433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3669" calcext:value-type="float">
            <text:p>1536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4813" calcext:value-type="float">
            <text:p>1848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277" calcext:value-type="float">
            <text:p>1652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2170" calcext:value-type="float">
            <text:p>13217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8425" calcext:value-type="float">
            <text:p>1684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4316" calcext:value-type="float">
            <text:p>1543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0005" calcext:value-type="float">
            <text:p>1700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8020" calcext:value-type="float">
            <text:p>1880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6117" calcext:value-type="float">
            <text:p>1961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5494" calcext:value-type="float">
            <text:p>175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06:37.461273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2T17:05:48.014827691</meta:creation-date>
    <dc:date>2020-11-22T17:07:44.385217151</dc:date>
    <meta:editing-duration>PT1M24S</meta:editing-duration>
    <meta:editing-cycles>2</meta:editing-cycles>
    <meta:generator>LibreOffice/7.0.3.1$Linux_X86_64 LibreOffice_project/00$Build-1</meta:generator>
    <meta:document-statistic meta:table-count="2" meta:cell-count="14317" meta:object-count="0"/>
  </office:meta>
</office:document-meta>
</file>